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0.053cm" fo:line-height="150%" style:writing-mode="lr-tb"/>
    </style:style>
    <style:style style:name="T1_1" style:family="text"/>
    <style:style style:name="P2" style:family="paragraph" style:parent-style-name="Heading_20_1">
      <style:paragraph-properties fo:break-before="auto" fo:text-indent="0cm" fo:line-height="150%" fo:margin-lef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P3" style:family="paragraph" style:parent-style-name="Standard">
      <style:paragraph-properties fo:text-align="justify" fo:break-before="auto" fo:line-height="150%" fo:margin-top="0cm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 fo:font-weight="bold" style:font-weight-asian="bold" style:font-weight-complex="bold"/>
    </style:style>
    <style:style style:name="T3_5" style:family="text">
      <style:text-properties fo:font-size="12pt" style:font-size-asian="12pt" style:font-size-complex="12pt" fo:font-weight="bold" style:font-weight-asian="bold" style:font-weight-complex="bold"/>
    </style:style>
    <style:style style:name="T3_6" style:family="text">
      <style:text-properties fo:font-size="12pt" style:font-size-asian="12pt" style:font-size-complex="12pt" fo:font-weight="bold" style:font-weight-asian="bold" style:font-weight-complex="bold"/>
    </style:style>
    <style:style style:name="T3_7" style:family="text">
      <style:text-properties fo:font-size="12pt" style:font-size-asian="12pt" style:font-size-complex="12pt" fo:font-weight="bold" style:font-weight-asian="bold" style:font-weight-complex="bold"/>
    </style:style>
    <style:style style:name="T3_8" style:family="text">
      <style:text-properties fo:font-size="12pt" style:font-size-asian="12pt" style:font-size-complex="12pt" fo:font-weight="bold" style:font-weight-asian="bold" style:font-weight-complex="bold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50%" fo:margin-top="0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line-height="150%" fo:margin-top="0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 fo:font-weight="bold" style:font-weight-asian="bold" style:font-weight-complex="bold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50%" fo:margin-top="0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P8" style:family="paragraph" style:parent-style-name="Heading_20_1">
      <style:paragraph-properties fo:break-before="auto" fo:text-indent="-0.053cm" fo:line-height="150%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T9_118" style:family="text">
      <style:text-properties fo:font-size="12pt" style:font-size-asian="12pt" style:font-size-complex="12pt"/>
    </style:style>
    <style:style style:name="T9_119" style:family="text">
      <style:text-properties fo:font-size="12pt" style:font-size-asian="12pt" style:font-size-complex="12pt"/>
    </style:style>
    <style:style style:name="T9_120" style:family="text">
      <style:text-properties fo:font-size="12pt" style:font-size-asian="12pt" style:font-size-complex="12pt"/>
    </style:style>
    <style:style style:name="T9_121" style:family="text">
      <style:text-properties fo:font-size="12pt" style:font-size-asian="12pt" style:font-size-complex="12pt"/>
    </style:style>
    <style:style style:name="T9_122" style:family="text">
      <style:text-properties fo:font-size="12pt" style:font-size-asian="12pt" style:font-size-complex="12pt"/>
    </style:style>
    <style:style style:name="T9_123" style:family="text">
      <style:text-properties fo:font-size="12pt" style:font-size-asian="12pt" style:font-size-complex="12pt"/>
    </style:style>
    <style:style style:name="T9_124" style:family="text">
      <style:text-properties fo:font-size="12pt" style:font-size-asian="12pt" style:font-size-complex="12pt"/>
    </style:style>
    <style:style style:name="T9_125" style:family="text">
      <style:text-properties fo:font-size="12pt" style:font-size-asian="12pt" style:font-size-complex="12pt"/>
    </style:style>
    <style:style style:name="T9_126" style:family="text">
      <style:text-properties fo:font-size="12pt" style:font-size-asian="12pt" style:font-size-complex="12pt"/>
    </style:style>
    <style:style style:name="T9_127" style:family="text">
      <style:text-properties fo:font-size="12pt" style:font-size-asian="12pt" style:font-size-complex="12pt"/>
    </style:style>
    <style:style style:name="T9_128" style:family="text">
      <style:text-properties fo:font-size="12pt" style:font-size-asian="12pt" style:font-size-complex="12pt"/>
    </style:style>
    <style:style style:name="T9_129" style:family="text">
      <style:text-properties fo:font-size="12pt" style:font-size-asian="12pt" style:font-size-complex="12pt"/>
    </style:style>
    <style:style style:name="T9_130" style:family="text">
      <style:text-properties fo:font-size="12pt" style:font-size-asian="12pt" style:font-size-complex="12pt"/>
    </style:style>
    <style:style style:name="T9_131" style:family="text">
      <style:text-properties fo:font-size="12pt" style:font-size-asian="12pt" style:font-size-complex="12pt"/>
    </style:style>
    <style:style style:name="T9_132" style:family="text">
      <style:text-properties fo:font-size="12pt" style:font-size-asian="12pt" style:font-size-complex="12pt"/>
    </style:style>
    <style:style style:name="T9_133" style:family="text">
      <style:text-properties fo:font-size="12pt" style:font-size-asian="12pt" style:font-size-complex="12pt"/>
    </style:style>
    <style:style style:name="T9_134" style:family="text">
      <style:text-properties fo:font-size="12pt" style:font-size-asian="12pt" style:font-size-complex="12pt"/>
    </style:style>
    <style:style style:name="T9_135" style:family="text">
      <style:text-properties fo:font-size="12pt" style:font-size-asian="12pt" style:font-size-complex="12pt"/>
    </style:style>
    <style:style style:name="T9_136" style:family="text">
      <style:text-properties fo:font-size="12pt" style:font-size-asian="12pt" style:font-size-complex="12pt"/>
    </style:style>
    <style:style style:name="T9_137" style:family="text">
      <style:text-properties fo:font-size="12pt" style:font-size-asian="12pt" style:font-size-complex="12pt"/>
    </style:style>
    <style:style style:name="T9_138" style:family="text">
      <style:text-properties fo:font-size="12pt" style:font-size-asian="12pt" style:font-size-complex="12pt"/>
    </style:style>
    <style:style style:name="T9_139" style:family="text">
      <style:text-properties fo:font-size="12pt" style:font-size-asian="12pt" style:font-size-complex="12pt"/>
    </style:style>
    <style:style style:name="T9_140" style:family="text">
      <style:text-properties fo:font-size="12pt" style:font-size-asian="12pt" style:font-size-complex="12pt"/>
    </style:style>
    <style:style style:name="T9_141" style:family="text">
      <style:text-properties fo:font-size="12pt" style:font-size-asian="12pt" style:font-size-complex="12pt"/>
    </style:style>
    <style:style style:name="T9_142" style:family="text">
      <style:text-properties fo:font-size="12pt" style:font-size-asian="12pt" style:font-size-complex="12pt"/>
    </style:style>
    <style:style style:name="T9_143" style:family="text">
      <style:text-properties fo:font-size="12pt" style:font-size-asian="12pt" style:font-size-complex="12pt"/>
    </style:style>
    <style:style style:name="T9_144" style:family="text">
      <style:text-properties fo:font-size="12pt" style:font-size-asian="12pt" style:font-size-complex="12pt"/>
    </style:style>
    <style:style style:name="T9_145" style:family="text">
      <style:text-properties fo:font-size="12pt" style:font-size-asian="12pt" style:font-size-complex="12pt"/>
    </style:style>
    <style:style style:name="T9_146" style:family="text">
      <style:text-properties fo:font-size="12pt" style:font-size-asian="12pt" style:font-size-complex="12pt"/>
    </style:style>
    <style:style style:name="T9_147" style:family="text">
      <style:text-properties fo:font-size="12pt" style:font-size-asian="12pt" style:font-size-complex="12pt"/>
    </style:style>
    <style:style style:name="T9_148" style:family="text">
      <style:text-properties fo:font-size="12pt" style:font-size-asian="12pt" style:font-size-complex="12pt"/>
    </style:style>
    <style:style style:name="T9_149" style:family="text">
      <style:text-properties fo:font-size="12pt" style:font-size-asian="12pt" style:font-size-complex="12pt"/>
    </style:style>
    <style:style style:name="T9_150" style:family="text">
      <style:text-properties fo:font-size="12pt" style:font-size-asian="12pt" style:font-size-complex="12pt"/>
    </style:style>
    <style:style style:name="T9_151" style:family="text">
      <style:text-properties fo:font-size="12pt" style:font-size-asian="12pt" style:font-size-complex="12pt"/>
    </style:style>
    <style:style style:name="T9_152" style:family="text">
      <style:text-properties fo:font-size="12pt" style:font-size-asian="12pt" style:font-size-complex="12pt"/>
    </style:style>
    <style:style style:name="T9_153" style:family="text">
      <style:text-properties fo:font-size="12pt" style:font-size-asian="12pt" style:font-size-complex="12pt"/>
    </style:style>
    <style:style style:name="T9_154" style:family="text">
      <style:text-properties fo:font-size="12pt" style:font-size-asian="12pt" style:font-size-complex="12pt"/>
    </style:style>
    <style:style style:name="T9_155" style:family="text">
      <style:text-properties fo:font-size="12pt" style:font-size-asian="12pt" style:font-size-complex="12pt"/>
    </style:style>
    <style:style style:name="T9_156" style:family="text">
      <style:text-properties fo:font-size="12pt" style:font-size-asian="12pt" style:font-size-complex="12pt"/>
    </style:style>
    <style:style style:name="T9_157" style:family="text">
      <style:text-properties fo:font-size="12pt" style:font-size-asian="12pt" style:font-size-complex="12pt"/>
    </style:style>
    <style:style style:name="T9_158" style:family="text">
      <style:text-properties fo:font-size="12pt" style:font-size-asian="12pt" style:font-size-complex="12pt"/>
    </style:style>
    <style:style style:name="T9_159" style:family="text">
      <style:text-properties fo:font-size="12pt" style:font-size-asian="12pt" style:font-size-complex="12pt"/>
    </style:style>
    <style:style style:name="T9_160" style:family="text">
      <style:text-properties fo:font-size="12pt" style:font-size-asian="12pt" style:font-size-complex="12pt"/>
    </style:style>
    <style:style style:name="T9_161" style:family="text">
      <style:text-properties fo:font-size="12pt" style:font-size-asian="12pt" style:font-size-complex="12pt"/>
    </style:style>
    <style:style style:name="T9_162" style:family="text">
      <style:text-properties fo:font-size="12pt" style:font-size-asian="12pt" style:font-size-complex="12pt"/>
    </style:style>
    <style:style style:name="T9_163" style:family="text">
      <style:text-properties fo:font-size="12pt" style:font-size-asian="12pt" style:font-size-complex="12pt"/>
    </style:style>
    <style:style style:name="T9_164" style:family="text">
      <style:text-properties fo:font-size="12pt" style:font-size-asian="12pt" style:font-size-complex="12pt"/>
    </style:style>
    <style:style style:name="T9_165" style:family="text">
      <style:text-properties fo:font-size="12pt" style:font-size-asian="12pt" style:font-size-complex="12pt"/>
    </style:style>
    <style:style style:name="T9_166" style:family="text">
      <style:text-properties fo:font-size="12pt" style:font-size-asian="12pt" style:font-size-complex="12pt"/>
    </style:style>
    <style:style style:name="T9_167" style:family="text">
      <style:text-properties fo:font-size="12pt" style:font-size-asian="12pt" style:font-size-complex="12pt"/>
    </style:style>
    <style:style style:name="T9_168" style:family="text">
      <style:text-properties fo:font-size="12pt" style:font-size-asian="12pt" style:font-size-complex="12pt"/>
    </style:style>
    <style:style style:name="T9_169" style:family="text">
      <style:text-properties fo:font-size="12pt" style:font-size-asian="12pt" style:font-size-complex="12pt"/>
    </style:style>
    <style:style style:name="T9_170" style:family="text">
      <style:text-properties fo:font-size="12pt" style:font-size-asian="12pt" style:font-size-complex="12pt"/>
    </style:style>
    <style:style style:name="T9_171" style:family="text">
      <style:text-properties fo:font-size="12pt" style:font-size-asian="12pt" style:font-size-complex="12pt"/>
    </style:style>
    <style:style style:name="T9_172" style:family="text">
      <style:text-properties fo:font-size="12pt" style:font-size-asian="12pt" style:font-size-complex="12pt"/>
    </style:style>
    <style:style style:name="T9_173" style:family="text">
      <style:text-properties fo:font-size="12pt" style:font-size-asian="12pt" style:font-size-complex="12pt"/>
    </style:style>
    <style:style style:name="T9_174" style:family="text">
      <style:text-properties fo:font-size="12pt" style:font-size-asian="12pt" style:font-size-complex="12pt"/>
    </style:style>
    <style:style style:name="T9_175" style:family="text">
      <style:text-properties fo:font-size="12pt" style:font-size-asian="12pt" style:font-size-complex="12pt"/>
    </style:style>
    <style:style style:name="T9_176" style:family="text">
      <style:text-properties fo:font-size="12pt" style:font-size-asian="12pt" style:font-size-complex="12pt"/>
    </style:style>
    <style:style style:name="T9_177" style:family="text">
      <style:text-properties fo:font-size="12pt" style:font-size-asian="12pt" style:font-size-complex="12pt"/>
    </style:style>
    <style:style style:name="T9_178" style:family="text">
      <style:text-properties fo:font-size="12pt" style:font-size-asian="12pt" style:font-size-complex="12pt"/>
    </style:style>
    <style:style style:name="T9_179" style:family="text">
      <style:text-properties fo:font-size="12pt" style:font-size-asian="12pt" style:font-size-complex="12pt"/>
    </style:style>
    <style:style style:name="T9_180" style:family="text">
      <style:text-properties fo:font-size="12pt" style:font-size-asian="12pt" style:font-size-complex="12pt"/>
    </style:style>
    <style:style style:name="T9_181" style:family="text">
      <style:text-properties fo:font-size="12pt" style:font-size-asian="12pt" style:font-size-complex="12pt"/>
    </style:style>
    <style:style style:name="T9_182" style:family="text">
      <style:text-properties fo:font-size="12pt" style:font-size-asian="12pt" style:font-size-complex="12pt"/>
    </style:style>
    <style:style style:name="T9_183" style:family="text">
      <style:text-properties fo:font-size="12pt" style:font-size-asian="12pt" style:font-size-complex="12pt"/>
    </style:style>
    <style:style style:name="T9_184" style:family="text">
      <style:text-properties fo:font-size="12pt" style:font-size-asian="12pt" style:font-size-complex="12pt"/>
    </style:style>
    <style:style style:name="T9_185" style:family="text">
      <style:text-properties fo:font-size="12pt" style:font-size-asian="12pt" style:font-size-complex="12pt"/>
    </style:style>
    <style:style style:name="T9_186" style:family="text">
      <style:text-properties fo:font-size="12pt" style:font-size-asian="12pt" style:font-size-complex="12pt"/>
    </style:style>
    <style:style style:name="T9_187" style:family="text">
      <style:text-properties fo:font-size="12pt" style:font-size-asian="12pt" style:font-size-complex="12pt"/>
    </style:style>
    <style:style style:name="T9_188" style:family="text">
      <style:text-properties fo:font-size="12pt" style:font-size-asian="12pt" style:font-size-complex="12pt"/>
    </style:style>
    <style:style style:name="T9_189" style:family="text">
      <style:text-properties fo:font-size="12pt" style:font-size-asian="12pt" style:font-size-complex="12pt"/>
    </style:style>
    <style:style style:name="T9_190" style:family="text">
      <style:text-properties fo:font-size="12pt" style:font-size-asian="12pt" style:font-size-complex="12pt"/>
    </style:style>
    <style:style style:name="T9_191" style:family="text">
      <style:text-properties fo:font-size="12pt" style:font-size-asian="12pt" style:font-size-complex="12pt"/>
    </style:style>
    <style:style style:name="T9_192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text-indent="1.27cm" fo:line-height="150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tyle="italic" style:font-style-asian="italic" style:font-style-complex="italic" fo:font-size="12pt" style:font-size-asian="12pt" style:font-size-complex="12pt"/>
    </style:style>
    <style:style style:name="T10_30" style:family="text">
      <style:text-properties fo:font-style="italic" style:font-style-asian="italic" style:font-style-complex="italic" fo:font-size="12pt" style:font-size-asian="12pt" style:font-size-complex="12pt"/>
    </style:style>
    <style:style style:name="T10_31" style:family="text">
      <style:text-properties fo:font-style="italic" style:font-style-asian="italic" style:font-style-complex="italic" fo:font-size="12pt" style:font-size-asian="12pt" style:font-size-complex="12pt"/>
    </style:style>
    <style:style style:name="T10_32" style:family="text">
      <style:text-properties fo:font-style="italic" style:font-style-asian="italic" style:font-style-complex="italic"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tyle="italic" style:font-style-asian="italic" style:font-style-complex="italic" fo:font-size="12pt" style:font-size-asian="12pt" style:font-size-complex="12pt"/>
    </style:style>
    <style:style style:name="T10_81" style:family="text">
      <style:text-properties fo:font-style="italic" style:font-style-asian="italic" style:font-style-complex="italic" fo:font-size="12pt" style:font-size-asian="12pt" style:font-size-complex="12pt"/>
    </style:style>
    <style:style style:name="T10_82" style:family="text">
      <style:text-properties fo:font-style="italic" style:font-style-asian="italic" style:font-style-complex="italic" fo:font-size="12pt" style:font-size-asian="12pt" style:font-size-complex="12pt"/>
    </style:style>
    <style:style style:name="T10_83" style:family="text">
      <style:text-properties fo:font-style="italic" style:font-style-asian="italic" style:font-style-complex="italic" fo:font-size="12pt" style:font-size-asian="12pt" style:font-size-complex="12pt"/>
    </style:style>
    <style:style style:name="T10_84" style:family="text">
      <style:text-properties fo:font-style="italic" style:font-style-asian="italic" style:font-style-complex="italic"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T10_99" style:family="text">
      <style:text-properties fo:font-size="12pt" style:font-size-asian="12pt" style:font-size-complex="12pt"/>
    </style:style>
    <style:style style:name="T10_100" style:family="text">
      <style:text-properties fo:font-size="12pt" style:font-size-asian="12pt" style:font-size-complex="12pt"/>
    </style:style>
    <style:style style:name="T10_101" style:family="text">
      <style:text-properties fo:font-size="12pt" style:font-size-asian="12pt" style:font-size-complex="12pt"/>
    </style:style>
    <style:style style:name="T10_102" style:family="text">
      <style:text-properties fo:font-size="12pt" style:font-size-asian="12pt" style:font-size-complex="12pt"/>
    </style:style>
    <style:style style:name="T10_103" style:family="text">
      <style:text-properties fo:font-size="12pt" style:font-size-asian="12pt" style:font-size-complex="12pt"/>
    </style:style>
    <style:style style:name="T10_104" style:family="text">
      <style:text-properties fo:font-size="12pt" style:font-size-asian="12pt" style:font-size-complex="12pt"/>
    </style:style>
    <style:style style:name="T10_105" style:family="text">
      <style:text-properties fo:font-size="12pt" style:font-size-asian="12pt" style:font-size-complex="12pt"/>
    </style:style>
    <style:style style:name="T10_106" style:family="text">
      <style:text-properties fo:font-size="12pt" style:font-size-asian="12pt" style:font-size-complex="12pt"/>
    </style:style>
    <style:style style:name="T10_107" style:family="text">
      <style:text-properties fo:font-size="12pt" style:font-size-asian="12pt" style:font-size-complex="12pt"/>
    </style:style>
    <style:style style:name="T10_108" style:family="text">
      <style:text-properties fo:font-size="12pt" style:font-size-asian="12pt" style:font-size-complex="12pt"/>
    </style:style>
    <style:style style:name="T10_109" style:family="text">
      <style:text-properties fo:font-size="12pt" style:font-size-asian="12pt" style:font-size-complex="12pt"/>
    </style:style>
    <style:style style:name="T10_110" style:family="text">
      <style:text-properties fo:font-size="12pt" style:font-size-asian="12pt" style:font-size-complex="12pt"/>
    </style:style>
    <style:style style:name="T10_111" style:family="text">
      <style:text-properties fo:font-size="12pt" style:font-size-asian="12pt" style:font-size-complex="12pt"/>
    </style:style>
    <style:style style:name="T10_112" style:family="text">
      <style:text-properties fo:font-size="12pt" style:font-size-asian="12pt" style:font-size-complex="12pt"/>
    </style:style>
    <style:style style:name="T10_113" style:family="text">
      <style:text-properties fo:font-size="12pt" style:font-size-asian="12pt" style:font-size-complex="12pt"/>
    </style:style>
    <style:style style:name="T10_114" style:family="text">
      <style:text-properties fo:font-size="12pt" style:font-size-asian="12pt" style:font-size-complex="12pt"/>
    </style:style>
    <style:style style:name="T10_115" style:family="text">
      <style:text-properties fo:font-size="12pt" style:font-size-asian="12pt" style:font-size-complex="12pt"/>
    </style:style>
    <style:style style:name="T10_116" style:family="text">
      <style:text-properties fo:font-size="12pt" style:font-size-asian="12pt" style:font-size-complex="12pt"/>
    </style:style>
    <style:style style:name="T10_117" style:family="text">
      <style:text-properties fo:font-size="12pt" style:font-size-asian="12pt" style:font-size-complex="12pt"/>
    </style:style>
    <style:style style:name="T10_118" style:family="text">
      <style:text-properties fo:font-size="12pt" style:font-size-asian="12pt" style:font-size-complex="12pt"/>
    </style:style>
    <style:style style:name="T10_119" style:family="text">
      <style:text-properties fo:font-size="12pt" style:font-size-asian="12pt" style:font-size-complex="12pt"/>
    </style:style>
    <style:style style:name="T10_120" style:family="text">
      <style:text-properties fo:font-size="12pt" style:font-size-asian="12pt" style:font-size-complex="12pt"/>
    </style:style>
    <style:style style:name="T10_121" style:family="text">
      <style:text-properties fo:font-size="12pt" style:font-size-asian="12pt" style:font-size-complex="12pt"/>
    </style:style>
    <style:style style:name="T10_122" style:family="text">
      <style:text-properties fo:font-size="12pt" style:font-size-asian="12pt" style:font-size-complex="12pt"/>
    </style:style>
    <style:style style:name="T10_123" style:family="text">
      <style:text-properties fo:font-size="12pt" style:font-size-asian="12pt" style:font-size-complex="12pt"/>
    </style:style>
    <style:style style:name="T10_124" style:family="text">
      <style:text-properties fo:font-size="12pt" style:font-size-asian="12pt" style:font-size-complex="12pt"/>
    </style:style>
    <style:style style:name="T10_125" style:family="text">
      <style:text-properties fo:font-size="12pt" style:font-size-asian="12pt" style:font-size-complex="12pt"/>
    </style:style>
    <style:style style:name="T10_126" style:family="text">
      <style:text-properties fo:font-size="12pt" style:font-size-asian="12pt" style:font-size-complex="12pt"/>
    </style:style>
    <style:style style:name="T10_127" style:family="text">
      <style:text-properties fo:font-size="12pt" style:font-size-asian="12pt" style:font-size-complex="12pt"/>
    </style:style>
    <style:style style:name="T10_128" style:family="text">
      <style:text-properties fo:font-size="12pt" style:font-size-asian="12pt" style:font-size-complex="12pt"/>
    </style:style>
    <style:style style:name="T10_129" style:family="text">
      <style:text-properties fo:font-size="12pt" style:font-size-asian="12pt" style:font-size-complex="12pt"/>
    </style:style>
    <style:style style:name="T10_130" style:family="text">
      <style:text-properties fo:font-size="12pt" style:font-size-asian="12pt" style:font-size-complex="12pt"/>
    </style:style>
    <style:style style:name="T10_131" style:family="text">
      <style:text-properties fo:font-size="12pt" style:font-size-asian="12pt" style:font-size-complex="12pt"/>
    </style:style>
    <style:style style:name="T10_132" style:family="text">
      <style:text-properties fo:font-size="12pt" style:font-size-asian="12pt" style:font-size-complex="12pt"/>
    </style:style>
    <style:style style:name="T10_133" style:family="text">
      <style:text-properties fo:font-size="12pt" style:font-size-asian="12pt" style:font-size-complex="12pt"/>
    </style:style>
    <style:style style:name="T10_134" style:family="text">
      <style:text-properties fo:font-size="12pt" style:font-size-asian="12pt" style:font-size-complex="12pt"/>
    </style:style>
    <style:style style:name="T10_135" style:family="text">
      <style:text-properties fo:font-size="12pt" style:font-size-asian="12pt" style:font-size-complex="12pt"/>
    </style:style>
    <style:style style:name="T10_136" style:family="text">
      <style:text-properties fo:font-size="12pt" style:font-size-asian="12pt" style:font-size-complex="12pt"/>
    </style:style>
    <style:style style:name="T10_137" style:family="text">
      <style:text-properties fo:font-size="12pt" style:font-size-asian="12pt" style:font-size-complex="12pt"/>
    </style:style>
    <style:style style:name="T10_138" style:family="text">
      <style:text-properties fo:font-size="12pt" style:font-size-asian="12pt" style:font-size-complex="12pt"/>
    </style:style>
    <style:style style:name="T10_139" style:family="text">
      <style:text-properties fo:font-size="12pt" style:font-size-asian="12pt" style:font-size-complex="12pt"/>
    </style:style>
    <style:style style:name="T10_140" style:family="text">
      <style:text-properties fo:font-size="12pt" style:font-size-asian="12pt" style:font-size-complex="12pt"/>
    </style:style>
    <style:style style:name="T10_141" style:family="text">
      <style:text-properties fo:font-size="12pt" style:font-size-asian="12pt" style:font-size-complex="12pt"/>
    </style:style>
    <style:style style:name="T10_142" style:family="text">
      <style:text-properties fo:font-size="12pt" style:font-size-asian="12pt" style:font-size-complex="12pt"/>
    </style:style>
    <style:style style:name="T10_143" style:family="text">
      <style:text-properties fo:font-size="12pt" style:font-size-asian="12pt" style:font-size-complex="12pt"/>
    </style:style>
    <style:style style:name="T10_144" style:family="text">
      <style:text-properties fo:font-size="12pt" style:font-size-asian="12pt" style:font-size-complex="12pt"/>
    </style:style>
    <style:style style:name="T10_145" style:family="text">
      <style:text-properties fo:font-size="12pt" style:font-size-asian="12pt" style:font-size-complex="12pt"/>
    </style:style>
    <style:style style:name="T10_146" style:family="text">
      <style:text-properties fo:font-size="12pt" style:font-size-asian="12pt" style:font-size-complex="12pt"/>
    </style:style>
    <style:style style:name="T10_147" style:family="text">
      <style:text-properties fo:font-size="12pt" style:font-size-asian="12pt" style:font-size-complex="12pt"/>
    </style:style>
    <style:style style:name="T10_148" style:family="text">
      <style:text-properties fo:font-size="12pt" style:font-size-asian="12pt" style:font-size-complex="12pt"/>
    </style:style>
    <style:style style:name="T10_149" style:family="text">
      <style:text-properties fo:font-size="12pt" style:font-size-asian="12pt" style:font-size-complex="12pt"/>
    </style:style>
    <style:style style:name="T10_150" style:family="text">
      <style:text-properties fo:font-size="12pt" style:font-size-asian="12pt" style:font-size-complex="12pt"/>
    </style:style>
    <style:style style:name="T10_151" style:family="text">
      <style:text-properties fo:font-size="12pt" style:font-size-asian="12pt" style:font-size-complex="12pt"/>
    </style:style>
    <style:style style:name="T10_152" style:family="text">
      <style:text-properties fo:font-size="12pt" style:font-size-asian="12pt" style:font-size-complex="12pt"/>
    </style:style>
    <style:style style:name="T10_153" style:family="text">
      <style:text-properties fo:font-size="12pt" style:font-size-asian="12pt" style:font-size-complex="12pt"/>
    </style:style>
    <style:style style:name="T10_154" style:family="text">
      <style:text-properties fo:font-size="12pt" style:font-size-asian="12pt" style:font-size-complex="12pt"/>
    </style:style>
    <style:style style:name="T10_155" style:family="text">
      <style:text-properties fo:font-size="12pt" style:font-size-asian="12pt" style:font-size-complex="12pt"/>
    </style:style>
    <style:style style:name="T10_156" style:family="text">
      <style:text-properties fo:font-size="12pt" style:font-size-asian="12pt" style:font-size-complex="12pt"/>
    </style:style>
    <style:style style:name="T10_157" style:family="text">
      <style:text-properties fo:font-size="12pt" style:font-size-asian="12pt" style:font-size-complex="12pt"/>
    </style:style>
    <style:style style:name="T10_158" style:family="text">
      <style:text-properties fo:font-size="12pt" style:font-size-asian="12pt" style:font-size-complex="12pt"/>
    </style:style>
    <style:style style:name="T10_159" style:family="text">
      <style:text-properties fo:font-size="12pt" style:font-size-asian="12pt" style:font-size-complex="12pt"/>
    </style:style>
    <style:style style:name="T10_160" style:family="text">
      <style:text-properties fo:font-size="12pt" style:font-size-asian="12pt" style:font-size-complex="12pt"/>
    </style:style>
    <style:style style:name="T10_161" style:family="text">
      <style:text-properties fo:font-size="12pt" style:font-size-asian="12pt" style:font-size-complex="12pt"/>
    </style:style>
    <style:style style:name="T10_162" style:family="text">
      <style:text-properties fo:font-size="12pt" style:font-size-asian="12pt" style:font-size-complex="12pt"/>
    </style:style>
    <style:style style:name="T10_163" style:family="text">
      <style:text-properties fo:font-size="12pt" style:font-size-asian="12pt" style:font-size-complex="12pt"/>
    </style:style>
    <style:style style:name="T10_164" style:family="text">
      <style:text-properties fo:font-size="12pt" style:font-size-asian="12pt" style:font-size-complex="12pt"/>
    </style:style>
    <style:style style:name="T10_165" style:family="text">
      <style:text-properties fo:font-size="12pt" style:font-size-asian="12pt" style:font-size-complex="12pt"/>
    </style:style>
    <style:style style:name="T10_166" style:family="text">
      <style:text-properties fo:font-size="12pt" style:font-size-asian="12pt" style:font-size-complex="12pt"/>
    </style:style>
    <style:style style:name="T10_167" style:family="text">
      <style:text-properties fo:font-size="12pt" style:font-size-asian="12pt" style:font-size-complex="12pt"/>
    </style:style>
    <style:style style:name="T10_168" style:family="text">
      <style:text-properties fo:font-size="12pt" style:font-size-asian="12pt" style:font-size-complex="12pt"/>
    </style:style>
    <style:style style:name="T10_169" style:family="text">
      <style:text-properties fo:font-size="12pt" style:font-size-asian="12pt" style:font-size-complex="12pt"/>
    </style:style>
    <style:style style:name="T10_170" style:family="text">
      <style:text-properties fo:font-size="12pt" style:font-size-asian="12pt" style:font-size-complex="12pt"/>
    </style:style>
    <style:style style:name="T10_17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text-indent="1.27cm" fo:line-height="150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tyle="italic" style:font-style-asian="italic" style:font-style-complex="italic" fo:font-size="12pt" style:font-size-asian="12pt" style:font-size-complex="12pt"/>
    </style:style>
    <style:style style:name="T11_22" style:family="text">
      <style:text-properties fo:font-style="italic" style:font-style-asian="italic" style:font-style-complex="italic" fo:font-size="12pt" style:font-size-asian="12pt" style:font-size-complex="12pt"/>
    </style:style>
    <style:style style:name="T11_23" style:family="text">
      <style:text-properties fo:font-style="italic" style:font-style-asian="italic" style:font-style-complex="italic"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tyle="italic" style:font-style-asian="italic" style:font-style-complex="italic"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ize="12pt" style:font-size-asian="12pt" style:font-size-complex="12pt"/>
    </style:style>
    <style:style style:name="T11_82" style:family="text">
      <style:text-properties fo:font-size="12pt" style:font-size-asian="12pt" style:font-size-complex="12pt"/>
    </style:style>
    <style:style style:name="T11_83" style:family="text">
      <style:text-properties fo:font-size="12pt" style:font-size-asian="12pt" style:font-size-complex="12pt"/>
    </style:style>
    <style:style style:name="T11_84" style:family="text">
      <style:text-properties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T11_93" style:family="text">
      <style:text-properties fo:font-size="12pt" style:font-size-asian="12pt" style:font-size-complex="12pt"/>
    </style:style>
    <style:style style:name="T11_9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text-indent="1.27cm" fo:line-height="150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T12_83" style:family="text">
      <style:text-properties fo:font-size="12pt" style:font-size-asian="12pt" style:font-size-complex="12pt"/>
    </style:style>
    <style:style style:name="T12_84" style:family="text">
      <style:text-properties fo:font-size="12pt" style:font-size-asian="12pt" style:font-size-complex="12pt"/>
    </style:style>
    <style:style style:name="T12_85" style:family="text">
      <style:text-properties fo:font-size="12pt" style:font-size-asian="12pt" style:font-size-complex="12pt"/>
    </style:style>
    <style:style style:name="T12_86" style:family="text">
      <style:text-properties fo:font-size="12pt" style:font-size-asian="12pt" style:font-size-complex="12pt"/>
    </style:style>
    <style:style style:name="T12_87" style:family="text">
      <style:text-properties fo:font-size="12pt" style:font-size-asian="12pt" style:font-size-complex="12pt"/>
    </style:style>
    <style:style style:name="T12_88" style:family="text">
      <style:text-properties fo:font-size="12pt" style:font-size-asian="12pt" style:font-size-complex="12pt"/>
    </style:style>
    <style:style style:name="T12_89" style:family="text">
      <style:text-properties fo:font-size="12pt" style:font-size-asian="12pt" style:font-size-complex="12pt"/>
    </style:style>
    <style:style style:name="T12_90" style:family="text">
      <style:text-properties fo:font-size="12pt" style:font-size-asian="12pt" style:font-size-complex="12pt"/>
    </style:style>
    <style:style style:name="T12_91" style:family="text">
      <style:text-properties fo:font-size="12pt" style:font-size-asian="12pt" style:font-size-complex="12pt"/>
    </style:style>
    <style:style style:name="T12_92" style:family="text">
      <style:text-properties fo:font-size="12pt" style:font-size-asian="12pt" style:font-size-complex="12pt"/>
    </style:style>
    <style:style style:name="T12_93" style:family="text">
      <style:text-properties fo:font-size="12pt" style:font-size-asian="12pt" style:font-size-complex="12pt"/>
    </style:style>
    <style:style style:name="T12_94" style:family="text">
      <style:text-properties fo:font-size="12pt" style:font-size-asian="12pt" style:font-size-complex="12pt"/>
    </style:style>
    <style:style style:name="T12_95" style:family="text">
      <style:text-properties fo:font-size="12pt" style:font-size-asian="12pt" style:font-size-complex="12pt"/>
    </style:style>
    <style:style style:name="T12_96" style:family="text">
      <style:text-properties fo:font-size="12pt" style:font-size-asian="12pt" style:font-size-complex="12pt"/>
    </style:style>
    <style:style style:name="T12_97" style:family="text">
      <style:text-properties fo:font-size="12pt" style:font-size-asian="12pt" style:font-size-complex="12pt"/>
    </style:style>
    <style:style style:name="T12_98" style:family="text">
      <style:text-properties fo:font-size="12pt" style:font-size-asian="12pt" style:font-size-complex="12pt"/>
    </style:style>
    <style:style style:name="T12_99" style:family="text">
      <style:text-properties fo:font-size="12pt" style:font-size-asian="12pt" style:font-size-complex="12pt"/>
    </style:style>
    <style:style style:name="T12_100" style:family="text">
      <style:text-properties fo:font-size="12pt" style:font-size-asian="12pt" style:font-size-complex="12pt"/>
    </style:style>
    <style:style style:name="P13" style:family="paragraph" style:parent-style-name="Heading_20_1">
      <style:paragraph-properties fo:text-align="justify" fo:break-before="auto" fo:text-indent="-0.053cm" fo:line-height="150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text-align="justify" fo:break-before="auto" fo:line-height="150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 fo:font-weight="bold" style:font-weight-asian="bold" style:font-weight-complex="bold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50%" fo:margin-top="0cm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tyle="italic" style:font-style-asian="italic" style:font-style-complex="italic"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6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6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6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P17" style:family="paragraph" style:parent-style-name="Heading_20_1">
      <style:paragraph-properties fo:text-align="justify" fo:break-before="auto" fo:line-height="150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T18_67" style:family="text">
      <style:text-properties fo:font-style="italic" style:font-style-asian="italic" style:font-style-complex="italic" fo:font-size="12pt" style:font-size-asian="12pt" style:font-size-complex="12pt"/>
    </style:style>
    <style:style style:name="T18_68" style:family="text">
      <style:text-properties fo:font-size="12pt" style:font-size-asian="12pt" style:font-size-complex="12pt"/>
    </style:style>
    <style:style style:name="T18_69" style:family="text">
      <style:text-properties fo:font-size="12pt" style:font-size-asian="12pt" style:font-size-complex="12pt"/>
    </style:style>
    <style:style style:name="T18_70" style:family="text">
      <style:text-properties fo:font-size="12pt" style:font-size-asian="12pt" style:font-size-complex="12pt"/>
    </style:style>
    <style:style style:name="T18_71" style:family="text">
      <style:text-properties fo:font-size="12pt" style:font-size-asian="12pt" style:font-size-complex="12pt"/>
    </style:style>
    <style:style style:name="T18_72" style:family="text">
      <style:text-properties fo:font-size="12pt" style:font-size-asian="12pt" style:font-size-complex="12pt"/>
    </style:style>
    <style:style style:name="T18_73" style:family="text">
      <style:text-properties fo:font-size="12pt" style:font-size-asian="12pt" style:font-size-complex="12pt"/>
    </style:style>
    <style:style style:name="T18_74" style:family="text">
      <style:text-properties fo:font-size="12pt" style:font-size-asian="12pt" style:font-size-complex="12pt"/>
    </style:style>
    <style:style style:name="T18_75" style:family="text">
      <style:text-properties fo:font-size="12pt" style:font-size-asian="12pt" style:font-size-complex="12pt"/>
    </style:style>
    <style:style style:name="T18_76" style:family="text">
      <style:text-properties fo:font-size="12pt" style:font-size-asian="12pt" style:font-size-complex="12pt"/>
    </style:style>
    <style:style style:name="T18_77" style:family="text">
      <style:text-properties fo:font-size="12pt" style:font-size-asian="12pt" style:font-size-complex="12pt"/>
    </style:style>
    <style:style style:name="T18_78" style:family="text">
      <style:text-properties fo:font-size="12pt" style:font-size-asian="12pt" style:font-size-complex="12pt"/>
    </style:style>
    <style:style style:name="T18_79" style:family="text">
      <style:text-properties fo:font-size="12pt" style:font-size-asian="12pt" style:font-size-complex="12pt"/>
    </style:style>
    <style:style style:name="T18_80" style:family="text">
      <style:text-properties fo:font-size="12pt" style:font-size-asian="12pt" style:font-size-complex="12pt"/>
    </style:style>
    <style:style style:name="T18_81" style:family="text">
      <style:text-properties fo:font-size="12pt" style:font-size-asian="12pt" style:font-size-complex="12pt"/>
    </style:style>
    <style:style style:name="T18_82" style:family="text">
      <style:text-properties fo:font-size="12pt" style:font-size-asian="12pt" style:font-size-complex="12pt"/>
    </style:style>
    <style:style style:name="T18_83" style:family="text">
      <style:text-properties fo:font-size="12pt" style:font-size-asian="12pt" style:font-size-complex="12pt"/>
    </style:style>
    <style:style style:name="T18_84" style:family="text">
      <style:text-properties fo:font-size="12pt" style:font-size-asian="12pt" style:font-size-complex="12pt"/>
    </style:style>
    <style:style style:name="T18_85" style:family="text">
      <style:text-properties fo:font-size="12pt" style:font-size-asian="12pt" style:font-size-complex="12pt"/>
    </style:style>
    <style:style style:name="T18_86" style:family="text">
      <style:text-properties fo:font-size="12pt" style:font-size-asian="12pt" style:font-size-complex="12pt"/>
    </style:style>
    <style:style style:name="T18_87" style:family="text">
      <style:text-properties fo:font-size="12pt" style:font-size-asian="12pt" style:font-size-complex="12pt"/>
    </style:style>
    <style:style style:name="T18_88" style:family="text">
      <style:text-properties fo:font-size="12pt" style:font-size-asian="12pt" style:font-size-complex="12pt"/>
    </style:style>
    <style:style style:name="T18_89" style:family="text">
      <style:text-properties fo:font-size="12pt" style:font-size-asian="12pt" style:font-size-complex="12pt"/>
    </style:style>
    <style:style style:name="T18_90" style:family="text">
      <style:text-properties fo:font-size="12pt" style:font-size-asian="12pt" style:font-size-complex="12pt"/>
    </style:style>
    <style:style style:name="T18_91" style:family="text">
      <style:text-properties fo:font-size="12pt" style:font-size-asian="12pt" style:font-size-complex="12pt"/>
    </style:style>
    <style:style style:name="T18_92" style:family="text">
      <style:text-properties fo:font-size="12pt" style:font-size-asian="12pt" style:font-size-complex="12pt"/>
    </style:style>
    <style:style style:name="T18_93" style:family="text">
      <style:text-properties fo:font-size="12pt" style:font-size-asian="12pt" style:font-size-complex="12pt"/>
    </style:style>
    <style:style style:name="T18_94" style:family="text">
      <style:text-properties fo:font-size="12pt" style:font-size-asian="12pt" style:font-size-complex="12pt"/>
    </style:style>
    <style:style style:name="T18_95" style:family="text">
      <style:text-properties fo:font-size="12pt" style:font-size-asian="12pt" style:font-size-complex="12pt"/>
    </style:style>
    <style:style style:name="T18_96" style:family="text">
      <style:text-properties fo:font-size="12pt" style:font-size-asian="12pt" style:font-size-complex="12pt"/>
    </style:style>
    <style:style style:name="T18_97" style:family="text">
      <style:text-properties fo:font-size="12pt" style:font-size-asian="12pt" style:font-size-complex="12pt"/>
    </style:style>
    <style:style style:name="T18_98" style:family="text">
      <style:text-properties fo:font-size="12pt" style:font-size-asian="12pt" style:font-size-complex="12pt"/>
    </style:style>
    <style:style style:name="T18_99" style:family="text">
      <style:text-properties fo:font-size="12pt" style:font-size-asian="12pt" style:font-size-complex="12pt"/>
    </style:style>
    <style:style style:name="T18_100" style:family="text">
      <style:text-properties fo:font-size="12pt" style:font-size-asian="12pt" style:font-size-complex="12pt"/>
    </style:style>
    <style:style style:name="T18_101" style:family="text">
      <style:text-properties fo:font-size="12pt" style:font-size-asian="12pt" style:font-size-complex="12pt"/>
    </style:style>
    <style:style style:name="T18_102" style:family="text">
      <style:text-properties fo:font-size="12pt" style:font-size-asian="12pt" style:font-size-complex="12pt"/>
    </style:style>
    <style:style style:name="T18_103" style:family="text">
      <style:text-properties fo:font-size="12pt" style:font-size-asian="12pt" style:font-size-complex="12pt"/>
    </style:style>
    <style:style style:name="T18_104" style:family="text">
      <style:text-properties fo:font-size="12pt" style:font-size-asian="12pt" style:font-size-complex="12pt"/>
    </style:style>
    <style:style style:name="T18_105" style:family="text">
      <style:text-properties fo:font-size="12pt" style:font-size-asian="12pt" style:font-size-complex="12pt"/>
    </style:style>
    <style:style style:name="T18_106" style:family="text">
      <style:text-properties fo:font-size="12pt" style:font-size-asian="12pt" style:font-size-complex="12pt"/>
    </style:style>
    <style:style style:name="T18_107" style:family="text">
      <style:text-properties fo:font-size="12pt" style:font-size-asian="12pt" style:font-size-complex="12pt"/>
    </style:style>
    <style:style style:name="T18_108" style:family="text">
      <style:text-properties fo:font-size="12pt" style:font-size-asian="12pt" style:font-size-complex="12pt"/>
    </style:style>
    <style:style style:name="T18_109" style:family="text">
      <style:text-properties fo:font-size="12pt" style:font-size-asian="12pt" style:font-size-complex="12pt"/>
    </style:style>
    <style:style style:name="T18_110" style:family="text">
      <style:text-properties fo:font-size="12pt" style:font-size-asian="12pt" style:font-size-complex="12pt"/>
    </style:style>
    <style:style style:name="T18_111" style:family="text">
      <style:text-properties fo:font-size="12pt" style:font-size-asian="12pt" style:font-size-complex="12pt"/>
    </style:style>
    <style:style style:name="T18_112" style:family="text">
      <style:text-properties fo:font-size="12pt" style:font-size-asian="12pt" style:font-size-complex="12pt"/>
    </style:style>
    <style:style style:name="T18_113" style:family="text">
      <style:text-properties fo:font-size="12pt" style:font-size-asian="12pt" style:font-size-complex="12pt"/>
    </style:style>
    <style:style style:name="T18_114" style:family="text">
      <style:text-properties fo:font-size="12pt" style:font-size-asian="12pt" style:font-size-complex="12pt"/>
    </style:style>
    <style:style style:name="T18_115" style:family="text">
      <style:text-properties fo:font-size="12pt" style:font-size-asian="12pt" style:font-size-complex="12pt"/>
    </style:style>
    <style:style style:name="T18_116" style:family="text">
      <style:text-properties fo:font-size="12pt" style:font-size-asian="12pt" style:font-size-complex="12pt"/>
    </style:style>
    <style:style style:name="T18_117" style:family="text">
      <style:text-properties fo:font-size="12pt" style:font-size-asian="12pt" style:font-size-complex="12pt"/>
    </style:style>
    <style:style style:name="T18_118" style:family="text">
      <style:text-properties fo:font-size="12pt" style:font-size-asian="12pt" style:font-size-complex="12pt"/>
    </style:style>
    <style:style style:name="T18_119" style:family="text">
      <style:text-properties fo:font-size="12pt" style:font-size-asian="12pt" style:font-size-complex="12pt"/>
    </style:style>
    <style:style style:name="T18_120" style:family="text">
      <style:text-properties fo:font-size="12pt" style:font-size-asian="12pt" style:font-size-complex="12pt"/>
    </style:style>
    <style:style style:name="T18_121" style:family="text">
      <style:text-properties fo:font-size="12pt" style:font-size-asian="12pt" style:font-size-complex="12pt"/>
    </style:style>
    <style:style style:name="T18_122" style:family="text">
      <style:text-properties fo:font-size="12pt" style:font-size-asian="12pt" style:font-size-complex="12pt"/>
    </style:style>
    <style:style style:name="T18_123" style:family="text">
      <style:text-properties fo:font-size="12pt" style:font-size-asian="12pt" style:font-size-complex="12pt"/>
    </style:style>
    <style:style style:name="T18_124" style:family="text">
      <style:text-properties fo:font-size="12pt" style:font-size-asian="12pt" style:font-size-complex="12pt"/>
    </style:style>
    <style:style style:name="T18_125" style:family="text">
      <style:text-properties fo:font-size="12pt" style:font-size-asian="12pt" style:font-size-complex="12pt"/>
    </style:style>
    <style:style style:name="T18_126" style:family="text">
      <style:text-properties fo:font-size="12pt" style:font-size-asian="12pt" style:font-size-complex="12pt"/>
    </style:style>
    <style:style style:name="T18_127" style:family="text">
      <style:text-properties fo:font-size="12pt" style:font-size-asian="12pt" style:font-size-complex="12pt"/>
    </style:style>
    <style:style style:name="T18_128" style:family="text">
      <style:text-properties fo:font-size="12pt" style:font-size-asian="12pt" style:font-size-complex="12pt"/>
    </style:style>
    <style:style style:name="T18_129" style:family="text">
      <style:text-properties fo:font-size="12pt" style:font-size-asian="12pt" style:font-size-complex="12pt"/>
    </style:style>
    <style:style style:name="T18_130" style:family="text">
      <style:text-properties fo:font-size="12pt" style:font-size-asian="12pt" style:font-size-complex="12pt"/>
    </style:style>
    <style:style style:name="T18_131" style:family="text">
      <style:text-properties fo:font-size="12pt" style:font-size-asian="12pt" style:font-size-complex="12pt"/>
    </style:style>
    <style:style style:name="T18_132" style:family="text">
      <style:text-properties fo:font-size="12pt" style:font-size-asian="12pt" style:font-size-complex="12pt"/>
    </style:style>
    <style:style style:name="T18_133" style:family="text">
      <style:text-properties fo:font-size="12pt" style:font-size-asian="12pt" style:font-size-complex="12pt"/>
    </style:style>
    <style:style style:name="T18_134" style:family="text">
      <style:text-properties fo:font-size="12pt" style:font-size-asian="12pt" style:font-size-complex="12pt"/>
    </style:style>
    <style:style style:name="T18_135" style:family="text">
      <style:text-properties fo:font-size="12pt" style:font-size-asian="12pt" style:font-size-complex="12pt"/>
    </style:style>
    <style:style style:name="T18_136" style:family="text">
      <style:text-properties fo:font-size="12pt" style:font-size-asian="12pt" style:font-size-complex="12pt"/>
    </style:style>
    <style:style style:name="T18_137" style:family="text">
      <style:text-properties fo:font-size="12pt" style:font-size-asian="12pt" style:font-size-complex="12pt"/>
    </style:style>
    <style:style style:name="T18_138" style:family="text">
      <style:text-properties fo:font-size="12pt" style:font-size-asian="12pt" style:font-size-complex="12pt"/>
    </style:style>
    <style:style style:name="T18_139" style:family="text">
      <style:text-properties fo:font-size="12pt" style:font-size-asian="12pt" style:font-size-complex="12pt"/>
    </style:style>
    <style:style style:name="T18_140" style:family="text">
      <style:text-properties fo:font-size="12pt" style:font-size-asian="12pt" style:font-size-complex="12pt"/>
    </style:style>
    <style:style style:name="T18_141" style:family="text">
      <style:text-properties fo:font-size="12pt" style:font-size-asian="12pt" style:font-size-complex="12pt"/>
    </style:style>
    <style:style style:name="T18_142" style:family="text">
      <style:text-properties fo:font-size="12pt" style:font-size-asian="12pt" style:font-size-complex="12pt"/>
    </style:style>
    <style:style style:name="T18_143" style:family="text">
      <style:text-properties fo:font-size="12pt" style:font-size-asian="12pt" style:font-size-complex="12pt"/>
    </style:style>
    <style:style style:name="T18_144" style:family="text">
      <style:text-properties fo:font-size="12pt" style:font-size-asian="12pt" style:font-size-complex="12pt"/>
    </style:style>
    <style:style style:name="T18_145" style:family="text">
      <style:text-properties fo:font-size="12pt" style:font-size-asian="12pt" style:font-size-complex="12pt"/>
    </style:style>
    <style:style style:name="T18_146" style:family="text">
      <style:text-properties fo:font-size="12pt" style:font-size-asian="12pt" style:font-size-complex="12pt"/>
    </style:style>
    <style:style style:name="T18_147" style:family="text">
      <style:text-properties fo:font-size="12pt" style:font-size-asian="12pt" style:font-size-complex="12pt"/>
    </style:style>
    <style:style style:name="T18_148" style:family="text">
      <style:text-properties fo:font-size="12pt" style:font-size-asian="12pt" style:font-size-complex="12pt"/>
    </style:style>
    <style:style style:name="T18_149" style:family="text">
      <style:text-properties fo:font-size="12pt" style:font-size-asian="12pt" style:font-size-complex="12pt"/>
    </style:style>
    <style:style style:name="T18_150" style:family="text">
      <style:text-properties fo:font-size="12pt" style:font-size-asian="12pt" style:font-size-complex="12pt"/>
    </style:style>
    <style:style style:name="T18_151" style:family="text">
      <style:text-properties fo:font-size="12pt" style:font-size-asian="12pt" style:font-size-complex="12pt"/>
    </style:style>
    <style:style style:name="T18_152" style:family="text">
      <style:text-properties fo:font-size="12pt" style:font-size-asian="12pt" style:font-size-complex="12pt"/>
    </style:style>
    <style:style style:name="T18_153" style:family="text">
      <style:text-properties fo:font-size="12pt" style:font-size-asian="12pt" style:font-size-complex="12pt"/>
    </style:style>
    <style:style style:name="T18_154" style:family="text">
      <style:text-properties fo:font-size="12pt" style:font-size-asian="12pt" style:font-size-complex="12pt"/>
    </style:style>
    <style:style style:name="T18_155" style:family="text">
      <style:text-properties fo:font-size="12pt" style:font-size-asian="12pt" style:font-size-complex="12pt"/>
    </style:style>
    <style:style style:name="T18_156" style:family="text">
      <style:text-properties fo:font-size="12pt" style:font-size-asian="12pt" style:font-size-complex="12pt"/>
    </style:style>
    <style:style style:name="T18_157" style:family="text">
      <style:text-properties fo:font-size="12pt" style:font-size-asian="12pt" style:font-size-complex="12pt"/>
    </style:style>
    <style:style style:name="T18_158" style:family="text">
      <style:text-properties fo:font-size="12pt" style:font-size-asian="12pt" style:font-size-complex="12pt"/>
    </style:style>
    <style:style style:name="T18_159" style:family="text">
      <style:text-properties fo:font-size="12pt" style:font-size-asian="12pt" style:font-size-complex="12pt"/>
    </style:style>
    <style:style style:name="T18_160" style:family="text">
      <style:text-properties fo:font-size="12pt" style:font-size-asian="12pt" style:font-size-complex="12pt"/>
    </style:style>
    <style:style style:name="T18_161" style:family="text">
      <style:text-properties fo:font-size="12pt" style:font-size-asian="12pt" style:font-size-complex="12pt"/>
    </style:style>
    <style:style style:name="T18_162" style:family="text">
      <style:text-properties fo:font-size="12pt" style:font-size-asian="12pt" style:font-size-complex="12pt"/>
    </style:style>
    <style:style style:name="T18_163" style:family="text">
      <style:text-properties fo:font-size="12pt" style:font-size-asian="12pt" style:font-size-complex="12pt"/>
    </style:style>
    <style:style style:name="T18_164" style:family="text">
      <style:text-properties fo:font-size="12pt" style:font-size-asian="12pt" style:font-size-complex="12pt"/>
    </style:style>
    <style:style style:name="T18_165" style:family="text">
      <style:text-properties fo:font-size="12pt" style:font-size-asian="12pt" style:font-size-complex="12pt"/>
    </style:style>
    <style:style style:name="T18_166" style:family="text">
      <style:text-properties fo:font-size="12pt" style:font-size-asian="12pt" style:font-size-complex="12pt"/>
    </style:style>
    <style:style style:name="T18_167" style:family="text">
      <style:text-properties fo:font-size="12pt" style:font-size-asian="12pt" style:font-size-complex="12pt"/>
    </style:style>
    <style:style style:name="T18_168" style:family="text">
      <style:text-properties fo:font-size="12pt" style:font-size-asian="12pt" style:font-size-complex="12pt"/>
    </style:style>
    <style:style style:name="T18_169" style:family="text">
      <style:text-properties fo:font-size="12pt" style:font-size-asian="12pt" style:font-size-complex="12pt"/>
    </style:style>
    <style:style style:name="T18_170" style:family="text">
      <style:text-properties fo:font-size="12pt" style:font-size-asian="12pt" style:font-size-complex="12pt"/>
    </style:style>
    <style:style style:name="T18_171" style:family="text">
      <style:text-properties fo:font-size="12pt" style:font-size-asian="12pt" style:font-size-complex="12pt"/>
    </style:style>
    <style:style style:name="T18_172" style:family="text">
      <style:text-properties fo:font-size="12pt" style:font-size-asian="12pt" style:font-size-complex="12pt"/>
    </style:style>
    <style:style style:name="T18_173" style:family="text">
      <style:text-properties fo:font-size="12pt" style:font-size-asian="12pt" style:font-size-complex="12pt"/>
    </style:style>
    <style:style style:name="T18_174" style:family="text">
      <style:text-properties fo:font-size="12pt" style:font-size-asian="12pt" style:font-size-complex="12pt"/>
    </style:style>
    <style:style style:name="T18_175" style:family="text">
      <style:text-properties fo:font-size="12pt" style:font-size-asian="12pt" style:font-size-complex="12pt"/>
    </style:style>
    <style:style style:name="T18_176" style:family="text">
      <style:text-properties fo:font-size="12pt" style:font-size-asian="12pt" style:font-size-complex="12pt"/>
    </style:style>
    <style:style style:name="T18_177" style:family="text">
      <style:text-properties fo:font-size="12pt" style:font-size-asian="12pt" style:font-size-complex="12pt"/>
    </style:style>
    <style:style style:name="T18_178" style:family="text">
      <style:text-properties fo:font-size="12pt" style:font-size-asian="12pt" style:font-size-complex="12pt"/>
    </style:style>
    <style:style style:name="T18_179" style:family="text">
      <style:text-properties fo:font-size="12pt" style:font-size-asian="12pt" style:font-size-complex="12pt"/>
    </style:style>
    <style:style style:name="T18_180" style:family="text">
      <style:text-properties fo:font-size="12pt" style:font-size-asian="12pt" style:font-size-complex="12pt"/>
    </style:style>
    <style:style style:name="T18_181" style:family="text">
      <style:text-properties fo:font-size="12pt" style:font-size-asian="12pt" style:font-size-complex="12pt"/>
    </style:style>
    <style:style style:name="T18_182" style:family="text">
      <style:text-properties fo:font-size="12pt" style:font-size-asian="12pt" style:font-size-complex="12pt"/>
    </style:style>
    <style:style style:name="T18_183" style:family="text">
      <style:text-properties fo:font-size="12pt" style:font-size-asian="12pt" style:font-size-complex="12pt"/>
    </style:style>
    <style:style style:name="T18_184" style:family="text">
      <style:text-properties fo:font-size="12pt" style:font-size-asian="12pt" style:font-size-complex="12pt"/>
    </style:style>
    <style:style style:name="T18_185" style:family="text">
      <style:text-properties fo:font-size="12pt" style:font-size-asian="12pt" style:font-size-complex="12pt"/>
    </style:style>
    <style:style style:name="T18_186" style:family="text">
      <style:text-properties fo:font-size="12pt" style:font-size-asian="12pt" style:font-size-complex="12pt"/>
    </style:style>
    <style:style style:name="T18_187" style:family="text">
      <style:text-properties fo:font-size="12pt" style:font-size-asian="12pt" style:font-size-complex="12pt"/>
    </style:style>
    <style:style style:name="T18_188" style:family="text">
      <style:text-properties fo:font-size="12pt" style:font-size-asian="12pt" style:font-size-complex="12pt"/>
    </style:style>
    <style:style style:name="T18_189" style:family="text">
      <style:text-properties fo:font-size="12pt" style:font-size-asian="12pt" style:font-size-complex="12pt"/>
    </style:style>
    <style:style style:name="T18_190" style:family="text">
      <style:text-properties fo:font-size="12pt" style:font-size-asian="12pt" style:font-size-complex="12pt"/>
    </style:style>
    <style:style style:name="T18_191" style:family="text">
      <style:text-properties fo:font-size="12pt" style:font-size-asian="12pt" style:font-size-complex="12pt"/>
    </style:style>
    <style:style style:name="T18_192" style:family="text">
      <style:text-properties fo:font-size="12pt" style:font-size-asian="12pt" style:font-size-complex="12pt"/>
    </style:style>
    <style:style style:name="T18_193" style:family="text">
      <style:text-properties fo:font-size="12pt" style:font-size-asian="12pt" style:font-size-complex="12pt"/>
    </style:style>
    <style:style style:name="T18_194" style:family="text">
      <style:text-properties fo:font-size="12pt" style:font-size-asian="12pt" style:font-size-complex="12pt"/>
    </style:style>
    <style:style style:name="T18_195" style:family="text">
      <style:text-properties fo:font-size="12pt" style:font-size-asian="12pt" style:font-size-complex="12pt"/>
    </style:style>
    <style:style style:name="T18_196" style:family="text">
      <style:text-properties fo:font-size="12pt" style:font-size-asian="12pt" style:font-size-complex="12pt"/>
    </style:style>
    <style:style style:name="T18_197" style:family="text">
      <style:text-properties fo:font-size="12pt" style:font-size-asian="12pt" style:font-size-complex="12pt"/>
    </style:style>
    <style:style style:name="T18_198" style:family="text">
      <style:text-properties fo:font-size="12pt" style:font-size-asian="12pt" style:font-size-complex="12pt"/>
    </style:style>
    <style:style style:name="T18_199" style:family="text">
      <style:text-properties fo:font-size="12pt" style:font-size-asian="12pt" style:font-size-complex="12pt"/>
    </style:style>
    <style:style style:name="T18_200" style:family="text">
      <style:text-properties fo:font-size="12pt" style:font-size-asian="12pt" style:font-size-complex="12pt"/>
    </style:style>
    <style:style style:name="T18_201" style:family="text">
      <style:text-properties fo:font-size="12pt" style:font-size-asian="12pt" style:font-size-complex="12pt"/>
    </style:style>
    <style:style style:name="T18_202" style:family="text">
      <style:text-properties fo:font-size="12pt" style:font-size-asian="12pt" style:font-size-complex="12pt"/>
    </style:style>
    <style:style style:name="T18_203" style:family="text">
      <style:text-properties fo:font-size="12pt" style:font-size-asian="12pt" style:font-size-complex="12pt"/>
    </style:style>
    <style:style style:name="T18_204" style:family="text">
      <style:text-properties fo:font-size="12pt" style:font-size-asian="12pt" style:font-size-complex="12pt"/>
    </style:style>
    <style:style style:name="T18_205" style:family="text">
      <style:text-properties fo:font-size="12pt" style:font-size-asian="12pt" style:font-size-complex="12pt"/>
    </style:style>
    <style:style style:name="T18_206" style:family="text">
      <style:text-properties fo:font-size="12pt" style:font-size-asian="12pt" style:font-size-complex="12pt"/>
    </style:style>
    <style:style style:name="T18_207" style:family="text">
      <style:text-properties fo:font-size="12pt" style:font-size-asian="12pt" style:font-size-complex="12pt"/>
    </style:style>
    <style:style style:name="T18_208" style:family="text">
      <style:text-properties fo:font-size="12pt" style:font-size-asian="12pt" style:font-size-complex="12pt"/>
    </style:style>
    <style:style style:name="T18_209" style:family="text">
      <style:text-properties fo:font-size="12pt" style:font-size-asian="12pt" style:font-size-complex="12pt"/>
    </style:style>
    <style:style style:name="T18_210" style:family="text">
      <style:text-properties fo:font-size="12pt" style:font-size-asian="12pt" style:font-size-complex="12pt"/>
    </style:style>
    <style:style style:name="T18_211" style:family="text">
      <style:text-properties fo:font-size="12pt" style:font-size-asian="12pt" style:font-size-complex="12pt"/>
    </style:style>
    <style:style style:name="T18_212" style:family="text">
      <style:text-properties fo:font-size="12pt" style:font-size-asian="12pt" style:font-size-complex="12pt"/>
    </style:style>
    <style:style style:name="T18_213" style:family="text">
      <style:text-properties fo:font-size="12pt" style:font-size-asian="12pt" style:font-size-complex="12pt"/>
    </style:style>
    <style:style style:name="T18_214" style:family="text">
      <style:text-properties fo:font-size="12pt" style:font-size-asian="12pt" style:font-size-complex="12pt"/>
    </style:style>
    <style:style style:name="T18_215" style:family="text">
      <style:text-properties fo:font-size="12pt" style:font-size-asian="12pt" style:font-size-complex="12pt"/>
    </style:style>
    <style:style style:name="T18_216" style:family="text">
      <style:text-properties fo:font-size="12pt" style:font-size-asian="12pt" style:font-size-complex="12pt"/>
    </style:style>
    <style:style style:name="T18_217" style:family="text">
      <style:text-properties fo:font-size="12pt" style:font-size-asian="12pt" style:font-size-complex="12pt"/>
    </style:style>
    <style:style style:name="T18_218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T19_72" style:family="text">
      <style:text-properties fo:font-size="12pt" style:font-size-asian="12pt" style:font-size-complex="12pt"/>
    </style:style>
    <style:style style:name="T19_73" style:family="text">
      <style:text-properties fo:font-size="12pt" style:font-size-asian="12pt" style:font-size-complex="12pt"/>
    </style:style>
    <style:style style:name="T19_74" style:family="text">
      <style:text-properties fo:font-size="12pt" style:font-size-asian="12pt" style:font-size-complex="12pt"/>
    </style:style>
    <style:style style:name="T19_75" style:family="text">
      <style:text-properties fo:font-size="12pt" style:font-size-asian="12pt" style:font-size-complex="12pt"/>
    </style:style>
    <style:style style:name="T19_76" style:family="text">
      <style:text-properties fo:font-size="12pt" style:font-size-asian="12pt" style:font-size-complex="12pt"/>
    </style:style>
    <style:style style:name="T19_77" style:family="text">
      <style:text-properties fo:font-size="12pt" style:font-size-asian="12pt" style:font-size-complex="12pt"/>
    </style:style>
    <style:style style:name="T19_78" style:family="text">
      <style:text-properties fo:font-size="12pt" style:font-size-asian="12pt" style:font-size-complex="12pt"/>
    </style:style>
    <style:style style:name="T19_79" style:family="text">
      <style:text-properties fo:font-size="12pt" style:font-size-asian="12pt" style:font-size-complex="12pt"/>
    </style:style>
    <style:style style:name="T19_80" style:family="text">
      <style:text-properties fo:font-size="12pt" style:font-size-asian="12pt" style:font-size-complex="12pt"/>
    </style:style>
    <style:style style:name="T19_81" style:family="text">
      <style:text-properties fo:font-size="12pt" style:font-size-asian="12pt" style:font-size-complex="12pt"/>
    </style:style>
    <style:style style:name="T19_82" style:family="text">
      <style:text-properties fo:font-size="12pt" style:font-size-asian="12pt" style:font-size-complex="12pt"/>
    </style:style>
    <style:style style:name="T19_83" style:family="text">
      <style:text-properties fo:font-size="12pt" style:font-size-asian="12pt" style:font-size-complex="12pt"/>
    </style:style>
    <style:style style:name="T19_84" style:family="text">
      <style:text-properties fo:font-size="12pt" style:font-size-asian="12pt" style:font-size-complex="12pt"/>
    </style:style>
    <style:style style:name="T19_85" style:family="text">
      <style:text-properties fo:font-size="12pt" style:font-size-asian="12pt" style:font-size-complex="12pt"/>
    </style:style>
    <style:style style:name="T19_86" style:family="text">
      <style:text-properties fo:font-size="12pt" style:font-size-asian="12pt" style:font-size-complex="12pt"/>
    </style:style>
    <style:style style:name="T19_87" style:family="text">
      <style:text-properties fo:font-size="12pt" style:font-size-asian="12pt" style:font-size-complex="12pt"/>
    </style:style>
    <style:style style:name="T19_88" style:family="text">
      <style:text-properties fo:font-size="12pt" style:font-size-asian="12pt" style:font-size-complex="12pt"/>
    </style:style>
    <style:style style:name="T19_89" style:family="text">
      <style:text-properties fo:font-size="12pt" style:font-size-asian="12pt" style:font-size-complex="12pt"/>
    </style:style>
    <style:style style:name="T19_90" style:family="text">
      <style:text-properties fo:font-size="12pt" style:font-size-asian="12pt" style:font-size-complex="12pt"/>
    </style:style>
    <style:style style:name="T19_91" style:family="text">
      <style:text-properties fo:font-size="12pt" style:font-size-asian="12pt" style:font-size-complex="12pt"/>
    </style:style>
    <style:style style:name="T19_92" style:family="text">
      <style:text-properties fo:font-size="12pt" style:font-size-asian="12pt" style:font-size-complex="12pt"/>
    </style:style>
    <style:style style:name="T19_93" style:family="text">
      <style:text-properties fo:font-size="12pt" style:font-size-asian="12pt" style:font-size-complex="12pt"/>
    </style:style>
    <style:style style:name="T19_94" style:family="text">
      <style:text-properties fo:font-size="12pt" style:font-size-asian="12pt" style:font-size-complex="12pt"/>
    </style:style>
    <style:style style:name="T19_95" style:family="text">
      <style:text-properties fo:font-size="12pt" style:font-size-asian="12pt" style:font-size-complex="12pt"/>
    </style:style>
    <style:style style:name="T19_96" style:family="text">
      <style:text-properties fo:font-size="12pt" style:font-size-asian="12pt" style:font-size-complex="12pt"/>
    </style:style>
    <style:style style:name="T19_97" style:family="text">
      <style:text-properties fo:font-size="12pt" style:font-size-asian="12pt" style:font-size-complex="12pt"/>
    </style:style>
    <style:style style:name="T19_98" style:family="text">
      <style:text-properties fo:font-size="12pt" style:font-size-asian="12pt" style:font-size-complex="12pt"/>
    </style:style>
    <style:style style:name="T19_99" style:family="text">
      <style:text-properties fo:font-size="12pt" style:font-size-asian="12pt" style:font-size-complex="12pt"/>
    </style:style>
    <style:style style:name="T19_100" style:family="text">
      <style:text-properties fo:font-size="12pt" style:font-size-asian="12pt" style:font-size-complex="12pt"/>
    </style:style>
    <style:style style:name="T19_101" style:family="text">
      <style:text-properties fo:font-size="12pt" style:font-size-asian="12pt" style:font-size-complex="12pt"/>
    </style:style>
    <style:style style:name="T19_102" style:family="text">
      <style:text-properties fo:font-size="12pt" style:font-size-asian="12pt" style:font-size-complex="12pt"/>
    </style:style>
    <style:style style:name="T19_103" style:family="text">
      <style:text-properties fo:font-size="12pt" style:font-size-asian="12pt" style:font-size-complex="12pt"/>
    </style:style>
    <style:style style:name="T19_104" style:family="text">
      <style:text-properties fo:font-size="12pt" style:font-size-asian="12pt" style:font-size-complex="12pt"/>
    </style:style>
    <style:style style:name="T19_105" style:family="text">
      <style:text-properties fo:font-size="12pt" style:font-size-asian="12pt" style:font-size-complex="12pt"/>
    </style:style>
    <style:style style:name="T19_106" style:family="text">
      <style:text-properties fo:font-size="12pt" style:font-size-asian="12pt" style:font-size-complex="12pt"/>
    </style:style>
    <style:style style:name="T19_107" style:family="text">
      <style:text-properties fo:font-size="12pt" style:font-size-asian="12pt" style:font-size-complex="12pt"/>
    </style:style>
    <style:style style:name="T19_108" style:family="text">
      <style:text-properties fo:font-size="12pt" style:font-size-asian="12pt" style:font-size-complex="12pt"/>
    </style:style>
    <style:style style:name="T19_109" style:family="text">
      <style:text-properties fo:font-size="12pt" style:font-size-asian="12pt" style:font-size-complex="12pt"/>
    </style:style>
    <style:style style:name="T19_110" style:family="text">
      <style:text-properties fo:font-size="12pt" style:font-size-asian="12pt" style:font-size-complex="12pt"/>
    </style:style>
    <style:style style:name="T19_111" style:family="text">
      <style:text-properties fo:font-size="12pt" style:font-size-asian="12pt" style:font-size-complex="12pt"/>
    </style:style>
    <style:style style:name="T19_112" style:family="text">
      <style:text-properties fo:font-size="12pt" style:font-size-asian="12pt" style:font-size-complex="12pt"/>
    </style:style>
    <style:style style:name="T19_113" style:family="text">
      <style:text-properties fo:font-size="12pt" style:font-size-asian="12pt" style:font-size-complex="12pt"/>
    </style:style>
    <style:style style:name="T19_114" style:family="text">
      <style:text-properties fo:font-size="12pt" style:font-size-asian="12pt" style:font-size-complex="12pt"/>
    </style:style>
    <style:style style:name="T19_115" style:family="text">
      <style:text-properties fo:font-size="12pt" style:font-size-asian="12pt" style:font-size-complex="12pt"/>
    </style:style>
    <style:style style:name="T19_116" style:family="text">
      <style:text-properties fo:font-size="12pt" style:font-size-asian="12pt" style:font-size-complex="12pt"/>
    </style:style>
    <style:style style:name="T19_117" style:family="text">
      <style:text-properties fo:font-size="12pt" style:font-size-asian="12pt" style:font-size-complex="12pt"/>
    </style:style>
    <style:style style:name="T19_118" style:family="text">
      <style:text-properties fo:font-size="12pt" style:font-size-asian="12pt" style:font-size-complex="12pt"/>
    </style:style>
    <style:style style:name="T19_119" style:family="text">
      <style:text-properties fo:font-size="12pt" style:font-size-asian="12pt" style:font-size-complex="12pt"/>
    </style:style>
    <style:style style:name="T19_120" style:family="text">
      <style:text-properties fo:font-size="12pt" style:font-size-asian="12pt" style:font-size-complex="12pt"/>
    </style:style>
    <style:style style:name="T19_121" style:family="text">
      <style:text-properties fo:font-size="12pt" style:font-size-asian="12pt" style:font-size-complex="12pt"/>
    </style:style>
    <style:style style:name="T19_122" style:family="text">
      <style:text-properties fo:font-size="12pt" style:font-size-asian="12pt" style:font-size-complex="12pt"/>
    </style:style>
    <style:style style:name="T19_123" style:family="text">
      <style:text-properties fo:font-size="12pt" style:font-size-asian="12pt" style:font-size-complex="12pt"/>
    </style:style>
    <style:style style:name="T19_124" style:family="text">
      <style:text-properties fo:font-size="12pt" style:font-size-asian="12pt" style:font-size-complex="12pt"/>
    </style:style>
    <style:style style:name="T19_125" style:family="text">
      <style:text-properties fo:font-size="12pt" style:font-size-asian="12pt" style:font-size-complex="12pt"/>
    </style:style>
    <style:style style:name="T19_126" style:family="text">
      <style:text-properties fo:font-size="12pt" style:font-size-asian="12pt" style:font-size-complex="12pt"/>
    </style:style>
    <style:style style:name="T19_127" style:family="text">
      <style:text-properties fo:font-size="12pt" style:font-size-asian="12pt" style:font-size-complex="12pt"/>
    </style:style>
    <style:style style:name="T19_128" style:family="text">
      <style:text-properties fo:font-size="12pt" style:font-size-asian="12pt" style:font-size-complex="12pt"/>
    </style:style>
    <style:style style:name="T19_129" style:family="text">
      <style:text-properties fo:font-size="12pt" style:font-size-asian="12pt" style:font-size-complex="12pt"/>
    </style:style>
    <style:style style:name="T19_130" style:family="text">
      <style:text-properties fo:font-size="12pt" style:font-size-asian="12pt" style:font-size-complex="12pt"/>
    </style:style>
    <style:style style:name="T19_131" style:family="text">
      <style:text-properties fo:font-size="12pt" style:font-size-asian="12pt" style:font-size-complex="12pt"/>
    </style:style>
    <style:style style:name="T19_13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50%" fo:margin-top="0cm" style:writing-mode="lr-tb"/>
    </style:style>
    <style:style style:name="T2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1" style:family="paragraph" style:parent-style-name="Standard">
      <style:paragraph-properties fo:text-align="justify" fo:break-before="auto" fo:line-height="150%" fo:margin-top="0cm" style:writing-mode="lr-tb"/>
    </style:style>
    <style:style style:name="T2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text-align="justify" fo:break-before="auto" fo:line-height="150%" fo:margin-top="0cm" style:writing-mode="lr-tb"/>
    </style:style>
    <style:style style:name="T2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fo:text-align="justify" fo:break-before="auto" fo:line-height="150%" fo:margin-top="0cm" style:writing-mode="lr-tb"/>
    </style:style>
    <style:style style:name="T2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text-align="justify" fo:break-before="auto" fo:line-height="150%" fo:margin-top="0cm" style:writing-mode="lr-tb"/>
    </style:style>
    <style:style style:name="T2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4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5" style:family="paragraph" style:parent-style-name="Standard">
      <style:paragraph-properties fo:text-align="justify" fo:break-before="auto" fo:line-height="150%" fo:margin-top="0cm" style:writing-mode="lr-tb"/>
    </style:style>
    <style:style style:name="T2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5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6" style:family="paragraph" style:parent-style-name="Standard">
      <style:paragraph-properties fo:text-align="justify" fo:break-before="auto" fo:line-height="150%" fo:margin-top="0cm" style:writing-mode="lr-tb"/>
    </style:style>
    <style:style style:name="T2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6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7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8" style:family="paragraph" style:parent-style-name="Standard">
      <style:paragraph-properties fo:text-align="justify" fo:break-before="auto" fo:text-indent="1.27cm" fo:line-height="150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50%" fo:margin-top="0cm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50%" fo:margin-top="0cm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T30_25" style:family="text">
      <style:text-properties fo:font-size="12pt" style:font-size-asian="12pt" style:font-size-complex="12pt"/>
    </style:style>
    <style:style style:name="T30_26" style:family="text">
      <style:text-properties fo:font-size="12pt" style:font-size-asian="12pt" style:font-size-complex="12pt"/>
    </style:style>
    <style:style style:name="T30_27" style:family="text">
      <style:text-properties fo:font-size="12pt" style:font-size-asian="12pt" style:font-size-complex="12pt"/>
    </style:style>
    <style:style style:name="T30_28" style:family="text">
      <style:text-properties fo:font-size="12pt" style:font-size-asian="12pt" style:font-size-complex="12pt"/>
    </style:style>
    <style:style style:name="T30_29" style:family="text">
      <style:text-properties fo:font-size="12pt" style:font-size-asian="12pt" style:font-size-complex="12pt"/>
    </style:style>
    <style:style style:name="T30_30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>
      <style:text-properties fo:font-size="12pt" style:font-size-asian="12pt" style:font-size-complex="12pt" fo:font-weight="bold" style:font-weight-asian="bold" style:font-weight-complex="bold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32_2" style:family="text">
      <style:text-properties fo:background-color="#ffffff" fo:font-size="12pt" style:font-size-asian="12pt" style:font-size-complex="12pt"/>
    </style:style>
    <style:style style:name="T32_3" style:family="text">
      <style:text-properties fo:background-color="#ffffff" fo:font-size="12pt" style:font-size-asian="12pt" style:font-size-complex="12pt"/>
    </style:style>
    <style:style style:name="T32_4" style:family="text">
      <style:text-properties fo:background-color="#ffffff" fo:font-size="12pt" style:font-size-asian="12pt" style:font-size-complex="12pt"/>
    </style:style>
    <style:style style:name="T32_5" style:family="text">
      <style:text-properties fo:background-color="#ffffff" fo:font-size="12pt" style:font-size-asian="12pt" style:font-size-complex="12pt"/>
    </style:style>
    <style:style style:name="T32_6" style:family="text">
      <style:text-properties fo:background-color="#ffffff" fo:font-size="12pt" style:font-size-asian="12pt" style:font-size-complex="12pt"/>
    </style:style>
    <style:style style:name="T32_7" style:family="text">
      <style:text-properties fo:background-color="#ffffff" fo:font-size="12pt" style:font-size-asian="12pt" style:font-size-complex="12pt"/>
    </style:style>
    <style:style style:name="T32_8" style:family="text">
      <style:text-properties fo:background-color="#ffffff" fo:font-size="12pt" style:font-size-asian="12pt" style:font-size-complex="12pt"/>
    </style:style>
    <style:style style:name="T32_9" style:family="text">
      <style:text-properties fo:background-color="#ffffff" fo:font-size="12pt" style:font-size-asian="12pt" style:font-size-complex="12pt"/>
    </style:style>
    <style:style style:name="T32_10" style:family="text">
      <style:text-properties fo:background-color="#ffffff" fo:font-size="12pt" style:font-size-asian="12pt" style:font-size-complex="12pt"/>
    </style:style>
    <style:style style:name="T32_11" style:family="text">
      <style:text-properties fo:background-color="#ffffff" fo:font-size="12pt" style:font-size-asian="12pt" style:font-size-complex="12pt"/>
    </style:style>
    <style:style style:name="T32_12" style:family="text">
      <style:text-properties fo:background-color="#ffffff" fo:font-size="12pt" style:font-size-asian="12pt" style:font-size-complex="12pt"/>
    </style:style>
    <style:style style:name="T32_13" style:family="text">
      <style:text-properties fo:background-color="#ffffff" fo:font-size="12pt" style:font-size-asian="12pt" style:font-size-complex="12pt"/>
    </style:style>
    <style:style style:name="T32_14" style:family="text">
      <style:text-properties fo:background-color="#ffffff" fo:font-size="12pt" style:font-size-asian="12pt" style:font-size-complex="12pt"/>
    </style:style>
    <style:style style:name="T32_15" style:family="text">
      <style:text-properties fo:background-color="#ffffff" fo:font-size="12pt" style:font-size-asian="12pt" style:font-size-complex="12pt"/>
    </style:style>
    <style:style style:name="T32_16" style:family="text">
      <style:text-properties fo:background-color="#ffffff" fo:font-size="12pt" style:font-size-asian="12pt" style:font-size-complex="12pt"/>
    </style:style>
    <style:style style:name="T32_17" style:family="text">
      <style:text-properties fo:background-color="#ffffff" fo:font-size="12pt" style:font-size-asian="12pt" style:font-size-complex="12pt"/>
    </style:style>
    <style:style style:name="T32_18" style:family="text">
      <style:text-properties fo:background-color="#ffffff" fo:font-size="12pt" style:font-size-asian="12pt" style:font-size-complex="12pt"/>
    </style:style>
    <style:style style:name="T32_19" style:family="text">
      <style:text-properties fo:background-color="#ffffff" fo:font-size="12pt" style:font-size-asian="12pt" style:font-size-complex="12pt"/>
    </style:style>
    <style:style style:name="T32_20" style:family="text">
      <style:text-properties fo:background-color="#ffffff" fo:font-size="12pt" style:font-size-asian="12pt" style:font-size-complex="12pt"/>
    </style:style>
    <style:style style:name="T32_21" style:family="text">
      <style:text-properties fo:background-color="#ffffff" fo:font-size="12pt" style:font-size-asian="12pt" style:font-size-complex="12pt"/>
    </style:style>
    <style:style style:name="T32_22" style:family="text">
      <style:text-properties fo:background-color="#ffffff" fo:font-size="12pt" style:font-size-asian="12pt" style:font-size-complex="12pt"/>
    </style:style>
    <style:style style:name="T32_23" style:family="text">
      <style:text-properties fo:background-color="#ffffff" fo:font-size="12pt" style:font-size-asian="12pt" style:font-size-complex="12pt"/>
    </style:style>
    <style:style style:name="T32_24" style:family="text">
      <style:text-properties fo:background-color="#ffffff" fo:font-size="12pt" style:font-size-asian="12pt" style:font-size-complex="12pt"/>
    </style:style>
    <style:style style:name="T32_25" style:family="text">
      <style:text-properties fo:background-color="#ffffff" fo:font-size="12pt" style:font-size-asian="12pt" style:font-size-complex="12pt"/>
    </style:style>
    <style:style style:name="T32_26" style:family="text">
      <style:text-properties fo:background-color="#ffffff" fo:font-size="12pt" style:font-size-asian="12pt" style:font-size-complex="12pt"/>
    </style:style>
    <style:style style:name="T32_27" style:family="text">
      <style:text-properties fo:background-color="#ffffff" fo:font-size="12pt" style:font-size-asian="12pt" style:font-size-complex="12pt"/>
    </style:style>
    <style:style style:name="T32_28" style:family="text">
      <style:text-properties fo:background-color="#ffffff" fo:font-size="12pt" style:font-size-asian="12pt" style:font-size-complex="12pt"/>
    </style:style>
    <style:style style:name="T32_29" style:family="text">
      <style:text-properties fo:background-color="#ffffff" fo:font-size="12pt" style:font-size-asian="12pt" style:font-size-complex="12pt"/>
    </style:style>
    <style:style style:name="T32_30" style:family="text">
      <style:text-properties fo:background-color="#ffffff" fo:font-size="12pt" style:font-size-asian="12pt" style:font-size-complex="12pt"/>
    </style:style>
    <style:style style:name="T32_3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2_32" style:family="text">
      <style:text-properties fo:background-color="#ffffff" fo:font-size="12pt" style:font-size-asian="12pt" style:font-size-complex="12pt"/>
    </style:style>
    <style:style style:name="T32_33" style:family="text">
      <style:text-properties fo:background-color="#ffffff" fo:font-size="12pt" style:font-size-asian="12pt" style:font-size-complex="12pt"/>
    </style:style>
    <style:style style:name="T32_34" style:family="text">
      <style:text-properties fo:background-color="#ffffff" fo:font-size="12pt" style:font-size-asian="12pt" style:font-size-complex="12pt"/>
    </style:style>
    <style:style style:name="T32_35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2_36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2_37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2_38" style:family="text">
      <style:text-properties fo:background-color="#ffffff"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line-height="150%" fo:margin-top="0cm" style:writing-mode="lr-tb"/>
    </style:style>
    <style:style style:name="T33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33_2" style:family="text">
      <style:text-properties fo:background-color="#ffffff" fo:font-size="12pt" style:font-size-asian="12pt" style:font-size-complex="12pt"/>
    </style:style>
    <style:style style:name="T33_3" style:family="text">
      <style:text-properties fo:background-color="#ffffff" fo:font-size="12pt" style:font-size-asian="12pt" style:font-size-complex="12pt"/>
    </style:style>
    <style:style style:name="T33_4" style:family="text">
      <style:text-properties fo:background-color="#ffffff" fo:font-size="12pt" style:font-size-asian="12pt" style:font-size-complex="12pt"/>
    </style:style>
    <style:style style:name="T33_5" style:family="text">
      <style:text-properties fo:background-color="#ffffff" fo:font-size="12pt" style:font-size-asian="12pt" style:font-size-complex="12pt"/>
    </style:style>
    <style:style style:name="T33_6" style:family="text">
      <style:text-properties fo:background-color="#ffffff" fo:font-size="12pt" style:font-size-asian="12pt" style:font-size-complex="12pt"/>
    </style:style>
    <style:style style:name="T33_7" style:family="text">
      <style:text-properties fo:background-color="#ffffff" fo:font-size="12pt" style:font-size-asian="12pt" style:font-size-complex="12pt"/>
    </style:style>
    <style:style style:name="T33_8" style:family="text">
      <style:text-properties fo:background-color="#ffffff" fo:font-size="12pt" style:font-size-asian="12pt" style:font-size-complex="12pt"/>
    </style:style>
    <style:style style:name="T33_9" style:family="text">
      <style:text-properties fo:background-color="#ffffff" fo:font-size="12pt" style:font-size-asian="12pt" style:font-size-complex="12pt"/>
    </style:style>
    <style:style style:name="T33_10" style:family="text">
      <style:text-properties fo:background-color="#ffffff" fo:font-size="12pt" style:font-size-asian="12pt" style:font-size-complex="12pt"/>
    </style:style>
    <style:style style:name="T33_11" style:family="text">
      <style:text-properties fo:background-color="#ffffff" fo:font-size="12pt" style:font-size-asian="12pt" style:font-size-complex="12pt"/>
    </style:style>
    <style:style style:name="T33_12" style:family="text">
      <style:text-properties fo:background-color="#ffffff" fo:font-size="12pt" style:font-size-asian="12pt" style:font-size-complex="12pt"/>
    </style:style>
    <style:style style:name="T33_13" style:family="text">
      <style:text-properties fo:background-color="#ffffff" fo:font-size="12pt" style:font-size-asian="12pt" style:font-size-complex="12pt"/>
    </style:style>
    <style:style style:name="T33_14" style:family="text">
      <style:text-properties fo:background-color="#ffffff" fo:font-size="12pt" style:font-size-asian="12pt" style:font-size-complex="12pt"/>
    </style:style>
    <style:style style:name="T33_15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3_16" style:family="text">
      <style:text-properties fo:background-color="#ffffff" fo:font-size="12pt" style:font-size-asian="12pt" style:font-size-complex="12pt"/>
    </style:style>
    <style:style style:name="T33_17" style:family="text">
      <style:text-properties fo:background-color="#ffffff" fo:font-size="12pt" style:font-size-asian="12pt" style:font-size-complex="12pt"/>
    </style:style>
    <style:style style:name="T33_18" style:family="text">
      <style:text-properties fo:background-color="#ffffff" fo:font-size="12pt" style:font-size-asian="12pt" style:font-size-complex="12pt"/>
    </style:style>
    <style:style style:name="T33_19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3_20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3_2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33_22" style:family="text">
      <style:text-properties fo:background-color="#ffffff"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34_2" style:family="text">
      <style:text-properties fo:background-color="#ffffff" fo:font-size="12pt" style:font-size-asian="12pt" style:font-size-complex="12pt"/>
    </style:style>
    <style:style style:name="T34_3" style:family="text">
      <style:text-properties fo:background-color="#ffffff" fo:font-size="12pt" style:font-size-asian="12pt" style:font-size-complex="12pt"/>
    </style:style>
    <style:style style:name="T34_4" style:family="text">
      <style:text-properties fo:background-color="#ffffff" fo:font-size="12pt" style:font-size-asian="12pt" style:font-size-complex="12pt"/>
    </style:style>
    <style:style style:name="T34_5" style:family="text">
      <style:text-properties fo:background-color="#ffffff" fo:font-size="12pt" style:font-size-asian="12pt" style:font-size-complex="12pt"/>
    </style:style>
    <style:style style:name="T34_6" style:family="text">
      <style:text-properties fo:background-color="#ffffff" fo:font-size="12pt" style:font-size-asian="12pt" style:font-size-complex="12pt"/>
    </style:style>
    <style:style style:name="T34_7" style:family="text">
      <style:text-properties fo:background-color="#ffffff" fo:font-size="12pt" style:font-size-asian="12pt" style:font-size-complex="12pt"/>
    </style:style>
    <style:style style:name="T34_8" style:family="text">
      <style:text-properties fo:background-color="#ffffff" fo:font-size="12pt" style:font-size-asian="12pt" style:font-size-complex="12pt"/>
    </style:style>
    <style:style style:name="T34_9" style:family="text">
      <style:text-properties fo:background-color="#ffffff" fo:font-size="12pt" style:font-size-asian="12pt" style:font-size-complex="12pt"/>
    </style:style>
    <style:style style:name="T34_10" style:family="text">
      <style:text-properties fo:background-color="#ffffff" fo:font-size="12pt" style:font-size-asian="12pt" style:font-size-complex="12pt"/>
    </style:style>
    <style:style style:name="T34_11" style:family="text">
      <style:text-properties fo:background-color="#ffffff" fo:font-size="12pt" style:font-size-asian="12pt" style:font-size-complex="12pt"/>
    </style:style>
    <style:style style:name="T34_12" style:family="text">
      <style:text-properties fo:background-color="#ffffff" fo:font-size="12pt" style:font-size-asian="12pt" style:font-size-complex="12pt"/>
    </style:style>
    <style:style style:name="T34_13" style:family="text">
      <style:text-properties fo:background-color="#ffffff" fo:font-size="12pt" style:font-size-asian="12pt" style:font-size-complex="12pt"/>
    </style:style>
    <style:style style:name="T34_14" style:family="text">
      <style:text-properties fo:background-color="#ffffff" fo:font-size="12pt" style:font-size-asian="12pt" style:font-size-complex="12pt"/>
    </style:style>
    <style:style style:name="T34_15" style:family="text">
      <style:text-properties fo:background-color="#ffffff" fo:font-size="12pt" style:font-size-asian="12pt" style:font-size-complex="12pt"/>
    </style:style>
    <style:style style:name="T34_16" style:family="text">
      <style:text-properties fo:background-color="#ffffff" fo:font-size="12pt" style:font-size-asian="12pt" style:font-size-complex="12pt"/>
    </style:style>
    <style:style style:name="T34_17" style:family="text">
      <style:text-properties fo:background-color="#ffffff" fo:font-size="12pt" style:font-size-asian="12pt" style:font-size-complex="12pt"/>
    </style:style>
    <style:style style:name="T34_18" style:family="text">
      <style:text-properties fo:background-color="#ffffff" fo:font-size="12pt" style:font-size-asian="12pt" style:font-size-complex="12pt"/>
    </style:style>
    <style:style style:name="T34_19" style:family="text">
      <style:text-properties fo:background-color="#ffffff" fo:font-size="12pt" style:font-size-asian="12pt" style:font-size-complex="12pt"/>
    </style:style>
    <style:style style:name="T34_20" style:family="text">
      <style:text-properties fo:background-color="#ffffff" fo:font-size="12pt" style:font-size-asian="12pt" style:font-size-complex="12pt"/>
    </style:style>
    <style:style style:name="T34_21" style:family="text">
      <style:text-properties fo:background-color="#ffffff" fo:font-size="12pt" style:font-size-asian="12pt" style:font-size-complex="12pt"/>
    </style:style>
    <style:style style:name="T34_22" style:family="text">
      <style:text-properties fo:background-color="#ffffff" fo:font-size="12pt" style:font-size-asian="12pt" style:font-size-complex="12pt"/>
    </style:style>
    <style:style style:name="T34_23" style:family="text">
      <style:text-properties fo:background-color="#ffffff" fo:font-size="12pt" style:font-size-asian="12pt" style:font-size-complex="12pt"/>
    </style:style>
    <style:style style:name="T34_24" style:family="text">
      <style:text-properties fo:background-color="#ffffff" fo:font-size="12pt" style:font-size-asian="12pt" style:font-size-complex="12pt"/>
    </style:style>
    <style:style style:name="T34_25" style:family="text">
      <style:text-properties fo:background-color="#ffffff" fo:font-size="12pt" style:font-size-asian="12pt" style:font-size-complex="12pt"/>
    </style:style>
    <style:style style:name="T34_26" style:family="text">
      <style:text-properties fo:background-color="#ffffff" fo:font-size="12pt" style:font-size-asian="12pt" style:font-size-complex="12pt"/>
    </style:style>
    <style:style style:name="T34_27" style:family="text">
      <style:text-properties fo:background-color="#ffffff" fo:font-size="12pt" style:font-size-asian="12pt" style:font-size-complex="12pt"/>
    </style:style>
    <style:style style:name="T34_28" style:family="text">
      <style:text-properties fo:background-color="#ffffff" fo:font-size="12pt" style:font-size-asian="12pt" style:font-size-complex="12pt"/>
    </style:style>
    <style:style style:name="T34_29" style:family="text">
      <style:text-properties fo:background-color="#ffffff" fo:font-size="12pt" style:font-size-asian="12pt" style:font-size-complex="12pt"/>
    </style:style>
    <style:style style:name="T34_30" style:family="text">
      <style:text-properties fo:background-color="#ffffff" fo:font-size="12pt" style:font-size-asian="12pt" style:font-size-complex="12pt"/>
    </style:style>
    <style:style style:name="T34_31" style:family="text">
      <style:text-properties fo:background-color="#ffffff" fo:font-size="12pt" style:font-size-asian="12pt" style:font-size-complex="12pt"/>
    </style:style>
    <style:style style:name="T34_32" style:family="text">
      <style:text-properties fo:background-color="#ffffff" fo:font-size="12pt" style:font-size-asian="12pt" style:font-size-complex="12pt"/>
    </style:style>
    <style:style style:name="P35" style:family="paragraph" style:parent-style-name="Heading_20_1">
      <style:paragraph-properties fo:break-before="auto" fo:line-height="150%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T36_87" style:family="text">
      <style:text-properties fo:font-style="italic" style:font-style-asian="italic" style:font-style-complex="italic" fo:font-size="12pt" style:font-size-asian="12pt" style:font-size-complex="12pt"/>
    </style:style>
    <style:style style:name="T36_88" style:family="text">
      <style:text-properties fo:font-size="12pt" style:font-size-asian="12pt" style:font-size-complex="12pt"/>
    </style:style>
    <style:style style:name="T36_89" style:family="text">
      <style:text-properties fo:font-size="12pt" style:font-size-asian="12pt" style:font-size-complex="12pt"/>
    </style:style>
    <style:style style:name="T36_90" style:family="text">
      <style:text-properties fo:font-size="12pt" style:font-size-asian="12pt" style:font-size-complex="12pt"/>
    </style:style>
    <style:style style:name="T36_91" style:family="text">
      <style:text-properties fo:font-size="12pt" style:font-size-asian="12pt" style:font-size-complex="12pt"/>
    </style:style>
    <style:style style:name="T36_92" style:family="text">
      <style:text-properties fo:font-size="12pt" style:font-size-asian="12pt" style:font-size-complex="12pt"/>
    </style:style>
    <style:style style:name="T36_93" style:family="text">
      <style:text-properties fo:font-size="12pt" style:font-size-asian="12pt" style:font-size-complex="12pt"/>
    </style:style>
    <style:style style:name="T36_94" style:family="text">
      <style:text-properties fo:font-size="12pt" style:font-size-asian="12pt" style:font-size-complex="12pt"/>
    </style:style>
    <style:style style:name="T36_95" style:family="text">
      <style:text-properties fo:font-size="12pt" style:font-size-asian="12pt" style:font-size-complex="12pt"/>
    </style:style>
    <style:style style:name="T36_96" style:family="text">
      <style:text-properties fo:font-size="12pt" style:font-size-asian="12pt" style:font-size-complex="12pt"/>
    </style:style>
    <style:style style:name="T36_97" style:family="text">
      <style:text-properties fo:font-size="12pt" style:font-size-asian="12pt" style:font-size-complex="12pt"/>
    </style:style>
    <style:style style:name="T36_98" style:family="text">
      <style:text-properties fo:font-size="12pt" style:font-size-asian="12pt" style:font-size-complex="12pt"/>
    </style:style>
    <style:style style:name="T36_99" style:family="text">
      <style:text-properties fo:font-size="12pt" style:font-size-asian="12pt" style:font-size-complex="12pt"/>
    </style:style>
    <style:style style:name="T36_100" style:family="text">
      <style:text-properties fo:font-size="12pt" style:font-size-asian="12pt" style:font-size-complex="12pt"/>
    </style:style>
    <style:style style:name="T36_101" style:family="text">
      <style:text-properties fo:font-size="12pt" style:font-size-asian="12pt" style:font-size-complex="12pt"/>
    </style:style>
    <style:style style:name="T36_102" style:family="text">
      <style:text-properties fo:font-size="12pt" style:font-size-asian="12pt" style:font-size-complex="12pt"/>
    </style:style>
    <style:style style:name="T36_103" style:family="text">
      <style:text-properties fo:font-size="12pt" style:font-size-asian="12pt" style:font-size-complex="12pt"/>
    </style:style>
    <style:style style:name="T36_104" style:family="text">
      <style:text-properties fo:font-size="12pt" style:font-size-asian="12pt" style:font-size-complex="12pt"/>
    </style:style>
    <style:style style:name="T36_105" style:family="text">
      <style:text-properties fo:font-size="12pt" style:font-size-asian="12pt" style:font-size-complex="12pt"/>
    </style:style>
    <style:style style:name="T36_106" style:family="text">
      <style:text-properties fo:font-size="12pt" style:font-size-asian="12pt" style:font-size-complex="12pt"/>
    </style:style>
    <style:style style:name="T36_107" style:family="text">
      <style:text-properties fo:font-size="12pt" style:font-size-asian="12pt" style:font-size-complex="12pt"/>
    </style:style>
    <style:style style:name="T36_108" style:family="text">
      <style:text-properties fo:font-size="12pt" style:font-size-asian="12pt" style:font-size-complex="12pt"/>
    </style:style>
    <style:style style:name="T36_109" style:family="text">
      <style:text-properties fo:font-size="12pt" style:font-size-asian="12pt" style:font-size-complex="12pt"/>
    </style:style>
    <style:style style:name="T36_110" style:family="text">
      <style:text-properties fo:font-size="12pt" style:font-size-asian="12pt" style:font-size-complex="12pt"/>
    </style:style>
    <style:style style:name="T36_111" style:family="text">
      <style:text-properties fo:font-size="12pt" style:font-size-asian="12pt" style:font-size-complex="12pt"/>
    </style:style>
    <style:style style:name="T36_112" style:family="text">
      <style:text-properties fo:font-size="12pt" style:font-size-asian="12pt" style:font-size-complex="12pt"/>
    </style:style>
    <style:style style:name="T36_113" style:family="text">
      <style:text-properties fo:font-size="12pt" style:font-size-asian="12pt" style:font-size-complex="12pt"/>
    </style:style>
    <style:style style:name="T36_114" style:family="text">
      <style:text-properties fo:font-size="12pt" style:font-size-asian="12pt" style:font-size-complex="12pt"/>
    </style:style>
    <style:style style:name="T36_115" style:family="text">
      <style:text-properties fo:font-size="12pt" style:font-size-asian="12pt" style:font-size-complex="12pt"/>
    </style:style>
    <style:style style:name="T36_116" style:family="text">
      <style:text-properties fo:font-size="12pt" style:font-size-asian="12pt" style:font-size-complex="12pt"/>
    </style:style>
    <style:style style:name="T36_117" style:family="text">
      <style:text-properties fo:font-size="12pt" style:font-size-asian="12pt" style:font-size-complex="12pt"/>
    </style:style>
    <style:style style:name="T36_118" style:family="text">
      <style:text-properties fo:font-size="12pt" style:font-size-asian="12pt" style:font-size-complex="12pt"/>
    </style:style>
    <style:style style:name="T36_119" style:family="text">
      <style:text-properties fo:font-size="12pt" style:font-size-asian="12pt" style:font-size-complex="12pt"/>
    </style:style>
    <style:style style:name="T36_120" style:family="text">
      <style:text-properties fo:font-size="12pt" style:font-size-asian="12pt" style:font-size-complex="12pt"/>
    </style:style>
    <style:style style:name="T36_121" style:family="text">
      <style:text-properties fo:font-size="12pt" style:font-size-asian="12pt" style:font-size-complex="12pt"/>
    </style:style>
    <style:style style:name="T36_122" style:family="text">
      <style:text-properties fo:font-size="12pt" style:font-size-asian="12pt" style:font-size-complex="12pt"/>
    </style:style>
    <style:style style:name="T36_123" style:family="text">
      <style:text-properties fo:font-size="12pt" style:font-size-asian="12pt" style:font-size-complex="12pt"/>
    </style:style>
    <style:style style:name="T36_124" style:family="text">
      <style:text-properties fo:font-size="12pt" style:font-size-asian="12pt" style:font-size-complex="12pt"/>
    </style:style>
    <style:style style:name="T36_125" style:family="text">
      <style:text-properties fo:font-size="12pt" style:font-size-asian="12pt" style:font-size-complex="12pt"/>
    </style:style>
    <style:style style:name="T36_126" style:family="text">
      <style:text-properties fo:font-size="12pt" style:font-size-asian="12pt" style:font-size-complex="12pt"/>
    </style:style>
    <style:style style:name="T36_127" style:family="text">
      <style:text-properties fo:font-size="12pt" style:font-size-asian="12pt" style:font-size-complex="12pt"/>
    </style:style>
    <style:style style:name="T36_128" style:family="text">
      <style:text-properties fo:font-size="12pt" style:font-size-asian="12pt" style:font-size-complex="12pt"/>
    </style:style>
    <style:style style:name="T36_129" style:family="text">
      <style:text-properties fo:font-size="12pt" style:font-size-asian="12pt" style:font-size-complex="12pt"/>
    </style:style>
    <style:style style:name="T36_130" style:family="text">
      <style:text-properties fo:font-size="12pt" style:font-size-asian="12pt" style:font-size-complex="12pt"/>
    </style:style>
    <style:style style:name="T36_131" style:family="text">
      <style:text-properties fo:font-size="12pt" style:font-size-asian="12pt" style:font-size-complex="12pt"/>
    </style:style>
    <style:style style:name="T36_132" style:family="text">
      <style:text-properties fo:font-size="12pt" style:font-size-asian="12pt" style:font-size-complex="12pt"/>
    </style:style>
    <style:style style:name="T36_133" style:family="text">
      <style:text-properties fo:font-size="12pt" style:font-size-asian="12pt" style:font-size-complex="12pt"/>
    </style:style>
    <style:style style:name="T36_134" style:family="text">
      <style:text-properties fo:font-size="12pt" style:font-size-asian="12pt" style:font-size-complex="12pt"/>
    </style:style>
    <style:style style:name="T36_135" style:family="text">
      <style:text-properties fo:font-size="12pt" style:font-size-asian="12pt" style:font-size-complex="12pt"/>
    </style:style>
    <style:style style:name="T36_136" style:family="text">
      <style:text-properties fo:font-size="12pt" style:font-size-asian="12pt" style:font-size-complex="12pt"/>
    </style:style>
    <style:style style:name="T36_137" style:family="text">
      <style:text-properties fo:font-size="12pt" style:font-size-asian="12pt" style:font-size-complex="12pt"/>
    </style:style>
    <style:style style:name="T36_138" style:family="text">
      <style:text-properties fo:font-size="12pt" style:font-size-asian="12pt" style:font-size-complex="12pt"/>
    </style:style>
    <style:style style:name="T36_139" style:family="text">
      <style:text-properties fo:font-size="12pt" style:font-size-asian="12pt" style:font-size-complex="12pt"/>
    </style:style>
    <style:style style:name="T36_140" style:family="text">
      <style:text-properties fo:font-size="12pt" style:font-size-asian="12pt" style:font-size-complex="12pt"/>
    </style:style>
    <style:style style:name="T36_141" style:family="text">
      <style:text-properties fo:font-size="12pt" style:font-size-asian="12pt" style:font-size-complex="12pt"/>
    </style:style>
    <style:style style:name="T36_142" style:family="text">
      <style:text-properties fo:font-size="12pt" style:font-size-asian="12pt" style:font-size-complex="12pt"/>
    </style:style>
    <style:style style:name="T36_143" style:family="text">
      <style:text-properties fo:font-size="12pt" style:font-size-asian="12pt" style:font-size-complex="12pt"/>
    </style:style>
    <style:style style:name="T36_144" style:family="text">
      <style:text-properties fo:font-size="12pt" style:font-size-asian="12pt" style:font-size-complex="12pt"/>
    </style:style>
    <style:style style:name="T36_145" style:family="text">
      <style:text-properties fo:font-size="12pt" style:font-size-asian="12pt" style:font-size-complex="12pt"/>
    </style:style>
    <style:style style:name="T36_146" style:family="text">
      <style:text-properties fo:font-size="12pt" style:font-size-asian="12pt" style:font-size-complex="12pt"/>
    </style:style>
    <style:style style:name="T36_147" style:family="text">
      <style:text-properties fo:font-size="12pt" style:font-size-asian="12pt" style:font-size-complex="12pt"/>
    </style:style>
    <style:style style:name="T36_148" style:family="text">
      <style:text-properties fo:font-size="12pt" style:font-size-asian="12pt" style:font-size-complex="12pt"/>
    </style:style>
    <style:style style:name="T36_149" style:family="text">
      <style:text-properties fo:font-size="12pt" style:font-size-asian="12pt" style:font-size-complex="12pt"/>
    </style:style>
    <style:style style:name="T36_150" style:family="text">
      <style:text-properties fo:font-size="12pt" style:font-size-asian="12pt" style:font-size-complex="12pt"/>
    </style:style>
    <style:style style:name="T36_151" style:family="text">
      <style:text-properties fo:font-size="12pt" style:font-size-asian="12pt" style:font-size-complex="12pt"/>
    </style:style>
    <style:style style:name="T36_152" style:family="text">
      <style:text-properties fo:font-size="12pt" style:font-size-asian="12pt" style:font-size-complex="12pt"/>
    </style:style>
    <style:style style:name="T36_153" style:family="text">
      <style:text-properties fo:font-size="12pt" style:font-size-asian="12pt" style:font-size-complex="12pt"/>
    </style:style>
    <style:style style:name="T36_154" style:family="text">
      <style:text-properties fo:font-size="12pt" style:font-size-asian="12pt" style:font-size-complex="12pt"/>
    </style:style>
    <style:style style:name="T36_155" style:family="text">
      <style:text-properties fo:font-size="12pt" style:font-size-asian="12pt" style:font-size-complex="12pt"/>
    </style:style>
    <style:style style:name="T36_156" style:family="text">
      <style:text-properties fo:font-size="12pt" style:font-size-asian="12pt" style:font-size-complex="12pt"/>
    </style:style>
    <style:style style:name="T36_157" style:family="text">
      <style:text-properties fo:font-size="12pt" style:font-size-asian="12pt" style:font-size-complex="12pt"/>
    </style:style>
    <style:style style:name="T36_158" style:family="text">
      <style:text-properties fo:font-size="12pt" style:font-size-asian="12pt" style:font-size-complex="12pt"/>
    </style:style>
    <style:style style:name="T36_159" style:family="text">
      <style:text-properties fo:font-size="12pt" style:font-size-asian="12pt" style:font-size-complex="12pt"/>
    </style:style>
    <style:style style:name="T36_160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7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7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76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150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50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line-height="150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50%" fo:margin-top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50%" fo:margin-top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50%" fo:margin-top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50%" fo:margin-top="0cm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50%" fo:margin-top="0cm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tyle="italic" style:font-style-asian="italic" style:font-style-complex="italic"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tyle="italic" style:font-style-asian="italic" style:font-style-complex="italic"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50%" fo:margin-top="0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tyle="italic" style:font-style-asian="italic" style:font-style-complex="italic"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50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tyle="italic" style:font-style-asian="italic" style:font-style-complex="italic"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tyle="italic" style:font-style-asian="italic" style:font-style-complex="italic"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tyle="italic" style:font-style-asian="italic" style:font-style-complex="italic"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P50" style:family="paragraph" style:parent-style-name="Heading_20_1">
      <style:paragraph-properties fo:break-before="auto" fo:line-height="150%" style:writing-mode="lr-tb"/>
    </style:style>
    <style:style style:name="T50_1" style:family="text"/>
    <style:style style:name="P51" style:family="paragraph" style:parent-style-name="Standard">
      <style:paragraph-properties fo:text-align="justify" fo:break-before="auto" fo:line-height="150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2pt" style:font-size-asian="12pt" style:font-size-complex="12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2pt" style:font-size-asian="12pt" style:font-size-complex="12pt"/>
    </style:style>
    <style:style style:name="T51_57" style:family="text">
      <style:text-properties fo:font-size="12pt" style:font-size-asian="12pt" style:font-size-complex="12pt"/>
    </style:style>
    <style:style style:name="T51_58" style:family="text">
      <style:text-properties fo:font-size="12pt" style:font-size-asian="12pt" style:font-size-complex="12pt"/>
    </style:style>
    <style:style style:name="T51_59" style:family="text">
      <style:text-properties fo:font-size="12pt" style:font-size-asian="12pt" style:font-size-complex="12pt"/>
    </style:style>
    <style:style style:name="T51_60" style:family="text">
      <style:text-properties fo:font-size="12pt" style:font-size-asian="12pt" style:font-size-complex="12pt"/>
    </style:style>
    <style:style style:name="T51_61" style:family="text">
      <style:text-properties fo:font-size="12pt" style:font-size-asian="12pt" style:font-size-complex="12pt"/>
    </style:style>
    <style:style style:name="T51_62" style:family="text">
      <style:text-properties fo:font-size="12pt" style:font-size-asian="12pt" style:font-size-complex="12pt"/>
    </style:style>
    <style:style style:name="T51_63" style:family="text">
      <style:text-properties fo:font-size="12pt" style:font-size-asian="12pt" style:font-size-complex="12pt"/>
    </style:style>
    <style:style style:name="T51_64" style:family="text">
      <style:text-properties fo:font-size="12pt" style:font-size-asian="12pt" style:font-size-complex="12pt"/>
    </style:style>
    <style:style style:name="T51_65" style:family="text">
      <style:text-properties fo:font-size="12pt" style:font-size-asian="12pt" style:font-size-complex="12pt"/>
    </style:style>
    <style:style style:name="T51_66" style:family="text">
      <style:text-properties fo:font-size="12pt" style:font-size-asian="12pt" style:font-size-complex="12pt"/>
    </style:style>
    <style:style style:name="T51_67" style:family="text">
      <style:text-properties fo:font-size="12pt" style:font-size-asian="12pt" style:font-size-complex="12pt"/>
    </style:style>
    <style:style style:name="T51_68" style:family="text">
      <style:text-properties fo:font-size="12pt" style:font-size-asian="12pt" style:font-size-complex="12pt"/>
    </style:style>
    <style:style style:name="T51_69" style:family="text">
      <style:text-properties fo:font-size="12pt" style:font-size-asian="12pt" style:font-size-complex="12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2pt" style:font-size-asian="12pt" style:font-size-complex="12pt"/>
    </style:style>
    <style:style style:name="T51_72" style:family="text">
      <style:text-properties fo:font-size="12pt" style:font-size-asian="12pt" style:font-size-complex="12pt"/>
    </style:style>
    <style:style style:name="T51_73" style:family="text">
      <style:text-properties fo:font-size="12pt" style:font-size-asian="12pt" style:font-size-complex="12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2pt" style:font-size-asian="12pt" style:font-size-complex="12pt"/>
    </style:style>
    <style:style style:name="T51_76" style:family="text">
      <style:text-properties fo:font-size="12pt" style:font-size-asian="12pt" style:font-size-complex="12pt"/>
    </style:style>
    <style:style style:name="T51_77" style:family="text">
      <style:text-properties fo:font-size="12pt" style:font-size-asian="12pt" style:font-size-complex="12pt"/>
    </style:style>
    <style:style style:name="T51_78" style:family="text">
      <style:text-properties fo:font-size="12pt" style:font-size-asian="12pt" style:font-size-complex="12pt"/>
    </style:style>
    <style:style style:name="T51_79" style:family="text">
      <style:text-properties fo:font-size="12pt" style:font-size-asian="12pt" style:font-size-complex="12pt"/>
    </style:style>
    <style:style style:name="T51_80" style:family="text">
      <style:text-properties fo:font-size="12pt" style:font-size-asian="12pt" style:font-size-complex="12pt"/>
    </style:style>
    <style:style style:name="T51_81" style:family="text">
      <style:text-properties fo:font-size="12pt" style:font-size-asian="12pt" style:font-size-complex="12pt"/>
    </style:style>
    <style:style style:name="T51_82" style:family="text">
      <style:text-properties fo:font-size="12pt" style:font-size-asian="12pt" style:font-size-complex="12pt"/>
    </style:style>
    <style:style style:name="T51_83" style:family="text">
      <style:text-properties fo:font-size="12pt" style:font-size-asian="12pt" style:font-size-complex="12pt"/>
    </style:style>
    <style:style style:name="T51_84" style:family="text">
      <style:text-properties fo:font-size="12pt" style:font-size-asian="12pt" style:font-size-complex="12pt"/>
    </style:style>
    <style:style style:name="T51_85" style:family="text">
      <style:text-properties fo:font-size="12pt" style:font-size-asian="12pt" style:font-size-complex="12pt"/>
    </style:style>
    <style:style style:name="T51_86" style:family="text">
      <style:text-properties fo:font-size="12pt" style:font-size-asian="12pt" style:font-size-complex="12pt"/>
    </style:style>
    <style:style style:name="T51_87" style:family="text">
      <style:text-properties fo:font-size="12pt" style:font-size-asian="12pt" style:font-size-complex="12pt"/>
    </style:style>
    <style:style style:name="T51_88" style:family="text">
      <style:text-properties fo:font-size="12pt" style:font-size-asian="12pt" style:font-size-complex="12pt"/>
    </style:style>
    <style:style style:name="T51_89" style:family="text">
      <style:text-properties fo:font-size="12pt" style:font-size-asian="12pt" style:font-size-complex="12pt"/>
    </style:style>
    <style:style style:name="T51_90" style:family="text">
      <style:text-properties fo:font-size="12pt" style:font-size-asian="12pt" style:font-size-complex="12pt"/>
    </style:style>
    <style:style style:name="T51_91" style:family="text">
      <style:text-properties fo:font-size="12pt" style:font-size-asian="12pt" style:font-size-complex="12pt"/>
    </style:style>
    <style:style style:name="T51_92" style:family="text">
      <style:text-properties fo:font-size="12pt" style:font-size-asian="12pt" style:font-size-complex="12pt"/>
    </style:style>
    <style:style style:name="T51_93" style:family="text">
      <style:text-properties fo:font-size="12pt" style:font-size-asian="12pt" style:font-size-complex="12pt"/>
    </style:style>
    <style:style style:name="T51_94" style:family="text">
      <style:text-properties fo:font-size="12pt" style:font-size-asian="12pt" style:font-size-complex="12pt"/>
    </style:style>
    <style:style style:name="T51_95" style:family="text">
      <style:text-properties fo:font-size="12pt" style:font-size-asian="12pt" style:font-size-complex="12pt"/>
    </style:style>
    <style:style style:name="T51_96" style:family="text">
      <style:text-properties fo:font-size="12pt" style:font-size-asian="12pt" style:font-size-complex="12pt"/>
    </style:style>
    <style:style style:name="T51_97" style:family="text">
      <style:text-properties fo:font-size="12pt" style:font-size-asian="12pt" style:font-size-complex="12pt"/>
    </style:style>
    <style:style style:name="T51_98" style:family="text">
      <style:text-properties fo:font-size="12pt" style:font-size-asian="12pt" style:font-size-complex="12pt"/>
    </style:style>
    <style:style style:name="T51_99" style:family="text">
      <style:text-properties fo:font-size="12pt" style:font-size-asian="12pt" style:font-size-complex="12pt"/>
    </style:style>
    <style:style style:name="T51_100" style:family="text">
      <style:text-properties fo:font-size="12pt" style:font-size-asian="12pt" style:font-size-complex="12pt"/>
    </style:style>
    <style:style style:name="T51_101" style:family="text">
      <style:text-properties fo:font-size="12pt" style:font-size-asian="12pt" style:font-size-complex="12pt"/>
    </style:style>
    <style:style style:name="T51_102" style:family="text">
      <style:text-properties fo:font-size="12pt" style:font-size-asian="12pt" style:font-size-complex="12pt"/>
    </style:style>
    <style:style style:name="T51_103" style:family="text">
      <style:text-properties fo:font-size="12pt" style:font-size-asian="12pt" style:font-size-complex="12pt"/>
    </style:style>
    <style:style style:name="T51_104" style:family="text">
      <style:text-properties fo:font-size="12pt" style:font-size-asian="12pt" style:font-size-complex="12pt"/>
    </style:style>
    <style:style style:name="T51_105" style:family="text">
      <style:text-properties fo:font-size="12pt" style:font-size-asian="12pt" style:font-size-complex="12pt"/>
    </style:style>
    <style:style style:name="T51_106" style:family="text">
      <style:text-properties fo:font-size="12pt" style:font-size-asian="12pt" style:font-size-complex="12pt"/>
    </style:style>
    <style:style style:name="T51_107" style:family="text">
      <style:text-properties fo:font-size="12pt" style:font-size-asian="12pt" style:font-size-complex="12pt"/>
    </style:style>
    <style:style style:name="T51_108" style:family="text">
      <style:text-properties fo:font-size="12pt" style:font-size-asian="12pt" style:font-size-complex="12pt"/>
    </style:style>
    <style:style style:name="T51_109" style:family="text">
      <style:text-properties fo:font-size="12pt" style:font-size-asian="12pt" style:font-size-complex="12pt"/>
    </style:style>
    <style:style style:name="T51_110" style:family="text">
      <style:text-properties fo:font-size="12pt" style:font-size-asian="12pt" style:font-size-complex="12pt"/>
    </style:style>
    <style:style style:name="T51_111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text-indent="1.27cm" fo:line-height="150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6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T52_89" style:family="text">
      <style:text-properties fo:font-size="12pt" style:font-size-asian="12pt" style:font-size-complex="12pt"/>
    </style:style>
    <style:style style:name="T52_90" style:family="text">
      <style:text-properties fo:font-size="12pt" style:font-size-asian="12pt" style:font-size-complex="12pt"/>
    </style:style>
    <style:style style:name="T52_91" style:family="text">
      <style:text-properties fo:font-size="12pt" style:font-size-asian="12pt" style:font-size-complex="12pt"/>
    </style:style>
    <style:style style:name="T52_92" style:family="text">
      <style:text-properties fo:font-size="12pt" style:font-size-asian="12pt" style:font-size-complex="12pt"/>
    </style:style>
    <style:style style:name="T52_93" style:family="text">
      <style:text-properties fo:font-size="12pt" style:font-size-asian="12pt" style:font-size-complex="12pt"/>
    </style:style>
    <style:style style:name="T52_94" style:family="text">
      <style:text-properties fo:font-size="12pt" style:font-size-asian="12pt" style:font-size-complex="12pt"/>
    </style:style>
    <style:style style:name="T52_95" style:family="text">
      <style:text-properties fo:font-size="12pt" style:font-size-asian="12pt" style:font-size-complex="12pt"/>
    </style:style>
    <style:style style:name="T52_96" style:family="text">
      <style:text-properties fo:font-size="12pt" style:font-size-asian="12pt" style:font-size-complex="12pt"/>
    </style:style>
    <style:style style:name="T52_97" style:family="text">
      <style:text-properties fo:font-size="12pt" style:font-size-asian="12pt" style:font-size-complex="12pt"/>
    </style:style>
    <style:style style:name="T52_98" style:family="text">
      <style:text-properties fo:font-size="12pt" style:font-size-asian="12pt" style:font-size-complex="12pt"/>
    </style:style>
    <style:style style:name="T52_99" style:family="text">
      <style:text-properties fo:font-size="12pt" style:font-size-asian="12pt" style:font-size-complex="12pt"/>
    </style:style>
    <style:style style:name="T52_100" style:family="text">
      <style:text-properties fo:font-size="12pt" style:font-size-asian="12pt" style:font-size-complex="12pt"/>
    </style:style>
    <style:style style:name="T52_101" style:family="text">
      <style:text-properties fo:font-size="12pt" style:font-size-asian="12pt" style:font-size-complex="12pt"/>
    </style:style>
    <style:style style:name="T52_102" style:family="text">
      <style:text-properties fo:font-size="12pt" style:font-size-asian="12pt" style:font-size-complex="12pt"/>
    </style:style>
    <style:style style:name="T52_103" style:family="text">
      <style:text-properties fo:font-size="12pt" style:font-size-asian="12pt" style:font-size-complex="12pt"/>
    </style:style>
    <style:style style:name="T52_104" style:family="text">
      <style:text-properties fo:font-size="12pt" style:font-size-asian="12pt" style:font-size-complex="12pt"/>
    </style:style>
    <style:style style:name="T52_105" style:family="text">
      <style:text-properties fo:font-size="12pt" style:font-size-asian="12pt" style:font-size-complex="12pt"/>
    </style:style>
    <style:style style:name="T52_106" style:family="text">
      <style:text-properties fo:font-size="12pt" style:font-size-asian="12pt" style:font-size-complex="12pt"/>
    </style:style>
    <style:style style:name="T52_107" style:family="text">
      <style:text-properties fo:font-size="12pt" style:font-size-asian="12pt" style:font-size-complex="12pt"/>
    </style:style>
    <style:style style:name="T52_108" style:family="text">
      <style:text-properties fo:font-size="12pt" style:font-size-asian="12pt" style:font-size-complex="12pt"/>
    </style:style>
    <style:style style:name="T52_109" style:family="text">
      <style:text-properties fo:font-size="12pt" style:font-size-asian="12pt" style:font-size-complex="12pt"/>
    </style:style>
    <style:style style:name="T52_110" style:family="text">
      <style:text-properties fo:font-size="12pt" style:font-size-asian="12pt" style:font-size-complex="12pt"/>
    </style:style>
    <style:style style:name="T52_111" style:family="text">
      <style:text-properties fo:font-size="12pt" style:font-size-asian="12pt" style:font-size-complex="12pt"/>
    </style:style>
    <style:style style:name="T52_112" style:family="text">
      <style:text-properties fo:font-size="12pt" style:font-size-asian="12pt" style:font-size-complex="12pt"/>
    </style:style>
    <style:style style:name="T52_113" style:family="text">
      <style:text-properties fo:font-size="12pt" style:font-size-asian="12pt" style:font-size-complex="12pt"/>
    </style:style>
    <style:style style:name="T52_114" style:family="text">
      <style:text-properties fo:font-size="12pt" style:font-size-asian="12pt" style:font-size-complex="12pt"/>
    </style:style>
    <style:style style:name="T52_115" style:family="text">
      <style:text-properties fo:font-size="12pt" style:font-size-asian="12pt" style:font-size-complex="12pt"/>
    </style:style>
    <style:style style:name="T52_116" style:family="text">
      <style:text-properties fo:font-size="12pt" style:font-size-asian="12pt" style:font-size-complex="12pt"/>
    </style:style>
    <style:style style:name="T52_117" style:family="text">
      <style:text-properties fo:font-size="12pt" style:font-size-asian="12pt" style:font-size-complex="12pt"/>
    </style:style>
    <style:style style:name="T52_118" style:family="text">
      <style:text-properties fo:font-size="12pt" style:font-size-asian="12pt" style:font-size-complex="12pt"/>
    </style:style>
    <style:style style:name="T52_119" style:family="text">
      <style:text-properties fo:font-size="12pt" style:font-size-asian="12pt" style:font-size-complex="12pt"/>
    </style:style>
    <style:style style:name="T52_120" style:family="text">
      <style:text-properties fo:font-size="12pt" style:font-size-asian="12pt" style:font-size-complex="12pt"/>
    </style:style>
    <style:style style:name="T52_121" style:family="text">
      <style:text-properties fo:font-size="12pt" style:font-size-asian="12pt" style:font-size-complex="12pt"/>
    </style:style>
    <style:style style:name="T52_122" style:family="text">
      <style:text-properties fo:font-size="12pt" style:font-size-asian="12pt" style:font-size-complex="12pt"/>
    </style:style>
    <style:style style:name="T52_123" style:family="text">
      <style:text-properties fo:font-size="12pt" style:font-size-asian="12pt" style:font-size-complex="12pt"/>
    </style:style>
    <style:style style:name="T52_124" style:family="text">
      <style:text-properties fo:font-size="12pt" style:font-size-asian="12pt" style:font-size-complex="12pt"/>
    </style:style>
    <style:style style:name="T52_125" style:family="text">
      <style:text-properties fo:font-size="12pt" style:font-size-asian="12pt" style:font-size-complex="12pt"/>
    </style:style>
    <style:style style:name="T52_126" style:family="text">
      <style:text-properties fo:font-size="12pt" style:font-size-asian="12pt" style:font-size-complex="12pt"/>
    </style:style>
    <style:style style:name="T52_127" style:family="text">
      <style:text-properties fo:font-size="12pt" style:font-size-asian="12pt" style:font-size-complex="12pt"/>
    </style:style>
    <style:style style:name="T52_128" style:family="text">
      <style:text-properties fo:font-size="12pt" style:font-size-asian="12pt" style:font-size-complex="12pt"/>
    </style:style>
    <style:style style:name="T52_129" style:family="text">
      <style:text-properties fo:font-size="12pt" style:font-size-asian="12pt" style:font-size-complex="12pt"/>
    </style:style>
    <style:style style:name="T52_130" style:family="text">
      <style:text-properties fo:font-size="12pt" style:font-size-asian="12pt" style:font-size-complex="12pt"/>
    </style:style>
    <style:style style:name="T52_131" style:family="text">
      <style:text-properties fo:font-size="12pt" style:font-size-asian="12pt" style:font-size-complex="12pt"/>
    </style:style>
    <style:style style:name="T52_132" style:family="text">
      <style:text-properties fo:font-size="12pt" style:font-size-asian="12pt" style:font-size-complex="12pt"/>
    </style:style>
    <style:style style:name="T52_133" style:family="text">
      <style:text-properties fo:font-size="12pt" style:font-size-asian="12pt" style:font-size-complex="12pt"/>
    </style:style>
    <style:style style:name="T52_134" style:family="text">
      <style:text-properties fo:font-size="12pt" style:font-size-asian="12pt" style:font-size-complex="12pt"/>
    </style:style>
    <style:style style:name="T52_135" style:family="text">
      <style:text-properties fo:font-size="12pt" style:font-size-asian="12pt" style:font-size-complex="12pt"/>
    </style:style>
    <style:style style:name="T52_136" style:family="text">
      <style:text-properties fo:font-size="12pt" style:font-size-asian="12pt" style:font-size-complex="12pt"/>
    </style:style>
    <style:style style:name="T52_137" style:family="text">
      <style:text-properties fo:font-size="12pt" style:font-size-asian="12pt" style:font-size-complex="12pt"/>
    </style:style>
    <style:style style:name="T52_138" style:family="text">
      <style:text-properties fo:font-size="12pt" style:font-size-asian="12pt" style:font-size-complex="12pt"/>
    </style:style>
    <style:style style:name="T52_139" style:family="text">
      <style:text-properties fo:font-size="12pt" style:font-size-asian="12pt" style:font-size-complex="12pt"/>
    </style:style>
    <style:style style:name="T52_140" style:family="text">
      <style:text-properties fo:font-size="12pt" style:font-size-asian="12pt" style:font-size-complex="12pt"/>
    </style:style>
    <style:style style:name="T52_141" style:family="text">
      <style:text-properties fo:font-size="12pt" style:font-size-asian="12pt" style:font-size-complex="12pt"/>
    </style:style>
    <style:style style:name="T52_142" style:family="text">
      <style:text-properties fo:font-size="12pt" style:font-size-asian="12pt" style:font-size-complex="12pt"/>
    </style:style>
    <style:style style:name="T52_143" style:family="text">
      <style:text-properties fo:font-size="12pt" style:font-size-asian="12pt" style:font-size-complex="12pt"/>
    </style:style>
    <style:style style:name="T52_144" style:family="text">
      <style:text-properties fo:font-size="12pt" style:font-size-asian="12pt" style:font-size-complex="12pt"/>
    </style:style>
    <style:style style:name="T52_145" style:family="text">
      <style:text-properties fo:font-size="12pt" style:font-size-asian="12pt" style:font-size-complex="12pt"/>
    </style:style>
    <style:style style:name="T52_146" style:family="text">
      <style:text-properties fo:font-size="12pt" style:font-size-asian="12pt" style:font-size-complex="12pt"/>
    </style:style>
    <style:style style:name="T52_147" style:family="text">
      <style:text-properties fo:font-size="12pt" style:font-size-asian="12pt" style:font-size-complex="12pt"/>
    </style:style>
    <style:style style:name="T52_148" style:family="text">
      <style:text-properties fo:font-size="12pt" style:font-size-asian="12pt" style:font-size-complex="12pt"/>
    </style:style>
    <style:style style:name="T52_149" style:family="text">
      <style:text-properties fo:font-size="12pt" style:font-size-asian="12pt" style:font-size-complex="12pt"/>
    </style:style>
    <style:style style:name="T52_150" style:family="text">
      <style:text-properties fo:font-size="12pt" style:font-size-asian="12pt" style:font-size-complex="12pt"/>
    </style:style>
    <style:style style:name="T52_151" style:family="text">
      <style:text-properties fo:font-size="12pt" style:font-size-asian="12pt" style:font-size-complex="12pt"/>
    </style:style>
    <style:style style:name="T52_152" style:family="text">
      <style:text-properties fo:font-size="12pt" style:font-size-asian="12pt" style:font-size-complex="12pt"/>
    </style:style>
    <style:style style:name="T52_153" style:family="text">
      <style:text-properties fo:font-size="12pt" style:font-size-asian="12pt" style:font-size-complex="12pt"/>
    </style:style>
    <style:style style:name="T52_154" style:family="text">
      <style:text-properties fo:font-size="12pt" style:font-size-asian="12pt" style:font-size-complex="12pt"/>
    </style:style>
    <style:style style:name="T52_155" style:family="text">
      <style:text-properties fo:font-size="12pt" style:font-size-asian="12pt" style:font-size-complex="12pt"/>
    </style:style>
    <style:style style:name="T52_156" style:family="text">
      <style:text-properties fo:font-size="12pt" style:font-size-asian="12pt" style:font-size-complex="12pt"/>
    </style:style>
    <style:style style:name="T52_157" style:family="text">
      <style:text-properties fo:font-size="12pt" style:font-size-asian="12pt" style:font-size-complex="12pt"/>
    </style:style>
    <style:style style:name="T52_158" style:family="text">
      <style:text-properties fo:font-size="12pt" style:font-size-asian="12pt" style:font-size-complex="12pt"/>
    </style:style>
    <style:style style:name="T52_159" style:family="text">
      <style:text-properties fo:font-size="12pt" style:font-size-asian="12pt" style:font-size-complex="12pt"/>
    </style:style>
    <style:style style:name="T52_160" style:family="text">
      <style:text-properties fo:font-size="12pt" style:font-size-asian="12pt" style:font-size-complex="12pt"/>
    </style:style>
    <style:style style:name="T52_161" style:family="text">
      <style:text-properties fo:font-size="12pt" style:font-size-asian="12pt" style:font-size-complex="12pt"/>
    </style:style>
    <style:style style:name="T52_162" style:family="text">
      <style:text-properties fo:font-size="12pt" style:font-size-asian="12pt" style:font-size-complex="12pt"/>
    </style:style>
    <style:style style:name="T52_163" style:family="text">
      <style:text-properties fo:font-size="12pt" style:font-size-asian="12pt" style:font-size-complex="12pt"/>
    </style:style>
    <style:style style:name="T52_164" style:family="text">
      <style:text-properties fo:font-size="12pt" style:font-size-asian="12pt" style:font-size-complex="12pt"/>
    </style:style>
    <style:style style:name="T52_165" style:family="text">
      <style:text-properties fo:font-size="12pt" style:font-size-asian="12pt" style:font-size-complex="12pt"/>
    </style:style>
    <style:style style:name="T52_166" style:family="text">
      <style:text-properties fo:font-size="12pt" style:font-size-asian="12pt" style:font-size-complex="12pt"/>
    </style:style>
    <style:style style:name="T52_167" style:family="text">
      <style:text-properties fo:font-style="italic" style:font-style-asian="italic" style:font-style-complex="italic" fo:font-size="12pt" style:font-size-asian="12pt" style:font-size-complex="12pt"/>
    </style:style>
    <style:style style:name="T52_168" style:family="text">
      <style:text-properties fo:font-size="12pt" style:font-size-asian="12pt" style:font-size-complex="12pt"/>
    </style:style>
    <style:style style:name="T52_169" style:family="text">
      <style:text-properties fo:font-size="12pt" style:font-size-asian="12pt" style:font-size-complex="12pt"/>
    </style:style>
    <style:style style:name="T52_170" style:family="text">
      <style:text-properties fo:font-size="12pt" style:font-size-asian="12pt" style:font-size-complex="12pt"/>
    </style:style>
    <style:style style:name="T52_171" style:family="text">
      <style:text-properties fo:font-size="12pt" style:font-size-asian="12pt" style:font-size-complex="12pt"/>
    </style:style>
    <style:style style:name="T52_172" style:family="text">
      <style:text-properties fo:font-size="12pt" style:font-size-asian="12pt" style:font-size-complex="12pt"/>
    </style:style>
    <style:style style:name="T52_173" style:family="text">
      <style:text-properties fo:font-size="12pt" style:font-size-asian="12pt" style:font-size-complex="12pt"/>
    </style:style>
    <style:style style:name="T52_174" style:family="text">
      <style:text-properties fo:font-size="12pt" style:font-size-asian="12pt" style:font-size-complex="12pt"/>
    </style:style>
    <style:style style:name="T52_175" style:family="text">
      <style:text-properties fo:font-size="12pt" style:font-size-asian="12pt" style:font-size-complex="12pt"/>
    </style:style>
    <style:style style:name="T52_176" style:family="text">
      <style:text-properties fo:font-size="12pt" style:font-size-asian="12pt" style:font-size-complex="12pt"/>
    </style:style>
    <style:style style:name="T52_177" style:family="text">
      <style:text-properties fo:font-size="12pt" style:font-size-asian="12pt" style:font-size-complex="12pt"/>
    </style:style>
    <style:style style:name="T52_178" style:family="text">
      <style:text-properties fo:font-size="12pt" style:font-size-asian="12pt" style:font-size-complex="12pt"/>
    </style:style>
    <style:style style:name="T52_179" style:family="text">
      <style:text-properties fo:font-size="12pt" style:font-size-asian="12pt" style:font-size-complex="12pt"/>
    </style:style>
    <style:style style:name="T52_180" style:family="text">
      <style:text-properties fo:font-size="12pt" style:font-size-asian="12pt" style:font-size-complex="12pt"/>
    </style:style>
    <style:style style:name="T52_181" style:family="text">
      <style:text-properties fo:font-size="12pt" style:font-size-asian="12pt" style:font-size-complex="12pt"/>
    </style:style>
    <style:style style:name="T52_182" style:family="text">
      <style:text-properties fo:font-size="12pt" style:font-size-asian="12pt" style:font-size-complex="12pt"/>
    </style:style>
    <style:style style:name="T52_183" style:family="text">
      <style:text-properties fo:font-size="12pt" style:font-size-asian="12pt" style:font-size-complex="12pt"/>
    </style:style>
    <style:style style:name="T52_184" style:family="text">
      <style:text-properties fo:font-size="12pt" style:font-size-asian="12pt" style:font-size-complex="12pt"/>
    </style:style>
    <style:style style:name="T52_185" style:family="text">
      <style:text-properties fo:font-size="12pt" style:font-size-asian="12pt" style:font-size-complex="12pt"/>
    </style:style>
    <style:style style:name="T52_186" style:family="text">
      <style:text-properties fo:font-size="12pt" style:font-size-asian="12pt" style:font-size-complex="12pt"/>
    </style:style>
    <style:style style:name="T52_187" style:family="text">
      <style:text-properties fo:font-size="12pt" style:font-size-asian="12pt" style:font-size-complex="12pt"/>
    </style:style>
    <style:style style:name="T52_188" style:family="text">
      <style:text-properties fo:font-size="12pt" style:font-size-asian="12pt" style:font-size-complex="12pt"/>
    </style:style>
    <style:style style:name="T52_189" style:family="text">
      <style:text-properties fo:font-size="12pt" style:font-size-asian="12pt" style:font-size-complex="12pt"/>
    </style:style>
    <style:style style:name="T52_190" style:family="text">
      <style:text-properties fo:font-size="12pt" style:font-size-asian="12pt" style:font-size-complex="12pt"/>
    </style:style>
    <style:style style:name="T52_191" style:family="text">
      <style:text-properties fo:font-size="12pt" style:font-size-asian="12pt" style:font-size-complex="12pt"/>
    </style:style>
    <style:style style:name="T52_192" style:family="text">
      <style:text-properties fo:font-size="12pt" style:font-size-asian="12pt" style:font-size-complex="12pt"/>
    </style:style>
    <style:style style:name="T52_193" style:family="text">
      <style:text-properties fo:font-size="12pt" style:font-size-asian="12pt" style:font-size-complex="12pt"/>
    </style:style>
    <style:style style:name="T52_194" style:family="text">
      <style:text-properties fo:font-size="12pt" style:font-size-asian="12pt" style:font-size-complex="12pt"/>
    </style:style>
    <style:style style:name="T52_195" style:family="text">
      <style:text-properties fo:font-size="12pt" style:font-size-asian="12pt" style:font-size-complex="12pt"/>
    </style:style>
    <style:style style:name="T52_196" style:family="text">
      <style:text-properties fo:font-size="12pt" style:font-size-asian="12pt" style:font-size-complex="12pt"/>
    </style:style>
    <style:style style:name="T52_197" style:family="text">
      <style:text-properties fo:font-size="12pt" style:font-size-asian="12pt" style:font-size-complex="12pt"/>
    </style:style>
    <style:style style:name="T52_198" style:family="text">
      <style:text-properties fo:font-size="12pt" style:font-size-asian="12pt" style:font-size-complex="12pt"/>
    </style:style>
    <style:style style:name="T52_199" style:family="text">
      <style:text-properties fo:font-size="12pt" style:font-size-asian="12pt" style:font-size-complex="12pt"/>
    </style:style>
    <style:style style:name="T52_200" style:family="text">
      <style:text-properties fo:font-size="12pt" style:font-size-asian="12pt" style:font-size-complex="12pt"/>
    </style:style>
    <style:style style:name="T52_201" style:family="text">
      <style:text-properties fo:font-size="12pt" style:font-size-asian="12pt" style:font-size-complex="12pt"/>
    </style:style>
    <style:style style:name="T52_202" style:family="text">
      <style:text-properties fo:font-size="12pt" style:font-size-asian="12pt" style:font-size-complex="12pt"/>
    </style:style>
    <style:style style:name="T52_203" style:family="text">
      <style:text-properties fo:font-size="12pt" style:font-size-asian="12pt" style:font-size-complex="12pt"/>
    </style:style>
    <style:style style:name="T52_204" style:family="text">
      <style:text-properties fo:font-size="12pt" style:font-size-asian="12pt" style:font-size-complex="12pt"/>
    </style:style>
    <style:style style:name="T52_205" style:family="text">
      <style:text-properties fo:font-size="12pt" style:font-size-asian="12pt" style:font-size-complex="12pt"/>
    </style:style>
    <style:style style:name="T52_206" style:family="text">
      <style:text-properties fo:font-size="12pt" style:font-size-asian="12pt" style:font-size-complex="12pt"/>
    </style:style>
    <style:style style:name="T52_207" style:family="text">
      <style:text-properties fo:font-size="12pt" style:font-size-asian="12pt" style:font-size-complex="12pt"/>
    </style:style>
    <style:style style:name="T52_208" style:family="text">
      <style:text-properties fo:font-size="12pt" style:font-size-asian="12pt" style:font-size-complex="12pt"/>
    </style:style>
    <style:style style:name="T52_209" style:family="text">
      <style:text-properties fo:font-size="12pt" style:font-size-asian="12pt" style:font-size-complex="12pt"/>
    </style:style>
    <style:style style:name="T52_210" style:family="text">
      <style:text-properties fo:font-size="12pt" style:font-size-asian="12pt" style:font-size-complex="12pt"/>
    </style:style>
    <style:style style:name="T52_211" style:family="text">
      <style:text-properties fo:font-size="12pt" style:font-size-asian="12pt" style:font-size-complex="12pt"/>
    </style:style>
    <style:style style:name="T52_212" style:family="text">
      <style:text-properties fo:font-size="12pt" style:font-size-asian="12pt" style:font-size-complex="12pt"/>
    </style:style>
    <style:style style:name="T52_213" style:family="text">
      <style:text-properties fo:font-size="12pt" style:font-size-asian="12pt" style:font-size-complex="12pt"/>
    </style:style>
    <style:style style:name="T52_214" style:family="text">
      <style:text-properties fo:font-size="12pt" style:font-size-asian="12pt" style:font-size-complex="12pt"/>
    </style:style>
    <style:style style:name="T52_215" style:family="text">
      <style:text-properties fo:font-size="12pt" style:font-size-asian="12pt" style:font-size-complex="12pt"/>
    </style:style>
    <style:style style:name="T52_216" style:family="text">
      <style:text-properties fo:font-size="12pt" style:font-size-asian="12pt" style:font-size-complex="12pt"/>
    </style:style>
    <style:style style:name="T52_217" style:family="text">
      <style:text-properties fo:font-size="12pt" style:font-size-asian="12pt" style:font-size-complex="12pt"/>
    </style:style>
    <style:style style:name="T52_218" style:family="text">
      <style:text-properties fo:font-size="12pt" style:font-size-asian="12pt" style:font-size-complex="12pt"/>
    </style:style>
    <style:style style:name="T52_219" style:family="text">
      <style:text-properties fo:font-size="12pt" style:font-size-asian="12pt" style:font-size-complex="12pt"/>
    </style:style>
    <style:style style:name="T52_220" style:family="text">
      <style:text-properties fo:font-size="12pt" style:font-size-asian="12pt" style:font-size-complex="12pt"/>
    </style:style>
    <style:style style:name="T52_221" style:family="text">
      <style:text-properties fo:font-size="12pt" style:font-size-asian="12pt" style:font-size-complex="12pt"/>
    </style:style>
    <style:style style:name="T52_222" style:family="text">
      <style:text-properties fo:font-size="12pt" style:font-size-asian="12pt" style:font-size-complex="12pt"/>
    </style:style>
    <style:style style:name="T52_223" style:family="text">
      <style:text-properties fo:font-size="12pt" style:font-size-asian="12pt" style:font-size-complex="12pt"/>
    </style:style>
    <style:style style:name="T52_224" style:family="text">
      <style:text-properties fo:font-size="12pt" style:font-size-asian="12pt" style:font-size-complex="12pt"/>
    </style:style>
    <style:style style:name="T52_225" style:family="text">
      <style:text-properties fo:font-size="12pt" style:font-size-asian="12pt" style:font-size-complex="12pt"/>
    </style:style>
    <style:style style:name="T52_226" style:family="text">
      <style:text-properties fo:font-size="12pt" style:font-size-asian="12pt" style:font-size-complex="12pt"/>
    </style:style>
    <style:style style:name="T52_227" style:family="text">
      <style:text-properties fo:font-size="12pt" style:font-size-asian="12pt" style:font-size-complex="12pt"/>
    </style:style>
    <style:style style:name="T52_228" style:family="text">
      <style:text-properties fo:font-size="12pt" style:font-size-asian="12pt" style:font-size-complex="12pt"/>
    </style:style>
    <style:style style:name="T52_229" style:family="text">
      <style:text-properties fo:font-size="12pt" style:font-size-asian="12pt" style:font-size-complex="12pt"/>
    </style:style>
    <style:style style:name="T52_230" style:family="text">
      <style:text-properties fo:font-size="12pt" style:font-size-asian="12pt" style:font-size-complex="12pt"/>
    </style:style>
    <style:style style:name="T52_231" style:family="text">
      <style:text-properties fo:font-size="12pt" style:font-size-asian="12pt" style:font-size-complex="12pt"/>
    </style:style>
    <style:style style:name="T52_232" style:family="text">
      <style:text-properties fo:font-size="12pt" style:font-size-asian="12pt" style:font-size-complex="12pt"/>
    </style:style>
    <style:style style:name="T52_233" style:family="text">
      <style:text-properties fo:font-size="12pt" style:font-size-asian="12pt" style:font-size-complex="12pt"/>
    </style:style>
    <style:style style:name="T52_234" style:family="text">
      <style:text-properties fo:font-size="12pt" style:font-size-asian="12pt" style:font-size-complex="12pt"/>
    </style:style>
    <style:style style:name="T52_235" style:family="text">
      <style:text-properties fo:font-size="12pt" style:font-size-asian="12pt" style:font-size-complex="12pt"/>
    </style:style>
    <style:style style:name="T52_236" style:family="text">
      <style:text-properties fo:font-size="12pt" style:font-size-asian="12pt" style:font-size-complex="12pt"/>
    </style:style>
    <style:style style:name="T52_237" style:family="text">
      <style:text-properties fo:font-size="12pt" style:font-size-asian="12pt" style:font-size-complex="12pt"/>
    </style:style>
    <style:style style:name="T52_238" style:family="text">
      <style:text-properties fo:font-size="12pt" style:font-size-asian="12pt" style:font-size-complex="12pt"/>
    </style:style>
    <style:style style:name="T52_239" style:family="text">
      <style:text-properties fo:font-size="12pt" style:font-size-asian="12pt" style:font-size-complex="12pt"/>
    </style:style>
    <style:style style:name="T52_240" style:family="text">
      <style:text-properties fo:font-size="12pt" style:font-size-asian="12pt" style:font-size-complex="12pt"/>
    </style:style>
    <style:style style:name="T52_241" style:family="text">
      <style:text-properties fo:font-size="12pt" style:font-size-asian="12pt" style:font-size-complex="12pt"/>
    </style:style>
    <style:style style:name="T52_242" style:family="text">
      <style:text-properties fo:font-size="12pt" style:font-size-asian="12pt" style:font-size-complex="12pt"/>
    </style:style>
    <style:style style:name="T52_243" style:family="text">
      <style:text-properties fo:font-size="12pt" style:font-size-asian="12pt" style:font-size-complex="12pt"/>
    </style:style>
    <style:style style:name="T52_244" style:family="text">
      <style:text-properties fo:font-size="12pt" style:font-size-asian="12pt" style:font-size-complex="12pt"/>
    </style:style>
    <style:style style:name="T52_245" style:family="text">
      <style:text-properties fo:font-size="12pt" style:font-size-asian="12pt" style:font-size-complex="12pt"/>
    </style:style>
    <style:style style:name="T52_246" style:family="text">
      <style:text-properties fo:font-size="12pt" style:font-size-asian="12pt" style:font-size-complex="12pt"/>
    </style:style>
    <style:style style:name="T52_247" style:family="text">
      <style:text-properties fo:font-size="12pt" style:font-size-asian="12pt" style:font-size-complex="12pt"/>
    </style:style>
    <style:style style:name="T52_248" style:family="text">
      <style:text-properties fo:font-size="12pt" style:font-size-asian="12pt" style:font-size-complex="12pt"/>
    </style:style>
    <style:style style:name="T52_249" style:family="text">
      <style:text-properties fo:font-size="12pt" style:font-size-asian="12pt" style:font-size-complex="12pt"/>
    </style:style>
    <style:style style:name="T52_250" style:family="text">
      <style:text-properties fo:font-size="12pt" style:font-size-asian="12pt" style:font-size-complex="12pt"/>
    </style:style>
    <style:style style:name="T52_251" style:family="text">
      <style:text-properties fo:font-size="12pt" style:font-size-asian="12pt" style:font-size-complex="12pt"/>
    </style:style>
    <style:style style:name="T52_252" style:family="text">
      <style:text-properties fo:font-size="12pt" style:font-size-asian="12pt" style:font-size-complex="12pt"/>
    </style:style>
    <style:style style:name="T52_253" style:family="text">
      <style:text-properties fo:font-size="12pt" style:font-size-asian="12pt" style:font-size-complex="12pt"/>
    </style:style>
    <style:style style:name="T52_254" style:family="text">
      <style:text-properties fo:font-size="12pt" style:font-size-asian="12pt" style:font-size-complex="12pt"/>
    </style:style>
    <style:style style:name="T52_255" style:family="text">
      <style:text-properties fo:font-size="12pt" style:font-size-asian="12pt" style:font-size-complex="12pt"/>
    </style:style>
    <style:style style:name="T52_256" style:family="text">
      <style:text-properties fo:font-size="12pt" style:font-size-asian="12pt" style:font-size-complex="12pt"/>
    </style:style>
    <style:style style:name="T52_257" style:family="text">
      <style:text-properties fo:font-size="12pt" style:font-size-asian="12pt" style:font-size-complex="12pt"/>
    </style:style>
    <style:style style:name="T52_258" style:family="text">
      <style:text-properties fo:font-size="12pt" style:font-size-asian="12pt" style:font-size-complex="12pt"/>
    </style:style>
    <style:style style:name="T52_259" style:family="text">
      <style:text-properties fo:font-size="12pt" style:font-size-asian="12pt" style:font-size-complex="12pt"/>
    </style:style>
    <style:style style:name="T52_260" style:family="text">
      <style:text-properties fo:font-size="12pt" style:font-size-asian="12pt" style:font-size-complex="12pt"/>
    </style:style>
    <style:style style:name="T52_261" style:family="text">
      <style:text-properties fo:font-size="12pt" style:font-size-asian="12pt" style:font-size-complex="12pt"/>
    </style:style>
    <style:style style:name="T52_262" style:family="text">
      <style:text-properties fo:font-size="12pt" style:font-size-asian="12pt" style:font-size-complex="12pt"/>
    </style:style>
    <style:style style:name="T52_263" style:family="text">
      <style:text-properties fo:font-size="12pt" style:font-size-asian="12pt" style:font-size-complex="12pt"/>
    </style:style>
    <style:style style:name="T52_264" style:family="text">
      <style:text-properties fo:font-size="12pt" style:font-size-asian="12pt" style:font-size-complex="12pt"/>
    </style:style>
    <style:style style:name="T52_265" style:family="text">
      <style:text-properties fo:font-size="12pt" style:font-size-asian="12pt" style:font-size-complex="12pt"/>
    </style:style>
    <style:style style:name="T52_266" style:family="text">
      <style:text-properties fo:font-size="12pt" style:font-size-asian="12pt" style:font-size-complex="12pt"/>
    </style:style>
    <style:style style:name="T52_267" style:family="text">
      <style:text-properties fo:font-size="12pt" style:font-size-asian="12pt" style:font-size-complex="12pt"/>
    </style:style>
    <style:style style:name="T52_268" style:family="text">
      <style:text-properties fo:font-size="12pt" style:font-size-asian="12pt" style:font-size-complex="12pt"/>
    </style:style>
    <style:style style:name="T52_269" style:family="text">
      <style:text-properties fo:font-size="12pt" style:font-size-asian="12pt" style:font-size-complex="12pt"/>
    </style:style>
    <style:style style:name="T52_270" style:family="text">
      <style:text-properties fo:font-size="12pt" style:font-size-asian="12pt" style:font-size-complex="12pt"/>
    </style:style>
    <style:style style:name="T52_271" style:family="text">
      <style:text-properties fo:font-size="12pt" style:font-size-asian="12pt" style:font-size-complex="12pt"/>
    </style:style>
    <style:style style:name="T52_272" style:family="text">
      <style:text-properties fo:font-size="12pt" style:font-size-asian="12pt" style:font-size-complex="12pt"/>
    </style:style>
    <style:style style:name="T52_273" style:family="text">
      <style:text-properties fo:font-size="12pt" style:font-size-asian="12pt" style:font-size-complex="12pt"/>
    </style:style>
    <style:style style:name="T52_274" style:family="text">
      <style:text-properties fo:font-size="12pt" style:font-size-asian="12pt" style:font-size-complex="12pt"/>
    </style:style>
    <style:style style:name="T52_275" style:family="text">
      <style:text-properties fo:font-size="12pt" style:font-size-asian="12pt" style:font-size-complex="12pt"/>
    </style:style>
    <style:style style:name="T52_276" style:family="text">
      <style:text-properties fo:font-size="12pt" style:font-size-asian="12pt" style:font-size-complex="12pt"/>
    </style:style>
    <style:style style:name="T52_277" style:family="text">
      <style:text-properties fo:font-size="12pt" style:font-size-asian="12pt" style:font-size-complex="12pt"/>
    </style:style>
    <style:style style:name="T52_278" style:family="text">
      <style:text-properties fo:font-size="12pt" style:font-size-asian="12pt" style:font-size-complex="12pt"/>
    </style:style>
    <style:style style:name="T52_279" style:family="text">
      <style:text-properties fo:font-size="12pt" style:font-size-asian="12pt" style:font-size-complex="12pt"/>
    </style:style>
    <style:style style:name="T52_280" style:family="text">
      <style:text-properties fo:font-size="12pt" style:font-size-asian="12pt" style:font-size-complex="12pt"/>
    </style:style>
    <style:style style:name="T52_281" style:family="text">
      <style:text-properties fo:font-size="12pt" style:font-size-asian="12pt" style:font-size-complex="12pt"/>
    </style:style>
    <style:style style:name="T52_282" style:family="text">
      <style:text-properties fo:font-size="12pt" style:font-size-asian="12pt" style:font-size-complex="12pt"/>
    </style:style>
    <style:style style:name="T52_283" style:family="text">
      <style:text-properties fo:font-size="12pt" style:font-size-asian="12pt" style:font-size-complex="12pt"/>
    </style:style>
    <style:style style:name="T52_284" style:family="text">
      <style:text-properties fo:font-size="12pt" style:font-size-asian="12pt" style:font-size-complex="12pt"/>
    </style:style>
    <style:style style:name="T52_285" style:family="text">
      <style:text-properties fo:font-size="12pt" style:font-size-asian="12pt" style:font-size-complex="12pt"/>
    </style:style>
    <style:style style:name="T52_286" style:family="text">
      <style:text-properties fo:font-size="12pt" style:font-size-asian="12pt" style:font-size-complex="12pt"/>
    </style:style>
    <style:style style:name="T52_287" style:family="text">
      <style:text-properties fo:font-size="12pt" style:font-size-asian="12pt" style:font-size-complex="12pt"/>
    </style:style>
    <style:style style:name="T52_288" style:family="text">
      <style:text-properties fo:font-size="12pt" style:font-size-asian="12pt" style:font-size-complex="12pt"/>
    </style:style>
    <style:style style:name="T52_289" style:family="text">
      <style:text-properties fo:font-size="12pt" style:font-size-asian="12pt" style:font-size-complex="12pt"/>
    </style:style>
    <style:style style:name="T52_290" style:family="text">
      <style:text-properties fo:font-size="12pt" style:font-size-asian="12pt" style:font-size-complex="12pt"/>
    </style:style>
    <style:style style:name="T52_291" style:family="text">
      <style:text-properties fo:font-size="12pt" style:font-size-asian="12pt" style:font-size-complex="12pt"/>
    </style:style>
    <style:style style:name="T52_292" style:family="text">
      <style:text-properties fo:font-size="12pt" style:font-size-asian="12pt" style:font-size-complex="12pt"/>
    </style:style>
    <style:style style:name="T52_293" style:family="text">
      <style:text-properties fo:font-size="12pt" style:font-size-asian="12pt" style:font-size-complex="12pt"/>
    </style:style>
    <style:style style:name="T52_294" style:family="text">
      <style:text-properties fo:font-size="12pt" style:font-size-asian="12pt" style:font-size-complex="12pt"/>
    </style:style>
    <style:style style:name="T52_295" style:family="text">
      <style:text-properties fo:font-size="12pt" style:font-size-asian="12pt" style:font-size-complex="12pt"/>
    </style:style>
    <style:style style:name="T52_296" style:family="text">
      <style:text-properties fo:font-size="12pt" style:font-size-asian="12pt" style:font-size-complex="12pt"/>
    </style:style>
    <style:style style:name="T52_297" style:family="text">
      <style:text-properties fo:font-size="12pt" style:font-size-asian="12pt" style:font-size-complex="12pt"/>
    </style:style>
    <style:style style:name="T52_298" style:family="text">
      <style:text-properties fo:font-size="12pt" style:font-size-asian="12pt" style:font-size-complex="12pt"/>
    </style:style>
    <style:style style:name="T52_299" style:family="text">
      <style:text-properties fo:font-size="12pt" style:font-size-asian="12pt" style:font-size-complex="12pt"/>
    </style:style>
    <style:style style:name="T52_300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text-indent="1.27cm" fo:line-height="150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4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ize="12pt" style:font-size-asian="12pt" style:font-size-complex="12pt"/>
    </style:style>
    <style:style style:name="T53_58" style:family="text">
      <style:text-properties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ize="12pt" style:font-size-asian="12pt" style:font-size-complex="12pt"/>
    </style:style>
    <style:style style:name="T53_68" style:family="text">
      <style:text-properties fo:font-size="12pt" style:font-size-asian="12pt" style:font-size-complex="12pt"/>
    </style:style>
    <style:style style:name="T53_69" style:family="text">
      <style:text-properties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ize="12pt" style:font-size-asian="12pt" style:font-size-complex="12pt"/>
    </style:style>
    <style:style style:name="T53_90" style:family="text">
      <style:text-properties fo:font-size="12pt" style:font-size-asian="12pt" style:font-size-complex="12pt"/>
    </style:style>
    <style:style style:name="T53_91" style:family="text">
      <style:text-properties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T53_105" style:family="text">
      <style:text-properties fo:font-size="12pt" style:font-size-asian="12pt" style:font-size-complex="12pt"/>
    </style:style>
    <style:style style:name="T53_106" style:family="text">
      <style:text-properties fo:font-size="12pt" style:font-size-asian="12pt" style:font-size-complex="12pt"/>
    </style:style>
    <style:style style:name="T53_107" style:family="text">
      <style:text-properties fo:font-size="12pt" style:font-size-asian="12pt" style:font-size-complex="12pt"/>
    </style:style>
    <style:style style:name="T53_108" style:family="text">
      <style:text-properties fo:font-size="12pt" style:font-size-asian="12pt" style:font-size-complex="12pt"/>
    </style:style>
    <style:style style:name="T53_109" style:family="text">
      <style:text-properties fo:font-size="12pt" style:font-size-asian="12pt" style:font-size-complex="12pt"/>
    </style:style>
    <style:style style:name="T53_110" style:family="text">
      <style:text-properties fo:font-size="12pt" style:font-size-asian="12pt" style:font-size-complex="12pt"/>
    </style:style>
    <style:style style:name="T53_111" style:family="text">
      <style:text-properties fo:font-size="12pt" style:font-size-asian="12pt" style:font-size-complex="12pt"/>
    </style:style>
    <style:style style:name="T53_112" style:family="text">
      <style:text-properties fo:font-size="12pt" style:font-size-asian="12pt" style:font-size-complex="12pt"/>
    </style:style>
    <style:style style:name="T53_113" style:family="text">
      <style:text-properties fo:font-size="12pt" style:font-size-asian="12pt" style:font-size-complex="12pt"/>
    </style:style>
    <style:style style:name="T53_114" style:family="text">
      <style:text-properties fo:font-size="12pt" style:font-size-asian="12pt" style:font-size-complex="12pt"/>
    </style:style>
    <style:style style:name="T53_115" style:family="text">
      <style:text-properties fo:font-size="12pt" style:font-size-asian="12pt" style:font-size-complex="12pt"/>
    </style:style>
    <style:style style:name="T53_116" style:family="text">
      <style:text-properties fo:font-size="12pt" style:font-size-asian="12pt" style:font-size-complex="12pt"/>
    </style:style>
    <style:style style:name="T53_117" style:family="text">
      <style:text-properties fo:font-size="12pt" style:font-size-asian="12pt" style:font-size-complex="12pt"/>
    </style:style>
    <style:style style:name="T53_118" style:family="text">
      <style:text-properties fo:font-size="12pt" style:font-size-asian="12pt" style:font-size-complex="12pt"/>
    </style:style>
    <style:style style:name="T53_119" style:family="text">
      <style:text-properties fo:font-size="12pt" style:font-size-asian="12pt" style:font-size-complex="12pt"/>
    </style:style>
    <style:style style:name="T53_120" style:family="text">
      <style:text-properties fo:font-size="12pt" style:font-size-asian="12pt" style:font-size-complex="12pt"/>
    </style:style>
    <style:style style:name="T53_121" style:family="text">
      <style:text-properties fo:font-size="12pt" style:font-size-asian="12pt" style:font-size-complex="12pt"/>
    </style:style>
    <style:style style:name="T53_122" style:family="text">
      <style:text-properties fo:font-size="12pt" style:font-size-asian="12pt" style:font-size-complex="12pt"/>
    </style:style>
    <style:style style:name="T53_123" style:family="text">
      <style:text-properties fo:font-size="12pt" style:font-size-asian="12pt" style:font-size-complex="12pt"/>
    </style:style>
    <style:style style:name="T53_124" style:family="text">
      <style:text-properties fo:font-size="12pt" style:font-size-asian="12pt" style:font-size-complex="12pt"/>
    </style:style>
    <style:style style:name="T53_125" style:family="text">
      <style:text-properties fo:font-size="12pt" style:font-size-asian="12pt" style:font-size-complex="12pt"/>
    </style:style>
    <style:style style:name="T53_126" style:family="text">
      <style:text-properties fo:font-size="12pt" style:font-size-asian="12pt" style:font-size-complex="12pt"/>
    </style:style>
    <style:style style:name="T53_127" style:family="text">
      <style:text-properties fo:font-size="12pt" style:font-size-asian="12pt" style:font-size-complex="12pt"/>
    </style:style>
    <style:style style:name="T53_128" style:family="text">
      <style:text-properties fo:font-size="12pt" style:font-size-asian="12pt" style:font-size-complex="12pt"/>
    </style:style>
    <style:style style:name="T53_129" style:family="text">
      <style:text-properties fo:font-size="12pt" style:font-size-asian="12pt" style:font-size-complex="12pt"/>
    </style:style>
    <style:style style:name="T53_130" style:family="text">
      <style:text-properties fo:font-size="12pt" style:font-size-asian="12pt" style:font-size-complex="12pt"/>
    </style:style>
    <style:style style:name="T53_131" style:family="text">
      <style:text-properties fo:font-size="12pt" style:font-size-asian="12pt" style:font-size-complex="12pt"/>
    </style:style>
    <style:style style:name="T53_132" style:family="text">
      <style:text-properties fo:font-size="12pt" style:font-size-asian="12pt" style:font-size-complex="12pt"/>
    </style:style>
    <style:style style:name="T53_133" style:family="text">
      <style:text-properties fo:font-size="12pt" style:font-size-asian="12pt" style:font-size-complex="12pt"/>
    </style:style>
    <style:style style:name="T53_134" style:family="text">
      <style:text-properties fo:font-size="12pt" style:font-size-asian="12pt" style:font-size-complex="12pt"/>
    </style:style>
    <style:style style:name="T53_135" style:family="text">
      <style:text-properties fo:font-size="12pt" style:font-size-asian="12pt" style:font-size-complex="12pt"/>
    </style:style>
    <style:style style:name="T53_136" style:family="text">
      <style:text-properties fo:font-size="12pt" style:font-size-asian="12pt" style:font-size-complex="12pt"/>
    </style:style>
    <style:style style:name="T53_137" style:family="text">
      <style:text-properties fo:font-size="12pt" style:font-size-asian="12pt" style:font-size-complex="12pt"/>
    </style:style>
    <style:style style:name="T53_138" style:family="text">
      <style:text-properties fo:font-size="12pt" style:font-size-asian="12pt" style:font-size-complex="12pt"/>
    </style:style>
    <style:style style:name="T53_139" style:family="text">
      <style:text-properties fo:font-size="12pt" style:font-size-asian="12pt" style:font-size-complex="12pt"/>
    </style:style>
    <style:style style:name="T53_140" style:family="text">
      <style:text-properties fo:font-size="12pt" style:font-size-asian="12pt" style:font-size-complex="12pt"/>
    </style:style>
    <style:style style:name="T53_141" style:family="text">
      <style:text-properties fo:font-size="12pt" style:font-size-asian="12pt" style:font-size-complex="12pt"/>
    </style:style>
    <style:style style:name="T53_142" style:family="text">
      <style:text-properties fo:font-size="12pt" style:font-size-asian="12pt" style:font-size-complex="12pt"/>
    </style:style>
    <style:style style:name="T53_143" style:family="text">
      <style:text-properties fo:font-size="12pt" style:font-size-asian="12pt" style:font-size-complex="12pt"/>
    </style:style>
    <style:style style:name="T53_144" style:family="text">
      <style:text-properties fo:font-size="12pt" style:font-size-asian="12pt" style:font-size-complex="12pt"/>
    </style:style>
    <style:style style:name="T53_145" style:family="text">
      <style:text-properties fo:font-size="12pt" style:font-size-asian="12pt" style:font-size-complex="12pt"/>
    </style:style>
    <style:style style:name="T53_146" style:family="text">
      <style:text-properties fo:font-size="12pt" style:font-size-asian="12pt" style:font-size-complex="12pt"/>
    </style:style>
    <style:style style:name="T53_147" style:family="text">
      <style:text-properties fo:font-size="12pt" style:font-size-asian="12pt" style:font-size-complex="12pt"/>
    </style:style>
    <style:style style:name="T53_148" style:family="text">
      <style:text-properties fo:font-size="12pt" style:font-size-asian="12pt" style:font-size-complex="12pt"/>
    </style:style>
    <style:style style:name="T53_149" style:family="text">
      <style:text-properties fo:font-size="12pt" style:font-size-asian="12pt" style:font-size-complex="12pt"/>
    </style:style>
    <style:style style:name="T53_150" style:family="text">
      <style:text-properties fo:font-size="12pt" style:font-size-asian="12pt" style:font-size-complex="12pt"/>
    </style:style>
    <style:style style:name="T53_151" style:family="text">
      <style:text-properties fo:font-size="12pt" style:font-size-asian="12pt" style:font-size-complex="12pt"/>
    </style:style>
    <style:style style:name="T53_152" style:family="text">
      <style:text-properties fo:font-size="12pt" style:font-size-asian="12pt" style:font-size-complex="12pt"/>
    </style:style>
    <style:style style:name="T53_153" style:family="text">
      <style:text-properties fo:font-size="12pt" style:font-size-asian="12pt" style:font-size-complex="12pt"/>
    </style:style>
    <style:style style:name="T53_154" style:family="text">
      <style:text-properties fo:font-size="12pt" style:font-size-asian="12pt" style:font-size-complex="12pt"/>
    </style:style>
    <style:style style:name="T53_155" style:family="text">
      <style:text-properties fo:font-size="12pt" style:font-size-asian="12pt" style:font-size-complex="12pt"/>
    </style:style>
    <style:style style:name="T53_156" style:family="text">
      <style:text-properties fo:font-size="12pt" style:font-size-asian="12pt" style:font-size-complex="12pt"/>
    </style:style>
    <style:style style:name="T53_157" style:family="text">
      <style:text-properties fo:font-size="12pt" style:font-size-asian="12pt" style:font-size-complex="12pt"/>
    </style:style>
    <style:style style:name="T53_158" style:family="text">
      <style:text-properties fo:font-size="12pt" style:font-size-asian="12pt" style:font-size-complex="12pt"/>
    </style:style>
    <style:style style:name="T53_159" style:family="text">
      <style:text-properties fo:font-size="12pt" style:font-size-asian="12pt" style:font-size-complex="12pt"/>
    </style:style>
    <style:style style:name="T53_160" style:family="text">
      <style:text-properties fo:font-size="12pt" style:font-size-asian="12pt" style:font-size-complex="12pt"/>
    </style:style>
    <style:style style:name="T53_161" style:family="text">
      <style:text-properties fo:font-size="12pt" style:font-size-asian="12pt" style:font-size-complex="12pt"/>
    </style:style>
    <style:style style:name="T53_162" style:family="text">
      <style:text-properties fo:font-size="12pt" style:font-size-asian="12pt" style:font-size-complex="12pt"/>
    </style:style>
    <style:style style:name="T53_163" style:family="text">
      <style:text-properties fo:font-size="12pt" style:font-size-asian="12pt" style:font-size-complex="12pt"/>
    </style:style>
    <style:style style:name="T53_164" style:family="text">
      <style:text-properties fo:font-size="12pt" style:font-size-asian="12pt" style:font-size-complex="12pt"/>
    </style:style>
    <style:style style:name="T53_165" style:family="text">
      <style:text-properties fo:font-size="12pt" style:font-size-asian="12pt" style:font-size-complex="12pt"/>
    </style:style>
    <style:style style:name="T53_166" style:family="text">
      <style:text-properties fo:font-size="12pt" style:font-size-asian="12pt" style:font-size-complex="12pt"/>
    </style:style>
    <style:style style:name="T53_167" style:family="text">
      <style:text-properties fo:font-size="12pt" style:font-size-asian="12pt" style:font-size-complex="12pt"/>
    </style:style>
    <style:style style:name="T53_168" style:family="text">
      <style:text-properties fo:font-size="12pt" style:font-size-asian="12pt" style:font-size-complex="12pt"/>
    </style:style>
    <style:style style:name="T53_169" style:family="text">
      <style:text-properties fo:font-size="12pt" style:font-size-asian="12pt" style:font-size-complex="12pt"/>
    </style:style>
    <style:style style:name="T53_170" style:family="text">
      <style:text-properties fo:font-size="12pt" style:font-size-asian="12pt" style:font-size-complex="12pt"/>
    </style:style>
    <style:style style:name="T53_171" style:family="text">
      <style:text-properties fo:font-size="12pt" style:font-size-asian="12pt" style:font-size-complex="12pt"/>
    </style:style>
    <style:style style:name="T53_172" style:family="text">
      <style:text-properties fo:font-size="12pt" style:font-size-asian="12pt" style:font-size-complex="12pt"/>
    </style:style>
    <style:style style:name="T53_173" style:family="text">
      <style:text-properties fo:font-size="12pt" style:font-size-asian="12pt" style:font-size-complex="12pt"/>
    </style:style>
    <style:style style:name="T53_174" style:family="text">
      <style:text-properties fo:font-size="12pt" style:font-size-asian="12pt" style:font-size-complex="12pt"/>
    </style:style>
    <style:style style:name="T53_175" style:family="text">
      <style:text-properties fo:font-size="12pt" style:font-size-asian="12pt" style:font-size-complex="12pt"/>
    </style:style>
    <style:style style:name="T53_176" style:family="text">
      <style:text-properties fo:font-size="12pt" style:font-size-asian="12pt" style:font-size-complex="12pt"/>
    </style:style>
    <style:style style:name="T53_177" style:family="text">
      <style:text-properties fo:font-size="12pt" style:font-size-asian="12pt" style:font-size-complex="12pt"/>
    </style:style>
    <style:style style:name="T53_178" style:family="text">
      <style:text-properties fo:font-size="12pt" style:font-size-asian="12pt" style:font-size-complex="12pt"/>
    </style:style>
    <style:style style:name="T53_179" style:family="text">
      <style:text-properties fo:font-size="12pt" style:font-size-asian="12pt" style:font-size-complex="12pt"/>
    </style:style>
    <style:style style:name="T53_180" style:family="text">
      <style:text-properties fo:font-size="12pt" style:font-size-asian="12pt" style:font-size-complex="12pt"/>
    </style:style>
    <style:style style:name="T53_181" style:family="text">
      <style:text-properties fo:font-size="12pt" style:font-size-asian="12pt" style:font-size-complex="12pt"/>
    </style:style>
    <style:style style:name="T53_182" style:family="text">
      <style:text-properties fo:font-size="12pt" style:font-size-asian="12pt" style:font-size-complex="12pt"/>
    </style:style>
    <style:style style:name="T53_183" style:family="text">
      <style:text-properties fo:font-size="12pt" style:font-size-asian="12pt" style:font-size-complex="12pt"/>
    </style:style>
    <style:style style:name="T53_184" style:family="text">
      <style:text-properties fo:font-size="12pt" style:font-size-asian="12pt" style:font-size-complex="12pt"/>
    </style:style>
    <style:style style:name="T53_185" style:family="text">
      <style:text-properties fo:font-size="12pt" style:font-size-asian="12pt" style:font-size-complex="12pt"/>
    </style:style>
    <style:style style:name="T53_186" style:family="text">
      <style:text-properties fo:font-size="12pt" style:font-size-asian="12pt" style:font-size-complex="12pt"/>
    </style:style>
    <style:style style:name="T53_187" style:family="text">
      <style:text-properties fo:font-size="12pt" style:font-size-asian="12pt" style:font-size-complex="12pt"/>
    </style:style>
    <style:style style:name="T53_188" style:family="text">
      <style:text-properties fo:font-size="12pt" style:font-size-asian="12pt" style:font-size-complex="12pt"/>
    </style:style>
    <style:style style:name="T53_189" style:family="text">
      <style:text-properties fo:font-size="12pt" style:font-size-asian="12pt" style:font-size-complex="12pt"/>
    </style:style>
    <style:style style:name="T53_190" style:family="text">
      <style:text-properties fo:font-size="12pt" style:font-size-asian="12pt" style:font-size-complex="12pt"/>
    </style:style>
    <style:style style:name="T53_191" style:family="text">
      <style:text-properties fo:font-size="12pt" style:font-size-asian="12pt" style:font-size-complex="12pt"/>
    </style:style>
    <style:style style:name="T53_192" style:family="text">
      <style:text-properties fo:font-size="12pt" style:font-size-asian="12pt" style:font-size-complex="12pt"/>
    </style:style>
    <style:style style:name="T53_193" style:family="text">
      <style:text-properties fo:font-size="12pt" style:font-size-asian="12pt" style:font-size-complex="12pt"/>
    </style:style>
    <style:style style:name="T53_194" style:family="text">
      <style:text-properties fo:font-size="12pt" style:font-size-asian="12pt" style:font-size-complex="12pt"/>
    </style:style>
    <style:style style:name="T53_195" style:family="text">
      <style:text-properties fo:font-size="12pt" style:font-size-asian="12pt" style:font-size-complex="12pt"/>
    </style:style>
    <style:style style:name="T53_196" style:family="text">
      <style:text-properties fo:font-size="12pt" style:font-size-asian="12pt" style:font-size-complex="12pt"/>
    </style:style>
    <style:style style:name="T53_197" style:family="text">
      <style:text-properties fo:font-size="12pt" style:font-size-asian="12pt" style:font-size-complex="12pt"/>
    </style:style>
    <style:style style:name="T53_198" style:family="text">
      <style:text-properties fo:font-size="12pt" style:font-size-asian="12pt" style:font-size-complex="12pt"/>
    </style:style>
    <style:style style:name="T53_199" style:family="text">
      <style:text-properties fo:font-size="12pt" style:font-size-asian="12pt" style:font-size-complex="12pt"/>
    </style:style>
    <style:style style:name="P54" style:family="paragraph" style:parent-style-name="Heading_20_1">
      <style:paragraph-properties fo:text-align="justify" fo:break-before="auto" fo:line-height="150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text-align="justify" fo:break-before="auto" fo:text-indent="1.27cm" fo:line-height="150%" style:writing-mode="lr-tb"/>
    </style:style>
    <style:style style:name="T55_1" style:family="text">
      <style:text-properties fo:font-style="italic" style:font-style-asian="italic" style:font-style-complex="italic" fo:font-size="12pt" style:font-size-asian="12pt" style:font-size-complex="12pt"/>
    </style:style>
    <style:style style:name="T55_2" style:family="text">
      <style:text-properties fo:font-style="italic" style:font-style-asian="italic" style:font-style-complex="italic" fo:font-size="12pt" style:font-size-asian="12pt" style:font-size-complex="12pt"/>
    </style:style>
    <style:style style:name="T55_3" style:family="text">
      <style:text-properties fo:font-style="italic" style:font-style-asian="italic" style:font-style-complex="italic" fo:font-size="12pt" style:font-size-asian="12pt" style:font-size-complex="12pt"/>
    </style:style>
    <style:style style:name="T55_4" style:family="text">
      <style:text-properties fo:font-style="italic" style:font-style-asian="italic" style:font-style-complex="italic"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T55_60" style:family="text">
      <style:text-properties fo:font-size="12pt" style:font-size-asian="12pt" style:font-size-complex="12pt"/>
    </style:style>
    <style:style style:name="T55_61" style:family="text">
      <style:text-properties fo:font-size="12pt" style:font-size-asian="12pt" style:font-size-complex="12pt"/>
    </style:style>
    <style:style style:name="T55_62" style:family="text">
      <style:text-properties fo:font-size="12pt" style:font-size-asian="12pt" style:font-size-complex="12pt"/>
    </style:style>
    <style:style style:name="T55_63" style:family="text">
      <style:text-properties fo:font-size="12pt" style:font-size-asian="12pt" style:font-size-complex="12pt"/>
    </style:style>
    <style:style style:name="T55_64" style:family="text">
      <style:text-properties fo:font-size="12pt" style:font-size-asian="12pt" style:font-size-complex="12pt"/>
    </style:style>
    <style:style style:name="T55_65" style:family="text">
      <style:text-properties fo:font-size="12pt" style:font-size-asian="12pt" style:font-size-complex="12pt"/>
    </style:style>
    <style:style style:name="T55_66" style:family="text">
      <style:text-properties fo:font-size="12pt" style:font-size-asian="12pt" style:font-size-complex="12pt"/>
    </style:style>
    <style:style style:name="T55_67" style:family="text">
      <style:text-properties fo:font-size="12pt" style:font-size-asian="12pt" style:font-size-complex="12pt"/>
    </style:style>
    <style:style style:name="T55_68" style:family="text">
      <style:text-properties fo:font-size="12pt" style:font-size-asian="12pt" style:font-size-complex="12pt"/>
    </style:style>
    <style:style style:name="T55_69" style:family="text">
      <style:text-properties fo:font-size="12pt" style:font-size-asian="12pt" style:font-size-complex="12pt"/>
    </style:style>
    <style:style style:name="T55_70" style:family="text">
      <style:text-properties fo:font-size="12pt" style:font-size-asian="12pt" style:font-size-complex="12pt"/>
    </style:style>
    <style:style style:name="T55_71" style:family="text">
      <style:text-properties fo:font-size="12pt" style:font-size-asian="12pt" style:font-size-complex="12pt"/>
    </style:style>
    <style:style style:name="T55_72" style:family="text">
      <style:text-properties fo:font-size="12pt" style:font-size-asian="12pt" style:font-size-complex="12pt"/>
    </style:style>
    <style:style style:name="T55_73" style:family="text">
      <style:text-properties fo:font-size="12pt" style:font-size-asian="12pt" style:font-size-complex="12pt"/>
    </style:style>
    <style:style style:name="T55_74" style:family="text">
      <style:text-properties fo:font-size="12pt" style:font-size-asian="12pt" style:font-size-complex="12pt"/>
    </style:style>
    <style:style style:name="T55_75" style:family="text">
      <style:text-properties fo:font-size="12pt" style:font-size-asian="12pt" style:font-size-complex="12pt"/>
    </style:style>
    <style:style style:name="T55_76" style:family="text">
      <style:text-properties fo:font-size="12pt" style:font-size-asian="12pt" style:font-size-complex="12pt"/>
    </style:style>
    <style:style style:name="T55_77" style:family="text">
      <style:text-properties fo:font-size="12pt" style:font-size-asian="12pt" style:font-size-complex="12pt"/>
    </style:style>
    <style:style style:name="T55_78" style:family="text">
      <style:text-properties fo:font-size="12pt" style:font-size-asian="12pt" style:font-size-complex="12pt"/>
    </style:style>
    <style:style style:name="T55_79" style:family="text">
      <style:text-properties fo:font-size="12pt" style:font-size-asian="12pt" style:font-size-complex="12pt"/>
    </style:style>
    <style:style style:name="T55_80" style:family="text">
      <style:text-properties fo:font-size="12pt" style:font-size-asian="12pt" style:font-size-complex="12pt"/>
    </style:style>
    <style:style style:name="T55_81" style:family="text">
      <style:text-properties fo:font-style="italic" style:font-style-asian="italic" style:font-style-complex="italic" fo:font-size="12pt" style:font-size-asian="12pt" style:font-size-complex="12pt"/>
    </style:style>
    <style:style style:name="T55_82" style:family="text">
      <style:text-properties fo:font-style="italic" style:font-style-asian="italic" style:font-style-complex="italic" fo:font-size="12pt" style:font-size-asian="12pt" style:font-size-complex="12pt"/>
    </style:style>
    <style:style style:name="T55_83" style:family="text">
      <style:text-properties fo:font-style="italic" style:font-style-asian="italic" style:font-style-complex="italic" fo:font-size="12pt" style:font-size-asian="12pt" style:font-size-complex="12pt"/>
    </style:style>
    <style:style style:name="T55_84" style:family="text">
      <style:text-properties fo:font-size="12pt" style:font-size-asian="12pt" style:font-size-complex="12pt"/>
    </style:style>
    <style:style style:name="T55_85" style:family="text">
      <style:text-properties fo:font-size="12pt" style:font-size-asian="12pt" style:font-size-complex="12pt"/>
    </style:style>
    <style:style style:name="T55_86" style:family="text">
      <style:text-properties fo:font-size="12pt" style:font-size-asian="12pt" style:font-size-complex="12pt"/>
    </style:style>
    <style:style style:name="T55_87" style:family="text">
      <style:text-properties fo:font-size="12pt" style:font-size-asian="12pt" style:font-size-complex="12pt"/>
    </style:style>
    <style:style style:name="T55_88" style:family="text">
      <style:text-properties fo:font-size="12pt" style:font-size-asian="12pt" style:font-size-complex="12pt"/>
    </style:style>
    <style:style style:name="T55_89" style:family="text">
      <style:text-properties fo:font-size="12pt" style:font-size-asian="12pt" style:font-size-complex="12pt"/>
    </style:style>
    <style:style style:name="T55_90" style:family="text">
      <style:text-properties fo:font-size="12pt" style:font-size-asian="12pt" style:font-size-complex="12pt"/>
    </style:style>
    <style:style style:name="T55_91" style:family="text">
      <style:text-properties fo:font-size="12pt" style:font-size-asian="12pt" style:font-size-complex="12pt"/>
    </style:style>
    <style:style style:name="T55_92" style:family="text">
      <style:text-properties fo:font-size="12pt" style:font-size-asian="12pt" style:font-size-complex="12pt"/>
    </style:style>
    <style:style style:name="T55_93" style:family="text">
      <style:text-properties fo:font-size="12pt" style:font-size-asian="12pt" style:font-size-complex="12pt"/>
    </style:style>
    <style:style style:name="T55_94" style:family="text">
      <style:text-properties fo:font-size="12pt" style:font-size-asian="12pt" style:font-size-complex="12pt"/>
    </style:style>
    <style:style style:name="T55_95" style:family="text">
      <style:text-properties fo:font-style="italic" style:font-style-asian="italic" style:font-style-complex="italic" fo:font-size="12pt" style:font-size-asian="12pt" style:font-size-complex="12pt"/>
    </style:style>
    <style:style style:name="T55_96" style:family="text">
      <style:text-properties fo:font-size="12pt" style:font-size-asian="12pt" style:font-size-complex="12pt"/>
    </style:style>
    <style:style style:name="T55_97" style:family="text">
      <style:text-properties fo:font-size="12pt" style:font-size-asian="12pt" style:font-size-complex="12pt"/>
    </style:style>
    <style:style style:name="T55_98" style:family="text">
      <style:text-properties fo:font-size="12pt" style:font-size-asian="12pt" style:font-size-complex="12pt"/>
    </style:style>
    <style:style style:name="T55_99" style:family="text">
      <style:text-properties fo:font-size="12pt" style:font-size-asian="12pt" style:font-size-complex="12pt"/>
    </style:style>
    <style:style style:name="T55_100" style:family="text">
      <style:text-properties fo:font-size="12pt" style:font-size-asian="12pt" style:font-size-complex="12pt"/>
    </style:style>
    <style:style style:name="T55_101" style:family="text">
      <style:text-properties fo:font-size="12pt" style:font-size-asian="12pt" style:font-size-complex="12pt"/>
    </style:style>
    <style:style style:name="T55_102" style:family="text">
      <style:text-properties fo:font-size="12pt" style:font-size-asian="12pt" style:font-size-complex="12pt"/>
    </style:style>
    <style:style style:name="T55_103" style:family="text">
      <style:text-properties fo:font-size="12pt" style:font-size-asian="12pt" style:font-size-complex="12pt"/>
    </style:style>
    <style:style style:name="T55_104" style:family="text">
      <style:text-properties fo:font-size="12pt" style:font-size-asian="12pt" style:font-size-complex="12pt"/>
    </style:style>
    <style:style style:name="T55_105" style:family="text">
      <style:text-properties fo:font-size="12pt" style:font-size-asian="12pt" style:font-size-complex="12pt"/>
    </style:style>
    <style:style style:name="T55_106" style:family="text">
      <style:text-properties fo:font-size="12pt" style:font-size-asian="12pt" style:font-size-complex="12pt"/>
    </style:style>
    <style:style style:name="T55_107" style:family="text">
      <style:text-properties fo:font-size="12pt" style:font-size-asian="12pt" style:font-size-complex="12pt"/>
    </style:style>
    <style:style style:name="T55_108" style:family="text">
      <style:text-properties fo:font-size="12pt" style:font-size-asian="12pt" style:font-size-complex="12pt"/>
    </style:style>
    <style:style style:name="T55_109" style:family="text">
      <style:text-properties fo:font-size="12pt" style:font-size-asian="12pt" style:font-size-complex="12pt"/>
    </style:style>
    <style:style style:name="T55_110" style:family="text">
      <style:text-properties fo:font-size="12pt" style:font-size-asian="12pt" style:font-size-complex="12pt"/>
    </style:style>
    <style:style style:name="T55_111" style:family="text">
      <style:text-properties fo:font-size="12pt" style:font-size-asian="12pt" style:font-size-complex="12pt"/>
    </style:style>
    <style:style style:name="T55_112" style:family="text">
      <style:text-properties fo:font-size="12pt" style:font-size-asian="12pt" style:font-size-complex="12pt"/>
    </style:style>
    <style:style style:name="T55_113" style:family="text">
      <style:text-properties fo:font-size="12pt" style:font-size-asian="12pt" style:font-size-complex="12pt"/>
    </style:style>
    <style:style style:name="T55_114" style:family="text">
      <style:text-properties fo:font-size="12pt" style:font-size-asian="12pt" style:font-size-complex="12pt"/>
    </style:style>
    <style:style style:name="T55_115" style:family="text">
      <style:text-properties fo:font-size="12pt" style:font-size-asian="12pt" style:font-size-complex="12pt"/>
    </style:style>
    <style:style style:name="T55_116" style:family="text">
      <style:text-properties fo:font-size="12pt" style:font-size-asian="12pt" style:font-size-complex="12pt"/>
    </style:style>
    <style:style style:name="T55_117" style:family="text">
      <style:text-properties fo:font-size="12pt" style:font-size-asian="12pt" style:font-size-complex="12pt"/>
    </style:style>
    <style:style style:name="T55_118" style:family="text">
      <style:text-properties fo:font-size="12pt" style:font-size-asian="12pt" style:font-size-complex="12pt"/>
    </style:style>
    <style:style style:name="T55_119" style:family="text">
      <style:text-properties fo:font-size="12pt" style:font-size-asian="12pt" style:font-size-complex="12pt"/>
    </style:style>
    <style:style style:name="T55_120" style:family="text">
      <style:text-properties fo:font-size="12pt" style:font-size-asian="12pt" style:font-size-complex="12pt"/>
    </style:style>
    <style:style style:name="T55_121" style:family="text">
      <style:text-properties fo:font-style="italic" style:font-style-asian="italic" style:font-style-complex="italic" fo:font-size="12pt" style:font-size-asian="12pt" style:font-size-complex="12pt"/>
    </style:style>
    <style:style style:name="T55_122" style:family="text">
      <style:text-properties fo:font-size="12pt" style:font-size-asian="12pt" style:font-size-complex="12pt"/>
    </style:style>
    <style:style style:name="T55_123" style:family="text">
      <style:text-properties fo:font-size="12pt" style:font-size-asian="12pt" style:font-size-complex="12pt"/>
    </style:style>
    <style:style style:name="T55_124" style:family="text">
      <style:text-properties fo:font-size="12pt" style:font-size-asian="12pt" style:font-size-complex="12pt"/>
    </style:style>
    <style:style style:name="T55_125" style:family="text">
      <style:text-properties fo:font-size="12pt" style:font-size-asian="12pt" style:font-size-complex="12pt"/>
    </style:style>
    <style:style style:name="T55_126" style:family="text">
      <style:text-properties fo:font-size="12pt" style:font-size-asian="12pt" style:font-size-complex="12pt"/>
    </style:style>
    <style:style style:name="T55_127" style:family="text">
      <style:text-properties fo:font-size="12pt" style:font-size-asian="12pt" style:font-size-complex="12pt"/>
    </style:style>
    <style:style style:name="T55_128" style:family="text">
      <style:text-properties fo:font-size="12pt" style:font-size-asian="12pt" style:font-size-complex="12pt"/>
    </style:style>
    <style:style style:name="T55_129" style:family="text">
      <style:text-properties fo:font-size="12pt" style:font-size-asian="12pt" style:font-size-complex="12pt"/>
    </style:style>
    <style:style style:name="T55_130" style:family="text">
      <style:text-properties fo:font-size="12pt" style:font-size-asian="12pt" style:font-size-complex="12pt"/>
    </style:style>
    <style:style style:name="T55_131" style:family="text">
      <style:text-properties fo:font-size="12pt" style:font-size-asian="12pt" style:font-size-complex="12pt"/>
    </style:style>
    <style:style style:name="T55_132" style:family="text">
      <style:text-properties fo:font-size="12pt" style:font-size-asian="12pt" style:font-size-complex="12pt"/>
    </style:style>
    <style:style style:name="T55_133" style:family="text">
      <style:text-properties fo:font-size="12pt" style:font-size-asian="12pt" style:font-size-complex="12pt"/>
    </style:style>
    <style:style style:name="T55_134" style:family="text">
      <style:text-properties fo:font-size="12pt" style:font-size-asian="12pt" style:font-size-complex="12pt"/>
    </style:style>
    <style:style style:name="T55_135" style:family="text">
      <style:text-properties fo:font-size="12pt" style:font-size-asian="12pt" style:font-size-complex="12pt"/>
    </style:style>
    <style:style style:name="T55_136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text-indent="1.27cm" fo:line-height="150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tyle="italic" style:font-style-asian="italic" style:font-style-complex="italic" fo:font-size="12pt" style:font-size-asian="12pt" style:font-size-complex="12pt"/>
    </style:style>
    <style:style style:name="T56_28" style:family="text">
      <style:text-properties fo:font-style="italic" style:font-style-asian="italic" style:font-style-complex="italic" fo:font-size="12pt" style:font-size-asian="12pt" style:font-size-complex="12pt"/>
    </style:style>
    <style:style style:name="T56_29" style:family="text">
      <style:text-properties fo:font-style="italic" style:font-style-asian="italic" style:font-style-complex="italic"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T56_57" style:family="text">
      <style:text-properties fo:font-size="12pt" style:font-size-asian="12pt" style:font-size-complex="12pt"/>
    </style:style>
    <style:style style:name="T56_58" style:family="text">
      <style:text-properties fo:font-size="12pt" style:font-size-asian="12pt" style:font-size-complex="12pt"/>
    </style:style>
    <style:style style:name="T56_59" style:family="text">
      <style:text-properties fo:font-size="12pt" style:font-size-asian="12pt" style:font-size-complex="12pt"/>
    </style:style>
    <style:style style:name="T56_60" style:family="text">
      <style:text-properties fo:font-size="12pt" style:font-size-asian="12pt" style:font-size-complex="12pt"/>
    </style:style>
    <style:style style:name="T56_61" style:family="text">
      <style:text-properties fo:font-size="12pt" style:font-size-asian="12pt" style:font-size-complex="12pt"/>
    </style:style>
    <style:style style:name="T56_62" style:family="text">
      <style:text-properties fo:font-size="12pt" style:font-size-asian="12pt" style:font-size-complex="12pt"/>
    </style:style>
    <style:style style:name="T56_63" style:family="text">
      <style:text-properties fo:font-size="12pt" style:font-size-asian="12pt" style:font-size-complex="12pt"/>
    </style:style>
    <style:style style:name="T56_64" style:family="text">
      <style:text-properties fo:font-size="12pt" style:font-size-asian="12pt" style:font-size-complex="12pt"/>
    </style:style>
    <style:style style:name="T56_65" style:family="text">
      <style:text-properties fo:font-style="italic" style:font-style-asian="italic" style:font-style-complex="italic" fo:font-size="12pt" style:font-size-asian="12pt" style:font-size-complex="12pt"/>
    </style:style>
    <style:style style:name="T56_66" style:family="text">
      <style:text-properties fo:font-style="italic" style:font-style-asian="italic" style:font-style-complex="italic" fo:font-size="12pt" style:font-size-asian="12pt" style:font-size-complex="12pt"/>
    </style:style>
    <style:style style:name="T56_67" style:family="text">
      <style:text-properties fo:font-style="italic" style:font-style-asian="italic" style:font-style-complex="italic" fo:font-size="12pt" style:font-size-asian="12pt" style:font-size-complex="12pt"/>
    </style:style>
    <style:style style:name="T56_68" style:family="text">
      <style:text-properties fo:font-style="italic" style:font-style-asian="italic" style:font-style-complex="italic" fo:font-size="12pt" style:font-size-asian="12pt" style:font-size-complex="12pt"/>
    </style:style>
    <style:style style:name="T56_69" style:family="text">
      <style:text-properties fo:font-size="12pt" style:font-size-asian="12pt" style:font-size-complex="12pt"/>
    </style:style>
    <style:style style:name="T56_70" style:family="text">
      <style:text-properties fo:font-size="12pt" style:font-size-asian="12pt" style:font-size-complex="12pt"/>
    </style:style>
    <style:style style:name="T56_71" style:family="text">
      <style:text-properties fo:font-size="12pt" style:font-size-asian="12pt" style:font-size-complex="12pt"/>
    </style:style>
    <style:style style:name="T56_72" style:family="text">
      <style:text-properties fo:font-size="12pt" style:font-size-asian="12pt" style:font-size-complex="12pt"/>
    </style:style>
    <style:style style:name="T56_73" style:family="text">
      <style:text-properties fo:font-size="12pt" style:font-size-asian="12pt" style:font-size-complex="12pt"/>
    </style:style>
    <style:style style:name="T56_74" style:family="text">
      <style:text-properties fo:font-size="12pt" style:font-size-asian="12pt" style:font-size-complex="12pt"/>
    </style:style>
    <style:style style:name="T56_75" style:family="text">
      <style:text-properties fo:font-size="12pt" style:font-size-asian="12pt" style:font-size-complex="12pt"/>
    </style:style>
    <style:style style:name="T56_76" style:family="text">
      <style:text-properties fo:font-size="12pt" style:font-size-asian="12pt" style:font-size-complex="12pt"/>
    </style:style>
    <style:style style:name="T56_77" style:family="text">
      <style:text-properties fo:font-size="12pt" style:font-size-asian="12pt" style:font-size-complex="12pt"/>
    </style:style>
    <style:style style:name="T56_78" style:family="text">
      <style:text-properties fo:font-size="12pt" style:font-size-asian="12pt" style:font-size-complex="12pt"/>
    </style:style>
    <style:style style:name="T56_79" style:family="text">
      <style:text-properties fo:font-size="12pt" style:font-size-asian="12pt" style:font-size-complex="12pt"/>
    </style:style>
    <style:style style:name="T56_80" style:family="text">
      <style:text-properties fo:font-size="12pt" style:font-size-asian="12pt" style:font-size-complex="12pt"/>
    </style:style>
    <style:style style:name="T56_81" style:family="text">
      <style:text-properties fo:font-size="12pt" style:font-size-asian="12pt" style:font-size-complex="12pt"/>
    </style:style>
    <style:style style:name="T56_82" style:family="text">
      <style:text-properties fo:font-size="12pt" style:font-size-asian="12pt" style:font-size-complex="12pt"/>
    </style:style>
    <style:style style:name="T56_83" style:family="text">
      <style:text-properties fo:font-size="12pt" style:font-size-asian="12pt" style:font-size-complex="12pt"/>
    </style:style>
    <style:style style:name="T56_84" style:family="text">
      <style:text-properties fo:font-size="12pt" style:font-size-asian="12pt" style:font-size-complex="12pt"/>
    </style:style>
    <style:style style:name="T56_85" style:family="text">
      <style:text-properties fo:font-size="12pt" style:font-size-asian="12pt" style:font-size-complex="12pt"/>
    </style:style>
    <style:style style:name="T56_86" style:family="text">
      <style:text-properties fo:font-size="12pt" style:font-size-asian="12pt" style:font-size-complex="12pt"/>
    </style:style>
    <style:style style:name="T56_87" style:family="text">
      <style:text-properties fo:font-size="12pt" style:font-size-asian="12pt" style:font-size-complex="12pt"/>
    </style:style>
    <style:style style:name="T56_88" style:family="text">
      <style:text-properties fo:font-size="12pt" style:font-size-asian="12pt" style:font-size-complex="12pt"/>
    </style:style>
    <style:style style:name="T56_89" style:family="text">
      <style:text-properties fo:font-size="12pt" style:font-size-asian="12pt" style:font-size-complex="12pt"/>
    </style:style>
    <style:style style:name="T56_90" style:family="text">
      <style:text-properties fo:font-size="12pt" style:font-size-asian="12pt" style:font-size-complex="12pt"/>
    </style:style>
    <style:style style:name="T56_91" style:family="text">
      <style:text-properties fo:font-size="12pt" style:font-size-asian="12pt" style:font-size-complex="12pt"/>
    </style:style>
    <style:style style:name="T56_92" style:family="text">
      <style:text-properties fo:font-size="12pt" style:font-size-asian="12pt" style:font-size-complex="12pt"/>
    </style:style>
    <style:style style:name="T56_93" style:family="text">
      <style:text-properties fo:font-size="12pt" style:font-size-asian="12pt" style:font-size-complex="12pt"/>
    </style:style>
    <style:style style:name="T56_94" style:family="text">
      <style:text-properties fo:font-size="12pt" style:font-size-asian="12pt" style:font-size-complex="12pt"/>
    </style:style>
    <style:style style:name="T56_95" style:family="text">
      <style:text-properties fo:font-size="12pt" style:font-size-asian="12pt" style:font-size-complex="12pt"/>
    </style:style>
    <style:style style:name="T56_96" style:family="text">
      <style:text-properties fo:font-size="12pt" style:font-size-asian="12pt" style:font-size-complex="12pt"/>
    </style:style>
    <style:style style:name="T56_97" style:family="text">
      <style:text-properties fo:font-size="12pt" style:font-size-asian="12pt" style:font-size-complex="12pt"/>
    </style:style>
    <style:style style:name="T56_98" style:family="text">
      <style:text-properties fo:font-size="12pt" style:font-size-asian="12pt" style:font-size-complex="12pt"/>
    </style:style>
    <style:style style:name="T56_99" style:family="text">
      <style:text-properties fo:font-size="12pt" style:font-size-asian="12pt" style:font-size-complex="12pt"/>
    </style:style>
    <style:style style:name="T56_100" style:family="text">
      <style:text-properties fo:font-size="12pt" style:font-size-asian="12pt" style:font-size-complex="12pt"/>
    </style:style>
    <style:style style:name="T56_101" style:family="text">
      <style:text-properties fo:font-size="12pt" style:font-size-asian="12pt" style:font-size-complex="12pt"/>
    </style:style>
    <style:style style:name="T56_102" style:family="text">
      <style:text-properties fo:font-size="12pt" style:font-size-asian="12pt" style:font-size-complex="12pt"/>
    </style:style>
    <style:style style:name="T56_103" style:family="text">
      <style:text-properties fo:font-size="12pt" style:font-size-asian="12pt" style:font-size-complex="12pt"/>
    </style:style>
    <style:style style:name="T56_104" style:family="text">
      <style:text-properties fo:font-size="12pt" style:font-size-asian="12pt" style:font-size-complex="12pt"/>
    </style:style>
    <style:style style:name="T56_105" style:family="text">
      <style:text-properties fo:font-size="12pt" style:font-size-asian="12pt" style:font-size-complex="12pt"/>
    </style:style>
    <style:style style:name="T56_106" style:family="text">
      <style:text-properties fo:font-size="12pt" style:font-size-asian="12pt" style:font-size-complex="12pt"/>
    </style:style>
    <style:style style:name="T56_107" style:family="text">
      <style:text-properties fo:font-size="12pt" style:font-size-asian="12pt" style:font-size-complex="12pt"/>
    </style:style>
    <style:style style:name="T56_108" style:family="text">
      <style:text-properties fo:font-size="12pt" style:font-size-asian="12pt" style:font-size-complex="12pt"/>
    </style:style>
    <style:style style:name="T56_109" style:family="text">
      <style:text-properties fo:font-size="12pt" style:font-size-asian="12pt" style:font-size-complex="12pt"/>
    </style:style>
    <style:style style:name="T56_110" style:family="text">
      <style:text-properties fo:font-size="12pt" style:font-size-asian="12pt" style:font-size-complex="12pt"/>
    </style:style>
    <style:style style:name="T56_111" style:family="text">
      <style:text-properties fo:font-size="12pt" style:font-size-asian="12pt" style:font-size-complex="12pt"/>
    </style:style>
    <style:style style:name="T56_112" style:family="text">
      <style:text-properties fo:font-size="12pt" style:font-size-asian="12pt" style:font-size-complex="12pt"/>
    </style:style>
    <style:style style:name="T56_113" style:family="text">
      <style:text-properties fo:font-size="12pt" style:font-size-asian="12pt" style:font-size-complex="12pt"/>
    </style:style>
    <style:style style:name="T56_114" style:family="text">
      <style:text-properties fo:font-size="12pt" style:font-size-asian="12pt" style:font-size-complex="12pt"/>
    </style:style>
    <style:style style:name="T56_115" style:family="text">
      <style:text-properties fo:font-size="12pt" style:font-size-asian="12pt" style:font-size-complex="12pt"/>
    </style:style>
    <style:style style:name="T56_116" style:family="text">
      <style:text-properties fo:font-size="12pt" style:font-size-asian="12pt" style:font-size-complex="12pt"/>
    </style:style>
    <style:style style:name="T56_117" style:family="text">
      <style:text-properties fo:font-size="12pt" style:font-size-asian="12pt" style:font-size-complex="12pt"/>
    </style:style>
    <style:style style:name="T56_118" style:family="text">
      <style:text-properties fo:font-size="12pt" style:font-size-asian="12pt" style:font-size-complex="12pt"/>
    </style:style>
    <style:style style:name="T56_119" style:family="text">
      <style:text-properties fo:font-size="12pt" style:font-size-asian="12pt" style:font-size-complex="12pt"/>
    </style:style>
    <style:style style:name="T56_120" style:family="text">
      <style:text-properties fo:font-size="12pt" style:font-size-asian="12pt" style:font-size-complex="12pt"/>
    </style:style>
    <style:style style:name="T56_121" style:family="text">
      <style:text-properties fo:font-size="12pt" style:font-size-asian="12pt" style:font-size-complex="12pt"/>
    </style:style>
    <style:style style:name="T56_122" style:family="text">
      <style:text-properties fo:font-size="12pt" style:font-size-asian="12pt" style:font-size-complex="12pt"/>
    </style:style>
    <style:style style:name="T56_123" style:family="text">
      <style:text-properties fo:font-size="12pt" style:font-size-asian="12pt" style:font-size-complex="12pt"/>
    </style:style>
    <style:style style:name="T56_124" style:family="text">
      <style:text-properties fo:font-size="12pt" style:font-size-asian="12pt" style:font-size-complex="12pt"/>
    </style:style>
    <style:style style:name="T56_125" style:family="text">
      <style:text-properties fo:font-size="12pt" style:font-size-asian="12pt" style:font-size-complex="12pt"/>
    </style:style>
    <style:style style:name="T56_126" style:family="text">
      <style:text-properties fo:font-size="12pt" style:font-size-asian="12pt" style:font-size-complex="12pt"/>
    </style:style>
    <style:style style:name="T56_127" style:family="text">
      <style:text-properties fo:font-size="12pt" style:font-size-asian="12pt" style:font-size-complex="12pt"/>
    </style:style>
    <style:style style:name="T56_128" style:family="text">
      <style:text-properties fo:font-size="12pt" style:font-size-asian="12pt" style:font-size-complex="12pt"/>
    </style:style>
    <style:style style:name="T56_129" style:family="text">
      <style:text-properties fo:font-size="12pt" style:font-size-asian="12pt" style:font-size-complex="12pt"/>
    </style:style>
    <style:style style:name="T56_130" style:family="text">
      <style:text-properties fo:font-size="12pt" style:font-size-asian="12pt" style:font-size-complex="12pt"/>
    </style:style>
    <style:style style:name="T56_131" style:family="text">
      <style:text-properties fo:font-size="12pt" style:font-size-asian="12pt" style:font-size-complex="12pt"/>
    </style:style>
    <style:style style:name="T56_132" style:family="text">
      <style:text-properties fo:font-size="12pt" style:font-size-asian="12pt" style:font-size-complex="12pt"/>
    </style:style>
    <style:style style:name="T56_133" style:family="text">
      <style:text-properties fo:font-size="12pt" style:font-size-asian="12pt" style:font-size-complex="12pt"/>
    </style:style>
    <style:style style:name="T56_134" style:family="text">
      <style:text-properties fo:font-size="12pt" style:font-size-asian="12pt" style:font-size-complex="12pt"/>
    </style:style>
    <style:style style:name="T56_135" style:family="text">
      <style:text-properties fo:font-size="12pt" style:font-size-asian="12pt" style:font-size-complex="12pt"/>
    </style:style>
    <style:style style:name="T56_13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text-indent="1.27cm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tyle="italic" style:font-style-asian="italic" style:font-style-complex="italic" fo:font-size="12pt" style:font-size-asian="12pt" style:font-size-complex="12pt"/>
    </style:style>
    <style:style style:name="T57_13" style:family="text">
      <style:text-properties fo:font-style="italic" style:font-style-asian="italic" style:font-style-complex="italic" fo:font-size="12pt" style:font-size-asian="12pt" style:font-size-complex="12pt"/>
    </style:style>
    <style:style style:name="T57_14" style:family="text">
      <style:text-properties fo:font-style="italic" style:font-style-asian="italic" style:font-style-complex="italic" fo:font-size="12pt" style:font-size-asian="12pt" style:font-size-complex="12pt"/>
    </style:style>
    <style:style style:name="T57_15" style:family="text">
      <style:text-properties fo:font-style="italic" style:font-style-asian="italic" style:font-style-complex="italic" fo:font-size="12pt" style:font-size-asian="12pt" style:font-size-complex="12pt"/>
    </style:style>
    <style:style style:name="T57_16" style:family="text">
      <style:text-properties fo:font-style="italic" style:font-style-asian="italic" style:font-style-complex="italic"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tyle="italic" style:font-style-asian="italic" style:font-style-complex="italic" fo:font-size="12pt" style:font-size-asian="12pt" style:font-size-complex="12pt"/>
    </style:style>
    <style:style style:name="T57_42" style:family="text">
      <style:text-properties fo:font-style="italic" style:font-style-asian="italic" style:font-style-complex="italic" fo:font-size="12pt" style:font-size-asian="12pt" style:font-size-complex="12pt"/>
    </style:style>
    <style:style style:name="T57_43" style:family="text">
      <style:text-properties fo:font-style="italic" style:font-style-asian="italic" style:font-style-complex="italic"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T57_63" style:family="text">
      <style:text-properties fo:font-size="12pt" style:font-size-asian="12pt" style:font-size-complex="12pt"/>
    </style:style>
    <style:style style:name="T57_64" style:family="text">
      <style:text-properties fo:font-size="12pt" style:font-size-asian="12pt" style:font-size-complex="12pt"/>
    </style:style>
    <style:style style:name="T57_65" style:family="text">
      <style:text-properties fo:font-size="12pt" style:font-size-asian="12pt" style:font-size-complex="12pt"/>
    </style:style>
    <style:style style:name="T57_66" style:family="text">
      <style:text-properties fo:font-size="12pt" style:font-size-asian="12pt" style:font-size-complex="12pt"/>
    </style:style>
    <style:style style:name="T57_67" style:family="text">
      <style:text-properties fo:font-size="12pt" style:font-size-asian="12pt" style:font-size-complex="12pt"/>
    </style:style>
    <style:style style:name="T57_68" style:family="text">
      <style:text-properties fo:font-size="12pt" style:font-size-asian="12pt" style:font-size-complex="12pt"/>
    </style:style>
    <style:style style:name="T57_69" style:family="text">
      <style:text-properties fo:font-size="12pt" style:font-size-asian="12pt" style:font-size-complex="12pt"/>
    </style:style>
    <style:style style:name="T57_70" style:family="text">
      <style:text-properties fo:font-size="12pt" style:font-size-asian="12pt" style:font-size-complex="12pt"/>
    </style:style>
    <style:style style:name="T57_71" style:family="text">
      <style:text-properties fo:font-size="12pt" style:font-size-asian="12pt" style:font-size-complex="12pt"/>
    </style:style>
    <style:style style:name="T57_72" style:family="text">
      <style:text-properties fo:font-size="12pt" style:font-size-asian="12pt" style:font-size-complex="12pt"/>
    </style:style>
    <style:style style:name="T57_73" style:family="text">
      <style:text-properties fo:font-size="12pt" style:font-size-asian="12pt" style:font-size-complex="12pt"/>
    </style:style>
    <style:style style:name="T57_74" style:family="text">
      <style:text-properties fo:font-size="12pt" style:font-size-asian="12pt" style:font-size-complex="12pt"/>
    </style:style>
    <style:style style:name="T57_75" style:family="text">
      <style:text-properties fo:font-size="12pt" style:font-size-asian="12pt" style:font-size-complex="12pt"/>
    </style:style>
    <style:style style:name="T57_76" style:family="text">
      <style:text-properties fo:font-size="12pt" style:font-size-asian="12pt" style:font-size-complex="12pt"/>
    </style:style>
    <style:style style:name="T57_77" style:family="text">
      <style:text-properties fo:font-size="12pt" style:font-size-asian="12pt" style:font-size-complex="12pt"/>
    </style:style>
    <style:style style:name="T57_78" style:family="text">
      <style:text-properties fo:font-size="12pt" style:font-size-asian="12pt" style:font-size-complex="12pt"/>
    </style:style>
    <style:style style:name="T57_79" style:family="text">
      <style:text-properties fo:font-size="12pt" style:font-size-asian="12pt" style:font-size-complex="12pt"/>
    </style:style>
    <style:style style:name="T57_80" style:family="text">
      <style:text-properties fo:font-size="12pt" style:font-size-asian="12pt" style:font-size-complex="12pt"/>
    </style:style>
    <style:style style:name="T57_81" style:family="text">
      <style:text-properties fo:font-size="12pt" style:font-size-asian="12pt" style:font-size-complex="12pt"/>
    </style:style>
    <style:style style:name="T57_82" style:family="text">
      <style:text-properties fo:font-size="12pt" style:font-size-asian="12pt" style:font-size-complex="12pt"/>
    </style:style>
    <style:style style:name="T57_83" style:family="text">
      <style:text-properties fo:font-size="12pt" style:font-size-asian="12pt" style:font-size-complex="12pt"/>
    </style:style>
    <style:style style:name="T57_84" style:family="text">
      <style:text-properties fo:font-size="12pt" style:font-size-asian="12pt" style:font-size-complex="12pt"/>
    </style:style>
    <style:style style:name="T57_85" style:family="text">
      <style:text-properties fo:font-size="12pt" style:font-size-asian="12pt" style:font-size-complex="12pt"/>
    </style:style>
    <style:style style:name="T57_86" style:family="text">
      <style:text-properties fo:font-size="12pt" style:font-size-asian="12pt" style:font-size-complex="12pt"/>
    </style:style>
    <style:style style:name="T57_87" style:family="text">
      <style:text-properties fo:font-style="italic" style:font-style-asian="italic" style:font-style-complex="italic" fo:font-size="12pt" style:font-size-asian="12pt" style:font-size-complex="12pt"/>
    </style:style>
    <style:style style:name="T57_88" style:family="text">
      <style:text-properties fo:font-style="italic" style:font-style-asian="italic" style:font-style-complex="italic" fo:font-size="12pt" style:font-size-asian="12pt" style:font-size-complex="12pt"/>
    </style:style>
    <style:style style:name="T57_89" style:family="text">
      <style:text-properties fo:font-style="italic" style:font-style-asian="italic" style:font-style-complex="italic" fo:font-size="12pt" style:font-size-asian="12pt" style:font-size-complex="12pt"/>
    </style:style>
    <style:style style:name="T57_90" style:family="text">
      <style:text-properties fo:font-size="12pt" style:font-size-asian="12pt" style:font-size-complex="12pt"/>
    </style:style>
    <style:style style:name="T57_91" style:family="text">
      <style:text-properties fo:font-size="12pt" style:font-size-asian="12pt" style:font-size-complex="12pt"/>
    </style:style>
    <style:style style:name="T57_92" style:family="text">
      <style:text-properties fo:font-size="12pt" style:font-size-asian="12pt" style:font-size-complex="12pt"/>
    </style:style>
    <style:style style:name="T57_93" style:family="text">
      <style:text-properties fo:font-size="12pt" style:font-size-asian="12pt" style:font-size-complex="12pt"/>
    </style:style>
    <style:style style:name="T57_94" style:family="text">
      <style:text-properties fo:font-size="12pt" style:font-size-asian="12pt" style:font-size-complex="12pt"/>
    </style:style>
    <style:style style:name="T57_95" style:family="text">
      <style:text-properties fo:font-size="12pt" style:font-size-asian="12pt" style:font-size-complex="12pt"/>
    </style:style>
    <style:style style:name="T57_96" style:family="text">
      <style:text-properties fo:font-size="12pt" style:font-size-asian="12pt" style:font-size-complex="12pt"/>
    </style:style>
    <style:style style:name="T57_97" style:family="text">
      <style:text-properties fo:font-size="12pt" style:font-size-asian="12pt" style:font-size-complex="12pt"/>
    </style:style>
    <style:style style:name="T57_98" style:family="text">
      <style:text-properties fo:font-size="12pt" style:font-size-asian="12pt" style:font-size-complex="12pt"/>
    </style:style>
    <style:style style:name="T57_99" style:family="text">
      <style:text-properties fo:font-size="12pt" style:font-size-asian="12pt" style:font-size-complex="12pt"/>
    </style:style>
    <style:style style:name="T57_100" style:family="text">
      <style:text-properties fo:font-size="12pt" style:font-size-asian="12pt" style:font-size-complex="12pt"/>
    </style:style>
    <style:style style:name="T57_101" style:family="text">
      <style:text-properties fo:font-size="12pt" style:font-size-asian="12pt" style:font-size-complex="12pt"/>
    </style:style>
    <style:style style:name="T57_102" style:family="text">
      <style:text-properties fo:font-size="12pt" style:font-size-asian="12pt" style:font-size-complex="12pt"/>
    </style:style>
    <style:style style:name="T57_103" style:family="text">
      <style:text-properties fo:font-size="12pt" style:font-size-asian="12pt" style:font-size-complex="12pt"/>
    </style:style>
    <style:style style:name="T57_104" style:family="text">
      <style:text-properties fo:font-size="12pt" style:font-size-asian="12pt" style:font-size-complex="12pt"/>
    </style:style>
    <style:style style:name="T57_105" style:family="text">
      <style:text-properties fo:font-size="12pt" style:font-size-asian="12pt" style:font-size-complex="12pt"/>
    </style:style>
    <style:style style:name="T57_106" style:family="text">
      <style:text-properties fo:font-size="12pt" style:font-size-asian="12pt" style:font-size-complex="12pt"/>
    </style:style>
    <style:style style:name="T57_107" style:family="text">
      <style:text-properties fo:font-size="12pt" style:font-size-asian="12pt" style:font-size-complex="12pt"/>
    </style:style>
    <style:style style:name="T57_108" style:family="text">
      <style:text-properties fo:font-size="12pt" style:font-size-asian="12pt" style:font-size-complex="12pt"/>
    </style:style>
    <style:style style:name="T57_109" style:family="text">
      <style:text-properties fo:font-size="12pt" style:font-size-asian="12pt" style:font-size-complex="12pt"/>
    </style:style>
    <style:style style:name="T57_110" style:family="text">
      <style:text-properties fo:font-size="12pt" style:font-size-asian="12pt" style:font-size-complex="12pt"/>
    </style:style>
    <style:style style:name="T57_111" style:family="text">
      <style:text-properties fo:font-size="12pt" style:font-size-asian="12pt" style:font-size-complex="12pt"/>
    </style:style>
    <style:style style:name="T57_112" style:family="text">
      <style:text-properties fo:font-size="12pt" style:font-size-asian="12pt" style:font-size-complex="12pt"/>
    </style:style>
    <style:style style:name="T57_113" style:family="text">
      <style:text-properties fo:font-size="12pt" style:font-size-asian="12pt" style:font-size-complex="12pt"/>
    </style:style>
    <style:style style:name="T57_114" style:family="text">
      <style:text-properties fo:font-size="12pt" style:font-size-asian="12pt" style:font-size-complex="12pt"/>
    </style:style>
    <style:style style:name="T57_115" style:family="text">
      <style:text-properties fo:font-size="12pt" style:font-size-asian="12pt" style:font-size-complex="12pt"/>
    </style:style>
    <style:style style:name="T57_116" style:family="text">
      <style:text-properties fo:font-size="12pt" style:font-size-asian="12pt" style:font-size-complex="12pt"/>
    </style:style>
    <style:style style:name="T57_117" style:family="text">
      <style:text-properties fo:font-size="12pt" style:font-size-asian="12pt" style:font-size-complex="12pt"/>
    </style:style>
    <style:style style:name="T57_118" style:family="text">
      <style:text-properties fo:font-size="12pt" style:font-size-asian="12pt" style:font-size-complex="12pt"/>
    </style:style>
    <style:style style:name="T57_119" style:family="text">
      <style:text-properties fo:font-size="12pt" style:font-size-asian="12pt" style:font-size-complex="12pt"/>
    </style:style>
    <style:style style:name="T57_120" style:family="text">
      <style:text-properties fo:font-size="12pt" style:font-size-asian="12pt" style:font-size-complex="12pt"/>
    </style:style>
    <style:style style:name="T57_121" style:family="text">
      <style:text-properties fo:font-size="12pt" style:font-size-asian="12pt" style:font-size-complex="12pt"/>
    </style:style>
    <style:style style:name="T57_122" style:family="text">
      <style:text-properties fo:font-size="12pt" style:font-size-asian="12pt" style:font-size-complex="12pt"/>
    </style:style>
    <style:style style:name="T57_123" style:family="text">
      <style:text-properties fo:font-size="12pt" style:font-size-asian="12pt" style:font-size-complex="12pt"/>
    </style:style>
    <style:style style:name="T57_124" style:family="text">
      <style:text-properties fo:font-size="12pt" style:font-size-asian="12pt" style:font-size-complex="12pt"/>
    </style:style>
    <style:style style:name="T57_125" style:family="text">
      <style:text-properties fo:font-size="12pt" style:font-size-asian="12pt" style:font-size-complex="12pt"/>
    </style:style>
    <style:style style:name="T57_126" style:family="text">
      <style:text-properties fo:font-size="12pt" style:font-size-asian="12pt" style:font-size-complex="12pt"/>
    </style:style>
    <style:style style:name="T57_127" style:family="text">
      <style:text-properties fo:font-size="12pt" style:font-size-asian="12pt" style:font-size-complex="12pt"/>
    </style:style>
    <style:style style:name="T57_128" style:family="text">
      <style:text-properties fo:font-size="12pt" style:font-size-asian="12pt" style:font-size-complex="12pt"/>
    </style:style>
    <style:style style:name="T57_129" style:family="text">
      <style:text-properties fo:font-size="12pt" style:font-size-asian="12pt" style:font-size-complex="12pt"/>
    </style:style>
    <style:style style:name="T57_130" style:family="text">
      <style:text-properties fo:font-size="12pt" style:font-size-asian="12pt" style:font-size-complex="12pt"/>
    </style:style>
    <style:style style:name="T57_131" style:family="text">
      <style:text-properties fo:font-size="12pt" style:font-size-asian="12pt" style:font-size-complex="12pt"/>
    </style:style>
    <style:style style:name="T57_132" style:family="text">
      <style:text-properties fo:font-size="12pt" style:font-size-asian="12pt" style:font-size-complex="12pt"/>
    </style:style>
    <style:style style:name="T57_133" style:family="text">
      <style:text-properties fo:font-size="12pt" style:font-size-asian="12pt" style:font-size-complex="12pt"/>
    </style:style>
    <style:style style:name="T57_134" style:family="text">
      <style:text-properties fo:font-size="12pt" style:font-size-asian="12pt" style:font-size-complex="12pt"/>
    </style:style>
    <style:style style:name="T57_135" style:family="text">
      <style:text-properties fo:font-size="12pt" style:font-size-asian="12pt" style:font-size-complex="12pt"/>
    </style:style>
    <style:style style:name="T57_136" style:family="text">
      <style:text-properties fo:font-size="12pt" style:font-size-asian="12pt" style:font-size-complex="12pt"/>
    </style:style>
    <style:style style:name="T57_137" style:family="text">
      <style:text-properties fo:font-size="12pt" style:font-size-asian="12pt" style:font-size-complex="12pt"/>
    </style:style>
    <style:style style:name="T57_138" style:family="text">
      <style:text-properties fo:font-size="12pt" style:font-size-asian="12pt" style:font-size-complex="12pt"/>
    </style:style>
    <style:style style:name="T57_139" style:family="text">
      <style:text-properties fo:font-size="12pt" style:font-size-asian="12pt" style:font-size-complex="12pt"/>
    </style:style>
    <style:style style:name="T57_140" style:family="text">
      <style:text-properties fo:font-size="12pt" style:font-size-asian="12pt" style:font-size-complex="12pt"/>
    </style:style>
    <style:style style:name="T57_141" style:family="text">
      <style:text-properties fo:font-size="12pt" style:font-size-asian="12pt" style:font-size-complex="12pt"/>
    </style:style>
    <style:style style:name="T57_142" style:family="text">
      <style:text-properties fo:font-size="12pt" style:font-size-asian="12pt" style:font-size-complex="12pt"/>
    </style:style>
    <style:style style:name="T57_143" style:family="text">
      <style:text-properties fo:font-size="12pt" style:font-size-asian="12pt" style:font-size-complex="12pt"/>
    </style:style>
    <style:style style:name="T57_144" style:family="text">
      <style:text-properties fo:font-size="12pt" style:font-size-asian="12pt" style:font-size-complex="12pt"/>
    </style:style>
    <style:style style:name="T57_145" style:family="text">
      <style:text-properties fo:font-size="12pt" style:font-size-asian="12pt" style:font-size-complex="12pt"/>
    </style:style>
    <style:style style:name="T57_146" style:family="text">
      <style:text-properties fo:font-size="12pt" style:font-size-asian="12pt" style:font-size-complex="12pt"/>
    </style:style>
    <style:style style:name="T57_147" style:family="text">
      <style:text-properties fo:font-size="12pt" style:font-size-asian="12pt" style:font-size-complex="12pt"/>
    </style:style>
    <style:style style:name="T57_148" style:family="text">
      <style:text-properties fo:font-size="12pt" style:font-size-asian="12pt" style:font-size-complex="12pt"/>
    </style:style>
    <style:style style:name="T57_149" style:family="text">
      <style:text-properties fo:font-size="12pt" style:font-size-asian="12pt" style:font-size-complex="12pt"/>
    </style:style>
    <style:style style:name="T57_150" style:family="text">
      <style:text-properties fo:font-size="12pt" style:font-size-asian="12pt" style:font-size-complex="12pt"/>
    </style:style>
    <style:style style:name="T57_151" style:family="text">
      <style:text-properties fo:font-size="12pt" style:font-size-asian="12pt" style:font-size-complex="12pt"/>
    </style:style>
    <style:style style:name="T57_152" style:family="text">
      <style:text-properties fo:font-size="12pt" style:font-size-asian="12pt" style:font-size-complex="12pt"/>
    </style:style>
    <style:style style:name="T57_153" style:family="text">
      <style:text-properties fo:font-size="12pt" style:font-size-asian="12pt" style:font-size-complex="12pt"/>
    </style:style>
    <style:style style:name="T57_154" style:family="text">
      <style:text-properties fo:font-size="12pt" style:font-size-asian="12pt" style:font-size-complex="12pt"/>
    </style:style>
    <style:style style:name="T57_155" style:family="text">
      <style:text-properties fo:font-size="12pt" style:font-size-asian="12pt" style:font-size-complex="12pt"/>
    </style:style>
    <style:style style:name="T57_156" style:family="text">
      <style:text-properties fo:font-size="12pt" style:font-size-asian="12pt" style:font-size-complex="12pt"/>
    </style:style>
    <style:style style:name="T57_157" style:family="text">
      <style:text-properties fo:font-style="italic" style:font-style-asian="italic" style:font-style-complex="italic" fo:font-size="12pt" style:font-size-asian="12pt" style:font-size-complex="12pt"/>
    </style:style>
    <style:style style:name="T57_158" style:family="text">
      <style:text-properties fo:font-style="italic" style:font-style-asian="italic" style:font-style-complex="italic" fo:font-size="12pt" style:font-size-asian="12pt" style:font-size-complex="12pt"/>
    </style:style>
    <style:style style:name="T57_159" style:family="text">
      <style:text-properties fo:font-style="italic" style:font-style-asian="italic" style:font-style-complex="italic" fo:font-size="12pt" style:font-size-asian="12pt" style:font-size-complex="12pt"/>
    </style:style>
    <style:style style:name="T57_160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text-indent="1.27cm" fo:line-height="150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tyle="italic" style:font-style-asian="italic" style:font-style-complex="italic" fo:font-size="12pt" style:font-size-asian="12pt" style:font-size-complex="12pt"/>
    </style:style>
    <style:style style:name="T58_4" style:family="text">
      <style:text-properties fo:font-style="italic" style:font-style-asian="italic" style:font-style-complex="italic" fo:font-size="12pt" style:font-size-asian="12pt" style:font-size-complex="12pt"/>
    </style:style>
    <style:style style:name="T58_5" style:family="text">
      <style:text-properties fo:font-style="italic" style:font-style-asian="italic" style:font-style-complex="italic"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T58_57" style:family="text">
      <style:text-properties fo:font-size="12pt" style:font-size-asian="12pt" style:font-size-complex="12pt"/>
    </style:style>
    <style:style style:name="T58_58" style:family="text">
      <style:text-properties fo:font-size="12pt" style:font-size-asian="12pt" style:font-size-complex="12pt"/>
    </style:style>
    <style:style style:name="T58_59" style:family="text">
      <style:text-properties fo:font-size="12pt" style:font-size-asian="12pt" style:font-size-complex="12pt"/>
    </style:style>
    <style:style style:name="T58_60" style:family="text">
      <style:text-properties fo:font-size="12pt" style:font-size-asian="12pt" style:font-size-complex="12pt"/>
    </style:style>
    <style:style style:name="T58_61" style:family="text">
      <style:text-properties fo:font-size="12pt" style:font-size-asian="12pt" style:font-size-complex="12pt"/>
    </style:style>
    <style:style style:name="T58_62" style:family="text">
      <style:text-properties fo:font-size="12pt" style:font-size-asian="12pt" style:font-size-complex="12pt"/>
    </style:style>
    <style:style style:name="T58_63" style:family="text">
      <style:text-properties fo:font-size="12pt" style:font-size-asian="12pt" style:font-size-complex="12pt"/>
    </style:style>
    <style:style style:name="T58_64" style:family="text">
      <style:text-properties fo:font-size="12pt" style:font-size-asian="12pt" style:font-size-complex="12pt"/>
    </style:style>
    <style:style style:name="T58_65" style:family="text">
      <style:text-properties fo:font-size="12pt" style:font-size-asian="12pt" style:font-size-complex="12pt"/>
    </style:style>
    <style:style style:name="T58_66" style:family="text">
      <style:text-properties fo:font-size="12pt" style:font-size-asian="12pt" style:font-size-complex="12pt"/>
    </style:style>
    <style:style style:name="T58_67" style:family="text">
      <style:text-properties fo:font-size="12pt" style:font-size-asian="12pt" style:font-size-complex="12pt"/>
    </style:style>
    <style:style style:name="T58_68" style:family="text">
      <style:text-properties fo:font-size="12pt" style:font-size-asian="12pt" style:font-size-complex="12pt"/>
    </style:style>
    <style:style style:name="T58_69" style:family="text">
      <style:text-properties fo:font-size="12pt" style:font-size-asian="12pt" style:font-size-complex="12pt"/>
    </style:style>
    <style:style style:name="T58_70" style:family="text">
      <style:text-properties fo:font-size="12pt" style:font-size-asian="12pt" style:font-size-complex="12pt"/>
    </style:style>
    <style:style style:name="T58_71" style:family="text">
      <style:text-properties fo:font-size="12pt" style:font-size-asian="12pt" style:font-size-complex="12pt"/>
    </style:style>
    <style:style style:name="T58_72" style:family="text">
      <style:text-properties fo:font-size="12pt" style:font-size-asian="12pt" style:font-size-complex="12pt"/>
    </style:style>
    <style:style style:name="T58_73" style:family="text">
      <style:text-properties fo:font-size="12pt" style:font-size-asian="12pt" style:font-size-complex="12pt"/>
    </style:style>
    <style:style style:name="T58_74" style:family="text">
      <style:text-properties fo:font-size="12pt" style:font-size-asian="12pt" style:font-size-complex="12pt"/>
    </style:style>
    <style:style style:name="T58_75" style:family="text">
      <style:text-properties fo:font-size="12pt" style:font-size-asian="12pt" style:font-size-complex="12pt"/>
    </style:style>
    <style:style style:name="T58_76" style:family="text">
      <style:text-properties fo:font-size="12pt" style:font-size-asian="12pt" style:font-size-complex="12pt"/>
    </style:style>
    <style:style style:name="T58_77" style:family="text">
      <style:text-properties fo:font-size="12pt" style:font-size-asian="12pt" style:font-size-complex="12pt"/>
    </style:style>
    <style:style style:name="T58_78" style:family="text">
      <style:text-properties fo:font-size="12pt" style:font-size-asian="12pt" style:font-size-complex="12pt"/>
    </style:style>
    <style:style style:name="T58_79" style:family="text">
      <style:text-properties fo:font-size="12pt" style:font-size-asian="12pt" style:font-size-complex="12pt"/>
    </style:style>
    <style:style style:name="T58_80" style:family="text">
      <style:text-properties fo:font-size="12pt" style:font-size-asian="12pt" style:font-size-complex="12pt"/>
    </style:style>
    <style:style style:name="T58_81" style:family="text">
      <style:text-properties fo:font-size="12pt" style:font-size-asian="12pt" style:font-size-complex="12pt"/>
    </style:style>
    <style:style style:name="T58_82" style:family="text">
      <style:text-properties fo:font-size="12pt" style:font-size-asian="12pt" style:font-size-complex="12pt"/>
    </style:style>
    <style:style style:name="T58_83" style:family="text">
      <style:text-properties fo:font-size="12pt" style:font-size-asian="12pt" style:font-size-complex="12pt"/>
    </style:style>
    <style:style style:name="T58_84" style:family="text">
      <style:text-properties fo:font-size="12pt" style:font-size-asian="12pt" style:font-size-complex="12pt"/>
    </style:style>
    <style:style style:name="T58_85" style:family="text">
      <style:text-properties fo:font-size="12pt" style:font-size-asian="12pt" style:font-size-complex="12pt"/>
    </style:style>
    <style:style style:name="T58_86" style:family="text">
      <style:text-properties fo:font-size="12pt" style:font-size-asian="12pt" style:font-size-complex="12pt"/>
    </style:style>
    <style:style style:name="T58_87" style:family="text">
      <style:text-properties fo:font-size="12pt" style:font-size-asian="12pt" style:font-size-complex="12pt"/>
    </style:style>
    <style:style style:name="T58_88" style:family="text">
      <style:text-properties fo:font-size="12pt" style:font-size-asian="12pt" style:font-size-complex="12pt"/>
    </style:style>
    <style:style style:name="T58_89" style:family="text">
      <style:text-properties fo:font-size="12pt" style:font-size-asian="12pt" style:font-size-complex="12pt"/>
    </style:style>
    <style:style style:name="T58_90" style:family="text">
      <style:text-properties fo:font-size="12pt" style:font-size-asian="12pt" style:font-size-complex="12pt"/>
    </style:style>
    <style:style style:name="T58_91" style:family="text">
      <style:text-properties fo:font-size="12pt" style:font-size-asian="12pt" style:font-size-complex="12pt"/>
    </style:style>
    <style:style style:name="T58_92" style:family="text">
      <style:text-properties fo:font-size="12pt" style:font-size-asian="12pt" style:font-size-complex="12pt"/>
    </style:style>
    <style:style style:name="T58_93" style:family="text">
      <style:text-properties fo:font-size="12pt" style:font-size-asian="12pt" style:font-size-complex="12pt"/>
    </style:style>
    <style:style style:name="T58_94" style:family="text">
      <style:text-properties fo:font-size="12pt" style:font-size-asian="12pt" style:font-size-complex="12pt"/>
    </style:style>
    <style:style style:name="T58_95" style:family="text">
      <style:text-properties fo:font-size="12pt" style:font-size-asian="12pt" style:font-size-complex="12pt"/>
    </style:style>
    <style:style style:name="T58_96" style:family="text">
      <style:text-properties fo:font-size="12pt" style:font-size-asian="12pt" style:font-size-complex="12pt"/>
    </style:style>
    <style:style style:name="T58_97" style:family="text">
      <style:text-properties fo:font-size="12pt" style:font-size-asian="12pt" style:font-size-complex="12pt"/>
    </style:style>
    <style:style style:name="T58_98" style:family="text">
      <style:text-properties fo:font-size="12pt" style:font-size-asian="12pt" style:font-size-complex="12pt"/>
    </style:style>
    <style:style style:name="T58_99" style:family="text">
      <style:text-properties fo:font-size="12pt" style:font-size-asian="12pt" style:font-size-complex="12pt"/>
    </style:style>
    <style:style style:name="T58_100" style:family="text">
      <style:text-properties fo:font-size="12pt" style:font-size-asian="12pt" style:font-size-complex="12pt"/>
    </style:style>
    <style:style style:name="T58_101" style:family="text">
      <style:text-properties fo:font-size="12pt" style:font-size-asian="12pt" style:font-size-complex="12pt"/>
    </style:style>
    <style:style style:name="T58_102" style:family="text">
      <style:text-properties fo:font-size="12pt" style:font-size-asian="12pt" style:font-size-complex="12pt"/>
    </style:style>
    <style:style style:name="T58_103" style:family="text">
      <style:text-properties fo:font-size="12pt" style:font-size-asian="12pt" style:font-size-complex="12pt"/>
    </style:style>
    <style:style style:name="T58_104" style:family="text">
      <style:text-properties fo:font-size="12pt" style:font-size-asian="12pt" style:font-size-complex="12pt"/>
    </style:style>
    <style:style style:name="T58_105" style:family="text">
      <style:text-properties fo:font-size="12pt" style:font-size-asian="12pt" style:font-size-complex="12pt"/>
    </style:style>
    <style:style style:name="T58_106" style:family="text">
      <style:text-properties fo:font-size="12pt" style:font-size-asian="12pt" style:font-size-complex="12pt"/>
    </style:style>
    <style:style style:name="T58_107" style:family="text">
      <style:text-properties fo:font-size="12pt" style:font-size-asian="12pt" style:font-size-complex="12pt"/>
    </style:style>
    <style:style style:name="T58_108" style:family="text">
      <style:text-properties fo:font-size="12pt" style:font-size-asian="12pt" style:font-size-complex="12pt"/>
    </style:style>
    <style:style style:name="T58_109" style:family="text">
      <style:text-properties fo:font-size="12pt" style:font-size-asian="12pt" style:font-size-complex="12pt"/>
    </style:style>
    <style:style style:name="T58_110" style:family="text">
      <style:text-properties fo:font-size="12pt" style:font-size-asian="12pt" style:font-size-complex="12pt"/>
    </style:style>
    <style:style style:name="T58_111" style:family="text">
      <style:text-properties fo:font-size="12pt" style:font-size-asian="12pt" style:font-size-complex="12pt"/>
    </style:style>
    <style:style style:name="T58_112" style:family="text">
      <style:text-properties fo:font-size="12pt" style:font-size-asian="12pt" style:font-size-complex="12pt"/>
    </style:style>
    <style:style style:name="T58_113" style:family="text">
      <style:text-properties fo:font-size="12pt" style:font-size-asian="12pt" style:font-size-complex="12pt"/>
    </style:style>
    <style:style style:name="T58_114" style:family="text">
      <style:text-properties fo:font-size="12pt" style:font-size-asian="12pt" style:font-size-complex="12pt"/>
    </style:style>
    <style:style style:name="T58_115" style:family="text">
      <style:text-properties fo:font-size="12pt" style:font-size-asian="12pt" style:font-size-complex="12pt"/>
    </style:style>
    <style:style style:name="T58_116" style:family="text">
      <style:text-properties fo:font-size="12pt" style:font-size-asian="12pt" style:font-size-complex="12pt"/>
    </style:style>
    <style:style style:name="T58_117" style:family="text">
      <style:text-properties fo:font-size="12pt" style:font-size-asian="12pt" style:font-size-complex="12pt"/>
    </style:style>
    <style:style style:name="T58_118" style:family="text">
      <style:text-properties fo:font-size="12pt" style:font-size-asian="12pt" style:font-size-complex="12pt"/>
    </style:style>
    <style:style style:name="T58_119" style:family="text">
      <style:text-properties fo:font-size="12pt" style:font-size-asian="12pt" style:font-size-complex="12pt"/>
    </style:style>
    <style:style style:name="T58_120" style:family="text">
      <style:text-properties fo:font-size="12pt" style:font-size-asian="12pt" style:font-size-complex="12pt"/>
    </style:style>
    <style:style style:name="T58_121" style:family="text">
      <style:text-properties fo:font-size="12pt" style:font-size-asian="12pt" style:font-size-complex="12pt"/>
    </style:style>
    <style:style style:name="T58_122" style:family="text">
      <style:text-properties fo:font-size="12pt" style:font-size-asian="12pt" style:font-size-complex="12pt"/>
    </style:style>
    <style:style style:name="T58_123" style:family="text">
      <style:text-properties fo:font-size="12pt" style:font-size-asian="12pt" style:font-size-complex="12pt"/>
    </style:style>
    <style:style style:name="T58_124" style:family="text">
      <style:text-properties fo:font-size="12pt" style:font-size-asian="12pt" style:font-size-complex="12pt"/>
    </style:style>
    <style:style style:name="T58_125" style:family="text">
      <style:text-properties fo:font-size="12pt" style:font-size-asian="12pt" style:font-size-complex="12pt"/>
    </style:style>
    <style:style style:name="T58_126" style:family="text">
      <style:text-properties fo:font-size="12pt" style:font-size-asian="12pt" style:font-size-complex="12pt"/>
    </style:style>
    <style:style style:name="T58_127" style:family="text">
      <style:text-properties fo:font-size="12pt" style:font-size-asian="12pt" style:font-size-complex="12pt"/>
    </style:style>
    <style:style style:name="T58_128" style:family="text">
      <style:text-properties fo:font-size="12pt" style:font-size-asian="12pt" style:font-size-complex="12pt"/>
    </style:style>
    <style:style style:name="T58_129" style:family="text">
      <style:text-properties fo:font-size="12pt" style:font-size-asian="12pt" style:font-size-complex="12pt"/>
    </style:style>
    <style:style style:name="T58_130" style:family="text">
      <style:text-properties fo:font-size="12pt" style:font-size-asian="12pt" style:font-size-complex="12pt"/>
    </style:style>
    <style:style style:name="T58_131" style:family="text">
      <style:text-properties fo:font-size="12pt" style:font-size-asian="12pt" style:font-size-complex="12pt"/>
    </style:style>
    <style:style style:name="T58_132" style:family="text">
      <style:text-properties fo:font-size="12pt" style:font-size-asian="12pt" style:font-size-complex="12pt"/>
    </style:style>
    <style:style style:name="T58_133" style:family="text">
      <style:text-properties fo:font-size="12pt" style:font-size-asian="12pt" style:font-size-complex="12pt"/>
    </style:style>
    <style:style style:name="T58_134" style:family="text">
      <style:text-properties fo:font-size="12pt" style:font-size-asian="12pt" style:font-size-complex="12pt"/>
    </style:style>
    <style:style style:name="T58_135" style:family="text">
      <style:text-properties fo:font-size="12pt" style:font-size-asian="12pt" style:font-size-complex="12pt"/>
    </style:style>
    <style:style style:name="T58_136" style:family="text">
      <style:text-properties fo:font-size="12pt" style:font-size-asian="12pt" style:font-size-complex="12pt"/>
    </style:style>
    <style:style style:name="T58_137" style:family="text">
      <style:text-properties fo:font-size="12pt" style:font-size-asian="12pt" style:font-size-complex="12pt"/>
    </style:style>
    <style:style style:name="T58_138" style:family="text">
      <style:text-properties fo:font-size="12pt" style:font-size-asian="12pt" style:font-size-complex="12pt"/>
    </style:style>
    <style:style style:name="T58_139" style:family="text">
      <style:text-properties fo:font-size="12pt" style:font-size-asian="12pt" style:font-size-complex="12pt"/>
    </style:style>
    <style:style style:name="T58_140" style:family="text">
      <style:text-properties fo:font-size="12pt" style:font-size-asian="12pt" style:font-size-complex="12pt"/>
    </style:style>
    <style:style style:name="T58_141" style:family="text">
      <style:text-properties fo:font-size="12pt" style:font-size-asian="12pt" style:font-size-complex="12pt"/>
    </style:style>
    <style:style style:name="T58_142" style:family="text">
      <style:text-properties fo:font-size="12pt" style:font-size-asian="12pt" style:font-size-complex="12pt"/>
    </style:style>
    <style:style style:name="T58_143" style:family="text">
      <style:text-properties fo:font-size="12pt" style:font-size-asian="12pt" style:font-size-complex="12pt"/>
    </style:style>
    <style:style style:name="T58_144" style:family="text">
      <style:text-properties fo:font-size="12pt" style:font-size-asian="12pt" style:font-size-complex="12pt"/>
    </style:style>
    <style:style style:name="T58_145" style:family="text">
      <style:text-properties fo:font-size="12pt" style:font-size-asian="12pt" style:font-size-complex="12pt"/>
    </style:style>
    <style:style style:name="T58_146" style:family="text">
      <style:text-properties fo:font-size="12pt" style:font-size-asian="12pt" style:font-size-complex="12pt"/>
    </style:style>
    <style:style style:name="T58_147" style:family="text">
      <style:text-properties fo:font-size="12pt" style:font-size-asian="12pt" style:font-size-complex="12pt"/>
    </style:style>
    <style:style style:name="T58_148" style:family="text">
      <style:text-properties fo:font-size="12pt" style:font-size-asian="12pt" style:font-size-complex="12pt"/>
    </style:style>
    <style:style style:name="T58_149" style:family="text">
      <style:text-properties fo:font-size="12pt" style:font-size-asian="12pt" style:font-size-complex="12pt"/>
    </style:style>
    <style:style style:name="T58_150" style:family="text">
      <style:text-properties fo:font-size="12pt" style:font-size-asian="12pt" style:font-size-complex="12pt"/>
    </style:style>
    <style:style style:name="T58_151" style:family="text">
      <style:text-properties fo:font-size="12pt" style:font-size-asian="12pt" style:font-size-complex="12pt"/>
    </style:style>
    <style:style style:name="T58_152" style:family="text">
      <style:text-properties fo:font-size="12pt" style:font-size-asian="12pt" style:font-size-complex="12pt"/>
    </style:style>
    <style:style style:name="T58_153" style:family="text">
      <style:text-properties fo:font-size="12pt" style:font-size-asian="12pt" style:font-size-complex="12pt"/>
    </style:style>
    <style:style style:name="T58_154" style:family="text">
      <style:text-properties fo:font-size="12pt" style:font-size-asian="12pt" style:font-size-complex="12pt"/>
    </style:style>
    <style:style style:name="T58_155" style:family="text">
      <style:text-properties fo:font-size="12pt" style:font-size-asian="12pt" style:font-size-complex="12pt"/>
    </style:style>
    <style:style style:name="T58_156" style:family="text">
      <style:text-properties fo:font-size="12pt" style:font-size-asian="12pt" style:font-size-complex="12pt"/>
    </style:style>
    <style:style style:name="T58_157" style:family="text">
      <style:text-properties fo:font-size="12pt" style:font-size-asian="12pt" style:font-size-complex="12pt"/>
    </style:style>
    <style:style style:name="T58_158" style:family="text">
      <style:text-properties fo:font-size="12pt" style:font-size-asian="12pt" style:font-size-complex="12pt"/>
    </style:style>
    <style:style style:name="T58_15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64" style:family="text">
      <style:text-properties fo:font-size="12pt" style:font-size-asian="12pt" style:font-size-complex="12pt"/>
    </style:style>
    <style:style style:name="T58_165" style:family="text">
      <style:text-properties fo:font-size="12pt" style:font-size-asian="12pt" style:font-size-complex="12pt"/>
    </style:style>
    <style:style style:name="T58_166" style:family="text">
      <style:text-properties fo:font-size="12pt" style:font-size-asian="12pt" style:font-size-complex="12pt"/>
    </style:style>
    <style:style style:name="T58_167" style:family="text">
      <style:text-properties fo:font-size="12pt" style:font-size-asian="12pt" style:font-size-complex="12pt"/>
    </style:style>
    <style:style style:name="T58_168" style:family="text">
      <style:text-properties fo:font-size="12pt" style:font-size-asian="12pt" style:font-size-complex="12pt"/>
    </style:style>
    <style:style style:name="T58_169" style:family="text">
      <style:text-properties fo:font-size="12pt" style:font-size-asian="12pt" style:font-size-complex="12pt"/>
    </style:style>
    <style:style style:name="T58_170" style:family="text">
      <style:text-properties fo:font-size="12pt" style:font-size-asian="12pt" style:font-size-complex="12pt"/>
    </style:style>
    <style:style style:name="T58_171" style:family="text">
      <style:text-properties fo:font-size="12pt" style:font-size-asian="12pt" style:font-size-complex="12pt"/>
    </style:style>
    <style:style style:name="T58_172" style:family="text">
      <style:text-properties fo:font-size="12pt" style:font-size-asian="12pt" style:font-size-complex="12pt"/>
    </style:style>
    <style:style style:name="T58_173" style:family="text">
      <style:text-properties fo:font-size="12pt" style:font-size-asian="12pt" style:font-size-complex="12pt"/>
    </style:style>
    <style:style style:name="T58_174" style:family="text">
      <style:text-properties fo:font-size="12pt" style:font-size-asian="12pt" style:font-size-complex="12pt"/>
    </style:style>
    <style:style style:name="T58_175" style:family="text">
      <style:text-properties fo:font-size="12pt" style:font-size-asian="12pt" style:font-size-complex="12pt"/>
    </style:style>
    <style:style style:name="T58_176" style:family="text">
      <style:text-properties fo:font-size="12pt" style:font-size-asian="12pt" style:font-size-complex="12pt"/>
    </style:style>
    <style:style style:name="T58_177" style:family="text">
      <style:text-properties fo:font-size="12pt" style:font-size-asian="12pt" style:font-size-complex="12pt"/>
    </style:style>
    <style:style style:name="T58_178" style:family="text">
      <style:text-properties fo:font-size="12pt" style:font-size-asian="12pt" style:font-size-complex="12pt"/>
    </style:style>
    <style:style style:name="T58_179" style:family="text">
      <style:text-properties fo:font-size="12pt" style:font-size-asian="12pt" style:font-size-complex="12pt"/>
    </style:style>
    <style:style style:name="T58_180" style:family="text">
      <style:text-properties fo:font-size="12pt" style:font-size-asian="12pt" style:font-size-complex="12pt"/>
    </style:style>
    <style:style style:name="T58_181" style:family="text">
      <style:text-properties fo:font-size="12pt" style:font-size-asian="12pt" style:font-size-complex="12pt"/>
    </style:style>
    <style:style style:name="T58_182" style:family="text">
      <style:text-properties fo:font-size="12pt" style:font-size-asian="12pt" style:font-size-complex="12pt"/>
    </style:style>
    <style:style style:name="T58_183" style:family="text">
      <style:text-properties fo:font-size="12pt" style:font-size-asian="12pt" style:font-size-complex="12pt"/>
    </style:style>
    <style:style style:name="T58_184" style:family="text">
      <style:text-properties fo:font-size="12pt" style:font-size-asian="12pt" style:font-size-complex="12pt"/>
    </style:style>
    <style:style style:name="T58_185" style:family="text">
      <style:text-properties fo:font-size="12pt" style:font-size-asian="12pt" style:font-size-complex="12pt"/>
    </style:style>
    <style:style style:name="T58_186" style:family="text">
      <style:text-properties fo:font-size="12pt" style:font-size-asian="12pt" style:font-size-complex="12pt"/>
    </style:style>
    <style:style style:name="T58_187" style:family="text">
      <style:text-properties fo:font-size="12pt" style:font-size-asian="12pt" style:font-size-complex="12pt"/>
    </style:style>
    <style:style style:name="T58_188" style:family="text">
      <style:text-properties fo:font-size="12pt" style:font-size-asian="12pt" style:font-size-complex="12pt"/>
    </style:style>
    <style:style style:name="T58_189" style:family="text">
      <style:text-properties fo:font-size="12pt" style:font-size-asian="12pt" style:font-size-complex="12pt"/>
    </style:style>
    <style:style style:name="T58_190" style:family="text">
      <style:text-properties fo:font-size="12pt" style:font-size-asian="12pt" style:font-size-complex="12pt"/>
    </style:style>
    <style:style style:name="T58_191" style:family="text">
      <style:text-properties fo:font-size="12pt" style:font-size-asian="12pt" style:font-size-complex="12pt"/>
    </style:style>
    <style:style style:name="T58_192" style:family="text">
      <style:text-properties fo:font-size="12pt" style:font-size-asian="12pt" style:font-size-complex="12pt"/>
    </style:style>
    <style:style style:name="T58_193" style:family="text">
      <style:text-properties fo:font-size="12pt" style:font-size-asian="12pt" style:font-size-complex="12pt"/>
    </style:style>
    <style:style style:name="T58_194" style:family="text">
      <style:text-properties fo:font-size="12pt" style:font-size-asian="12pt" style:font-size-complex="12pt"/>
    </style:style>
    <style:style style:name="T58_195" style:family="text">
      <style:text-properties fo:font-size="12pt" style:font-size-asian="12pt" style:font-size-complex="12pt"/>
    </style:style>
    <style:style style:name="T58_196" style:family="text">
      <style:text-properties fo:font-size="12pt" style:font-size-asian="12pt" style:font-size-complex="12pt"/>
    </style:style>
    <style:style style:name="T58_197" style:family="text">
      <style:text-properties fo:font-size="12pt" style:font-size-asian="12pt" style:font-size-complex="12pt"/>
    </style:style>
    <style:style style:name="T58_198" style:family="text">
      <style:text-properties fo:font-size="12pt" style:font-size-asian="12pt" style:font-size-complex="12pt"/>
    </style:style>
    <style:style style:name="T58_199" style:family="text">
      <style:text-properties fo:font-size="12pt" style:font-size-asian="12pt" style:font-size-complex="12pt"/>
    </style:style>
    <style:style style:name="T58_200" style:family="text">
      <style:text-properties fo:font-size="12pt" style:font-size-asian="12pt" style:font-size-complex="12pt"/>
    </style:style>
    <style:style style:name="T58_201" style:family="text">
      <style:text-properties fo:font-size="12pt" style:font-size-asian="12pt" style:font-size-complex="12pt"/>
    </style:style>
    <style:style style:name="T58_202" style:family="text">
      <style:text-properties fo:font-size="12pt" style:font-size-asian="12pt" style:font-size-complex="12pt"/>
    </style:style>
    <style:style style:name="T58_203" style:family="text">
      <style:text-properties fo:font-size="12pt" style:font-size-asian="12pt" style:font-size-complex="12pt"/>
    </style:style>
    <style:style style:name="T58_204" style:family="text">
      <style:text-properties fo:font-size="12pt" style:font-size-asian="12pt" style:font-size-complex="12pt"/>
    </style:style>
    <style:style style:name="T58_205" style:family="text">
      <style:text-properties fo:font-size="12pt" style:font-size-asian="12pt" style:font-size-complex="12pt"/>
    </style:style>
    <style:style style:name="T58_206" style:family="text">
      <style:text-properties fo:font-size="12pt" style:font-size-asian="12pt" style:font-size-complex="12pt"/>
    </style:style>
    <style:style style:name="T58_207" style:family="text">
      <style:text-properties fo:font-size="12pt" style:font-size-asian="12pt" style:font-size-complex="12pt"/>
    </style:style>
    <style:style style:name="T58_208" style:family="text">
      <style:text-properties fo:font-size="12pt" style:font-size-asian="12pt" style:font-size-complex="12pt"/>
    </style:style>
    <style:style style:name="T58_209" style:family="text">
      <style:text-properties fo:font-size="12pt" style:font-size-asian="12pt" style:font-size-complex="12pt"/>
    </style:style>
    <style:style style:name="T58_210" style:family="text">
      <style:text-properties fo:font-size="12pt" style:font-size-asian="12pt" style:font-size-complex="12pt"/>
    </style:style>
    <style:style style:name="T58_211" style:family="text">
      <style:text-properties fo:font-size="12pt" style:font-size-asian="12pt" style:font-size-complex="12pt"/>
    </style:style>
    <style:style style:name="T58_212" style:family="text">
      <style:text-properties fo:font-size="12pt" style:font-size-asian="12pt" style:font-size-complex="12pt"/>
    </style:style>
    <style:style style:name="T58_213" style:family="text">
      <style:text-properties fo:font-size="12pt" style:font-size-asian="12pt" style:font-size-complex="12pt"/>
    </style:style>
    <style:style style:name="T58_214" style:family="text">
      <style:text-properties fo:font-size="12pt" style:font-size-asian="12pt" style:font-size-complex="12pt"/>
    </style:style>
    <style:style style:name="T58_215" style:family="text">
      <style:text-properties fo:font-size="12pt" style:font-size-asian="12pt" style:font-size-complex="12pt"/>
    </style:style>
    <style:style style:name="T58_216" style:family="text">
      <style:text-properties fo:font-size="12pt" style:font-size-asian="12pt" style:font-size-complex="12pt"/>
    </style:style>
    <style:style style:name="T58_217" style:family="text">
      <style:text-properties fo:font-size="12pt" style:font-size-asian="12pt" style:font-size-complex="12pt"/>
    </style:style>
    <style:style style:name="T58_218" style:family="text">
      <style:text-properties fo:font-size="12pt" style:font-size-asian="12pt" style:font-size-complex="12pt"/>
    </style:style>
    <style:style style:name="T58_219" style:family="text">
      <style:text-properties fo:font-size="12pt" style:font-size-asian="12pt" style:font-size-complex="12pt"/>
    </style:style>
    <style:style style:name="T58_220" style:family="text">
      <style:text-properties fo:font-size="12pt" style:font-size-asian="12pt" style:font-size-complex="12pt"/>
    </style:style>
    <style:style style:name="T58_221" style:family="text">
      <style:text-properties fo:font-size="12pt" style:font-size-asian="12pt" style:font-size-complex="12pt"/>
    </style:style>
    <style:style style:name="T58_222" style:family="text">
      <style:text-properties fo:font-size="12pt" style:font-size-asian="12pt" style:font-size-complex="12pt"/>
    </style:style>
    <style:style style:name="T58_223" style:family="text">
      <style:text-properties fo:font-size="12pt" style:font-size-asian="12pt" style:font-size-complex="12pt"/>
    </style:style>
    <style:style style:name="T58_224" style:family="text">
      <style:text-properties fo:font-size="12pt" style:font-size-asian="12pt" style:font-size-complex="12pt"/>
    </style:style>
    <style:style style:name="T58_225" style:family="text">
      <style:text-properties fo:font-size="12pt" style:font-size-asian="12pt" style:font-size-complex="12pt"/>
    </style:style>
    <style:style style:name="T58_226" style:family="text">
      <style:text-properties fo:font-size="12pt" style:font-size-asian="12pt" style:font-size-complex="12pt"/>
    </style:style>
    <style:style style:name="T58_227" style:family="text">
      <style:text-properties fo:font-size="12pt" style:font-size-asian="12pt" style:font-size-complex="12pt"/>
    </style:style>
    <style:style style:name="T58_228" style:family="text">
      <style:text-properties fo:font-size="12pt" style:font-size-asian="12pt" style:font-size-complex="12pt"/>
    </style:style>
    <style:style style:name="T58_229" style:family="text">
      <style:text-properties fo:font-size="12pt" style:font-size-asian="12pt" style:font-size-complex="12pt"/>
    </style:style>
    <style:style style:name="T58_230" style:family="text">
      <style:text-properties fo:font-size="12pt" style:font-size-asian="12pt" style:font-size-complex="12pt"/>
    </style:style>
    <style:style style:name="T58_231" style:family="text">
      <style:text-properties fo:font-size="12pt" style:font-size-asian="12pt" style:font-size-complex="12pt"/>
    </style:style>
    <style:style style:name="T58_232" style:family="text">
      <style:text-properties fo:font-size="12pt" style:font-size-asian="12pt" style:font-size-complex="12pt"/>
    </style:style>
    <style:style style:name="T58_233" style:family="text">
      <style:text-properties fo:font-size="12pt" style:font-size-asian="12pt" style:font-size-complex="12pt"/>
    </style:style>
    <style:style style:name="T58_234" style:family="text">
      <style:text-properties fo:font-size="12pt" style:font-size-asian="12pt" style:font-size-complex="12pt"/>
    </style:style>
    <style:style style:name="T58_235" style:family="text">
      <style:text-properties fo:font-size="12pt" style:font-size-asian="12pt" style:font-size-complex="12pt"/>
    </style:style>
    <style:style style:name="T58_236" style:family="text">
      <style:text-properties fo:font-size="12pt" style:font-size-asian="12pt" style:font-size-complex="12pt"/>
    </style:style>
    <style:style style:name="T58_237" style:family="text">
      <style:text-properties fo:font-size="12pt" style:font-size-asian="12pt" style:font-size-complex="12pt"/>
    </style:style>
    <style:style style:name="T58_238" style:family="text">
      <style:text-properties fo:font-size="12pt" style:font-size-asian="12pt" style:font-size-complex="12pt"/>
    </style:style>
    <style:style style:name="T58_239" style:family="text">
      <style:text-properties fo:font-size="12pt" style:font-size-asian="12pt" style:font-size-complex="12pt"/>
    </style:style>
    <style:style style:name="T58_240" style:family="text">
      <style:text-properties fo:font-size="12pt" style:font-size-asian="12pt" style:font-size-complex="12pt"/>
    </style:style>
    <style:style style:name="T58_241" style:family="text">
      <style:text-properties fo:font-size="12pt" style:font-size-asian="12pt" style:font-size-complex="12pt"/>
    </style:style>
    <style:style style:name="T58_242" style:family="text">
      <style:text-properties fo:font-size="12pt" style:font-size-asian="12pt" style:font-size-complex="12pt"/>
    </style:style>
    <style:style style:name="T58_243" style:family="text">
      <style:text-properties fo:font-size="12pt" style:font-size-asian="12pt" style:font-size-complex="12pt"/>
    </style:style>
    <style:style style:name="T58_244" style:family="text">
      <style:text-properties fo:font-size="12pt" style:font-size-asian="12pt" style:font-size-complex="12pt"/>
    </style:style>
    <style:style style:name="T58_245" style:family="text">
      <style:text-properties fo:font-size="12pt" style:font-size-asian="12pt" style:font-size-complex="12pt"/>
    </style:style>
    <style:style style:name="T58_246" style:family="text">
      <style:text-properties fo:font-size="12pt" style:font-size-asian="12pt" style:font-size-complex="12pt"/>
    </style:style>
    <style:style style:name="T58_247" style:family="text">
      <style:text-properties fo:font-size="12pt" style:font-size-asian="12pt" style:font-size-complex="12pt"/>
    </style:style>
    <style:style style:name="T58_248" style:family="text">
      <style:text-properties fo:font-size="12pt" style:font-size-asian="12pt" style:font-size-complex="12pt"/>
    </style:style>
    <style:style style:name="T58_249" style:family="text">
      <style:text-properties fo:font-size="12pt" style:font-size-asian="12pt" style:font-size-complex="12pt"/>
    </style:style>
    <style:style style:name="T58_250" style:family="text">
      <style:text-properties fo:font-size="12pt" style:font-size-asian="12pt" style:font-size-complex="12pt"/>
    </style:style>
    <style:style style:name="T58_251" style:family="text">
      <style:text-properties fo:font-size="12pt" style:font-size-asian="12pt" style:font-size-complex="12pt"/>
    </style:style>
    <style:style style:name="T58_252" style:family="text">
      <style:text-properties fo:font-size="12pt" style:font-size-asian="12pt" style:font-size-complex="12pt"/>
    </style:style>
    <style:style style:name="T58_253" style:family="text">
      <style:text-properties fo:font-size="12pt" style:font-size-asian="12pt" style:font-size-complex="12pt"/>
    </style:style>
    <style:style style:name="T58_254" style:family="text">
      <style:text-properties fo:font-size="12pt" style:font-size-asian="12pt" style:font-size-complex="12pt"/>
    </style:style>
    <style:style style:name="T58_255" style:family="text">
      <style:text-properties fo:font-size="12pt" style:font-size-asian="12pt" style:font-size-complex="12pt"/>
    </style:style>
    <style:style style:name="T58_256" style:family="text">
      <style:text-properties fo:font-size="12pt" style:font-size-asian="12pt" style:font-size-complex="12pt"/>
    </style:style>
    <style:style style:name="T58_257" style:family="text">
      <style:text-properties fo:font-size="12pt" style:font-size-asian="12pt" style:font-size-complex="12pt"/>
    </style:style>
    <style:style style:name="T58_258" style:family="text">
      <style:text-properties fo:font-size="12pt" style:font-size-asian="12pt" style:font-size-complex="12pt"/>
    </style:style>
    <style:style style:name="T58_25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60" style:family="text">
      <style:text-properties fo:font-size="12pt" style:font-size-asian="12pt" style:font-size-complex="12pt"/>
    </style:style>
    <style:style style:name="T58_261" style:family="text">
      <style:text-properties fo:font-size="12pt" style:font-size-asian="12pt" style:font-size-complex="12pt"/>
    </style:style>
    <style:style style:name="T58_262" style:family="text">
      <style:text-properties fo:font-size="12pt" style:font-size-asian="12pt" style:font-size-complex="12pt"/>
    </style:style>
    <style:style style:name="T58_263" style:family="text">
      <style:text-properties fo:font-size="12pt" style:font-size-asian="12pt" style:font-size-complex="12pt"/>
    </style:style>
    <style:style style:name="T58_264" style:family="text">
      <style:text-properties fo:font-size="12pt" style:font-size-asian="12pt" style:font-size-complex="12pt"/>
    </style:style>
    <style:style style:name="T58_265" style:family="text">
      <style:text-properties fo:font-size="12pt" style:font-size-asian="12pt" style:font-size-complex="12pt"/>
    </style:style>
    <style:style style:name="T58_266" style:family="text">
      <style:text-properties fo:font-size="12pt" style:font-size-asian="12pt" style:font-size-complex="12pt"/>
    </style:style>
    <style:style style:name="T58_267" style:family="text">
      <style:text-properties fo:font-size="12pt" style:font-size-asian="12pt" style:font-size-complex="12pt"/>
    </style:style>
    <style:style style:name="T58_268" style:family="text">
      <style:text-properties fo:font-size="12pt" style:font-size-asian="12pt" style:font-size-complex="12pt"/>
    </style:style>
    <style:style style:name="T58_269" style:family="text">
      <style:text-properties fo:font-size="12pt" style:font-size-asian="12pt" style:font-size-complex="12pt"/>
    </style:style>
    <style:style style:name="T58_270" style:family="text">
      <style:text-properties fo:font-size="12pt" style:font-size-asian="12pt" style:font-size-complex="12pt"/>
    </style:style>
    <style:style style:name="T58_271" style:family="text">
      <style:text-properties fo:font-size="12pt" style:font-size-asian="12pt" style:font-size-complex="12pt"/>
    </style:style>
    <style:style style:name="T58_272" style:family="text">
      <style:text-properties fo:font-size="12pt" style:font-size-asian="12pt" style:font-size-complex="12pt"/>
    </style:style>
    <style:style style:name="T58_273" style:family="text">
      <style:text-properties fo:font-size="12pt" style:font-size-asian="12pt" style:font-size-complex="12pt"/>
    </style:style>
    <style:style style:name="T58_274" style:family="text">
      <style:text-properties fo:font-size="12pt" style:font-size-asian="12pt" style:font-size-complex="12pt"/>
    </style:style>
    <style:style style:name="T58_275" style:family="text">
      <style:text-properties fo:font-size="12pt" style:font-size-asian="12pt" style:font-size-complex="12pt"/>
    </style:style>
    <style:style style:name="T58_276" style:family="text">
      <style:text-properties fo:font-size="12pt" style:font-size-asian="12pt" style:font-size-complex="12pt"/>
    </style:style>
    <style:style style:name="T58_277" style:family="text">
      <style:text-properties fo:font-size="12pt" style:font-size-asian="12pt" style:font-size-complex="12pt"/>
    </style:style>
    <style:style style:name="T58_278" style:family="text">
      <style:text-properties fo:font-size="12pt" style:font-size-asian="12pt" style:font-size-complex="12pt"/>
    </style:style>
    <style:style style:name="T58_2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87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text-indent="1.27cm" fo:line-height="150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tyle="italic" style:font-style-asian="italic" style:font-style-complex="italic" fo:font-size="12pt" style:font-size-asian="12pt" style:font-size-complex="12pt"/>
    </style:style>
    <style:style style:name="T59_4" style:family="text">
      <style:text-properties fo:font-style="italic" style:font-style-asian="italic" style:font-style-complex="italic" fo:font-size="12pt" style:font-size-asian="12pt" style:font-size-complex="12pt"/>
    </style:style>
    <style:style style:name="T59_5" style:family="text">
      <style:text-properties fo:font-style="italic" style:font-style-asian="italic" style:font-style-complex="italic" fo:font-size="12pt" style:font-size-asian="12pt" style:font-size-complex="12pt"/>
    </style:style>
    <style:style style:name="T59_6" style:family="text">
      <style:text-properties fo:font-style="italic" style:font-style-asian="italic" style:font-style-complex="italic"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tyle="italic" style:font-style-asian="italic" style:font-style-complex="italic" fo:font-size="12pt" style:font-size-asian="12pt" style:font-size-complex="12pt"/>
    </style:style>
    <style:style style:name="T59_20" style:family="text">
      <style:text-properties fo:font-style="italic" style:font-style-asian="italic" style:font-style-complex="italic" fo:font-size="12pt" style:font-size-asian="12pt" style:font-size-complex="12pt"/>
    </style:style>
    <style:style style:name="T59_21" style:family="text">
      <style:text-properties fo:font-style="italic" style:font-style-asian="italic" style:font-style-complex="italic" fo:font-size="12pt" style:font-size-asian="12pt" style:font-size-complex="12pt"/>
    </style:style>
    <style:style style:name="T59_22" style:family="text">
      <style:text-properties fo:font-style="italic" style:font-style-asian="italic" style:font-style-complex="italic"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tyle="italic" style:font-style-asian="italic" style:font-style-complex="italic" fo:font-size="12pt" style:font-size-asian="12pt" style:font-size-complex="12pt"/>
    </style:style>
    <style:style style:name="T59_50" style:family="text">
      <style:text-properties fo:font-style="italic" style:font-style-asian="italic" style:font-style-complex="italic" fo:font-size="12pt" style:font-size-asian="12pt" style:font-size-complex="12pt"/>
    </style:style>
    <style:style style:name="T59_51" style:family="text">
      <style:text-properties fo:font-style="italic" style:font-style-asian="italic" style:font-style-complex="italic" fo:font-size="12pt" style:font-size-asian="12pt" style:font-size-complex="12pt"/>
    </style:style>
    <style:style style:name="T59_52" style:family="text">
      <style:text-properties fo:font-style="italic" style:font-style-asian="italic" style:font-style-complex="italic"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tyle="italic" style:font-style-asian="italic" style:font-style-complex="italic" fo:font-size="12pt" style:font-size-asian="12pt" style:font-size-complex="12pt"/>
    </style:style>
    <style:style style:name="T59_70" style:family="text">
      <style:text-properties fo:font-style="italic" style:font-style-asian="italic" style:font-style-complex="italic" fo:font-size="12pt" style:font-size-asian="12pt" style:font-size-complex="12pt"/>
    </style:style>
    <style:style style:name="T59_71" style:family="text">
      <style:text-properties fo:font-style="italic" style:font-style-asian="italic" style:font-style-complex="italic" fo:font-size="12pt" style:font-size-asian="12pt" style:font-size-complex="12pt"/>
    </style:style>
    <style:style style:name="T59_72" style:family="text">
      <style:text-properties fo:font-style="italic" style:font-style-asian="italic" style:font-style-complex="italic"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T59_75" style:family="text">
      <style:text-properties fo:font-size="12pt" style:font-size-asian="12pt" style:font-size-complex="12pt"/>
    </style:style>
    <style:style style:name="T59_76" style:family="text">
      <style:text-properties fo:font-size="12pt" style:font-size-asian="12pt" style:font-size-complex="12pt"/>
    </style:style>
    <style:style style:name="T59_77" style:family="text">
      <style:text-properties fo:font-size="12pt" style:font-size-asian="12pt" style:font-size-complex="12pt"/>
    </style:style>
    <style:style style:name="T59_78" style:family="text">
      <style:text-properties fo:font-size="12pt" style:font-size-asian="12pt" style:font-size-complex="12pt"/>
    </style:style>
    <style:style style:name="T59_79" style:family="text">
      <style:text-properties fo:font-style="italic" style:font-style-asian="italic" style:font-style-complex="italic" fo:font-size="12pt" style:font-size-asian="12pt" style:font-size-complex="12pt"/>
    </style:style>
    <style:style style:name="T59_80" style:family="text">
      <style:text-properties fo:font-style="italic" style:font-style-asian="italic" style:font-style-complex="italic" fo:font-size="12pt" style:font-size-asian="12pt" style:font-size-complex="12pt"/>
    </style:style>
    <style:style style:name="T59_81" style:family="text">
      <style:text-properties fo:font-style="italic" style:font-style-asian="italic" style:font-style-complex="italic" fo:font-size="12pt" style:font-size-asian="12pt" style:font-size-complex="12pt"/>
    </style:style>
    <style:style style:name="T59_82" style:family="text">
      <style:text-properties fo:font-style="italic" style:font-style-asian="italic" style:font-style-complex="italic" fo:font-size="12pt" style:font-size-asian="12pt" style:font-size-complex="12pt"/>
    </style:style>
    <style:style style:name="T59_83" style:family="text">
      <style:text-properties fo:font-size="12pt" style:font-size-asian="12pt" style:font-size-complex="12pt"/>
    </style:style>
    <style:style style:name="T59_84" style:family="text">
      <style:text-properties fo:font-size="12pt" style:font-size-asian="12pt" style:font-size-complex="12pt"/>
    </style:style>
    <style:style style:name="T59_85" style:family="text">
      <style:text-properties fo:font-size="12pt" style:font-size-asian="12pt" style:font-size-complex="12pt"/>
    </style:style>
    <style:style style:name="T59_86" style:family="text">
      <style:text-properties fo:font-size="12pt" style:font-size-asian="12pt" style:font-size-complex="12pt"/>
    </style:style>
    <style:style style:name="T59_87" style:family="text">
      <style:text-properties fo:font-size="12pt" style:font-size-asian="12pt" style:font-size-complex="12pt"/>
    </style:style>
    <style:style style:name="T59_88" style:family="text">
      <style:text-properties fo:font-size="12pt" style:font-size-asian="12pt" style:font-size-complex="12pt"/>
    </style:style>
    <style:style style:name="T59_89" style:family="text">
      <style:text-properties fo:font-size="12pt" style:font-size-asian="12pt" style:font-size-complex="12pt"/>
    </style:style>
    <style:style style:name="T59_90" style:family="text">
      <style:text-properties fo:font-size="12pt" style:font-size-asian="12pt" style:font-size-complex="12pt"/>
    </style:style>
    <style:style style:name="T59_91" style:family="text">
      <style:text-properties fo:font-size="12pt" style:font-size-asian="12pt" style:font-size-complex="12pt"/>
    </style:style>
    <style:style style:name="T59_92" style:family="text">
      <style:text-properties fo:font-size="12pt" style:font-size-asian="12pt" style:font-size-complex="12pt"/>
    </style:style>
    <style:style style:name="T59_9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94" style:family="text">
      <style:text-properties fo:font-size="12pt" style:font-size-asian="12pt" style:font-size-complex="12pt"/>
    </style:style>
    <style:style style:name="T59_95" style:family="text">
      <style:text-properties fo:font-size="12pt" style:font-size-asian="12pt" style:font-size-complex="12pt"/>
    </style:style>
    <style:style style:name="T59_96" style:family="text">
      <style:text-properties fo:font-size="12pt" style:font-size-asian="12pt" style:font-size-complex="12pt"/>
    </style:style>
    <style:style style:name="T59_97" style:family="text">
      <style:text-properties fo:font-size="12pt" style:font-size-asian="12pt" style:font-size-complex="12pt"/>
    </style:style>
    <style:style style:name="T59_98" style:family="text">
      <style:text-properties fo:font-size="12pt" style:font-size-asian="12pt" style:font-size-complex="12pt"/>
    </style:style>
    <style:style style:name="T59_99" style:family="text">
      <style:text-properties fo:font-size="12pt" style:font-size-asian="12pt" style:font-size-complex="12pt"/>
    </style:style>
    <style:style style:name="T59_100" style:family="text">
      <style:text-properties fo:font-size="12pt" style:font-size-asian="12pt" style:font-size-complex="12pt"/>
    </style:style>
    <style:style style:name="T59_101" style:family="text">
      <style:text-properties fo:font-size="12pt" style:font-size-asian="12pt" style:font-size-complex="12pt"/>
    </style:style>
    <style:style style:name="T59_102" style:family="text">
      <style:text-properties fo:font-size="12pt" style:font-size-asian="12pt" style:font-size-complex="12pt"/>
    </style:style>
    <style:style style:name="T59_103" style:family="text">
      <style:text-properties fo:font-size="12pt" style:font-size-asian="12pt" style:font-size-complex="12pt"/>
    </style:style>
    <style:style style:name="T59_104" style:family="text">
      <style:text-properties fo:font-size="12pt" style:font-size-asian="12pt" style:font-size-complex="12pt"/>
    </style:style>
    <style:style style:name="T59_105" style:family="text">
      <style:text-properties fo:font-size="12pt" style:font-size-asian="12pt" style:font-size-complex="12pt"/>
    </style:style>
    <style:style style:name="T59_106" style:family="text">
      <style:text-properties fo:font-size="12pt" style:font-size-asian="12pt" style:font-size-complex="12pt"/>
    </style:style>
    <style:style style:name="T59_107" style:family="text">
      <style:text-properties fo:font-size="12pt" style:font-size-asian="12pt" style:font-size-complex="12pt"/>
    </style:style>
    <style:style style:name="T59_108" style:family="text">
      <style:text-properties fo:font-size="12pt" style:font-size-asian="12pt" style:font-size-complex="12pt"/>
    </style:style>
    <style:style style:name="T59_109" style:family="text">
      <style:text-properties fo:font-size="12pt" style:font-size-asian="12pt" style:font-size-complex="12pt"/>
    </style:style>
    <style:style style:name="T59_110" style:family="text">
      <style:text-properties fo:font-size="12pt" style:font-size-asian="12pt" style:font-size-complex="12pt"/>
    </style:style>
    <style:style style:name="T59_111" style:family="text">
      <style:text-properties fo:font-size="12pt" style:font-size-asian="12pt" style:font-size-complex="12pt"/>
    </style:style>
    <style:style style:name="T59_112" style:family="text">
      <style:text-properties fo:font-size="12pt" style:font-size-asian="12pt" style:font-size-complex="12pt"/>
    </style:style>
    <style:style style:name="T59_113" style:family="text">
      <style:text-properties fo:font-size="12pt" style:font-size-asian="12pt" style:font-size-complex="12pt"/>
    </style:style>
    <style:style style:name="T59_114" style:family="text">
      <style:text-properties fo:font-size="12pt" style:font-size-asian="12pt" style:font-size-complex="12pt"/>
    </style:style>
    <style:style style:name="T59_115" style:family="text">
      <style:text-properties fo:font-size="12pt" style:font-size-asian="12pt" style:font-size-complex="12pt"/>
    </style:style>
    <style:style style:name="T59_116" style:family="text">
      <style:text-properties fo:font-size="12pt" style:font-size-asian="12pt" style:font-size-complex="12pt"/>
    </style:style>
    <style:style style:name="T59_117" style:family="text">
      <style:text-properties fo:font-size="12pt" style:font-size-asian="12pt" style:font-size-complex="12pt"/>
    </style:style>
    <style:style style:name="T59_118" style:family="text">
      <style:text-properties fo:font-size="12pt" style:font-size-asian="12pt" style:font-size-complex="12pt"/>
    </style:style>
    <style:style style:name="T59_119" style:family="text">
      <style:text-properties fo:font-size="12pt" style:font-size-asian="12pt" style:font-size-complex="12pt"/>
    </style:style>
    <style:style style:name="T59_120" style:family="text">
      <style:text-properties fo:font-size="12pt" style:font-size-asian="12pt" style:font-size-complex="12pt"/>
    </style:style>
    <style:style style:name="T59_121" style:family="text">
      <style:text-properties fo:font-size="12pt" style:font-size-asian="12pt" style:font-size-complex="12pt"/>
    </style:style>
    <style:style style:name="T59_122" style:family="text">
      <style:text-properties fo:font-size="12pt" style:font-size-asian="12pt" style:font-size-complex="12pt"/>
    </style:style>
    <style:style style:name="T59_123" style:family="text">
      <style:text-properties fo:font-size="12pt" style:font-size-asian="12pt" style:font-size-complex="12pt"/>
    </style:style>
    <style:style style:name="T59_124" style:family="text">
      <style:text-properties fo:font-size="12pt" style:font-size-asian="12pt" style:font-size-complex="12pt"/>
    </style:style>
    <style:style style:name="T59_125" style:family="text">
      <style:text-properties fo:font-size="12pt" style:font-size-asian="12pt" style:font-size-complex="12pt"/>
    </style:style>
    <style:style style:name="T59_126" style:family="text">
      <style:text-properties fo:font-size="12pt" style:font-size-asian="12pt" style:font-size-complex="12pt"/>
    </style:style>
    <style:style style:name="T59_127" style:family="text">
      <style:text-properties fo:font-size="12pt" style:font-size-asian="12pt" style:font-size-complex="12pt"/>
    </style:style>
    <style:style style:name="T59_128" style:family="text">
      <style:text-properties fo:font-size="12pt" style:font-size-asian="12pt" style:font-size-complex="12pt"/>
    </style:style>
    <style:style style:name="T59_129" style:family="text">
      <style:text-properties fo:font-size="12pt" style:font-size-asian="12pt" style:font-size-complex="12pt"/>
    </style:style>
    <style:style style:name="T59_130" style:family="text">
      <style:text-properties fo:font-size="12pt" style:font-size-asian="12pt" style:font-size-complex="12pt"/>
    </style:style>
    <style:style style:name="T59_131" style:family="text">
      <style:text-properties fo:font-size="12pt" style:font-size-asian="12pt" style:font-size-complex="12pt"/>
    </style:style>
    <style:style style:name="T59_132" style:family="text">
      <style:text-properties fo:font-size="12pt" style:font-size-asian="12pt" style:font-size-complex="12pt"/>
    </style:style>
    <style:style style:name="T59_133" style:family="text">
      <style:text-properties fo:font-size="12pt" style:font-size-asian="12pt" style:font-size-complex="12pt"/>
    </style:style>
    <style:style style:name="T59_134" style:family="text">
      <style:text-properties fo:font-size="12pt" style:font-size-asian="12pt" style:font-size-complex="12pt"/>
    </style:style>
    <style:style style:name="T59_135" style:family="text">
      <style:text-properties fo:font-size="12pt" style:font-size-asian="12pt" style:font-size-complex="12pt"/>
    </style:style>
    <style:style style:name="T59_136" style:family="text">
      <style:text-properties fo:font-size="12pt" style:font-size-asian="12pt" style:font-size-complex="12pt"/>
    </style:style>
    <style:style style:name="T59_137" style:family="text">
      <style:text-properties fo:font-size="12pt" style:font-size-asian="12pt" style:font-size-complex="12pt"/>
    </style:style>
    <style:style style:name="T59_138" style:family="text">
      <style:text-properties fo:font-size="12pt" style:font-size-asian="12pt" style:font-size-complex="12pt"/>
    </style:style>
    <style:style style:name="T59_139" style:family="text">
      <style:text-properties fo:font-size="12pt" style:font-size-asian="12pt" style:font-size-complex="12pt"/>
    </style:style>
    <style:style style:name="T59_140" style:family="text">
      <style:text-properties fo:font-size="12pt" style:font-size-asian="12pt" style:font-size-complex="12pt"/>
    </style:style>
    <style:style style:name="T59_141" style:family="text">
      <style:text-properties fo:font-size="12pt" style:font-size-asian="12pt" style:font-size-complex="12pt"/>
    </style:style>
    <style:style style:name="T59_142" style:family="text">
      <style:text-properties fo:font-size="12pt" style:font-size-asian="12pt" style:font-size-complex="12pt"/>
    </style:style>
    <style:style style:name="T59_143" style:family="text">
      <style:text-properties fo:font-size="12pt" style:font-size-asian="12pt" style:font-size-complex="12pt"/>
    </style:style>
    <style:style style:name="T59_144" style:family="text">
      <style:text-properties fo:font-size="12pt" style:font-size-asian="12pt" style:font-size-complex="12pt"/>
    </style:style>
    <style:style style:name="T59_145" style:family="text">
      <style:text-properties fo:font-size="12pt" style:font-size-asian="12pt" style:font-size-complex="12pt"/>
    </style:style>
    <style:style style:name="T59_146" style:family="text">
      <style:text-properties fo:font-size="12pt" style:font-size-asian="12pt" style:font-size-complex="12pt"/>
    </style:style>
    <style:style style:name="T59_147" style:family="text">
      <style:text-properties fo:font-size="12pt" style:font-size-asian="12pt" style:font-size-complex="12pt"/>
    </style:style>
    <style:style style:name="T59_148" style:family="text">
      <style:text-properties fo:font-size="12pt" style:font-size-asian="12pt" style:font-size-complex="12pt"/>
    </style:style>
    <style:style style:name="T59_149" style:family="text">
      <style:text-properties fo:font-size="12pt" style:font-size-asian="12pt" style:font-size-complex="12pt"/>
    </style:style>
    <style:style style:name="T59_150" style:family="text">
      <style:text-properties fo:font-size="12pt" style:font-size-asian="12pt" style:font-size-complex="12pt"/>
    </style:style>
    <style:style style:name="T59_151" style:family="text">
      <style:text-properties fo:font-size="12pt" style:font-size-asian="12pt" style:font-size-complex="12pt"/>
    </style:style>
    <style:style style:name="T59_152" style:family="text">
      <style:text-properties fo:font-size="12pt" style:font-size-asian="12pt" style:font-size-complex="12pt"/>
    </style:style>
    <style:style style:name="T59_153" style:family="text">
      <style:text-properties fo:font-size="12pt" style:font-size-asian="12pt" style:font-size-complex="12pt"/>
    </style:style>
    <style:style style:name="T59_154" style:family="text">
      <style:text-properties fo:font-size="12pt" style:font-size-asian="12pt" style:font-size-complex="12pt"/>
    </style:style>
    <style:style style:name="T59_155" style:family="text">
      <style:text-properties fo:font-size="12pt" style:font-size-asian="12pt" style:font-size-complex="12pt"/>
    </style:style>
    <style:style style:name="T59_156" style:family="text">
      <style:text-properties fo:font-size="12pt" style:font-size-asian="12pt" style:font-size-complex="12pt"/>
    </style:style>
    <style:style style:name="T59_157" style:family="text">
      <style:text-properties fo:font-style="italic" style:font-style-asian="italic" style:font-style-complex="italic" fo:font-size="12pt" style:font-size-asian="12pt" style:font-size-complex="12pt"/>
    </style:style>
    <style:style style:name="T59_158" style:family="text">
      <style:text-properties fo:font-style="italic" style:font-style-asian="italic" style:font-style-complex="italic" fo:font-size="12pt" style:font-size-asian="12pt" style:font-size-complex="12pt"/>
    </style:style>
    <style:style style:name="T59_159" style:family="text">
      <style:text-properties fo:font-style="italic" style:font-style-asian="italic" style:font-style-complex="italic" fo:font-size="12pt" style:font-size-asian="12pt" style:font-size-complex="12pt"/>
    </style:style>
    <style:style style:name="T59_160" style:family="text">
      <style:text-properties fo:font-size="12pt" style:font-size-asian="12pt" style:font-size-complex="12pt"/>
    </style:style>
    <style:style style:name="T59_161" style:family="text">
      <style:text-properties fo:font-size="12pt" style:font-size-asian="12pt" style:font-size-complex="12pt"/>
    </style:style>
    <style:style style:name="T59_162" style:family="text">
      <style:text-properties fo:font-size="12pt" style:font-size-asian="12pt" style:font-size-complex="12pt"/>
    </style:style>
    <style:style style:name="T59_163" style:family="text">
      <style:text-properties fo:font-size="12pt" style:font-size-asian="12pt" style:font-size-complex="12pt"/>
    </style:style>
    <style:style style:name="T59_164" style:family="text">
      <style:text-properties fo:font-size="12pt" style:font-size-asian="12pt" style:font-size-complex="12pt"/>
    </style:style>
    <style:style style:name="T59_165" style:family="text">
      <style:text-properties fo:font-size="12pt" style:font-size-asian="12pt" style:font-size-complex="12pt"/>
    </style:style>
    <style:style style:name="T59_166" style:family="text">
      <style:text-properties fo:font-size="12pt" style:font-size-asian="12pt" style:font-size-complex="12pt"/>
    </style:style>
    <style:style style:name="T59_167" style:family="text">
      <style:text-properties fo:font-size="12pt" style:font-size-asian="12pt" style:font-size-complex="12pt"/>
    </style:style>
    <style:style style:name="T59_168" style:family="text">
      <style:text-properties fo:font-size="12pt" style:font-size-asian="12pt" style:font-size-complex="12pt"/>
    </style:style>
    <style:style style:name="T59_169" style:family="text">
      <style:text-properties fo:font-size="12pt" style:font-size-asian="12pt" style:font-size-complex="12pt"/>
    </style:style>
    <style:style style:name="T59_170" style:family="text">
      <style:text-properties fo:font-size="12pt" style:font-size-asian="12pt" style:font-size-complex="12pt"/>
    </style:style>
    <style:style style:name="T59_171" style:family="text">
      <style:text-properties fo:font-size="12pt" style:font-size-asian="12pt" style:font-size-complex="12pt"/>
    </style:style>
    <style:style style:name="T59_172" style:family="text">
      <style:text-properties fo:font-size="12pt" style:font-size-asian="12pt" style:font-size-complex="12pt"/>
    </style:style>
    <style:style style:name="T59_173" style:family="text">
      <style:text-properties fo:font-size="12pt" style:font-size-asian="12pt" style:font-size-complex="12pt"/>
    </style:style>
    <style:style style:name="T59_174" style:family="text">
      <style:text-properties fo:font-size="12pt" style:font-size-asian="12pt" style:font-size-complex="12pt"/>
    </style:style>
    <style:style style:name="T59_1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7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9_18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text-indent="1.27cm" fo:line-height="150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tyle="italic" style:font-style-asian="italic" style:font-style-complex="italic" fo:font-size="12pt" style:font-size-asian="12pt" style:font-size-complex="12pt"/>
    </style:style>
    <style:style style:name="T60_8" style:family="text">
      <style:text-properties fo:font-style="italic" style:font-style-asian="italic" style:font-style-complex="italic" fo:font-size="12pt" style:font-size-asian="12pt" style:font-size-complex="12pt"/>
    </style:style>
    <style:style style:name="T60_9" style:family="text">
      <style:text-properties fo:font-style="italic" style:font-style-asian="italic" style:font-style-complex="italic"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tyle="italic" style:font-style-asian="italic" style:font-style-complex="italic" fo:font-size="12pt" style:font-size-asian="12pt" style:font-size-complex="12pt"/>
    </style:style>
    <style:style style:name="T60_26" style:family="text">
      <style:text-properties fo:font-style="italic" style:font-style-asian="italic" style:font-style-complex="italic" fo:font-size="12pt" style:font-size-asian="12pt" style:font-size-complex="12pt"/>
    </style:style>
    <style:style style:name="T60_27" style:family="text">
      <style:text-properties fo:font-style="italic" style:font-style-asian="italic" style:font-style-complex="italic"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tyle="italic" style:font-style-asian="italic" style:font-style-complex="italic"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tyle="italic" style:font-style-asian="italic" style:font-style-complex="italic" fo:font-size="12pt" style:font-size-asian="12pt" style:font-size-complex="12pt"/>
    </style:style>
    <style:style style:name="T60_62" style:family="text">
      <style:text-properties fo:font-style="italic" style:font-style-asian="italic" style:font-style-complex="italic" fo:font-size="12pt" style:font-size-asian="12pt" style:font-size-complex="12pt"/>
    </style:style>
    <style:style style:name="T60_63" style:family="text">
      <style:text-properties fo:font-style="italic" style:font-style-asian="italic" style:font-style-complex="italic" fo:font-size="12pt" style:font-size-asian="12pt" style:font-size-complex="12pt"/>
    </style:style>
    <style:style style:name="T60_64" style:family="text">
      <style:text-properties fo:font-style="italic" style:font-style-asian="italic" style:font-style-complex="italic"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T60_67" style:family="text">
      <style:text-properties fo:font-size="12pt" style:font-size-asian="12pt" style:font-size-complex="12pt"/>
    </style:style>
    <style:style style:name="T60_68" style:family="text">
      <style:text-properties fo:font-size="12pt" style:font-size-asian="12pt" style:font-size-complex="12pt"/>
    </style:style>
    <style:style style:name="T60_69" style:family="text">
      <style:text-properties fo:font-size="12pt" style:font-size-asian="12pt" style:font-size-complex="12pt"/>
    </style:style>
    <style:style style:name="T60_70" style:family="text">
      <style:text-properties fo:font-size="12pt" style:font-size-asian="12pt" style:font-size-complex="12pt"/>
    </style:style>
    <style:style style:name="T60_71" style:family="text">
      <style:text-properties fo:font-size="12pt" style:font-size-asian="12pt" style:font-size-complex="12pt"/>
    </style:style>
    <style:style style:name="T60_72" style:family="text">
      <style:text-properties fo:font-size="12pt" style:font-size-asian="12pt" style:font-size-complex="12pt"/>
    </style:style>
    <style:style style:name="T60_73" style:family="text">
      <style:text-properties fo:font-size="12pt" style:font-size-asian="12pt" style:font-size-complex="12pt"/>
    </style:style>
    <style:style style:name="T60_74" style:family="text">
      <style:text-properties fo:font-size="12pt" style:font-size-asian="12pt" style:font-size-complex="12pt"/>
    </style:style>
    <style:style style:name="T60_75" style:family="text">
      <style:text-properties fo:font-size="12pt" style:font-size-asian="12pt" style:font-size-complex="12pt"/>
    </style:style>
    <style:style style:name="T60_76" style:family="text">
      <style:text-properties fo:font-size="12pt" style:font-size-asian="12pt" style:font-size-complex="12pt"/>
    </style:style>
    <style:style style:name="T60_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8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0_90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text-indent="1.27cm" fo:line-height="150%" style:writing-mode="lr-tb"/>
    </style:style>
    <style:style style:name="T61_1" style:family="text">
      <style:text-properties fo:font-style="italic" style:font-style-asian="italic" style:font-style-complex="italic"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tyle="italic" style:font-style-asian="italic" style:font-style-complex="italic" fo:font-size="12pt" style:font-size-asian="12pt" style:font-size-complex="12pt"/>
    </style:style>
    <style:style style:name="T61_35" style:family="text">
      <style:text-properties fo:font-style="italic" style:font-style-asian="italic" style:font-style-complex="italic" fo:font-size="12pt" style:font-size-asian="12pt" style:font-size-complex="12pt"/>
    </style:style>
    <style:style style:name="T61_36" style:family="text">
      <style:text-properties fo:font-style="italic" style:font-style-asian="italic" style:font-style-complex="italic" fo:font-size="12pt" style:font-size-asian="12pt" style:font-size-complex="12pt"/>
    </style:style>
    <style:style style:name="T61_37" style:family="text">
      <style:text-properties fo:font-style="italic" style:font-style-asian="italic" style:font-style-complex="italic"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ize="12pt" style:font-size-asian="12pt" style:font-size-complex="12pt"/>
    </style:style>
    <style:style style:name="T61_66" style:family="text">
      <style:text-properties fo:font-size="12pt" style:font-size-asian="12pt" style:font-size-complex="12pt"/>
    </style:style>
    <style:style style:name="T61_67" style:family="text">
      <style:text-properties fo:font-size="12pt" style:font-size-asian="12pt" style:font-size-complex="12pt"/>
    </style:style>
    <style:style style:name="T61_68" style:family="text">
      <style:text-properties fo:font-style="italic" style:font-style-asian="italic" style:font-style-complex="italic" fo:font-size="12pt" style:font-size-asian="12pt" style:font-size-complex="12pt"/>
    </style:style>
    <style:style style:name="T61_69" style:family="text">
      <style:text-properties fo:font-size="12pt" style:font-size-asian="12pt" style:font-size-complex="12pt"/>
    </style:style>
    <style:style style:name="T61_70" style:family="text">
      <style:text-properties fo:font-size="12pt" style:font-size-asian="12pt" style:font-size-complex="12pt"/>
    </style:style>
    <style:style style:name="T61_71" style:family="text">
      <style:text-properties fo:font-size="12pt" style:font-size-asian="12pt" style:font-size-complex="12pt"/>
    </style:style>
    <style:style style:name="T61_72" style:family="text">
      <style:text-properties fo:font-size="12pt" style:font-size-asian="12pt" style:font-size-complex="12pt"/>
    </style:style>
    <style:style style:name="T61_73" style:family="text">
      <style:text-properties fo:font-size="12pt" style:font-size-asian="12pt" style:font-size-complex="12pt"/>
    </style:style>
    <style:style style:name="T61_74" style:family="text">
      <style:text-properties fo:font-size="12pt" style:font-size-asian="12pt" style:font-size-complex="12pt"/>
    </style:style>
    <style:style style:name="T61_75" style:family="text">
      <style:text-properties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ize="12pt" style:font-size-asian="12pt" style:font-size-complex="12pt"/>
    </style:style>
    <style:style style:name="T61_82" style:family="text">
      <style:text-properties fo:font-size="12pt" style:font-size-asian="12pt" style:font-size-complex="12pt"/>
    </style:style>
    <style:style style:name="T61_83" style:family="text">
      <style:text-properties fo:font-size="12pt" style:font-size-asian="12pt" style:font-size-complex="12pt"/>
    </style:style>
    <style:style style:name="T61_84" style:family="text">
      <style:text-properties fo:font-size="12pt" style:font-size-asian="12pt" style:font-size-complex="12pt"/>
    </style:style>
    <style:style style:name="T61_85" style:family="text">
      <style:text-properties fo:font-size="12pt" style:font-size-asian="12pt" style:font-size-complex="12pt"/>
    </style:style>
    <style:style style:name="T61_86" style:family="text">
      <style:text-properties fo:font-size="12pt" style:font-size-asian="12pt" style:font-size-complex="12pt"/>
    </style:style>
    <style:style style:name="T61_87" style:family="text">
      <style:text-properties fo:font-size="12pt" style:font-size-asian="12pt" style:font-size-complex="12pt"/>
    </style:style>
    <style:style style:name="T61_88" style:family="text">
      <style:text-properties fo:font-size="12pt" style:font-size-asian="12pt" style:font-size-complex="12pt"/>
    </style:style>
    <style:style style:name="T61_89" style:family="text">
      <style:text-properties fo:font-size="12pt" style:font-size-asian="12pt" style:font-size-complex="12pt"/>
    </style:style>
    <style:style style:name="T61_90" style:family="text">
      <style:text-properties fo:font-style="italic" style:font-style-asian="italic" style:font-style-complex="italic" fo:font-size="12pt" style:font-size-asian="12pt" style:font-size-complex="12pt"/>
    </style:style>
    <style:style style:name="T61_91" style:family="text">
      <style:text-properties fo:font-size="12pt" style:font-size-asian="12pt" style:font-size-complex="12pt"/>
    </style:style>
    <style:style style:name="T61_92" style:family="text">
      <style:text-properties fo:font-size="12pt" style:font-size-asian="12pt" style:font-size-complex="12pt"/>
    </style:style>
    <style:style style:name="T61_93" style:family="text">
      <style:text-properties fo:font-size="12pt" style:font-size-asian="12pt" style:font-size-complex="12pt"/>
    </style:style>
    <style:style style:name="T61_94" style:family="text">
      <style:text-properties fo:font-size="12pt" style:font-size-asian="12pt" style:font-size-complex="12pt"/>
    </style:style>
    <style:style style:name="T61_95" style:family="text">
      <style:text-properties fo:font-size="12pt" style:font-size-asian="12pt" style:font-size-complex="12pt"/>
    </style:style>
    <style:style style:name="T61_96" style:family="text">
      <style:text-properties fo:font-style="italic" style:font-style-asian="italic" style:font-style-complex="italic" fo:font-size="12pt" style:font-size-asian="12pt" style:font-size-complex="12pt"/>
    </style:style>
    <style:style style:name="T61_97" style:family="text">
      <style:text-properties fo:font-size="12pt" style:font-size-asian="12pt" style:font-size-complex="12pt"/>
    </style:style>
    <style:style style:name="T61_98" style:family="text">
      <style:text-properties fo:font-size="12pt" style:font-size-asian="12pt" style:font-size-complex="12pt"/>
    </style:style>
    <style:style style:name="T61_99" style:family="text">
      <style:text-properties fo:font-size="12pt" style:font-size-asian="12pt" style:font-size-complex="12pt"/>
    </style:style>
    <style:style style:name="T61_100" style:family="text">
      <style:text-properties fo:font-size="12pt" style:font-size-asian="12pt" style:font-size-complex="12pt"/>
    </style:style>
    <style:style style:name="T61_101" style:family="text">
      <style:text-properties fo:font-size="12pt" style:font-size-asian="12pt" style:font-size-complex="12pt"/>
    </style:style>
    <style:style style:name="T61_102" style:family="text">
      <style:text-properties fo:font-style="italic" style:font-style-asian="italic" style:font-style-complex="italic" fo:font-size="12pt" style:font-size-asian="12pt" style:font-size-complex="12pt"/>
    </style:style>
    <style:style style:name="T61_103" style:family="text">
      <style:text-properties fo:font-size="12pt" style:font-size-asian="12pt" style:font-size-complex="12pt"/>
    </style:style>
    <style:style style:name="T61_104" style:family="text">
      <style:text-properties fo:font-size="12pt" style:font-size-asian="12pt" style:font-size-complex="12pt"/>
    </style:style>
    <style:style style:name="T61_105" style:family="text">
      <style:text-properties fo:font-size="12pt" style:font-size-asian="12pt" style:font-size-complex="12pt"/>
    </style:style>
    <style:style style:name="T61_106" style:family="text">
      <style:text-properties fo:font-size="12pt" style:font-size-asian="12pt" style:font-size-complex="12pt"/>
    </style:style>
    <style:style style:name="T61_107" style:family="text">
      <style:text-properties fo:font-size="12pt" style:font-size-asian="12pt" style:font-size-complex="12pt"/>
    </style:style>
    <style:style style:name="T61_108" style:family="text">
      <style:text-properties fo:font-size="12pt" style:font-size-asian="12pt" style:font-size-complex="12pt"/>
    </style:style>
    <style:style style:name="T61_109" style:family="text">
      <style:text-properties fo:font-size="12pt" style:font-size-asian="12pt" style:font-size-complex="12pt"/>
    </style:style>
    <style:style style:name="T61_110" style:family="text">
      <style:text-properties fo:font-size="12pt" style:font-size-asian="12pt" style:font-size-complex="12pt"/>
    </style:style>
    <style:style style:name="T61_111" style:family="text">
      <style:text-properties fo:font-size="12pt" style:font-size-asian="12pt" style:font-size-complex="12pt"/>
    </style:style>
    <style:style style:name="T61_112" style:family="text">
      <style:text-properties fo:font-size="12pt" style:font-size-asian="12pt" style:font-size-complex="12pt"/>
    </style:style>
    <style:style style:name="T61_113" style:family="text">
      <style:text-properties fo:font-size="12pt" style:font-size-asian="12pt" style:font-size-complex="12pt"/>
    </style:style>
    <style:style style:name="T61_114" style:family="text">
      <style:text-properties fo:font-size="12pt" style:font-size-asian="12pt" style:font-size-complex="12pt"/>
    </style:style>
    <style:style style:name="T61_115" style:family="text">
      <style:text-properties fo:font-size="12pt" style:font-size-asian="12pt" style:font-size-complex="12pt"/>
    </style:style>
    <style:style style:name="T61_116" style:family="text">
      <style:text-properties fo:font-size="12pt" style:font-size-asian="12pt" style:font-size-complex="12pt"/>
    </style:style>
    <style:style style:name="T61_117" style:family="text">
      <style:text-properties fo:font-size="12pt" style:font-size-asian="12pt" style:font-size-complex="12pt"/>
    </style:style>
    <style:style style:name="T61_118" style:family="text">
      <style:text-properties fo:font-size="12pt" style:font-size-asian="12pt" style:font-size-complex="12pt"/>
    </style:style>
    <style:style style:name="T61_119" style:family="text">
      <style:text-properties fo:font-size="12pt" style:font-size-asian="12pt" style:font-size-complex="12pt"/>
    </style:style>
    <style:style style:name="T61_120" style:family="text">
      <style:text-properties fo:font-size="12pt" style:font-size-asian="12pt" style:font-size-complex="12pt"/>
    </style:style>
    <style:style style:name="T61_121" style:family="text">
      <style:text-properties fo:font-size="12pt" style:font-size-asian="12pt" style:font-size-complex="12pt"/>
    </style:style>
    <style:style style:name="T61_122" style:family="text">
      <style:text-properties fo:font-size="12pt" style:font-size-asian="12pt" style:font-size-complex="12pt"/>
    </style:style>
    <style:style style:name="T61_123" style:family="text">
      <style:text-properties fo:font-size="12pt" style:font-size-asian="12pt" style:font-size-complex="12pt"/>
    </style:style>
    <style:style style:name="T61_124" style:family="text">
      <style:text-properties fo:font-style="italic" style:font-style-asian="italic" style:font-style-complex="italic" fo:font-size="12pt" style:font-size-asian="12pt" style:font-size-complex="12pt"/>
    </style:style>
    <style:style style:name="T61_125" style:family="text">
      <style:text-properties fo:font-size="12pt" style:font-size-asian="12pt" style:font-size-complex="12pt"/>
    </style:style>
    <style:style style:name="T61_126" style:family="text">
      <style:text-properties fo:font-size="12pt" style:font-size-asian="12pt" style:font-size-complex="12pt"/>
    </style:style>
    <style:style style:name="T61_127" style:family="text">
      <style:text-properties fo:font-size="12pt" style:font-size-asian="12pt" style:font-size-complex="12pt"/>
    </style:style>
    <style:style style:name="T61_128" style:family="text">
      <style:text-properties fo:font-size="12pt" style:font-size-asian="12pt" style:font-size-complex="12pt"/>
    </style:style>
    <style:style style:name="T61_129" style:family="text">
      <style:text-properties fo:font-size="12pt" style:font-size-asian="12pt" style:font-size-complex="12pt"/>
    </style:style>
    <style:style style:name="T61_130" style:family="text">
      <style:text-properties fo:font-size="12pt" style:font-size-asian="12pt" style:font-size-complex="12pt"/>
    </style:style>
    <style:style style:name="T61_131" style:family="text">
      <style:text-properties fo:font-size="12pt" style:font-size-asian="12pt" style:font-size-complex="12pt"/>
    </style:style>
    <style:style style:name="T61_132" style:family="text">
      <style:text-properties fo:font-size="12pt" style:font-size-asian="12pt" style:font-size-complex="12pt"/>
    </style:style>
    <style:style style:name="T61_133" style:family="text">
      <style:text-properties fo:font-size="12pt" style:font-size-asian="12pt" style:font-size-complex="12pt"/>
    </style:style>
    <style:style style:name="T61_134" style:family="text">
      <style:text-properties fo:font-size="12pt" style:font-size-asian="12pt" style:font-size-complex="12pt"/>
    </style:style>
    <style:style style:name="T61_135" style:family="text">
      <style:text-properties fo:font-size="12pt" style:font-size-asian="12pt" style:font-size-complex="12pt"/>
    </style:style>
    <style:style style:name="T61_136" style:family="text">
      <style:text-properties fo:font-size="12pt" style:font-size-asian="12pt" style:font-size-complex="12pt"/>
    </style:style>
    <style:style style:name="T61_137" style:family="text">
      <style:text-properties fo:font-size="12pt" style:font-size-asian="12pt" style:font-size-complex="12pt"/>
    </style:style>
    <style:style style:name="T61_138" style:family="text">
      <style:text-properties fo:font-size="12pt" style:font-size-asian="12pt" style:font-size-complex="12pt"/>
    </style:style>
    <style:style style:name="T61_139" style:family="text">
      <style:text-properties fo:font-size="12pt" style:font-size-asian="12pt" style:font-size-complex="12pt"/>
    </style:style>
    <style:style style:name="T61_140" style:family="text">
      <style:text-properties fo:font-size="12pt" style:font-size-asian="12pt" style:font-size-complex="12pt"/>
    </style:style>
    <style:style style:name="T61_141" style:family="text">
      <style:text-properties fo:font-size="12pt" style:font-size-asian="12pt" style:font-size-complex="12pt"/>
    </style:style>
    <style:style style:name="T61_142" style:family="text">
      <style:text-properties fo:font-size="12pt" style:font-size-asian="12pt" style:font-size-complex="12pt"/>
    </style:style>
    <style:style style:name="T61_143" style:family="text">
      <style:text-properties fo:font-size="12pt" style:font-size-asian="12pt" style:font-size-complex="12pt"/>
    </style:style>
    <style:style style:name="T61_144" style:family="text">
      <style:text-properties fo:font-size="12pt" style:font-size-asian="12pt" style:font-size-complex="12pt"/>
    </style:style>
    <style:style style:name="T61_145" style:family="text">
      <style:text-properties fo:font-size="12pt" style:font-size-asian="12pt" style:font-size-complex="12pt"/>
    </style:style>
    <style:style style:name="T61_146" style:family="text">
      <style:text-properties fo:font-size="12pt" style:font-size-asian="12pt" style:font-size-complex="12pt"/>
    </style:style>
    <style:style style:name="T61_147" style:family="text">
      <style:text-properties fo:font-size="12pt" style:font-size-asian="12pt" style:font-size-complex="12pt"/>
    </style:style>
    <style:style style:name="T61_148" style:family="text">
      <style:text-properties fo:font-size="12pt" style:font-size-asian="12pt" style:font-size-complex="12pt"/>
    </style:style>
    <style:style style:name="T61_149" style:family="text">
      <style:text-properties fo:font-size="12pt" style:font-size-asian="12pt" style:font-size-complex="12pt"/>
    </style:style>
    <style:style style:name="T61_150" style:family="text">
      <style:text-properties fo:font-size="12pt" style:font-size-asian="12pt" style:font-size-complex="12pt"/>
    </style:style>
    <style:style style:name="T61_151" style:family="text">
      <style:text-properties fo:font-size="12pt" style:font-size-asian="12pt" style:font-size-complex="12pt"/>
    </style:style>
    <style:style style:name="T61_152" style:family="text">
      <style:text-properties fo:font-size="12pt" style:font-size-asian="12pt" style:font-size-complex="12pt"/>
    </style:style>
    <style:style style:name="T61_153" style:family="text">
      <style:text-properties fo:font-size="12pt" style:font-size-asian="12pt" style:font-size-complex="12pt"/>
    </style:style>
    <style:style style:name="T61_154" style:family="text">
      <style:text-properties fo:font-size="12pt" style:font-size-asian="12pt" style:font-size-complex="12pt"/>
    </style:style>
    <style:style style:name="T61_155" style:family="text">
      <style:text-properties fo:font-size="12pt" style:font-size-asian="12pt" style:font-size-complex="12pt"/>
    </style:style>
    <style:style style:name="T61_156" style:family="text">
      <style:text-properties fo:font-size="12pt" style:font-size-asian="12pt" style:font-size-complex="12pt"/>
    </style:style>
    <style:style style:name="T61_157" style:family="text">
      <style:text-properties fo:font-size="12pt" style:font-size-asian="12pt" style:font-size-complex="12pt"/>
    </style:style>
    <style:style style:name="T61_158" style:family="text">
      <style:text-properties fo:font-size="12pt" style:font-size-asian="12pt" style:font-size-complex="12pt"/>
    </style:style>
    <style:style style:name="T61_159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text-indent="1.27cm" fo:line-height="150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tyle="italic" style:font-style-asian="italic" style:font-style-complex="italic"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tyle="italic" style:font-style-asian="italic" style:font-style-complex="italic" fo:font-size="12pt" style:font-size-asian="12pt" style:font-size-complex="12pt"/>
    </style:style>
    <style:style style:name="T62_20" style:family="text">
      <style:text-properties fo:font-style="italic" style:font-style-asian="italic" style:font-style-complex="italic" fo:font-size="12pt" style:font-size-asian="12pt" style:font-size-complex="12pt"/>
    </style:style>
    <style:style style:name="T62_21" style:family="text">
      <style:text-properties fo:font-style="italic" style:font-style-asian="italic" style:font-style-complex="italic"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tyle="italic" style:font-style-asian="italic" style:font-style-complex="italic"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T62_71" style:family="text">
      <style:text-properties fo:font-size="12pt" style:font-size-asian="12pt" style:font-size-complex="12pt"/>
    </style:style>
    <style:style style:name="T62_72" style:family="text">
      <style:text-properties fo:font-size="12pt" style:font-size-asian="12pt" style:font-size-complex="12pt"/>
    </style:style>
    <style:style style:name="T62_73" style:family="text">
      <style:text-properties fo:font-size="12pt" style:font-size-asian="12pt" style:font-size-complex="12pt"/>
    </style:style>
    <style:style style:name="T62_74" style:family="text">
      <style:text-properties fo:font-size="12pt" style:font-size-asian="12pt" style:font-size-complex="12pt"/>
    </style:style>
    <style:style style:name="T62_75" style:family="text">
      <style:text-properties fo:font-size="12pt" style:font-size-asian="12pt" style:font-size-complex="12pt"/>
    </style:style>
    <style:style style:name="T62_76" style:family="text">
      <style:text-properties fo:font-size="12pt" style:font-size-asian="12pt" style:font-size-complex="12pt"/>
    </style:style>
    <style:style style:name="T62_77" style:family="text">
      <style:text-properties fo:font-size="12pt" style:font-size-asian="12pt" style:font-size-complex="12pt"/>
    </style:style>
    <style:style style:name="T62_78" style:family="text">
      <style:text-properties fo:font-size="12pt" style:font-size-asian="12pt" style:font-size-complex="12pt"/>
    </style:style>
    <style:style style:name="T62_79" style:family="text">
      <style:text-properties fo:font-size="12pt" style:font-size-asian="12pt" style:font-size-complex="12pt"/>
    </style:style>
    <style:style style:name="T62_80" style:family="text">
      <style:text-properties fo:font-size="12pt" style:font-size-asian="12pt" style:font-size-complex="12pt"/>
    </style:style>
    <style:style style:name="T62_81" style:family="text">
      <style:text-properties fo:font-size="12pt" style:font-size-asian="12pt" style:font-size-complex="12pt"/>
    </style:style>
    <style:style style:name="T62_82" style:family="text">
      <style:text-properties fo:font-size="12pt" style:font-size-asian="12pt" style:font-size-complex="12pt"/>
    </style:style>
    <style:style style:name="T62_83" style:family="text">
      <style:text-properties fo:font-size="12pt" style:font-size-asian="12pt" style:font-size-complex="12pt"/>
    </style:style>
    <style:style style:name="T62_84" style:family="text">
      <style:text-properties fo:font-size="12pt" style:font-size-asian="12pt" style:font-size-complex="12pt"/>
    </style:style>
    <style:style style:name="T62_85" style:family="text">
      <style:text-properties fo:font-size="12pt" style:font-size-asian="12pt" style:font-size-complex="12pt"/>
    </style:style>
    <style:style style:name="T62_86" style:family="text">
      <style:text-properties fo:font-size="12pt" style:font-size-asian="12pt" style:font-size-complex="12pt"/>
    </style:style>
    <style:style style:name="T62_87" style:family="text">
      <style:text-properties fo:font-size="12pt" style:font-size-asian="12pt" style:font-size-complex="12pt"/>
    </style:style>
    <style:style style:name="T62_88" style:family="text">
      <style:text-properties fo:font-size="12pt" style:font-size-asian="12pt" style:font-size-complex="12pt"/>
    </style:style>
    <style:style style:name="T62_89" style:family="text">
      <style:text-properties fo:font-size="12pt" style:font-size-asian="12pt" style:font-size-complex="12pt"/>
    </style:style>
    <style:style style:name="T62_90" style:family="text">
      <style:text-properties fo:font-size="12pt" style:font-size-asian="12pt" style:font-size-complex="12pt"/>
    </style:style>
    <style:style style:name="T62_91" style:family="text">
      <style:text-properties fo:font-size="12pt" style:font-size-asian="12pt" style:font-size-complex="12pt"/>
    </style:style>
    <style:style style:name="T62_92" style:family="text">
      <style:text-properties fo:font-size="12pt" style:font-size-asian="12pt" style:font-size-complex="12pt"/>
    </style:style>
    <style:style style:name="T62_93" style:family="text">
      <style:text-properties fo:font-size="12pt" style:font-size-asian="12pt" style:font-size-complex="12pt"/>
    </style:style>
    <style:style style:name="T62_94" style:family="text">
      <style:text-properties fo:font-size="12pt" style:font-size-asian="12pt" style:font-size-complex="12pt"/>
    </style:style>
    <style:style style:name="T62_95" style:family="text">
      <style:text-properties fo:font-size="12pt" style:font-size-asian="12pt" style:font-size-complex="12pt"/>
    </style:style>
    <style:style style:name="T62_96" style:family="text">
      <style:text-properties fo:font-size="12pt" style:font-size-asian="12pt" style:font-size-complex="12pt"/>
    </style:style>
    <style:style style:name="T62_97" style:family="text">
      <style:text-properties fo:font-size="12pt" style:font-size-asian="12pt" style:font-size-complex="12pt"/>
    </style:style>
    <style:style style:name="T62_98" style:family="text">
      <style:text-properties fo:font-size="12pt" style:font-size-asian="12pt" style:font-size-complex="12pt"/>
    </style:style>
    <style:style style:name="T62_99" style:family="text">
      <style:text-properties fo:font-size="12pt" style:font-size-asian="12pt" style:font-size-complex="12pt"/>
    </style:style>
    <style:style style:name="T62_100" style:family="text">
      <style:text-properties fo:font-size="12pt" style:font-size-asian="12pt" style:font-size-complex="12pt"/>
    </style:style>
    <style:style style:name="T62_101" style:family="text">
      <style:text-properties fo:font-size="12pt" style:font-size-asian="12pt" style:font-size-complex="12pt"/>
    </style:style>
    <style:style style:name="T62_102" style:family="text">
      <style:text-properties fo:font-size="12pt" style:font-size-asian="12pt" style:font-size-complex="12pt"/>
    </style:style>
    <style:style style:name="T62_103" style:family="text">
      <style:text-properties fo:font-size="12pt" style:font-size-asian="12pt" style:font-size-complex="12pt"/>
    </style:style>
    <style:style style:name="T62_104" style:family="text">
      <style:text-properties fo:font-size="12pt" style:font-size-asian="12pt" style:font-size-complex="12pt"/>
    </style:style>
    <style:style style:name="T62_105" style:family="text">
      <style:text-properties fo:font-size="12pt" style:font-size-asian="12pt" style:font-size-complex="12pt"/>
    </style:style>
    <style:style style:name="T62_106" style:family="text">
      <style:text-properties fo:font-size="12pt" style:font-size-asian="12pt" style:font-size-complex="12pt"/>
    </style:style>
    <style:style style:name="T62_107" style:family="text">
      <style:text-properties fo:font-size="12pt" style:font-size-asian="12pt" style:font-size-complex="12pt"/>
    </style:style>
    <style:style style:name="T62_108" style:family="text">
      <style:text-properties fo:font-size="12pt" style:font-size-asian="12pt" style:font-size-complex="12pt"/>
    </style:style>
    <style:style style:name="T62_109" style:family="text">
      <style:text-properties fo:font-size="12pt" style:font-size-asian="12pt" style:font-size-complex="12pt"/>
    </style:style>
    <style:style style:name="T62_110" style:family="text">
      <style:text-properties fo:font-size="12pt" style:font-size-asian="12pt" style:font-size-complex="12pt"/>
    </style:style>
    <style:style style:name="T62_111" style:family="text">
      <style:text-properties fo:font-size="12pt" style:font-size-asian="12pt" style:font-size-complex="12pt"/>
    </style:style>
    <style:style style:name="T62_112" style:family="text">
      <style:text-properties fo:font-size="12pt" style:font-size-asian="12pt" style:font-size-complex="12pt"/>
    </style:style>
    <style:style style:name="T62_113" style:family="text">
      <style:text-properties fo:font-size="12pt" style:font-size-asian="12pt" style:font-size-complex="12pt"/>
    </style:style>
    <style:style style:name="T62_114" style:family="text">
      <style:text-properties fo:font-size="12pt" style:font-size-asian="12pt" style:font-size-complex="12pt"/>
    </style:style>
    <style:style style:name="T62_115" style:family="text">
      <style:text-properties fo:font-size="12pt" style:font-size-asian="12pt" style:font-size-complex="12pt"/>
    </style:style>
    <style:style style:name="T62_116" style:family="text">
      <style:text-properties fo:font-size="12pt" style:font-size-asian="12pt" style:font-size-complex="12pt"/>
    </style:style>
    <style:style style:name="T62_117" style:family="text">
      <style:text-properties fo:font-size="12pt" style:font-size-asian="12pt" style:font-size-complex="12pt"/>
    </style:style>
    <style:style style:name="T62_118" style:family="text">
      <style:text-properties fo:font-size="12pt" style:font-size-asian="12pt" style:font-size-complex="12pt"/>
    </style:style>
    <style:style style:name="T62_119" style:family="text">
      <style:text-properties fo:font-size="12pt" style:font-size-asian="12pt" style:font-size-complex="12pt"/>
    </style:style>
    <style:style style:name="T62_120" style:family="text">
      <style:text-properties fo:font-size="12pt" style:font-size-asian="12pt" style:font-size-complex="12pt"/>
    </style:style>
    <style:style style:name="T62_121" style:family="text">
      <style:text-properties fo:font-size="12pt" style:font-size-asian="12pt" style:font-size-complex="12pt"/>
    </style:style>
    <style:style style:name="T62_122" style:family="text">
      <style:text-properties fo:font-size="12pt" style:font-size-asian="12pt" style:font-size-complex="12pt"/>
    </style:style>
    <style:style style:name="T62_123" style:family="text">
      <style:text-properties fo:font-size="12pt" style:font-size-asian="12pt" style:font-size-complex="12pt"/>
    </style:style>
    <style:style style:name="T62_124" style:family="text">
      <style:text-properties fo:font-size="12pt" style:font-size-asian="12pt" style:font-size-complex="12pt"/>
    </style:style>
    <style:style style:name="T62_125" style:family="text">
      <style:text-properties fo:font-size="12pt" style:font-size-asian="12pt" style:font-size-complex="12pt"/>
    </style:style>
    <style:style style:name="T62_126" style:family="text">
      <style:text-properties fo:font-size="12pt" style:font-size-asian="12pt" style:font-size-complex="12pt"/>
    </style:style>
    <style:style style:name="T62_127" style:family="text">
      <style:text-properties fo:font-size="12pt" style:font-size-asian="12pt" style:font-size-complex="12pt"/>
    </style:style>
    <style:style style:name="T62_128" style:family="text">
      <style:text-properties fo:font-size="12pt" style:font-size-asian="12pt" style:font-size-complex="12pt"/>
    </style:style>
    <style:style style:name="T62_129" style:family="text">
      <style:text-properties fo:font-size="12pt" style:font-size-asian="12pt" style:font-size-complex="12pt"/>
    </style:style>
    <style:style style:name="T62_130" style:family="text">
      <style:text-properties fo:font-size="12pt" style:font-size-asian="12pt" style:font-size-complex="12pt"/>
    </style:style>
    <style:style style:name="T62_131" style:family="text">
      <style:text-properties fo:font-size="12pt" style:font-size-asian="12pt" style:font-size-complex="12pt"/>
    </style:style>
    <style:style style:name="T62_132" style:family="text">
      <style:text-properties fo:font-size="12pt" style:font-size-asian="12pt" style:font-size-complex="12pt"/>
    </style:style>
    <style:style style:name="T62_133" style:family="text">
      <style:text-properties fo:font-size="12pt" style:font-size-asian="12pt" style:font-size-complex="12pt"/>
    </style:style>
    <style:style style:name="T62_134" style:family="text">
      <style:text-properties fo:font-size="12pt" style:font-size-asian="12pt" style:font-size-complex="12pt"/>
    </style:style>
    <style:style style:name="T62_135" style:family="text">
      <style:text-properties fo:font-size="12pt" style:font-size-asian="12pt" style:font-size-complex="12pt"/>
    </style:style>
    <style:style style:name="T62_136" style:family="text">
      <style:text-properties fo:font-size="12pt" style:font-size-asian="12pt" style:font-size-complex="12pt"/>
    </style:style>
    <style:style style:name="T62_137" style:family="text">
      <style:text-properties fo:font-size="12pt" style:font-size-asian="12pt" style:font-size-complex="12pt"/>
    </style:style>
    <style:style style:name="T62_138" style:family="text">
      <style:text-properties fo:font-size="12pt" style:font-size-asian="12pt" style:font-size-complex="12pt"/>
    </style:style>
    <style:style style:name="T62_139" style:family="text">
      <style:text-properties fo:font-size="12pt" style:font-size-asian="12pt" style:font-size-complex="12pt"/>
    </style:style>
    <style:style style:name="T62_140" style:family="text">
      <style:text-properties fo:font-size="12pt" style:font-size-asian="12pt" style:font-size-complex="12pt"/>
    </style:style>
    <style:style style:name="T62_141" style:family="text">
      <style:text-properties fo:font-size="12pt" style:font-size-asian="12pt" style:font-size-complex="12pt"/>
    </style:style>
    <style:style style:name="T62_142" style:family="text">
      <style:text-properties fo:font-size="12pt" style:font-size-asian="12pt" style:font-size-complex="12pt"/>
    </style:style>
    <style:style style:name="T62_143" style:family="text">
      <style:text-properties fo:font-size="12pt" style:font-size-asian="12pt" style:font-size-complex="12pt"/>
    </style:style>
    <style:style style:name="T62_144" style:family="text">
      <style:text-properties fo:font-size="12pt" style:font-size-asian="12pt" style:font-size-complex="12pt"/>
    </style:style>
    <style:style style:name="T62_145" style:family="text">
      <style:text-properties fo:font-size="12pt" style:font-size-asian="12pt" style:font-size-complex="12pt"/>
    </style:style>
    <style:style style:name="T62_146" style:family="text">
      <style:text-properties fo:font-size="12pt" style:font-size-asian="12pt" style:font-size-complex="12pt"/>
    </style:style>
    <style:style style:name="T62_147" style:family="text">
      <style:text-properties fo:font-size="12pt" style:font-size-asian="12pt" style:font-size-complex="12pt"/>
    </style:style>
    <style:style style:name="T62_148" style:family="text">
      <style:text-properties fo:font-size="12pt" style:font-size-asian="12pt" style:font-size-complex="12pt"/>
    </style:style>
    <style:style style:name="T62_149" style:family="text">
      <style:text-properties fo:font-size="12pt" style:font-size-asian="12pt" style:font-size-complex="12pt"/>
    </style:style>
    <style:style style:name="T62_150" style:family="text">
      <style:text-properties fo:font-size="12pt" style:font-size-asian="12pt" style:font-size-complex="12pt"/>
    </style:style>
    <style:style style:name="T62_151" style:family="text">
      <style:text-properties fo:font-size="12pt" style:font-size-asian="12pt" style:font-size-complex="12pt"/>
    </style:style>
    <style:style style:name="T62_152" style:family="text">
      <style:text-properties fo:font-size="12pt" style:font-size-asian="12pt" style:font-size-complex="12pt"/>
    </style:style>
    <style:style style:name="T62_153" style:family="text">
      <style:text-properties fo:font-size="12pt" style:font-size-asian="12pt" style:font-size-complex="12pt"/>
    </style:style>
    <style:style style:name="T62_154" style:family="text">
      <style:text-properties fo:font-size="12pt" style:font-size-asian="12pt" style:font-size-complex="12pt"/>
    </style:style>
    <style:style style:name="T62_155" style:family="text">
      <style:text-properties fo:font-size="12pt" style:font-size-asian="12pt" style:font-size-complex="12pt"/>
    </style:style>
    <style:style style:name="T62_156" style:family="text">
      <style:text-properties fo:font-size="12pt" style:font-size-asian="12pt" style:font-size-complex="12pt"/>
    </style:style>
    <style:style style:name="T62_157" style:family="text">
      <style:text-properties fo:font-size="12pt" style:font-size-asian="12pt" style:font-size-complex="12pt"/>
    </style:style>
    <style:style style:name="T62_158" style:family="text">
      <style:text-properties fo:font-size="12pt" style:font-size-asian="12pt" style:font-size-complex="12pt"/>
    </style:style>
    <style:style style:name="T62_159" style:family="text">
      <style:text-properties fo:font-size="12pt" style:font-size-asian="12pt" style:font-size-complex="12pt"/>
    </style:style>
    <style:style style:name="T62_160" style:family="text">
      <style:text-properties fo:font-size="12pt" style:font-size-asian="12pt" style:font-size-complex="12pt"/>
    </style:style>
    <style:style style:name="T62_161" style:family="text">
      <style:text-properties fo:font-size="12pt" style:font-size-asian="12pt" style:font-size-complex="12pt"/>
    </style:style>
    <style:style style:name="T62_162" style:family="text">
      <style:text-properties fo:font-size="12pt" style:font-size-asian="12pt" style:font-size-complex="12pt"/>
    </style:style>
    <style:style style:name="T62_163" style:family="text">
      <style:text-properties fo:font-size="12pt" style:font-size-asian="12pt" style:font-size-complex="12pt"/>
    </style:style>
    <style:style style:name="T62_164" style:family="text">
      <style:text-properties fo:font-size="12pt" style:font-size-asian="12pt" style:font-size-complex="12pt"/>
    </style:style>
    <style:style style:name="T62_165" style:family="text">
      <style:text-properties fo:font-size="12pt" style:font-size-asian="12pt" style:font-size-complex="12pt"/>
    </style:style>
    <style:style style:name="T62_166" style:family="text">
      <style:text-properties fo:font-size="12pt" style:font-size-asian="12pt" style:font-size-complex="12pt"/>
    </style:style>
    <style:style style:name="T62_167" style:family="text">
      <style:text-properties fo:font-size="12pt" style:font-size-asian="12pt" style:font-size-complex="12pt"/>
    </style:style>
    <style:style style:name="T62_168" style:family="text">
      <style:text-properties fo:font-size="12pt" style:font-size-asian="12pt" style:font-size-complex="12pt"/>
    </style:style>
    <style:style style:name="T62_169" style:family="text">
      <style:text-properties fo:font-size="12pt" style:font-size-asian="12pt" style:font-size-complex="12pt"/>
    </style:style>
    <style:style style:name="T62_170" style:family="text">
      <style:text-properties fo:font-size="12pt" style:font-size-asian="12pt" style:font-size-complex="12pt"/>
    </style:style>
    <style:style style:name="T62_171" style:family="text">
      <style:text-properties fo:font-size="12pt" style:font-size-asian="12pt" style:font-size-complex="12pt"/>
    </style:style>
    <style:style style:name="T62_172" style:family="text">
      <style:text-properties fo:font-size="12pt" style:font-size-asian="12pt" style:font-size-complex="12pt"/>
    </style:style>
    <style:style style:name="T62_173" style:family="text">
      <style:text-properties fo:font-size="12pt" style:font-size-asian="12pt" style:font-size-complex="12pt"/>
    </style:style>
    <style:style style:name="T62_174" style:family="text">
      <style:text-properties fo:font-size="12pt" style:font-size-asian="12pt" style:font-size-complex="12pt"/>
    </style:style>
    <style:style style:name="T62_175" style:family="text">
      <style:text-properties fo:font-size="12pt" style:font-size-asian="12pt" style:font-size-complex="12pt"/>
    </style:style>
    <style:style style:name="T62_176" style:family="text">
      <style:text-properties fo:font-size="12pt" style:font-size-asian="12pt" style:font-size-complex="12pt"/>
    </style:style>
    <style:style style:name="T62_177" style:family="text">
      <style:text-properties fo:font-size="12pt" style:font-size-asian="12pt" style:font-size-complex="12pt"/>
    </style:style>
    <style:style style:name="T62_178" style:family="text">
      <style:text-properties fo:font-size="12pt" style:font-size-asian="12pt" style:font-size-complex="12pt"/>
    </style:style>
    <style:style style:name="T62_179" style:family="text">
      <style:text-properties fo:font-size="12pt" style:font-size-asian="12pt" style:font-size-complex="12pt"/>
    </style:style>
    <style:style style:name="T62_180" style:family="text">
      <style:text-properties fo:font-size="12pt" style:font-size-asian="12pt" style:font-size-complex="12pt"/>
    </style:style>
    <style:style style:name="T62_181" style:family="text">
      <style:text-properties fo:font-size="12pt" style:font-size-asian="12pt" style:font-size-complex="12pt"/>
    </style:style>
    <style:style style:name="T62_182" style:family="text">
      <style:text-properties fo:font-size="12pt" style:font-size-asian="12pt" style:font-size-complex="12pt"/>
    </style:style>
    <style:style style:name="T62_183" style:family="text">
      <style:text-properties fo:font-size="12pt" style:font-size-asian="12pt" style:font-size-complex="12pt"/>
    </style:style>
    <style:style style:name="T62_184" style:family="text">
      <style:text-properties fo:font-size="12pt" style:font-size-asian="12pt" style:font-size-complex="12pt"/>
    </style:style>
    <style:style style:name="T62_185" style:family="text">
      <style:text-properties fo:font-size="12pt" style:font-size-asian="12pt" style:font-size-complex="12pt"/>
    </style:style>
    <style:style style:name="T62_186" style:family="text">
      <style:text-properties fo:font-size="12pt" style:font-size-asian="12pt" style:font-size-complex="12pt"/>
    </style:style>
    <style:style style:name="T62_187" style:family="text">
      <style:text-properties fo:font-size="12pt" style:font-size-asian="12pt" style:font-size-complex="12pt"/>
    </style:style>
    <style:style style:name="T62_188" style:family="text">
      <style:text-properties fo:font-size="12pt" style:font-size-asian="12pt" style:font-size-complex="12pt"/>
    </style:style>
    <style:style style:name="T62_189" style:family="text">
      <style:text-properties fo:font-size="12pt" style:font-size-asian="12pt" style:font-size-complex="12pt"/>
    </style:style>
    <style:style style:name="T62_190" style:family="text">
      <style:text-properties fo:font-size="12pt" style:font-size-asian="12pt" style:font-size-complex="12pt"/>
    </style:style>
    <style:style style:name="T62_191" style:family="text">
      <style:text-properties fo:font-size="12pt" style:font-size-asian="12pt" style:font-size-complex="12pt"/>
    </style:style>
    <style:style style:name="T62_192" style:family="text">
      <style:text-properties fo:font-size="12pt" style:font-size-asian="12pt" style:font-size-complex="12pt"/>
    </style:style>
    <style:style style:name="T62_193" style:family="text">
      <style:text-properties fo:font-size="12pt" style:font-size-asian="12pt" style:font-size-complex="12pt"/>
    </style:style>
    <style:style style:name="T62_194" style:family="text">
      <style:text-properties fo:font-size="12pt" style:font-size-asian="12pt" style:font-size-complex="12pt"/>
    </style:style>
    <style:style style:name="T62_195" style:family="text">
      <style:text-properties fo:font-size="12pt" style:font-size-asian="12pt" style:font-size-complex="12pt"/>
    </style:style>
    <style:style style:name="T62_196" style:family="text">
      <style:text-properties fo:font-size="12pt" style:font-size-asian="12pt" style:font-size-complex="12pt"/>
    </style:style>
    <style:style style:name="T62_197" style:family="text">
      <style:text-properties fo:font-size="12pt" style:font-size-asian="12pt" style:font-size-complex="12pt"/>
    </style:style>
    <style:style style:name="T62_198" style:family="text">
      <style:text-properties fo:font-size="12pt" style:font-size-asian="12pt" style:font-size-complex="12pt"/>
    </style:style>
    <style:style style:name="T62_199" style:family="text">
      <style:text-properties fo:font-size="12pt" style:font-size-asian="12pt" style:font-size-complex="12pt"/>
    </style:style>
    <style:style style:name="T62_200" style:family="text">
      <style:text-properties fo:font-size="12pt" style:font-size-asian="12pt" style:font-size-complex="12pt"/>
    </style:style>
    <style:style style:name="T62_201" style:family="text">
      <style:text-properties fo:font-size="12pt" style:font-size-asian="12pt" style:font-size-complex="12pt"/>
    </style:style>
    <style:style style:name="T62_202" style:family="text">
      <style:text-properties fo:font-size="12pt" style:font-size-asian="12pt" style:font-size-complex="12pt"/>
    </style:style>
    <style:style style:name="T62_203" style:family="text">
      <style:text-properties fo:font-size="12pt" style:font-size-asian="12pt" style:font-size-complex="12pt"/>
    </style:style>
    <style:style style:name="T62_204" style:family="text">
      <style:text-properties fo:font-size="12pt" style:font-size-asian="12pt" style:font-size-complex="12pt"/>
    </style:style>
    <style:style style:name="T62_205" style:family="text">
      <style:text-properties fo:font-size="12pt" style:font-size-asian="12pt" style:font-size-complex="12pt"/>
    </style:style>
    <style:style style:name="T62_206" style:family="text">
      <style:text-properties fo:font-size="12pt" style:font-size-asian="12pt" style:font-size-complex="12pt"/>
    </style:style>
    <style:style style:name="T62_207" style:family="text">
      <style:text-properties fo:font-size="12pt" style:font-size-asian="12pt" style:font-size-complex="12pt"/>
    </style:style>
    <style:style style:name="T62_208" style:family="text">
      <style:text-properties fo:font-size="12pt" style:font-size-asian="12pt" style:font-size-complex="12pt"/>
    </style:style>
    <style:style style:name="T62_209" style:family="text">
      <style:text-properties fo:font-size="12pt" style:font-size-asian="12pt" style:font-size-complex="12pt"/>
    </style:style>
    <style:style style:name="T62_210" style:family="text">
      <style:text-properties fo:font-size="12pt" style:font-size-asian="12pt" style:font-size-complex="12pt"/>
    </style:style>
    <style:style style:name="T62_211" style:family="text">
      <style:text-properties fo:font-size="12pt" style:font-size-asian="12pt" style:font-size-complex="12pt"/>
    </style:style>
    <style:style style:name="T62_212" style:family="text">
      <style:text-properties fo:font-size="12pt" style:font-size-asian="12pt" style:font-size-complex="12pt"/>
    </style:style>
    <style:style style:name="T62_213" style:family="text">
      <style:text-properties fo:font-size="12pt" style:font-size-asian="12pt" style:font-size-complex="12pt"/>
    </style:style>
    <style:style style:name="T62_214" style:family="text">
      <style:text-properties fo:font-size="12pt" style:font-size-asian="12pt" style:font-size-complex="12pt"/>
    </style:style>
    <style:style style:name="T62_215" style:family="text">
      <style:text-properties fo:font-size="12pt" style:font-size-asian="12pt" style:font-size-complex="12pt"/>
    </style:style>
    <style:style style:name="T62_216" style:family="text">
      <style:text-properties fo:font-size="12pt" style:font-size-asian="12pt" style:font-size-complex="12pt"/>
    </style:style>
    <style:style style:name="T62_217" style:family="text">
      <style:text-properties fo:font-size="12pt" style:font-size-asian="12pt" style:font-size-complex="12pt"/>
    </style:style>
    <style:style style:name="T62_218" style:family="text">
      <style:text-properties fo:font-size="12pt" style:font-size-asian="12pt" style:font-size-complex="12pt"/>
    </style:style>
    <style:style style:name="T62_219" style:family="text">
      <style:text-properties fo:font-size="12pt" style:font-size-asian="12pt" style:font-size-complex="12pt"/>
    </style:style>
    <style:style style:name="T62_220" style:family="text">
      <style:text-properties fo:font-size="12pt" style:font-size-asian="12pt" style:font-size-complex="12pt"/>
    </style:style>
    <style:style style:name="T62_221" style:family="text">
      <style:text-properties fo:font-size="12pt" style:font-size-asian="12pt" style:font-size-complex="12pt"/>
    </style:style>
    <style:style style:name="T62_222" style:family="text">
      <style:text-properties fo:font-size="12pt" style:font-size-asian="12pt" style:font-size-complex="12pt"/>
    </style:style>
    <style:style style:name="T62_223" style:family="text">
      <style:text-properties fo:font-size="12pt" style:font-size-asian="12pt" style:font-size-complex="12pt"/>
    </style:style>
    <style:style style:name="T62_224" style:family="text">
      <style:text-properties fo:font-size="12pt" style:font-size-asian="12pt" style:font-size-complex="12pt"/>
    </style:style>
    <style:style style:name="T62_225" style:family="text">
      <style:text-properties fo:font-size="12pt" style:font-size-asian="12pt" style:font-size-complex="12pt"/>
    </style:style>
    <style:style style:name="T62_226" style:family="text">
      <style:text-properties fo:font-size="12pt" style:font-size-asian="12pt" style:font-size-complex="12pt"/>
    </style:style>
    <style:style style:name="T62_227" style:family="text">
      <style:text-properties fo:font-size="12pt" style:font-size-asian="12pt" style:font-size-complex="12pt"/>
    </style:style>
    <style:style style:name="T62_228" style:family="text">
      <style:text-properties fo:font-size="12pt" style:font-size-asian="12pt" style:font-size-complex="12pt"/>
    </style:style>
    <style:style style:name="T62_229" style:family="text">
      <style:text-properties fo:font-size="12pt" style:font-size-asian="12pt" style:font-size-complex="12pt"/>
    </style:style>
    <style:style style:name="T62_230" style:family="text">
      <style:text-properties fo:font-size="12pt" style:font-size-asian="12pt" style:font-size-complex="12pt"/>
    </style:style>
    <style:style style:name="T62_231" style:family="text">
      <style:text-properties fo:font-size="12pt" style:font-size-asian="12pt" style:font-size-complex="12pt"/>
    </style:style>
    <style:style style:name="T62_232" style:family="text">
      <style:text-properties fo:font-size="12pt" style:font-size-asian="12pt" style:font-size-complex="12pt"/>
    </style:style>
    <style:style style:name="T62_233" style:family="text">
      <style:text-properties fo:font-size="12pt" style:font-size-asian="12pt" style:font-size-complex="12pt"/>
    </style:style>
    <style:style style:name="T62_234" style:family="text">
      <style:text-properties fo:font-size="12pt" style:font-size-asian="12pt" style:font-size-complex="12pt"/>
    </style:style>
    <style:style style:name="T62_235" style:family="text">
      <style:text-properties fo:font-size="12pt" style:font-size-asian="12pt" style:font-size-complex="12pt"/>
    </style:style>
    <style:style style:name="T62_236" style:family="text">
      <style:text-properties fo:font-size="12pt" style:font-size-asian="12pt" style:font-size-complex="12pt"/>
    </style:style>
    <style:style style:name="T62_237" style:family="text">
      <style:text-properties fo:font-size="12pt" style:font-size-asian="12pt" style:font-size-complex="12pt"/>
    </style:style>
    <style:style style:name="T62_238" style:family="text">
      <style:text-properties fo:font-size="12pt" style:font-size-asian="12pt" style:font-size-complex="12pt"/>
    </style:style>
    <style:style style:name="T62_239" style:family="text">
      <style:text-properties fo:font-size="12pt" style:font-size-asian="12pt" style:font-size-complex="12pt"/>
    </style:style>
    <style:style style:name="T62_240" style:family="text">
      <style:text-properties fo:font-size="12pt" style:font-size-asian="12pt" style:font-size-complex="12pt"/>
    </style:style>
    <style:style style:name="T62_241" style:family="text">
      <style:text-properties fo:font-size="12pt" style:font-size-asian="12pt" style:font-size-complex="12pt"/>
    </style:style>
    <style:style style:name="T62_242" style:family="text">
      <style:text-properties fo:font-size="12pt" style:font-size-asian="12pt" style:font-size-complex="12pt"/>
    </style:style>
    <style:style style:name="T62_243" style:family="text">
      <style:text-properties fo:font-size="12pt" style:font-size-asian="12pt" style:font-size-complex="12pt"/>
    </style:style>
    <style:style style:name="T62_244" style:family="text">
      <style:text-properties fo:font-size="12pt" style:font-size-asian="12pt" style:font-size-complex="12pt"/>
    </style:style>
    <style:style style:name="T62_245" style:family="text">
      <style:text-properties fo:font-size="12pt" style:font-size-asian="12pt" style:font-size-complex="12pt"/>
    </style:style>
    <style:style style:name="T62_246" style:family="text">
      <style:text-properties fo:font-size="12pt" style:font-size-asian="12pt" style:font-size-complex="12pt"/>
    </style:style>
    <style:style style:name="T62_247" style:family="text">
      <style:text-properties fo:font-size="12pt" style:font-size-asian="12pt" style:font-size-complex="12pt"/>
    </style:style>
    <style:style style:name="T62_248" style:family="text">
      <style:text-properties fo:font-size="12pt" style:font-size-asian="12pt" style:font-size-complex="12pt"/>
    </style:style>
    <style:style style:name="T62_249" style:family="text">
      <style:text-properties fo:font-size="12pt" style:font-size-asian="12pt" style:font-size-complex="12pt"/>
    </style:style>
    <style:style style:name="T62_250" style:family="text">
      <style:text-properties fo:font-size="12pt" style:font-size-asian="12pt" style:font-size-complex="12pt"/>
    </style:style>
    <style:style style:name="T62_251" style:family="text">
      <style:text-properties fo:font-size="12pt" style:font-size-asian="12pt" style:font-size-complex="12pt"/>
    </style:style>
    <style:style style:name="T62_252" style:family="text">
      <style:text-properties fo:font-size="12pt" style:font-size-asian="12pt" style:font-size-complex="12pt"/>
    </style:style>
    <style:style style:name="T62_253" style:family="text">
      <style:text-properties fo:font-size="12pt" style:font-size-asian="12pt" style:font-size-complex="12pt"/>
    </style:style>
    <style:style style:name="T62_254" style:family="text">
      <style:text-properties fo:font-size="12pt" style:font-size-asian="12pt" style:font-size-complex="12pt"/>
    </style:style>
    <style:style style:name="T62_255" style:family="text">
      <style:text-properties fo:font-size="12pt" style:font-size-asian="12pt" style:font-size-complex="12pt"/>
    </style:style>
    <style:style style:name="T62_256" style:family="text">
      <style:text-properties fo:font-size="12pt" style:font-size-asian="12pt" style:font-size-complex="12pt"/>
    </style:style>
    <style:style style:name="T62_257" style:family="text">
      <style:text-properties fo:font-size="12pt" style:font-size-asian="12pt" style:font-size-complex="12pt"/>
    </style:style>
    <style:style style:name="T62_258" style:family="text">
      <style:text-properties fo:font-size="12pt" style:font-size-asian="12pt" style:font-size-complex="12pt"/>
    </style:style>
    <style:style style:name="T62_259" style:family="text">
      <style:text-properties fo:font-size="12pt" style:font-size-asian="12pt" style:font-size-complex="12pt"/>
    </style:style>
    <style:style style:name="T62_260" style:family="text">
      <style:text-properties fo:font-size="12pt" style:font-size-asian="12pt" style:font-size-complex="12pt"/>
    </style:style>
    <style:style style:name="T62_261" style:family="text">
      <style:text-properties fo:font-size="12pt" style:font-size-asian="12pt" style:font-size-complex="12pt"/>
    </style:style>
    <style:style style:name="T62_262" style:family="text">
      <style:text-properties fo:font-size="12pt" style:font-size-asian="12pt" style:font-size-complex="12pt"/>
    </style:style>
    <style:style style:name="T62_263" style:family="text">
      <style:text-properties fo:font-size="12pt" style:font-size-asian="12pt" style:font-size-complex="12pt"/>
    </style:style>
    <style:style style:name="T62_264" style:family="text">
      <style:text-properties fo:font-size="12pt" style:font-size-asian="12pt" style:font-size-complex="12pt"/>
    </style:style>
    <style:style style:name="T62_265" style:family="text">
      <style:text-properties fo:font-size="12pt" style:font-size-asian="12pt" style:font-size-complex="12pt"/>
    </style:style>
    <style:style style:name="T62_266" style:family="text">
      <style:text-properties fo:font-size="12pt" style:font-size-asian="12pt" style:font-size-complex="12pt"/>
    </style:style>
    <style:style style:name="T62_267" style:family="text">
      <style:text-properties fo:font-size="12pt" style:font-size-asian="12pt" style:font-size-complex="12pt"/>
    </style:style>
    <style:style style:name="T62_268" style:family="text">
      <style:text-properties fo:font-size="12pt" style:font-size-asian="12pt" style:font-size-complex="12pt"/>
    </style:style>
    <style:style style:name="T62_269" style:family="text">
      <style:text-properties fo:font-size="12pt" style:font-size-asian="12pt" style:font-size-complex="12pt"/>
    </style:style>
    <style:style style:name="T62_270" style:family="text">
      <style:text-properties fo:font-size="12pt" style:font-size-asian="12pt" style:font-size-complex="12pt"/>
    </style:style>
    <style:style style:name="T62_271" style:family="text">
      <style:text-properties fo:font-size="12pt" style:font-size-asian="12pt" style:font-size-complex="12pt"/>
    </style:style>
    <style:style style:name="T62_272" style:family="text">
      <style:text-properties fo:font-size="12pt" style:font-size-asian="12pt" style:font-size-complex="12pt"/>
    </style:style>
    <style:style style:name="T62_273" style:family="text">
      <style:text-properties fo:font-size="12pt" style:font-size-asian="12pt" style:font-size-complex="12pt"/>
    </style:style>
    <style:style style:name="T62_274" style:family="text">
      <style:text-properties fo:font-size="12pt" style:font-size-asian="12pt" style:font-size-complex="12pt"/>
    </style:style>
    <style:style style:name="T62_275" style:family="text">
      <style:text-properties fo:font-size="12pt" style:font-size-asian="12pt" style:font-size-complex="12pt"/>
    </style:style>
    <style:style style:name="T62_276" style:family="text">
      <style:text-properties fo:font-size="12pt" style:font-size-asian="12pt" style:font-size-complex="12pt"/>
    </style:style>
    <style:style style:name="T62_277" style:family="text">
      <style:text-properties fo:font-size="12pt" style:font-size-asian="12pt" style:font-size-complex="12pt"/>
    </style:style>
    <style:style style:name="T62_278" style:family="text">
      <style:text-properties fo:font-size="12pt" style:font-size-asian="12pt" style:font-size-complex="12pt"/>
    </style:style>
    <style:style style:name="T62_279" style:family="text">
      <style:text-properties fo:font-style="italic" style:font-style-asian="italic" style:font-style-complex="italic" fo:font-size="12pt" style:font-size-asian="12pt" style:font-size-complex="12pt"/>
    </style:style>
    <style:style style:name="T62_280" style:family="text">
      <style:text-properties fo:font-size="12pt" style:font-size-asian="12pt" style:font-size-complex="12pt"/>
    </style:style>
    <style:style style:name="T62_281" style:family="text">
      <style:text-properties fo:font-size="12pt" style:font-size-asian="12pt" style:font-size-complex="12pt"/>
    </style:style>
    <style:style style:name="T62_282" style:family="text">
      <style:text-properties fo:font-size="12pt" style:font-size-asian="12pt" style:font-size-complex="12pt"/>
    </style:style>
    <style:style style:name="T62_283" style:family="text">
      <style:text-properties fo:font-size="12pt" style:font-size-asian="12pt" style:font-size-complex="12pt"/>
    </style:style>
    <style:style style:name="T62_284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text-indent="1.27cm" fo:line-height="150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3_36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text-indent="1.27cm" fo:line-height="150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T64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_26" style:family="text">
      <style:text-properties fo:font-size="12pt" style:font-size-asian="12pt" style:font-size-complex="12pt"/>
    </style:style>
    <style:style style:name="T64_27" style:family="text">
      <style:text-properties fo:font-size="12pt" style:font-size-asian="12pt" style:font-size-complex="12pt"/>
    </style:style>
    <style:style style:name="T64_28" style:family="text">
      <style:text-properties fo:font-size="12pt" style:font-size-asian="12pt" style:font-size-complex="12pt"/>
    </style:style>
    <style:style style:name="T64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_30" style:family="text">
      <style:text-properties fo:font-size="12pt" style:font-size-asian="12pt" style:font-size-complex="12pt"/>
    </style:style>
    <style:style style:name="T64_31" style:family="text">
      <style:text-properties fo:font-size="12pt" style:font-size-asian="12pt" style:font-size-complex="12pt"/>
    </style:style>
    <style:style style:name="T64_32" style:family="text">
      <style:text-properties fo:font-size="12pt" style:font-size-asian="12pt" style:font-size-complex="12pt"/>
    </style:style>
    <style:style style:name="T64_33" style:family="text">
      <style:text-properties fo:font-size="12pt" style:font-size-asian="12pt" style:font-size-complex="12pt"/>
    </style:style>
    <style:style style:name="T64_34" style:family="text">
      <style:text-properties fo:font-size="12pt" style:font-size-asian="12pt" style:font-size-complex="12pt"/>
    </style:style>
    <style:style style:name="T64_35" style:family="text">
      <style:text-properties fo:font-size="12pt" style:font-size-asian="12pt" style:font-size-complex="12pt"/>
    </style:style>
    <style:style style:name="T64_36" style:family="text">
      <style:text-properties fo:font-size="12pt" style:font-size-asian="12pt" style:font-size-complex="12pt"/>
    </style:style>
    <style:style style:name="T64_37" style:family="text">
      <style:text-properties fo:font-size="12pt" style:font-size-asian="12pt" style:font-size-complex="12pt"/>
    </style:style>
    <style:style style:name="T64_38" style:family="text">
      <style:text-properties fo:font-size="12pt" style:font-size-asian="12pt" style:font-size-complex="12pt"/>
    </style:style>
    <style:style style:name="T64_39" style:family="text">
      <style:text-properties fo:font-size="12pt" style:font-size-asian="12pt" style:font-size-complex="12pt"/>
    </style:style>
    <style:style style:name="T64_40" style:family="text">
      <style:text-properties fo:font-size="12pt" style:font-size-asian="12pt" style:font-size-complex="12pt"/>
    </style:style>
    <style:style style:name="T64_41" style:family="text">
      <style:text-properties fo:font-size="12pt" style:font-size-asian="12pt" style:font-size-complex="12pt"/>
    </style:style>
    <style:style style:name="T64_42" style:family="text">
      <style:text-properties fo:font-size="12pt" style:font-size-asian="12pt" style:font-size-complex="12pt"/>
    </style:style>
    <style:style style:name="T64_43" style:family="text">
      <style:text-properties fo:font-size="12pt" style:font-size-asian="12pt" style:font-size-complex="12pt"/>
    </style:style>
    <style:style style:name="T64_44" style:family="text">
      <style:text-properties fo:font-size="12pt" style:font-size-asian="12pt" style:font-size-complex="12pt"/>
    </style:style>
    <style:style style:name="T64_45" style:family="text">
      <style:text-properties fo:font-size="12pt" style:font-size-asian="12pt" style:font-size-complex="12pt"/>
    </style:style>
    <style:style style:name="T64_46" style:family="text">
      <style:text-properties fo:font-size="12pt" style:font-size-asian="12pt" style:font-size-complex="12pt"/>
    </style:style>
    <style:style style:name="T64_47" style:family="text">
      <style:text-properties fo:font-size="12pt" style:font-size-asian="12pt" style:font-size-complex="12pt"/>
    </style:style>
    <style:style style:name="T64_48" style:family="text">
      <style:text-properties fo:font-size="12pt" style:font-size-asian="12pt" style:font-size-complex="12pt"/>
    </style:style>
    <style:style style:name="T64_49" style:family="text">
      <style:text-properties fo:font-size="12pt" style:font-size-asian="12pt" style:font-size-complex="12pt"/>
    </style:style>
    <style:style style:name="T64_50" style:family="text">
      <style:text-properties fo:font-size="12pt" style:font-size-asian="12pt" style:font-size-complex="12pt"/>
    </style:style>
    <style:style style:name="T64_51" style:family="text">
      <style:text-properties fo:font-size="12pt" style:font-size-asian="12pt" style:font-size-complex="12pt"/>
    </style:style>
    <style:style style:name="T64_52" style:family="text">
      <style:text-properties fo:font-size="12pt" style:font-size-asian="12pt" style:font-size-complex="12pt"/>
    </style:style>
    <style:style style:name="T64_53" style:family="text">
      <style:text-properties fo:font-size="12pt" style:font-size-asian="12pt" style:font-size-complex="12pt"/>
    </style:style>
    <style:style style:name="T64_54" style:family="text">
      <style:text-properties fo:font-size="12pt" style:font-size-asian="12pt" style:font-size-complex="12pt"/>
    </style:style>
    <style:style style:name="T64_55" style:family="text">
      <style:text-properties fo:font-size="12pt" style:font-size-asian="12pt" style:font-size-complex="12pt"/>
    </style:style>
    <style:style style:name="T64_56" style:family="text">
      <style:text-properties fo:font-size="12pt" style:font-size-asian="12pt" style:font-size-complex="12pt"/>
    </style:style>
    <style:style style:name="T64_57" style:family="text">
      <style:text-properties fo:font-size="12pt" style:font-size-asian="12pt" style:font-size-complex="12pt"/>
    </style:style>
    <style:style style:name="T64_58" style:family="text">
      <style:text-properties fo:font-size="12pt" style:font-size-asian="12pt" style:font-size-complex="12pt"/>
    </style:style>
    <style:style style:name="T64_59" style:family="text">
      <style:text-properties fo:font-size="12pt" style:font-size-asian="12pt" style:font-size-complex="12pt"/>
    </style:style>
    <style:style style:name="T64_60" style:family="text">
      <style:text-properties fo:font-size="12pt" style:font-size-asian="12pt" style:font-size-complex="12pt"/>
    </style:style>
    <style:style style:name="T64_61" style:family="text">
      <style:text-properties fo:font-size="12pt" style:font-size-asian="12pt" style:font-size-complex="12pt"/>
    </style:style>
    <style:style style:name="T64_62" style:family="text">
      <style:text-properties fo:font-size="12pt" style:font-size-asian="12pt" style:font-size-complex="12pt"/>
    </style:style>
    <style:style style:name="T64_63" style:family="text">
      <style:text-properties fo:font-style="italic" style:font-style-asian="italic" style:font-style-complex="italic" fo:font-size="12pt" style:font-size-asian="12pt" style:font-size-complex="12pt"/>
    </style:style>
    <style:style style:name="T64_64" style:family="text">
      <style:text-properties fo:font-size="12pt" style:font-size-asian="12pt" style:font-size-complex="12pt"/>
    </style:style>
    <style:style style:name="T64_65" style:family="text">
      <style:text-properties fo:font-size="12pt" style:font-size-asian="12pt" style:font-size-complex="12pt"/>
    </style:style>
    <style:style style:name="T64_66" style:family="text">
      <style:text-properties fo:font-size="12pt" style:font-size-asian="12pt" style:font-size-complex="12pt"/>
    </style:style>
    <style:style style:name="T64_67" style:family="text">
      <style:text-properties fo:font-size="12pt" style:font-size-asian="12pt" style:font-size-complex="12pt"/>
    </style:style>
    <style:style style:name="T64_68" style:family="text">
      <style:text-properties fo:font-size="12pt" style:font-size-asian="12pt" style:font-size-complex="12pt"/>
    </style:style>
    <style:style style:name="T64_69" style:family="text">
      <style:text-properties fo:font-size="12pt" style:font-size-asian="12pt" style:font-size-complex="12pt"/>
    </style:style>
    <style:style style:name="T64_70" style:family="text">
      <style:text-properties fo:font-size="12pt" style:font-size-asian="12pt" style:font-size-complex="12pt"/>
    </style:style>
    <style:style style:name="T64_71" style:family="text">
      <style:text-properties fo:font-size="12pt" style:font-size-asian="12pt" style:font-size-complex="12pt"/>
    </style:style>
    <style:style style:name="T64_72" style:family="text">
      <style:text-properties fo:font-size="12pt" style:font-size-asian="12pt" style:font-size-complex="12pt"/>
    </style:style>
    <style:style style:name="T64_73" style:family="text">
      <style:text-properties fo:font-size="12pt" style:font-size-asian="12pt" style:font-size-complex="12pt"/>
    </style:style>
    <style:style style:name="T64_74" style:family="text">
      <style:text-properties fo:font-size="12pt" style:font-size-asian="12pt" style:font-size-complex="12pt"/>
    </style:style>
    <style:style style:name="T64_75" style:family="text">
      <style:text-properties fo:font-size="12pt" style:font-size-asian="12pt" style:font-size-complex="12pt"/>
    </style:style>
    <style:style style:name="T64_76" style:family="text">
      <style:text-properties fo:font-size="12pt" style:font-size-asian="12pt" style:font-size-complex="12pt"/>
    </style:style>
    <style:style style:name="T64_77" style:family="text">
      <style:text-properties fo:font-size="12pt" style:font-size-asian="12pt" style:font-size-complex="12pt"/>
    </style:style>
    <style:style style:name="T64_78" style:family="text">
      <style:text-properties fo:font-size="12pt" style:font-size-asian="12pt" style:font-size-complex="12pt"/>
    </style:style>
    <style:style style:name="T64_79" style:family="text">
      <style:text-properties fo:font-size="12pt" style:font-size-asian="12pt" style:font-size-complex="12pt"/>
    </style:style>
    <style:style style:name="T64_80" style:family="text">
      <style:text-properties fo:font-size="12pt" style:font-size-asian="12pt" style:font-size-complex="12pt"/>
    </style:style>
    <style:style style:name="T64_81" style:family="text">
      <style:text-properties fo:font-size="12pt" style:font-size-asian="12pt" style:font-size-complex="12pt"/>
    </style:style>
    <style:style style:name="T64_82" style:family="text">
      <style:text-properties fo:font-size="12pt" style:font-size-asian="12pt" style:font-size-complex="12pt"/>
    </style:style>
    <style:style style:name="T64_83" style:family="text">
      <style:text-properties fo:font-size="12pt" style:font-size-asian="12pt" style:font-size-complex="12pt"/>
    </style:style>
    <style:style style:name="T64_84" style:family="text">
      <style:text-properties fo:font-size="12pt" style:font-size-asian="12pt" style:font-size-complex="12pt"/>
    </style:style>
    <style:style style:name="T64_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_86" style:family="text">
      <style:text-properties fo:font-size="12pt" style:font-size-asian="12pt" style:font-size-complex="12pt"/>
    </style:style>
    <style:style style:name="T64_87" style:family="text">
      <style:text-properties fo:font-size="12pt" style:font-size-asian="12pt" style:font-size-complex="12pt"/>
    </style:style>
    <style:style style:name="T64_88" style:family="text">
      <style:text-properties fo:font-size="12pt" style:font-size-asian="12pt" style:font-size-complex="12pt"/>
    </style:style>
    <style:style style:name="T64_89" style:family="text">
      <style:text-properties fo:font-size="12pt" style:font-size-asian="12pt" style:font-size-complex="12pt"/>
    </style:style>
    <style:style style:name="T64_90" style:family="text">
      <style:text-properties fo:font-size="12pt" style:font-size-asian="12pt" style:font-size-complex="12pt"/>
    </style:style>
    <style:style style:name="T64_91" style:family="text">
      <style:text-properties fo:font-size="12pt" style:font-size-asian="12pt" style:font-size-complex="12pt"/>
    </style:style>
    <style:style style:name="T64_92" style:family="text">
      <style:text-properties fo:font-size="12pt" style:font-size-asian="12pt" style:font-size-complex="12pt"/>
    </style:style>
    <style:style style:name="T64_93" style:family="text">
      <style:text-properties fo:font-size="12pt" style:font-size-asian="12pt" style:font-size-complex="12pt"/>
    </style:style>
    <style:style style:name="T64_94" style:family="text">
      <style:text-properties fo:font-size="12pt" style:font-size-asian="12pt" style:font-size-complex="12pt"/>
    </style:style>
    <style:style style:name="T64_95" style:family="text">
      <style:text-properties fo:font-size="12pt" style:font-size-asian="12pt" style:font-size-complex="12pt"/>
    </style:style>
    <style:style style:name="T64_96" style:family="text">
      <style:text-properties fo:font-size="12pt" style:font-size-asian="12pt" style:font-size-complex="12pt"/>
    </style:style>
    <style:style style:name="T64_97" style:family="text">
      <style:text-properties fo:font-size="12pt" style:font-size-asian="12pt" style:font-size-complex="12pt"/>
    </style:style>
    <style:style style:name="T64_98" style:family="text">
      <style:text-properties fo:font-size="12pt" style:font-size-asian="12pt" style:font-size-complex="12pt"/>
    </style:style>
    <style:style style:name="T64_99" style:family="text">
      <style:text-properties fo:font-size="12pt" style:font-size-asian="12pt" style:font-size-complex="12pt"/>
    </style:style>
    <style:style style:name="T64_100" style:family="text">
      <style:text-properties fo:font-size="12pt" style:font-size-asian="12pt" style:font-size-complex="12pt"/>
    </style:style>
    <style:style style:name="T64_101" style:family="text">
      <style:text-properties fo:font-size="12pt" style:font-size-asian="12pt" style:font-size-complex="12pt"/>
    </style:style>
    <style:style style:name="T64_102" style:family="text">
      <style:text-properties fo:font-size="12pt" style:font-size-asian="12pt" style:font-size-complex="12pt"/>
    </style:style>
    <style:style style:name="T64_103" style:family="text">
      <style:text-properties fo:font-size="12pt" style:font-size-asian="12pt" style:font-size-complex="12pt"/>
    </style:style>
    <style:style style:name="T64_104" style:family="text">
      <style:text-properties fo:font-size="12pt" style:font-size-asian="12pt" style:font-size-complex="12pt"/>
    </style:style>
    <style:style style:name="T64_105" style:family="text">
      <style:text-properties fo:font-size="12pt" style:font-size-asian="12pt" style:font-size-complex="12pt"/>
    </style:style>
    <style:style style:name="T64_106" style:family="text">
      <style:text-properties fo:font-size="12pt" style:font-size-asian="12pt" style:font-size-complex="12pt"/>
    </style:style>
    <style:style style:name="T64_107" style:family="text">
      <style:text-properties fo:font-style="italic" style:font-style-asian="italic" style:font-style-complex="italic" fo:font-size="12pt" style:font-size-asian="12pt" style:font-size-complex="12pt"/>
    </style:style>
    <style:style style:name="T64_108" style:family="text">
      <style:text-properties fo:font-size="12pt" style:font-size-asian="12pt" style:font-size-complex="12pt"/>
    </style:style>
    <style:style style:name="T64_109" style:family="text">
      <style:text-properties fo:font-size="12pt" style:font-size-asian="12pt" style:font-size-complex="12pt"/>
    </style:style>
    <style:style style:name="T64_110" style:family="text">
      <style:text-properties fo:font-size="12pt" style:font-size-asian="12pt" style:font-size-complex="12pt"/>
    </style:style>
    <style:style style:name="T64_111" style:family="text">
      <style:text-properties fo:font-size="12pt" style:font-size-asian="12pt" style:font-size-complex="12pt"/>
    </style:style>
    <style:style style:name="T64_112" style:family="text">
      <style:text-properties fo:font-size="12pt" style:font-size-asian="12pt" style:font-size-complex="12pt"/>
    </style:style>
    <style:style style:name="T64_113" style:family="text">
      <style:text-properties fo:font-size="12pt" style:font-size-asian="12pt" style:font-size-complex="12pt"/>
    </style:style>
    <style:style style:name="T64_114" style:family="text">
      <style:text-properties fo:font-size="12pt" style:font-size-asian="12pt" style:font-size-complex="12pt"/>
    </style:style>
    <style:style style:name="T64_115" style:family="text">
      <style:text-properties fo:font-size="12pt" style:font-size-asian="12pt" style:font-size-complex="12pt"/>
    </style:style>
    <style:style style:name="T64_116" style:family="text">
      <style:text-properties fo:font-size="12pt" style:font-size-asian="12pt" style:font-size-complex="12pt"/>
    </style:style>
    <style:style style:name="T64_117" style:family="text">
      <style:text-properties fo:font-size="12pt" style:font-size-asian="12pt" style:font-size-complex="12pt"/>
    </style:style>
    <style:style style:name="T64_118" style:family="text">
      <style:text-properties fo:font-size="12pt" style:font-size-asian="12pt" style:font-size-complex="12pt"/>
    </style:style>
    <style:style style:name="T64_119" style:family="text">
      <style:text-properties fo:font-size="12pt" style:font-size-asian="12pt" style:font-size-complex="12pt"/>
    </style:style>
    <style:style style:name="T64_120" style:family="text">
      <style:text-properties fo:font-size="12pt" style:font-size-asian="12pt" style:font-size-complex="12pt"/>
    </style:style>
    <style:style style:name="T64_121" style:family="text">
      <style:text-properties fo:font-size="12pt" style:font-size-asian="12pt" style:font-size-complex="12pt"/>
    </style:style>
    <style:style style:name="T64_122" style:family="text">
      <style:text-properties fo:font-size="12pt" style:font-size-asian="12pt" style:font-size-complex="12pt"/>
    </style:style>
    <style:style style:name="T64_123" style:family="text">
      <style:text-properties fo:font-size="12pt" style:font-size-asian="12pt" style:font-size-complex="12pt"/>
    </style:style>
    <style:style style:name="T64_124" style:family="text">
      <style:text-properties fo:font-size="12pt" style:font-size-asian="12pt" style:font-size-complex="12pt"/>
    </style:style>
    <style:style style:name="T64_125" style:family="text">
      <style:text-properties fo:font-size="12pt" style:font-size-asian="12pt" style:font-size-complex="12pt"/>
    </style:style>
    <style:style style:name="T64_126" style:family="text">
      <style:text-properties fo:font-size="12pt" style:font-size-asian="12pt" style:font-size-complex="12pt"/>
    </style:style>
    <style:style style:name="T64_127" style:family="text">
      <style:text-properties fo:font-size="12pt" style:font-size-asian="12pt" style:font-size-complex="12pt"/>
    </style:style>
    <style:style style:name="T64_128" style:family="text">
      <style:text-properties fo:font-size="12pt" style:font-size-asian="12pt" style:font-size-complex="12pt"/>
    </style:style>
    <style:style style:name="T64_129" style:family="text">
      <style:text-properties fo:font-size="12pt" style:font-size-asian="12pt" style:font-size-complex="12pt"/>
    </style:style>
    <style:style style:name="T64_130" style:family="text">
      <style:text-properties fo:font-size="12pt" style:font-size-asian="12pt" style:font-size-complex="12pt"/>
    </style:style>
    <style:style style:name="T64_131" style:family="text">
      <style:text-properties fo:font-size="12pt" style:font-size-asian="12pt" style:font-size-complex="12pt"/>
    </style:style>
    <style:style style:name="T64_132" style:family="text">
      <style:text-properties fo:font-size="12pt" style:font-size-asian="12pt" style:font-size-complex="12pt"/>
    </style:style>
    <style:style style:name="T64_133" style:family="text">
      <style:text-properties fo:font-size="12pt" style:font-size-asian="12pt" style:font-size-complex="12pt"/>
    </style:style>
    <style:style style:name="T64_134" style:family="text">
      <style:text-properties fo:font-size="12pt" style:font-size-asian="12pt" style:font-size-complex="12pt"/>
    </style:style>
    <style:style style:name="T64_135" style:family="text">
      <style:text-properties fo:font-size="12pt" style:font-size-asian="12pt" style:font-size-complex="12pt"/>
    </style:style>
    <style:style style:name="T64_136" style:family="text">
      <style:text-properties fo:font-size="12pt" style:font-size-asian="12pt" style:font-size-complex="12pt"/>
    </style:style>
    <style:style style:name="T64_137" style:family="text">
      <style:text-properties fo:font-size="12pt" style:font-size-asian="12pt" style:font-size-complex="12pt"/>
    </style:style>
    <style:style style:name="T64_138" style:family="text">
      <style:text-properties fo:font-size="12pt" style:font-size-asian="12pt" style:font-size-complex="12pt"/>
    </style:style>
    <style:style style:name="T64_139" style:family="text">
      <style:text-properties fo:font-size="12pt" style:font-size-asian="12pt" style:font-size-complex="12pt"/>
    </style:style>
    <style:style style:name="T64_140" style:family="text">
      <style:text-properties fo:font-size="12pt" style:font-size-asian="12pt" style:font-size-complex="12pt"/>
    </style:style>
    <style:style style:name="T64_141" style:family="text">
      <style:text-properties fo:font-size="12pt" style:font-size-asian="12pt" style:font-size-complex="12pt"/>
    </style:style>
    <style:style style:name="T64_142" style:family="text">
      <style:text-properties fo:font-size="12pt" style:font-size-asian="12pt" style:font-size-complex="12pt"/>
    </style:style>
    <style:style style:name="T64_143" style:family="text">
      <style:text-properties fo:font-size="12pt" style:font-size-asian="12pt" style:font-size-complex="12pt"/>
    </style:style>
    <style:style style:name="T64_144" style:family="text">
      <style:text-properties fo:font-size="12pt" style:font-size-asian="12pt" style:font-size-complex="12pt"/>
    </style:style>
    <style:style style:name="T64_145" style:family="text">
      <style:text-properties fo:font-size="12pt" style:font-size-asian="12pt" style:font-size-complex="12pt"/>
    </style:style>
    <style:style style:name="T64_146" style:family="text">
      <style:text-properties fo:font-size="12pt" style:font-size-asian="12pt" style:font-size-complex="12pt"/>
    </style:style>
    <style:style style:name="T64_147" style:family="text">
      <style:text-properties fo:font-size="12pt" style:font-size-asian="12pt" style:font-size-complex="12pt"/>
    </style:style>
    <style:style style:name="T64_148" style:family="text">
      <style:text-properties fo:font-size="12pt" style:font-size-asian="12pt" style:font-size-complex="12pt"/>
    </style:style>
    <style:style style:name="T64_149" style:family="text">
      <style:text-properties fo:font-size="12pt" style:font-size-asian="12pt" style:font-size-complex="12pt"/>
    </style:style>
    <style:style style:name="T64_150" style:family="text">
      <style:text-properties fo:font-size="12pt" style:font-size-asian="12pt" style:font-size-complex="12pt"/>
    </style:style>
    <style:style style:name="T64_151" style:family="text">
      <style:text-properties fo:font-size="12pt" style:font-size-asian="12pt" style:font-size-complex="12pt"/>
    </style:style>
    <style:style style:name="T64_152" style:family="text">
      <style:text-properties fo:font-size="12pt" style:font-size-asian="12pt" style:font-size-complex="12pt"/>
    </style:style>
    <style:style style:name="T64_153" style:family="text">
      <style:text-properties fo:font-size="12pt" style:font-size-asian="12pt" style:font-size-complex="12pt"/>
    </style:style>
    <style:style style:name="T64_154" style:family="text">
      <style:text-properties fo:font-size="12pt" style:font-size-asian="12pt" style:font-size-complex="12pt"/>
    </style:style>
    <style:style style:name="T64_155" style:family="text">
      <style:text-properties fo:font-size="12pt" style:font-size-asian="12pt" style:font-size-complex="12pt"/>
    </style:style>
    <style:style style:name="T64_156" style:family="text">
      <style:text-properties fo:font-size="12pt" style:font-size-asian="12pt" style:font-size-complex="12pt"/>
    </style:style>
    <style:style style:name="T64_157" style:family="text">
      <style:text-properties fo:font-size="12pt" style:font-size-asian="12pt" style:font-size-complex="12pt"/>
    </style:style>
    <style:style style:name="T64_158" style:family="text">
      <style:text-properties fo:font-size="12pt" style:font-size-asian="12pt" style:font-size-complex="12pt"/>
    </style:style>
    <style:style style:name="T64_159" style:family="text">
      <style:text-properties fo:font-size="12pt" style:font-size-asian="12pt" style:font-size-complex="12pt"/>
    </style:style>
    <style:style style:name="T64_160" style:family="text">
      <style:text-properties fo:font-size="12pt" style:font-size-asian="12pt" style:font-size-complex="12pt"/>
    </style:style>
    <style:style style:name="T64_161" style:family="text">
      <style:text-properties fo:font-size="12pt" style:font-size-asian="12pt" style:font-size-complex="12pt"/>
    </style:style>
    <style:style style:name="T64_162" style:family="text">
      <style:text-properties fo:font-size="12pt" style:font-size-asian="12pt" style:font-size-complex="12pt"/>
    </style:style>
    <style:style style:name="T64_163" style:family="text">
      <style:text-properties fo:font-size="12pt" style:font-size-asian="12pt" style:font-size-complex="12pt"/>
    </style:style>
    <style:style style:name="T64_164" style:family="text">
      <style:text-properties fo:font-size="12pt" style:font-size-asian="12pt" style:font-size-complex="12pt"/>
    </style:style>
    <style:style style:name="T64_165" style:family="text">
      <style:text-properties fo:font-size="12pt" style:font-size-asian="12pt" style:font-size-complex="12pt"/>
    </style:style>
    <style:style style:name="T64_166" style:family="text">
      <style:text-properties fo:font-size="12pt" style:font-size-asian="12pt" style:font-size-complex="12pt"/>
    </style:style>
    <style:style style:name="T64_167" style:family="text">
      <style:text-properties fo:font-size="12pt" style:font-size-asian="12pt" style:font-size-complex="12pt"/>
    </style:style>
    <style:style style:name="T64_168" style:family="text">
      <style:text-properties fo:font-size="12pt" style:font-size-asian="12pt" style:font-size-complex="12pt"/>
    </style:style>
    <style:style style:name="T64_169" style:family="text">
      <style:text-properties fo:font-size="12pt" style:font-size-asian="12pt" style:font-size-complex="12pt"/>
    </style:style>
    <style:style style:name="T64_170" style:family="text">
      <style:text-properties fo:font-size="12pt" style:font-size-asian="12pt" style:font-size-complex="12pt"/>
    </style:style>
    <style:style style:name="T64_171" style:family="text">
      <style:text-properties fo:font-size="12pt" style:font-size-asian="12pt" style:font-size-complex="12pt"/>
    </style:style>
    <style:style style:name="T64_172" style:family="text">
      <style:text-properties fo:font-size="12pt" style:font-size-asian="12pt" style:font-size-complex="12pt"/>
    </style:style>
    <style:style style:name="T64_173" style:family="text">
      <style:text-properties fo:font-size="12pt" style:font-size-asian="12pt" style:font-size-complex="12pt"/>
    </style:style>
    <style:style style:name="T64_174" style:family="text">
      <style:text-properties fo:font-size="12pt" style:font-size-asian="12pt" style:font-size-complex="12pt"/>
    </style:style>
    <style:style style:name="T64_175" style:family="text">
      <style:text-properties fo:font-size="12pt" style:font-size-asian="12pt" style:font-size-complex="12pt"/>
    </style:style>
    <style:style style:name="T64_176" style:family="text">
      <style:text-properties fo:font-size="12pt" style:font-size-asian="12pt" style:font-size-complex="12pt"/>
    </style:style>
    <style:style style:name="T64_1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_1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4_179" style:family="text">
      <style:text-properties fo:font-size="12pt" style:font-size-asian="12pt" style:font-size-complex="12pt"/>
    </style:style>
    <style:style style:name="T64_180" style:family="text">
      <style:text-properties fo:font-size="12pt" style:font-size-asian="12pt" style:font-size-complex="12pt"/>
    </style:style>
    <style:style style:name="T64_181" style:family="text">
      <style:text-properties fo:font-size="12pt" style:font-size-asian="12pt" style:font-size-complex="12pt"/>
    </style:style>
    <style:style style:name="T64_182" style:family="text">
      <style:text-properties fo:font-size="12pt" style:font-size-asian="12pt" style:font-size-complex="12pt"/>
    </style:style>
    <style:style style:name="T64_183" style:family="text">
      <style:text-properties fo:font-size="12pt" style:font-size-asian="12pt" style:font-size-complex="12pt"/>
    </style:style>
    <style:style style:name="T64_184" style:family="text">
      <style:text-properties fo:font-size="12pt" style:font-size-asian="12pt" style:font-size-complex="12pt"/>
    </style:style>
    <style:style style:name="T64_185" style:family="text">
      <style:text-properties fo:font-size="12pt" style:font-size-asian="12pt" style:font-size-complex="12pt"/>
    </style:style>
    <style:style style:name="T64_186" style:family="text">
      <style:text-properties fo:font-size="12pt" style:font-size-asian="12pt" style:font-size-complex="12pt"/>
    </style:style>
    <style:style style:name="T64_187" style:family="text">
      <style:text-properties fo:font-size="12pt" style:font-size-asian="12pt" style:font-size-complex="12pt"/>
    </style:style>
    <style:style style:name="T64_188" style:family="text">
      <style:text-properties fo:font-size="12pt" style:font-size-asian="12pt" style:font-size-complex="12pt"/>
    </style:style>
    <style:style style:name="T64_189" style:family="text">
      <style:text-properties fo:font-size="12pt" style:font-size-asian="12pt" style:font-size-complex="12pt"/>
    </style:style>
    <style:style style:name="T64_190" style:family="text">
      <style:text-properties fo:font-size="12pt" style:font-size-asian="12pt" style:font-size-complex="12pt"/>
    </style:style>
    <style:style style:name="T64_191" style:family="text">
      <style:text-properties fo:font-style="italic" style:font-style-asian="italic" style:font-style-complex="italic" fo:font-size="12pt" style:font-size-asian="12pt" style:font-size-complex="12pt"/>
    </style:style>
    <style:style style:name="T64_192" style:family="text">
      <style:text-properties fo:font-size="12pt" style:font-size-asian="12pt" style:font-size-complex="12pt"/>
    </style:style>
    <style:style style:name="T64_193" style:family="text">
      <style:text-properties fo:font-size="12pt" style:font-size-asian="12pt" style:font-size-complex="12pt"/>
    </style:style>
    <style:style style:name="T64_194" style:family="text">
      <style:text-properties fo:font-size="12pt" style:font-size-asian="12pt" style:font-size-complex="12pt"/>
    </style:style>
    <style:style style:name="T64_195" style:family="text">
      <style:text-properties fo:font-size="12pt" style:font-size-asian="12pt" style:font-size-complex="12pt"/>
    </style:style>
    <style:style style:name="T64_196" style:family="text">
      <style:text-properties fo:font-size="12pt" style:font-size-asian="12pt" style:font-size-complex="12pt"/>
    </style:style>
    <style:style style:name="T64_197" style:family="text">
      <style:text-properties fo:font-size="12pt" style:font-size-asian="12pt" style:font-size-complex="12pt"/>
    </style:style>
    <style:style style:name="T64_198" style:family="text">
      <style:text-properties fo:font-size="12pt" style:font-size-asian="12pt" style:font-size-complex="12pt"/>
    </style:style>
    <style:style style:name="T64_199" style:family="text">
      <style:text-properties fo:font-size="12pt" style:font-size-asian="12pt" style:font-size-complex="12pt"/>
    </style:style>
    <style:style style:name="T64_200" style:family="text">
      <style:text-properties fo:font-size="12pt" style:font-size-asian="12pt" style:font-size-complex="12pt"/>
    </style:style>
    <style:style style:name="T64_201" style:family="text">
      <style:text-properties fo:font-size="12pt" style:font-size-asian="12pt" style:font-size-complex="12pt"/>
    </style:style>
    <style:style style:name="T64_202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text-indent="1.27cm" fo:line-height="150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T65_39" style:family="text">
      <style:text-properties fo:font-size="12pt" style:font-size-asian="12pt" style:font-size-complex="12pt"/>
    </style:style>
    <style:style style:name="T65_40" style:family="text">
      <style:text-properties fo:font-size="12pt" style:font-size-asian="12pt" style:font-size-complex="12pt"/>
    </style:style>
    <style:style style:name="T65_41" style:family="text">
      <style:text-properties fo:font-size="12pt" style:font-size-asian="12pt" style:font-size-complex="12pt"/>
    </style:style>
    <style:style style:name="T65_42" style:family="text">
      <style:text-properties fo:font-size="12pt" style:font-size-asian="12pt" style:font-size-complex="12pt"/>
    </style:style>
    <style:style style:name="T65_43" style:family="text">
      <style:text-properties fo:font-size="12pt" style:font-size-asian="12pt" style:font-size-complex="12pt"/>
    </style:style>
    <style:style style:name="T65_44" style:family="text">
      <style:text-properties fo:font-size="12pt" style:font-size-asian="12pt" style:font-size-complex="12pt"/>
    </style:style>
    <style:style style:name="T65_45" style:family="text">
      <style:text-properties fo:font-size="12pt" style:font-size-asian="12pt" style:font-size-complex="12pt"/>
    </style:style>
    <style:style style:name="T65_46" style:family="text">
      <style:text-properties fo:font-size="12pt" style:font-size-asian="12pt" style:font-size-complex="12pt"/>
    </style:style>
    <style:style style:name="T65_47" style:family="text">
      <style:text-properties fo:font-size="12pt" style:font-size-asian="12pt" style:font-size-complex="12pt"/>
    </style:style>
    <style:style style:name="T65_48" style:family="text">
      <style:text-properties fo:font-size="12pt" style:font-size-asian="12pt" style:font-size-complex="12pt"/>
    </style:style>
    <style:style style:name="T65_49" style:family="text">
      <style:text-properties fo:font-size="12pt" style:font-size-asian="12pt" style:font-size-complex="12pt"/>
    </style:style>
    <style:style style:name="T65_50" style:family="text">
      <style:text-properties fo:font-size="12pt" style:font-size-asian="12pt" style:font-size-complex="12pt"/>
    </style:style>
    <style:style style:name="T65_51" style:family="text">
      <style:text-properties fo:font-size="12pt" style:font-size-asian="12pt" style:font-size-complex="12pt"/>
    </style:style>
    <style:style style:name="T65_52" style:family="text">
      <style:text-properties fo:font-size="12pt" style:font-size-asian="12pt" style:font-size-complex="12pt"/>
    </style:style>
    <style:style style:name="T65_53" style:family="text">
      <style:text-properties fo:font-size="12pt" style:font-size-asian="12pt" style:font-size-complex="12pt"/>
    </style:style>
    <style:style style:name="T65_54" style:family="text">
      <style:text-properties fo:font-size="12pt" style:font-size-asian="12pt" style:font-size-complex="12pt"/>
    </style:style>
    <style:style style:name="T65_55" style:family="text">
      <style:text-properties fo:font-size="12pt" style:font-size-asian="12pt" style:font-size-complex="12pt"/>
    </style:style>
    <style:style style:name="T65_56" style:family="text">
      <style:text-properties fo:font-size="12pt" style:font-size-asian="12pt" style:font-size-complex="12pt"/>
    </style:style>
    <style:style style:name="T65_57" style:family="text">
      <style:text-properties fo:font-size="12pt" style:font-size-asian="12pt" style:font-size-complex="12pt"/>
    </style:style>
    <style:style style:name="T65_58" style:family="text">
      <style:text-properties fo:font-size="12pt" style:font-size-asian="12pt" style:font-size-complex="12pt"/>
    </style:style>
    <style:style style:name="T65_59" style:family="text">
      <style:text-properties fo:font-size="12pt" style:font-size-asian="12pt" style:font-size-complex="12pt"/>
    </style:style>
    <style:style style:name="T65_60" style:family="text">
      <style:text-properties fo:font-size="12pt" style:font-size-asian="12pt" style:font-size-complex="12pt"/>
    </style:style>
    <style:style style:name="T65_61" style:family="text">
      <style:text-properties fo:font-size="12pt" style:font-size-asian="12pt" style:font-size-complex="12pt"/>
    </style:style>
    <style:style style:name="T65_62" style:family="text">
      <style:text-properties fo:font-size="12pt" style:font-size-asian="12pt" style:font-size-complex="12pt"/>
    </style:style>
    <style:style style:name="T65_63" style:family="text">
      <style:text-properties fo:font-size="12pt" style:font-size-asian="12pt" style:font-size-complex="12pt"/>
    </style:style>
    <style:style style:name="T65_64" style:family="text">
      <style:text-properties fo:font-size="12pt" style:font-size-asian="12pt" style:font-size-complex="12pt"/>
    </style:style>
    <style:style style:name="T65_65" style:family="text">
      <style:text-properties fo:font-size="12pt" style:font-size-asian="12pt" style:font-size-complex="12pt"/>
    </style:style>
    <style:style style:name="T65_66" style:family="text">
      <style:text-properties fo:font-size="12pt" style:font-size-asian="12pt" style:font-size-complex="12pt"/>
    </style:style>
    <style:style style:name="T65_67" style:family="text">
      <style:text-properties fo:font-size="12pt" style:font-size-asian="12pt" style:font-size-complex="12pt"/>
    </style:style>
    <style:style style:name="T65_68" style:family="text">
      <style:text-properties fo:font-size="12pt" style:font-size-asian="12pt" style:font-size-complex="12pt"/>
    </style:style>
    <style:style style:name="T65_69" style:family="text">
      <style:text-properties fo:font-size="12pt" style:font-size-asian="12pt" style:font-size-complex="12pt"/>
    </style:style>
    <style:style style:name="T65_70" style:family="text">
      <style:text-properties fo:font-size="12pt" style:font-size-asian="12pt" style:font-size-complex="12pt"/>
    </style:style>
    <style:style style:name="T65_71" style:family="text">
      <style:text-properties fo:font-size="12pt" style:font-size-asian="12pt" style:font-size-complex="12pt"/>
    </style:style>
    <style:style style:name="T65_72" style:family="text">
      <style:text-properties fo:font-size="12pt" style:font-size-asian="12pt" style:font-size-complex="12pt"/>
    </style:style>
    <style:style style:name="T65_73" style:family="text">
      <style:text-properties fo:font-size="12pt" style:font-size-asian="12pt" style:font-size-complex="12pt"/>
    </style:style>
    <style:style style:name="T65_74" style:family="text">
      <style:text-properties fo:font-size="12pt" style:font-size-asian="12pt" style:font-size-complex="12pt"/>
    </style:style>
    <style:style style:name="T65_75" style:family="text">
      <style:text-properties fo:font-style="italic" style:font-style-asian="italic" style:font-style-complex="italic" fo:font-size="12pt" style:font-size-asian="12pt" style:font-size-complex="12pt"/>
    </style:style>
    <style:style style:name="T65_76" style:family="text">
      <style:text-properties fo:font-size="12pt" style:font-size-asian="12pt" style:font-size-complex="12pt"/>
    </style:style>
    <style:style style:name="T65_77" style:family="text">
      <style:text-properties fo:font-size="12pt" style:font-size-asian="12pt" style:font-size-complex="12pt"/>
    </style:style>
    <style:style style:name="T65_78" style:family="text">
      <style:text-properties fo:font-size="12pt" style:font-size-asian="12pt" style:font-size-complex="12pt"/>
    </style:style>
    <style:style style:name="T65_79" style:family="text">
      <style:text-properties fo:font-size="12pt" style:font-size-asian="12pt" style:font-size-complex="12pt"/>
    </style:style>
    <style:style style:name="T65_80" style:family="text">
      <style:text-properties fo:font-size="12pt" style:font-size-asian="12pt" style:font-size-complex="12pt"/>
    </style:style>
    <style:style style:name="T65_81" style:family="text">
      <style:text-properties fo:font-size="12pt" style:font-size-asian="12pt" style:font-size-complex="12pt"/>
    </style:style>
    <style:style style:name="T65_82" style:family="text">
      <style:text-properties fo:font-size="12pt" style:font-size-asian="12pt" style:font-size-complex="12pt"/>
    </style:style>
    <style:style style:name="T65_83" style:family="text">
      <style:text-properties fo:font-size="12pt" style:font-size-asian="12pt" style:font-size-complex="12pt"/>
    </style:style>
    <style:style style:name="T65_84" style:family="text">
      <style:text-properties fo:font-size="12pt" style:font-size-asian="12pt" style:font-size-complex="12pt"/>
    </style:style>
    <style:style style:name="T65_85" style:family="text">
      <style:text-properties fo:font-size="12pt" style:font-size-asian="12pt" style:font-size-complex="12pt"/>
    </style:style>
    <style:style style:name="T65_86" style:family="text">
      <style:text-properties fo:font-size="12pt" style:font-size-asian="12pt" style:font-size-complex="12pt"/>
    </style:style>
    <style:style style:name="T65_87" style:family="text">
      <style:text-properties fo:font-size="12pt" style:font-size-asian="12pt" style:font-size-complex="12pt"/>
    </style:style>
    <style:style style:name="T65_88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text-indent="1.27cm" fo:line-height="150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tyle="italic" style:font-style-asian="italic" style:font-style-complex="italic"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6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6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6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6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T66_78" style:family="text">
      <style:text-properties fo:font-size="12pt" style:font-size-asian="12pt" style:font-size-complex="12pt"/>
    </style:style>
    <style:style style:name="T66_79" style:family="text">
      <style:text-properties fo:font-size="12pt" style:font-size-asian="12pt" style:font-size-complex="12pt"/>
    </style:style>
    <style:style style:name="T66_80" style:family="text">
      <style:text-properties fo:font-size="12pt" style:font-size-asian="12pt" style:font-size-complex="12pt"/>
    </style:style>
    <style:style style:name="T66_81" style:family="text">
      <style:text-properties fo:font-size="12pt" style:font-size-asian="12pt" style:font-size-complex="12pt"/>
    </style:style>
    <style:style style:name="T66_82" style:family="text">
      <style:text-properties fo:font-size="12pt" style:font-size-asian="12pt" style:font-size-complex="12pt"/>
    </style:style>
    <style:style style:name="T66_83" style:family="text">
      <style:text-properties fo:font-size="12pt" style:font-size-asian="12pt" style:font-size-complex="12pt"/>
    </style:style>
    <style:style style:name="T66_84" style:family="text">
      <style:text-properties fo:font-size="12pt" style:font-size-asian="12pt" style:font-size-complex="12pt"/>
    </style:style>
    <style:style style:name="T66_85" style:family="text">
      <style:text-properties fo:font-size="12pt" style:font-size-asian="12pt" style:font-size-complex="12pt"/>
    </style:style>
    <style:style style:name="T66_86" style:family="text">
      <style:text-properties fo:font-size="12pt" style:font-size-asian="12pt" style:font-size-complex="12pt"/>
    </style:style>
    <style:style style:name="T66_87" style:family="text">
      <style:text-properties fo:font-size="12pt" style:font-size-asian="12pt" style:font-size-complex="12pt"/>
    </style:style>
    <style:style style:name="T66_88" style:family="text">
      <style:text-properties fo:font-size="12pt" style:font-size-asian="12pt" style:font-size-complex="12pt"/>
    </style:style>
    <style:style style:name="T66_89" style:family="text">
      <style:text-properties fo:font-size="12pt" style:font-size-asian="12pt" style:font-size-complex="12pt"/>
    </style:style>
    <style:style style:name="T66_90" style:family="text">
      <style:text-properties fo:font-size="12pt" style:font-size-asian="12pt" style:font-size-complex="12pt"/>
    </style:style>
    <style:style style:name="T66_91" style:family="text">
      <style:text-properties fo:font-size="12pt" style:font-size-asian="12pt" style:font-size-complex="12pt"/>
    </style:style>
    <style:style style:name="T66_92" style:family="text">
      <style:text-properties fo:font-size="12pt" style:font-size-asian="12pt" style:font-size-complex="12pt"/>
    </style:style>
    <style:style style:name="T66_93" style:family="text">
      <style:text-properties fo:font-size="12pt" style:font-size-asian="12pt" style:font-size-complex="12pt"/>
    </style:style>
    <style:style style:name="T66_94" style:family="text">
      <style:text-properties fo:font-size="12pt" style:font-size-asian="12pt" style:font-size-complex="12pt"/>
    </style:style>
    <style:style style:name="T66_95" style:family="text">
      <style:text-properties fo:font-size="12pt" style:font-size-asian="12pt" style:font-size-complex="12pt"/>
    </style:style>
    <style:style style:name="T66_96" style:family="text">
      <style:text-properties fo:font-size="12pt" style:font-size-asian="12pt" style:font-size-complex="12pt"/>
    </style:style>
    <style:style style:name="T66_97" style:family="text">
      <style:text-properties fo:font-size="12pt" style:font-size-asian="12pt" style:font-size-complex="12pt"/>
    </style:style>
    <style:style style:name="T66_98" style:family="text">
      <style:text-properties fo:font-size="12pt" style:font-size-asian="12pt" style:font-size-complex="12pt"/>
    </style:style>
    <style:style style:name="T66_99" style:family="text">
      <style:text-properties fo:font-size="12pt" style:font-size-asian="12pt" style:font-size-complex="12pt"/>
    </style:style>
    <style:style style:name="T66_100" style:family="text">
      <style:text-properties fo:font-size="12pt" style:font-size-asian="12pt" style:font-size-complex="12pt"/>
    </style:style>
    <style:style style:name="T66_101" style:family="text">
      <style:text-properties fo:font-size="12pt" style:font-size-asian="12pt" style:font-size-complex="12pt"/>
    </style:style>
    <style:style style:name="T66_102" style:family="text">
      <style:text-properties fo:font-size="12pt" style:font-size-asian="12pt" style:font-size-complex="12pt"/>
    </style:style>
    <style:style style:name="T66_103" style:family="text">
      <style:text-properties fo:font-size="12pt" style:font-size-asian="12pt" style:font-size-complex="12pt"/>
    </style:style>
    <style:style style:name="T66_104" style:family="text">
      <style:text-properties fo:font-size="12pt" style:font-size-asian="12pt" style:font-size-complex="12pt"/>
    </style:style>
    <style:style style:name="T66_105" style:family="text">
      <style:text-properties fo:font-size="12pt" style:font-size-asian="12pt" style:font-size-complex="12pt"/>
    </style:style>
    <style:style style:name="T66_106" style:family="text">
      <style:text-properties fo:font-size="12pt" style:font-size-asian="12pt" style:font-size-complex="12pt"/>
    </style:style>
    <style:style style:name="T66_107" style:family="text">
      <style:text-properties fo:font-size="12pt" style:font-size-asian="12pt" style:font-size-complex="12pt"/>
    </style:style>
    <style:style style:name="T66_108" style:family="text">
      <style:text-properties fo:font-size="12pt" style:font-size-asian="12pt" style:font-size-complex="12pt"/>
    </style:style>
    <style:style style:name="T66_109" style:family="text">
      <style:text-properties fo:font-size="12pt" style:font-size-asian="12pt" style:font-size-complex="12pt"/>
    </style:style>
    <style:style style:name="T66_110" style:family="text">
      <style:text-properties fo:font-size="12pt" style:font-size-asian="12pt" style:font-size-complex="12pt"/>
    </style:style>
    <style:style style:name="T66_111" style:family="text">
      <style:text-properties fo:font-size="12pt" style:font-size-asian="12pt" style:font-size-complex="12pt"/>
    </style:style>
    <style:style style:name="T66_112" style:family="text">
      <style:text-properties fo:font-size="12pt" style:font-size-asian="12pt" style:font-size-complex="12pt"/>
    </style:style>
    <style:style style:name="T66_113" style:family="text">
      <style:text-properties fo:font-size="12pt" style:font-size-asian="12pt" style:font-size-complex="12pt"/>
    </style:style>
    <style:style style:name="T66_114" style:family="text">
      <style:text-properties fo:font-size="12pt" style:font-size-asian="12pt" style:font-size-complex="12pt"/>
    </style:style>
    <style:style style:name="T66_115" style:family="text">
      <style:text-properties fo:font-size="12pt" style:font-size-asian="12pt" style:font-size-complex="12pt"/>
    </style:style>
    <style:style style:name="T66_116" style:family="text">
      <style:text-properties fo:font-size="12pt" style:font-size-asian="12pt" style:font-size-complex="12pt"/>
    </style:style>
    <style:style style:name="T66_117" style:family="text">
      <style:text-properties fo:font-size="12pt" style:font-size-asian="12pt" style:font-size-complex="12pt"/>
    </style:style>
    <style:style style:name="T66_118" style:family="text">
      <style:text-properties fo:font-size="12pt" style:font-size-asian="12pt" style:font-size-complex="12pt"/>
    </style:style>
    <style:style style:name="T66_119" style:family="text">
      <style:text-properties fo:font-size="12pt" style:font-size-asian="12pt" style:font-size-complex="12pt"/>
    </style:style>
    <style:style style:name="T66_120" style:family="text">
      <style:text-properties fo:font-size="12pt" style:font-size-asian="12pt" style:font-size-complex="12pt"/>
    </style:style>
    <style:style style:name="T66_121" style:family="text">
      <style:text-properties fo:font-size="12pt" style:font-size-asian="12pt" style:font-size-complex="12pt"/>
    </style:style>
    <style:style style:name="T66_122" style:family="text">
      <style:text-properties fo:font-size="12pt" style:font-size-asian="12pt" style:font-size-complex="12pt"/>
    </style:style>
    <style:style style:name="T66_123" style:family="text">
      <style:text-properties fo:font-size="12pt" style:font-size-asian="12pt" style:font-size-complex="12pt"/>
    </style:style>
    <style:style style:name="T66_124" style:family="text">
      <style:text-properties fo:font-size="12pt" style:font-size-asian="12pt" style:font-size-complex="12pt"/>
    </style:style>
    <style:style style:name="T66_125" style:family="text">
      <style:text-properties fo:font-size="12pt" style:font-size-asian="12pt" style:font-size-complex="12pt"/>
    </style:style>
    <style:style style:name="T66_126" style:family="text">
      <style:text-properties fo:font-size="12pt" style:font-size-asian="12pt" style:font-size-complex="12pt"/>
    </style:style>
    <style:style style:name="T66_127" style:family="text">
      <style:text-properties fo:font-size="12pt" style:font-size-asian="12pt" style:font-size-complex="12pt"/>
    </style:style>
    <style:style style:name="T66_128" style:family="text">
      <style:text-properties fo:font-size="12pt" style:font-size-asian="12pt" style:font-size-complex="12pt"/>
    </style:style>
    <style:style style:name="T66_129" style:family="text">
      <style:text-properties fo:font-size="12pt" style:font-size-asian="12pt" style:font-size-complex="12pt"/>
    </style:style>
    <style:style style:name="T66_130" style:family="text">
      <style:text-properties fo:font-size="12pt" style:font-size-asian="12pt" style:font-size-complex="12pt"/>
    </style:style>
    <style:style style:name="T66_1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3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36" style:family="text">
      <style:text-properties fo:font-size="12pt" style:font-size-asian="12pt" style:font-size-complex="12pt"/>
    </style:style>
    <style:style style:name="T66_137" style:family="text">
      <style:text-properties fo:font-size="12pt" style:font-size-asian="12pt" style:font-size-complex="12pt"/>
    </style:style>
    <style:style style:name="T66_138" style:family="text">
      <style:text-properties fo:font-size="12pt" style:font-size-asian="12pt" style:font-size-complex="12pt"/>
    </style:style>
    <style:style style:name="T66_1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4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4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4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4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144" style:family="text">
      <style:text-properties fo:font-size="12pt" style:font-size-asian="12pt" style:font-size-complex="12pt"/>
    </style:style>
    <style:style style:name="T66_145" style:family="text">
      <style:text-properties fo:font-size="12pt" style:font-size-asian="12pt" style:font-size-complex="12pt"/>
    </style:style>
    <style:style style:name="T66_146" style:family="text">
      <style:text-properties fo:font-size="12pt" style:font-size-asian="12pt" style:font-size-complex="12pt"/>
    </style:style>
    <style:style style:name="T66_147" style:family="text">
      <style:text-properties fo:font-size="12pt" style:font-size-asian="12pt" style:font-size-complex="12pt"/>
    </style:style>
    <style:style style:name="T66_148" style:family="text">
      <style:text-properties fo:font-size="12pt" style:font-size-asian="12pt" style:font-size-complex="12pt"/>
    </style:style>
    <style:style style:name="T66_149" style:family="text">
      <style:text-properties fo:font-size="12pt" style:font-size-asian="12pt" style:font-size-complex="12pt"/>
    </style:style>
    <style:style style:name="T66_150" style:family="text">
      <style:text-properties fo:font-size="12pt" style:font-size-asian="12pt" style:font-size-complex="12pt"/>
    </style:style>
    <style:style style:name="T66_151" style:family="text">
      <style:text-properties fo:font-size="12pt" style:font-size-asian="12pt" style:font-size-complex="12pt"/>
    </style:style>
    <style:style style:name="T66_152" style:family="text">
      <style:text-properties fo:font-size="12pt" style:font-size-asian="12pt" style:font-size-complex="12pt"/>
    </style:style>
    <style:style style:name="T66_153" style:family="text">
      <style:text-properties fo:font-size="12pt" style:font-size-asian="12pt" style:font-size-complex="12pt"/>
    </style:style>
    <style:style style:name="T66_154" style:family="text">
      <style:text-properties fo:font-size="12pt" style:font-size-asian="12pt" style:font-size-complex="12pt"/>
    </style:style>
    <style:style style:name="T66_155" style:family="text">
      <style:text-properties fo:font-size="12pt" style:font-size-asian="12pt" style:font-size-complex="12pt"/>
    </style:style>
    <style:style style:name="T66_156" style:family="text">
      <style:text-properties fo:font-size="12pt" style:font-size-asian="12pt" style:font-size-complex="12pt"/>
    </style:style>
    <style:style style:name="T66_157" style:family="text">
      <style:text-properties fo:font-size="12pt" style:font-size-asian="12pt" style:font-size-complex="12pt"/>
    </style:style>
    <style:style style:name="T66_158" style:family="text">
      <style:text-properties fo:font-size="12pt" style:font-size-asian="12pt" style:font-size-complex="12pt"/>
    </style:style>
    <style:style style:name="T66_159" style:family="text">
      <style:text-properties fo:font-size="12pt" style:font-size-asian="12pt" style:font-size-complex="12pt"/>
    </style:style>
    <style:style style:name="T66_160" style:family="text">
      <style:text-properties fo:font-size="12pt" style:font-size-asian="12pt" style:font-size-complex="12pt"/>
    </style:style>
    <style:style style:name="T66_161" style:family="text">
      <style:text-properties fo:font-size="12pt" style:font-size-asian="12pt" style:font-size-complex="12pt"/>
    </style:style>
    <style:style style:name="T66_162" style:family="text">
      <style:text-properties fo:font-size="12pt" style:font-size-asian="12pt" style:font-size-complex="12pt"/>
    </style:style>
    <style:style style:name="T66_163" style:family="text">
      <style:text-properties fo:font-size="12pt" style:font-size-asian="12pt" style:font-size-complex="12pt"/>
    </style:style>
    <style:style style:name="T66_164" style:family="text">
      <style:text-properties fo:font-size="12pt" style:font-size-asian="12pt" style:font-size-complex="12pt"/>
    </style:style>
    <style:style style:name="T66_165" style:family="text">
      <style:text-properties fo:font-size="12pt" style:font-size-asian="12pt" style:font-size-complex="12pt"/>
    </style:style>
    <style:style style:name="T66_166" style:family="text">
      <style:text-properties fo:font-size="12pt" style:font-size-asian="12pt" style:font-size-complex="12pt"/>
    </style:style>
    <style:style style:name="T66_167" style:family="text">
      <style:text-properties fo:font-size="12pt" style:font-size-asian="12pt" style:font-size-complex="12pt"/>
    </style:style>
    <style:style style:name="T66_168" style:family="text">
      <style:text-properties fo:font-size="12pt" style:font-size-asian="12pt" style:font-size-complex="12pt"/>
    </style:style>
    <style:style style:name="T66_169" style:family="text">
      <style:text-properties fo:font-size="12pt" style:font-size-asian="12pt" style:font-size-complex="12pt"/>
    </style:style>
    <style:style style:name="T66_170" style:family="text">
      <style:text-properties fo:font-size="12pt" style:font-size-asian="12pt" style:font-size-complex="12pt"/>
    </style:style>
    <style:style style:name="T66_171" style:family="text">
      <style:text-properties fo:font-size="12pt" style:font-size-asian="12pt" style:font-size-complex="12pt"/>
    </style:style>
    <style:style style:name="T66_172" style:family="text">
      <style:text-properties fo:font-size="12pt" style:font-size-asian="12pt" style:font-size-complex="12pt"/>
    </style:style>
    <style:style style:name="T66_173" style:family="text">
      <style:text-properties fo:font-size="12pt" style:font-size-asian="12pt" style:font-size-complex="12pt"/>
    </style:style>
    <style:style style:name="T66_174" style:family="text">
      <style:text-properties fo:font-size="12pt" style:font-size-asian="12pt" style:font-size-complex="12pt"/>
    </style:style>
    <style:style style:name="T66_175" style:family="text">
      <style:text-properties fo:font-size="12pt" style:font-size-asian="12pt" style:font-size-complex="12pt"/>
    </style:style>
    <style:style style:name="T66_176" style:family="text">
      <style:text-properties fo:font-size="12pt" style:font-size-asian="12pt" style:font-size-complex="12pt"/>
    </style:style>
    <style:style style:name="T66_177" style:family="text">
      <style:text-properties fo:font-size="12pt" style:font-size-asian="12pt" style:font-size-complex="12pt"/>
    </style:style>
    <style:style style:name="T66_178" style:family="text">
      <style:text-properties fo:font-size="12pt" style:font-size-asian="12pt" style:font-size-complex="12pt"/>
    </style:style>
    <style:style style:name="T66_179" style:family="text">
      <style:text-properties fo:font-size="12pt" style:font-size-asian="12pt" style:font-size-complex="12pt"/>
    </style:style>
    <style:style style:name="T66_180" style:family="text">
      <style:text-properties fo:font-size="12pt" style:font-size-asian="12pt" style:font-size-complex="12pt"/>
    </style:style>
    <style:style style:name="T66_181" style:family="text">
      <style:text-properties fo:font-size="12pt" style:font-size-asian="12pt" style:font-size-complex="12pt"/>
    </style:style>
    <style:style style:name="T66_182" style:family="text">
      <style:text-properties fo:font-size="12pt" style:font-size-asian="12pt" style:font-size-complex="12pt"/>
    </style:style>
    <style:style style:name="T66_183" style:family="text">
      <style:text-properties fo:font-size="12pt" style:font-size-asian="12pt" style:font-size-complex="12pt"/>
    </style:style>
    <style:style style:name="T66_184" style:family="text">
      <style:text-properties fo:font-size="12pt" style:font-size-asian="12pt" style:font-size-complex="12pt"/>
    </style:style>
    <style:style style:name="T66_185" style:family="text">
      <style:text-properties fo:font-size="12pt" style:font-size-asian="12pt" style:font-size-complex="12pt"/>
    </style:style>
    <style:style style:name="T66_186" style:family="text">
      <style:text-properties fo:font-size="12pt" style:font-size-asian="12pt" style:font-size-complex="12pt"/>
    </style:style>
    <style:style style:name="T66_187" style:family="text">
      <style:text-properties fo:font-size="12pt" style:font-size-asian="12pt" style:font-size-complex="12pt"/>
    </style:style>
    <style:style style:name="T66_188" style:family="text">
      <style:text-properties fo:font-size="12pt" style:font-size-asian="12pt" style:font-size-complex="12pt"/>
    </style:style>
    <style:style style:name="T66_189" style:family="text">
      <style:text-properties fo:font-size="12pt" style:font-size-asian="12pt" style:font-size-complex="12pt"/>
    </style:style>
    <style:style style:name="T66_190" style:family="text">
      <style:text-properties fo:font-size="12pt" style:font-size-asian="12pt" style:font-size-complex="12pt"/>
    </style:style>
    <style:style style:name="T66_191" style:family="text">
      <style:text-properties fo:font-size="12pt" style:font-size-asian="12pt" style:font-size-complex="12pt"/>
    </style:style>
    <style:style style:name="T66_192" style:family="text">
      <style:text-properties fo:font-size="12pt" style:font-size-asian="12pt" style:font-size-complex="12pt"/>
    </style:style>
    <style:style style:name="T66_193" style:family="text">
      <style:text-properties fo:font-size="12pt" style:font-size-asian="12pt" style:font-size-complex="12pt"/>
    </style:style>
    <style:style style:name="T66_194" style:family="text">
      <style:text-properties fo:font-size="12pt" style:font-size-asian="12pt" style:font-size-complex="12pt"/>
    </style:style>
    <style:style style:name="T66_195" style:family="text">
      <style:text-properties fo:font-size="12pt" style:font-size-asian="12pt" style:font-size-complex="12pt"/>
    </style:style>
    <style:style style:name="T66_196" style:family="text">
      <style:text-properties fo:font-size="12pt" style:font-size-asian="12pt" style:font-size-complex="12pt"/>
    </style:style>
    <style:style style:name="T66_197" style:family="text">
      <style:text-properties fo:font-size="12pt" style:font-size-asian="12pt" style:font-size-complex="12pt"/>
    </style:style>
    <style:style style:name="T66_198" style:family="text">
      <style:text-properties fo:font-size="12pt" style:font-size-asian="12pt" style:font-size-complex="12pt"/>
    </style:style>
    <style:style style:name="T66_199" style:family="text">
      <style:text-properties fo:font-size="12pt" style:font-size-asian="12pt" style:font-size-complex="12pt"/>
    </style:style>
    <style:style style:name="T66_200" style:family="text">
      <style:text-properties fo:font-size="12pt" style:font-size-asian="12pt" style:font-size-complex="12pt"/>
    </style:style>
    <style:style style:name="T66_201" style:family="text">
      <style:text-properties fo:font-size="12pt" style:font-size-asian="12pt" style:font-size-complex="12pt"/>
    </style:style>
    <style:style style:name="T66_202" style:family="text">
      <style:text-properties fo:font-size="12pt" style:font-size-asian="12pt" style:font-size-complex="12pt"/>
    </style:style>
    <style:style style:name="T66_203" style:family="text">
      <style:text-properties fo:font-size="12pt" style:font-size-asian="12pt" style:font-size-complex="12pt"/>
    </style:style>
    <style:style style:name="T66_204" style:family="text">
      <style:text-properties fo:font-size="12pt" style:font-size-asian="12pt" style:font-size-complex="12pt"/>
    </style:style>
    <style:style style:name="T66_205" style:family="text">
      <style:text-properties fo:font-size="12pt" style:font-size-asian="12pt" style:font-size-complex="12pt"/>
    </style:style>
    <style:style style:name="T66_206" style:family="text">
      <style:text-properties fo:font-size="12pt" style:font-size-asian="12pt" style:font-size-complex="12pt"/>
    </style:style>
    <style:style style:name="T66_207" style:family="text">
      <style:text-properties fo:font-size="12pt" style:font-size-asian="12pt" style:font-size-complex="12pt"/>
    </style:style>
    <style:style style:name="T66_208" style:family="text">
      <style:text-properties fo:font-size="12pt" style:font-size-asian="12pt" style:font-size-complex="12pt"/>
    </style:style>
    <style:style style:name="T66_209" style:family="text">
      <style:text-properties fo:font-size="12pt" style:font-size-asian="12pt" style:font-size-complex="12pt"/>
    </style:style>
    <style:style style:name="T66_210" style:family="text">
      <style:text-properties fo:font-size="12pt" style:font-size-asian="12pt" style:font-size-complex="12pt"/>
    </style:style>
    <style:style style:name="T66_211" style:family="text">
      <style:text-properties fo:font-size="12pt" style:font-size-asian="12pt" style:font-size-complex="12pt"/>
    </style:style>
    <style:style style:name="T66_212" style:family="text">
      <style:text-properties fo:font-size="12pt" style:font-size-asian="12pt" style:font-size-complex="12pt"/>
    </style:style>
    <style:style style:name="T66_213" style:family="text">
      <style:text-properties fo:font-size="12pt" style:font-size-asian="12pt" style:font-size-complex="12pt"/>
    </style:style>
    <style:style style:name="T66_214" style:family="text">
      <style:text-properties fo:font-size="12pt" style:font-size-asian="12pt" style:font-size-complex="12pt"/>
    </style:style>
    <style:style style:name="T66_215" style:family="text">
      <style:text-properties fo:font-size="12pt" style:font-size-asian="12pt" style:font-size-complex="12pt"/>
    </style:style>
    <style:style style:name="T66_216" style:family="text">
      <style:text-properties fo:font-size="12pt" style:font-size-asian="12pt" style:font-size-complex="12pt"/>
    </style:style>
    <style:style style:name="T66_217" style:family="text">
      <style:text-properties fo:font-size="12pt" style:font-size-asian="12pt" style:font-size-complex="12pt"/>
    </style:style>
    <style:style style:name="T66_218" style:family="text">
      <style:text-properties fo:font-size="12pt" style:font-size-asian="12pt" style:font-size-complex="12pt"/>
    </style:style>
    <style:style style:name="T66_219" style:family="text">
      <style:text-properties fo:font-size="12pt" style:font-size-asian="12pt" style:font-size-complex="12pt"/>
    </style:style>
    <style:style style:name="T66_220" style:family="text">
      <style:text-properties fo:font-size="12pt" style:font-size-asian="12pt" style:font-size-complex="12pt"/>
    </style:style>
    <style:style style:name="T66_221" style:family="text">
      <style:text-properties fo:font-size="12pt" style:font-size-asian="12pt" style:font-size-complex="12pt"/>
    </style:style>
    <style:style style:name="T66_222" style:family="text">
      <style:text-properties fo:font-size="12pt" style:font-size-asian="12pt" style:font-size-complex="12pt"/>
    </style:style>
    <style:style style:name="T66_223" style:family="text">
      <style:text-properties fo:font-size="12pt" style:font-size-asian="12pt" style:font-size-complex="12pt"/>
    </style:style>
    <style:style style:name="T66_224" style:family="text">
      <style:text-properties fo:font-size="12pt" style:font-size-asian="12pt" style:font-size-complex="12pt"/>
    </style:style>
    <style:style style:name="T66_225" style:family="text">
      <style:text-properties fo:font-size="12pt" style:font-size-asian="12pt" style:font-size-complex="12pt"/>
    </style:style>
    <style:style style:name="T66_226" style:family="text">
      <style:text-properties fo:font-size="12pt" style:font-size-asian="12pt" style:font-size-complex="12pt"/>
    </style:style>
    <style:style style:name="T66_227" style:family="text">
      <style:text-properties fo:font-size="12pt" style:font-size-asian="12pt" style:font-size-complex="12pt"/>
    </style:style>
    <style:style style:name="T66_228" style:family="text">
      <style:text-properties fo:font-size="12pt" style:font-size-asian="12pt" style:font-size-complex="12pt"/>
    </style:style>
    <style:style style:name="T66_229" style:family="text">
      <style:text-properties fo:font-size="12pt" style:font-size-asian="12pt" style:font-size-complex="12pt"/>
    </style:style>
    <style:style style:name="T66_230" style:family="text">
      <style:text-properties fo:font-size="12pt" style:font-size-asian="12pt" style:font-size-complex="12pt"/>
    </style:style>
    <style:style style:name="T66_2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35" style:family="text">
      <style:text-properties fo:font-size="12pt" style:font-size-asian="12pt" style:font-size-complex="12pt"/>
    </style:style>
    <style:style style:name="T66_236" style:family="text">
      <style:text-properties fo:font-size="12pt" style:font-size-asian="12pt" style:font-size-complex="12pt"/>
    </style:style>
    <style:style style:name="T66_237" style:family="text">
      <style:text-properties fo:font-size="12pt" style:font-size-asian="12pt" style:font-size-complex="12pt"/>
    </style:style>
    <style:style style:name="T66_238" style:family="text">
      <style:text-properties fo:font-size="12pt" style:font-size-asian="12pt" style:font-size-complex="12pt"/>
    </style:style>
    <style:style style:name="T66_239" style:family="text">
      <style:text-properties fo:font-size="12pt" style:font-size-asian="12pt" style:font-size-complex="12pt"/>
    </style:style>
    <style:style style:name="T66_240" style:family="text">
      <style:text-properties fo:font-size="12pt" style:font-size-asian="12pt" style:font-size-complex="12pt"/>
    </style:style>
    <style:style style:name="T66_241" style:family="text">
      <style:text-properties fo:font-size="12pt" style:font-size-asian="12pt" style:font-size-complex="12pt"/>
    </style:style>
    <style:style style:name="T66_242" style:family="text">
      <style:text-properties fo:font-size="12pt" style:font-size-asian="12pt" style:font-size-complex="12pt"/>
    </style:style>
    <style:style style:name="T66_243" style:family="text">
      <style:text-properties fo:font-size="12pt" style:font-size-asian="12pt" style:font-size-complex="12pt"/>
    </style:style>
    <style:style style:name="T66_244" style:family="text">
      <style:text-properties fo:font-size="12pt" style:font-size-asian="12pt" style:font-size-complex="12pt"/>
    </style:style>
    <style:style style:name="T66_245" style:family="text">
      <style:text-properties fo:font-size="12pt" style:font-size-asian="12pt" style:font-size-complex="12pt"/>
    </style:style>
    <style:style style:name="T66_246" style:family="text">
      <style:text-properties fo:font-size="12pt" style:font-size-asian="12pt" style:font-size-complex="12pt"/>
    </style:style>
    <style:style style:name="T66_247" style:family="text">
      <style:text-properties fo:font-size="12pt" style:font-size-asian="12pt" style:font-size-complex="12pt"/>
    </style:style>
    <style:style style:name="T66_248" style:family="text">
      <style:text-properties fo:font-size="12pt" style:font-size-asian="12pt" style:font-size-complex="12pt"/>
    </style:style>
    <style:style style:name="T66_249" style:family="text">
      <style:text-properties fo:font-size="12pt" style:font-size-asian="12pt" style:font-size-complex="12pt"/>
    </style:style>
    <style:style style:name="T66_250" style:family="text">
      <style:text-properties fo:font-size="12pt" style:font-size-asian="12pt" style:font-size-complex="12pt"/>
    </style:style>
    <style:style style:name="T66_251" style:family="text">
      <style:text-properties fo:font-size="12pt" style:font-size-asian="12pt" style:font-size-complex="12pt"/>
    </style:style>
    <style:style style:name="T66_252" style:family="text">
      <style:text-properties fo:font-size="12pt" style:font-size-asian="12pt" style:font-size-complex="12pt"/>
    </style:style>
    <style:style style:name="T66_253" style:family="text">
      <style:text-properties fo:font-size="12pt" style:font-size-asian="12pt" style:font-size-complex="12pt"/>
    </style:style>
    <style:style style:name="T66_254" style:family="text">
      <style:text-properties fo:font-size="12pt" style:font-size-asian="12pt" style:font-size-complex="12pt"/>
    </style:style>
    <style:style style:name="T66_255" style:family="text">
      <style:text-properties fo:font-size="12pt" style:font-size-asian="12pt" style:font-size-complex="12pt"/>
    </style:style>
    <style:style style:name="T66_256" style:family="text">
      <style:text-properties fo:font-size="12pt" style:font-size-asian="12pt" style:font-size-complex="12pt"/>
    </style:style>
    <style:style style:name="T66_257" style:family="text">
      <style:text-properties fo:font-size="12pt" style:font-size-asian="12pt" style:font-size-complex="12pt"/>
    </style:style>
    <style:style style:name="T66_258" style:family="text">
      <style:text-properties fo:font-size="12pt" style:font-size-asian="12pt" style:font-size-complex="12pt"/>
    </style:style>
    <style:style style:name="T66_259" style:family="text">
      <style:text-properties fo:font-size="12pt" style:font-size-asian="12pt" style:font-size-complex="12pt"/>
    </style:style>
    <style:style style:name="T66_260" style:family="text">
      <style:text-properties fo:font-size="12pt" style:font-size-asian="12pt" style:font-size-complex="12pt"/>
    </style:style>
    <style:style style:name="T66_261" style:family="text">
      <style:text-properties fo:font-size="12pt" style:font-size-asian="12pt" style:font-size-complex="12pt"/>
    </style:style>
    <style:style style:name="T66_262" style:family="text">
      <style:text-properties fo:font-size="12pt" style:font-size-asian="12pt" style:font-size-complex="12pt"/>
    </style:style>
    <style:style style:name="T66_263" style:family="text">
      <style:text-properties fo:font-size="12pt" style:font-size-asian="12pt" style:font-size-complex="12pt"/>
    </style:style>
    <style:style style:name="T66_264" style:family="text">
      <style:text-properties fo:font-size="12pt" style:font-size-asian="12pt" style:font-size-complex="12pt"/>
    </style:style>
    <style:style style:name="T66_265" style:family="text">
      <style:text-properties fo:font-size="12pt" style:font-size-asian="12pt" style:font-size-complex="12pt"/>
    </style:style>
    <style:style style:name="T66_266" style:family="text">
      <style:text-properties fo:font-size="12pt" style:font-size-asian="12pt" style:font-size-complex="12pt"/>
    </style:style>
    <style:style style:name="T66_267" style:family="text">
      <style:text-properties fo:font-size="12pt" style:font-size-asian="12pt" style:font-size-complex="12pt"/>
    </style:style>
    <style:style style:name="T66_268" style:family="text">
      <style:text-properties fo:font-size="12pt" style:font-size-asian="12pt" style:font-size-complex="12pt"/>
    </style:style>
    <style:style style:name="T66_269" style:family="text">
      <style:text-properties fo:font-size="12pt" style:font-size-asian="12pt" style:font-size-complex="12pt"/>
    </style:style>
    <style:style style:name="T66_270" style:family="text">
      <style:text-properties fo:font-size="12pt" style:font-size-asian="12pt" style:font-size-complex="12pt"/>
    </style:style>
    <style:style style:name="T66_271" style:family="text">
      <style:text-properties fo:font-size="12pt" style:font-size-asian="12pt" style:font-size-complex="12pt"/>
    </style:style>
    <style:style style:name="T66_27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7" style:family="text">
      <style:text-properties fo:font-size="12pt" style:font-size-asian="12pt" style:font-size-complex="12pt"/>
    </style:style>
    <style:style style:name="T66_2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3" style:family="text">
      <style:text-properties fo:font-size="12pt" style:font-size-asian="12pt" style:font-size-complex="12pt"/>
    </style:style>
    <style:style style:name="T66_284" style:family="text">
      <style:text-properties fo:font-size="12pt" style:font-size-asian="12pt" style:font-size-complex="12pt"/>
    </style:style>
    <style:style style:name="T66_2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8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290" style:family="text">
      <style:text-properties fo:font-size="12pt" style:font-size-asian="12pt" style:font-size-complex="12pt"/>
    </style:style>
    <style:style style:name="T66_291" style:family="text">
      <style:text-properties fo:font-size="12pt" style:font-size-asian="12pt" style:font-size-complex="12pt"/>
    </style:style>
    <style:style style:name="T66_292" style:family="text">
      <style:text-properties fo:font-size="12pt" style:font-size-asian="12pt" style:font-size-complex="12pt"/>
    </style:style>
    <style:style style:name="T66_293" style:family="text">
      <style:text-properties fo:font-size="12pt" style:font-size-asian="12pt" style:font-size-complex="12pt"/>
    </style:style>
    <style:style style:name="T66_294" style:family="text">
      <style:text-properties fo:font-size="12pt" style:font-size-asian="12pt" style:font-size-complex="12pt"/>
    </style:style>
    <style:style style:name="T66_295" style:family="text">
      <style:text-properties fo:font-size="12pt" style:font-size-asian="12pt" style:font-size-complex="12pt"/>
    </style:style>
    <style:style style:name="T66_296" style:family="text">
      <style:text-properties fo:font-size="12pt" style:font-size-asian="12pt" style:font-size-complex="12pt"/>
    </style:style>
    <style:style style:name="T66_297" style:family="text">
      <style:text-properties fo:font-size="12pt" style:font-size-asian="12pt" style:font-size-complex="12pt"/>
    </style:style>
    <style:style style:name="T66_298" style:family="text">
      <style:text-properties fo:font-size="12pt" style:font-size-asian="12pt" style:font-size-complex="12pt"/>
    </style:style>
    <style:style style:name="T66_299" style:family="text">
      <style:text-properties fo:font-size="12pt" style:font-size-asian="12pt" style:font-size-complex="12pt"/>
    </style:style>
    <style:style style:name="T66_300" style:family="text">
      <style:text-properties fo:font-size="12pt" style:font-size-asian="12pt" style:font-size-complex="12pt"/>
    </style:style>
    <style:style style:name="T66_301" style:family="text">
      <style:text-properties fo:font-size="12pt" style:font-size-asian="12pt" style:font-size-complex="12pt"/>
    </style:style>
    <style:style style:name="T66_302" style:family="text">
      <style:text-properties fo:font-size="12pt" style:font-size-asian="12pt" style:font-size-complex="12pt"/>
    </style:style>
    <style:style style:name="T66_30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0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10" style:family="text">
      <style:text-properties fo:font-size="12pt" style:font-size-asian="12pt" style:font-size-complex="12pt"/>
    </style:style>
    <style:style style:name="T66_311" style:family="text">
      <style:text-properties fo:font-size="12pt" style:font-size-asian="12pt" style:font-size-complex="12pt"/>
    </style:style>
    <style:style style:name="T66_312" style:family="text">
      <style:text-properties fo:font-size="12pt" style:font-size-asian="12pt" style:font-size-complex="12pt"/>
    </style:style>
    <style:style style:name="T66_313" style:family="text">
      <style:text-properties fo:font-size="12pt" style:font-size-asian="12pt" style:font-size-complex="12pt"/>
    </style:style>
    <style:style style:name="T66_314" style:family="text">
      <style:text-properties fo:font-size="12pt" style:font-size-asian="12pt" style:font-size-complex="12pt"/>
    </style:style>
    <style:style style:name="T66_315" style:family="text">
      <style:text-properties fo:font-size="12pt" style:font-size-asian="12pt" style:font-size-complex="12pt"/>
    </style:style>
    <style:style style:name="T66_316" style:family="text">
      <style:text-properties fo:font-size="12pt" style:font-size-asian="12pt" style:font-size-complex="12pt"/>
    </style:style>
    <style:style style:name="T66_3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22" style:family="text">
      <style:text-properties fo:font-size="12pt" style:font-size-asian="12pt" style:font-size-complex="12pt"/>
    </style:style>
    <style:style style:name="T66_323" style:family="text">
      <style:text-properties fo:font-size="12pt" style:font-size-asian="12pt" style:font-size-complex="12pt"/>
    </style:style>
    <style:style style:name="T66_324" style:family="text">
      <style:text-properties fo:font-size="12pt" style:font-size-asian="12pt" style:font-size-complex="12pt"/>
    </style:style>
    <style:style style:name="T66_325" style:family="text">
      <style:text-properties fo:font-size="12pt" style:font-size-asian="12pt" style:font-size-complex="12pt"/>
    </style:style>
    <style:style style:name="T66_326" style:family="text">
      <style:text-properties fo:font-size="12pt" style:font-size-asian="12pt" style:font-size-complex="12pt"/>
    </style:style>
    <style:style style:name="T66_327" style:family="text">
      <style:text-properties fo:font-size="12pt" style:font-size-asian="12pt" style:font-size-complex="12pt"/>
    </style:style>
    <style:style style:name="T66_328" style:family="text">
      <style:text-properties fo:font-size="12pt" style:font-size-asian="12pt" style:font-size-complex="12pt"/>
    </style:style>
    <style:style style:name="T66_329" style:family="text">
      <style:text-properties fo:font-size="12pt" style:font-size-asian="12pt" style:font-size-complex="12pt"/>
    </style:style>
    <style:style style:name="T66_330" style:family="text">
      <style:text-properties fo:font-size="12pt" style:font-size-asian="12pt" style:font-size-complex="12pt"/>
    </style:style>
    <style:style style:name="T66_331" style:family="text">
      <style:text-properties fo:font-size="12pt" style:font-size-asian="12pt" style:font-size-complex="12pt"/>
    </style:style>
    <style:style style:name="T66_332" style:family="text">
      <style:text-properties fo:font-size="12pt" style:font-size-asian="12pt" style:font-size-complex="12pt"/>
    </style:style>
    <style:style style:name="T66_333" style:family="text">
      <style:text-properties fo:font-size="12pt" style:font-size-asian="12pt" style:font-size-complex="12pt"/>
    </style:style>
    <style:style style:name="T66_334" style:family="text">
      <style:text-properties fo:font-size="12pt" style:font-size-asian="12pt" style:font-size-complex="12pt"/>
    </style:style>
    <style:style style:name="T66_335" style:family="text">
      <style:text-properties fo:font-size="12pt" style:font-size-asian="12pt" style:font-size-complex="12pt"/>
    </style:style>
    <style:style style:name="T66_336" style:family="text">
      <style:text-properties fo:font-size="12pt" style:font-size-asian="12pt" style:font-size-complex="12pt"/>
    </style:style>
    <style:style style:name="T66_337" style:family="text">
      <style:text-properties fo:font-size="12pt" style:font-size-asian="12pt" style:font-size-complex="12pt"/>
    </style:style>
    <style:style style:name="T66_338" style:family="text">
      <style:text-properties fo:font-size="12pt" style:font-size-asian="12pt" style:font-size-complex="12pt"/>
    </style:style>
    <style:style style:name="T66_339" style:family="text">
      <style:text-properties fo:font-size="12pt" style:font-size-asian="12pt" style:font-size-complex="12pt"/>
    </style:style>
    <style:style style:name="T66_340" style:family="text">
      <style:text-properties fo:font-size="12pt" style:font-size-asian="12pt" style:font-size-complex="12pt"/>
    </style:style>
    <style:style style:name="T66_341" style:family="text">
      <style:text-properties fo:font-size="12pt" style:font-size-asian="12pt" style:font-size-complex="12pt"/>
    </style:style>
    <style:style style:name="T66_342" style:family="text">
      <style:text-properties fo:font-size="12pt" style:font-size-asian="12pt" style:font-size-complex="12pt"/>
    </style:style>
    <style:style style:name="T66_343" style:family="text">
      <style:text-properties fo:font-size="12pt" style:font-size-asian="12pt" style:font-size-complex="12pt"/>
    </style:style>
    <style:style style:name="T66_344" style:family="text">
      <style:text-properties fo:font-size="12pt" style:font-size-asian="12pt" style:font-size-complex="12pt"/>
    </style:style>
    <style:style style:name="T66_345" style:family="text">
      <style:text-properties fo:font-size="12pt" style:font-size-asian="12pt" style:font-size-complex="12pt"/>
    </style:style>
    <style:style style:name="T66_346" style:family="text">
      <style:text-properties fo:font-size="12pt" style:font-size-asian="12pt" style:font-size-complex="12pt"/>
    </style:style>
    <style:style style:name="T66_347" style:family="text">
      <style:text-properties fo:font-size="12pt" style:font-size-asian="12pt" style:font-size-complex="12pt"/>
    </style:style>
    <style:style style:name="T66_348" style:family="text">
      <style:text-properties fo:font-size="12pt" style:font-size-asian="12pt" style:font-size-complex="12pt"/>
    </style:style>
    <style:style style:name="T66_34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5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5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5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5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54" style:family="text">
      <style:text-properties fo:font-size="12pt" style:font-size-asian="12pt" style:font-size-complex="12pt"/>
    </style:style>
    <style:style style:name="T66_355" style:family="text">
      <style:text-properties fo:font-size="12pt" style:font-size-asian="12pt" style:font-size-complex="12pt"/>
    </style:style>
    <style:style style:name="T66_356" style:family="text">
      <style:text-properties fo:font-size="12pt" style:font-size-asian="12pt" style:font-size-complex="12pt"/>
    </style:style>
    <style:style style:name="T66_357" style:family="text">
      <style:text-properties fo:font-size="12pt" style:font-size-asian="12pt" style:font-size-complex="12pt"/>
    </style:style>
    <style:style style:name="T66_358" style:family="text">
      <style:text-properties fo:font-size="12pt" style:font-size-asian="12pt" style:font-size-complex="12pt"/>
    </style:style>
    <style:style style:name="T66_359" style:family="text">
      <style:text-properties fo:font-size="12pt" style:font-size-asian="12pt" style:font-size-complex="12pt"/>
    </style:style>
    <style:style style:name="T66_360" style:family="text">
      <style:text-properties fo:font-size="12pt" style:font-size-asian="12pt" style:font-size-complex="12pt"/>
    </style:style>
    <style:style style:name="T66_361" style:family="text">
      <style:text-properties fo:font-size="12pt" style:font-size-asian="12pt" style:font-size-complex="12pt"/>
    </style:style>
    <style:style style:name="T66_362" style:family="text">
      <style:text-properties fo:font-size="12pt" style:font-size-asian="12pt" style:font-size-complex="12pt"/>
    </style:style>
    <style:style style:name="T66_363" style:family="text">
      <style:text-properties fo:font-size="12pt" style:font-size-asian="12pt" style:font-size-complex="12pt"/>
    </style:style>
    <style:style style:name="T66_364" style:family="text">
      <style:text-properties fo:font-size="12pt" style:font-size-asian="12pt" style:font-size-complex="12pt"/>
    </style:style>
    <style:style style:name="T66_365" style:family="text">
      <style:text-properties fo:font-size="12pt" style:font-size-asian="12pt" style:font-size-complex="12pt"/>
    </style:style>
    <style:style style:name="T66_366" style:family="text">
      <style:text-properties fo:font-size="12pt" style:font-size-asian="12pt" style:font-size-complex="12pt"/>
    </style:style>
    <style:style style:name="T66_367" style:family="text">
      <style:text-properties fo:font-size="12pt" style:font-size-asian="12pt" style:font-size-complex="12pt"/>
    </style:style>
    <style:style style:name="T66_368" style:family="text">
      <style:text-properties fo:font-size="12pt" style:font-size-asian="12pt" style:font-size-complex="12pt"/>
    </style:style>
    <style:style style:name="T66_369" style:family="text">
      <style:text-properties fo:font-size="12pt" style:font-size-asian="12pt" style:font-size-complex="12pt"/>
    </style:style>
    <style:style style:name="T66_370" style:family="text">
      <style:text-properties fo:font-size="12pt" style:font-size-asian="12pt" style:font-size-complex="12pt"/>
    </style:style>
    <style:style style:name="T66_371" style:family="text">
      <style:text-properties fo:font-size="12pt" style:font-size-asian="12pt" style:font-size-complex="12pt"/>
    </style:style>
    <style:style style:name="T66_372" style:family="text">
      <style:text-properties fo:font-size="12pt" style:font-size-asian="12pt" style:font-size-complex="12pt"/>
    </style:style>
    <style:style style:name="T66_373" style:family="text">
      <style:text-properties fo:font-size="12pt" style:font-size-asian="12pt" style:font-size-complex="12pt"/>
    </style:style>
    <style:style style:name="T66_374" style:family="text">
      <style:text-properties fo:font-size="12pt" style:font-size-asian="12pt" style:font-size-complex="12pt"/>
    </style:style>
    <style:style style:name="T66_375" style:family="text">
      <style:text-properties fo:font-size="12pt" style:font-size-asian="12pt" style:font-size-complex="12pt"/>
    </style:style>
    <style:style style:name="T66_376" style:family="text">
      <style:text-properties fo:font-size="12pt" style:font-size-asian="12pt" style:font-size-complex="12pt"/>
    </style:style>
    <style:style style:name="T66_377" style:family="text">
      <style:text-properties fo:font-size="12pt" style:font-size-asian="12pt" style:font-size-complex="12pt"/>
    </style:style>
    <style:style style:name="T66_378" style:family="text">
      <style:text-properties fo:font-size="12pt" style:font-size-asian="12pt" style:font-size-complex="12pt"/>
    </style:style>
    <style:style style:name="T66_379" style:family="text">
      <style:text-properties fo:font-size="12pt" style:font-size-asian="12pt" style:font-size-complex="12pt"/>
    </style:style>
    <style:style style:name="T66_380" style:family="text">
      <style:text-properties fo:font-size="12pt" style:font-size-asian="12pt" style:font-size-complex="12pt"/>
    </style:style>
    <style:style style:name="T66_3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6_386" style:family="text">
      <style:text-properties fo:font-size="12pt" style:font-size-asian="12pt" style:font-size-complex="12pt"/>
    </style:style>
    <style:style style:name="T66_387" style:family="text">
      <style:text-properties fo:font-size="12pt" style:font-size-asian="12pt" style:font-size-complex="12pt"/>
    </style:style>
    <style:style style:name="T66_388" style:family="text">
      <style:text-properties fo:font-size="12pt" style:font-size-asian="12pt" style:font-size-complex="12pt"/>
    </style:style>
    <style:style style:name="T66_389" style:family="text">
      <style:text-properties fo:font-size="12pt" style:font-size-asian="12pt" style:font-size-complex="12pt"/>
    </style:style>
    <style:style style:name="T66_390" style:family="text">
      <style:text-properties fo:font-size="12pt" style:font-size-asian="12pt" style:font-size-complex="12pt"/>
    </style:style>
    <style:style style:name="T66_391" style:family="text">
      <style:text-properties fo:font-size="12pt" style:font-size-asian="12pt" style:font-size-complex="12pt"/>
    </style:style>
    <style:style style:name="T66_392" style:family="text">
      <style:text-properties fo:font-size="12pt" style:font-size-asian="12pt" style:font-size-complex="12pt"/>
    </style:style>
    <style:style style:name="T66_393" style:family="text">
      <style:text-properties fo:font-size="12pt" style:font-size-asian="12pt" style:font-size-complex="12pt"/>
    </style:style>
    <style:style style:name="T66_394" style:family="text">
      <style:text-properties fo:font-size="12pt" style:font-size-asian="12pt" style:font-size-complex="12pt"/>
    </style:style>
    <style:style style:name="T66_395" style:family="text">
      <style:text-properties fo:font-size="12pt" style:font-size-asian="12pt" style:font-size-complex="12pt"/>
    </style:style>
    <style:style style:name="T66_396" style:family="text">
      <style:text-properties fo:font-size="12pt" style:font-size-asian="12pt" style:font-size-complex="12pt"/>
    </style:style>
    <style:style style:name="T66_397" style:family="text">
      <style:text-properties fo:font-size="12pt" style:font-size-asian="12pt" style:font-size-complex="12pt"/>
    </style:style>
    <style:style style:name="T66_398" style:family="text">
      <style:text-properties fo:font-size="12pt" style:font-size-asian="12pt" style:font-size-complex="12pt"/>
    </style:style>
    <style:style style:name="T66_399" style:family="text">
      <style:text-properties fo:font-size="12pt" style:font-size-asian="12pt" style:font-size-complex="12pt"/>
    </style:style>
    <style:style style:name="T66_400" style:family="text">
      <style:text-properties fo:font-size="12pt" style:font-size-asian="12pt" style:font-size-complex="12pt"/>
    </style:style>
    <style:style style:name="T66_401" style:family="text">
      <style:text-properties fo:font-size="12pt" style:font-size-asian="12pt" style:font-size-complex="12pt"/>
    </style:style>
    <style:style style:name="T66_402" style:family="text">
      <style:text-properties fo:font-size="12pt" style:font-size-asian="12pt" style:font-size-complex="12pt"/>
    </style:style>
    <style:style style:name="T66_403" style:family="text">
      <style:text-properties fo:font-size="12pt" style:font-size-asian="12pt" style:font-size-complex="12pt"/>
    </style:style>
    <style:style style:name="T66_404" style:family="text">
      <style:text-properties fo:font-size="12pt" style:font-size-asian="12pt" style:font-size-complex="12pt"/>
    </style:style>
    <style:style style:name="T66_405" style:family="text">
      <style:text-properties fo:font-size="12pt" style:font-size-asian="12pt" style:font-size-complex="12pt"/>
    </style:style>
    <style:style style:name="T66_406" style:family="text">
      <style:text-properties fo:font-size="12pt" style:font-size-asian="12pt" style:font-size-complex="12pt"/>
    </style:style>
    <style:style style:name="T66_407" style:family="text">
      <style:text-properties fo:font-size="12pt" style:font-size-asian="12pt" style:font-size-complex="12pt"/>
    </style:style>
    <style:style style:name="T66_408" style:family="text">
      <style:text-properties fo:font-size="12pt" style:font-size-asian="12pt" style:font-size-complex="12pt"/>
    </style:style>
    <style:style style:name="T66_409" style:family="text">
      <style:text-properties fo:font-style="italic" style:font-style-asian="italic" style:font-style-complex="italic" fo:font-size="12pt" style:font-size-asian="12pt" style:font-size-complex="12pt"/>
    </style:style>
    <style:style style:name="T66_410" style:family="text">
      <style:text-properties fo:font-size="12pt" style:font-size-asian="12pt" style:font-size-complex="12pt"/>
    </style:style>
    <style:style style:name="T66_411" style:family="text">
      <style:text-properties fo:font-size="12pt" style:font-size-asian="12pt" style:font-size-complex="12pt"/>
    </style:style>
    <style:style style:name="T66_412" style:family="text">
      <style:text-properties fo:font-size="12pt" style:font-size-asian="12pt" style:font-size-complex="12pt"/>
    </style:style>
    <style:style style:name="T66_413" style:family="text">
      <style:text-properties fo:font-size="12pt" style:font-size-asian="12pt" style:font-size-complex="12pt"/>
    </style:style>
    <style:style style:name="T66_414" style:family="text">
      <style:text-properties fo:font-size="12pt" style:font-size-asian="12pt" style:font-size-complex="12pt"/>
    </style:style>
    <style:style style:name="T66_4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66_4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66_41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66_418" style:family="text">
      <style:text-properties fo:font-size="12pt" style:font-size-asian="12pt" style:font-size-complex="12pt"/>
    </style:style>
    <style:style style:name="T66_419" style:family="text">
      <style:text-properties fo:font-size="12pt" style:font-size-asian="12pt" style:font-size-complex="12pt"/>
    </style:style>
    <style:style style:name="T66_420" style:family="text">
      <style:text-properties fo:font-size="12pt" style:font-size-asian="12pt" style:font-size-complex="12pt"/>
    </style:style>
    <style:style style:name="T66_421" style:family="text">
      <style:text-properties fo:font-size="12pt" style:font-size-asian="12pt" style:font-size-complex="12pt"/>
    </style:style>
    <style:style style:name="T66_422" style:family="text">
      <style:text-properties fo:font-size="12pt" style:font-size-asian="12pt" style:font-size-complex="12pt"/>
    </style:style>
    <style:style style:name="T66_423" style:family="text">
      <style:text-properties fo:font-size="12pt" style:font-size-asian="12pt" style:font-size-complex="12pt"/>
    </style:style>
    <style:style style:name="T66_424" style:family="text">
      <style:text-properties fo:font-size="12pt" style:font-size-asian="12pt" style:font-size-complex="12pt"/>
    </style:style>
    <style:style style:name="T66_425" style:family="text">
      <style:text-properties fo:font-size="12pt" style:font-size-asian="12pt" style:font-size-complex="12pt"/>
    </style:style>
    <style:style style:name="T66_426" style:family="text">
      <style:text-properties fo:font-size="12pt" style:font-size-asian="12pt" style:font-size-complex="12pt"/>
    </style:style>
    <style:style style:name="T66_427" style:family="text">
      <style:text-properties fo:font-style="italic" style:font-style-asian="italic" style:font-style-complex="italic" fo:font-size="12pt" style:font-size-asian="12pt" style:font-size-complex="12pt"/>
    </style:style>
    <style:style style:name="T66_428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text-indent="1.27cm" fo:line-height="150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tyle="italic" style:font-style-asian="italic" style:font-style-complex="italic"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tyle="italic" style:font-style-asian="italic" style:font-style-complex="italic"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tyle="italic" style:font-style-asian="italic" style:font-style-complex="italic"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tyle="italic" style:font-style-asian="italic" style:font-style-complex="italic" fo:font-size="12pt" style:font-size-asian="12pt" style:font-size-complex="12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T67_101" style:family="text">
      <style:text-properties fo:font-size="12pt" style:font-size-asian="12pt" style:font-size-complex="12pt"/>
    </style:style>
    <style:style style:name="T67_102" style:family="text">
      <style:text-properties fo:font-size="12pt" style:font-size-asian="12pt" style:font-size-complex="12pt"/>
    </style:style>
    <style:style style:name="T67_103" style:family="text">
      <style:text-properties fo:font-size="12pt" style:font-size-asian="12pt" style:font-size-complex="12pt"/>
    </style:style>
    <style:style style:name="T67_104" style:family="text">
      <style:text-properties fo:font-size="12pt" style:font-size-asian="12pt" style:font-size-complex="12pt"/>
    </style:style>
    <style:style style:name="T67_105" style:family="text">
      <style:text-properties fo:font-size="12pt" style:font-size-asian="12pt" style:font-size-complex="12pt"/>
    </style:style>
    <style:style style:name="T67_106" style:family="text">
      <style:text-properties fo:font-size="12pt" style:font-size-asian="12pt" style:font-size-complex="12pt"/>
    </style:style>
    <style:style style:name="T67_107" style:family="text">
      <style:text-properties fo:font-size="12pt" style:font-size-asian="12pt" style:font-size-complex="12pt"/>
    </style:style>
    <style:style style:name="T67_108" style:family="text">
      <style:text-properties fo:font-size="12pt" style:font-size-asian="12pt" style:font-size-complex="12pt"/>
    </style:style>
    <style:style style:name="T67_109" style:family="text">
      <style:text-properties fo:font-size="12pt" style:font-size-asian="12pt" style:font-size-complex="12pt"/>
    </style:style>
    <style:style style:name="T67_110" style:family="text">
      <style:text-properties fo:font-size="12pt" style:font-size-asian="12pt" style:font-size-complex="12pt"/>
    </style:style>
    <style:style style:name="T67_111" style:family="text">
      <style:text-properties fo:font-size="12pt" style:font-size-asian="12pt" style:font-size-complex="12pt"/>
    </style:style>
    <style:style style:name="T67_112" style:family="text">
      <style:text-properties fo:font-size="12pt" style:font-size-asian="12pt" style:font-size-complex="12pt"/>
    </style:style>
    <style:style style:name="T67_113" style:family="text">
      <style:text-properties fo:font-size="12pt" style:font-size-asian="12pt" style:font-size-complex="12pt"/>
    </style:style>
    <style:style style:name="T67_114" style:family="text">
      <style:text-properties fo:font-size="12pt" style:font-size-asian="12pt" style:font-size-complex="12pt"/>
    </style:style>
    <style:style style:name="T67_115" style:family="text">
      <style:text-properties fo:font-size="12pt" style:font-size-asian="12pt" style:font-size-complex="12pt"/>
    </style:style>
    <style:style style:name="T67_116" style:family="text">
      <style:text-properties fo:font-size="12pt" style:font-size-asian="12pt" style:font-size-complex="12pt"/>
    </style:style>
    <style:style style:name="T67_117" style:family="text">
      <style:text-properties fo:font-size="12pt" style:font-size-asian="12pt" style:font-size-complex="12pt"/>
    </style:style>
    <style:style style:name="T67_118" style:family="text">
      <style:text-properties fo:font-size="12pt" style:font-size-asian="12pt" style:font-size-complex="12pt"/>
    </style:style>
    <style:style style:name="T67_119" style:family="text">
      <style:text-properties fo:font-style="italic" style:font-style-asian="italic" style:font-style-complex="italic" fo:font-size="12pt" style:font-size-asian="12pt" style:font-size-complex="12pt"/>
    </style:style>
    <style:style style:name="T67_120" style:family="text">
      <style:text-properties fo:font-size="12pt" style:font-size-asian="12pt" style:font-size-complex="12pt"/>
    </style:style>
    <style:style style:name="T67_121" style:family="text">
      <style:text-properties fo:font-size="12pt" style:font-size-asian="12pt" style:font-size-complex="12pt"/>
    </style:style>
    <style:style style:name="T67_122" style:family="text">
      <style:text-properties fo:font-size="12pt" style:font-size-asian="12pt" style:font-size-complex="12pt"/>
    </style:style>
    <style:style style:name="T67_123" style:family="text">
      <style:text-properties fo:font-size="12pt" style:font-size-asian="12pt" style:font-size-complex="12pt"/>
    </style:style>
    <style:style style:name="T67_124" style:family="text">
      <style:text-properties fo:font-size="12pt" style:font-size-asian="12pt" style:font-size-complex="12pt"/>
    </style:style>
    <style:style style:name="T67_125" style:family="text">
      <style:text-properties fo:font-size="12pt" style:font-size-asian="12pt" style:font-size-complex="12pt"/>
    </style:style>
    <style:style style:name="T67_126" style:family="text">
      <style:text-properties fo:font-size="12pt" style:font-size-asian="12pt" style:font-size-complex="12pt"/>
    </style:style>
    <style:style style:name="T67_127" style:family="text">
      <style:text-properties fo:font-size="12pt" style:font-size-asian="12pt" style:font-size-complex="12pt"/>
    </style:style>
    <style:style style:name="T67_128" style:family="text">
      <style:text-properties fo:font-size="12pt" style:font-size-asian="12pt" style:font-size-complex="12pt"/>
    </style:style>
    <style:style style:name="T67_129" style:family="text">
      <style:text-properties fo:font-size="12pt" style:font-size-asian="12pt" style:font-size-complex="12pt"/>
    </style:style>
    <style:style style:name="T67_130" style:family="text">
      <style:text-properties fo:font-size="12pt" style:font-size-asian="12pt" style:font-size-complex="12pt"/>
    </style:style>
    <style:style style:name="T67_131" style:family="text">
      <style:text-properties fo:font-size="12pt" style:font-size-asian="12pt" style:font-size-complex="12pt"/>
    </style:style>
    <style:style style:name="T67_132" style:family="text">
      <style:text-properties fo:font-size="12pt" style:font-size-asian="12pt" style:font-size-complex="12pt"/>
    </style:style>
    <style:style style:name="T67_133" style:family="text">
      <style:text-properties fo:font-size="12pt" style:font-size-asian="12pt" style:font-size-complex="12pt"/>
    </style:style>
    <style:style style:name="T67_134" style:family="text">
      <style:text-properties fo:font-size="12pt" style:font-size-asian="12pt" style:font-size-complex="12pt"/>
    </style:style>
    <style:style style:name="T67_135" style:family="text">
      <style:text-properties fo:font-size="12pt" style:font-size-asian="12pt" style:font-size-complex="12pt"/>
    </style:style>
    <style:style style:name="T67_136" style:family="text">
      <style:text-properties fo:font-size="12pt" style:font-size-asian="12pt" style:font-size-complex="12pt"/>
    </style:style>
    <style:style style:name="T67_137" style:family="text">
      <style:text-properties fo:font-size="12pt" style:font-size-asian="12pt" style:font-size-complex="12pt"/>
    </style:style>
    <style:style style:name="T67_138" style:family="text">
      <style:text-properties fo:font-size="12pt" style:font-size-asian="12pt" style:font-size-complex="12pt"/>
    </style:style>
    <style:style style:name="T67_139" style:family="text">
      <style:text-properties fo:font-size="12pt" style:font-size-asian="12pt" style:font-size-complex="12pt"/>
    </style:style>
    <style:style style:name="T67_140" style:family="text">
      <style:text-properties fo:font-size="12pt" style:font-size-asian="12pt" style:font-size-complex="12pt"/>
    </style:style>
    <style:style style:name="T67_141" style:family="text">
      <style:text-properties fo:font-size="12pt" style:font-size-asian="12pt" style:font-size-complex="12pt"/>
    </style:style>
    <style:style style:name="T67_142" style:family="text">
      <style:text-properties fo:font-size="12pt" style:font-size-asian="12pt" style:font-size-complex="12pt"/>
    </style:style>
    <style:style style:name="T67_143" style:family="text">
      <style:text-properties fo:font-size="12pt" style:font-size-asian="12pt" style:font-size-complex="12pt"/>
    </style:style>
    <style:style style:name="T67_144" style:family="text">
      <style:text-properties fo:font-size="12pt" style:font-size-asian="12pt" style:font-size-complex="12pt"/>
    </style:style>
    <style:style style:name="T67_145" style:family="text">
      <style:text-properties fo:font-size="12pt" style:font-size-asian="12pt" style:font-size-complex="12pt"/>
    </style:style>
    <style:style style:name="T67_146" style:family="text">
      <style:text-properties fo:font-size="12pt" style:font-size-asian="12pt" style:font-size-complex="12pt"/>
    </style:style>
    <style:style style:name="T67_147" style:family="text">
      <style:text-properties fo:font-size="12pt" style:font-size-asian="12pt" style:font-size-complex="12pt"/>
    </style:style>
    <style:style style:name="T67_148" style:family="text">
      <style:text-properties fo:font-size="12pt" style:font-size-asian="12pt" style:font-size-complex="12pt"/>
    </style:style>
    <style:style style:name="T67_149" style:family="text">
      <style:text-properties fo:font-size="12pt" style:font-size-asian="12pt" style:font-size-complex="12pt"/>
    </style:style>
    <style:style style:name="T67_150" style:family="text">
      <style:text-properties fo:font-size="12pt" style:font-size-asian="12pt" style:font-size-complex="12pt"/>
    </style:style>
    <style:style style:name="T67_151" style:family="text">
      <style:text-properties fo:font-style="italic" style:font-style-asian="italic" style:font-style-complex="italic" fo:font-size="12pt" style:font-size-asian="12pt" style:font-size-complex="12pt"/>
    </style:style>
    <style:style style:name="T67_152" style:family="text">
      <style:text-properties fo:font-size="12pt" style:font-size-asian="12pt" style:font-size-complex="12pt"/>
    </style:style>
    <style:style style:name="T67_153" style:family="text">
      <style:text-properties fo:font-size="12pt" style:font-size-asian="12pt" style:font-size-complex="12pt"/>
    </style:style>
    <style:style style:name="T67_154" style:family="text">
      <style:text-properties fo:font-size="12pt" style:font-size-asian="12pt" style:font-size-complex="12pt"/>
    </style:style>
    <style:style style:name="T67_155" style:family="text">
      <style:text-properties fo:font-size="12pt" style:font-size-asian="12pt" style:font-size-complex="12pt"/>
    </style:style>
    <style:style style:name="T67_156" style:family="text">
      <style:text-properties fo:font-size="12pt" style:font-size-asian="12pt" style:font-size-complex="12pt"/>
    </style:style>
    <style:style style:name="T67_157" style:family="text">
      <style:text-properties fo:font-size="12pt" style:font-size-asian="12pt" style:font-size-complex="12pt"/>
    </style:style>
    <style:style style:name="T67_158" style:family="text">
      <style:text-properties fo:font-size="12pt" style:font-size-asian="12pt" style:font-size-complex="12pt"/>
    </style:style>
    <style:style style:name="T67_159" style:family="text">
      <style:text-properties fo:font-size="12pt" style:font-size-asian="12pt" style:font-size-complex="12pt"/>
    </style:style>
    <style:style style:name="T67_160" style:family="text">
      <style:text-properties fo:font-size="12pt" style:font-size-asian="12pt" style:font-size-complex="12pt"/>
    </style:style>
    <style:style style:name="T67_161" style:family="text">
      <style:text-properties fo:font-size="12pt" style:font-size-asian="12pt" style:font-size-complex="12pt"/>
    </style:style>
    <style:style style:name="T67_162" style:family="text">
      <style:text-properties fo:font-size="12pt" style:font-size-asian="12pt" style:font-size-complex="12pt"/>
    </style:style>
    <style:style style:name="T67_163" style:family="text">
      <style:text-properties fo:font-size="12pt" style:font-size-asian="12pt" style:font-size-complex="12pt"/>
    </style:style>
    <style:style style:name="T67_164" style:family="text">
      <style:text-properties fo:font-size="12pt" style:font-size-asian="12pt" style:font-size-complex="12pt"/>
    </style:style>
    <style:style style:name="T67_165" style:family="text">
      <style:text-properties fo:font-size="12pt" style:font-size-asian="12pt" style:font-size-complex="12pt"/>
    </style:style>
    <style:style style:name="T67_166" style:family="text">
      <style:text-properties fo:font-size="12pt" style:font-size-asian="12pt" style:font-size-complex="12pt"/>
    </style:style>
    <style:style style:name="T67_167" style:family="text">
      <style:text-properties fo:font-style="italic" style:font-style-asian="italic" style:font-style-complex="italic" fo:font-size="12pt" style:font-size-asian="12pt" style:font-size-complex="12pt"/>
    </style:style>
    <style:style style:name="T67_168" style:family="text">
      <style:text-properties fo:font-size="12pt" style:font-size-asian="12pt" style:font-size-complex="12pt"/>
    </style:style>
    <style:style style:name="T67_169" style:family="text">
      <style:text-properties fo:font-size="12pt" style:font-size-asian="12pt" style:font-size-complex="12pt"/>
    </style:style>
    <style:style style:name="T67_170" style:family="text">
      <style:text-properties fo:font-size="12pt" style:font-size-asian="12pt" style:font-size-complex="12pt"/>
    </style:style>
    <style:style style:name="T67_171" style:family="text">
      <style:text-properties fo:font-size="12pt" style:font-size-asian="12pt" style:font-size-complex="12pt"/>
    </style:style>
    <style:style style:name="T67_172" style:family="text">
      <style:text-properties fo:font-size="12pt" style:font-size-asian="12pt" style:font-size-complex="12pt"/>
    </style:style>
    <style:style style:name="T67_173" style:family="text">
      <style:text-properties fo:font-size="12pt" style:font-size-asian="12pt" style:font-size-complex="12pt"/>
    </style:style>
    <style:style style:name="T67_174" style:family="text">
      <style:text-properties fo:font-size="12pt" style:font-size-asian="12pt" style:font-size-complex="12pt"/>
    </style:style>
    <style:style style:name="T67_175" style:family="text">
      <style:text-properties fo:font-size="12pt" style:font-size-asian="12pt" style:font-size-complex="12pt"/>
    </style:style>
    <style:style style:name="T67_176" style:family="text">
      <style:text-properties fo:font-size="12pt" style:font-size-asian="12pt" style:font-size-complex="12pt"/>
    </style:style>
    <style:style style:name="T67_177" style:family="text">
      <style:text-properties fo:font-size="12pt" style:font-size-asian="12pt" style:font-size-complex="12pt"/>
    </style:style>
    <style:style style:name="T67_178" style:family="text">
      <style:text-properties fo:font-size="12pt" style:font-size-asian="12pt" style:font-size-complex="12pt"/>
    </style:style>
    <style:style style:name="T67_179" style:family="text">
      <style:text-properties fo:font-size="12pt" style:font-size-asian="12pt" style:font-size-complex="12pt"/>
    </style:style>
    <style:style style:name="T67_180" style:family="text">
      <style:text-properties fo:font-size="12pt" style:font-size-asian="12pt" style:font-size-complex="12pt"/>
    </style:style>
    <style:style style:name="T67_181" style:family="text">
      <style:text-properties fo:font-size="12pt" style:font-size-asian="12pt" style:font-size-complex="12pt"/>
    </style:style>
    <style:style style:name="T67_182" style:family="text">
      <style:text-properties fo:font-size="12pt" style:font-size-asian="12pt" style:font-size-complex="12pt"/>
    </style:style>
    <style:style style:name="T67_183" style:family="text">
      <style:text-properties fo:font-size="12pt" style:font-size-asian="12pt" style:font-size-complex="12pt"/>
    </style:style>
    <style:style style:name="T67_184" style:family="text">
      <style:text-properties fo:font-size="12pt" style:font-size-asian="12pt" style:font-size-complex="12pt"/>
    </style:style>
    <style:style style:name="T67_185" style:family="text">
      <style:text-properties fo:font-size="12pt" style:font-size-asian="12pt" style:font-size-complex="12pt"/>
    </style:style>
    <style:style style:name="T67_186" style:family="text">
      <style:text-properties fo:font-size="12pt" style:font-size-asian="12pt" style:font-size-complex="12pt"/>
    </style:style>
    <style:style style:name="T67_187" style:family="text">
      <style:text-properties fo:font-size="12pt" style:font-size-asian="12pt" style:font-size-complex="12pt"/>
    </style:style>
    <style:style style:name="T67_188" style:family="text">
      <style:text-properties fo:font-size="12pt" style:font-size-asian="12pt" style:font-size-complex="12pt"/>
    </style:style>
    <style:style style:name="T67_189" style:family="text">
      <style:text-properties fo:font-size="12pt" style:font-size-asian="12pt" style:font-size-complex="12pt"/>
    </style:style>
    <style:style style:name="T67_190" style:family="text">
      <style:text-properties fo:font-size="12pt" style:font-size-asian="12pt" style:font-size-complex="12pt"/>
    </style:style>
    <style:style style:name="T67_191" style:family="text">
      <style:text-properties fo:font-size="12pt" style:font-size-asian="12pt" style:font-size-complex="12pt"/>
    </style:style>
    <style:style style:name="T67_192" style:family="text">
      <style:text-properties fo:font-size="12pt" style:font-size-asian="12pt" style:font-size-complex="12pt"/>
    </style:style>
    <style:style style:name="T67_193" style:family="text">
      <style:text-properties fo:font-style="italic" style:font-style-asian="italic" style:font-style-complex="italic" fo:font-size="12pt" style:font-size-asian="12pt" style:font-size-complex="12pt"/>
    </style:style>
    <style:style style:name="T67_194" style:family="text">
      <style:text-properties fo:font-size="12pt" style:font-size-asian="12pt" style:font-size-complex="12pt"/>
    </style:style>
    <style:style style:name="T67_195" style:family="text">
      <style:text-properties fo:font-size="12pt" style:font-size-asian="12pt" style:font-size-complex="12pt"/>
    </style:style>
    <style:style style:name="T67_196" style:family="text">
      <style:text-properties fo:font-size="12pt" style:font-size-asian="12pt" style:font-size-complex="12pt"/>
    </style:style>
    <style:style style:name="T67_197" style:family="text">
      <style:text-properties fo:font-size="12pt" style:font-size-asian="12pt" style:font-size-complex="12pt"/>
    </style:style>
    <style:style style:name="T67_198" style:family="text">
      <style:text-properties fo:font-size="12pt" style:font-size-asian="12pt" style:font-size-complex="12pt"/>
    </style:style>
    <style:style style:name="T67_199" style:family="text">
      <style:text-properties fo:font-size="12pt" style:font-size-asian="12pt" style:font-size-complex="12pt"/>
    </style:style>
    <style:style style:name="T67_200" style:family="text">
      <style:text-properties fo:font-size="12pt" style:font-size-asian="12pt" style:font-size-complex="12pt"/>
    </style:style>
    <style:style style:name="T67_201" style:family="text">
      <style:text-properties fo:font-size="12pt" style:font-size-asian="12pt" style:font-size-complex="12pt"/>
    </style:style>
    <style:style style:name="T67_202" style:family="text">
      <style:text-properties fo:font-size="12pt" style:font-size-asian="12pt" style:font-size-complex="12pt"/>
    </style:style>
    <style:style style:name="T67_203" style:family="text">
      <style:text-properties fo:font-size="12pt" style:font-size-asian="12pt" style:font-size-complex="12pt"/>
    </style:style>
    <style:style style:name="T67_204" style:family="text">
      <style:text-properties fo:font-size="12pt" style:font-size-asian="12pt" style:font-size-complex="12pt"/>
    </style:style>
    <style:style style:name="T67_205" style:family="text">
      <style:text-properties fo:font-size="12pt" style:font-size-asian="12pt" style:font-size-complex="12pt"/>
    </style:style>
    <style:style style:name="T67_206" style:family="text">
      <style:text-properties fo:font-size="12pt" style:font-size-asian="12pt" style:font-size-complex="12pt"/>
    </style:style>
    <style:style style:name="T67_207" style:family="text">
      <style:text-properties fo:font-size="12pt" style:font-size-asian="12pt" style:font-size-complex="12pt"/>
    </style:style>
    <style:style style:name="T67_208" style:family="text">
      <style:text-properties fo:font-size="12pt" style:font-size-asian="12pt" style:font-size-complex="12pt"/>
    </style:style>
    <style:style style:name="T67_209" style:family="text">
      <style:text-properties fo:font-size="12pt" style:font-size-asian="12pt" style:font-size-complex="12pt"/>
    </style:style>
    <style:style style:name="T67_210" style:family="text">
      <style:text-properties fo:font-size="12pt" style:font-size-asian="12pt" style:font-size-complex="12pt"/>
    </style:style>
    <style:style style:name="T67_211" style:family="text">
      <style:text-properties fo:font-style="italic" style:font-style-asian="italic" style:font-style-complex="italic" fo:font-size="12pt" style:font-size-asian="12pt" style:font-size-complex="12pt"/>
    </style:style>
    <style:style style:name="T67_212" style:family="text">
      <style:text-properties fo:font-size="12pt" style:font-size-asian="12pt" style:font-size-complex="12pt"/>
    </style:style>
    <style:style style:name="T67_213" style:family="text">
      <style:text-properties fo:font-size="12pt" style:font-size-asian="12pt" style:font-size-complex="12pt"/>
    </style:style>
    <style:style style:name="T67_214" style:family="text">
      <style:text-properties fo:font-size="12pt" style:font-size-asian="12pt" style:font-size-complex="12pt"/>
    </style:style>
    <style:style style:name="T67_215" style:family="text">
      <style:text-properties fo:font-size="12pt" style:font-size-asian="12pt" style:font-size-complex="12pt"/>
    </style:style>
    <style:style style:name="T67_216" style:family="text">
      <style:text-properties fo:font-size="12pt" style:font-size-asian="12pt" style:font-size-complex="12pt"/>
    </style:style>
    <style:style style:name="T67_217" style:family="text">
      <style:text-properties fo:font-size="12pt" style:font-size-asian="12pt" style:font-size-complex="12pt"/>
    </style:style>
    <style:style style:name="T67_218" style:family="text">
      <style:text-properties fo:font-size="12pt" style:font-size-asian="12pt" style:font-size-complex="12pt"/>
    </style:style>
    <style:style style:name="T67_219" style:family="text">
      <style:text-properties fo:font-size="12pt" style:font-size-asian="12pt" style:font-size-complex="12pt"/>
    </style:style>
    <style:style style:name="T67_220" style:family="text">
      <style:text-properties fo:font-size="12pt" style:font-size-asian="12pt" style:font-size-complex="12pt"/>
    </style:style>
    <style:style style:name="T67_221" style:family="text">
      <style:text-properties fo:font-size="12pt" style:font-size-asian="12pt" style:font-size-complex="12pt"/>
    </style:style>
    <style:style style:name="T67_222" style:family="text">
      <style:text-properties fo:font-size="12pt" style:font-size-asian="12pt" style:font-size-complex="12pt"/>
    </style:style>
    <style:style style:name="T67_223" style:family="text">
      <style:text-properties fo:font-size="12pt" style:font-size-asian="12pt" style:font-size-complex="12pt"/>
    </style:style>
    <style:style style:name="T67_224" style:family="text">
      <style:text-properties fo:font-size="12pt" style:font-size-asian="12pt" style:font-size-complex="12pt"/>
    </style:style>
    <style:style style:name="T67_225" style:family="text">
      <style:text-properties fo:font-size="12pt" style:font-size-asian="12pt" style:font-size-complex="12pt"/>
    </style:style>
    <style:style style:name="T67_226" style:family="text">
      <style:text-properties fo:font-size="12pt" style:font-size-asian="12pt" style:font-size-complex="12pt"/>
    </style:style>
    <style:style style:name="T67_227" style:family="text">
      <style:text-properties fo:font-size="12pt" style:font-size-asian="12pt" style:font-size-complex="12pt"/>
    </style:style>
    <style:style style:name="T67_228" style:family="text">
      <style:text-properties fo:font-size="12pt" style:font-size-asian="12pt" style:font-size-complex="12pt"/>
    </style:style>
    <style:style style:name="T67_229" style:family="text">
      <style:text-properties fo:font-size="12pt" style:font-size-asian="12pt" style:font-size-complex="12pt"/>
    </style:style>
    <style:style style:name="T67_230" style:family="text">
      <style:text-properties fo:font-size="12pt" style:font-size-asian="12pt" style:font-size-complex="12pt"/>
    </style:style>
    <style:style style:name="T67_231" style:family="text">
      <style:text-properties fo:font-size="12pt" style:font-size-asian="12pt" style:font-size-complex="12pt"/>
    </style:style>
    <style:style style:name="T67_232" style:family="text">
      <style:text-properties fo:font-size="12pt" style:font-size-asian="12pt" style:font-size-complex="12pt"/>
    </style:style>
    <style:style style:name="T67_233" style:family="text">
      <style:text-properties fo:font-size="12pt" style:font-size-asian="12pt" style:font-size-complex="12pt"/>
    </style:style>
    <style:style style:name="T67_234" style:family="text">
      <style:text-properties fo:font-size="12pt" style:font-size-asian="12pt" style:font-size-complex="12pt"/>
    </style:style>
    <style:style style:name="T67_235" style:family="text">
      <style:text-properties fo:font-size="12pt" style:font-size-asian="12pt" style:font-size-complex="12pt"/>
    </style:style>
    <style:style style:name="T67_236" style:family="text">
      <style:text-properties fo:font-size="12pt" style:font-size-asian="12pt" style:font-size-complex="12pt"/>
    </style:style>
    <style:style style:name="T67_237" style:family="text">
      <style:text-properties fo:font-size="12pt" style:font-size-asian="12pt" style:font-size-complex="12pt"/>
    </style:style>
    <style:style style:name="T67_238" style:family="text">
      <style:text-properties fo:font-size="12pt" style:font-size-asian="12pt" style:font-size-complex="12pt"/>
    </style:style>
    <style:style style:name="T67_239" style:family="text">
      <style:text-properties fo:font-size="12pt" style:font-size-asian="12pt" style:font-size-complex="12pt"/>
    </style:style>
    <style:style style:name="T67_240" style:family="text">
      <style:text-properties fo:font-size="12pt" style:font-size-asian="12pt" style:font-size-complex="12pt"/>
    </style:style>
    <style:style style:name="T67_241" style:family="text">
      <style:text-properties fo:font-size="12pt" style:font-size-asian="12pt" style:font-size-complex="12pt"/>
    </style:style>
    <style:style style:name="T67_242" style:family="text">
      <style:text-properties fo:font-size="12pt" style:font-size-asian="12pt" style:font-size-complex="12pt"/>
    </style:style>
    <style:style style:name="T67_243" style:family="text">
      <style:text-properties fo:font-size="12pt" style:font-size-asian="12pt" style:font-size-complex="12pt"/>
    </style:style>
    <style:style style:name="T67_244" style:family="text">
      <style:text-properties fo:font-size="12pt" style:font-size-asian="12pt" style:font-size-complex="12pt"/>
    </style:style>
    <style:style style:name="T67_245" style:family="text">
      <style:text-properties fo:font-size="12pt" style:font-size-asian="12pt" style:font-size-complex="12pt"/>
    </style:style>
    <style:style style:name="T67_246" style:family="text">
      <style:text-properties fo:font-size="12pt" style:font-size-asian="12pt" style:font-size-complex="12pt"/>
    </style:style>
    <style:style style:name="T67_247" style:family="text">
      <style:text-properties fo:font-size="12pt" style:font-size-asian="12pt" style:font-size-complex="12pt"/>
    </style:style>
    <style:style style:name="T67_248" style:family="text">
      <style:text-properties fo:font-size="12pt" style:font-size-asian="12pt" style:font-size-complex="12pt"/>
    </style:style>
    <style:style style:name="T67_249" style:family="text">
      <style:text-properties fo:font-size="12pt" style:font-size-asian="12pt" style:font-size-complex="12pt"/>
    </style:style>
    <style:style style:name="T67_250" style:family="text">
      <style:text-properties fo:font-size="12pt" style:font-size-asian="12pt" style:font-size-complex="12pt"/>
    </style:style>
    <style:style style:name="T67_251" style:family="text">
      <style:text-properties fo:font-size="12pt" style:font-size-asian="12pt" style:font-size-complex="12pt"/>
    </style:style>
    <style:style style:name="T67_252" style:family="text">
      <style:text-properties fo:font-size="12pt" style:font-size-asian="12pt" style:font-size-complex="12pt"/>
    </style:style>
    <style:style style:name="T67_253" style:family="text">
      <style:text-properties fo:font-size="12pt" style:font-size-asian="12pt" style:font-size-complex="12pt"/>
    </style:style>
    <style:style style:name="T67_254" style:family="text">
      <style:text-properties fo:font-size="12pt" style:font-size-asian="12pt" style:font-size-complex="12pt"/>
    </style:style>
    <style:style style:name="T67_255" style:family="text">
      <style:text-properties fo:font-size="12pt" style:font-size-asian="12pt" style:font-size-complex="12pt"/>
    </style:style>
    <style:style style:name="T67_256" style:family="text">
      <style:text-properties fo:font-size="12pt" style:font-size-asian="12pt" style:font-size-complex="12pt"/>
    </style:style>
    <style:style style:name="T67_257" style:family="text">
      <style:text-properties fo:font-style="italic" style:font-style-asian="italic" style:font-style-complex="italic" fo:font-size="12pt" style:font-size-asian="12pt" style:font-size-complex="12pt"/>
    </style:style>
    <style:style style:name="T67_258" style:family="text">
      <style:text-properties fo:font-size="12pt" style:font-size-asian="12pt" style:font-size-complex="12pt"/>
    </style:style>
    <style:style style:name="T67_259" style:family="text">
      <style:text-properties fo:font-size="12pt" style:font-size-asian="12pt" style:font-size-complex="12pt"/>
    </style:style>
    <style:style style:name="T67_260" style:family="text">
      <style:text-properties fo:font-size="12pt" style:font-size-asian="12pt" style:font-size-complex="12pt"/>
    </style:style>
    <style:style style:name="T67_261" style:family="text">
      <style:text-properties fo:font-size="12pt" style:font-size-asian="12pt" style:font-size-complex="12pt"/>
    </style:style>
    <style:style style:name="T67_262" style:family="text">
      <style:text-properties fo:font-size="12pt" style:font-size-asian="12pt" style:font-size-complex="12pt"/>
    </style:style>
    <style:style style:name="T67_263" style:family="text">
      <style:text-properties fo:font-size="12pt" style:font-size-asian="12pt" style:font-size-complex="12pt"/>
    </style:style>
    <style:style style:name="T67_264" style:family="text">
      <style:text-properties fo:font-size="12pt" style:font-size-asian="12pt" style:font-size-complex="12pt"/>
    </style:style>
    <style:style style:name="T67_265" style:family="text">
      <style:text-properties fo:font-size="12pt" style:font-size-asian="12pt" style:font-size-complex="12pt"/>
    </style:style>
    <style:style style:name="T67_266" style:family="text">
      <style:text-properties fo:font-size="12pt" style:font-size-asian="12pt" style:font-size-complex="12pt"/>
    </style:style>
    <style:style style:name="T67_267" style:family="text">
      <style:text-properties fo:font-size="12pt" style:font-size-asian="12pt" style:font-size-complex="12pt"/>
    </style:style>
    <style:style style:name="T67_268" style:family="text">
      <style:text-properties fo:font-size="12pt" style:font-size-asian="12pt" style:font-size-complex="12pt"/>
    </style:style>
    <style:style style:name="T67_269" style:family="text">
      <style:text-properties fo:font-size="12pt" style:font-size-asian="12pt" style:font-size-complex="12pt"/>
    </style:style>
    <style:style style:name="T67_270" style:family="text">
      <style:text-properties fo:font-size="12pt" style:font-size-asian="12pt" style:font-size-complex="12pt"/>
    </style:style>
    <style:style style:name="T67_271" style:family="text">
      <style:text-properties fo:font-size="12pt" style:font-size-asian="12pt" style:font-size-complex="12pt"/>
    </style:style>
    <style:style style:name="T67_272" style:family="text">
      <style:text-properties fo:font-size="12pt" style:font-size-asian="12pt" style:font-size-complex="12pt"/>
    </style:style>
    <style:style style:name="T67_273" style:family="text">
      <style:text-properties fo:font-size="12pt" style:font-size-asian="12pt" style:font-size-complex="12pt"/>
    </style:style>
    <style:style style:name="T67_274" style:family="text">
      <style:text-properties fo:font-size="12pt" style:font-size-asian="12pt" style:font-size-complex="12pt"/>
    </style:style>
    <style:style style:name="T67_275" style:family="text">
      <style:text-properties fo:font-size="12pt" style:font-size-asian="12pt" style:font-size-complex="12pt"/>
    </style:style>
    <style:style style:name="T67_276" style:family="text">
      <style:text-properties fo:font-size="12pt" style:font-size-asian="12pt" style:font-size-complex="12pt"/>
    </style:style>
    <style:style style:name="T67_277" style:family="text">
      <style:text-properties fo:font-size="12pt" style:font-size-asian="12pt" style:font-size-complex="12pt"/>
    </style:style>
    <style:style style:name="T67_278" style:family="text">
      <style:text-properties fo:font-size="12pt" style:font-size-asian="12pt" style:font-size-complex="12pt"/>
    </style:style>
    <style:style style:name="T67_279" style:family="text">
      <style:text-properties fo:font-size="12pt" style:font-size-asian="12pt" style:font-size-complex="12pt"/>
    </style:style>
    <style:style style:name="T67_280" style:family="text">
      <style:text-properties fo:font-size="12pt" style:font-size-asian="12pt" style:font-size-complex="12pt"/>
    </style:style>
    <style:style style:name="T67_281" style:family="text">
      <style:text-properties fo:font-size="12pt" style:font-size-asian="12pt" style:font-size-complex="12pt"/>
    </style:style>
    <style:style style:name="T67_282" style:family="text">
      <style:text-properties fo:font-size="12pt" style:font-size-asian="12pt" style:font-size-complex="12pt"/>
    </style:style>
    <style:style style:name="T67_283" style:family="text">
      <style:text-properties fo:font-size="12pt" style:font-size-asian="12pt" style:font-size-complex="12pt"/>
    </style:style>
    <style:style style:name="T67_284" style:family="text">
      <style:text-properties fo:font-size="12pt" style:font-size-asian="12pt" style:font-size-complex="12pt"/>
    </style:style>
    <style:style style:name="T67_285" style:family="text">
      <style:text-properties fo:font-size="12pt" style:font-size-asian="12pt" style:font-size-complex="12pt"/>
    </style:style>
    <style:style style:name="T67_286" style:family="text">
      <style:text-properties fo:font-size="12pt" style:font-size-asian="12pt" style:font-size-complex="12pt"/>
    </style:style>
    <style:style style:name="T67_287" style:family="text">
      <style:text-properties fo:font-size="12pt" style:font-size-asian="12pt" style:font-size-complex="12pt"/>
    </style:style>
    <style:style style:name="T67_288" style:family="text">
      <style:text-properties fo:font-size="12pt" style:font-size-asian="12pt" style:font-size-complex="12pt"/>
    </style:style>
    <style:style style:name="T67_289" style:family="text">
      <style:text-properties fo:font-style="italic" style:font-style-asian="italic" style:font-style-complex="italic" fo:font-size="12pt" style:font-size-asian="12pt" style:font-size-complex="12pt"/>
    </style:style>
    <style:style style:name="T67_290" style:family="text">
      <style:text-properties fo:font-size="12pt" style:font-size-asian="12pt" style:font-size-complex="12pt"/>
    </style:style>
    <style:style style:name="T67_291" style:family="text">
      <style:text-properties fo:font-size="12pt" style:font-size-asian="12pt" style:font-size-complex="12pt"/>
    </style:style>
    <style:style style:name="T67_292" style:family="text">
      <style:text-properties fo:font-size="12pt" style:font-size-asian="12pt" style:font-size-complex="12pt"/>
    </style:style>
    <style:style style:name="T67_293" style:family="text">
      <style:text-properties fo:font-size="12pt" style:font-size-asian="12pt" style:font-size-complex="12pt"/>
    </style:style>
    <style:style style:name="T67_294" style:family="text">
      <style:text-properties fo:font-size="12pt" style:font-size-asian="12pt" style:font-size-complex="12pt"/>
    </style:style>
    <style:style style:name="T67_295" style:family="text">
      <style:text-properties fo:font-size="12pt" style:font-size-asian="12pt" style:font-size-complex="12pt"/>
    </style:style>
    <style:style style:name="T67_296" style:family="text">
      <style:text-properties fo:font-size="12pt" style:font-size-asian="12pt" style:font-size-complex="12pt"/>
    </style:style>
    <style:style style:name="T67_297" style:family="text">
      <style:text-properties fo:font-style="italic" style:font-style-asian="italic" style:font-style-complex="italic" fo:font-size="12pt" style:font-size-asian="12pt" style:font-size-complex="12pt"/>
    </style:style>
    <style:style style:name="T67_298" style:family="text">
      <style:text-properties fo:font-size="12pt" style:font-size-asian="12pt" style:font-size-complex="12pt"/>
    </style:style>
    <style:style style:name="T67_299" style:family="text">
      <style:text-properties fo:font-size="12pt" style:font-size-asian="12pt" style:font-size-complex="12pt"/>
    </style:style>
    <style:style style:name="T67_300" style:family="text">
      <style:text-properties fo:font-size="12pt" style:font-size-asian="12pt" style:font-size-complex="12pt"/>
    </style:style>
    <style:style style:name="T67_301" style:family="text">
      <style:text-properties fo:font-size="12pt" style:font-size-asian="12pt" style:font-size-complex="12pt"/>
    </style:style>
    <style:style style:name="T67_302" style:family="text">
      <style:text-properties fo:font-size="12pt" style:font-size-asian="12pt" style:font-size-complex="12pt"/>
    </style:style>
    <style:style style:name="T67_303" style:family="text">
      <style:text-properties fo:font-size="12pt" style:font-size-asian="12pt" style:font-size-complex="12pt"/>
    </style:style>
    <style:style style:name="T67_304" style:family="text">
      <style:text-properties fo:font-size="12pt" style:font-size-asian="12pt" style:font-size-complex="12pt"/>
    </style:style>
    <style:style style:name="T67_305" style:family="text">
      <style:text-properties fo:font-size="12pt" style:font-size-asian="12pt" style:font-size-complex="12pt"/>
    </style:style>
    <style:style style:name="T67_306" style:family="text">
      <style:text-properties fo:font-size="12pt" style:font-size-asian="12pt" style:font-size-complex="12pt"/>
    </style:style>
    <style:style style:name="T67_307" style:family="text">
      <style:text-properties fo:font-size="12pt" style:font-size-asian="12pt" style:font-size-complex="12pt"/>
    </style:style>
    <style:style style:name="T67_308" style:family="text">
      <style:text-properties fo:font-size="12pt" style:font-size-asian="12pt" style:font-size-complex="12pt"/>
    </style:style>
    <style:style style:name="T67_309" style:family="text">
      <style:text-properties fo:font-size="12pt" style:font-size-asian="12pt" style:font-size-complex="12pt"/>
    </style:style>
    <style:style style:name="T67_310" style:family="text">
      <style:text-properties fo:font-size="12pt" style:font-size-asian="12pt" style:font-size-complex="12pt"/>
    </style:style>
    <style:style style:name="T67_311" style:family="text">
      <style:text-properties fo:font-size="12pt" style:font-size-asian="12pt" style:font-size-complex="12pt"/>
    </style:style>
    <style:style style:name="T67_312" style:family="text">
      <style:text-properties fo:font-size="12pt" style:font-size-asian="12pt" style:font-size-complex="12pt"/>
    </style:style>
    <style:style style:name="T67_313" style:family="text">
      <style:text-properties fo:font-size="12pt" style:font-size-asian="12pt" style:font-size-complex="12pt"/>
    </style:style>
    <style:style style:name="T67_314" style:family="text">
      <style:text-properties fo:font-size="12pt" style:font-size-asian="12pt" style:font-size-complex="12pt"/>
    </style:style>
    <style:style style:name="T67_315" style:family="text">
      <style:text-properties fo:font-size="12pt" style:font-size-asian="12pt" style:font-size-complex="12pt"/>
    </style:style>
    <style:style style:name="T67_316" style:family="text">
      <style:text-properties fo:font-size="12pt" style:font-size-asian="12pt" style:font-size-complex="12pt"/>
    </style:style>
    <style:style style:name="T67_317" style:family="text">
      <style:text-properties fo:font-style="italic" style:font-style-asian="italic" style:font-style-complex="italic" fo:font-size="12pt" style:font-size-asian="12pt" style:font-size-complex="12pt"/>
    </style:style>
    <style:style style:name="T67_318" style:family="text">
      <style:text-properties fo:font-size="12pt" style:font-size-asian="12pt" style:font-size-complex="12pt"/>
    </style:style>
    <style:style style:name="T67_319" style:family="text">
      <style:text-properties fo:font-size="12pt" style:font-size-asian="12pt" style:font-size-complex="12pt"/>
    </style:style>
    <style:style style:name="T67_320" style:family="text">
      <style:text-properties fo:font-size="12pt" style:font-size-asian="12pt" style:font-size-complex="12pt"/>
    </style:style>
    <style:style style:name="T67_321" style:family="text">
      <style:text-properties fo:font-size="12pt" style:font-size-asian="12pt" style:font-size-complex="12pt"/>
    </style:style>
    <style:style style:name="T67_322" style:family="text">
      <style:text-properties fo:font-size="12pt" style:font-size-asian="12pt" style:font-size-complex="12pt"/>
    </style:style>
    <style:style style:name="T67_323" style:family="text">
      <style:text-properties fo:font-size="12pt" style:font-size-asian="12pt" style:font-size-complex="12pt"/>
    </style:style>
    <style:style style:name="T67_324" style:family="text">
      <style:text-properties fo:font-size="12pt" style:font-size-asian="12pt" style:font-size-complex="12pt"/>
    </style:style>
    <style:style style:name="T67_325" style:family="text">
      <style:text-properties fo:font-size="12pt" style:font-size-asian="12pt" style:font-size-complex="12pt"/>
    </style:style>
    <style:style style:name="T67_326" style:family="text">
      <style:text-properties fo:font-size="12pt" style:font-size-asian="12pt" style:font-size-complex="12pt"/>
    </style:style>
    <style:style style:name="T67_327" style:family="text">
      <style:text-properties fo:font-size="12pt" style:font-size-asian="12pt" style:font-size-complex="12pt"/>
    </style:style>
    <style:style style:name="T67_328" style:family="text">
      <style:text-properties fo:font-size="12pt" style:font-size-asian="12pt" style:font-size-complex="12pt"/>
    </style:style>
    <style:style style:name="T67_329" style:family="text">
      <style:text-properties fo:font-size="12pt" style:font-size-asian="12pt" style:font-size-complex="12pt"/>
    </style:style>
    <style:style style:name="T67_330" style:family="text">
      <style:text-properties fo:font-size="12pt" style:font-size-asian="12pt" style:font-size-complex="12pt"/>
    </style:style>
    <style:style style:name="T67_331" style:family="text">
      <style:text-properties fo:font-size="12pt" style:font-size-asian="12pt" style:font-size-complex="12pt"/>
    </style:style>
    <style:style style:name="T67_332" style:family="text">
      <style:text-properties fo:font-size="12pt" style:font-size-asian="12pt" style:font-size-complex="12pt"/>
    </style:style>
    <style:style style:name="T67_333" style:family="text">
      <style:text-properties fo:font-size="12pt" style:font-size-asian="12pt" style:font-size-complex="12pt"/>
    </style:style>
    <style:style style:name="T67_334" style:family="text">
      <style:text-properties fo:font-size="12pt" style:font-size-asian="12pt" style:font-size-complex="12pt"/>
    </style:style>
    <style:style style:name="T67_335" style:family="text">
      <style:text-properties fo:font-size="12pt" style:font-size-asian="12pt" style:font-size-complex="12pt"/>
    </style:style>
    <style:style style:name="T67_336" style:family="text">
      <style:text-properties fo:font-size="12pt" style:font-size-asian="12pt" style:font-size-complex="12pt"/>
    </style:style>
    <style:style style:name="T67_337" style:family="text">
      <style:text-properties fo:font-size="12pt" style:font-size-asian="12pt" style:font-size-complex="12pt"/>
    </style:style>
    <style:style style:name="T67_338" style:family="text">
      <style:text-properties fo:font-size="12pt" style:font-size-asian="12pt" style:font-size-complex="12pt"/>
    </style:style>
    <style:style style:name="T67_339" style:family="text">
      <style:text-properties fo:font-size="12pt" style:font-size-asian="12pt" style:font-size-complex="12pt"/>
    </style:style>
    <style:style style:name="T67_340" style:family="text">
      <style:text-properties fo:font-size="12pt" style:font-size-asian="12pt" style:font-size-complex="12pt"/>
    </style:style>
    <style:style style:name="T67_341" style:family="text">
      <style:text-properties fo:font-size="12pt" style:font-size-asian="12pt" style:font-size-complex="12pt"/>
    </style:style>
    <style:style style:name="T67_342" style:family="text">
      <style:text-properties fo:font-size="12pt" style:font-size-asian="12pt" style:font-size-complex="12pt"/>
    </style:style>
    <style:style style:name="T67_343" style:family="text">
      <style:text-properties fo:font-size="12pt" style:font-size-asian="12pt" style:font-size-complex="12pt"/>
    </style:style>
    <style:style style:name="T67_344" style:family="text">
      <style:text-properties fo:font-size="12pt" style:font-size-asian="12pt" style:font-size-complex="12pt"/>
    </style:style>
    <style:style style:name="T67_345" style:family="text">
      <style:text-properties fo:font-size="12pt" style:font-size-asian="12pt" style:font-size-complex="12pt"/>
    </style:style>
    <style:style style:name="T67_346" style:family="text">
      <style:text-properties fo:font-size="12pt" style:font-size-asian="12pt" style:font-size-complex="12pt"/>
    </style:style>
    <style:style style:name="T67_347" style:family="text">
      <style:text-properties fo:font-size="12pt" style:font-size-asian="12pt" style:font-size-complex="12pt"/>
    </style:style>
    <style:style style:name="T67_348" style:family="text">
      <style:text-properties fo:font-size="12pt" style:font-size-asian="12pt" style:font-size-complex="12pt"/>
    </style:style>
    <style:style style:name="T67_349" style:family="text">
      <style:text-properties fo:font-size="12pt" style:font-size-asian="12pt" style:font-size-complex="12pt"/>
    </style:style>
    <style:style style:name="T67_350" style:family="text">
      <style:text-properties fo:font-size="12pt" style:font-size-asian="12pt" style:font-size-complex="12pt"/>
    </style:style>
    <style:style style:name="T67_351" style:family="text">
      <style:text-properties fo:font-style="italic" style:font-style-asian="italic" style:font-style-complex="italic" fo:font-size="12pt" style:font-size-asian="12pt" style:font-size-complex="12pt"/>
    </style:style>
    <style:style style:name="T67_352" style:family="text">
      <style:text-properties fo:font-size="12pt" style:font-size-asian="12pt" style:font-size-complex="12pt"/>
    </style:style>
    <style:style style:name="P68" style:family="paragraph" style:parent-style-name="Heading_20_1">
      <style:paragraph-properties fo:text-align="justify" fo:break-before="auto" fo:text-indent="-0.053cm" fo:line-height="150%" style:writing-mode="lr-tb"/>
    </style:style>
    <style:style style:name="T68_1" style:family="text"/>
    <style:style style:name="P69" style:family="paragraph" style:parent-style-name="Standard">
      <style:paragraph-properties fo:text-align="justify" fo:break-before="auto" fo:line-height="150%" style:writing-mode="lr-tb"/>
    </style:style>
    <style:style style:name="T69_1" style:family="text"/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T69_77" style:family="text">
      <style:text-properties fo:font-size="12pt" style:font-size-asian="12pt" style:font-size-complex="12pt"/>
    </style:style>
    <style:style style:name="T69_78" style:family="text">
      <style:text-properties fo:font-size="12pt" style:font-size-asian="12pt" style:font-size-complex="12pt"/>
    </style:style>
    <style:style style:name="T69_79" style:family="text">
      <style:text-properties fo:font-size="12pt" style:font-size-asian="12pt" style:font-size-complex="12pt"/>
    </style:style>
    <style:style style:name="T69_80" style:family="text">
      <style:text-properties fo:font-size="12pt" style:font-size-asian="12pt" style:font-size-complex="12pt"/>
    </style:style>
    <style:style style:name="T69_81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text-align="justify" fo:break-before="auto" fo:line-height="150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T70_75" style:family="text">
      <style:text-properties fo:font-size="12pt" style:font-size-asian="12pt" style:font-size-complex="12pt"/>
    </style:style>
    <style:style style:name="T70_76" style:family="text">
      <style:text-properties fo:font-size="12pt" style:font-size-asian="12pt" style:font-size-complex="12pt"/>
    </style:style>
    <style:style style:name="T70_77" style:family="text">
      <style:text-properties fo:font-size="12pt" style:font-size-asian="12pt" style:font-size-complex="12pt"/>
    </style:style>
    <style:style style:name="T70_78" style:family="text">
      <style:text-properties fo:font-size="12pt" style:font-size-asian="12pt" style:font-size-complex="12pt"/>
    </style:style>
    <style:style style:name="T70_79" style:family="text">
      <style:text-properties fo:font-size="12pt" style:font-size-asian="12pt" style:font-size-complex="12pt"/>
    </style:style>
    <style:style style:name="T70_80" style:family="text">
      <style:text-properties fo:font-size="12pt" style:font-size-asian="12pt" style:font-size-complex="12pt"/>
    </style:style>
    <style:style style:name="T70_81" style:family="text">
      <style:text-properties fo:font-size="12pt" style:font-size-asian="12pt" style:font-size-complex="12pt"/>
    </style:style>
    <style:style style:name="T70_82" style:family="text">
      <style:text-properties fo:font-size="12pt" style:font-size-asian="12pt" style:font-size-complex="12pt"/>
    </style:style>
    <style:style style:name="T70_83" style:family="text">
      <style:text-properties fo:font-size="12pt" style:font-size-asian="12pt" style:font-size-complex="12pt"/>
    </style:style>
    <style:style style:name="T70_84" style:family="text">
      <style:text-properties fo:font-size="12pt" style:font-size-asian="12pt" style:font-size-complex="12pt"/>
    </style:style>
    <style:style style:name="T70_85" style:family="text">
      <style:text-properties fo:font-size="12pt" style:font-size-asian="12pt" style:font-size-complex="12pt"/>
    </style:style>
    <style:style style:name="T70_86" style:family="text">
      <style:text-properties fo:font-size="12pt" style:font-size-asian="12pt" style:font-size-complex="12pt"/>
    </style:style>
    <style:style style:name="T70_87" style:family="text">
      <style:text-properties fo:font-size="12pt" style:font-size-asian="12pt" style:font-size-complex="12pt"/>
    </style:style>
    <style:style style:name="T70_88" style:family="text">
      <style:text-properties fo:font-size="12pt" style:font-size-asian="12pt" style:font-size-complex="12pt"/>
    </style:style>
    <style:style style:name="T70_89" style:family="text">
      <style:text-properties fo:font-size="12pt" style:font-size-asian="12pt" style:font-size-complex="12pt"/>
    </style:style>
    <style:style style:name="T70_90" style:family="text">
      <style:text-properties fo:font-size="12pt" style:font-size-asian="12pt" style:font-size-complex="12pt"/>
    </style:style>
    <style:style style:name="T70_91" style:family="text">
      <style:text-properties fo:font-size="12pt" style:font-size-asian="12pt" style:font-size-complex="12pt"/>
    </style:style>
    <style:style style:name="T70_92" style:family="text">
      <style:text-properties fo:font-size="12pt" style:font-size-asian="12pt" style:font-size-complex="12pt"/>
    </style:style>
    <style:style style:name="T70_93" style:family="text">
      <style:text-properties fo:font-size="12pt" style:font-size-asian="12pt" style:font-size-complex="12pt"/>
    </style:style>
    <style:style style:name="T70_94" style:family="text">
      <style:text-properties fo:font-size="12pt" style:font-size-asian="12pt" style:font-size-complex="12pt"/>
    </style:style>
    <style:style style:name="T70_95" style:family="text">
      <style:text-properties fo:font-size="12pt" style:font-size-asian="12pt" style:font-size-complex="12pt"/>
    </style:style>
    <style:style style:name="T70_96" style:family="text">
      <style:text-properties fo:font-size="12pt" style:font-size-asian="12pt" style:font-size-complex="12pt"/>
    </style:style>
    <style:style style:name="T70_97" style:family="text">
      <style:text-properties fo:font-size="12pt" style:font-size-asian="12pt" style:font-size-complex="12pt"/>
    </style:style>
    <style:style style:name="T70_98" style:family="text">
      <style:text-properties fo:font-size="12pt" style:font-size-asian="12pt" style:font-size-complex="12pt"/>
    </style:style>
    <style:style style:name="T70_99" style:family="text">
      <style:text-properties fo:font-size="12pt" style:font-size-asian="12pt" style:font-size-complex="12pt"/>
    </style:style>
    <style:style style:name="T70_100" style:family="text">
      <style:text-properties fo:font-size="12pt" style:font-size-asian="12pt" style:font-size-complex="12pt"/>
    </style:style>
    <style:style style:name="T70_101" style:family="text">
      <style:text-properties fo:font-size="12pt" style:font-size-asian="12pt" style:font-size-complex="12pt"/>
    </style:style>
    <style:style style:name="T70_102" style:family="text">
      <style:text-properties fo:font-size="12pt" style:font-size-asian="12pt" style:font-size-complex="12pt"/>
    </style:style>
    <style:style style:name="T70_103" style:family="text">
      <style:text-properties fo:font-size="12pt" style:font-size-asian="12pt" style:font-size-complex="12pt"/>
    </style:style>
    <style:style style:name="T70_104" style:family="text">
      <style:text-properties fo:font-size="12pt" style:font-size-asian="12pt" style:font-size-complex="12pt"/>
    </style:style>
    <style:style style:name="T70_105" style:family="text">
      <style:text-properties fo:font-size="12pt" style:font-size-asian="12pt" style:font-size-complex="12pt"/>
    </style:style>
    <style:style style:name="T70_106" style:family="text">
      <style:text-properties fo:font-size="12pt" style:font-size-asian="12pt" style:font-size-complex="12pt"/>
    </style:style>
    <style:style style:name="T70_107" style:family="text">
      <style:text-properties fo:font-size="12pt" style:font-size-asian="12pt" style:font-size-complex="12pt"/>
    </style:style>
    <style:style style:name="T70_108" style:family="text">
      <style:text-properties fo:font-size="12pt" style:font-size-asian="12pt" style:font-size-complex="12pt"/>
    </style:style>
    <style:style style:name="T70_109" style:family="text">
      <style:text-properties fo:font-size="12pt" style:font-size-asian="12pt" style:font-size-complex="12pt"/>
    </style:style>
    <style:style style:name="T70_110" style:family="text">
      <style:text-properties fo:font-size="12pt" style:font-size-asian="12pt" style:font-size-complex="12pt"/>
    </style:style>
    <style:style style:name="T70_111" style:family="text">
      <style:text-properties fo:font-size="12pt" style:font-size-asian="12pt" style:font-size-complex="12pt"/>
    </style:style>
    <style:style style:name="T70_112" style:family="text">
      <style:text-properties fo:font-size="12pt" style:font-size-asian="12pt" style:font-size-complex="12pt"/>
    </style:style>
    <style:style style:name="T70_113" style:family="text">
      <style:text-properties fo:font-size="12pt" style:font-size-asian="12pt" style:font-size-complex="12pt"/>
    </style:style>
    <style:style style:name="T70_114" style:family="text">
      <style:text-properties fo:font-size="12pt" style:font-size-asian="12pt" style:font-size-complex="12pt"/>
    </style:style>
    <style:style style:name="T70_115" style:family="text">
      <style:text-properties fo:font-size="12pt" style:font-size-asian="12pt" style:font-size-complex="12pt"/>
    </style:style>
    <style:style style:name="T70_116" style:family="text">
      <style:text-properties fo:font-size="12pt" style:font-size-asian="12pt" style:font-size-complex="12pt"/>
    </style:style>
    <style:style style:name="T70_117" style:family="text">
      <style:text-properties fo:font-size="12pt" style:font-size-asian="12pt" style:font-size-complex="12pt"/>
    </style:style>
    <style:style style:name="T70_118" style:family="text">
      <style:text-properties fo:font-size="12pt" style:font-size-asian="12pt" style:font-size-complex="12pt"/>
    </style:style>
    <style:style style:name="T70_119" style:family="text">
      <style:text-properties fo:font-size="12pt" style:font-size-asian="12pt" style:font-size-complex="12pt"/>
    </style:style>
    <style:style style:name="T70_120" style:family="text">
      <style:text-properties fo:font-size="12pt" style:font-size-asian="12pt" style:font-size-complex="12pt"/>
    </style:style>
    <style:style style:name="T70_121" style:family="text">
      <style:text-properties fo:font-size="12pt" style:font-size-asian="12pt" style:font-size-complex="12pt"/>
    </style:style>
    <style:style style:name="T70_122" style:family="text">
      <style:text-properties fo:font-size="12pt" style:font-size-asian="12pt" style:font-size-complex="12pt"/>
    </style:style>
    <style:style style:name="T70_123" style:family="text">
      <style:text-properties fo:font-size="12pt" style:font-size-asian="12pt" style:font-size-complex="12pt"/>
    </style:style>
    <style:style style:name="T70_124" style:family="text">
      <style:text-properties fo:font-style="italic" style:font-style-asian="italic" style:font-style-complex="italic" fo:font-size="12pt" style:font-size-asian="12pt" style:font-size-complex="12pt"/>
    </style:style>
    <style:style style:name="T70_125" style:family="text">
      <style:text-properties fo:font-style="italic" style:font-style-asian="italic" style:font-style-complex="italic" fo:font-size="12pt" style:font-size-asian="12pt" style:font-size-complex="12pt"/>
    </style:style>
    <style:style style:name="T70_126" style:family="text">
      <style:text-properties fo:font-style="italic" style:font-style-asian="italic" style:font-style-complex="italic" fo:font-size="12pt" style:font-size-asian="12pt" style:font-size-complex="12pt"/>
    </style:style>
    <style:style style:name="T70_127" style:family="text">
      <style:text-properties fo:font-size="12pt" style:font-size-asian="12pt" style:font-size-complex="12pt"/>
    </style:style>
    <style:style style:name="T70_128" style:family="text">
      <style:text-properties fo:font-size="12pt" style:font-size-asian="12pt" style:font-size-complex="12pt"/>
    </style:style>
    <style:style style:name="T70_129" style:family="text">
      <style:text-properties fo:font-size="12pt" style:font-size-asian="12pt" style:font-size-complex="12pt"/>
    </style:style>
    <style:style style:name="T70_130" style:family="text">
      <style:text-properties fo:font-size="12pt" style:font-size-asian="12pt" style:font-size-complex="12pt"/>
    </style:style>
    <style:style style:name="T70_131" style:family="text">
      <style:text-properties fo:font-size="12pt" style:font-size-asian="12pt" style:font-size-complex="12pt"/>
    </style:style>
    <style:style style:name="T70_132" style:family="text">
      <style:text-properties fo:font-size="12pt" style:font-size-asian="12pt" style:font-size-complex="12pt"/>
    </style:style>
    <style:style style:name="T70_133" style:family="text">
      <style:text-properties fo:font-size="12pt" style:font-size-asian="12pt" style:font-size-complex="12pt"/>
    </style:style>
    <style:style style:name="T70_134" style:family="text">
      <style:text-properties fo:font-size="12pt" style:font-size-asian="12pt" style:font-size-complex="12pt"/>
    </style:style>
    <style:style style:name="T70_135" style:family="text">
      <style:text-properties fo:font-size="12pt" style:font-size-asian="12pt" style:font-size-complex="12pt"/>
    </style:style>
    <style:style style:name="T70_136" style:family="text">
      <style:text-properties fo:font-size="12pt" style:font-size-asian="12pt" style:font-size-complex="12pt"/>
    </style:style>
    <style:style style:name="T70_137" style:family="text">
      <style:text-properties fo:font-size="12pt" style:font-size-asian="12pt" style:font-size-complex="12pt"/>
    </style:style>
    <style:style style:name="T70_138" style:family="text">
      <style:text-properties fo:font-size="12pt" style:font-size-asian="12pt" style:font-size-complex="12pt"/>
    </style:style>
    <style:style style:name="T70_139" style:family="text">
      <style:text-properties fo:font-size="12pt" style:font-size-asian="12pt" style:font-size-complex="12pt"/>
    </style:style>
    <style:style style:name="T70_140" style:family="text">
      <style:text-properties fo:font-size="12pt" style:font-size-asian="12pt" style:font-size-complex="12pt"/>
    </style:style>
    <style:style style:name="T70_141" style:family="text">
      <style:text-properties fo:font-size="12pt" style:font-size-asian="12pt" style:font-size-complex="12pt"/>
    </style:style>
    <style:style style:name="T70_142" style:family="text">
      <style:text-properties fo:font-size="12pt" style:font-size-asian="12pt" style:font-size-complex="12pt"/>
    </style:style>
    <style:style style:name="T70_143" style:family="text">
      <style:text-properties fo:font-size="12pt" style:font-size-asian="12pt" style:font-size-complex="12pt"/>
    </style:style>
    <style:style style:name="T70_144" style:family="text">
      <style:text-properties fo:font-size="12pt" style:font-size-asian="12pt" style:font-size-complex="12pt"/>
    </style:style>
    <style:style style:name="T70_145" style:family="text">
      <style:text-properties fo:font-size="12pt" style:font-size-asian="12pt" style:font-size-complex="12pt"/>
    </style:style>
    <style:style style:name="T70_146" style:family="text">
      <style:text-properties fo:font-size="12pt" style:font-size-asian="12pt" style:font-size-complex="12pt"/>
    </style:style>
    <style:style style:name="T70_147" style:family="text">
      <style:text-properties fo:font-size="12pt" style:font-size-asian="12pt" style:font-size-complex="12pt"/>
    </style:style>
    <style:style style:name="T70_148" style:family="text">
      <style:text-properties fo:font-size="12pt" style:font-size-asian="12pt" style:font-size-complex="12pt"/>
    </style:style>
    <style:style style:name="T70_149" style:family="text">
      <style:text-properties fo:font-size="12pt" style:font-size-asian="12pt" style:font-size-complex="12pt"/>
    </style:style>
    <style:style style:name="T70_150" style:family="text">
      <style:text-properties fo:font-size="12pt" style:font-size-asian="12pt" style:font-size-complex="12pt"/>
    </style:style>
    <style:style style:name="T70_151" style:family="text">
      <style:text-properties fo:font-size="12pt" style:font-size-asian="12pt" style:font-size-complex="12pt"/>
    </style:style>
    <style:style style:name="T70_152" style:family="text">
      <style:text-properties fo:font-size="12pt" style:font-size-asian="12pt" style:font-size-complex="12pt"/>
    </style:style>
    <style:style style:name="T70_153" style:family="text">
      <style:text-properties fo:font-size="12pt" style:font-size-asian="12pt" style:font-size-complex="12pt"/>
    </style:style>
    <style:style style:name="T70_154" style:family="text">
      <style:text-properties fo:font-size="12pt" style:font-size-asian="12pt" style:font-size-complex="12pt"/>
    </style:style>
    <style:style style:name="T70_155" style:family="text">
      <style:text-properties fo:font-size="12pt" style:font-size-asian="12pt" style:font-size-complex="12pt"/>
    </style:style>
    <style:style style:name="T70_156" style:family="text">
      <style:text-properties fo:font-size="12pt" style:font-size-asian="12pt" style:font-size-complex="12pt"/>
    </style:style>
    <style:style style:name="T70_157" style:family="text">
      <style:text-properties fo:font-size="12pt" style:font-size-asian="12pt" style:font-size-complex="12pt"/>
    </style:style>
    <style:style style:name="T70_158" style:family="text">
      <style:text-properties fo:font-size="12pt" style:font-size-asian="12pt" style:font-size-complex="12pt"/>
    </style:style>
    <style:style style:name="T70_159" style:family="text">
      <style:text-properties fo:font-size="12pt" style:font-size-asian="12pt" style:font-size-complex="12pt"/>
    </style:style>
    <style:style style:name="T70_160" style:family="text">
      <style:text-properties fo:font-size="12pt" style:font-size-asian="12pt" style:font-size-complex="12pt"/>
    </style:style>
    <style:style style:name="T70_161" style:family="text">
      <style:text-properties fo:font-size="12pt" style:font-size-asian="12pt" style:font-size-complex="12pt"/>
    </style:style>
    <style:style style:name="T70_162" style:family="text">
      <style:text-properties fo:font-size="12pt" style:font-size-asian="12pt" style:font-size-complex="12pt"/>
    </style:style>
    <style:style style:name="T70_163" style:family="text">
      <style:text-properties fo:font-size="12pt" style:font-size-asian="12pt" style:font-size-complex="12pt"/>
    </style:style>
    <style:style style:name="T70_164" style:family="text">
      <style:text-properties fo:font-size="12pt" style:font-size-asian="12pt" style:font-size-complex="12pt"/>
    </style:style>
    <style:style style:name="T70_165" style:family="text">
      <style:text-properties fo:font-size="12pt" style:font-size-asian="12pt" style:font-size-complex="12pt"/>
    </style:style>
    <style:style style:name="T70_166" style:family="text">
      <style:text-properties fo:font-size="12pt" style:font-size-asian="12pt" style:font-size-complex="12pt"/>
    </style:style>
    <style:style style:name="T70_167" style:family="text">
      <style:text-properties fo:font-size="12pt" style:font-size-asian="12pt" style:font-size-complex="12pt"/>
    </style:style>
    <style:style style:name="T70_168" style:family="text">
      <style:text-properties fo:font-size="12pt" style:font-size-asian="12pt" style:font-size-complex="12pt"/>
    </style:style>
    <style:style style:name="T70_169" style:family="text">
      <style:text-properties fo:font-size="12pt" style:font-size-asian="12pt" style:font-size-complex="12pt"/>
    </style:style>
    <style:style style:name="T70_170" style:family="text">
      <style:text-properties fo:font-size="12pt" style:font-size-asian="12pt" style:font-size-complex="12pt"/>
    </style:style>
    <style:style style:name="T70_171" style:family="text">
      <style:text-properties fo:font-size="12pt" style:font-size-asian="12pt" style:font-size-complex="12pt"/>
    </style:style>
    <style:style style:name="T70_172" style:family="text">
      <style:text-properties fo:font-size="12pt" style:font-size-asian="12pt" style:font-size-complex="12pt"/>
    </style:style>
    <style:style style:name="T70_173" style:family="text">
      <style:text-properties fo:font-size="12pt" style:font-size-asian="12pt" style:font-size-complex="12pt"/>
    </style:style>
    <style:style style:name="T70_174" style:family="text">
      <style:text-properties fo:font-size="12pt" style:font-size-asian="12pt" style:font-size-complex="12pt"/>
    </style:style>
    <style:style style:name="T70_175" style:family="text">
      <style:text-properties fo:font-size="12pt" style:font-size-asian="12pt" style:font-size-complex="12pt"/>
    </style:style>
    <style:style style:name="T70_176" style:family="text">
      <style:text-properties fo:font-size="12pt" style:font-size-asian="12pt" style:font-size-complex="12pt"/>
    </style:style>
    <style:style style:name="T70_177" style:family="text">
      <style:text-properties fo:font-size="12pt" style:font-size-asian="12pt" style:font-size-complex="12pt"/>
    </style:style>
    <style:style style:name="T70_178" style:family="text">
      <style:text-properties fo:font-size="12pt" style:font-size-asian="12pt" style:font-size-complex="12pt"/>
    </style:style>
    <style:style style:name="T70_179" style:family="text">
      <style:text-properties fo:font-size="12pt" style:font-size-asian="12pt" style:font-size-complex="12pt"/>
    </style:style>
    <style:style style:name="T70_180" style:family="text">
      <style:text-properties fo:font-style="italic" style:font-style-asian="italic" style:font-style-complex="italic" fo:font-size="12pt" style:font-size-asian="12pt" style:font-size-complex="12pt"/>
    </style:style>
    <style:style style:name="T70_181" style:family="text">
      <style:text-properties fo:font-style="italic" style:font-style-asian="italic" style:font-style-complex="italic" fo:font-size="12pt" style:font-size-asian="12pt" style:font-size-complex="12pt"/>
    </style:style>
    <style:style style:name="T70_182" style:family="text">
      <style:text-properties fo:font-style="italic" style:font-style-asian="italic" style:font-style-complex="italic" fo:font-size="12pt" style:font-size-asian="12pt" style:font-size-complex="12pt"/>
    </style:style>
    <style:style style:name="T70_183" style:family="text">
      <style:text-properties fo:font-style="italic" style:font-style-asian="italic" style:font-style-complex="italic" fo:font-size="12pt" style:font-size-asian="12pt" style:font-size-complex="12pt"/>
    </style:style>
    <style:style style:name="T70_184" style:family="text">
      <style:text-properties fo:font-size="12pt" style:font-size-asian="12pt" style:font-size-complex="12pt"/>
    </style:style>
    <style:style style:name="T70_185" style:family="text">
      <style:text-properties fo:font-size="12pt" style:font-size-asian="12pt" style:font-size-complex="12pt"/>
    </style:style>
    <style:style style:name="T70_186" style:family="text">
      <style:text-properties fo:font-size="12pt" style:font-size-asian="12pt" style:font-size-complex="12pt"/>
    </style:style>
    <style:style style:name="T70_187" style:family="text">
      <style:text-properties fo:font-size="12pt" style:font-size-asian="12pt" style:font-size-complex="12pt"/>
    </style:style>
    <style:style style:name="T70_188" style:family="text">
      <style:text-properties fo:font-size="12pt" style:font-size-asian="12pt" style:font-size-complex="12pt"/>
    </style:style>
    <style:style style:name="T70_189" style:family="text">
      <style:text-properties fo:font-size="12pt" style:font-size-asian="12pt" style:font-size-complex="12pt"/>
    </style:style>
    <style:style style:name="T70_190" style:family="text">
      <style:text-properties fo:font-size="12pt" style:font-size-asian="12pt" style:font-size-complex="12pt"/>
    </style:style>
    <style:style style:name="T70_191" style:family="text">
      <style:text-properties fo:font-size="12pt" style:font-size-asian="12pt" style:font-size-complex="12pt"/>
    </style:style>
    <style:style style:name="T70_192" style:family="text">
      <style:text-properties fo:font-size="12pt" style:font-size-asian="12pt" style:font-size-complex="12pt"/>
    </style:style>
    <style:style style:name="T70_193" style:family="text">
      <style:text-properties fo:font-size="12pt" style:font-size-asian="12pt" style:font-size-complex="12pt"/>
    </style:style>
    <style:style style:name="T70_194" style:family="text">
      <style:text-properties fo:font-size="12pt" style:font-size-asian="12pt" style:font-size-complex="12pt"/>
    </style:style>
    <style:style style:name="T70_195" style:family="text">
      <style:text-properties fo:font-size="12pt" style:font-size-asian="12pt" style:font-size-complex="12pt"/>
    </style:style>
    <style:style style:name="T70_196" style:family="text">
      <style:text-properties fo:font-size="12pt" style:font-size-asian="12pt" style:font-size-complex="12pt"/>
    </style:style>
    <style:style style:name="T70_197" style:family="text">
      <style:text-properties fo:font-size="12pt" style:font-size-asian="12pt" style:font-size-complex="12pt"/>
    </style:style>
    <style:style style:name="T70_198" style:family="text">
      <style:text-properties fo:font-size="12pt" style:font-size-asian="12pt" style:font-size-complex="12pt"/>
    </style:style>
    <style:style style:name="T70_199" style:family="text">
      <style:text-properties fo:font-size="12pt" style:font-size-asian="12pt" style:font-size-complex="12pt"/>
    </style:style>
    <style:style style:name="T70_200" style:family="text">
      <style:text-properties fo:font-size="12pt" style:font-size-asian="12pt" style:font-size-complex="12pt"/>
    </style:style>
    <style:style style:name="T70_201" style:family="text">
      <style:text-properties fo:font-size="12pt" style:font-size-asian="12pt" style:font-size-complex="12pt"/>
    </style:style>
    <style:style style:name="T70_202" style:family="text">
      <style:text-properties fo:font-size="12pt" style:font-size-asian="12pt" style:font-size-complex="12pt"/>
    </style:style>
    <style:style style:name="T70_203" style:family="text">
      <style:text-properties fo:font-size="12pt" style:font-size-asian="12pt" style:font-size-complex="12pt"/>
    </style:style>
    <style:style style:name="T70_204" style:family="text">
      <style:text-properties fo:font-size="12pt" style:font-size-asian="12pt" style:font-size-complex="12pt"/>
    </style:style>
    <style:style style:name="T70_205" style:family="text">
      <style:text-properties fo:font-size="12pt" style:font-size-asian="12pt" style:font-size-complex="12pt"/>
    </style:style>
    <style:style style:name="T70_206" style:family="text">
      <style:text-properties fo:font-size="12pt" style:font-size-asian="12pt" style:font-size-complex="12pt"/>
    </style:style>
    <style:style style:name="T70_207" style:family="text">
      <style:text-properties fo:font-size="12pt" style:font-size-asian="12pt" style:font-size-complex="12pt"/>
    </style:style>
    <style:style style:name="T70_208" style:family="text">
      <style:text-properties fo:font-size="12pt" style:font-size-asian="12pt" style:font-size-complex="12pt"/>
    </style:style>
    <style:style style:name="T70_209" style:family="text">
      <style:text-properties fo:font-size="12pt" style:font-size-asian="12pt" style:font-size-complex="12pt"/>
    </style:style>
    <style:style style:name="T70_210" style:family="text">
      <style:text-properties fo:font-size="12pt" style:font-size-asian="12pt" style:font-size-complex="12pt"/>
    </style:style>
    <style:style style:name="T70_211" style:family="text">
      <style:text-properties fo:font-size="12pt" style:font-size-asian="12pt" style:font-size-complex="12pt"/>
    </style:style>
    <style:style style:name="T70_212" style:family="text">
      <style:text-properties fo:font-size="12pt" style:font-size-asian="12pt" style:font-size-complex="12pt"/>
    </style:style>
    <style:style style:name="T70_213" style:family="text">
      <style:text-properties fo:font-size="12pt" style:font-size-asian="12pt" style:font-size-complex="12pt"/>
    </style:style>
    <style:style style:name="T70_214" style:family="text">
      <style:text-properties fo:font-size="12pt" style:font-size-asian="12pt" style:font-size-complex="12pt"/>
    </style:style>
    <style:style style:name="T70_215" style:family="text">
      <style:text-properties fo:font-size="12pt" style:font-size-asian="12pt" style:font-size-complex="12pt"/>
    </style:style>
    <style:style style:name="T70_216" style:family="text">
      <style:text-properties fo:font-size="12pt" style:font-size-asian="12pt" style:font-size-complex="12pt"/>
    </style:style>
    <style:style style:name="T70_217" style:family="text">
      <style:text-properties fo:font-size="12pt" style:font-size-asian="12pt" style:font-size-complex="12pt"/>
    </style:style>
    <style:style style:name="T70_218" style:family="text">
      <style:text-properties fo:font-size="12pt" style:font-size-asian="12pt" style:font-size-complex="12pt"/>
    </style:style>
    <style:style style:name="T70_219" style:family="text">
      <style:text-properties fo:font-size="12pt" style:font-size-asian="12pt" style:font-size-complex="12pt"/>
    </style:style>
    <style:style style:name="T70_220" style:family="text">
      <style:text-properties fo:font-size="12pt" style:font-size-asian="12pt" style:font-size-complex="12pt"/>
    </style:style>
    <style:style style:name="T70_221" style:family="text">
      <style:text-properties fo:font-size="12pt" style:font-size-asian="12pt" style:font-size-complex="12pt"/>
    </style:style>
    <style:style style:name="T70_222" style:family="text">
      <style:text-properties fo:font-size="12pt" style:font-size-asian="12pt" style:font-size-complex="12pt"/>
    </style:style>
    <style:style style:name="T70_223" style:family="text">
      <style:text-properties fo:font-size="12pt" style:font-size-asian="12pt" style:font-size-complex="12pt"/>
    </style:style>
    <style:style style:name="T70_224" style:family="text">
      <style:text-properties fo:font-size="12pt" style:font-size-asian="12pt" style:font-size-complex="12pt"/>
    </style:style>
    <style:style style:name="T70_225" style:family="text">
      <style:text-properties fo:font-size="12pt" style:font-size-asian="12pt" style:font-size-complex="12pt"/>
    </style:style>
    <style:style style:name="T70_226" style:family="text">
      <style:text-properties fo:font-size="12pt" style:font-size-asian="12pt" style:font-size-complex="12pt"/>
    </style:style>
    <style:style style:name="T70_227" style:family="text">
      <style:text-properties fo:font-size="12pt" style:font-size-asian="12pt" style:font-size-complex="12pt"/>
    </style:style>
    <style:style style:name="T70_228" style:family="text">
      <style:text-properties fo:font-size="12pt" style:font-size-asian="12pt" style:font-size-complex="12pt"/>
    </style:style>
    <style:style style:name="T70_229" style:family="text">
      <style:text-properties fo:font-size="12pt" style:font-size-asian="12pt" style:font-size-complex="12pt"/>
    </style:style>
    <style:style style:name="T70_230" style:family="text">
      <style:text-properties fo:font-size="12pt" style:font-size-asian="12pt" style:font-size-complex="12pt"/>
    </style:style>
    <style:style style:name="T70_231" style:family="text">
      <style:text-properties fo:font-size="12pt" style:font-size-asian="12pt" style:font-size-complex="12pt"/>
    </style:style>
    <style:style style:name="T70_232" style:family="text">
      <style:text-properties fo:font-size="12pt" style:font-size-asian="12pt" style:font-size-complex="12pt"/>
    </style:style>
    <style:style style:name="T70_233" style:family="text">
      <style:text-properties fo:font-size="12pt" style:font-size-asian="12pt" style:font-size-complex="12pt"/>
    </style:style>
    <style:style style:name="T70_234" style:family="text">
      <style:text-properties fo:font-size="12pt" style:font-size-asian="12pt" style:font-size-complex="12pt"/>
    </style:style>
    <style:style style:name="T70_235" style:family="text">
      <style:text-properties fo:font-size="12pt" style:font-size-asian="12pt" style:font-size-complex="12pt"/>
    </style:style>
    <style:style style:name="T70_236" style:family="text">
      <style:text-properties fo:font-size="12pt" style:font-size-asian="12pt" style:font-size-complex="12pt"/>
    </style:style>
    <style:style style:name="T70_237" style:family="text">
      <style:text-properties fo:font-size="12pt" style:font-size-asian="12pt" style:font-size-complex="12pt"/>
    </style:style>
    <style:style style:name="T70_238" style:family="text">
      <style:text-properties fo:font-size="12pt" style:font-size-asian="12pt" style:font-size-complex="12pt"/>
    </style:style>
    <style:style style:name="T70_239" style:family="text">
      <style:text-properties fo:font-size="12pt" style:font-size-asian="12pt" style:font-size-complex="12pt"/>
    </style:style>
    <style:style style:name="T70_240" style:family="text">
      <style:text-properties fo:font-size="12pt" style:font-size-asian="12pt" style:font-size-complex="12pt"/>
    </style:style>
    <style:style style:name="T70_241" style:family="text">
      <style:text-properties fo:font-size="12pt" style:font-size-asian="12pt" style:font-size-complex="12pt"/>
    </style:style>
    <style:style style:name="T70_242" style:family="text">
      <style:text-properties fo:font-size="12pt" style:font-size-asian="12pt" style:font-size-complex="12pt"/>
    </style:style>
    <style:style style:name="T70_243" style:family="text">
      <style:text-properties fo:font-size="12pt" style:font-size-asian="12pt" style:font-size-complex="12pt"/>
    </style:style>
    <style:style style:name="T70_244" style:family="text">
      <style:text-properties fo:font-size="12pt" style:font-size-asian="12pt" style:font-size-complex="12pt"/>
    </style:style>
    <style:style style:name="T70_245" style:family="text">
      <style:text-properties fo:font-size="12pt" style:font-size-asian="12pt" style:font-size-complex="12pt"/>
    </style:style>
    <style:style style:name="T70_246" style:family="text">
      <style:text-properties fo:font-size="12pt" style:font-size-asian="12pt" style:font-size-complex="12pt"/>
    </style:style>
    <style:style style:name="T70_247" style:family="text">
      <style:text-properties fo:font-size="12pt" style:font-size-asian="12pt" style:font-size-complex="12pt"/>
    </style:style>
    <style:style style:name="T70_248" style:family="text">
      <style:text-properties fo:font-size="12pt" style:font-size-asian="12pt" style:font-size-complex="12pt"/>
    </style:style>
    <style:style style:name="T70_249" style:family="text">
      <style:text-properties fo:font-size="12pt" style:font-size-asian="12pt" style:font-size-complex="12pt"/>
    </style:style>
    <style:style style:name="T70_250" style:family="text">
      <style:text-properties fo:font-size="12pt" style:font-size-asian="12pt" style:font-size-complex="12pt"/>
    </style:style>
    <style:style style:name="T70_251" style:family="text">
      <style:text-properties fo:font-size="12pt" style:font-size-asian="12pt" style:font-size-complex="12pt"/>
    </style:style>
    <style:style style:name="T70_252" style:family="text">
      <style:text-properties fo:font-size="12pt" style:font-size-asian="12pt" style:font-size-complex="12pt"/>
    </style:style>
    <style:style style:name="T70_253" style:family="text">
      <style:text-properties fo:font-size="12pt" style:font-size-asian="12pt" style:font-size-complex="12pt"/>
    </style:style>
    <style:style style:name="T70_254" style:family="text">
      <style:text-properties fo:font-size="12pt" style:font-size-asian="12pt" style:font-size-complex="12pt"/>
    </style:style>
    <style:style style:name="T70_255" style:family="text">
      <style:text-properties fo:font-size="12pt" style:font-size-asian="12pt" style:font-size-complex="12pt"/>
    </style:style>
    <style:style style:name="T70_256" style:family="text">
      <style:text-properties fo:font-size="12pt" style:font-size-asian="12pt" style:font-size-complex="12pt"/>
    </style:style>
    <style:style style:name="T70_257" style:family="text">
      <style:text-properties fo:font-size="12pt" style:font-size-asian="12pt" style:font-size-complex="12pt"/>
    </style:style>
    <style:style style:name="T70_258" style:family="text">
      <style:text-properties fo:font-size="12pt" style:font-size-asian="12pt" style:font-size-complex="12pt"/>
    </style:style>
    <style:style style:name="T70_259" style:family="text">
      <style:text-properties fo:font-size="12pt" style:font-size-asian="12pt" style:font-size-complex="12pt"/>
    </style:style>
    <style:style style:name="T70_260" style:family="text">
      <style:text-properties fo:font-size="12pt" style:font-size-asian="12pt" style:font-size-complex="12pt"/>
    </style:style>
    <style:style style:name="T70_261" style:family="text">
      <style:text-properties fo:font-size="12pt" style:font-size-asian="12pt" style:font-size-complex="12pt"/>
    </style:style>
    <style:style style:name="T70_262" style:family="text">
      <style:text-properties fo:font-size="12pt" style:font-size-asian="12pt" style:font-size-complex="12pt"/>
    </style:style>
    <style:style style:name="T70_263" style:family="text">
      <style:text-properties fo:font-size="12pt" style:font-size-asian="12pt" style:font-size-complex="12pt"/>
    </style:style>
    <style:style style:name="T70_264" style:family="text">
      <style:text-properties fo:font-size="12pt" style:font-size-asian="12pt" style:font-size-complex="12pt"/>
    </style:style>
    <style:style style:name="T70_265" style:family="text">
      <style:text-properties fo:font-size="12pt" style:font-size-asian="12pt" style:font-size-complex="12pt"/>
    </style:style>
    <style:style style:name="T70_266" style:family="text">
      <style:text-properties fo:font-size="12pt" style:font-size-asian="12pt" style:font-size-complex="12pt"/>
    </style:style>
    <style:style style:name="T70_267" style:family="text">
      <style:text-properties fo:font-size="12pt" style:font-size-asian="12pt" style:font-size-complex="12pt"/>
    </style:style>
    <style:style style:name="T70_268" style:family="text">
      <style:text-properties fo:font-size="12pt" style:font-size-asian="12pt" style:font-size-complex="12pt"/>
    </style:style>
    <style:style style:name="T70_269" style:family="text">
      <style:text-properties fo:font-size="12pt" style:font-size-asian="12pt" style:font-size-complex="12pt"/>
    </style:style>
    <style:style style:name="T70_270" style:family="text">
      <style:text-properties fo:font-size="12pt" style:font-size-asian="12pt" style:font-size-complex="12pt"/>
    </style:style>
    <style:style style:name="T70_271" style:family="text">
      <style:text-properties fo:font-size="12pt" style:font-size-asian="12pt" style:font-size-complex="12pt"/>
    </style:style>
    <style:style style:name="T70_272" style:family="text">
      <style:text-properties fo:font-size="12pt" style:font-size-asian="12pt" style:font-size-complex="12pt"/>
    </style:style>
    <style:style style:name="T70_273" style:family="text">
      <style:text-properties fo:font-size="12pt" style:font-size-asian="12pt" style:font-size-complex="12pt"/>
    </style:style>
    <style:style style:name="T70_274" style:family="text">
      <style:text-properties fo:font-size="12pt" style:font-size-asian="12pt" style:font-size-complex="12pt"/>
    </style:style>
    <style:style style:name="T70_275" style:family="text">
      <style:text-properties fo:font-size="12pt" style:font-size-asian="12pt" style:font-size-complex="12pt"/>
    </style:style>
    <style:style style:name="T70_276" style:family="text">
      <style:text-properties fo:font-size="12pt" style:font-size-asian="12pt" style:font-size-complex="12pt"/>
    </style:style>
    <style:style style:name="T70_277" style:family="text">
      <style:text-properties fo:font-size="12pt" style:font-size-asian="12pt" style:font-size-complex="12pt"/>
    </style:style>
    <style:style style:name="T70_278" style:family="text">
      <style:text-properties fo:font-size="12pt" style:font-size-asian="12pt" style:font-size-complex="12pt"/>
    </style:style>
    <style:style style:name="T70_279" style:family="text">
      <style:text-properties fo:font-size="12pt" style:font-size-asian="12pt" style:font-size-complex="12pt"/>
    </style:style>
    <style:style style:name="T70_280" style:family="text">
      <style:text-properties fo:font-size="12pt" style:font-size-asian="12pt" style:font-size-complex="12pt"/>
    </style:style>
    <style:style style:name="T70_281" style:family="text">
      <style:text-properties fo:font-size="12pt" style:font-size-asian="12pt" style:font-size-complex="12pt"/>
    </style:style>
    <style:style style:name="T70_282" style:family="text">
      <style:text-properties fo:font-size="12pt" style:font-size-asian="12pt" style:font-size-complex="12pt"/>
    </style:style>
    <style:style style:name="T70_283" style:family="text">
      <style:text-properties fo:font-size="12pt" style:font-size-asian="12pt" style:font-size-complex="12pt"/>
    </style:style>
    <style:style style:name="T70_284" style:family="text">
      <style:text-properties fo:font-size="12pt" style:font-size-asian="12pt" style:font-size-complex="12pt"/>
    </style:style>
    <style:style style:name="T70_285" style:family="text">
      <style:text-properties fo:font-size="12pt" style:font-size-asian="12pt" style:font-size-complex="12pt"/>
    </style:style>
    <style:style style:name="T70_286" style:family="text">
      <style:text-properties fo:font-size="12pt" style:font-size-asian="12pt" style:font-size-complex="12pt"/>
    </style:style>
    <style:style style:name="T70_287" style:family="text">
      <style:text-properties fo:font-size="12pt" style:font-size-asian="12pt" style:font-size-complex="12pt"/>
    </style:style>
    <style:style style:name="T70_288" style:family="text">
      <style:text-properties fo:font-size="12pt" style:font-size-asian="12pt" style:font-size-complex="12pt"/>
    </style:style>
    <style:style style:name="T70_289" style:family="text">
      <style:text-properties fo:font-size="12pt" style:font-size-asian="12pt" style:font-size-complex="12pt"/>
    </style:style>
    <style:style style:name="T70_290" style:family="text">
      <style:text-properties fo:font-size="12pt" style:font-size-asian="12pt" style:font-size-complex="12pt"/>
    </style:style>
    <style:style style:name="T70_291" style:family="text">
      <style:text-properties fo:font-size="12pt" style:font-size-asian="12pt" style:font-size-complex="12pt"/>
    </style:style>
    <style:style style:name="T70_292" style:family="text">
      <style:text-properties fo:font-size="12pt" style:font-size-asian="12pt" style:font-size-complex="12pt"/>
    </style:style>
    <style:style style:name="T70_293" style:family="text">
      <style:text-properties fo:font-size="12pt" style:font-size-asian="12pt" style:font-size-complex="12pt"/>
    </style:style>
    <style:style style:name="T70_294" style:family="text">
      <style:text-properties fo:font-size="12pt" style:font-size-asian="12pt" style:font-size-complex="12pt"/>
    </style:style>
    <style:style style:name="T70_295" style:family="text">
      <style:text-properties fo:font-size="12pt" style:font-size-asian="12pt" style:font-size-complex="12pt"/>
    </style:style>
    <style:style style:name="T70_296" style:family="text">
      <style:text-properties fo:font-size="12pt" style:font-size-asian="12pt" style:font-size-complex="12pt"/>
    </style:style>
    <style:style style:name="T70_297" style:family="text">
      <style:text-properties fo:font-size="12pt" style:font-size-asian="12pt" style:font-size-complex="12pt"/>
    </style:style>
    <style:style style:name="T70_298" style:family="text">
      <style:text-properties fo:font-size="12pt" style:font-size-asian="12pt" style:font-size-complex="12pt"/>
    </style:style>
    <style:style style:name="T70_299" style:family="text">
      <style:text-properties fo:font-size="12pt" style:font-size-asian="12pt" style:font-size-complex="12pt"/>
    </style:style>
    <style:style style:name="T70_300" style:family="text">
      <style:text-properties fo:font-size="12pt" style:font-size-asian="12pt" style:font-size-complex="12pt"/>
    </style:style>
    <style:style style:name="T70_301" style:family="text">
      <style:text-properties fo:font-size="12pt" style:font-size-asian="12pt" style:font-size-complex="12pt"/>
    </style:style>
    <style:style style:name="T70_302" style:family="text">
      <style:text-properties fo:font-size="12pt" style:font-size-asian="12pt" style:font-size-complex="12pt"/>
    </style:style>
    <style:style style:name="T70_303" style:family="text">
      <style:text-properties fo:font-size="12pt" style:font-size-asian="12pt" style:font-size-complex="12pt"/>
    </style:style>
    <style:style style:name="T70_304" style:family="text">
      <style:text-properties fo:font-size="12pt" style:font-size-asian="12pt" style:font-size-complex="12pt"/>
    </style:style>
    <style:style style:name="T70_305" style:family="text">
      <style:text-properties fo:font-size="12pt" style:font-size-asian="12pt" style:font-size-complex="12pt"/>
    </style:style>
    <style:style style:name="T70_306" style:family="text">
      <style:text-properties fo:font-size="12pt" style:font-size-asian="12pt" style:font-size-complex="12pt"/>
    </style:style>
    <style:style style:name="T70_307" style:family="text">
      <style:text-properties fo:font-size="12pt" style:font-size-asian="12pt" style:font-size-complex="12pt"/>
    </style:style>
    <style:style style:name="T70_308" style:family="text">
      <style:text-properties fo:font-size="12pt" style:font-size-asian="12pt" style:font-size-complex="12pt"/>
    </style:style>
    <style:style style:name="T70_309" style:family="text">
      <style:text-properties fo:font-size="12pt" style:font-size-asian="12pt" style:font-size-complex="12pt"/>
    </style:style>
    <style:style style:name="T70_310" style:family="text">
      <style:text-properties fo:font-size="12pt" style:font-size-asian="12pt" style:font-size-complex="12pt"/>
    </style:style>
    <style:style style:name="T70_311" style:family="text">
      <style:text-properties fo:font-size="12pt" style:font-size-asian="12pt" style:font-size-complex="12pt"/>
    </style:style>
    <style:style style:name="T70_312" style:family="text">
      <style:text-properties fo:font-size="12pt" style:font-size-asian="12pt" style:font-size-complex="12pt"/>
    </style:style>
    <style:style style:name="T70_313" style:family="text">
      <style:text-properties fo:font-size="12pt" style:font-size-asian="12pt" style:font-size-complex="12pt"/>
    </style:style>
    <style:style style:name="T70_314" style:family="text">
      <style:text-properties fo:font-size="12pt" style:font-size-asian="12pt" style:font-size-complex="12pt"/>
    </style:style>
    <style:style style:name="T70_315" style:family="text">
      <style:text-properties fo:font-size="12pt" style:font-size-asian="12pt" style:font-size-complex="12pt"/>
    </style:style>
    <style:style style:name="T70_316" style:family="text">
      <style:text-properties fo:font-size="12pt" style:font-size-asian="12pt" style:font-size-complex="12pt"/>
    </style:style>
    <style:style style:name="T70_317" style:family="text">
      <style:text-properties fo:font-size="12pt" style:font-size-asian="12pt" style:font-size-complex="12pt"/>
    </style:style>
    <style:style style:name="T70_318" style:family="text">
      <style:text-properties fo:font-size="12pt" style:font-size-asian="12pt" style:font-size-complex="12pt"/>
    </style:style>
    <style:style style:name="T70_319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text-align="justify" fo:break-before="auto" fo:line-height="150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T71_67" style:family="text">
      <style:text-properties fo:font-size="12pt" style:font-size-asian="12pt" style:font-size-complex="12pt"/>
    </style:style>
    <style:style style:name="T71_68" style:family="text">
      <style:text-properties fo:font-size="12pt" style:font-size-asian="12pt" style:font-size-complex="12pt"/>
    </style:style>
    <style:style style:name="T71_69" style:family="text">
      <style:text-properties fo:font-size="12pt" style:font-size-asian="12pt" style:font-size-complex="12pt"/>
    </style:style>
    <style:style style:name="T71_70" style:family="text">
      <style:text-properties fo:font-size="12pt" style:font-size-asian="12pt" style:font-size-complex="12pt"/>
    </style:style>
    <style:style style:name="T71_71" style:family="text">
      <style:text-properties fo:font-size="12pt" style:font-size-asian="12pt" style:font-size-complex="12pt"/>
    </style:style>
    <style:style style:name="T71_72" style:family="text">
      <style:text-properties fo:font-size="12pt" style:font-size-asian="12pt" style:font-size-complex="12pt"/>
    </style:style>
    <style:style style:name="T71_73" style:family="text">
      <style:text-properties fo:font-size="12pt" style:font-size-asian="12pt" style:font-size-complex="12pt"/>
    </style:style>
    <style:style style:name="T71_74" style:family="text">
      <style:text-properties fo:font-size="12pt" style:font-size-asian="12pt" style:font-size-complex="12pt"/>
    </style:style>
    <style:style style:name="T71_75" style:family="text">
      <style:text-properties fo:font-size="12pt" style:font-size-asian="12pt" style:font-size-complex="12pt"/>
    </style:style>
    <style:style style:name="T71_76" style:family="text">
      <style:text-properties fo:font-size="12pt" style:font-size-asian="12pt" style:font-size-complex="12pt"/>
    </style:style>
    <style:style style:name="T71_77" style:family="text">
      <style:text-properties fo:font-size="12pt" style:font-size-asian="12pt" style:font-size-complex="12pt"/>
    </style:style>
    <style:style style:name="T71_78" style:family="text">
      <style:text-properties fo:font-size="12pt" style:font-size-asian="12pt" style:font-size-complex="12pt"/>
    </style:style>
    <style:style style:name="T71_79" style:family="text">
      <style:text-properties fo:font-size="12pt" style:font-size-asian="12pt" style:font-size-complex="12pt"/>
    </style:style>
    <style:style style:name="T71_80" style:family="text">
      <style:text-properties fo:font-size="12pt" style:font-size-asian="12pt" style:font-size-complex="12pt"/>
    </style:style>
    <style:style style:name="T71_81" style:family="text">
      <style:text-properties fo:font-size="12pt" style:font-size-asian="12pt" style:font-size-complex="12pt"/>
    </style:style>
    <style:style style:name="P72" style:family="paragraph" style:parent-style-name="Heading_20_1">
      <style:paragraph-properties fo:break-before="auto" fo:text-indent="0cm" fo:line-height="115%" fo:margin-left="0cm" style:writing-mode="lr-tb"/>
    </style:style>
    <style:style style:name="T72_1" style:family="text"/>
    <style:style style:name="P73" style:family="paragraph" style:parent-style-name="Standard">
      <style:paragraph-properties fo:text-align="justify" fo:break-before="auto" fo:text-indent="1.27cm" fo:line-height="150%" fo:margin-top="0cm" fo:margin-left="0cm" fo:margin-right="0cm" style:writing-mode="lr-tb"/>
    </style:style>
    <style:style style:name="T73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4" style:family="paragraph" style:parent-style-name="Standard">
      <style:paragraph-properties fo:text-align="justify" fo:break-before="auto" fo:text-indent="1.27cm" fo:line-height="150%" fo:margin-top="0cm" fo:margin-bottom="0cm" fo:margin-left="0cm" fo:margin-right="0cm" style:writing-mode="lr-tb"/>
    </style:style>
    <style:style style:name="T74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7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8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9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4_10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5" style:family="paragraph" style:parent-style-name="Heading_20_1">
      <style:paragraph-properties fo:text-align="justify" fo:break-before="auto" fo:text-indent="-0.053cm" fo:line-height="15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text-align="justify" fo:break-before="auto" fo:line-height="150%" fo:margin-top="0cm" style:writing-mode="lr-tb"/>
    </style:style>
    <style:style style:name="T76_1" style:family="text"/>
    <style:style style:name="T7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3" style:family="text"/>
    <style:style style:name="T7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5" style:family="text"/>
    <style:style style:name="T7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7" style:family="text"/>
    <style:style style:name="T7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9" style:family="text"/>
    <style:style style:name="T7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11" style:family="text"/>
    <style:style style:name="T7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13" style:family="text"/>
    <style:style style:name="T7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15" style:family="text"/>
    <style:style style:name="T7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76_17" style:family="text"/>
    <style:style style:name="T7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P77" style:family="paragraph" style:parent-style-name="Standard">
      <style:paragraph-properties fo:text-align="justify" fo:break-before="auto" fo:line-height="150%" fo:margin-top="0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T77_21" style:family="text"/>
    <style:style style:name="T77_22" style:family="text">
      <style:text-properties fo:color="#1155cc" style:text-underline-style="solid" style:text-underline-color="font-color"/>
    </style:style>
    <style:style style:name="T77_23" style:family="text"/>
    <style:style style:name="T77_24" style:family="text">
      <style:text-properties fo:color="#1155cc" style:text-underline-style="solid" style:text-underline-color="font-color"/>
    </style:style>
    <style:style style:name="T77_25" style:family="text"/>
    <style:style style:name="T77_26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text-align="justify" fo:break-before="auto" fo:line-height="150%" fo:margin-top="0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text-align="justify" fo:break-before="auto" fo:line-height="150%" fo:margin-top="0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text-align="justify" fo:break-before="auto" fo:line-height="150%" fo:margin-top="0cm" style:writing-mode="lr-tb"/>
    </style:style>
    <style:style style:name="T80_1" style:family="text"/>
    <style:style style:name="T80_2" style:family="text">
      <style:text-properties fo:background-color="#ffffff" fo:color="#1155cc" style:text-underline-style="solid" style:text-underline-color="font-color"/>
    </style:style>
    <style:style style:name="T80_3" style:family="text"/>
    <style:style style:name="T80_4" style:family="text">
      <style:text-properties fo:background-color="#ffffff" fo:color="#1155cc" style:text-underline-style="solid" style:text-underline-color="font-color"/>
    </style:style>
    <style:style style:name="T80_5" style:family="text"/>
    <style:style style:name="T80_6" style:family="text">
      <style:text-properties fo:background-color="#ffffff" fo:color="#1155cc" style:text-underline-style="solid" style:text-underline-color="font-color"/>
    </style:style>
    <style:style style:name="T80_7" style:family="text"/>
    <style:style style:name="T80_8" style:family="text">
      <style:text-properties fo:background-color="#ffffff" fo:color="#1155cc" style:text-underline-style="solid" style:text-underline-color="font-color"/>
    </style:style>
    <style:style style:name="T80_9" style:family="text"/>
    <style:style style:name="T80_10" style:family="text">
      <style:text-properties fo:background-color="#ffffff" fo:color="#1155cc" style:text-underline-style="solid" style:text-underline-color="font-color"/>
    </style:style>
    <style:style style:name="T80_11" style:family="text"/>
    <style:style style:name="T80_12" style:family="text">
      <style:text-properties fo:background-color="#ffffff" fo:color="#1155cc" style:text-underline-style="solid" style:text-underline-color="font-color"/>
    </style:style>
    <style:style style:name="T80_13" style:family="text"/>
    <style:style style:name="T80_14" style:family="text">
      <style:text-properties fo:background-color="#ffffff" fo:color="#1155cc" style:text-underline-style="solid" style:text-underline-color="font-color"/>
    </style:style>
    <style:style style:name="T80_15" style:family="text"/>
    <style:style style:name="T80_16" style:family="text">
      <style:text-properties fo:background-color="#ffffff" fo:color="#1155cc" style:text-underline-style="solid" style:text-underline-color="font-color"/>
    </style:style>
    <style:style style:name="T80_17" style:family="text"/>
    <style:style style:name="T80_18" style:family="text">
      <style:text-properties fo:background-color="#ffffff" fo:color="#1155cc" style:text-underline-style="solid" style:text-underline-color="font-color"/>
    </style:style>
    <style:style style:name="T80_19" style:family="text"/>
    <style:style style:name="T80_20" style:family="text">
      <style:text-properties fo:background-color="#ffffff" fo:color="#1155cc" style:text-underline-style="solid" style:text-underline-color="font-color"/>
    </style:style>
    <style:style style:name="T80_21" style:family="text"/>
    <style:style style:name="T80_22" style:family="text">
      <style:text-properties fo:background-color="#ffffff" fo:color="#1155cc" style:text-underline-style="solid" style:text-underline-color="font-color"/>
    </style:style>
    <style:style style:name="P81" style:family="paragraph" style:parent-style-name="Standard">
      <style:paragraph-properties fo:text-align="justify" fo:break-before="auto" fo:line-height="150%" fo:margin-top="0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text-align="justify" fo:break-before="auto" fo:line-height="150%" fo:margin-top="0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text-align="justify" fo:break-before="auto" fo:line-height="150%" fo:margin-top="0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text-align="justify" fo:break-before="auto" fo:line-height="150%" fo:margin-top="0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T84_21" style:family="text"/>
    <style:style style:name="T84_22" style:family="text">
      <style:text-properties fo:color="#1155cc" style:text-underline-style="solid" style:text-underline-color="font-color"/>
    </style:style>
    <style:style style:name="T84_23" style:family="text"/>
    <style:style style:name="T84_24" style:family="text">
      <style:text-properties fo:color="#1155cc" style:text-underline-style="solid" style:text-underline-color="font-color"/>
    </style:style>
    <style:style style:name="T84_25" style:family="text"/>
    <style:style style:name="T84_26" style:family="text">
      <style:text-properties fo:color="#1155cc" style:text-underline-style="solid" style:text-underline-color="font-color"/>
    </style:style>
    <style:style style:name="T84_27" style:family="text"/>
    <style:style style:name="T84_28" style:family="text">
      <style:text-properties fo:color="#1155cc" style:text-underline-style="solid" style:text-underline-color="font-color"/>
    </style:style>
    <style:style style:name="T84_29" style:family="text"/>
    <style:style style:name="T84_30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text-align="justify" fo:break-before="auto" fo:line-height="150%" fo:margin-top="0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T85_21" style:family="text"/>
    <style:style style:name="T85_22" style:family="text">
      <style:text-properties fo:color="#1155cc" style:text-underline-style="solid" style:text-underline-color="font-color"/>
    </style:style>
    <style:style style:name="T85_23" style:family="text"/>
    <style:style style:name="T85_24" style:family="text">
      <style:text-properties fo:color="#1155cc" style:text-underline-style="solid" style:text-underline-color="font-color"/>
    </style:style>
    <style:style style:name="T85_25" style:family="text"/>
    <style:style style:name="T85_26" style:family="text">
      <style:text-properties fo:color="#1155cc" style:text-underline-style="solid" style:text-underline-color="font-color"/>
    </style:style>
    <style:style style:name="T85_27" style:family="text"/>
    <style:style style:name="T85_28" style:family="text">
      <style:text-properties fo:color="#1155cc" style:text-underline-style="solid" style:text-underline-color="font-color"/>
    </style:style>
    <style:style style:name="T85_29" style:family="text"/>
    <style:style style:name="T85_30" style:family="text">
      <style:text-properties fo:color="#1155cc" style:text-underline-style="solid" style:text-underline-color="font-color"/>
    </style:style>
    <style:style style:name="T85_31" style:family="text"/>
    <style:style style:name="T85_32" style:family="text">
      <style:text-properties fo:color="#1155cc" style:text-underline-style="solid" style:text-underline-color="font-color"/>
    </style:style>
    <style:style style:name="T85_33" style:family="text"/>
    <style:style style:name="T85_34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text-align="justify" fo:break-before="auto" fo:line-height="150%" fo:margin-top="0cm" style:writing-mode="lr-tb"/>
    </style:style>
    <style:style style:name="T86_1" style:family="text"/>
    <style:style style:name="T8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" style:family="text"/>
    <style:style style:name="T8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" style:family="text"/>
    <style:style style:name="T8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7" style:family="text"/>
    <style:style style:name="T8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9" style:family="text"/>
    <style:style style:name="T8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11" style:family="text"/>
    <style:style style:name="T8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13" style:family="text"/>
    <style:style style:name="T8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15" style:family="text"/>
    <style:style style:name="T8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17" style:family="text"/>
    <style:style style:name="T8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19" style:family="text"/>
    <style:style style:name="T8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21" style:family="text"/>
    <style:style style:name="T8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23" style:family="text"/>
    <style:style style:name="T8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25" style:family="text"/>
    <style:style style:name="T8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27" style:family="text"/>
    <style:style style:name="T8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29" style:family="text"/>
    <style:style style:name="T8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1" style:family="text"/>
    <style:style style:name="T8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3" style:family="text"/>
    <style:style style:name="T8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5" style:family="text"/>
    <style:style style:name="T8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7" style:family="text"/>
    <style:style style:name="T86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39" style:family="text"/>
    <style:style style:name="T86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41" style:family="text"/>
    <style:style style:name="T86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43" style:family="text"/>
    <style:style style:name="T86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45" style:family="text"/>
    <style:style style:name="T86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47" style:family="text"/>
    <style:style style:name="T86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49" style:family="text"/>
    <style:style style:name="T86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1" style:family="text"/>
    <style:style style:name="T86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3" style:family="text"/>
    <style:style style:name="T86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5" style:family="text"/>
    <style:style style:name="T86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7" style:family="text"/>
    <style:style style:name="T86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59" style:family="text"/>
    <style:style style:name="T86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86_61" style:family="text"/>
    <style:style style:name="T86_62" style:family="text">
      <style:text-properties fo:color="#1155cc" fo:font-size="12pt" style:font-size-asian="12pt" style:font-size-complex="12pt" style:text-underline-style="solid" style:text-underline-color="font-color"/>
    </style:style>
    <style:style style:name="P87" style:family="paragraph" style:parent-style-name="Standard">
      <style:paragraph-properties fo:text-align="justify" fo:break-before="auto" fo:line-height="150%" fo:margin-top="0cm" style:writing-mode="lr-tb"/>
    </style:style>
    <style:style style:name="T87_1" style:family="text"/>
    <style:style style:name="T8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" style:family="text"/>
    <style:style style:name="T8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5" style:family="text"/>
    <style:style style:name="T8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7" style:family="text"/>
    <style:style style:name="T8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9" style:family="text"/>
    <style:style style:name="T8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11" style:family="text"/>
    <style:style style:name="T8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13" style:family="text"/>
    <style:style style:name="T8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15" style:family="text"/>
    <style:style style:name="T8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17" style:family="text"/>
    <style:style style:name="T8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19" style:family="text"/>
    <style:style style:name="T8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21" style:family="text"/>
    <style:style style:name="T8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23" style:family="text"/>
    <style:style style:name="T87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25" style:family="text"/>
    <style:style style:name="T87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27" style:family="text"/>
    <style:style style:name="T87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29" style:family="text"/>
    <style:style style:name="T87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1" style:family="text"/>
    <style:style style:name="T87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3" style:family="text"/>
    <style:style style:name="T87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5" style:family="text"/>
    <style:style style:name="T87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7" style:family="text"/>
    <style:style style:name="T87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39" style:family="text"/>
    <style:style style:name="T87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41" style:family="text"/>
    <style:style style:name="T87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43" style:family="text"/>
    <style:style style:name="T87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45" style:family="text"/>
    <style:style style:name="T87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47" style:family="text"/>
    <style:style style:name="T87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49" style:family="text"/>
    <style:style style:name="T87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51" style:family="text"/>
    <style:style style:name="T87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87_53" style:family="text"/>
    <style:style style:name="T87_54" style:family="text">
      <style:text-properties fo:color="#1155cc" fo:font-size="12pt" style:font-size-asian="12pt" style:font-size-complex="12pt" style:text-underline-style="solid" style:text-underline-color="font-color"/>
    </style:style>
    <style:style style:name="P88" style:family="paragraph" style:parent-style-name="Standard">
      <style:paragraph-properties fo:text-align="justify" fo:break-before="auto" fo:line-height="150%" fo:margin-top="0cm" style:writing-mode="lr-tb"/>
    </style:style>
    <style:style style:name="T88_1" style:family="text"/>
    <style:style style:name="T8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3" style:family="text"/>
    <style:style style:name="T8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5" style:family="text"/>
    <style:style style:name="T8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7" style:family="text"/>
    <style:style style:name="T8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9" style:family="text"/>
    <style:style style:name="T8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1" style:family="text"/>
    <style:style style:name="T8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3" style:family="text"/>
    <style:style style:name="T8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89" style:family="paragraph" style:parent-style-name="Standard">
      <style:paragraph-properties fo:text-align="justify" fo:break-before="auto" fo:line-height="150%" fo:margin-top="0cm" style:writing-mode="lr-tb"/>
    </style:style>
    <style:style style:name="T89_1" style:family="text"/>
    <style:style style:name="T8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3" style:family="text"/>
    <style:style style:name="T8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5" style:family="text"/>
    <style:style style:name="T8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7" style:family="text"/>
    <style:style style:name="T8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9" style:family="text"/>
    <style:style style:name="T8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1" style:family="text"/>
    <style:style style:name="T8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3" style:family="text"/>
    <style:style style:name="T8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5" style:family="text"/>
    <style:style style:name="T8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7" style:family="text"/>
    <style:style style:name="T8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9" style:family="text"/>
    <style:style style:name="T8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1" style:family="text"/>
    <style:style style:name="T89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3" style:family="text"/>
    <style:style style:name="T89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5" style:family="text"/>
    <style:style style:name="T89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7" style:family="text"/>
    <style:style style:name="T89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9" style:family="text"/>
    <style:style style:name="T89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31" style:family="text"/>
    <style:style style:name="T89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33" style:family="text"/>
    <style:style style:name="T89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90" style:family="paragraph" style:parent-style-name="Standard">
      <style:paragraph-properties fo:text-align="justify" fo:break-before="auto" fo:line-height="150%" fo:margin-top="0cm" style:writing-mode="lr-tb"/>
    </style:style>
    <style:style style:name="T90_1" style:family="text"/>
    <style:style style:name="T9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3" style:family="text"/>
    <style:style style:name="T9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5" style:family="text"/>
    <style:style style:name="T9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7" style:family="text"/>
    <style:style style:name="T9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9" style:family="text"/>
    <style:style style:name="T9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11" style:family="text"/>
    <style:style style:name="T9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13" style:family="text"/>
    <style:style style:name="T9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15" style:family="text"/>
    <style:style style:name="T9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17" style:family="text"/>
    <style:style style:name="T9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19" style:family="text"/>
    <style:style style:name="T9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90_21" style:family="text"/>
    <style:style style:name="T9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91" style:family="paragraph" style:parent-style-name="Standard">
      <style:paragraph-properties fo:text-align="justify" fo:break-before="auto" fo:line-height="150%" fo:margin-top="0cm" style:writing-mode="lr-tb"/>
    </style:style>
    <style:style style:name="T91_1" style:family="text"/>
    <style:style style:name="T9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3" style:family="text"/>
    <style:style style:name="T9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5" style:family="text"/>
    <style:style style:name="T9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7" style:family="text"/>
    <style:style style:name="T9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9" style:family="text"/>
    <style:style style:name="T9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11" style:family="text"/>
    <style:style style:name="T9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13" style:family="text"/>
    <style:style style:name="T9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15" style:family="text"/>
    <style:style style:name="T9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17" style:family="text"/>
    <style:style style:name="T9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19" style:family="text"/>
    <style:style style:name="T9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91_21" style:family="text"/>
    <style:style style:name="T9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92" style:family="paragraph" style:parent-style-name="Standard">
      <style:paragraph-properties fo:text-align="justify" fo:break-before="auto" fo:line-height="150%" fo:margin-top="0cm" style:writing-mode="lr-tb"/>
    </style:style>
    <style:style style:name="T92_1" style:family="text"/>
    <style:style style:name="T9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" style:family="text"/>
    <style:style style:name="T9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5" style:family="text"/>
    <style:style style:name="T9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7" style:family="text"/>
    <style:style style:name="T9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9" style:family="text"/>
    <style:style style:name="T9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11" style:family="text"/>
    <style:style style:name="T9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13" style:family="text"/>
    <style:style style:name="T9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15" style:family="text"/>
    <style:style style:name="T9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17" style:family="text"/>
    <style:style style:name="T9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19" style:family="text"/>
    <style:style style:name="T9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1" style:family="text"/>
    <style:style style:name="T9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3" style:family="text"/>
    <style:style style:name="T92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5" style:family="text"/>
    <style:style style:name="T92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7" style:family="text"/>
    <style:style style:name="T92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9" style:family="text"/>
    <style:style style:name="T92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1" style:family="text"/>
    <style:style style:name="T92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3" style:family="text"/>
    <style:style style:name="T92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5" style:family="text"/>
    <style:style style:name="T92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7" style:family="text"/>
    <style:style style:name="T92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9" style:family="text"/>
    <style:style style:name="T92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1" style:family="text"/>
    <style:style style:name="T92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3" style:family="text"/>
    <style:style style:name="T92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5" style:family="text"/>
    <style:style style:name="T92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7" style:family="text"/>
    <style:style style:name="T92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9" style:family="text"/>
    <style:style style:name="T92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93" style:family="paragraph" style:parent-style-name="Standard">
      <style:paragraph-properties fo:text-align="justify" fo:break-before="auto" fo:line-height="150%" fo:margin-top="0cm" style:writing-mode="lr-tb"/>
    </style:style>
    <style:style style:name="T93_1" style:family="text"/>
    <style:style style:name="T9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3" style:family="text"/>
    <style:style style:name="T9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5" style:family="text"/>
    <style:style style:name="T9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7" style:family="text"/>
    <style:style style:name="T9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9" style:family="text"/>
    <style:style style:name="T9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11" style:family="text"/>
    <style:style style:name="T9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13" style:family="text"/>
    <style:style style:name="T9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15" style:family="text"/>
    <style:style style:name="T9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17" style:family="text"/>
    <style:style style:name="T9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19" style:family="text"/>
    <style:style style:name="T9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21" style:family="text"/>
    <style:style style:name="T9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23" style:family="text"/>
    <style:style style:name="T9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25" style:family="text"/>
    <style:style style:name="T9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27" style:family="text"/>
    <style:style style:name="T9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29" style:family="text"/>
    <style:style style:name="T9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31" style:family="text"/>
    <style:style style:name="T9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93_33" style:family="text"/>
    <style:style style:name="T9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9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4_1" style:family="text"/>
    <style:style style:name="T9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" style:family="text"/>
    <style:style style:name="T9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5" style:family="text"/>
    <style:style style:name="T9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7" style:family="text"/>
    <style:style style:name="T9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9" style:family="text"/>
    <style:style style:name="T9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11" style:family="text"/>
    <style:style style:name="T9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13" style:family="text"/>
    <style:style style:name="T9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15" style:family="text"/>
    <style:style style:name="T9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17" style:family="text"/>
    <style:style style:name="T9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19" style:family="text"/>
    <style:style style:name="T9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21" style:family="text"/>
    <style:style style:name="T9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23" style:family="text"/>
    <style:style style:name="T94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25" style:family="text"/>
    <style:style style:name="T94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27" style:family="text"/>
    <style:style style:name="T94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29" style:family="text"/>
    <style:style style:name="T94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1" style:family="text"/>
    <style:style style:name="T94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3" style:family="text"/>
    <style:style style:name="T94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5" style:family="text"/>
    <style:style style:name="T94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7" style:family="text"/>
    <style:style style:name="T94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39" style:family="text"/>
    <style:style style:name="T9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41" style:family="text"/>
    <style:style style:name="T94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94_43" style:family="text"/>
    <style:style style:name="T94_44" style:family="text">
      <style:text-properties fo:color="#1155cc" fo:font-size="12pt" style:font-size-asian="12pt" style:font-size-complex="12pt" style:text-underline-style="solid" style:text-underline-color="font-color"/>
    </style:style>
    <style:style style:name="P95" style:family="paragraph" style:parent-style-name="Heading_20_1">
      <style:paragraph-properties fo:text-align="justify" fo:break-before="auto" fo:text-indent="-0.053cm" fo:line-height="15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text-align="justify" fo:break-before="auto" fo:line-height="150%" fo:margin-top="0cm" style:writing-mode="lr-tb"/>
    </style:style>
    <style:style style:name="T96_1" style:family="text"/>
    <style:style style:name="T9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3" style:family="text"/>
    <style:style style:name="T9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5" style:family="text"/>
    <style:style style:name="T9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7" style:family="text"/>
    <style:style style:name="T9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9" style:family="text"/>
    <style:style style:name="T9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11" style:family="text"/>
    <style:style style:name="T9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6_13" style:family="text"/>
    <style:style style:name="T9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97" style:family="paragraph" style:parent-style-name="Standard">
      <style:paragraph-properties fo:text-align="justify" fo:break-before="auto" fo:line-height="150%" fo:margin-top="0cm" style:writing-mode="lr-tb"/>
    </style:style>
    <style:style style:name="T97_1" style:family="text"/>
    <style:style style:name="T9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3" style:family="text"/>
    <style:style style:name="T9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5" style:family="text"/>
    <style:style style:name="T9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7" style:family="text"/>
    <style:style style:name="T9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9" style:family="text"/>
    <style:style style:name="T9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11" style:family="text"/>
    <style:style style:name="T9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7_13" style:family="text"/>
    <style:style style:name="T9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98" style:family="paragraph" style:parent-style-name="Standard">
      <style:paragraph-properties fo:text-align="justify" fo:break-before="auto" fo:line-height="150%" fo:margin-top="0cm" style:writing-mode="lr-tb"/>
    </style:style>
    <style:style style:name="T98_1" style:family="text"/>
    <style:style style:name="T9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3" style:family="text"/>
    <style:style style:name="T9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5" style:family="text"/>
    <style:style style:name="T9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7" style:family="text"/>
    <style:style style:name="T9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9" style:family="text"/>
    <style:style style:name="T9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11" style:family="text"/>
    <style:style style:name="T9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13" style:family="text"/>
    <style:style style:name="T9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99" style:family="paragraph" style:parent-style-name="Standard">
      <style:paragraph-properties fo:text-align="justify" fo:break-before="auto" fo:line-height="150%" fo:margin-top="0cm" style:writing-mode="lr-tb"/>
    </style:style>
    <style:style style:name="T99_1" style:family="text"/>
    <style:style style:name="T9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3" style:family="text"/>
    <style:style style:name="T9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5" style:family="text"/>
    <style:style style:name="T9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7" style:family="text"/>
    <style:style style:name="T9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9" style:family="text"/>
    <style:style style:name="T9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11" style:family="text"/>
    <style:style style:name="T9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13" style:family="text"/>
    <style:style style:name="T9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15" style:family="text"/>
    <style:style style:name="T9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17" style:family="text"/>
    <style:style style:name="T9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99_19" style:family="text"/>
    <style:style style:name="T9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00" style:family="paragraph" style:parent-style-name="Standard">
      <style:paragraph-properties fo:text-align="justify" fo:break-before="auto" fo:line-height="150%" fo:margin-top="0cm" style:writing-mode="lr-tb"/>
    </style:style>
    <style:style style:name="T100_1" style:family="text"/>
    <style:style style:name="T10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3" style:family="text"/>
    <style:style style:name="T10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5" style:family="text"/>
    <style:style style:name="T10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7" style:family="text"/>
    <style:style style:name="T10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9" style:family="text"/>
    <style:style style:name="T10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11" style:family="text"/>
    <style:style style:name="T10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13" style:family="text"/>
    <style:style style:name="T10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15" style:family="text"/>
    <style:style style:name="T10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17" style:family="text"/>
    <style:style style:name="T10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0_19" style:family="text"/>
    <style:style style:name="T10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01" style:family="paragraph" style:parent-style-name="Standard">
      <style:paragraph-properties fo:text-align="justify" fo:break-before="auto" fo:line-height="150%" fo:margin-top="0cm" style:writing-mode="lr-tb"/>
    </style:style>
    <style:style style:name="T101_1" style:family="text"/>
    <style:style style:name="T10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3" style:family="text"/>
    <style:style style:name="T10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5" style:family="text"/>
    <style:style style:name="T10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7" style:family="text"/>
    <style:style style:name="T10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9" style:family="text"/>
    <style:style style:name="T10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11" style:family="text"/>
    <style:style style:name="T10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13" style:family="text"/>
    <style:style style:name="T10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15" style:family="text"/>
    <style:style style:name="T10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17" style:family="text"/>
    <style:style style:name="T10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19" style:family="text"/>
    <style:style style:name="T10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1_21" style:family="text"/>
    <style:style style:name="T10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0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2_1" style:family="text"/>
    <style:style style:name="T10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3" style:family="text"/>
    <style:style style:name="T10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5" style:family="text"/>
    <style:style style:name="T10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7" style:family="text"/>
    <style:style style:name="T10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9" style:family="text"/>
    <style:style style:name="T10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11" style:family="text"/>
    <style:style style:name="T10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13" style:family="text"/>
    <style:style style:name="T10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15" style:family="text"/>
    <style:style style:name="T10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17" style:family="text"/>
    <style:style style:name="T10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19" style:family="text"/>
    <style:style style:name="T10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21" style:family="text"/>
    <style:style style:name="T10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23" style:family="text"/>
    <style:style style:name="T102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25" style:family="text"/>
    <style:style style:name="T102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27" style:family="text"/>
    <style:style style:name="T102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2_29" style:family="text"/>
    <style:style style:name="T102_30" style:family="text">
      <style:text-properties fo:color="#1155cc" fo:font-size="12pt" style:font-size-asian="12pt" style:font-size-complex="12pt" style:text-underline-style="solid" style:text-underline-color="font-color"/>
    </style:style>
    <style:style style:name="P103" style:family="paragraph" style:parent-style-name="Heading_20_1">
      <style:paragraph-properties fo:text-align="justify" fo:break-before="auto" fo:line-height="150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4_1" style:family="text"/>
    <style:style style:name="T10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3" style:family="text"/>
    <style:style style:name="T10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5" style:family="text"/>
    <style:style style:name="T10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7" style:family="text"/>
    <style:style style:name="T10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9" style:family="text"/>
    <style:style style:name="T10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1" style:family="text"/>
    <style:style style:name="T10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3" style:family="text"/>
    <style:style style:name="T10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5" style:family="text"/>
    <style:style style:name="T104_16" style:family="text">
      <style:text-properties fo:color="#1155cc" fo:font-size="12pt" style:font-size-asian="12pt" style:font-size-complex="12pt" style:text-underline-style="solid" style:text-underline-color="font-color"/>
    </style:style>
  </office:automatic-styles>
  <office:body>
    <office:text>
      <text:p text:style-name="P1"><text:bookmark-start text:name="h.e6rk1wysxvz2"/><text:bookmark-end text:name="h.e6rk1wysxvz2"/><text:span text:style-name="T1_1">CouchDB</text:span></text:p>
      <text:h text:style-name="P2" text:outline-level="10"><text:bookmark-start text:name="h.21jfnquf13d1"/><text:bookmark-end text:name="h.21jfnquf13d1"/><text:span text:style-name="T2_1">O</text:span><text:span text:style-name="T2_2"><text:s/></text:span><text:span text:style-name="T2_3">que</text:span><text:span text:style-name="T2_4"><text:s/></text:span><text:span text:style-name="T2_5">garantiu</text:span><text:span text:style-name="T2_6"><text:s/></text:span><text:span text:style-name="T2_7">a</text:span><text:span text:style-name="T2_8"><text:s/></text:span><text:span text:style-name="T2_9">hegemonia</text:span><text:span text:style-name="T2_10"><text:s/></text:span><text:span text:style-name="T2_11">dos</text:span><text:span text:style-name="T2_12"><text:s/></text:span><text:span text:style-name="T2_13">bancos</text:span><text:span text:style-name="T2_14"><text:s/></text:span><text:span text:style-name="T2_15">de</text:span><text:span text:style-name="T2_16"><text:s/></text:span><text:span text:style-name="T2_17">dados</text:span><text:span text:style-name="T2_18"><text:s/></text:span><text:span text:style-name="T2_19">relacionais</text:span><text:span text:style-name="T2_20">?</text:span></text:h>
      <text:list text:style-name="LS1" xml:id="list0">
        <text:list-item>
          <text:p text:style-name="P3"><text:span text:style-name="T3_1">Armazenamento</text:span><text:span text:style-name="T3_2"><text:s/></text:span><text:span text:style-name="T3_3">persistente</text:span><text:span text:style-name="T3_4"><text:s/></text:span><text:span text:style-name="T3_5">de</text:span><text:span text:style-name="T3_6"><text:s/></text:span><text:span text:style-name="T3_7">dados</text:span><text:span text:style-name="T3_8">:</text:span><text:span text:style-name="T3_9"><text:s/></text:span><text:span text:style-name="T3_10">armazenar</text:span><text:span text:style-name="T3_11"><text:s/></text:span><text:span text:style-name="T3_12">uma</text:span><text:span text:style-name="T3_13"><text:s/></text:span><text:span text:style-name="T3_14">grande</text:span><text:span text:style-name="T3_15"><text:s/></text:span><text:span text:style-name="T3_16">quantidade</text:span><text:span text:style-name="T3_17"><text:s/></text:span><text:span text:style-name="T3_18">de</text:span><text:span text:style-name="T3_19"><text:s/></text:span><text:span text:style-name="T3_20">dados</text:span><text:span text:style-name="T3_21"><text:s/></text:span><text:span text:style-name="T3_22">em</text:span><text:span text:style-name="T3_23"><text:s/></text:span><text:span text:style-name="T3_24">disco</text:span><text:span text:style-name="T3_25"><text:s/></text:span><text:span text:style-name="T3_26">enquanto</text:span><text:span text:style-name="T3_27"><text:s/></text:span><text:span text:style-name="T3_28">aplicações</text:span><text:span text:style-name="T3_29"><text:s/></text:span><text:span text:style-name="T3_30">acessam</text:span><text:span text:style-name="T3_31"><text:s/></text:span><text:span text:style-name="T3_32">estes</text:span><text:span text:style-name="T3_33"><text:s/></text:span><text:span text:style-name="T3_34">dados</text:span><text:span text:style-name="T3_35"><text:s/></text:span><text:span text:style-name="T3_36">e</text:span><text:span text:style-name="T3_37"><text:s/></text:span><text:span text:style-name="T3_38">realizam</text:span><text:span text:style-name="T3_39"><text:s/></text:span><text:span text:style-name="T3_40">buscas</text:span><text:span text:style-name="T3_41">;</text:span></text:p>
        </text:list-item>
        <text:list-item>
          <text:p text:style-name="P4"><text:span text:style-name="T4_1">Controle</text:span><text:span text:style-name="T4_2"><text:s/></text:span><text:span text:style-name="T4_3">de</text:span><text:span text:style-name="T4_4"><text:s/></text:span><text:span text:style-name="T4_5">concorrência</text:span><text:span text:style-name="T4_6">:</text:span><text:span text:style-name="T4_7"><text:s/></text:span><text:span text:style-name="T4_8">vários</text:span><text:span text:style-name="T4_9"><text:s/></text:span><text:span text:style-name="T4_10">usuários</text:span><text:span text:style-name="T4_11"><text:s/></text:span><text:span text:style-name="T4_12">podem</text:span><text:span text:style-name="T4_13"><text:s/></text:span><text:span text:style-name="T4_14">ter</text:span><text:span text:style-name="T4_15"><text:s/></text:span><text:span text:style-name="T4_16">acesso</text:span><text:span text:style-name="T4_17"><text:s/></text:span><text:span text:style-name="T4_18">aos</text:span><text:span text:style-name="T4_19"><text:s/></text:span><text:span text:style-name="T4_20">dados</text:span><text:span text:style-name="T4_21"><text:s/></text:span><text:span text:style-name="T4_22">ao</text:span><text:span text:style-name="T4_23"><text:s/></text:span><text:span text:style-name="T4_24">mesmo</text:span><text:span text:style-name="T4_25"><text:s/></text:span><text:span text:style-name="T4_26">tempo</text:span><text:span text:style-name="T4_27"><text:s/></text:span><text:span text:style-name="T4_28">graças</text:span><text:span text:style-name="T4_29"><text:s/></text:span><text:span text:style-name="T4_30">ao</text:span><text:span text:style-name="T4_31"><text:s/></text:span><text:span text:style-name="T4_32">controle</text:span><text:span text:style-name="T4_33"><text:s/></text:span><text:span text:style-name="T4_34">de</text:span><text:span text:style-name="T4_35"><text:s/></text:span><text:span text:style-name="T4_36">transações</text:span><text:span text:style-name="T4_37">;</text:span></text:p>
        </text:list-item>
        <text:list-item>
          <text:p text:style-name="P5"><text:span text:style-name="T5_1">Padronização</text:span><text:span text:style-name="T5_2"><text:s/></text:span><text:span text:style-name="T5_3">através</text:span><text:span text:style-name="T5_4"><text:s/></text:span><text:span text:style-name="T5_5">do</text:span><text:span text:style-name="T5_6"><text:s/></text:span><text:span text:style-name="T5_7">SQL</text:span><text:span text:style-name="T5_8">:<text:s/></text:span><text:span text:style-name="T5_9">utilização</text:span><text:span text:style-name="T5_10"><text:s/></text:span><text:span text:style-name="T5_11">de</text:span><text:span text:style-name="T5_12"><text:s/></text:span><text:span text:style-name="T5_13">uma</text:span><text:span text:style-name="T5_14"><text:s/></text:span><text:span text:style-name="T5_15">linguagem</text:span><text:span text:style-name="T5_16"><text:s/></text:span><text:span text:style-name="T5_17">padrão</text:span><text:span text:style-name="T5_18"><text:s/></text:span><text:span text:style-name="T5_19">largamente</text:span><text:span text:style-name="T5_20"><text:s/></text:span><text:span text:style-name="T5_21">conhecida</text:span><text:span text:style-name="T5_22"><text:s/></text:span><text:span text:style-name="T5_23">que</text:span><text:span text:style-name="T5_24"><text:s/></text:span><text:span text:style-name="T5_25">garante</text:span><text:span text:style-name="T5_26"><text:s/></text:span><text:span text:style-name="T5_27">uma</text:span><text:span text:style-name="T5_28"><text:s/></text:span><text:span text:style-name="T5_29">interface</text:span><text:span text:style-name="T5_30"><text:s/></text:span><text:span text:style-name="T5_31">uniforme</text:span><text:span text:style-name="T5_32"><text:s/></text:span><text:span text:style-name="T5_33">e</text:span><text:span text:style-name="T5_34"><text:s/></text:span><text:span text:style-name="T5_35">independência</text:span><text:span text:style-name="T5_36"><text:s/></text:span><text:span text:style-name="T5_37">de</text:span><text:span text:style-name="T5_38"><text:s/></text:span><text:span text:style-name="T5_39">plataforma</text:span><text:span text:style-name="T5_40"><text:s/>(</text:span><text:span text:style-name="T5_41">até</text:span><text:span text:style-name="T5_42"><text:s/></text:span><text:span text:style-name="T5_43">certo</text:span><text:span text:style-name="T5_44"><text:s/></text:span><text:span text:style-name="T5_45">ponto</text:span><text:span text:style-name="T5_46">);</text:span></text:p>
        </text:list-item>
        <text:list-item>
          <text:p text:style-name="P6"><text:span text:style-name="T6_1">Integração</text:span><text:span text:style-name="T6_2"><text:s/></text:span><text:span text:style-name="T6_3">entre</text:span><text:span text:style-name="T6_4"><text:s/></text:span><text:span text:style-name="T6_5">aplicações</text:span><text:span text:style-name="T6_6">:</text:span><text:span text:style-name="T6_7"><text:s/></text:span><text:span text:style-name="T6_8">permite</text:span><text:span text:style-name="T6_9"><text:s/></text:span><text:span text:style-name="T6_10">que</text:span><text:span text:style-name="T6_11"><text:s/></text:span><text:span text:style-name="T6_12">aplicações</text:span><text:span text:style-name="T6_13"><text:s/></text:span><text:span text:style-name="T6_14">distintas</text:span><text:span text:style-name="T6_15"><text:s/></text:span><text:span text:style-name="T6_16">compartilhem</text:span><text:span text:style-name="T6_17"><text:s/></text:span><text:span text:style-name="T6_18">informações</text:span><text:span text:style-name="T6_19"><text:s/></text:span><text:span text:style-name="T6_20">de</text:span><text:span text:style-name="T6_21"><text:s/></text:span><text:span text:style-name="T6_22">forma</text:span><text:span text:style-name="T6_23"><text:s/></text:span><text:span text:style-name="T6_24">consistente</text:span><text:span text:style-name="T6_25"><text:s/></text:span><text:span text:style-name="T6_26">e</text:span><text:span text:style-name="T6_27"><text:s/></text:span><text:span text:style-name="T6_28">atualizada</text:span><text:span text:style-name="T6_29">;</text:span></text:p>
        </text:list-item>
        <text:list-item>
          <text:p text:style-name="P7"><text:span text:style-name="T7_1">Relacionamento</text:span><text:span text:style-name="T7_2"><text:s/></text:span><text:span text:style-name="T7_3">dos</text:span><text:span text:style-name="T7_4"><text:s/></text:span><text:span text:style-name="T7_5">dados</text:span><text:span text:style-name="T7_6">:</text:span><text:span text:style-name="T7_7"><text:s/></text:span><text:span text:style-name="T7_8">criação</text:span><text:span text:style-name="T7_9"><text:s/></text:span><text:span text:style-name="T7_10">de</text:span><text:span text:style-name="T7_11"><text:s/></text:span><text:span text:style-name="T7_12">forte</text:span><text:span text:style-name="T7_13"><text:s/></text:span><text:span text:style-name="T7_14">relacionamentos</text:span><text:span text:style-name="T7_15"><text:s/></text:span><text:span text:style-name="T7_16">entre</text:span><text:span text:style-name="T7_17"><text:s/></text:span><text:span text:style-name="T7_18">os</text:span><text:span text:style-name="T7_19"><text:s/></text:span><text:span text:style-name="T7_20">dados</text:span><text:span text:style-name="T7_21"><text:s/></text:span><text:span text:style-name="T7_22">permitindo</text:span><text:span text:style-name="T7_23"><text:s/></text:span><text:span text:style-name="T7_24">criar</text:span><text:span text:style-name="T7_25"><text:s/></text:span><text:span text:style-name="T7_26">esquemas</text:span><text:span text:style-name="T7_27"><text:s/></text:span><text:span text:style-name="T7_28">complexos</text:span><text:span text:style-name="T7_29">.</text:span></text:p>
        </text:list-item>
      </text:list>
      <text:h text:style-name="P8" text:outline-level="10"><text:bookmark-start text:name="h.tui73y1bzipm"/><text:bookmark-end text:name="h.tui73y1bzipm"/><text:span text:style-name="T8_1">Introdução</text:span></text:h>
      <text:p text:style-name="P9"><text:span text:style-name="T9_1">NoSQL</text:span><text:span text:style-name="T9_2"><text:s/></text:span><text:span text:style-name="T9_3">é</text:span><text:span text:style-name="T9_4"><text:s/></text:span><text:span text:style-name="T9_5">um</text:span><text:span text:style-name="T9_6"><text:s/></text:span><text:span text:style-name="T9_7">recente</text:span><text:span text:style-name="T9_8"><text:s/></text:span><text:span text:style-name="T9_9">paradigma</text:span><text:span text:style-name="T9_10"><text:s/></text:span><text:span text:style-name="T9_11">de</text:span><text:span text:style-name="T9_12"><text:s/></text:span><text:span text:style-name="T9_13">banco</text:span><text:span text:style-name="T9_14"><text:s/></text:span><text:span text:style-name="T9_15">de</text:span><text:span text:style-name="T9_16"><text:s/></text:span><text:span text:style-name="T9_17">dados</text:span><text:span text:style-name="T9_18"><text:s/></text:span><text:span text:style-name="T9_19">que</text:span><text:span text:style-name="T9_20"><text:s/></text:span><text:span text:style-name="T9_21">rompe</text:span><text:span text:style-name="T9_22"><text:s/></text:span><text:span text:style-name="T9_23">com</text:span><text:span text:style-name="T9_24"><text:s/></text:span><text:span text:style-name="T9_25">o</text:span><text:span text:style-name="T9_26"><text:s/></text:span><text:span text:style-name="T9_27">tradicional</text:span><text:span text:style-name="T9_28"><text:s/></text:span><text:span text:style-name="T9_29">modelo</text:span><text:span text:style-name="T9_30"><text:s/></text:span><text:span text:style-name="T9_31">de</text:span><text:span text:style-name="T9_32"><text:s/></text:span><text:span text:style-name="T9_33">banco</text:span><text:span text:style-name="T9_34"><text:s/></text:span><text:span text:style-name="T9_35">de</text:span><text:span text:style-name="T9_36"><text:s/></text:span><text:span text:style-name="T9_37">dados</text:span><text:span text:style-name="T9_38"><text:s/></text:span><text:span text:style-name="T9_39">relacional</text:span><text:span text:style-name="T9_40">.<text:s/></text:span><text:span text:style-name="T9_41">Ele</text:span><text:span text:style-name="T9_42"><text:s/></text:span><text:span text:style-name="T9_43">visa</text:span><text:span text:style-name="T9_44"><text:s/></text:span><text:span text:style-name="T9_45">dar</text:span><text:span text:style-name="T9_46"><text:s/></text:span><text:span text:style-name="T9_47">mais</text:span><text:span text:style-name="T9_48"><text:s/></text:span><text:span text:style-name="T9_49">flexibilidade</text:span><text:span text:style-name="T9_50"><text:s/></text:span><text:span text:style-name="T9_51">a</text:span><text:span text:style-name="T9_52"><text:s/></text:span><text:span text:style-name="T9_53">organização</text:span><text:span text:style-name="T9_54"><text:s/></text:span><text:span text:style-name="T9_55">dos</text:span><text:span text:style-name="T9_56"><text:s/></text:span><text:span text:style-name="T9_57">dados</text:span><text:span text:style-name="T9_58"><text:s/></text:span><text:span text:style-name="T9_59">e</text:span><text:span text:style-name="T9_60">,<text:s/></text:span><text:span text:style-name="T9_61">com</text:span><text:span text:style-name="T9_62"><text:s/></text:span><text:span text:style-name="T9_63">isso</text:span><text:span text:style-name="T9_64">,<text:s/></text:span><text:span text:style-name="T9_65">quebra</text:span><text:span text:style-name="T9_66"><text:s/></text:span><text:span text:style-name="T9_67">com</text:span><text:span text:style-name="T9_68"><text:s/></text:span><text:span text:style-name="T9_69">a</text:span><text:span text:style-name="T9_70"><text:s/></text:span><text:span text:style-name="T9_71">rigidez</text:span><text:span text:style-name="T9_72"><text:s/></text:span><text:span text:style-name="T9_73">de</text:span><text:span text:style-name="T9_74"><text:s/></text:span><text:span text:style-name="T9_75">definição</text:span><text:span text:style-name="T9_76"><text:s/></text:span><text:span text:style-name="T9_77">de</text:span><text:span text:style-name="T9_78"><text:s/></text:span><text:span text:style-name="T9_79">dados</text:span><text:span text:style-name="T9_80"><text:s/></text:span><text:span text:style-name="T9_81">que</text:span><text:span text:style-name="T9_82"><text:s/></text:span><text:span text:style-name="T9_83">existe</text:span><text:span text:style-name="T9_84"><text:s/></text:span><text:span text:style-name="T9_85">nos</text:span><text:span text:style-name="T9_86"><text:s/></text:span><text:span text:style-name="T9_87">bancos</text:span><text:span text:style-name="T9_88"><text:s/></text:span><text:span text:style-name="T9_89">de</text:span><text:span text:style-name="T9_90"><text:s/></text:span><text:span text:style-name="T9_91">dados</text:span><text:span text:style-name="T9_92"><text:s/></text:span><text:span text:style-name="T9_93">relacionais</text:span><text:span text:style-name="T9_94">.<text:s/></text:span><text:span text:style-name="T9_95">Em</text:span><text:span text:style-name="T9_96"><text:s/></text:span><text:span text:style-name="T9_97">outras</text:span><text:span text:style-name="T9_98"><text:s/></text:span><text:span text:style-name="T9_99">palavras</text:span><text:span text:style-name="T9_100">,<text:s/></text:span><text:span text:style-name="T9_101">a</text:span><text:span text:style-name="T9_102"><text:s/></text:span><text:span text:style-name="T9_103">estruturação</text:span><text:span text:style-name="T9_104"><text:s/></text:span><text:span text:style-name="T9_105">baseada</text:span><text:span text:style-name="T9_106"><text:s/></text:span><text:span text:style-name="T9_107">em</text:span><text:span text:style-name="T9_108"><text:s/></text:span><text:span text:style-name="T9_109">tabelas</text:span><text:span text:style-name="T9_110"><text:s/></text:span><text:span text:style-name="T9_111">previamente</text:span><text:span text:style-name="T9_112"><text:s/></text:span><text:span text:style-name="T9_113">definidas</text:span><text:span text:style-name="T9_114">,<text:s/></text:span><text:span text:style-name="T9_115">simplesmente</text:span><text:span text:style-name="T9_116"><text:s/></text:span><text:span text:style-name="T9_117">não</text:span><text:span text:style-name="T9_118"><text:s/></text:span><text:span text:style-name="T9_119">existe</text:span><text:span text:style-name="T9_120">.<text:s/></text:span><text:span text:style-name="T9_121">Além</text:span><text:span text:style-name="T9_122"><text:s/></text:span><text:span text:style-name="T9_123">disso</text:span><text:span text:style-name="T9_124">,<text:s/></text:span><text:span text:style-name="T9_125">devido</text:span><text:span text:style-name="T9_126"><text:s/></text:span><text:span text:style-name="T9_127">a</text:span><text:span text:style-name="T9_128"><text:s/></text:span><text:span text:style-name="T9_129">essa</text:span><text:span text:style-name="T9_130"><text:s/></text:span><text:span text:style-name="T9_131">contraposição</text:span><text:span text:style-name="T9_132"><text:s/></text:span><text:span text:style-name="T9_133">ao</text:span><text:span text:style-name="T9_134"><text:s/></text:span><text:span text:style-name="T9_135">modelo</text:span><text:span text:style-name="T9_136"><text:s/></text:span><text:span text:style-name="T9_137">relacional</text:span><text:span text:style-name="T9_138">,<text:s/></text:span><text:span text:style-name="T9_139">esses</text:span><text:span text:style-name="T9_140"><text:s/></text:span><text:span text:style-name="T9_141">bancos</text:span><text:span text:style-name="T9_142"><text:s/></text:span><text:span text:style-name="T9_143">de</text:span><text:span text:style-name="T9_144"><text:s/></text:span><text:span text:style-name="T9_145">dados</text:span><text:span text:style-name="T9_146"><text:s/></text:span><text:span text:style-name="T9_147">NoSQL</text:span><text:span text:style-name="T9_148"><text:s/></text:span><text:span text:style-name="T9_149">não</text:span><text:span text:style-name="T9_150"><text:s/></text:span><text:span text:style-name="T9_151">possuem</text:span><text:span text:style-name="T9_152">,<text:s/></text:span><text:span text:style-name="T9_153">como</text:span><text:span text:style-name="T9_154"><text:s/></text:span><text:span text:style-name="T9_155">o</text:span><text:span text:style-name="T9_156"><text:s/></text:span><text:span text:style-name="T9_157">próprio</text:span><text:span text:style-name="T9_158"><text:s/></text:span><text:span text:style-name="T9_159">nome</text:span><text:span text:style-name="T9_160"><text:s/></text:span><text:span text:style-name="T9_161">já</text:span><text:span text:style-name="T9_162"><text:s/></text:span><text:span text:style-name="T9_163">diz</text:span><text:span text:style-name="T9_164">,<text:s/></text:span><text:span text:style-name="T9_165">uma</text:span><text:span text:style-name="T9_166"><text:s/></text:span><text:span text:style-name="T9_167">interface</text:span><text:span text:style-name="T9_168"><text:s/></text:span><text:span text:style-name="T9_169">SQL</text:span><text:span text:style-name="T9_170">.<text:s/></text:span><text:span text:style-name="T9_171">Nesses</text:span><text:span text:style-name="T9_172"><text:s/></text:span><text:span text:style-name="T9_173">bancos</text:span><text:span text:style-name="T9_174">,<text:s/></text:span><text:span text:style-name="T9_175">a</text:span><text:span text:style-name="T9_176"><text:s/></text:span><text:span text:style-name="T9_177">interface</text:span><text:span text:style-name="T9_178"><text:s/></text:span><text:span text:style-name="T9_179">para</text:span><text:span text:style-name="T9_180"><text:s/></text:span><text:span text:style-name="T9_181">consultas</text:span><text:span text:style-name="T9_182"><text:s/></text:span><text:span text:style-name="T9_183">varia</text:span><text:span text:style-name="T9_184"><text:s/></text:span><text:span text:style-name="T9_185">de</text:span><text:span text:style-name="T9_186"><text:s/></text:span><text:span text:style-name="T9_187">implementação</text:span><text:span text:style-name="T9_188"><text:s/></text:span><text:span text:style-name="T9_189">para</text:span><text:span text:style-name="T9_190"><text:s/></text:span><text:span text:style-name="T9_191">implementação</text:span><text:span text:style-name="T9_192">.</text:span></text:p>
      <text:p text:style-name="P10"><text:span text:style-name="T10_1">O</text:span><text:span text:style-name="T10_2"><text:s/></text:span><text:span text:style-name="T10_3">CouchDB</text:span><text:span text:style-name="T10_4"><text:s/></text:span><text:span text:style-name="T10_5">é</text:span><text:span text:style-name="T10_6"><text:s/></text:span><text:span text:style-name="T10_7">um</text:span><text:span text:style-name="T10_8"><text:s/></text:span><text:span text:style-name="T10_9">banco</text:span><text:span text:style-name="T10_10"><text:s/></text:span><text:span text:style-name="T10_11">de</text:span><text:span text:style-name="T10_12"><text:s/></text:span><text:span text:style-name="T10_13">dados</text:span><text:span text:style-name="T10_14"><text:s/></text:span><text:span text:style-name="T10_15">NoSQL</text:span><text:span text:style-name="T10_16"><text:s/></text:span><text:span text:style-name="T10_17">que</text:span><text:span text:style-name="T10_18"><text:s/></text:span><text:span text:style-name="T10_19">se</text:span><text:span text:style-name="T10_20"><text:s/></text:span><text:span text:style-name="T10_21">baseia</text:span><text:span text:style-name="T10_22"><text:s/></text:span><text:span text:style-name="T10_23">no</text:span><text:span text:style-name="T10_24"><text:s/></text:span><text:span text:style-name="T10_25">formato</text:span><text:span text:style-name="T10_26"><text:s/></text:span><text:span text:style-name="T10_27">de</text:span><text:span text:style-name="T10_28"><text:s/></text:span><text:span text:style-name="T10_29">document</text:span><text:span text:style-name="T10_30"><text:s/></text:span><text:span text:style-name="T10_31">store</text:span><text:span text:style-name="T10_32">,</text:span><text:span text:style-name="T10_33"><text:s/></text:span><text:span text:style-name="T10_34">ou</text:span><text:span text:style-name="T10_35"><text:s/></text:span><text:span text:style-name="T10_36">seja</text:span><text:span text:style-name="T10_37">,<text:s/></text:span><text:span text:style-name="T10_38">cada</text:span><text:span text:style-name="T10_39"><text:s/></text:span><text:span text:style-name="T10_40">registro</text:span><text:span text:style-name="T10_41"><text:s/></text:span><text:span text:style-name="T10_42">é</text:span><text:span text:style-name="T10_43"><text:s/></text:span><text:span text:style-name="T10_44">um</text:span><text:span text:style-name="T10_45"><text:s/></text:span><text:span text:style-name="T10_46">documento</text:span><text:span text:style-name="T10_47"><text:s/></text:span><text:span text:style-name="T10_48">que</text:span><text:span text:style-name="T10_49"><text:s/></text:span><text:span text:style-name="T10_50">é</text:span><text:span text:style-name="T10_51"><text:s/></text:span><text:span text:style-name="T10_52">armazenado</text:span><text:span text:style-name="T10_53"><text:s/></text:span><text:span text:style-name="T10_54">em</text:span><text:span text:style-name="T10_55"><text:s/></text:span><text:span text:style-name="T10_56">algum</text:span><text:span text:style-name="T10_57"><text:s/></text:span><text:span text:style-name="T10_58">formato</text:span><text:span text:style-name="T10_59"><text:s/></text:span><text:span text:style-name="T10_60">específico</text:span><text:span text:style-name="T10_61">.<text:s/></text:span><text:span text:style-name="T10_62">No</text:span><text:span text:style-name="T10_63"><text:s/></text:span><text:span text:style-name="T10_64">caso</text:span><text:span text:style-name="T10_65"><text:s/></text:span><text:span text:style-name="T10_66">do</text:span><text:span text:style-name="T10_67"><text:s/></text:span><text:span text:style-name="T10_68">CouchDB</text:span><text:span text:style-name="T10_69"><text:s/></text:span><text:span text:style-name="T10_70">esse</text:span><text:span text:style-name="T10_71"><text:s/></text:span><text:span text:style-name="T10_72">formato</text:span><text:span text:style-name="T10_73"><text:s/></text:span><text:span text:style-name="T10_74">é</text:span><text:span text:style-name="T10_75"><text:s/></text:span><text:span text:style-name="T10_76">o</text:span><text:span text:style-name="T10_77"><text:s/></text:span><text:span text:style-name="T10_78">JSON</text:span><text:span text:style-name="T10_79"><text:s/>(</text:span><text:span text:style-name="T10_80">JavaScript</text:span><text:span text:style-name="T10_81"><text:s/></text:span><text:span text:style-name="T10_82">Object</text:span><text:span text:style-name="T10_83"><text:s/></text:span><text:span text:style-name="T10_84">Notation</text:span><text:span text:style-name="T10_85">)<text:s/></text:span><text:span text:style-name="T10_86">que</text:span><text:span text:style-name="T10_87"><text:s/></text:span><text:span text:style-name="T10_88">possui</text:span><text:span text:style-name="T10_89"><text:s/></text:span><text:span text:style-name="T10_90">um</text:span><text:span text:style-name="T10_91"><text:s/></text:span><text:span text:style-name="T10_92">processamento</text:span><text:span text:style-name="T10_93"><text:s/></text:span><text:span text:style-name="T10_94">relativamente</text:span><text:span text:style-name="T10_95"><text:s/></text:span><text:span text:style-name="T10_96">leve</text:span><text:span text:style-name="T10_97"><text:s/></text:span><text:span text:style-name="T10_98">se</text:span><text:span text:style-name="T10_99"><text:s/></text:span><text:span text:style-name="T10_100">comparado</text:span><text:span text:style-name="T10_101"><text:s/></text:span><text:span text:style-name="T10_102">com</text:span><text:span text:style-name="T10_103"><text:s/></text:span><text:span text:style-name="T10_104">outros</text:span><text:span text:style-name="T10_105"><text:s/></text:span><text:span text:style-name="T10_106">formatos</text:span><text:span text:style-name="T10_107"><text:s/></text:span><text:span text:style-name="T10_108">como</text:span><text:span text:style-name="T10_109"><text:s/></text:span><text:span text:style-name="T10_110">XML</text:span><text:span text:style-name="T10_111">.<text:s/></text:span><text:span text:style-name="T10_112">Ele</text:span><text:span text:style-name="T10_113"><text:s/></text:span><text:span text:style-name="T10_114">é</text:span><text:span text:style-name="T10_115"><text:s/></text:span><text:span text:style-name="T10_116">escrito</text:span><text:span text:style-name="T10_117"><text:s/></text:span><text:span text:style-name="T10_118">em</text:span><text:span text:style-name="T10_119"><text:s/></text:span><text:span text:style-name="T10_120">Erlang</text:span><text:span text:style-name="T10_121"><text:s/></text:span><text:span text:style-name="T10_122">que</text:span><text:span text:style-name="T10_123"><text:s/></text:span><text:span text:style-name="T10_124">é</text:span><text:span text:style-name="T10_125"><text:s/></text:span><text:span text:style-name="T10_126">uma</text:span><text:span text:style-name="T10_127"><text:s/></text:span><text:span text:style-name="T10_128">linguagem</text:span><text:span text:style-name="T10_129"><text:s/></text:span><text:span text:style-name="T10_130">tolerante</text:span><text:span text:style-name="T10_131"><text:s/></text:span><text:span text:style-name="T10_132">a</text:span><text:span text:style-name="T10_133"><text:s/></text:span><text:span text:style-name="T10_134">falhas</text:span><text:span text:style-name="T10_135">,<text:s/></text:span><text:span text:style-name="T10_136">com</text:span><text:span text:style-name="T10_137"><text:s/></text:span><text:span text:style-name="T10_138">paradigmas</text:span><text:span text:style-name="T10_139"><text:s/></text:span><text:span text:style-name="T10_140">concorrente</text:span><text:span text:style-name="T10_141"><text:s/></text:span><text:span text:style-name="T10_142">e</text:span><text:span text:style-name="T10_143"><text:s/></text:span><text:span text:style-name="T10_144">funcional</text:span><text:span text:style-name="T10_145">.<text:s/></text:span><text:span text:style-name="T10_146">Erlang</text:span><text:span text:style-name="T10_147"><text:s/></text:span><text:span text:style-name="T10_148">foi</text:span><text:span text:style-name="T10_149"><text:s/></text:span><text:span text:style-name="T10_150">desenvolvida</text:span><text:span text:style-name="T10_151"><text:s/></text:span><text:span text:style-name="T10_152">para</text:span><text:span text:style-name="T10_153"><text:s/></text:span><text:span text:style-name="T10_154">suportar</text:span><text:span text:style-name="T10_155"><text:s/></text:span><text:span text:style-name="T10_156">aplicações</text:span><text:span text:style-name="T10_157"><text:s/></text:span><text:span text:style-name="T10_158">distribuídas</text:span><text:span text:style-name="T10_159"><text:s/></text:span><text:span text:style-name="T10_160">que</text:span><text:span text:style-name="T10_161"><text:s/></text:span><text:span text:style-name="T10_162">executam</text:span><text:span text:style-name="T10_163"><text:s/></text:span><text:span text:style-name="T10_164">em</text:span><text:span text:style-name="T10_165"><text:s/></text:span><text:span text:style-name="T10_166">tempo</text:span><text:span text:style-name="T10_167"><text:s/></text:span><text:span text:style-name="T10_168">real</text:span><text:span text:style-name="T10_169"><text:s/></text:span><text:span text:style-name="T10_170">ininterruptamente</text:span><text:span text:style-name="T10_171">.</text:span></text:p>
      <text:p text:style-name="P11"><text:span text:style-name="T11_1">Entre</text:span><text:span text:style-name="T11_2"><text:s/></text:span><text:span text:style-name="T11_3">as</text:span><text:span text:style-name="T11_4"><text:s/></text:span><text:span text:style-name="T11_5">principais</text:span><text:span text:style-name="T11_6"><text:s/></text:span><text:span text:style-name="T11_7">características</text:span><text:span text:style-name="T11_8"><text:s/></text:span><text:span text:style-name="T11_9">do</text:span><text:span text:style-name="T11_10"><text:s/></text:span><text:span text:style-name="T11_11">CouchDB</text:span><text:span text:style-name="T11_12"><text:s/></text:span><text:span text:style-name="T11_13">estão</text:span><text:span text:style-name="T11_14"><text:s/></text:span><text:span text:style-name="T11_15">a</text:span><text:span text:style-name="T11_16"><text:s/></text:span><text:span text:style-name="T11_17">utilização</text:span><text:span text:style-name="T11_18"><text:s/></text:span><text:span text:style-name="T11_19">de</text:span><text:span text:style-name="T11_20"><text:s/></text:span><text:span text:style-name="T11_21">map</text:span><text:span text:style-name="T11_22">-</text:span><text:span text:style-name="T11_23">reduces</text:span><text:span text:style-name="T11_24">,<text:s/></text:span><text:span text:style-name="T11_25">views</text:span><text:span text:style-name="T11_26"><text:s/></text:span><text:span text:style-name="T11_27">escritas</text:span><text:span text:style-name="T11_28"><text:s/></text:span><text:span text:style-name="T11_29">em</text:span><text:span text:style-name="T11_30"><text:s/></text:span><text:span text:style-name="T11_31">JavaScript</text:span><text:span text:style-name="T11_32">,<text:s/></text:span><text:span text:style-name="T11_33">API</text:span><text:span text:style-name="T11_34"><text:s/></text:span><text:span text:style-name="T11_35">REST</text:span><text:span text:style-name="T11_36"><text:s/></text:span><text:span text:style-name="T11_37">para</text:span><text:span text:style-name="T11_38"><text:s/></text:span><text:span text:style-name="T11_39">acesso</text:span><text:span text:style-name="T11_40"><text:s/></text:span><text:span text:style-name="T11_41">e</text:span><text:span text:style-name="T11_42"><text:s/></text:span><text:span text:style-name="T11_43">manipulação</text:span><text:span text:style-name="T11_44"><text:s/></text:span><text:span text:style-name="T11_45">dos</text:span><text:span text:style-name="T11_46"><text:s/></text:span><text:span text:style-name="T11_47">dados</text:span><text:span text:style-name="T11_48">,<text:s/></text:span><text:span text:style-name="T11_49">possibilidade</text:span><text:span text:style-name="T11_50"><text:s/></text:span><text:span text:style-name="T11_51">de</text:span><text:span text:style-name="T11_52"><text:s/></text:span><text:span text:style-name="T11_53">validação</text:span><text:span text:style-name="T11_54"><text:s/></text:span><text:span text:style-name="T11_55">dos</text:span><text:span text:style-name="T11_56"><text:s/></text:span><text:span text:style-name="T11_57">dados</text:span><text:span text:style-name="T11_58"><text:s/></text:span><text:span text:style-name="T11_59">antes</text:span><text:span text:style-name="T11_60"><text:s/></text:span><text:span text:style-name="T11_61">de</text:span><text:span text:style-name="T11_62"><text:s/></text:span><text:span text:style-name="T11_63">armazená</text:span><text:span text:style-name="T11_64">-</text:span><text:span text:style-name="T11_65">los</text:span><text:span text:style-name="T11_66"><text:s/></text:span><text:span text:style-name="T11_67">e</text:span><text:span text:style-name="T11_68"><text:s/></text:span><text:span text:style-name="T11_69">até</text:span><text:span text:style-name="T11_70"><text:s/></text:span><text:span text:style-name="T11_71">mesmo</text:span><text:span text:style-name="T11_72"><text:s/></text:span><text:span text:style-name="T11_73">a</text:span><text:span text:style-name="T11_74"><text:s/></text:span><text:span text:style-name="T11_75">construção</text:span><text:span text:style-name="T11_76"><text:s/></text:span><text:span text:style-name="T11_77">de</text:span><text:span text:style-name="T11_78"><text:s/></text:span><text:span text:style-name="T11_79">aplicações</text:span><text:span text:style-name="T11_80"><text:s/></text:span><text:span text:style-name="T11_81">Web</text:span><text:span text:style-name="T11_82"><text:s/></text:span><text:span text:style-name="T11_83">inteiramente</text:span><text:span text:style-name="T11_84"><text:s/></text:span><text:span text:style-name="T11_85">embutidas</text:span><text:span text:style-name="T11_86"><text:s/></text:span><text:span text:style-name="T11_87">no</text:span><text:span text:style-name="T11_88"><text:s/></text:span><text:span text:style-name="T11_89">banco</text:span><text:span text:style-name="T11_90"><text:s/></text:span><text:span text:style-name="T11_91">de</text:span><text:span text:style-name="T11_92"><text:s/></text:span><text:span text:style-name="T11_93">dados</text:span><text:span text:style-name="T11_94">.</text:span></text:p>
      <text:p text:style-name="P12"><text:span text:style-name="T12_1">Couch</text:span><text:span text:style-name="T12_2"><text:s/></text:span><text:span text:style-name="T12_3">é</text:span><text:span text:style-name="T12_4"><text:s/></text:span><text:span text:style-name="T12_5">um</text:span><text:span text:style-name="T12_6"><text:s/></text:span><text:span text:style-name="T12_7">acrônimo</text:span><text:span text:style-name="T12_8"><text:s/></text:span><text:span text:style-name="T12_9">para</text:span><text:span text:style-name="T12_10"><text:s/>“</text:span><text:span text:style-name="T12_11">Cluster</text:span><text:span text:style-name="T12_12"><text:s/></text:span><text:span text:style-name="T12_13">of</text:span><text:span text:style-name="T12_14"><text:s/></text:span><text:span text:style-name="T12_15">Unreliable</text:span><text:span text:style-name="T12_16"><text:s/></text:span><text:span text:style-name="T12_17">Commodity</text:span><text:span text:style-name="T12_18"><text:s/></text:span><text:span text:style-name="T12_19">Hardware</text:span><text:span text:style-name="T12_20">”<text:s/>(</text:span><text:span text:style-name="T12_21">Conjunto</text:span><text:span text:style-name="T12_22"><text:s/></text:span><text:span text:style-name="T12_23">de</text:span><text:span text:style-name="T12_24"><text:s/></text:span><text:span text:style-name="T12_25">Hardware</text:span><text:span text:style-name="T12_26"><text:s/></text:span><text:span text:style-name="T12_27">não</text:span><text:span text:style-name="T12_28"><text:s/></text:span><text:span text:style-name="T12_29">confiáveis</text:span><text:span text:style-name="T12_30">).<text:s/></text:span><text:span text:style-name="T12_31">A</text:span><text:span text:style-name="T12_32"><text:s/></text:span><text:span text:style-name="T12_33">ideia</text:span><text:span text:style-name="T12_34"><text:s/></text:span><text:span text:style-name="T12_35">por</text:span><text:span text:style-name="T12_36"><text:s/></text:span><text:span text:style-name="T12_37">trás</text:span><text:span text:style-name="T12_38"><text:s/></text:span><text:span text:style-name="T12_39">do</text:span><text:span text:style-name="T12_40"><text:s/></text:span><text:span text:style-name="T12_41">nome</text:span><text:span text:style-name="T12_42"><text:s/></text:span><text:span text:style-name="T12_43">é</text:span><text:span text:style-name="T12_44"><text:s/></text:span><text:span text:style-name="T12_45">refletir</text:span><text:span text:style-name="T12_46"><text:s/></text:span><text:span text:style-name="T12_47">o</text:span><text:span text:style-name="T12_48"><text:s/></text:span><text:span text:style-name="T12_49">objetivo</text:span><text:span text:style-name="T12_50"><text:s/></text:span><text:span text:style-name="T12_51">do</text:span><text:span text:style-name="T12_52"><text:s/></text:span><text:span text:style-name="T12_53">banco</text:span><text:span text:style-name="T12_54"><text:s/></text:span><text:span text:style-name="T12_55">de</text:span><text:span text:style-name="T12_56"><text:s/></text:span><text:span text:style-name="T12_57">dados</text:span><text:span text:style-name="T12_58"><text:s/></text:span><text:span text:style-name="T12_59">de</text:span><text:span text:style-name="T12_60"><text:s/></text:span><text:span text:style-name="T12_61">ser</text:span><text:span text:style-name="T12_62"><text:s/></text:span><text:span text:style-name="T12_63">extremamente</text:span><text:span text:style-name="T12_64"><text:s/></text:span><text:span text:style-name="T12_65">escalável</text:span><text:span text:style-name="T12_66">,<text:s/></text:span><text:span text:style-name="T12_67">oferecendo</text:span><text:span text:style-name="T12_68"><text:s/></text:span><text:span text:style-name="T12_69">alta</text:span><text:span text:style-name="T12_70"><text:s/></text:span><text:span text:style-name="T12_71">disponibilidade</text:span><text:span text:style-name="T12_72"><text:s/></text:span><text:span text:style-name="T12_73">e</text:span><text:span text:style-name="T12_74"><text:s/></text:span><text:span text:style-name="T12_75">confiabilidade</text:span><text:span text:style-name="T12_76">,<text:s/></text:span><text:span text:style-name="T12_77">mesmo</text:span><text:span text:style-name="T12_78"><text:s/></text:span><text:span text:style-name="T12_79">quando</text:span><text:span text:style-name="T12_80"><text:s/></text:span><text:span text:style-name="T12_81">executando</text:span><text:span text:style-name="T12_82"><text:s/></text:span><text:span text:style-name="T12_83">em</text:span><text:span text:style-name="T12_84"><text:s/></text:span><text:span text:style-name="T12_85">um</text:span><text:span text:style-name="T12_86"><text:s/></text:span><text:span text:style-name="T12_87">hardware</text:span><text:span text:style-name="T12_88"><text:s/></text:span><text:span text:style-name="T12_89">que</text:span><text:span text:style-name="T12_90"><text:s/></text:span><text:span text:style-name="T12_91">é</text:span><text:span text:style-name="T12_92"><text:s/></text:span><text:span text:style-name="T12_93">tipicamente</text:span><text:span text:style-name="T12_94"><text:s/></text:span><text:span text:style-name="T12_95">suscetível</text:span><text:span text:style-name="T12_96"><text:s/></text:span><text:span text:style-name="T12_97">a</text:span><text:span text:style-name="T12_98"><text:s/></text:span><text:span text:style-name="T12_99">falhas</text:span><text:span text:style-name="T12_100">.</text:span></text:p>
      <text:h text:style-name="P13" text:outline-level="10"><text:bookmark-start text:name="h.10votnklad83"/><text:bookmark-end text:name="h.10votnklad83"/><text:span text:style-name="T13_1">Teorema</text:span><text:span text:style-name="T13_2"><text:s/></text:span><text:span text:style-name="T13_3">CAP</text:span></text:h>
      <text:list text:style-name="LS2" xml:id="list5">
        <text:list-item>
          <text:p text:style-name="P14"><text:span text:style-name="T14_1"><text:s/></text:span><text:span text:style-name="T14_2">Consistence</text:span><text:span text:style-name="T14_3">:<text:s/></text:span><text:span text:style-name="T14_4">após</text:span><text:span text:style-name="T14_5"><text:s/></text:span><text:span text:style-name="T14_6">a</text:span><text:span text:style-name="T14_7"><text:s/></text:span><text:span text:style-name="T14_8">operação</text:span><text:span text:style-name="T14_9"><text:s/></text:span><text:span text:style-name="T14_10">o</text:span><text:span text:style-name="T14_11"><text:s/></text:span><text:span text:style-name="T14_12">dado</text:span><text:span text:style-name="T14_13"><text:s/></text:span><text:span text:style-name="T14_14">já</text:span><text:span text:style-name="T14_15"><text:s/></text:span><text:span text:style-name="T14_16">está</text:span><text:span text:style-name="T14_17"><text:s/></text:span><text:span text:style-name="T14_18">pronto</text:span><text:span text:style-name="T14_19"><text:s/></text:span><text:span text:style-name="T14_20">para</text:span><text:span text:style-name="T14_21"><text:s/></text:span><text:span text:style-name="T14_22">consulta</text:span><text:span text:style-name="T14_23">.</text:span></text:p>
        </text:list-item>
        <text:list-item>
          <text:p text:style-name="P15"><text:span text:style-name="T15_1">Availability</text:span><text:span text:style-name="T15_2">:<text:s/></text:span><text:span text:style-name="T15_3">sempre</text:span><text:span text:style-name="T15_4"><text:s/></text:span><text:span text:style-name="T15_5">disponível</text:span><text:span text:style-name="T15_6">.<text:s/></text:span><text:span text:style-name="T15_7">Tolerante</text:span><text:span text:style-name="T15_8"><text:s/></text:span><text:span text:style-name="T15_9">a</text:span><text:span text:style-name="T15_10"><text:s/></text:span><text:span text:style-name="T15_11">falhas</text:span><text:span text:style-name="T15_12"><text:s/></text:span><text:span text:style-name="T15_13">de</text:span><text:span text:style-name="T15_14"><text:s/></text:span><text:span text:style-name="T15_15">máquinas</text:span><text:span text:style-name="T15_16"><text:s/></text:span><text:span text:style-name="T15_17">individuais</text:span><text:span text:style-name="T15_18"><text:s/></text:span><text:span text:style-name="T15_19">e</text:span><text:span text:style-name="T15_20"><text:s/></text:span><text:span text:style-name="T15_21">expansão</text:span><text:span text:style-name="T15_22"><text:s/></text:span><text:span text:style-name="T15_23">sem</text:span><text:span text:style-name="T15_24"><text:s/></text:span><text:span text:style-name="T15_25">downtime</text:span><text:span text:style-name="T15_26">.</text:span></text:p>
        </text:list-item>
        <text:list-item>
          <text:p text:style-name="P16"><text:span text:style-name="T16_1">Partition</text:span><text:span text:style-name="T16_2"><text:s/></text:span><text:span text:style-name="T16_3">Tolerance</text:span><text:span text:style-name="T16_4">:<text:s/></text:span><text:span text:style-name="T16_5">os</text:span><text:span text:style-name="T16_6"><text:s/></text:span><text:span text:style-name="T16_7">dados</text:span><text:span text:style-name="T16_8"><text:s/></text:span><text:span text:style-name="T16_9">estão</text:span><text:span text:style-name="T16_10"><text:s/></text:span><text:span text:style-name="T16_11">espalhados</text:span><text:span text:style-name="T16_12"><text:s/></text:span><text:span text:style-name="T16_13">em</text:span><text:span text:style-name="T16_14"><text:s/></text:span><text:span text:style-name="T16_15">várias</text:span><text:span text:style-name="T16_16"><text:s/></text:span><text:span text:style-name="T16_17">máquinas</text:span><text:span text:style-name="T16_18"><text:s/></text:span><text:span text:style-name="T16_19">tanto</text:span><text:span text:style-name="T16_20"><text:s/></text:span><text:span text:style-name="T16_21">para</text:span><text:span text:style-name="T16_22"><text:s/></text:span><text:span text:style-name="T16_23">leitura</text:span><text:span text:style-name="T16_24"><text:s/></text:span><text:span text:style-name="T16_25">quanto</text:span><text:span text:style-name="T16_26"><text:s/></text:span><text:span text:style-name="T16_27">para</text:span><text:span text:style-name="T16_28"><text:s/></text:span><text:span text:style-name="T16_29">escrita</text:span><text:span text:style-name="T16_30">.</text:span></text:p>
        </text:list-item>
      </text:list>
      <text:h text:style-name="P17" text:outline-level="10"><text:bookmark-start text:name="h.tjx7k7tu2wj4"/><text:bookmark-end text:name="h.tjx7k7tu2wj4"/><text:span text:style-name="T17_1">API</text:span><text:span text:style-name="T17_2"><text:s/></text:span><text:span text:style-name="T17_3">REST</text:span></text:h>
      <text:p text:style-name="P18"><text:span text:style-name="T18_1">Uma</text:span><text:span text:style-name="T18_2"><text:s/></text:span><text:span text:style-name="T18_3">de</text:span><text:span text:style-name="T18_4"><text:s/></text:span><text:span text:style-name="T18_5">suas</text:span><text:span text:style-name="T18_6"><text:s/></text:span><text:span text:style-name="T18_7">principais</text:span><text:span text:style-name="T18_8"><text:s/></text:span><text:span text:style-name="T18_9">ideias</text:span><text:span text:style-name="T18_10"><text:s/></text:span><text:span text:style-name="T18_11">é</text:span><text:span text:style-name="T18_12"><text:s/></text:span><text:span text:style-name="T18_13">a</text:span><text:span text:style-name="T18_14"><text:s/></text:span><text:span text:style-name="T18_15">utilização</text:span><text:span text:style-name="T18_16"><text:s/></text:span><text:span text:style-name="T18_17">da</text:span><text:span text:style-name="T18_18"><text:s/></text:span><text:span text:style-name="T18_19">Web</text:span><text:span text:style-name="T18_20"><text:s/></text:span><text:span text:style-name="T18_21">como</text:span><text:span text:style-name="T18_22"><text:s/></text:span><text:span text:style-name="T18_23">canal</text:span><text:span text:style-name="T18_24"><text:s/></text:span><text:span text:style-name="T18_25">direto</text:span><text:span text:style-name="T18_26"><text:s/></text:span><text:span text:style-name="T18_27">para</text:span><text:span text:style-name="T18_28"><text:s/></text:span><text:span text:style-name="T18_29">a</text:span><text:span text:style-name="T18_30"><text:s/></text:span><text:span text:style-name="T18_31">inserção</text:span><text:span text:style-name="T18_32">,<text:s/></text:span><text:span text:style-name="T18_33">busca</text:span><text:span text:style-name="T18_34">,<text:s/></text:span><text:span text:style-name="T18_35">remoção</text:span><text:span text:style-name="T18_36"><text:s/></text:span><text:span text:style-name="T18_37">e</text:span><text:span text:style-name="T18_38"><text:s/></text:span><text:span text:style-name="T18_39">atualização</text:span><text:span text:style-name="T18_40"><text:s/></text:span><text:span text:style-name="T18_41">dos</text:span><text:span text:style-name="T18_42"><text:s/></text:span><text:span text:style-name="T18_43">dados</text:span><text:span text:style-name="T18_44">.<text:s/></text:span><text:span text:style-name="T18_45">Mesmo</text:span><text:span text:style-name="T18_46"><text:s/></text:span><text:span text:style-name="T18_47">a</text:span><text:span text:style-name="T18_48"><text:s/></text:span><text:span text:style-name="T18_49">definição</text:span><text:span text:style-name="T18_50"><text:s/></text:span><text:span text:style-name="T18_51">de</text:span><text:span text:style-name="T18_52"><text:s/></text:span><text:span text:style-name="T18_53">parâmetros</text:span><text:span text:style-name="T18_54"><text:s/></text:span><text:span text:style-name="T18_55">de</text:span><text:span text:style-name="T18_56"><text:s/></text:span><text:span text:style-name="T18_57">configuração</text:span><text:span text:style-name="T18_58"><text:s/></text:span><text:span text:style-name="T18_59">e</text:span><text:span text:style-name="T18_60"><text:s/></text:span><text:span text:style-name="T18_61">a</text:span><text:span text:style-name="T18_62"><text:s/></text:span><text:span text:style-name="T18_63">definição</text:span><text:span text:style-name="T18_64"><text:s/></text:span><text:span text:style-name="T18_65">das</text:span><text:span text:style-name="T18_66"><text:s/></text:span><text:span text:style-name="T18_67">views</text:span><text:span text:style-name="T18_68"><text:s/>(</text:span><text:span text:style-name="T18_69">que</text:span><text:span text:style-name="T18_70"><text:s/></text:span><text:span text:style-name="T18_71">serão</text:span><text:span text:style-name="T18_72"><text:s/></text:span><text:span text:style-name="T18_73">tratadas</text:span><text:span text:style-name="T18_74"><text:s/></text:span><text:span text:style-name="T18_75">mais</text:span><text:span text:style-name="T18_76"><text:s/></text:span><text:span text:style-name="T18_77">adiante</text:span><text:span text:style-name="T18_78">)<text:s/></text:span><text:span text:style-name="T18_79">são</text:span><text:span text:style-name="T18_80"><text:s/></text:span><text:span text:style-name="T18_81">feitas</text:span><text:span text:style-name="T18_82"><text:s/></text:span><text:span text:style-name="T18_83">via</text:span><text:span text:style-name="T18_84"><text:s/></text:span><text:span text:style-name="T18_85">Web</text:span><text:span text:style-name="T18_86">.<text:s/></text:span><text:span text:style-name="T18_87">O</text:span><text:span text:style-name="T18_88"><text:s/></text:span><text:span text:style-name="T18_89">CouchDB</text:span><text:span text:style-name="T18_90"><text:s/></text:span><text:span text:style-name="T18_91">apresenta</text:span><text:span text:style-name="T18_92"><text:s/></text:span><text:span text:style-name="T18_93">portanto</text:span><text:span text:style-name="T18_94"><text:s/></text:span><text:span text:style-name="T18_95">uma</text:span><text:span text:style-name="T18_96"><text:s/></text:span><text:span text:style-name="T18_97">Arquitetura</text:span><text:span text:style-name="T18_98"><text:s/></text:span><text:span text:style-name="T18_99">Orientada</text:span><text:span text:style-name="T18_100"><text:s/></text:span><text:span text:style-name="T18_101">a</text:span><text:span text:style-name="T18_102"><text:s/></text:span><text:span text:style-name="T18_103">Recursos</text:span><text:span text:style-name="T18_104"><text:s/>(</text:span><text:span text:style-name="T18_105">ROA</text:span><text:span text:style-name="T18_106">,<text:s/></text:span><text:span text:style-name="T18_107">da</text:span><text:span text:style-name="T18_108"><text:s/></text:span><text:span text:style-name="T18_109">sigla</text:span><text:span text:style-name="T18_110"><text:s/></text:span><text:span text:style-name="T18_111">em</text:span><text:span text:style-name="T18_112"><text:s/></text:span><text:span text:style-name="T18_113">Inglês</text:span><text:span text:style-name="T18_114">)<text:s/></text:span><text:span text:style-name="T18_115">e</text:span><text:span text:style-name="T18_116"><text:s/></text:span><text:span text:style-name="T18_117">como</text:span><text:span text:style-name="T18_118"><text:s/></text:span><text:span text:style-name="T18_119">utiliza</text:span><text:span text:style-name="T18_120"><text:s/></text:span><text:span text:style-name="T18_121">a</text:span><text:span text:style-name="T18_122"><text:s/></text:span><text:span text:style-name="T18_123">Web</text:span><text:span text:style-name="T18_124"><text:s/></text:span><text:span text:style-name="T18_125">para</text:span><text:span text:style-name="T18_126"><text:s/></text:span><text:span text:style-name="T18_127">fornecer</text:span><text:span text:style-name="T18_128"><text:s/></text:span><text:span text:style-name="T18_129">seus</text:span><text:span text:style-name="T18_130"><text:s/></text:span><text:span text:style-name="T18_131">serviços</text:span><text:span text:style-name="T18_132">,<text:s/></text:span><text:span text:style-name="T18_133">a</text:span><text:span text:style-name="T18_134"><text:s/></text:span><text:span text:style-name="T18_135">implementação</text:span><text:span text:style-name="T18_136"><text:s/></text:span><text:span text:style-name="T18_137">dessa</text:span><text:span text:style-name="T18_138"><text:s/></text:span><text:span text:style-name="T18_139">arquitetura</text:span><text:span text:style-name="T18_140"><text:s/></text:span><text:span text:style-name="T18_141">é</text:span><text:span text:style-name="T18_142"><text:s/></text:span><text:span text:style-name="T18_143">REST</text:span><text:span text:style-name="T18_144"><text:s/>(</text:span><text:span text:style-name="T18_145">Representational</text:span><text:span text:style-name="T18_146"><text:s/></text:span><text:span text:style-name="T18_147">State</text:span><text:span text:style-name="T18_148"><text:s/></text:span><text:span text:style-name="T18_149">Transfer</text:span><text:span text:style-name="T18_150">).<text:s/></text:span><text:span text:style-name="T18_151">Uma</text:span><text:span text:style-name="T18_152"><text:s/></text:span><text:span text:style-name="T18_153">aplicação</text:span><text:span text:style-name="T18_154"><text:s/></text:span><text:span text:style-name="T18_155">REST</text:span><text:span text:style-name="T18_156"><text:s/></text:span><text:span text:style-name="T18_157">consiste</text:span><text:span text:style-name="T18_158"><text:s/></text:span><text:span text:style-name="T18_159">da</text:span><text:span text:style-name="T18_160"><text:s/></text:span><text:span text:style-name="T18_161">utilização</text:span><text:span text:style-name="T18_162"><text:s/></text:span><text:span text:style-name="T18_163">de</text:span><text:span text:style-name="T18_164"><text:s/></text:span><text:span text:style-name="T18_165">um</text:span><text:span text:style-name="T18_166"><text:s/></text:span><text:span text:style-name="T18_167">conjunto</text:span><text:span text:style-name="T18_168"><text:s/></text:span><text:span text:style-name="T18_169">de</text:span><text:span text:style-name="T18_170"><text:s/></text:span><text:span text:style-name="T18_171">tecnologias</text:span><text:span text:style-name="T18_172"><text:s/></text:span><text:span text:style-name="T18_173">da</text:span><text:span text:style-name="T18_174"><text:s/></text:span><text:span text:style-name="T18_175">Web</text:span><text:span text:style-name="T18_176"><text:s/></text:span><text:span text:style-name="T18_177">para</text:span><text:span text:style-name="T18_178"><text:s/></text:span><text:span text:style-name="T18_179">garantir</text:span><text:span text:style-name="T18_180"><text:s/></text:span><text:span text:style-name="T18_181">os</text:span><text:span text:style-name="T18_182"><text:s/></text:span><text:span text:style-name="T18_183">princípios</text:span><text:span text:style-name="T18_184"><text:s/></text:span><text:span text:style-name="T18_185">definidos</text:span><text:span text:style-name="T18_186"><text:s/></text:span><text:span text:style-name="T18_187">por</text:span><text:span text:style-name="T18_188"><text:s/></text:span><text:span text:style-name="T18_189">ROA</text:span><text:span text:style-name="T18_190">,<text:s/></text:span><text:span text:style-name="T18_191">princípios</text:span><text:span text:style-name="T18_192"><text:s/></text:span><text:span text:style-name="T18_193">como</text:span><text:span text:style-name="T18_194"><text:s/></text:span><text:span text:style-name="T18_195">identificação</text:span><text:span text:style-name="T18_196"><text:s/></text:span><text:span text:style-name="T18_197">única</text:span><text:span text:style-name="T18_198"><text:s/></text:span><text:span text:style-name="T18_199">de</text:span><text:span text:style-name="T18_200"><text:s/></text:span><text:span text:style-name="T18_201">recursos</text:span><text:span text:style-name="T18_202">,<text:s/></text:span><text:span text:style-name="T18_203">interface</text:span><text:span text:style-name="T18_204"><text:s/></text:span><text:span text:style-name="T18_205">uniforme</text:span><text:span text:style-name="T18_206">,<text:s/></text:span><text:span text:style-name="T18_207">múltipla</text:span><text:span text:style-name="T18_208"><text:s/></text:span><text:span text:style-name="T18_209">representação</text:span><text:span text:style-name="T18_210"><text:s/></text:span><text:span text:style-name="T18_211">dos</text:span><text:span text:style-name="T18_212"><text:s/></text:span><text:span text:style-name="T18_213">recursos</text:span><text:span text:style-name="T18_214"><text:s/></text:span><text:span text:style-name="T18_215">e</text:span><text:span text:style-name="T18_216"><text:s/></text:span><text:span text:style-name="T18_217">outros</text:span><text:span text:style-name="T18_218">.</text:span></text:p>
      <text:p text:style-name="P19"><text:span text:style-name="T19_1">A</text:span><text:span text:style-name="T19_2"><text:s/></text:span><text:span text:style-name="T19_3">ideia</text:span><text:span text:style-name="T19_4"><text:s/></text:span><text:span text:style-name="T19_5">do</text:span><text:span text:style-name="T19_6"><text:s/></text:span><text:span text:style-name="T19_7">CouchDB</text:span><text:span text:style-name="T19_8"><text:s/></text:span><text:span text:style-name="T19_9">é</text:span><text:span text:style-name="T19_10"><text:s/></text:span><text:span text:style-name="T19_11">justamente</text:span><text:span text:style-name="T19_12"><text:s/></text:span><text:span text:style-name="T19_13">servir</text:span><text:span text:style-name="T19_14"><text:s/></text:span><text:span text:style-name="T19_15">a</text:span><text:span text:style-name="T19_16"><text:s/></text:span><text:span text:style-name="T19_17">estas</text:span><text:span text:style-name="T19_18"><text:s/></text:span><text:span text:style-name="T19_19">aplicações</text:span><text:span text:style-name="T19_20"><text:s/></text:span><text:span text:style-name="T19_21">onde</text:span><text:span text:style-name="T19_22"><text:s/></text:span><text:span text:style-name="T19_23">o</text:span><text:span text:style-name="T19_24"><text:s/></text:span><text:span text:style-name="T19_25">modelo</text:span><text:span text:style-name="T19_26"><text:s/></text:span><text:span text:style-name="T19_27">de</text:span><text:span text:style-name="T19_28"><text:s/></text:span><text:span text:style-name="T19_29">dados</text:span><text:span text:style-name="T19_30"><text:s/></text:span><text:span text:style-name="T19_31">NoSQL</text:span><text:span text:style-name="T19_32"><text:s/></text:span><text:span text:style-name="T19_33">se</text:span><text:span text:style-name="T19_34"><text:s/></text:span><text:span text:style-name="T19_35">encaixa</text:span><text:span text:style-name="T19_36"><text:s/></text:span><text:span text:style-name="T19_37">muito</text:span><text:span text:style-name="T19_38"><text:s/></text:span><text:span text:style-name="T19_39">bem</text:span><text:span text:style-name="T19_40">.<text:s/></text:span><text:span text:style-name="T19_41">Em</text:span><text:span text:style-name="T19_42"><text:s/></text:span><text:span text:style-name="T19_43">geral</text:span><text:span text:style-name="T19_44">,<text:s/></text:span><text:span text:style-name="T19_45">estas</text:span><text:span text:style-name="T19_46"><text:s/></text:span><text:span text:style-name="T19_47">aplicações</text:span><text:span text:style-name="T19_48"><text:s/></text:span><text:span text:style-name="T19_49">também</text:span><text:span text:style-name="T19_50"><text:s/></text:span><text:span text:style-name="T19_51">são</text:span><text:span text:style-name="T19_52"><text:s/></text:span><text:span text:style-name="T19_53">Web</text:span><text:span text:style-name="T19_54"><text:s/></text:span><text:span text:style-name="T19_55">e</text:span><text:span text:style-name="T19_56"><text:s/></text:span><text:span text:style-name="T19_57">utilizam</text:span><text:span text:style-name="T19_58"><text:s/></text:span><text:span text:style-name="T19_59">REST</text:span><text:span text:style-name="T19_60">,<text:s/></text:span><text:span text:style-name="T19_61">sendo</text:span><text:span text:style-name="T19_62"><text:s/></text:span><text:span text:style-name="T19_63">assim</text:span><text:span text:style-name="T19_64"><text:s/></text:span><text:span text:style-name="T19_65">a</text:span><text:span text:style-name="T19_66"><text:s/></text:span><text:span text:style-name="T19_67">escolha</text:span><text:span text:style-name="T19_68"><text:s/></text:span><text:span text:style-name="T19_69">do</text:span><text:span text:style-name="T19_70"><text:s/></text:span><text:span text:style-name="T19_71">CouchDB</text:span><text:span text:style-name="T19_72"><text:s/></text:span><text:span text:style-name="T19_73">por</text:span><text:span text:style-name="T19_74"><text:s/></text:span><text:span text:style-name="T19_75">utilizar</text:span><text:span text:style-name="T19_76"><text:s/></text:span><text:span text:style-name="T19_77">este</text:span><text:span text:style-name="T19_78"><text:s/></text:span><text:span text:style-name="T19_79">tipo</text:span><text:span text:style-name="T19_80"><text:s/></text:span><text:span text:style-name="T19_81">de</text:span><text:span text:style-name="T19_82"><text:s/></text:span><text:span text:style-name="T19_83">arquitetura</text:span><text:span text:style-name="T19_84"><text:s/></text:span><text:span text:style-name="T19_85">para</text:span><text:span text:style-name="T19_86"><text:s/></text:span><text:span text:style-name="T19_87">a</text:span><text:span text:style-name="T19_88"><text:s/></text:span><text:span text:style-name="T19_89">disponibilidade</text:span><text:span text:style-name="T19_90"><text:s/></text:span><text:span text:style-name="T19_91">de</text:span><text:span text:style-name="T19_92"><text:s/></text:span><text:span text:style-name="T19_93">seus</text:span><text:span text:style-name="T19_94"><text:s/></text:span><text:span text:style-name="T19_95">serviços</text:span><text:span text:style-name="T19_96"><text:s/></text:span><text:span text:style-name="T19_97">faz</text:span><text:span text:style-name="T19_98"><text:s/></text:span><text:span text:style-name="T19_99">com</text:span><text:span text:style-name="T19_100"><text:s/></text:span><text:span text:style-name="T19_101">que</text:span><text:span text:style-name="T19_102"><text:s/></text:span><text:span text:style-name="T19_103">as</text:span><text:span text:style-name="T19_104"><text:s/></text:span><text:span text:style-name="T19_105">aplicações</text:span><text:span text:style-name="T19_106"><text:s/></text:span><text:span text:style-name="T19_107">naturalmente</text:span><text:span text:style-name="T19_108"><text:s/></text:span><text:span text:style-name="T19_109">Web</text:span><text:span text:style-name="T19_110"><text:s/></text:span><text:span text:style-name="T19_111">tenham</text:span><text:span text:style-name="T19_112"><text:s/></text:span><text:span text:style-name="T19_113">uma</text:span><text:span text:style-name="T19_114"><text:s/></text:span><text:span text:style-name="T19_115">maior</text:span><text:span text:style-name="T19_116"><text:s/></text:span><text:span text:style-name="T19_117">facilidade</text:span><text:span text:style-name="T19_118"><text:s/></text:span><text:span text:style-name="T19_119">de</text:span><text:span text:style-name="T19_120"><text:s/></text:span><text:span text:style-name="T19_121">integração</text:span><text:span text:style-name="T19_122"><text:s/></text:span><text:span text:style-name="T19_123">com</text:span><text:span text:style-name="T19_124"><text:s/></text:span><text:span text:style-name="T19_125">o</text:span><text:span text:style-name="T19_126"><text:s/></text:span><text:span text:style-name="T19_127">banco</text:span><text:span text:style-name="T19_128"><text:s/></text:span><text:span text:style-name="T19_129">de</text:span><text:span text:style-name="T19_130"><text:s/></text:span><text:span text:style-name="T19_131">dados</text:span><text:span text:style-name="T19_132">.</text:span></text:p>
      <text:list text:style-name="LS3" xml:id="list8">
        <text:list-item>
          <text:p text:style-name="P20"><text:span text:style-name="T20_1">/</text:span></text:p>
        </text:list-item>
        <text:list-item>
          <text:p text:style-name="P21"><text:span text:style-name="T21_1">/{</text:span><text:span text:style-name="T21_2">nomeDoBanco</text:span><text:span text:style-name="T21_3">}</text:span></text:p>
        </text:list-item>
        <text:list-item>
          <text:p text:style-name="P22"><text:span text:style-name="T22_1">/{</text:span><text:span text:style-name="T22_2">nomeDoBanco</text:span><text:span text:style-name="T22_3">}/{</text:span><text:span text:style-name="T22_4">identificadorDoDocumento</text:span><text:span text:style-name="T22_5">}</text:span></text:p>
        </text:list-item>
        <text:list-item>
          <text:p text:style-name="P23"><text:span text:style-name="T23_1">/{</text:span><text:span text:style-name="T23_2">nomeDoBanco</text:span><text:span text:style-name="T23_3">}/{</text:span><text:span text:style-name="T23_4">identificadorDoDocumento</text:span><text:span text:style-name="T23_5">}/{</text:span><text:span text:style-name="T23_6">nomeDoAnexo</text:span><text:span text:style-name="T23_7">}</text:span></text:p>
        </text:list-item>
        <text:list-item>
          <text:p text:style-name="P24"><text:span text:style-name="T24_1">/{</text:span><text:span text:style-name="T24_2">nomeDoBanco</text:span><text:span text:style-name="T24_3">}/_</text:span><text:span text:style-name="T24_4">design</text:span><text:span text:style-name="T24_5">/{</text:span><text:span text:style-name="T24_6">nomeDoDesing</text:span><text:span text:style-name="T24_7">}</text:span></text:p>
        </text:list-item>
        <text:list-item>
          <text:p text:style-name="P25"><text:span text:style-name="T25_1">/{</text:span><text:span text:style-name="T25_2">nomeDoBanco</text:span><text:span text:style-name="T25_3">}/_</text:span><text:span text:style-name="T25_4">design</text:span><text:span text:style-name="T25_5">/{</text:span><text:span text:style-name="T25_6">nomeDoDesing</text:span><text:span text:style-name="T25_7">}/_</text:span><text:span text:style-name="T25_8">view</text:span><text:span text:style-name="T25_9">/{</text:span><text:span text:style-name="T25_10">nomeDaView</text:span><text:span text:style-name="T25_11">}</text:span></text:p>
        </text:list-item>
        <text:list-item>
          <text:p text:style-name="P26"><text:span text:style-name="T26_1">/{</text:span><text:span text:style-name="T26_2">nomeDoBanco</text:span><text:span text:style-name="T26_3">}/_</text:span><text:span text:style-name="T26_4">design</text:span><text:span text:style-name="T26_5">/{</text:span><text:span text:style-name="T26_6">nomeDoDesing</text:span><text:span text:style-name="T26_7">}/_</text:span><text:span text:style-name="T26_8">show</text:span><text:span text:style-name="T26_9">/{</text:span><text:span text:style-name="T26_10">nomeDaShowFunction</text:span><text:span text:style-name="T26_11">}/{</text:span><text:span text:style-name="T26_12">identificadorDoDocumento</text:span><text:span text:style-name="T26_13">}</text:span></text:p>
        </text:list-item>
        <text:list-item>
          <text:p text:style-name="P27"><text:span text:style-name="T27_1">/{</text:span><text:span text:style-name="T27_2">nomeDoBanco</text:span><text:span text:style-name="T27_3">}/_</text:span><text:span text:style-name="T27_4">design</text:span><text:span text:style-name="T27_5">/{</text:span><text:span text:style-name="T27_6">nomeDoDesing</text:span><text:span text:style-name="T27_7">}/_</text:span><text:span text:style-name="T27_8">list</text:span><text:span text:style-name="T27_9">/{</text:span><text:span text:style-name="T27_10">nomeDaListFunction</text:span><text:span text:style-name="T27_11">}/{</text:span><text:span text:style-name="T27_12">nomeDaView</text:span><text:span text:style-name="T27_13">}</text:span></text:p>
        </text:list-item>
      </text:list>
      <text:p text:style-name="P28"><text:span text:style-name="T28_1">São</text:span><text:span text:style-name="T28_2"><text:s/></text:span><text:span text:style-name="T28_3">suportados</text:span><text:span text:style-name="T28_4"><text:s/></text:span><text:span text:style-name="T28_5">os</text:span><text:span text:style-name="T28_6"><text:s/></text:span><text:span text:style-name="T28_7">seguintes</text:span><text:span text:style-name="T28_8"><text:s/></text:span><text:span text:style-name="T28_9">métodos</text:span><text:span text:style-name="T28_10"><text:s/></text:span><text:span text:style-name="T28_11">HTTP</text:span><text:span text:style-name="T28_12">:</text:span></text:p>
      <text:list text:style-name="LS4" xml:id="list16">
        <text:list-item>
          <text:p text:style-name="P29"><text:span text:style-name="T29_1">GET</text:span><text:span text:style-name="T29_2">:<text:s/></text:span><text:span text:style-name="T29_3">requisita</text:span><text:span text:style-name="T29_4"><text:s/></text:span><text:span text:style-name="T29_5">um</text:span><text:span text:style-name="T29_6"><text:s/></text:span><text:span text:style-name="T29_7">item</text:span><text:span text:style-name="T29_8"><text:s/></text:span><text:span text:style-name="T29_9">específico</text:span><text:span text:style-name="T29_10">,<text:s/></text:span><text:span text:style-name="T29_11">podendo</text:span><text:span text:style-name="T29_12"><text:s/></text:span><text:span text:style-name="T29_13">ser</text:span><text:span text:style-name="T29_14"><text:s/></text:span><text:span text:style-name="T29_15">uma</text:span><text:span text:style-name="T29_16"><text:s/></text:span><text:span text:style-name="T29_17">base</text:span><text:span text:style-name="T29_18"><text:s/></text:span><text:span text:style-name="T29_19">de</text:span><text:span text:style-name="T29_20"><text:s/></text:span><text:span text:style-name="T29_21">dados</text:span><text:span text:style-name="T29_22">,<text:s/></text:span><text:span text:style-name="T29_23">um</text:span><text:span text:style-name="T29_24"><text:s/></text:span><text:span text:style-name="T29_25">documento</text:span><text:span text:style-name="T29_26">,<text:s/></text:span><text:span text:style-name="T29_27">informações</text:span><text:span text:style-name="T29_28"><text:s/></text:span><text:span text:style-name="T29_29">de</text:span><text:span text:style-name="T29_30"><text:s/></text:span><text:span text:style-name="T29_31">configuração</text:span><text:span text:style-name="T29_32">,<text:s/></text:span><text:span text:style-name="T29_33">anexos</text:span><text:span text:style-name="T29_34"><text:s/></text:span><text:span text:style-name="T29_35">e</text:span><text:span text:style-name="T29_36"><text:s/></text:span><text:span text:style-name="T29_37">outros</text:span><text:span text:style-name="T29_38">.</text:span></text:p>
        </text:list-item>
        <text:list-item>
          <text:p text:style-name="P30"><text:span text:style-name="T30_1">HEAD</text:span><text:span text:style-name="T30_2">:<text:s/></text:span><text:span text:style-name="T30_3">tem</text:span><text:span text:style-name="T30_4"><text:s/></text:span><text:span text:style-name="T30_5">o</text:span><text:span text:style-name="T30_6"><text:s/></text:span><text:span text:style-name="T30_7">mesmo</text:span><text:span text:style-name="T30_8"><text:s/></text:span><text:span text:style-name="T30_9">efeito</text:span><text:span text:style-name="T30_10"><text:s/></text:span><text:span text:style-name="T30_11">que</text:span><text:span text:style-name="T30_12"><text:s/></text:span><text:span text:style-name="T30_13">um</text:span><text:span text:style-name="T30_14"><text:s/></text:span><text:span text:style-name="T30_15">GET</text:span><text:span text:style-name="T30_16">,<text:s/></text:span><text:span text:style-name="T30_17">porém</text:span><text:span text:style-name="T30_18"><text:s/></text:span><text:span text:style-name="T30_19">retorna</text:span><text:span text:style-name="T30_20"><text:s/></text:span><text:span text:style-name="T30_21">apenas</text:span><text:span text:style-name="T30_22"><text:s/></text:span><text:span text:style-name="T30_23">o</text:span><text:span text:style-name="T30_24"><text:s/></text:span><text:span text:style-name="T30_25">cabeçalho</text:span><text:span text:style-name="T30_26"><text:s/></text:span><text:span text:style-name="T30_27">da</text:span><text:span text:style-name="T30_28"><text:s/></text:span><text:span text:style-name="T30_29">resposta</text:span><text:span text:style-name="T30_30">.</text:span></text:p>
        </text:list-item>
        <text:list-item>
          <text:p text:style-name="P31"><text:span text:style-name="T31_1">POST</text:span><text:span text:style-name="T31_2">:<text:s/></text:span><text:span text:style-name="T31_3">permite</text:span><text:span text:style-name="T31_4"><text:s/></text:span><text:span text:style-name="T31_5">o</text:span><text:span text:style-name="T31_6"><text:s/></text:span><text:span text:style-name="T31_7">envio</text:span><text:span text:style-name="T31_8"><text:s/></text:span><text:span text:style-name="T31_9">de</text:span><text:span text:style-name="T31_10"><text:s/></text:span><text:span text:style-name="T31_11">novos</text:span><text:span text:style-name="T31_12"><text:s/></text:span><text:span text:style-name="T31_13">dados</text:span><text:span text:style-name="T31_14">.<text:s/></text:span><text:span text:style-name="T31_15">Ele</text:span><text:span text:style-name="T31_16"><text:s/></text:span><text:span text:style-name="T31_17">é</text:span><text:span text:style-name="T31_18"><text:s/></text:span><text:span text:style-name="T31_19">usado</text:span><text:span text:style-name="T31_20"><text:s/></text:span><text:span text:style-name="T31_21">para</text:span><text:span text:style-name="T31_22"><text:s/></text:span><text:span text:style-name="T31_23">fixar</text:span><text:span text:style-name="T31_24"><text:s/></text:span><text:span text:style-name="T31_25">dados</text:span><text:span text:style-name="T31_26"><text:s/></text:span><text:span text:style-name="T31_27">de</text:span><text:span text:style-name="T31_28"><text:s/></text:span><text:span text:style-name="T31_29">documentos</text:span><text:span text:style-name="T31_30">,<text:s/></text:span><text:span text:style-name="T31_31">anexos</text:span><text:span text:style-name="T31_32"><text:s/></text:span><text:span text:style-name="T31_33">e</text:span><text:span text:style-name="T31_34"><text:s/></text:span><text:span text:style-name="T31_35">alterar</text:span><text:span text:style-name="T31_36"><text:s/></text:span><text:span text:style-name="T31_37">configurações</text:span><text:span text:style-name="T31_38"><text:s/></text:span><text:span text:style-name="T31_39">administrativas</text:span><text:span text:style-name="T31_40">.</text:span></text:p>
        </text:list-item>
        <text:list-item>
          <text:p text:style-name="P32"><text:span text:style-name="T32_1">PUT</text:span><text:span text:style-name="T32_2">:<text:s/></text:span><text:span text:style-name="T32_3">usado</text:span><text:span text:style-name="T32_4"><text:s/></text:span><text:span text:style-name="T32_5">para</text:span><text:span text:style-name="T32_6"><text:s/></text:span><text:span text:style-name="T32_7">colocar</text:span><text:span text:style-name="T32_8"><text:s/></text:span><text:span text:style-name="T32_9">um</text:span><text:span text:style-name="T32_10"><text:s/></text:span><text:span text:style-name="T32_11">recurso</text:span><text:span text:style-name="T32_12"><text:s/></text:span><text:span text:style-name="T32_13">específico</text:span><text:span text:style-name="T32_14">.<text:s/></text:span><text:span text:style-name="T32_15">Permite</text:span><text:span text:style-name="T32_16"><text:s/></text:span><text:span text:style-name="T32_17">a</text:span><text:span text:style-name="T32_18"><text:s/></text:span><text:span text:style-name="T32_19">criação</text:span><text:span text:style-name="T32_20"><text:s/></text:span><text:span text:style-name="T32_21">de</text:span><text:span text:style-name="T32_22"><text:s/></text:span><text:span text:style-name="T32_23">base</text:span><text:span text:style-name="T32_24"><text:s/></text:span><text:span text:style-name="T32_25">de</text:span><text:span text:style-name="T32_26"><text:s/></text:span><text:span text:style-name="T32_27">dados</text:span><text:span text:style-name="T32_28">,<text:s/></text:span><text:span text:style-name="T32_29">documentos</text:span><text:span text:style-name="T32_30">,<text:s/></text:span><text:span text:style-name="T32_31">views</text:span><text:span text:style-name="T32_32"><text:s/></text:span><text:span text:style-name="T32_33">e</text:span><text:span text:style-name="T32_34"><text:s/></text:span><text:span text:style-name="T32_35">design</text:span><text:span text:style-name="T32_36"><text:s/></text:span><text:span text:style-name="T32_37">documents</text:span><text:span text:style-name="T32_38">.</text:span></text:p>
        </text:list-item>
        <text:list-item>
          <text:p text:style-name="P33"><text:span text:style-name="T33_1">DELETE</text:span><text:span text:style-name="T33_2">:<text:s/></text:span><text:span text:style-name="T33_3">remove</text:span><text:span text:style-name="T33_4"><text:s/></text:span><text:span text:style-name="T33_5">um</text:span><text:span text:style-name="T33_6"><text:s/></text:span><text:span text:style-name="T33_7">recurso</text:span><text:span text:style-name="T33_8"><text:s/></text:span><text:span text:style-name="T33_9">específico</text:span><text:span text:style-name="T33_10">,<text:s/></text:span><text:span text:style-name="T33_11">incluindo</text:span><text:span text:style-name="T33_12"><text:s/></text:span><text:span text:style-name="T33_13">documentos</text:span><text:span text:style-name="T33_14">,<text:s/></text:span><text:span text:style-name="T33_15">views</text:span><text:span text:style-name="T33_16"><text:s/></text:span><text:span text:style-name="T33_17">e</text:span><text:span text:style-name="T33_18"><text:s/></text:span><text:span text:style-name="T33_19">design</text:span><text:span text:style-name="T33_20"><text:s/></text:span><text:span text:style-name="T33_21">documents</text:span><text:span text:style-name="T33_22">.</text:span></text:p>
        </text:list-item>
        <text:list-item>
          <text:p text:style-name="P34"><text:span text:style-name="T34_1">COPY</text:span><text:span text:style-name="T34_2">:<text:s/></text:span><text:span text:style-name="T34_3">é</text:span><text:span text:style-name="T34_4"><text:s/></text:span><text:span text:style-name="T34_5">um</text:span><text:span text:style-name="T34_6"><text:s/></text:span><text:span text:style-name="T34_7">método</text:span><text:span text:style-name="T34_8"><text:s/></text:span><text:span text:style-name="T34_9">especial</text:span><text:span text:style-name="T34_10"><text:s/></text:span><text:span text:style-name="T34_11">do</text:span><text:span text:style-name="T34_12"><text:s/></text:span><text:span text:style-name="T34_13">não</text:span><text:span text:style-name="T34_14"><text:s/></text:span><text:span text:style-name="T34_15">padrão</text:span><text:span text:style-name="T34_16"><text:s/></text:span><text:span text:style-name="T34_17">do</text:span><text:span text:style-name="T34_18"><text:s/></text:span><text:span text:style-name="T34_19">HTTP</text:span><text:span text:style-name="T34_20"><text:s/></text:span><text:span text:style-name="T34_21">utilizado</text:span><text:span text:style-name="T34_22"><text:s/></text:span><text:span text:style-name="T34_23">para</text:span><text:span text:style-name="T34_24"><text:s/></text:span><text:span text:style-name="T34_25">copiar</text:span><text:span text:style-name="T34_26"><text:s/></text:span><text:span text:style-name="T34_27">documentos</text:span><text:span text:style-name="T34_28"><text:s/></text:span><text:span text:style-name="T34_29">e</text:span><text:span text:style-name="T34_30"><text:s/></text:span><text:span text:style-name="T34_31">objetos</text:span><text:span text:style-name="T34_32">.</text:span></text:p>
        </text:list-item>
      </text:list>
      <text:h text:style-name="P35" text:outline-level="10"><text:bookmark-start text:name="h.p8whp8m09d4k"/><text:bookmark-end text:name="h.p8whp8m09d4k"/><text:span text:style-name="T35_1">Futon</text:span></text:h>
      <text:p text:style-name="P36"><text:span text:style-name="T36_1">O</text:span><text:span text:style-name="T36_2"><text:s/></text:span><text:span text:style-name="T36_3">CouchDB</text:span><text:span text:style-name="T36_4"><text:s/></text:span><text:span text:style-name="T36_5">disponibiliza</text:span><text:span text:style-name="T36_6"><text:s/></text:span><text:span text:style-name="T36_7">ainda</text:span><text:span text:style-name="T36_8"><text:s/></text:span><text:span text:style-name="T36_9">um</text:span><text:span text:style-name="T36_10"><text:s/></text:span><text:span text:style-name="T36_11">cliente</text:span><text:span text:style-name="T36_12"><text:s/></text:span><text:span text:style-name="T36_13">Web</text:span><text:span text:style-name="T36_14"><text:s/></text:span><text:span text:style-name="T36_15">que</text:span><text:span text:style-name="T36_16"><text:s/></text:span><text:span text:style-name="T36_17">fornece</text:span><text:span text:style-name="T36_18">,<text:s/></text:span><text:span text:style-name="T36_19">através</text:span><text:span text:style-name="T36_20"><text:s/></text:span><text:span text:style-name="T36_21">de</text:span><text:span text:style-name="T36_22"><text:s/></text:span><text:span text:style-name="T36_23">uma</text:span><text:span text:style-name="T36_24"><text:s/></text:span><text:span text:style-name="T36_25">interface</text:span><text:span text:style-name="T36_26"><text:s/></text:span><text:span text:style-name="T36_27">gráfica</text:span><text:span text:style-name="T36_28"><text:s/></text:span><text:span text:style-name="T36_29">de</text:span><text:span text:style-name="T36_30"><text:s/></text:span><text:span text:style-name="T36_31">fácil</text:span><text:span text:style-name="T36_32"><text:s/></text:span><text:span text:style-name="T36_33">utilização</text:span><text:span text:style-name="T36_34">,<text:s/></text:span><text:span text:style-name="T36_35">funcionalidades</text:span><text:span text:style-name="T36_36"><text:s/></text:span><text:span text:style-name="T36_37">para</text:span><text:span text:style-name="T36_38"><text:s/></text:span><text:span text:style-name="T36_39">manipulação</text:span><text:span text:style-name="T36_40"><text:s/></text:span><text:span text:style-name="T36_41">das</text:span><text:span text:style-name="T36_42"><text:s/></text:span><text:span text:style-name="T36_43">diversas</text:span><text:span text:style-name="T36_44"><text:s/></text:span><text:span text:style-name="T36_45">bases</text:span><text:span text:style-name="T36_46"><text:s/></text:span><text:span text:style-name="T36_47">de</text:span><text:span text:style-name="T36_48"><text:s/></text:span><text:span text:style-name="T36_49">dados</text:span><text:span text:style-name="T36_50">.<text:s/></text:span><text:span text:style-name="T36_51">Com</text:span><text:span text:style-name="T36_52"><text:s/></text:span><text:span text:style-name="T36_53">o</text:span><text:span text:style-name="T36_54"><text:s/></text:span><text:span text:style-name="T36_55">Futon</text:span><text:span text:style-name="T36_56"><text:s/></text:span><text:span text:style-name="T36_57">é</text:span><text:span text:style-name="T36_58"><text:s/></text:span><text:span text:style-name="T36_59">possível</text:span><text:span text:style-name="T36_60"><text:s/></text:span><text:span text:style-name="T36_61">realizar</text:span><text:span text:style-name="T36_62"><text:s/></text:span><text:span text:style-name="T36_63">de</text:span><text:span text:style-name="T36_64"><text:s/></text:span><text:span text:style-name="T36_65">forma</text:span><text:span text:style-name="T36_66"><text:s/></text:span><text:span text:style-name="T36_67">transparente</text:span><text:span text:style-name="T36_68"><text:s/></text:span><text:span text:style-name="T36_69">inserção</text:span><text:span text:style-name="T36_70">,<text:s/></text:span><text:span text:style-name="T36_71">edição</text:span><text:span text:style-name="T36_72">,<text:s/></text:span><text:span text:style-name="T36_73">remoção</text:span><text:span text:style-name="T36_74"><text:s/></text:span><text:span text:style-name="T36_75">e</text:span><text:span text:style-name="T36_76"><text:s/></text:span><text:span text:style-name="T36_77">atualização</text:span><text:span text:style-name="T36_78"><text:s/></text:span><text:span text:style-name="T36_79">de</text:span><text:span text:style-name="T36_80"><text:s/></text:span><text:span text:style-name="T36_81">dados</text:span><text:span text:style-name="T36_82">,<text:s/></text:span><text:span text:style-name="T36_83">definição</text:span><text:span text:style-name="T36_84"><text:s/></text:span><text:span text:style-name="T36_85">de</text:span><text:span text:style-name="T36_86"><text:s/></text:span><text:span text:style-name="T36_87">views</text:span><text:span text:style-name="T36_88">,<text:s/></text:span><text:span text:style-name="T36_89">configuração</text:span><text:span text:style-name="T36_90"><text:s/></text:span><text:span text:style-name="T36_91">de</text:span><text:span text:style-name="T36_92"><text:s/></text:span><text:span text:style-name="T36_93">parâmetros</text:span><text:span text:style-name="T36_94"><text:s/></text:span><text:span text:style-name="T36_95">da</text:span><text:span text:style-name="T36_96"><text:s/></text:span><text:span text:style-name="T36_97">base</text:span><text:span text:style-name="T36_98"><text:s/></text:span><text:span text:style-name="T36_99">de</text:span><text:span text:style-name="T36_100"><text:s/></text:span><text:span text:style-name="T36_101">dados</text:span><text:span text:style-name="T36_102">,<text:s/></text:span><text:span text:style-name="T36_103">criação</text:span><text:span text:style-name="T36_104"><text:s/></text:span><text:span text:style-name="T36_105">de</text:span><text:span text:style-name="T36_106"><text:s/></text:span><text:span text:style-name="T36_107">bases</text:span><text:span text:style-name="T36_108"><text:s/></text:span><text:span text:style-name="T36_109">de</text:span><text:span text:style-name="T36_110"><text:s/></text:span><text:span text:style-name="T36_111">dados</text:span><text:span text:style-name="T36_112"><text:s/></text:span><text:span text:style-name="T36_113">e</text:span><text:span text:style-name="T36_114"><text:s/></text:span><text:span text:style-name="T36_115">outros</text:span><text:span text:style-name="T36_116">.<text:s/></text:span><text:span text:style-name="T36_117">Em</text:span><text:span text:style-name="T36_118"><text:s/></text:span><text:span text:style-name="T36_119">suma</text:span><text:span text:style-name="T36_120">,<text:s/></text:span><text:span text:style-name="T36_121">o</text:span><text:span text:style-name="T36_122"><text:s/></text:span><text:span text:style-name="T36_123">Futon</text:span><text:span text:style-name="T36_124"><text:s/></text:span><text:span text:style-name="T36_125">permite</text:span><text:span text:style-name="T36_126"><text:s/></text:span><text:span text:style-name="T36_127">que</text:span><text:span text:style-name="T36_128"><text:s/></text:span><text:span text:style-name="T36_129">se</text:span><text:span text:style-name="T36_130"><text:s/></text:span><text:span text:style-name="T36_131">realize</text:span><text:span text:style-name="T36_132">,<text:s/></text:span><text:span text:style-name="T36_133">através</text:span><text:span text:style-name="T36_134"><text:s/></text:span><text:span text:style-name="T36_135">de</text:span><text:span text:style-name="T36_136"><text:s/></text:span><text:span text:style-name="T36_137">uma</text:span><text:span text:style-name="T36_138"><text:s/></text:span><text:span text:style-name="T36_139">interface</text:span><text:span text:style-name="T36_140"><text:s/></text:span><text:span text:style-name="T36_141">gráfica</text:span><text:span text:style-name="T36_142">,<text:s/></text:span><text:span text:style-name="T36_143">o</text:span><text:span text:style-name="T36_144"><text:s/></text:span><text:span text:style-name="T36_145">acesso</text:span><text:span text:style-name="T36_146"><text:s/></text:span><text:span text:style-name="T36_147">a</text:span><text:span text:style-name="T36_148"><text:s/></text:span><text:span text:style-name="T36_149">API</text:span><text:span text:style-name="T36_150"><text:s/></text:span><text:span text:style-name="T36_151">HTTP</text:span><text:span text:style-name="T36_152"><text:s/></text:span><text:span text:style-name="T36_153">REST</text:span><text:span text:style-name="T36_154"><text:s/></text:span><text:span text:style-name="T36_155">disponibilizada</text:span><text:span text:style-name="T36_156"><text:s/></text:span><text:span text:style-name="T36_157">pelo</text:span><text:span text:style-name="T36_158"><text:s/></text:span><text:span text:style-name="T36_159">CouchDB</text:span><text:span text:style-name="T36_160">.</text:span></text:p>
      <text:p text:style-name="P37"><text:span text:style-name="T37_1">Para</text:span><text:span text:style-name="T37_2"><text:s/></text:span><text:span text:style-name="T37_3">utilizar</text:span><text:span text:style-name="T37_4"><text:s/></text:span><text:span text:style-name="T37_5">o</text:span><text:span text:style-name="T37_6"><text:s/></text:span><text:span text:style-name="T37_7">Futon</text:span><text:span text:style-name="T37_8"><text:s/></text:span><text:span text:style-name="T37_9">basta</text:span><text:span text:style-name="T37_10"><text:s/></text:span><text:span text:style-name="T37_11">acessar</text:span><text:span text:style-name="T37_12"><text:s/></text:span><text:span text:style-name="T37_13">através</text:span><text:span text:style-name="T37_14"><text:s/></text:span><text:span text:style-name="T37_15">de</text:span><text:span text:style-name="T37_16"><text:s/></text:span><text:span text:style-name="T37_17">um</text:span><text:span text:style-name="T37_18"><text:s/></text:span><text:span text:style-name="T37_19">navegador</text:span><text:span text:style-name="T37_20"><text:s/></text:span><text:span text:style-name="T37_21">Web</text:span><text:span text:style-name="T37_22">,<text:s/></text:span><text:span text:style-name="T37_23">o</text:span><text:span text:style-name="T37_24"><text:s/></text:span><text:span text:style-name="T37_25">local</text:span><text:span text:style-name="T37_26"><text:s/></text:span><text:span text:style-name="T37_27">onde</text:span><text:span text:style-name="T37_28"><text:s/></text:span><text:span text:style-name="T37_29">o</text:span><text:span text:style-name="T37_30"><text:s/></text:span><text:span text:style-name="T37_31">CouchDB</text:span><text:span text:style-name="T37_32"><text:s/></text:span><text:span text:style-name="T37_33">está</text:span><text:span text:style-name="T37_34"><text:s/></text:span><text:span text:style-name="T37_35">rodando</text:span><text:span text:style-name="T37_36">.<text:s/></text:span><text:span text:style-name="T37_37">Por</text:span><text:span text:style-name="T37_38"><text:s/></text:span><text:span text:style-name="T37_39">padrão</text:span><text:span text:style-name="T37_40"><text:s/></text:span><text:span text:style-name="T37_41">o</text:span><text:span text:style-name="T37_42"><text:s/></text:span><text:span text:style-name="T37_43">Couch</text:span><text:span text:style-name="T37_44"><text:s/></text:span><text:span text:style-name="T37_45">roda</text:span><text:span text:style-name="T37_46"><text:s/></text:span><text:span text:style-name="T37_47">na</text:span><text:span text:style-name="T37_48"><text:s/></text:span><text:span text:style-name="T37_49">porta</text:span><text:span text:style-name="T37_50"><text:s/>5984,<text:s/></text:span><text:span text:style-name="T37_51">então</text:span><text:span text:style-name="T37_52"><text:s/></text:span><text:span text:style-name="T37_53">se</text:span><text:span text:style-name="T37_54"><text:s/></text:span><text:span text:style-name="T37_55">você</text:span><text:span text:style-name="T37_56"><text:s/></text:span><text:span text:style-name="T37_57">estiver</text:span><text:span text:style-name="T37_58"><text:s/></text:span><text:span text:style-name="T37_59">rodando</text:span><text:span text:style-name="T37_60"><text:s/></text:span><text:span text:style-name="T37_61">localmente</text:span><text:span text:style-name="T37_62">,<text:s/></text:span><text:span text:style-name="T37_63">basta</text:span><text:span text:style-name="T37_64"><text:s/></text:span><text:span text:style-name="T37_65">acessar</text:span><text:span text:style-name="T37_66"><text:s/></text:span><text:span text:style-name="T37_67">através</text:span><text:span text:style-name="T37_68"><text:s/></text:span><text:span text:style-name="T37_69">do</text:span><text:span text:style-name="T37_70"><text:s/></text:span><text:span text:style-name="T37_71">endereço</text:span><text:span text:style-name="T37_72"><text:s/></text:span><text:span text:style-name="T37_73">localhost</text:span><text:span text:style-name="T37_74">:5984/_</text:span><text:span text:style-name="T37_75">utils</text:span><text:span text:style-name="T37_76">.</text:span></text:p>
      <text:p text:style-name="P38"><text:span text:style-name="T38_1">Na</text:span><text:span text:style-name="T38_2"><text:s/></text:span><text:span text:style-name="T38_3">apresentação</text:span><text:span text:style-name="T38_4"><text:s/></text:span><text:span text:style-name="T38_5">deverá</text:span><text:span text:style-name="T38_6"><text:s/></text:span><text:span text:style-name="T38_7">ser</text:span><text:span text:style-name="T38_8"><text:s/></text:span><text:span text:style-name="T38_9">mostrado</text:span><text:span text:style-name="T38_10"><text:s/></text:span><text:span text:style-name="T38_11">através</text:span><text:span text:style-name="T38_12"><text:s/></text:span><text:span text:style-name="T38_13">do</text:span><text:span text:style-name="T38_14"><text:s/></text:span><text:span text:style-name="T38_15">Futon</text:span><text:span text:style-name="T38_16">:</text:span></text:p>
      <text:list text:style-name="LS5" xml:id="list22">
        <text:list-item>
          <text:p text:style-name="P39"><text:span text:style-name="T39_1">Criar</text:span><text:span text:style-name="T39_2"><text:s/></text:span><text:span text:style-name="T39_3">um</text:span><text:span text:style-name="T39_4"><text:s/></text:span><text:span text:style-name="T39_5">banco</text:span><text:span text:style-name="T39_6"><text:s/></text:span><text:span text:style-name="T39_7">de</text:span><text:span text:style-name="T39_8"><text:s/></text:span><text:span text:style-name="T39_9">dados</text:span><text:span text:style-name="T39_10">;</text:span></text:p>
        </text:list-item>
        <text:list-item>
          <text:p text:style-name="P40"><text:span text:style-name="T40_1">Criar</text:span><text:span text:style-name="T40_2"><text:s/></text:span><text:span text:style-name="T40_3">um</text:span><text:span text:style-name="T40_4"><text:s/></text:span><text:span text:style-name="T40_5">documento</text:span><text:span text:style-name="T40_6">;</text:span></text:p>
        </text:list-item>
        <text:list-item>
          <text:p text:style-name="P41"><text:span text:style-name="T41_1">Criar</text:span><text:span text:style-name="T41_2"><text:s/></text:span><text:span text:style-name="T41_3">outro</text:span><text:span text:style-name="T41_4"><text:s/></text:span><text:span text:style-name="T41_5">documento</text:span><text:span text:style-name="T41_6">;</text:span></text:p>
        </text:list-item>
        <text:list-item>
          <text:p text:style-name="P42"><text:span text:style-name="T42_1">Visualizar</text:span><text:span text:style-name="T42_2"><text:s/></text:span><text:span text:style-name="T42_3">os</text:span><text:span text:style-name="T42_4"><text:s/></text:span><text:span text:style-name="T42_5">documentos</text:span><text:span text:style-name="T42_6"><text:s/></text:span><text:span text:style-name="T42_7">inseridos</text:span><text:span text:style-name="T42_8">;</text:span></text:p>
        </text:list-item>
        <text:list-item>
          <text:p text:style-name="P43"><text:span text:style-name="T43_1">Editar</text:span><text:span text:style-name="T43_2"><text:s/></text:span><text:span text:style-name="T43_3">um</text:span><text:span text:style-name="T43_4"><text:s/></text:span><text:span text:style-name="T43_5">documento</text:span><text:span text:style-name="T43_6"><text:s/></text:span><text:span text:style-name="T43_7">e</text:span><text:span text:style-name="T43_8"><text:s/></text:span><text:span text:style-name="T43_9">mostrar</text:span><text:span text:style-name="T43_10"><text:s/></text:span><text:span text:style-name="T43_11">a</text:span><text:span text:style-name="T43_12"><text:s/></text:span><text:span text:style-name="T43_13">revisão</text:span><text:span text:style-name="T43_14"><text:s/></text:span><text:span text:style-name="T43_15">nova</text:span><text:span text:style-name="T43_16">;</text:span></text:p>
        </text:list-item>
        <text:list-item>
          <text:p text:style-name="P44"><text:span text:style-name="T44_1">Anexar</text:span><text:span text:style-name="T44_2"><text:s/></text:span><text:span text:style-name="T44_3">um</text:span><text:span text:style-name="T44_4"><text:s/></text:span><text:span text:style-name="T44_5">arquivo</text:span><text:span text:style-name="T44_6">;</text:span></text:p>
        </text:list-item>
        <text:list-item>
          <text:p text:style-name="P45"><text:span text:style-name="T45_1">Remover</text:span><text:span text:style-name="T45_2"><text:s/></text:span><text:span text:style-name="T45_3">um</text:span><text:span text:style-name="T45_4"><text:s/></text:span><text:span text:style-name="T45_5">documento</text:span><text:span text:style-name="T45_6">;</text:span></text:p>
        </text:list-item>
        <text:list-item>
          <text:p text:style-name="P46"><text:span text:style-name="T46_1">Criar</text:span><text:span text:style-name="T46_2"><text:s/></text:span><text:span text:style-name="T46_3">uma</text:span><text:span text:style-name="T46_4"><text:s/></text:span><text:span text:style-name="T46_5">view</text:span><text:span text:style-name="T46_6"><text:s/></text:span><text:span text:style-name="T46_7">com</text:span><text:span text:style-name="T46_8"><text:s/></text:span><text:span text:style-name="T46_9">map</text:span><text:span text:style-name="T46_10">;</text:span></text:p>
        </text:list-item>
        <text:list-item>
          <text:p text:style-name="P47"><text:span text:style-name="T47_1">Rodar</text:span><text:span text:style-name="T47_2"><text:s/></text:span><text:span text:style-name="T47_3">uma</text:span><text:span text:style-name="T47_4"><text:s/></text:span><text:span text:style-name="T47_5">o</text:span><text:span text:style-name="T47_6"><text:s/></text:span><text:span text:style-name="T47_7">map</text:span><text:span text:style-name="T47_8">;</text:span></text:p>
        </text:list-item>
        <text:list-item>
          <text:p text:style-name="P48"><text:span text:style-name="T48_1">Adicionar</text:span><text:span text:style-name="T48_2"><text:s/></text:span><text:span text:style-name="T48_3">na</text:span><text:span text:style-name="T48_4"><text:s/></text:span><text:span text:style-name="T48_5">view</text:span><text:span text:style-name="T48_6"><text:s/></text:span><text:span text:style-name="T48_7">criada</text:span><text:span text:style-name="T48_8"><text:s/></text:span><text:span text:style-name="T48_9">um</text:span><text:span text:style-name="T48_10"><text:s/></text:span><text:span text:style-name="T48_11">reduce</text:span><text:span text:style-name="T48_12">;</text:span></text:p>
        </text:list-item>
        <text:list-item>
          <text:p text:style-name="P49"><text:span text:style-name="T49_1">Rodar</text:span><text:span text:style-name="T49_2"><text:s/></text:span><text:span text:style-name="T49_3">o</text:span><text:span text:style-name="T49_4"><text:s/></text:span><text:span text:style-name="T49_5">reduce</text:span><text:span text:style-name="T49_6">;</text:span></text:p>
        </text:list-item>
      </text:list>
      <text:h text:style-name="P50" text:outline-level="10"><text:bookmark-start text:name="h.yq3cxwneqfbq"/><text:bookmark-end text:name="h.yq3cxwneqfbq"/><text:span text:style-name="T50_1">Documentos</text:span></text:h>
      <text:p text:style-name="P51"><text:span text:style-name="T51_1"><text:tab/></text:span><text:span text:style-name="T51_2">Um</text:span><text:span text:style-name="T51_3"><text:s/></text:span><text:span text:style-name="T51_4">documento</text:span><text:span text:style-name="T51_5"><text:s/></text:span><text:span text:style-name="T51_6">básico</text:span><text:span text:style-name="T51_7"><text:s/></text:span><text:span text:style-name="T51_8">do</text:span><text:span text:style-name="T51_9"><text:s/></text:span><text:span text:style-name="T51_10">CouchDB</text:span><text:span text:style-name="T51_11"><text:s/></text:span><text:span text:style-name="T51_12">possui</text:span><text:span text:style-name="T51_13"><text:s/></text:span><text:span text:style-name="T51_14">pelo</text:span><text:span text:style-name="T51_15"><text:s/></text:span><text:span text:style-name="T51_16">menos</text:span><text:span text:style-name="T51_17"><text:s/></text:span><text:span text:style-name="T51_18">dois</text:span><text:span text:style-name="T51_19"><text:s/></text:span><text:span text:style-name="T51_20">atributos</text:span><text:span text:style-name="T51_21">,<text:s/></text:span><text:span text:style-name="T51_22">_</text:span><text:span text:style-name="T51_23">id</text:span><text:span text:style-name="T51_24"><text:s/></text:span><text:span text:style-name="T51_25">e</text:span><text:span text:style-name="T51_26"><text:s/></text:span><text:span text:style-name="T51_27">_</text:span><text:span text:style-name="T51_28">rev</text:span><text:span text:style-name="T51_29">.<text:s/></text:span><text:span text:style-name="T51_30">O</text:span><text:span text:style-name="T51_31"><text:s/></text:span><text:span text:style-name="T51_32">primeiro</text:span><text:span text:style-name="T51_33"><text:s/></text:span><text:span text:style-name="T51_34">se</text:span><text:span text:style-name="T51_35"><text:s/></text:span><text:span text:style-name="T51_36">refere</text:span><text:span text:style-name="T51_37"><text:s/></text:span><text:span text:style-name="T51_38">ao</text:span><text:span text:style-name="T51_39"><text:s/></text:span><text:span text:style-name="T51_40">identificador</text:span><text:span text:style-name="T51_41"><text:s/></text:span><text:span text:style-name="T51_42">único</text:span><text:span text:style-name="T51_43"><text:s/></text:span><text:span text:style-name="T51_44">do</text:span><text:span text:style-name="T51_45"><text:s/></text:span><text:span text:style-name="T51_46">documento</text:span><text:span text:style-name="T51_47"><text:s/></text:span><text:span text:style-name="T51_48">e</text:span><text:span text:style-name="T51_49"><text:s/></text:span><text:span text:style-name="T51_50">pode</text:span><text:span text:style-name="T51_51"><text:s/></text:span><text:span text:style-name="T51_52">ser</text:span><text:span text:style-name="T51_53"><text:s/></text:span><text:span text:style-name="T51_54">tanto</text:span><text:span text:style-name="T51_55"><text:s/></text:span><text:span text:style-name="T51_56">fornecido</text:span><text:span text:style-name="T51_57"><text:s/></text:span><text:span text:style-name="T51_58">na</text:span><text:span text:style-name="T51_59"><text:s/></text:span><text:span text:style-name="T51_60">criação</text:span><text:span text:style-name="T51_61"><text:s/></text:span><text:span text:style-name="T51_62">do</text:span><text:span text:style-name="T51_63"><text:s/></text:span><text:span text:style-name="T51_64">documento</text:span><text:span text:style-name="T51_65">,<text:s/></text:span><text:span text:style-name="T51_66">quanto</text:span><text:span text:style-name="T51_67"><text:s/></text:span><text:span text:style-name="T51_68">pode</text:span><text:span text:style-name="T51_69"><text:s/></text:span><text:span text:style-name="T51_70">ser</text:span><text:span text:style-name="T51_71"><text:s/></text:span><text:span text:style-name="T51_72">deixado</text:span><text:span text:style-name="T51_73"><text:s/></text:span><text:span text:style-name="T51_74">para</text:span><text:span text:style-name="T51_75"><text:s/></text:span><text:span text:style-name="T51_76">ser</text:span><text:span text:style-name="T51_77"><text:s/></text:span><text:span text:style-name="T51_78">criado</text:span><text:span text:style-name="T51_79"><text:s/></text:span><text:span text:style-name="T51_80">pelo</text:span><text:span text:style-name="T51_81"><text:s/></text:span><text:span text:style-name="T51_82">CouchDB</text:span><text:span text:style-name="T51_83">.<text:s/></text:span><text:span text:style-name="T51_84">Caso</text:span><text:span text:style-name="T51_85"><text:s/></text:span><text:span text:style-name="T51_86">ele</text:span><text:span text:style-name="T51_87"><text:s/></text:span><text:span text:style-name="T51_88">seja</text:span><text:span text:style-name="T51_89"><text:s/></text:span><text:span text:style-name="T51_90">gerado</text:span><text:span text:style-name="T51_91"><text:s/></text:span><text:span text:style-name="T51_92">pelo</text:span><text:span text:style-name="T51_93"><text:s/></text:span><text:span text:style-name="T51_94">CouchDB</text:span><text:span text:style-name="T51_95">,<text:s/></text:span><text:span text:style-name="T51_96">ele</text:span><text:span text:style-name="T51_97"><text:s/></text:span><text:span text:style-name="T51_98">será</text:span><text:span text:style-name="T51_99"><text:s/></text:span><text:span text:style-name="T51_100">uma</text:span><text:span text:style-name="T51_101"><text:s/></text:span><text:span text:style-name="T51_102">String</text:span><text:span text:style-name="T51_103"><text:s/></text:span><text:span text:style-name="T51_104">JSON</text:span><text:span text:style-name="T51_105"><text:s/></text:span><text:span text:style-name="T51_106">aleatória</text:span><text:span text:style-name="T51_107"><text:s/></text:span><text:span text:style-name="T51_108">contento</text:span><text:span text:style-name="T51_109"><text:s/>32<text:s/></text:span><text:span text:style-name="T51_110">caracteres</text:span><text:span text:style-name="T51_111">.</text:span></text:p>
      <text:p text:style-name="P52"><text:span text:style-name="T52_1">Já</text:span><text:span text:style-name="T52_2"><text:s/></text:span><text:span text:style-name="T52_3">_</text:span><text:span text:style-name="T52_4">rev</text:span><text:span text:style-name="T52_5"><text:s/></text:span><text:span text:style-name="T52_6">indica</text:span><text:span text:style-name="T52_7"><text:s/></text:span><text:span text:style-name="T52_8">a</text:span><text:span text:style-name="T52_9"><text:s/></text:span><text:span text:style-name="T52_10">revisão</text:span><text:span text:style-name="T52_11"><text:s/></text:span><text:span text:style-name="T52_12">do</text:span><text:span text:style-name="T52_13"><text:s/></text:span><text:span text:style-name="T52_14">documento</text:span><text:span text:style-name="T52_15">.<text:s/></text:span><text:span text:style-name="T52_16">Esse</text:span><text:span text:style-name="T52_17"><text:s/></text:span><text:span text:style-name="T52_18">valor</text:span><text:span text:style-name="T52_19"><text:s/></text:span><text:span text:style-name="T52_20">é</text:span><text:span text:style-name="T52_21"><text:s/></text:span><text:span text:style-name="T52_22">gerado</text:span><text:span text:style-name="T52_23"><text:s/></text:span><text:span text:style-name="T52_24">e</text:span><text:span text:style-name="T52_25"><text:s/></text:span><text:span text:style-name="T52_26">mantido</text:span><text:span text:style-name="T52_27"><text:s/></text:span><text:span text:style-name="T52_28">automaticamente</text:span><text:span text:style-name="T52_29"><text:s/></text:span><text:span text:style-name="T52_30">pelo</text:span><text:span text:style-name="T52_31"><text:s/></text:span><text:span text:style-name="T52_32">Couch</text:span><text:span text:style-name="T52_33">.<text:s/></text:span><text:span text:style-name="T52_34">Após</text:span><text:span text:style-name="T52_35"><text:s/></text:span><text:span text:style-name="T52_36">ser</text:span><text:span text:style-name="T52_37"><text:s/></text:span><text:span text:style-name="T52_38">criado</text:span><text:span text:style-name="T52_39">,<text:s/></text:span><text:span text:style-name="T52_40">toda</text:span><text:span text:style-name="T52_41"><text:s/></text:span><text:span text:style-name="T52_42">vez</text:span><text:span text:style-name="T52_43"><text:s/></text:span><text:span text:style-name="T52_44">que</text:span><text:span text:style-name="T52_45"><text:s/></text:span><text:span text:style-name="T52_46">um</text:span><text:span text:style-name="T52_47"><text:s/></text:span><text:span text:style-name="T52_48">determinado</text:span><text:span text:style-name="T52_49"><text:s/></text:span><text:span text:style-name="T52_50">documento</text:span><text:span text:style-name="T52_51"><text:s/></text:span><text:span text:style-name="T52_52">é</text:span><text:span text:style-name="T52_53"><text:s/></text:span><text:span text:style-name="T52_54">modificado</text:span><text:span text:style-name="T52_55"><text:s/></text:span><text:span text:style-name="T52_56">ele</text:span><text:span text:style-name="T52_57"><text:s/></text:span><text:span text:style-name="T52_58">tem</text:span><text:span text:style-name="T52_59"><text:s/></text:span><text:span text:style-name="T52_60">o</text:span><text:span text:style-name="T52_61"><text:s/></text:span><text:span text:style-name="T52_62">seu</text:span><text:span text:style-name="T52_63"><text:s/></text:span><text:span text:style-name="T52_64">atributo</text:span><text:span text:style-name="T52_65"><text:s/></text:span><text:span text:style-name="T52_66">_</text:span><text:span text:style-name="T52_67">rev</text:span><text:span text:style-name="T52_68"><text:s/></text:span><text:span text:style-name="T52_69">atualizado</text:span><text:span text:style-name="T52_70">.<text:s/></text:span><text:span text:style-name="T52_71">Um</text:span><text:span text:style-name="T52_72"><text:s/></text:span><text:span text:style-name="T52_73">fator</text:span><text:span text:style-name="T52_74"><text:s/></text:span><text:span text:style-name="T52_75">importante</text:span><text:span text:style-name="T52_76"><text:s/></text:span><text:span text:style-name="T52_77">é</text:span><text:span text:style-name="T52_78"><text:s/></text:span><text:span text:style-name="T52_79">que</text:span><text:span text:style-name="T52_80"><text:s/></text:span><text:span text:style-name="T52_81">o</text:span><text:span text:style-name="T52_82"><text:s/></text:span><text:span text:style-name="T52_83">Couch</text:span><text:span text:style-name="T52_84"><text:s/></text:span><text:span text:style-name="T52_85">mantém</text:span><text:span text:style-name="T52_86"><text:s/></text:span><text:span text:style-name="T52_87">todas</text:span><text:span text:style-name="T52_88"><text:s/></text:span><text:span text:style-name="T52_89">as</text:span><text:span text:style-name="T52_90"><text:s/></text:span><text:span text:style-name="T52_91">revisões</text:span><text:span text:style-name="T52_92"><text:s/></text:span><text:span text:style-name="T52_93">dos</text:span><text:span text:style-name="T52_94"><text:s/></text:span><text:span text:style-name="T52_95">documentos</text:span><text:span text:style-name="T52_96">,<text:s/></text:span><text:span text:style-name="T52_97">sendo</text:span><text:span text:style-name="T52_98"><text:s/></text:span><text:span text:style-name="T52_99">assim</text:span><text:span text:style-name="T52_100"><text:s/></text:span><text:span text:style-name="T52_101">é</text:span><text:span text:style-name="T52_102"><text:s/></text:span><text:span text:style-name="T52_103">possível</text:span><text:span text:style-name="T52_104"><text:s/></text:span><text:span text:style-name="T52_105">obter</text:span><text:span text:style-name="T52_106"><text:s/></text:span><text:span text:style-name="T52_107">todas</text:span><text:span text:style-name="T52_108"><text:s/></text:span><text:span text:style-name="T52_109">as</text:span><text:span text:style-name="T52_110"><text:s/></text:span><text:span text:style-name="T52_111">modificações</text:span><text:span text:style-name="T52_112"><text:s/></text:span><text:span text:style-name="T52_113">feitas</text:span><text:span text:style-name="T52_114"><text:s/></text:span><text:span text:style-name="T52_115">em</text:span><text:span text:style-name="T52_116"><text:s/></text:span><text:span text:style-name="T52_117">um</text:span><text:span text:style-name="T52_118"><text:s/></text:span><text:span text:style-name="T52_119">documento</text:span><text:span text:style-name="T52_120"><text:s/></text:span><text:span text:style-name="T52_121">ao</text:span><text:span text:style-name="T52_122"><text:s/></text:span><text:span text:style-name="T52_123">longo</text:span><text:span text:style-name="T52_124"><text:s/></text:span><text:span text:style-name="T52_125">do</text:span><text:span text:style-name="T52_126"><text:s/></text:span><text:span text:style-name="T52_127">tempo</text:span><text:span text:style-name="T52_128">.<text:s/></text:span><text:span text:style-name="T52_129">Manter</text:span><text:span text:style-name="T52_130"><text:s/></text:span><text:span text:style-name="T52_131">as</text:span><text:span text:style-name="T52_132"><text:s/></text:span><text:span text:style-name="T52_133">revisões</text:span><text:span text:style-name="T52_134"><text:s/></text:span><text:span text:style-name="T52_135">é</text:span><text:span text:style-name="T52_136"><text:s/></text:span><text:span text:style-name="T52_137">particularmente</text:span><text:span text:style-name="T52_138"><text:s/></text:span><text:span text:style-name="T52_139">útil</text:span><text:span text:style-name="T52_140"><text:s/></text:span><text:span text:style-name="T52_141">em</text:span><text:span text:style-name="T52_142"><text:s/></text:span><text:span text:style-name="T52_143">aplicações</text:span><text:span text:style-name="T52_144"><text:s/></text:span><text:span text:style-name="T52_145">em</text:span><text:span text:style-name="T52_146"><text:s/></text:span><text:span text:style-name="T52_147">que</text:span><text:span text:style-name="T52_148"><text:s/></text:span><text:span text:style-name="T52_149">isso</text:span><text:span text:style-name="T52_150"><text:s/></text:span><text:span text:style-name="T52_151">seja</text:span><text:span text:style-name="T52_152"><text:s/></text:span><text:span text:style-name="T52_153">naturalmente</text:span><text:span text:style-name="T52_154"><text:s/></text:span><text:span text:style-name="T52_155">um</text:span><text:span text:style-name="T52_156"><text:s/></text:span><text:span text:style-name="T52_157">requisito</text:span><text:span text:style-name="T52_158">,<text:s/></text:span><text:span text:style-name="T52_159">como</text:span><text:span text:style-name="T52_160"><text:s/></text:span><text:span text:style-name="T52_161">no</text:span><text:span text:style-name="T52_162"><text:s/></text:span><text:span text:style-name="T52_163">caso</text:span><text:span text:style-name="T52_164"><text:s/></text:span><text:span text:style-name="T52_165">das</text:span><text:span text:style-name="T52_166"><text:s/></text:span><text:span text:style-name="T52_167">wikis</text:span><text:span text:style-name="T52_168">,<text:s/></text:span><text:span text:style-name="T52_169">por</text:span><text:span text:style-name="T52_170"><text:s/></text:span><text:span text:style-name="T52_171">exemplo</text:span><text:span text:style-name="T52_172">.<text:s/></text:span><text:span text:style-name="T52_173">Um</text:span><text:span text:style-name="T52_174"><text:s/></text:span><text:span text:style-name="T52_175">outro</text:span><text:span text:style-name="T52_176"><text:s/></text:span><text:span text:style-name="T52_177">motivo</text:span><text:span text:style-name="T52_178"><text:s/></text:span><text:span text:style-name="T52_179">para</text:span><text:span text:style-name="T52_180"><text:s/></text:span><text:span text:style-name="T52_181">a</text:span><text:span text:style-name="T52_182"><text:s/></text:span><text:span text:style-name="T52_183">existência</text:span><text:span text:style-name="T52_184"><text:s/></text:span><text:span text:style-name="T52_185">da</text:span><text:span text:style-name="T52_186"><text:s/></text:span><text:span text:style-name="T52_187">revisão</text:span><text:span text:style-name="T52_188"><text:s/></text:span><text:span text:style-name="T52_189">é</text:span><text:span text:style-name="T52_190"><text:s/></text:span><text:span text:style-name="T52_191">que</text:span><text:span text:style-name="T52_192"><text:s/></text:span><text:span text:style-name="T52_193">o</text:span><text:span text:style-name="T52_194"><text:s/></text:span><text:span text:style-name="T52_195">Couch</text:span><text:span text:style-name="T52_196"><text:s/></text:span><text:span text:style-name="T52_197">não</text:span><text:span text:style-name="T52_198"><text:s/></text:span><text:span text:style-name="T52_199">realiza</text:span><text:span text:style-name="T52_200"><text:s/></text:span><text:span text:style-name="T52_201">controle</text:span><text:span text:style-name="T52_202"><text:s/></text:span><text:span text:style-name="T52_203">de</text:span><text:span text:style-name="T52_204"><text:s/></text:span><text:span text:style-name="T52_205">conflitos</text:span><text:span text:style-name="T52_206">.<text:s/></text:span><text:span text:style-name="T52_207">Ou</text:span><text:span text:style-name="T52_208"><text:s/></text:span><text:span text:style-name="T52_209">seja</text:span><text:span text:style-name="T52_210">,<text:s/></text:span><text:span text:style-name="T52_211">se</text:span><text:span text:style-name="T52_212"><text:s/></text:span><text:span text:style-name="T52_213">dois</text:span><text:span text:style-name="T52_214"><text:s/></text:span><text:span text:style-name="T52_215">usuários</text:span><text:span text:style-name="T52_216"><text:s/></text:span><text:span text:style-name="T52_217">atualizarem</text:span><text:span text:style-name="T52_218"><text:s/></text:span><text:span text:style-name="T52_219">um</text:span><text:span text:style-name="T52_220"><text:s/></text:span><text:span text:style-name="T52_221">documento</text:span><text:span text:style-name="T52_222"><text:s/></text:span><text:span text:style-name="T52_223">ao</text:span><text:span text:style-name="T52_224"><text:s/></text:span><text:span text:style-name="T52_225">mesmo</text:span><text:span text:style-name="T52_226"><text:s/></text:span><text:span text:style-name="T52_227">tempo</text:span><text:span text:style-name="T52_228">,<text:s/></text:span><text:span text:style-name="T52_229">ambas</text:span><text:span text:style-name="T52_230"><text:s/></text:span><text:span text:style-name="T52_231">as</text:span><text:span text:style-name="T52_232"><text:s/></text:span><text:span text:style-name="T52_233">atualizações</text:span><text:span text:style-name="T52_234"><text:s/></text:span><text:span text:style-name="T52_235">serão</text:span><text:span text:style-name="T52_236"><text:s/></text:span><text:span text:style-name="T52_237">guardadas</text:span><text:span text:style-name="T52_238"><text:s/></text:span><text:span text:style-name="T52_239">e</text:span><text:span text:style-name="T52_240"><text:s/></text:span><text:span text:style-name="T52_241">poderão</text:span><text:span text:style-name="T52_242"><text:s/></text:span><text:span text:style-name="T52_243">ser</text:span><text:span text:style-name="T52_244"><text:s/></text:span><text:span text:style-name="T52_245">acessadas</text:span><text:span text:style-name="T52_246">.<text:s/></text:span><text:span text:style-name="T52_247">A</text:span><text:span text:style-name="T52_248"><text:s/></text:span><text:span text:style-name="T52_249">atualização</text:span><text:span text:style-name="T52_250"><text:s/></text:span><text:span text:style-name="T52_251">que</text:span><text:span text:style-name="T52_252"><text:s/></text:span><text:span text:style-name="T52_253">chegar</text:span><text:span text:style-name="T52_254"><text:s/></text:span><text:span text:style-name="T52_255">por</text:span><text:span text:style-name="T52_256"><text:s/></text:span><text:span text:style-name="T52_257">último</text:span><text:span text:style-name="T52_258"><text:s/></text:span><text:span text:style-name="T52_259">será</text:span><text:span text:style-name="T52_260"><text:s/></text:span><text:span text:style-name="T52_261">a</text:span><text:span text:style-name="T52_262"><text:s/></text:span><text:span text:style-name="T52_263">revisão</text:span><text:span text:style-name="T52_264"><text:s/></text:span><text:span text:style-name="T52_265">atual</text:span><text:span text:style-name="T52_266">.<text:s/></text:span><text:span text:style-name="T52_267">Existe</text:span><text:span text:style-name="T52_268"><text:s/></text:span><text:span text:style-name="T52_269">também</text:span><text:span text:style-name="T52_270"><text:s/></text:span><text:span text:style-name="T52_271">a</text:span><text:span text:style-name="T52_272"><text:s/></text:span><text:span text:style-name="T52_273">opção</text:span><text:span text:style-name="T52_274"><text:s/></text:span><text:span text:style-name="T52_275">de</text:span><text:span text:style-name="T52_276"><text:s/></text:span><text:span text:style-name="T52_277">eliminar</text:span><text:span text:style-name="T52_278"><text:s/></text:span><text:span text:style-name="T52_279">as</text:span><text:span text:style-name="T52_280"><text:s/></text:span><text:span text:style-name="T52_281">revisões</text:span><text:span text:style-name="T52_282"><text:s/></text:span><text:span text:style-name="T52_283">antigas</text:span><text:span text:style-name="T52_284">,<text:s/></text:span><text:span text:style-name="T52_285">para</text:span><text:span text:style-name="T52_286"><text:s/></text:span><text:span text:style-name="T52_287">isso</text:span><text:span text:style-name="T52_288"><text:s/></text:span><text:span text:style-name="T52_289">deve</text:span><text:span text:style-name="T52_290"><text:s/></text:span><text:span text:style-name="T52_291">ser</text:span><text:span text:style-name="T52_292"><text:s/></text:span><text:span text:style-name="T52_293">utilizada</text:span><text:span text:style-name="T52_294"><text:s/></text:span><text:span text:style-name="T52_295">a</text:span><text:span text:style-name="T52_296"><text:s/></text:span><text:span text:style-name="T52_297">opção</text:span><text:span text:style-name="T52_298"><text:s/></text:span><text:span text:style-name="T52_299">compactar</text:span><text:span text:style-name="T52_300">.</text:span></text:p>
      <text:p text:style-name="P53"><text:span text:style-name="T53_1">Um</text:span><text:span text:style-name="T53_2"><text:s/></text:span><text:span text:style-name="T53_3">documento</text:span><text:span text:style-name="T53_4"><text:s/></text:span><text:span text:style-name="T53_5">além</text:span><text:span text:style-name="T53_6"><text:s/></text:span><text:span text:style-name="T53_7">de</text:span><text:span text:style-name="T53_8"><text:s/></text:span><text:span text:style-name="T53_9">ser</text:span><text:span text:style-name="T53_10"><text:s/></text:span><text:span text:style-name="T53_11">composto</text:span><text:span text:style-name="T53_12"><text:s/></text:span><text:span text:style-name="T53_13">por</text:span><text:span text:style-name="T53_14"><text:s/></text:span><text:span text:style-name="T53_15">_</text:span><text:span text:style-name="T53_16">id</text:span><text:span text:style-name="T53_17">,<text:s/></text:span><text:span text:style-name="T53_18">_</text:span><text:span text:style-name="T53_19">rev</text:span><text:span text:style-name="T53_20"><text:s/></text:span><text:span text:style-name="T53_21">e</text:span><text:span text:style-name="T53_22"><text:s/></text:span><text:span text:style-name="T53_23">seus</text:span><text:span text:style-name="T53_24"><text:s/></text:span><text:span text:style-name="T53_25">atributos</text:span><text:span text:style-name="T53_26">,<text:s/></text:span><text:span text:style-name="T53_27">também</text:span><text:span text:style-name="T53_28"><text:s/></text:span><text:span text:style-name="T53_29">pode</text:span><text:span text:style-name="T53_30"><text:s/></text:span><text:span text:style-name="T53_31">conter</text:span><text:span text:style-name="T53_32"><text:s/></text:span><text:span text:style-name="T53_33">anexos</text:span><text:span text:style-name="T53_34"><text:s/></text:span><text:span text:style-name="T53_35">que</text:span><text:span text:style-name="T53_36"><text:s/></text:span><text:span text:style-name="T53_37">são</text:span><text:span text:style-name="T53_38"><text:s/></text:span><text:span text:style-name="T53_39">mantidos</text:span><text:span text:style-name="T53_40"><text:s/></text:span><text:span text:style-name="T53_41">no</text:span><text:span text:style-name="T53_42"><text:s/></text:span><text:span text:style-name="T53_43">atributo</text:span><text:span text:style-name="T53_44"><text:s/></text:span><text:span text:style-name="T53_45">_</text:span><text:span text:style-name="T53_46">attachments</text:span><text:span text:style-name="T53_47">.<text:s/></text:span><text:span text:style-name="T53_48">Os</text:span><text:span text:style-name="T53_49"><text:s/></text:span><text:span text:style-name="T53_50">anexos</text:span><text:span text:style-name="T53_51"><text:s/></text:span><text:span text:style-name="T53_52">nada</text:span><text:span text:style-name="T53_53"><text:s/></text:span><text:span text:style-name="T53_54">mais</text:span><text:span text:style-name="T53_55"><text:s/></text:span><text:span text:style-name="T53_56">são</text:span><text:span text:style-name="T53_57"><text:s/></text:span><text:span text:style-name="T53_58">que</text:span><text:span text:style-name="T53_59"><text:s/></text:span><text:span text:style-name="T53_60">arquivos</text:span><text:span text:style-name="T53_61"><text:s/></text:span><text:span text:style-name="T53_62">em</text:span><text:span text:style-name="T53_63"><text:s/></text:span><text:span text:style-name="T53_64">qualquer</text:span><text:span text:style-name="T53_65"><text:s/></text:span><text:span text:style-name="T53_66">formato</text:span><text:span text:style-name="T53_67">.<text:s/></text:span><text:span text:style-name="T53_68">Isso</text:span><text:span text:style-name="T53_69"><text:s/></text:span><text:span text:style-name="T53_70">possibilita</text:span><text:span text:style-name="T53_71"><text:s/></text:span><text:span text:style-name="T53_72">que</text:span><text:span text:style-name="T53_73"><text:s/></text:span><text:span text:style-name="T53_74">arquivos</text:span><text:span text:style-name="T53_75"><text:s/></text:span><text:span text:style-name="T53_76">binários</text:span><text:span text:style-name="T53_77"><text:s/></text:span><text:span text:style-name="T53_78">sejam</text:span><text:span text:style-name="T53_79"><text:s/></text:span><text:span text:style-name="T53_80">guardados</text:span><text:span text:style-name="T53_81"><text:s/></text:span><text:span text:style-name="T53_82">no</text:span><text:span text:style-name="T53_83"><text:s/></text:span><text:span text:style-name="T53_84">banco</text:span><text:span text:style-name="T53_85">.<text:s/></text:span><text:span text:style-name="T53_86">Assim</text:span><text:span text:style-name="T53_87">,<text:s/></text:span><text:span text:style-name="T53_88">para</text:span><text:span text:style-name="T53_89"><text:s/></text:span><text:span text:style-name="T53_90">guardar</text:span><text:span text:style-name="T53_91"><text:s/></text:span><text:span text:style-name="T53_92">um</text:span><text:span text:style-name="T53_93"><text:s/></text:span><text:span text:style-name="T53_94">arquivo</text:span><text:span text:style-name="T53_95"><text:s/></text:span><text:span text:style-name="T53_96">binário</text:span><text:span text:style-name="T53_97"><text:s/></text:span><text:span text:style-name="T53_98">é</text:span><text:span text:style-name="T53_99"><text:s/></text:span><text:span text:style-name="T53_100">necessário</text:span><text:span text:style-name="T53_101"><text:s/></text:span><text:span text:style-name="T53_102">criar</text:span><text:span text:style-name="T53_103"><text:s/></text:span><text:span text:style-name="T53_104">um</text:span><text:span text:style-name="T53_105"><text:s/></text:span><text:span text:style-name="T53_106">documento</text:span><text:span text:style-name="T53_107"><text:s/></text:span><text:span text:style-name="T53_108">e</text:span><text:span text:style-name="T53_109"><text:s/></text:span><text:span text:style-name="T53_110">anexar</text:span><text:span text:style-name="T53_111"><text:s/></text:span><text:span text:style-name="T53_112">este</text:span><text:span text:style-name="T53_113"><text:s/></text:span><text:span text:style-name="T53_114">arquivo</text:span><text:span text:style-name="T53_115"><text:s/></text:span><text:span text:style-name="T53_116">ao</text:span><text:span text:style-name="T53_117"><text:s/></text:span><text:span text:style-name="T53_118">documento</text:span><text:span text:style-name="T53_119"><text:s/></text:span><text:span text:style-name="T53_120">criado</text:span><text:span text:style-name="T53_121">.<text:s/></text:span><text:span text:style-name="T53_122">Um</text:span><text:span text:style-name="T53_123"><text:s/></text:span><text:span text:style-name="T53_124">fator</text:span><text:span text:style-name="T53_125"><text:s/></text:span><text:span text:style-name="T53_126">interessante</text:span><text:span text:style-name="T53_127"><text:s/></text:span><text:span text:style-name="T53_128">é</text:span><text:span text:style-name="T53_129"><text:s/></text:span><text:span text:style-name="T53_130">que</text:span><text:span text:style-name="T53_131"><text:s/></text:span><text:span text:style-name="T53_132">um</text:span><text:span text:style-name="T53_133"><text:s/></text:span><text:span text:style-name="T53_134">documento</text:span><text:span text:style-name="T53_135"><text:s/></text:span><text:span text:style-name="T53_136">pode</text:span><text:span text:style-name="T53_137"><text:s/></text:span><text:span text:style-name="T53_138">ter</text:span><text:span text:style-name="T53_139"><text:s/></text:span><text:span text:style-name="T53_140">anexado</text:span><text:span text:style-name="T53_141"><text:s/></text:span><text:span text:style-name="T53_142">a</text:span><text:span text:style-name="T53_143"><text:s/></text:span><text:span text:style-name="T53_144">si</text:span><text:span text:style-name="T53_145"><text:s/></text:span><text:span text:style-name="T53_146">diversos</text:span><text:span text:style-name="T53_147"><text:s/></text:span><text:span text:style-name="T53_148">arquivos</text:span><text:span text:style-name="T53_149">.<text:s/></text:span><text:span text:style-name="T53_150">Considere</text:span><text:span text:style-name="T53_151"><text:s/></text:span><text:span text:style-name="T53_152">que</text:span><text:span text:style-name="T53_153"><text:s/></text:span><text:span text:style-name="T53_154">se</text:span><text:span text:style-name="T53_155"><text:s/></text:span><text:span text:style-name="T53_156">deseja</text:span><text:span text:style-name="T53_157"><text:s/></text:span><text:span text:style-name="T53_158">guardar</text:span><text:span text:style-name="T53_159"><text:s/></text:span><text:span text:style-name="T53_160">álbuns</text:span><text:span text:style-name="T53_161"><text:s/></text:span><text:span text:style-name="T53_162">musicais</text:span><text:span text:style-name="T53_163">.<text:s/></text:span><text:span text:style-name="T53_164">Cada</text:span><text:span text:style-name="T53_165"><text:s/></text:span><text:span text:style-name="T53_166">álbum</text:span><text:span text:style-name="T53_167"><text:s/></text:span><text:span text:style-name="T53_168">poderia</text:span><text:span text:style-name="T53_169"><text:s/></text:span><text:span text:style-name="T53_170">ser</text:span><text:span text:style-name="T53_171"><text:s/></text:span><text:span text:style-name="T53_172">um</text:span><text:span text:style-name="T53_173"><text:s/></text:span><text:span text:style-name="T53_174">documento</text:span><text:span text:style-name="T53_175"><text:s/></text:span><text:span text:style-name="T53_176">e</text:span><text:span text:style-name="T53_177"><text:s/></text:span><text:span text:style-name="T53_178">seria</text:span><text:span text:style-name="T53_179"><text:s/></text:span><text:span text:style-name="T53_180">possível</text:span><text:span text:style-name="T53_181"><text:s/></text:span><text:span text:style-name="T53_182">anexar</text:span><text:span text:style-name="T53_183"><text:s/></text:span><text:span text:style-name="T53_184">a</text:span><text:span text:style-name="T53_185"><text:s/></text:span><text:span text:style-name="T53_186">esse</text:span><text:span text:style-name="T53_187"><text:s/></text:span><text:span text:style-name="T53_188">documento</text:span><text:span text:style-name="T53_189"><text:s/></text:span><text:span text:style-name="T53_190">todas</text:span><text:span text:style-name="T53_191"><text:s/></text:span><text:span text:style-name="T53_192">as</text:span><text:span text:style-name="T53_193"><text:s/></text:span><text:span text:style-name="T53_194">músicas</text:span><text:span text:style-name="T53_195"><text:s/></text:span><text:span text:style-name="T53_196">do</text:span><text:span text:style-name="T53_197"><text:s/></text:span><text:span text:style-name="T53_198">álbum</text:span><text:span text:style-name="T53_199">.</text:span></text:p>
      <text:h text:style-name="P54" text:outline-level="10"><text:bookmark-start text:name="h.j3962qes0396"/><text:bookmark-end text:name="h.j3962qes0396"/><text:span text:style-name="T54_1">Designs</text:span><text:span text:style-name="T54_2"><text:s/></text:span><text:span text:style-name="T54_3">documents</text:span></text:h>
      <text:p text:style-name="P55"><text:span text:style-name="T55_1">Design</text:span><text:span text:style-name="T55_2"><text:s/></text:span><text:span text:style-name="T55_3">documents</text:span><text:span text:style-name="T55_4"><text:s/></text:span><text:span text:style-name="T55_5">são</text:span><text:span text:style-name="T55_6"><text:s/></text:span><text:span text:style-name="T55_7">um</text:span><text:span text:style-name="T55_8"><text:s/></text:span><text:span text:style-name="T55_9">tipo</text:span><text:span text:style-name="T55_10"><text:s/></text:span><text:span text:style-name="T55_11">especial</text:span><text:span text:style-name="T55_12"><text:s/></text:span><text:span text:style-name="T55_13">de</text:span><text:span text:style-name="T55_14"><text:s/></text:span><text:span text:style-name="T55_15">documento</text:span><text:span text:style-name="T55_16"><text:s/></text:span><text:span text:style-name="T55_17">do</text:span><text:span text:style-name="T55_18"><text:s/></text:span><text:span text:style-name="T55_19">CouchDB</text:span><text:span text:style-name="T55_20"><text:s/></text:span><text:span text:style-name="T55_21">que</text:span><text:span text:style-name="T55_22"><text:s/></text:span><text:span text:style-name="T55_23">contem</text:span><text:span text:style-name="T55_24"><text:s/></text:span><text:span text:style-name="T55_25">código</text:span><text:span text:style-name="T55_26"><text:s/></text:span><text:span text:style-name="T55_27">de</text:span><text:span text:style-name="T55_28"><text:s/></text:span><text:span text:style-name="T55_29">aplicação</text:span><text:span text:style-name="T55_30">.<text:s/></text:span><text:span text:style-name="T55_31">Como</text:span><text:span text:style-name="T55_32"><text:s/></text:span><text:span text:style-name="T55_33">falado</text:span><text:span text:style-name="T55_34"><text:s/></text:span><text:span text:style-name="T55_35">anteriormente</text:span><text:span text:style-name="T55_36"><text:s/></text:span><text:span text:style-name="T55_37">o</text:span><text:span text:style-name="T55_38"><text:s/></text:span><text:span text:style-name="T55_39">Couch</text:span><text:span text:style-name="T55_40"><text:s/></text:span><text:span text:style-name="T55_41">permite</text:span><text:span text:style-name="T55_42"><text:s/></text:span><text:span text:style-name="T55_43">que</text:span><text:span text:style-name="T55_44"><text:s/></text:span><text:span text:style-name="T55_45">aplicações</text:span><text:span text:style-name="T55_46"><text:s/></text:span><text:span text:style-name="T55_47">inteiras</text:span><text:span text:style-name="T55_48"><text:s/></text:span><text:span text:style-name="T55_49">sejam</text:span><text:span text:style-name="T55_50"><text:s/></text:span><text:span text:style-name="T55_51">construídas</text:span><text:span text:style-name="T55_52"><text:s/></text:span><text:span text:style-name="T55_53">e</text:span><text:span text:style-name="T55_54"><text:s/></text:span><text:span text:style-name="T55_55">embutidas</text:span><text:span text:style-name="T55_56"><text:s/></text:span><text:span text:style-name="T55_57">no</text:span><text:span text:style-name="T55_58"><text:s/></text:span><text:span text:style-name="T55_59">próprio</text:span><text:span text:style-name="T55_60"><text:s/></text:span><text:span text:style-name="T55_61">banco</text:span><text:span text:style-name="T55_62"><text:s/></text:span><text:span text:style-name="T55_63">de</text:span><text:span text:style-name="T55_64"><text:s/></text:span><text:span text:style-name="T55_65">dados</text:span><text:span text:style-name="T55_66">.<text:s/></text:span><text:span text:style-name="T55_67">O</text:span><text:span text:style-name="T55_68"><text:s/></text:span><text:span text:style-name="T55_69">que</text:span><text:span text:style-name="T55_70"><text:s/></text:span><text:span text:style-name="T55_71">realiza</text:span><text:span text:style-name="T55_72"><text:s/></text:span><text:span text:style-name="T55_73">essa</text:span><text:span text:style-name="T55_74"><text:s/></text:span><text:span text:style-name="T55_75">mágica</text:span><text:span text:style-name="T55_76"><text:s/></text:span><text:span text:style-name="T55_77">são</text:span><text:span text:style-name="T55_78"><text:s/></text:span><text:span text:style-name="T55_79">os</text:span><text:span text:style-name="T55_80"><text:s/></text:span><text:span text:style-name="T55_81">design</text:span><text:span text:style-name="T55_82"><text:s/></text:span><text:span text:style-name="T55_83">documents</text:span><text:span text:style-name="T55_84">.<text:s/></text:span><text:span text:style-name="T55_85">Com</text:span><text:span text:style-name="T55_86"><text:s/></text:span><text:span text:style-name="T55_87">eles</text:span><text:span text:style-name="T55_88"><text:s/></text:span><text:span text:style-name="T55_89">é</text:span><text:span text:style-name="T55_90"><text:s/></text:span><text:span text:style-name="T55_91">possível</text:span><text:span text:style-name="T55_92"><text:s/></text:span><text:span text:style-name="T55_93">criar</text:span><text:span text:style-name="T55_94"><text:s/></text:span><text:span text:style-name="T55_95">templates</text:span><text:span text:style-name="T55_96">,<text:s/></text:span><text:span text:style-name="T55_97">realizar</text:span><text:span text:style-name="T55_98"><text:s/></text:span><text:span text:style-name="T55_99">validações</text:span><text:span text:style-name="T55_100">,<text:s/></text:span><text:span text:style-name="T55_101">fornecer</text:span><text:span text:style-name="T55_102"><text:s/></text:span><text:span text:style-name="T55_103">documentos</text:span><text:span text:style-name="T55_104"><text:s/></text:span><text:span text:style-name="T55_105">com</text:span><text:span text:style-name="T55_106"><text:s/></text:span><text:span text:style-name="T55_107">outros</text:span><text:span text:style-name="T55_108"><text:s/></text:span><text:span text:style-name="T55_109">formatos</text:span><text:span text:style-name="T55_110"><text:s/>(</text:span><text:span text:style-name="T55_111">que</text:span><text:span text:style-name="T55_112"><text:s/></text:span><text:span text:style-name="T55_113">não</text:span><text:span text:style-name="T55_114"><text:s/></text:span><text:span text:style-name="T55_115">o</text:span><text:span text:style-name="T55_116"><text:s/></text:span><text:span text:style-name="T55_117">JSON</text:span><text:span text:style-name="T55_118">),<text:s/></text:span><text:span text:style-name="T55_119">criar</text:span><text:span text:style-name="T55_120"><text:s/></text:span><text:span text:style-name="T55_121">views</text:span><text:span text:style-name="T55_122"><text:s/></text:span><text:span text:style-name="T55_123">que</text:span><text:span text:style-name="T55_124"><text:s/></text:span><text:span text:style-name="T55_125">são</text:span><text:span text:style-name="T55_126"><text:s/></text:span><text:span text:style-name="T55_127">responsáveis</text:span><text:span text:style-name="T55_128"><text:s/></text:span><text:span text:style-name="T55_129">pelas</text:span><text:span text:style-name="T55_130"><text:s/></text:span><text:span text:style-name="T55_131">buscas</text:span><text:span text:style-name="T55_132"><text:s/></text:span><text:span text:style-name="T55_133">e</text:span><text:span text:style-name="T55_134"><text:s/></text:span><text:span text:style-name="T55_135">outros</text:span><text:span text:style-name="T55_136">.</text:span></text:p>
      <text:p text:style-name="P56"><text:span text:style-name="T56_1">Ao</text:span><text:span text:style-name="T56_2"><text:s/></text:span><text:span text:style-name="T56_3">contrário</text:span><text:span text:style-name="T56_4"><text:s/></text:span><text:span text:style-name="T56_5">dos</text:span><text:span text:style-name="T56_6"><text:s/></text:span><text:span text:style-name="T56_7">documentos</text:span><text:span text:style-name="T56_8"><text:s/></text:span><text:span text:style-name="T56_9">normais</text:span><text:span text:style-name="T56_10"><text:s/></text:span><text:span text:style-name="T56_11">que</text:span><text:span text:style-name="T56_12"><text:s/></text:span><text:span text:style-name="T56_13">possuem</text:span><text:span text:style-name="T56_14"><text:s/></text:span><text:span text:style-name="T56_15">a</text:span><text:span text:style-name="T56_16"><text:s/></text:span><text:span text:style-name="T56_17">URI</text:span><text:span text:style-name="T56_18"><text:s/></text:span><text:span text:style-name="T56_19">/{</text:span><text:span text:style-name="T56_20">nomeDoBanco</text:span><text:span text:style-name="T56_21">}/{</text:span><text:span text:style-name="T56_22">identificadorDoDocumento</text:span><text:span text:style-name="T56_23">}</text:span><text:span text:style-name="T56_24">,<text:s/></text:span><text:span text:style-name="T56_25">os</text:span><text:span text:style-name="T56_26"><text:s/></text:span><text:span text:style-name="T56_27">design</text:span><text:span text:style-name="T56_28"><text:s/></text:span><text:span text:style-name="T56_29">documents</text:span><text:span text:style-name="T56_30"><text:s/></text:span><text:span text:style-name="T56_31">são</text:span><text:span text:style-name="T56_32"><text:s/></text:span><text:span text:style-name="T56_33">mantidos</text:span><text:span text:style-name="T56_34"><text:s/></text:span><text:span text:style-name="T56_35">na</text:span><text:span text:style-name="T56_36"><text:s/></text:span><text:span text:style-name="T56_37">URI</text:span><text:span text:style-name="T56_38"><text:s/></text:span><text:span text:style-name="T56_39">/{</text:span><text:span text:style-name="T56_40">nomeDoBanco</text:span><text:span text:style-name="T56_41">}/_</text:span><text:span text:style-name="T56_42">design</text:span><text:span text:style-name="T56_43">/{</text:span><text:span text:style-name="T56_44">nomeDoDesing</text:span><text:span text:style-name="T56_45">}</text:span><text:span text:style-name="T56_46">.<text:s/></text:span><text:span text:style-name="T56_47">Com</text:span><text:span text:style-name="T56_48"><text:s/></text:span><text:span text:style-name="T56_49">exceção</text:span><text:span text:style-name="T56_50"><text:s/></text:span><text:span text:style-name="T56_51">da</text:span><text:span text:style-name="T56_52"><text:s/></text:span><text:span text:style-name="T56_53">URI</text:span><text:span text:style-name="T56_54"><text:s/></text:span><text:span text:style-name="T56_55">e</text:span><text:span text:style-name="T56_56"><text:s/></text:span><text:span text:style-name="T56_57">dos</text:span><text:span text:style-name="T56_58"><text:s/></text:span><text:span text:style-name="T56_59">atributos</text:span><text:span text:style-name="T56_60"><text:s/></text:span><text:span text:style-name="T56_61">especiais</text:span><text:span text:style-name="T56_62">,<text:s/></text:span><text:span text:style-name="T56_63">os</text:span><text:span text:style-name="T56_64"><text:s/></text:span><text:span text:style-name="T56_65">design</text:span><text:span text:style-name="T56_66"><text:s/></text:span><text:span text:style-name="T56_67">documents</text:span><text:span text:style-name="T56_68"><text:s/></text:span><text:span text:style-name="T56_69">funcionam</text:span><text:span text:style-name="T56_70"><text:s/></text:span><text:span text:style-name="T56_71">como</text:span><text:span text:style-name="T56_72"><text:s/></text:span><text:span text:style-name="T56_73">um</text:span><text:span text:style-name="T56_74"><text:s/></text:span><text:span text:style-name="T56_75">outro</text:span><text:span text:style-name="T56_76"><text:s/></text:span><text:span text:style-name="T56_77">documento</text:span><text:span text:style-name="T56_78"><text:s/></text:span><text:span text:style-name="T56_79">qualquer</text:span><text:span text:style-name="T56_80">,<text:s/></text:span><text:span text:style-name="T56_81">sendo</text:span><text:span text:style-name="T56_82"><text:s/></text:span><text:span text:style-name="T56_83">assim</text:span><text:span text:style-name="T56_84">,<text:s/></text:span><text:span text:style-name="T56_85">eles</text:span><text:span text:style-name="T56_86"><text:s/></text:span><text:span text:style-name="T56_87">podem</text:span><text:span text:style-name="T56_88"><text:s/></text:span><text:span text:style-name="T56_89">ser</text:span><text:span text:style-name="T56_90"><text:s/></text:span><text:span text:style-name="T56_91">criados</text:span><text:span text:style-name="T56_92">,<text:s/></text:span><text:span text:style-name="T56_93">removidos</text:span><text:span text:style-name="T56_94">,<text:s/></text:span><text:span text:style-name="T56_95">replicados</text:span><text:span text:style-name="T56_96">,<text:s/></text:span><text:span text:style-name="T56_97">alterados</text:span><text:span text:style-name="T56_98"><text:s/></text:span><text:span text:style-name="T56_99">e</text:span><text:span text:style-name="T56_100"><text:s/></text:span><text:span text:style-name="T56_101">atualizados</text:span><text:span text:style-name="T56_102"><text:s/></text:span><text:span text:style-name="T56_103">da</text:span><text:span text:style-name="T56_104"><text:s/></text:span><text:span text:style-name="T56_105">mesma</text:span><text:span text:style-name="T56_106"><text:s/></text:span><text:span text:style-name="T56_107">forma</text:span><text:span text:style-name="T56_108"><text:s/></text:span><text:span text:style-name="T56_109">como</text:span><text:span text:style-name="T56_110"><text:s/></text:span><text:span text:style-name="T56_111">ocorre</text:span><text:span text:style-name="T56_112"><text:s/></text:span><text:span text:style-name="T56_113">com</text:span><text:span text:style-name="T56_114"><text:s/></text:span><text:span text:style-name="T56_115">outros</text:span><text:span text:style-name="T56_116"><text:s/></text:span><text:span text:style-name="T56_117">documentos</text:span><text:span text:style-name="T56_118">.<text:s/></text:span><text:span text:style-name="T56_119">Além</text:span><text:span text:style-name="T56_120"><text:s/></text:span><text:span text:style-name="T56_121">disso</text:span><text:span text:style-name="T56_122">,<text:s/></text:span><text:span text:style-name="T56_123">eles</text:span><text:span text:style-name="T56_124"><text:s/></text:span><text:span text:style-name="T56_125">também</text:span><text:span text:style-name="T56_126"><text:s/></text:span><text:span text:style-name="T56_127">são</text:span><text:span text:style-name="T56_128"><text:s/></text:span><text:span text:style-name="T56_129">guardados</text:span><text:span text:style-name="T56_130"><text:s/></text:span><text:span text:style-name="T56_131">no</text:span><text:span text:style-name="T56_132"><text:s/></text:span><text:span text:style-name="T56_133">formato</text:span><text:span text:style-name="T56_134"><text:s/></text:span><text:span text:style-name="T56_135">JSON</text:span><text:span text:style-name="T56_136">.</text:span></text:p>
      <text:p text:style-name="P57"><text:span text:style-name="T57_1">Na</text:span><text:span text:style-name="T57_2"><text:s/></text:span><text:span text:style-name="T57_3">prática</text:span><text:span text:style-name="T57_4"><text:s/></text:span><text:span text:style-name="T57_5">é</text:span><text:span text:style-name="T57_6"><text:s/></text:span><text:span text:style-name="T57_7">possível</text:span><text:span text:style-name="T57_8"><text:s/></text:span><text:span text:style-name="T57_9">ter</text:span><text:span text:style-name="T57_10"><text:s/></text:span><text:span text:style-name="T57_11">quantos</text:span><text:span text:style-name="T57_12"><text:s/></text:span><text:span text:style-name="T57_13">design</text:span><text:span text:style-name="T57_14"><text:s/></text:span><text:span text:style-name="T57_15">documents</text:span><text:span text:style-name="T57_16"><text:s/></text:span><text:span text:style-name="T57_17">quanto</text:span><text:span text:style-name="T57_18"><text:s/></text:span><text:span text:style-name="T57_19">for</text:span><text:span text:style-name="T57_20"><text:s/></text:span><text:span text:style-name="T57_21">desejado</text:span><text:span text:style-name="T57_22">.<text:s/></text:span><text:span text:style-name="T57_23">O</text:span><text:span text:style-name="T57_24"><text:s/></text:span><text:span text:style-name="T57_25">que</text:span><text:span text:style-name="T57_26"><text:s/></text:span><text:span text:style-name="T57_27">se</text:span><text:span text:style-name="T57_28"><text:s/></text:span><text:span text:style-name="T57_29">faz</text:span><text:span text:style-name="T57_30"><text:s/></text:span><text:span text:style-name="T57_31">em</text:span><text:span text:style-name="T57_32"><text:s/></text:span><text:span text:style-name="T57_33">geral</text:span><text:span text:style-name="T57_34"><text:s/></text:span><text:span text:style-name="T57_35">é</text:span><text:span text:style-name="T57_36"><text:s/></text:span><text:span text:style-name="T57_37">modularizar</text:span><text:span text:style-name="T57_38"><text:s/></text:span><text:span text:style-name="T57_39">os</text:span><text:span text:style-name="T57_40"><text:s/></text:span><text:span text:style-name="T57_41">design</text:span><text:span text:style-name="T57_42"><text:s/></text:span><text:span text:style-name="T57_43">documents</text:span><text:span text:style-name="T57_44"><text:s/></text:span><text:span text:style-name="T57_45">e</text:span><text:span text:style-name="T57_46"><text:s/></text:span><text:span text:style-name="T57_47">dividi</text:span><text:span text:style-name="T57_48">-</text:span><text:span text:style-name="T57_49">los</text:span><text:span text:style-name="T57_50"><text:s/></text:span><text:span text:style-name="T57_51">por</text:span><text:span text:style-name="T57_52"><text:s/></text:span><text:span text:style-name="T57_53">entidade</text:span><text:span text:style-name="T57_54"><text:s/></text:span><text:span text:style-name="T57_55">da</text:span><text:span text:style-name="T57_56"><text:s/></text:span><text:span text:style-name="T57_57">aplicação</text:span><text:span text:style-name="T57_58">.<text:s/></text:span><text:span text:style-name="T57_59">Por</text:span><text:span text:style-name="T57_60"><text:s/></text:span><text:span text:style-name="T57_61">exemplo</text:span><text:span text:style-name="T57_62">,<text:s/></text:span><text:span text:style-name="T57_63">em</text:span><text:span text:style-name="T57_64"><text:s/></text:span><text:span text:style-name="T57_65">um</text:span><text:span text:style-name="T57_66"><text:s/></text:span><text:span text:style-name="T57_67">sistema</text:span><text:span text:style-name="T57_68"><text:s/></text:span><text:span text:style-name="T57_69">para</text:span><text:span text:style-name="T57_70"><text:s/></text:span><text:span text:style-name="T57_71">um</text:span><text:span text:style-name="T57_72"><text:s/></text:span><text:span text:style-name="T57_73">livro</text:span><text:span text:style-name="T57_74"><text:s/></text:span><text:span text:style-name="T57_75">de</text:span><text:span text:style-name="T57_76"><text:s/></text:span><text:span text:style-name="T57_77">receitas</text:span><text:span text:style-name="T57_78">,<text:s/></text:span><text:span text:style-name="T57_79">podería</text:span><text:span text:style-name="T57_80">-</text:span><text:span text:style-name="T57_81">se</text:span><text:span text:style-name="T57_82"><text:s/></text:span><text:span text:style-name="T57_83">ter</text:span><text:span text:style-name="T57_84"><text:s/></text:span><text:span text:style-name="T57_85">um</text:span><text:span text:style-name="T57_86"><text:s/></text:span><text:span text:style-name="T57_87">design</text:span><text:span text:style-name="T57_88"><text:s/></text:span><text:span text:style-name="T57_89">documents</text:span><text:span text:style-name="T57_90"><text:s/></text:span><text:span text:style-name="T57_91">para</text:span><text:span text:style-name="T57_92"><text:s/></text:span><text:span text:style-name="T57_93">as</text:span><text:span text:style-name="T57_94"><text:s/></text:span><text:span text:style-name="T57_95">receitas</text:span><text:span text:style-name="T57_96">,<text:s/></text:span><text:span text:style-name="T57_97">outro</text:span><text:span text:style-name="T57_98"><text:s/></text:span><text:span text:style-name="T57_99">para</text:span><text:span text:style-name="T57_100"><text:s/></text:span><text:span text:style-name="T57_101">ingredientes</text:span><text:span text:style-name="T57_102">,<text:s/></text:span><text:span text:style-name="T57_103">outro</text:span><text:span text:style-name="T57_104"><text:s/></text:span><text:span text:style-name="T57_105">para</text:span><text:span text:style-name="T57_106"><text:s/></text:span><text:span text:style-name="T57_107">os</text:span><text:span text:style-name="T57_108"><text:s/></text:span><text:span text:style-name="T57_109">cozinheiros</text:span><text:span text:style-name="T57_110"><text:s/></text:span><text:span text:style-name="T57_111">e</text:span><text:span text:style-name="T57_112"><text:s/></text:span><text:span text:style-name="T57_113">assim</text:span><text:span text:style-name="T57_114"><text:s/></text:span><text:span text:style-name="T57_115">por</text:span><text:span text:style-name="T57_116"><text:s/></text:span><text:span text:style-name="T57_117">diante</text:span><text:span text:style-name="T57_118">.<text:s/></text:span><text:span text:style-name="T57_119">Entretanto</text:span><text:span text:style-name="T57_120"><text:s/></text:span><text:span text:style-name="T57_121">o</text:span><text:span text:style-name="T57_122"><text:s/></text:span><text:span text:style-name="T57_123">esquema</text:span><text:span text:style-name="T57_124"><text:s/></text:span><text:span text:style-name="T57_125">é</text:span><text:span text:style-name="T57_126"><text:s/></text:span><text:span text:style-name="T57_127">livre</text:span><text:span text:style-name="T57_128">,<text:s/></text:span><text:span text:style-name="T57_129">então</text:span><text:span text:style-name="T57_130"><text:s/></text:span><text:span text:style-name="T57_131">se</text:span><text:span text:style-name="T57_132"><text:s/></text:span><text:span text:style-name="T57_133">o</text:span><text:span text:style-name="T57_134"><text:s/></text:span><text:span text:style-name="T57_135">programador</text:span><text:span text:style-name="T57_136"><text:s/></text:span><text:span text:style-name="T57_137">desejar</text:span><text:span text:style-name="T57_138"><text:s/></text:span><text:span text:style-name="T57_139">é</text:span><text:span text:style-name="T57_140"><text:s/></text:span><text:span text:style-name="T57_141">possível</text:span><text:span text:style-name="T57_142"><text:s/></text:span><text:span text:style-name="T57_143">colocar</text:span><text:span text:style-name="T57_144"><text:s/></text:span><text:span text:style-name="T57_145">toda</text:span><text:span text:style-name="T57_146"><text:s/></text:span><text:span text:style-name="T57_147">aplicação</text:span><text:span text:style-name="T57_148"><text:s/></text:span><text:span text:style-name="T57_149">dentro</text:span><text:span text:style-name="T57_150"><text:s/></text:span><text:span text:style-name="T57_151">de</text:span><text:span text:style-name="T57_152"><text:s/></text:span><text:span text:style-name="T57_153">apenas</text:span><text:span text:style-name="T57_154"><text:s/></text:span><text:span text:style-name="T57_155">um</text:span><text:span text:style-name="T57_156"><text:s/></text:span><text:span text:style-name="T57_157">design</text:span><text:span text:style-name="T57_158"><text:s/></text:span><text:span text:style-name="T57_159">document</text:span><text:span text:style-name="T57_160">.</text:span></text:p>
      <text:p text:style-name="P58"><text:span text:style-name="T58_1">Nos</text:span><text:span text:style-name="T58_2"><text:s/></text:span><text:span text:style-name="T58_3">designs</text:span><text:span text:style-name="T58_4"><text:s/></text:span><text:span text:style-name="T58_5">documents</text:span><text:span text:style-name="T58_6"><text:s/></text:span><text:span text:style-name="T58_7">o</text:span><text:span text:style-name="T58_8"><text:s/></text:span><text:span text:style-name="T58_9">atributo</text:span><text:span text:style-name="T58_10"><text:s/></text:span><text:span text:style-name="T58_11">validate</text:span><text:span text:style-name="T58_12">_</text:span><text:span text:style-name="T58_13">doc</text:span><text:span text:style-name="T58_14">_</text:span><text:span text:style-name="T58_15">update</text:span><text:span text:style-name="T58_16"><text:s/></text:span><text:span text:style-name="T58_17">é</text:span><text:span text:style-name="T58_18"><text:s/></text:span><text:span text:style-name="T58_19">uma</text:span><text:span text:style-name="T58_20"><text:s/></text:span><text:span text:style-name="T58_21">função</text:span><text:span text:style-name="T58_22"><text:s/></text:span><text:span text:style-name="T58_23">escrita</text:span><text:span text:style-name="T58_24"><text:s/></text:span><text:span text:style-name="T58_25">em</text:span><text:span text:style-name="T58_26"><text:s/></text:span><text:span text:style-name="T58_27">JavaScript</text:span><text:span text:style-name="T58_28"><text:s/></text:span><text:span text:style-name="T58_29">que</text:span><text:span text:style-name="T58_30"><text:s/></text:span><text:span text:style-name="T58_31">é</text:span><text:span text:style-name="T58_32"><text:s/></text:span><text:span text:style-name="T58_33">responsável</text:span><text:span text:style-name="T58_34"><text:s/></text:span><text:span text:style-name="T58_35">por</text:span><text:span text:style-name="T58_36"><text:s/></text:span><text:span text:style-name="T58_37">realizar</text:span><text:span text:style-name="T58_38"><text:s/></text:span><text:span text:style-name="T58_39">a</text:span><text:span text:style-name="T58_40"><text:s/></text:span><text:span text:style-name="T58_41">validação</text:span><text:span text:style-name="T58_42"><text:s/></text:span><text:span text:style-name="T58_43">de</text:span><text:span text:style-name="T58_44"><text:s/></text:span><text:span text:style-name="T58_45">documentos</text:span><text:span text:style-name="T58_46"><text:s/></text:span><text:span text:style-name="T58_47">que</text:span><text:span text:style-name="T58_48"><text:s/></text:span><text:span text:style-name="T58_49">são</text:span><text:span text:style-name="T58_50"><text:s/></text:span><text:span text:style-name="T58_51">atualizados</text:span><text:span text:style-name="T58_52"><text:s/></text:span><text:span text:style-name="T58_53">ou</text:span><text:span text:style-name="T58_54"><text:s/></text:span><text:span text:style-name="T58_55">criados</text:span><text:span text:style-name="T58_56">.<text:s/></text:span><text:span text:style-name="T58_57">Caso</text:span><text:span text:style-name="T58_58"><text:s/></text:span><text:span text:style-name="T58_59">o</text:span><text:span text:style-name="T58_60"><text:s/></text:span><text:span text:style-name="T58_61">novo</text:span><text:span text:style-name="T58_62"><text:s/></text:span><text:span text:style-name="T58_63">documento</text:span><text:span text:style-name="T58_64"><text:s/></text:span><text:span text:style-name="T58_65">não</text:span><text:span text:style-name="T58_66"><text:s/></text:span><text:span text:style-name="T58_67">seja</text:span><text:span text:style-name="T58_68"><text:s/></text:span><text:span text:style-name="T58_69">validado</text:span><text:span text:style-name="T58_70"><text:s/></text:span><text:span text:style-name="T58_71">pela</text:span><text:span text:style-name="T58_72"><text:s/></text:span><text:span text:style-name="T58_73">função</text:span><text:span text:style-name="T58_74">,<text:s/></text:span><text:span text:style-name="T58_75">então</text:span><text:span text:style-name="T58_76"><text:s/></text:span><text:span text:style-name="T58_77">um</text:span><text:span text:style-name="T58_78"><text:s/></text:span><text:span text:style-name="T58_79">erro</text:span><text:span text:style-name="T58_80"><text:s/></text:span><text:span text:style-name="T58_81">HTTP</text:span><text:span text:style-name="T58_82"><text:s/>40</text:span><text:span text:style-name="T58_83">X</text:span><text:span text:style-name="T58_84"><text:s/></text:span><text:span text:style-name="T58_85">será</text:span><text:span text:style-name="T58_86"><text:s/></text:span><text:span text:style-name="T58_87">retornando</text:span><text:span text:style-name="T58_88"><text:s/></text:span><text:span text:style-name="T58_89">indicando</text:span><text:span text:style-name="T58_90"><text:s/></text:span><text:span text:style-name="T58_91">se</text:span><text:span text:style-name="T58_92"><text:s/></text:span><text:span text:style-name="T58_93">tratar</text:span><text:span text:style-name="T58_94"><text:s/></text:span><text:span text:style-name="T58_95">de</text:span><text:span text:style-name="T58_96"><text:s/></text:span><text:span text:style-name="T58_97">uma</text:span><text:span text:style-name="T58_98"><text:s/></text:span><text:span text:style-name="T58_99">má</text:span><text:span text:style-name="T58_100"><text:s/></text:span><text:span text:style-name="T58_101">requisição</text:span><text:span text:style-name="T58_102"><text:s/></text:span><text:span text:style-name="T58_103">e</text:span><text:span text:style-name="T58_104"><text:s/></text:span><text:span text:style-name="T58_105">o</text:span><text:span text:style-name="T58_106"><text:s/></text:span><text:span text:style-name="T58_107">documento</text:span><text:span text:style-name="T58_108"><text:s/></text:span><text:span text:style-name="T58_109">não</text:span><text:span text:style-name="T58_110"><text:s/></text:span><text:span text:style-name="T58_111">será</text:span><text:span text:style-name="T58_112"><text:s/></text:span><text:span text:style-name="T58_113">atualizado</text:span><text:span text:style-name="T58_114">.<text:s/></text:span><text:span text:style-name="T58_115">Também</text:span><text:span text:style-name="T58_116"><text:s/></text:span><text:span text:style-name="T58_117">é</text:span><text:span text:style-name="T58_118"><text:s/></text:span><text:span text:style-name="T58_119">possível</text:span><text:span text:style-name="T58_120"><text:s/></text:span><text:span text:style-name="T58_121">personalizar</text:span><text:span text:style-name="T58_122"><text:s/></text:span><text:span text:style-name="T58_123">as</text:span><text:span text:style-name="T58_124"><text:s/></text:span><text:span text:style-name="T58_125">mensagens</text:span><text:span text:style-name="T58_126"><text:s/></text:span><text:span text:style-name="T58_127">de</text:span><text:span text:style-name="T58_128"><text:s/></text:span><text:span text:style-name="T58_129">erro</text:span><text:span text:style-name="T58_130">.<text:s/></text:span><text:span text:style-name="T58_131">Toda</text:span><text:span text:style-name="T58_132"><text:s/></text:span><text:span text:style-name="T58_133">vez</text:span><text:span text:style-name="T58_134"><text:s/></text:span><text:span text:style-name="T58_135">que</text:span><text:span text:style-name="T58_136"><text:s/></text:span><text:span text:style-name="T58_137">um</text:span><text:span text:style-name="T58_138"><text:s/></text:span><text:span text:style-name="T58_139">documento</text:span><text:span text:style-name="T58_140"><text:s/></text:span><text:span text:style-name="T58_141">é</text:span><text:span text:style-name="T58_142"><text:s/></text:span><text:span text:style-name="T58_143">inserido</text:span><text:span text:style-name="T58_144">,<text:s/></text:span><text:span text:style-name="T58_145">o</text:span><text:span text:style-name="T58_146"><text:s/></text:span><text:span text:style-name="T58_147">CouchDB</text:span><text:span text:style-name="T58_148"><text:s/></text:span><text:span text:style-name="T58_149">roda</text:span><text:span text:style-name="T58_150"><text:s/></text:span><text:span text:style-name="T58_151">a</text:span><text:span text:style-name="T58_152"><text:s/></text:span><text:span text:style-name="T58_153">função</text:span><text:span text:style-name="T58_154"><text:s/></text:span><text:span text:style-name="T58_155">existente</text:span><text:span text:style-name="T58_156"><text:s/></text:span><text:span text:style-name="T58_157">em</text:span><text:span text:style-name="T58_158"><text:s/></text:span><text:span text:style-name="T58_159">validate</text:span><text:span text:style-name="T58_160">_</text:span><text:span text:style-name="T58_161">doc</text:span><text:span text:style-name="T58_162">_</text:span><text:span text:style-name="T58_163">update</text:span><text:span text:style-name="T58_164"><text:s/>(</text:span><text:span text:style-name="T58_165">caso</text:span><text:span text:style-name="T58_166"><text:s/></text:span><text:span text:style-name="T58_167">exista</text:span><text:span text:style-name="T58_168">)<text:s/></text:span><text:span text:style-name="T58_169">e</text:span><text:span text:style-name="T58_170"><text:s/></text:span><text:span text:style-name="T58_171">passa</text:span><text:span text:style-name="T58_172"><text:s/></text:span><text:span text:style-name="T58_173">como</text:span><text:span text:style-name="T58_174"><text:s/></text:span><text:span text:style-name="T58_175">parâmetro</text:span><text:span text:style-name="T58_176">,<text:s/></text:span><text:span text:style-name="T58_177">o</text:span><text:span text:style-name="T58_178"><text:s/></text:span><text:span text:style-name="T58_179">documento</text:span><text:span text:style-name="T58_180"><text:s/></text:span><text:span text:style-name="T58_181">antigo</text:span><text:span text:style-name="T58_182">,<text:s/></text:span><text:span text:style-name="T58_183">o</text:span><text:span text:style-name="T58_184"><text:s/></text:span><text:span text:style-name="T58_185">novo</text:span><text:span text:style-name="T58_186"><text:s/></text:span><text:span text:style-name="T58_187">documento</text:span><text:span text:style-name="T58_188"><text:s/></text:span><text:span text:style-name="T58_189">e</text:span><text:span text:style-name="T58_190"><text:s/></text:span><text:span text:style-name="T58_191">o</text:span><text:span text:style-name="T58_192"><text:s/></text:span><text:span text:style-name="T58_193">usuário</text:span><text:span text:style-name="T58_194"><text:s/></text:span><text:span text:style-name="T58_195">que</text:span><text:span text:style-name="T58_196"><text:s/></text:span><text:span text:style-name="T58_197">fez</text:span><text:span text:style-name="T58_198"><text:s/></text:span><text:span text:style-name="T58_199">a</text:span><text:span text:style-name="T58_200"><text:s/></text:span><text:span text:style-name="T58_201">modificação</text:span><text:span text:style-name="T58_202">.<text:s/></text:span><text:span text:style-name="T58_203">A</text:span><text:span text:style-name="T58_204"><text:s/></text:span><text:span text:style-name="T58_205">função</text:span><text:span text:style-name="T58_206"><text:s/></text:span><text:span text:style-name="T58_207">de</text:span><text:span text:style-name="T58_208"><text:s/></text:span><text:span text:style-name="T58_209">validação</text:span><text:span text:style-name="T58_210"><text:s/></text:span><text:span text:style-name="T58_211">receberá</text:span><text:span text:style-name="T58_212"><text:s/></text:span><text:span text:style-name="T58_213">três</text:span><text:span text:style-name="T58_214"><text:s/></text:span><text:span text:style-name="T58_215">parâmetros</text:span><text:span text:style-name="T58_216">,<text:s/></text:span><text:span text:style-name="T58_217">o</text:span><text:span text:style-name="T58_218"><text:s/></text:span><text:span text:style-name="T58_219">documento</text:span><text:span text:style-name="T58_220"><text:s/></text:span><text:span text:style-name="T58_221">antigo</text:span><text:span text:style-name="T58_222">,<text:s/></text:span><text:span text:style-name="T58_223">o</text:span><text:span text:style-name="T58_224"><text:s/></text:span><text:span text:style-name="T58_225">novo</text:span><text:span text:style-name="T58_226"><text:s/></text:span><text:span text:style-name="T58_227">documento</text:span><text:span text:style-name="T58_228"><text:s/></text:span><text:span text:style-name="T58_229">e</text:span><text:span text:style-name="T58_230"><text:s/></text:span><text:span text:style-name="T58_231">o</text:span><text:span text:style-name="T58_232"><text:s/></text:span><text:span text:style-name="T58_233">contexto</text:span><text:span text:style-name="T58_234"><text:s/></text:span><text:span text:style-name="T58_235">do</text:span><text:span text:style-name="T58_236"><text:s/></text:span><text:span text:style-name="T58_237">usuário</text:span><text:span text:style-name="T58_238">.<text:s/></text:span><text:span text:style-name="T58_239">Para</text:span><text:span text:style-name="T58_240"><text:s/></text:span><text:span text:style-name="T58_241">invalidar</text:span><text:span text:style-name="T58_242"><text:s/></text:span><text:span text:style-name="T58_243">a</text:span><text:span text:style-name="T58_244"><text:s/></text:span><text:span text:style-name="T58_245">inserção</text:span><text:span text:style-name="T58_246"><text:s/></text:span><text:span text:style-name="T58_247">do</text:span><text:span text:style-name="T58_248"><text:s/></text:span><text:span text:style-name="T58_249">documento</text:span><text:span text:style-name="T58_250"><text:s/></text:span><text:span text:style-name="T58_251">basta</text:span><text:span text:style-name="T58_252"><text:s/></text:span><text:span text:style-name="T58_253">utilizar</text:span><text:span text:style-name="T58_254"><text:s/></text:span><text:span text:style-name="T58_255">a</text:span><text:span text:style-name="T58_256"><text:s/></text:span><text:span text:style-name="T58_257">função</text:span><text:span text:style-name="T58_258"><text:s/></text:span><text:span text:style-name="T58_259">throw</text:span><text:span text:style-name="T58_260">,<text:s/></text:span><text:span text:style-name="T58_261">passando</text:span><text:span text:style-name="T58_262"><text:s/></text:span><text:span text:style-name="T58_263">como</text:span><text:span text:style-name="T58_264"><text:s/></text:span><text:span text:style-name="T58_265">parâmetro</text:span><text:span text:style-name="T58_266"><text:s/></text:span><text:span text:style-name="T58_267">o</text:span><text:span text:style-name="T58_268"><text:s/></text:span><text:span text:style-name="T58_269">erro</text:span><text:span text:style-name="T58_270"><text:s/></text:span><text:span text:style-name="T58_271">em</text:span><text:span text:style-name="T58_272"><text:s/></text:span><text:span text:style-name="T58_273">questão</text:span><text:span text:style-name="T58_274">.<text:s/></text:span><text:span text:style-name="T58_275">Por</text:span><text:span text:style-name="T58_276"><text:s/></text:span><text:span text:style-name="T58_277">exemplo</text:span><text:span text:style-name="T58_278">,<text:s/></text:span><text:span text:style-name="T58_279">throw</text:span><text:span text:style-name="T58_280">({</text:span><text:span text:style-name="T58_281">forbidden</text:span><text:span text:style-name="T58_282"><text:s/>:<text:s/>'</text:span><text:span text:style-name="T58_283">no</text:span><text:span text:style-name="T58_284"><text:s/></text:span><text:span text:style-name="T58_285">way</text:span><text:span text:style-name="T58_286">'});</text:span><text:span text:style-name="T58_287">.</text:span></text:p>
      <text:p text:style-name="P59"><text:span text:style-name="T59_1">Nos</text:span><text:span text:style-name="T59_2"><text:s/></text:span><text:span text:style-name="T59_3">design</text:span><text:span text:style-name="T59_4"><text:s/></text:span><text:span text:style-name="T59_5">documents</text:span><text:span text:style-name="T59_6"><text:s/></text:span><text:span text:style-name="T59_7">também</text:span><text:span text:style-name="T59_8"><text:s/></text:span><text:span text:style-name="T59_9">é</text:span><text:span text:style-name="T59_10"><text:s/></text:span><text:span text:style-name="T59_11">possível</text:span><text:span text:style-name="T59_12"><text:s/></text:span><text:span text:style-name="T59_13">ter</text:span><text:span text:style-name="T59_14"><text:s/></text:span><text:span text:style-name="T59_15">as</text:span><text:span text:style-name="T59_16"><text:s/></text:span><text:span text:style-name="T59_17">chamadas</text:span><text:span text:style-name="T59_18"><text:s/></text:span><text:span text:style-name="T59_19">show</text:span><text:span text:style-name="T59_20"><text:s/></text:span><text:span text:style-name="T59_21">functions</text:span><text:span text:style-name="T59_22"><text:s/></text:span><text:span text:style-name="T59_23">que</text:span><text:span text:style-name="T59_24"><text:s/></text:span><text:span text:style-name="T59_25">provêem</text:span><text:span text:style-name="T59_26"><text:s/></text:span><text:span text:style-name="T59_27">os</text:span><text:span text:style-name="T59_28"><text:s/></text:span><text:span text:style-name="T59_29">documentos</text:span><text:span text:style-name="T59_30"><text:s/></text:span><text:span text:style-name="T59_31">em</text:span><text:span text:style-name="T59_32"><text:s/></text:span><text:span text:style-name="T59_33">formatos</text:span><text:span text:style-name="T59_34"><text:s/></text:span><text:span text:style-name="T59_35">alternativos</text:span><text:span text:style-name="T59_36">.<text:s/></text:span><text:span text:style-name="T59_37">Por</text:span><text:span text:style-name="T59_38"><text:s/></text:span><text:span text:style-name="T59_39">exemplo</text:span><text:span text:style-name="T59_40">,<text:s/></text:span><text:span text:style-name="T59_41">é</text:span><text:span text:style-name="T59_42"><text:s/></text:span><text:span text:style-name="T59_43">possível</text:span><text:span text:style-name="T59_44"><text:s/></text:span><text:span text:style-name="T59_45">ter</text:span><text:span text:style-name="T59_46"><text:s/></text:span><text:span text:style-name="T59_47">uma</text:span><text:span text:style-name="T59_48"><text:s/></text:span><text:span text:style-name="T59_49">show</text:span><text:span text:style-name="T59_50"><text:s/></text:span><text:span text:style-name="T59_51">function</text:span><text:span text:style-name="T59_52"><text:s/></text:span><text:span text:style-name="T59_53">que</text:span><text:span text:style-name="T59_54"><text:s/></text:span><text:span text:style-name="T59_55">fornecer</text:span><text:span text:style-name="T59_56"><text:s/></text:span><text:span text:style-name="T59_57">o</text:span><text:span text:style-name="T59_58"><text:s/></text:span><text:span text:style-name="T59_59">documento</text:span><text:span text:style-name="T59_60"><text:s/></text:span><text:span text:style-name="T59_61">em</text:span><text:span text:style-name="T59_62"><text:s/></text:span><text:span text:style-name="T59_63">formato</text:span><text:span text:style-name="T59_64"><text:s/></text:span><text:span text:style-name="T59_65">HTML</text:span><text:span text:style-name="T59_66">.<text:s/></text:span><text:span text:style-name="T59_67">Um</text:span><text:span text:style-name="T59_68"><text:s/></text:span><text:span text:style-name="T59_69">design</text:span><text:span text:style-name="T59_70"><text:s/></text:span><text:span text:style-name="T59_71">document</text:span><text:span text:style-name="T59_72"><text:s/></text:span><text:span text:style-name="T59_73">pode</text:span><text:span text:style-name="T59_74"><text:s/></text:span><text:span text:style-name="T59_75">conter</text:span><text:span text:style-name="T59_76"><text:s/></text:span><text:span text:style-name="T59_77">várias</text:span><text:span text:style-name="T59_78"><text:s/></text:span><text:span text:style-name="T59_79">shows</text:span><text:span text:style-name="T59_80"><text:s/></text:span><text:span text:style-name="T59_81">functions</text:span><text:span text:style-name="T59_82"><text:s/></text:span><text:span text:style-name="T59_83">que</text:span><text:span text:style-name="T59_84"><text:s/></text:span><text:span text:style-name="T59_85">são</text:span><text:span text:style-name="T59_86"><text:s/></text:span><text:span text:style-name="T59_87">guardadas</text:span><text:span text:style-name="T59_88"><text:s/></text:span><text:span text:style-name="T59_89">no</text:span><text:span text:style-name="T59_90"><text:s/></text:span><text:span text:style-name="T59_91">atributos</text:span><text:span text:style-name="T59_92"><text:s/></text:span><text:span text:style-name="T59_93">shows</text:span><text:span text:style-name="T59_94">.<text:s/></text:span><text:span text:style-name="T59_95">Cada</text:span><text:span text:style-name="T59_96"><text:s/></text:span><text:span text:style-name="T59_97">uma</text:span><text:span text:style-name="T59_98"><text:s/></text:span><text:span text:style-name="T59_99">delas</text:span><text:span text:style-name="T59_100"><text:s/></text:span><text:span text:style-name="T59_101">será</text:span><text:span text:style-name="T59_102"><text:s/></text:span><text:span text:style-name="T59_103">uma</text:span><text:span text:style-name="T59_104"><text:s/></text:span><text:span text:style-name="T59_105">função</text:span><text:span text:style-name="T59_106"><text:s/></text:span><text:span text:style-name="T59_107">JavaScript</text:span><text:span text:style-name="T59_108"><text:s/></text:span><text:span text:style-name="T59_109">que</text:span><text:span text:style-name="T59_110"><text:s/></text:span><text:span text:style-name="T59_111">receberá</text:span><text:span text:style-name="T59_112"><text:s/></text:span><text:span text:style-name="T59_113">como</text:span><text:span text:style-name="T59_114"><text:s/></text:span><text:span text:style-name="T59_115">parâmetro</text:span><text:span text:style-name="T59_116"><text:s/></text:span><text:span text:style-name="T59_117">o</text:span><text:span text:style-name="T59_118"><text:s/></text:span><text:span text:style-name="T59_119">documento</text:span><text:span text:style-name="T59_120"><text:s/></text:span><text:span text:style-name="T59_121">que</text:span><text:span text:style-name="T59_122"><text:s/></text:span><text:span text:style-name="T59_123">se</text:span><text:span text:style-name="T59_124"><text:s/></text:span><text:span text:style-name="T59_125">deseja</text:span><text:span text:style-name="T59_126"><text:s/></text:span><text:span text:style-name="T59_127">formatar</text:span><text:span text:style-name="T59_128"><text:s/></text:span><text:span text:style-name="T59_129">e</text:span><text:span text:style-name="T59_130"><text:s/></text:span><text:span text:style-name="T59_131">os</text:span><text:span text:style-name="T59_132"><text:s/></text:span><text:span text:style-name="T59_133">detalhes</text:span><text:span text:style-name="T59_134"><text:s/></text:span><text:span text:style-name="T59_135">da</text:span><text:span text:style-name="T59_136"><text:s/></text:span><text:span text:style-name="T59_137">requisição</text:span><text:span text:style-name="T59_138"><text:s/></text:span><text:span text:style-name="T59_139">HTTP</text:span><text:span text:style-name="T59_140">.<text:s/></text:span><text:span text:style-name="T59_141">Para</text:span><text:span text:style-name="T59_142"><text:s/></text:span><text:span text:style-name="T59_143">obter</text:span><text:span text:style-name="T59_144"><text:s/></text:span><text:span text:style-name="T59_145">um</text:span><text:span text:style-name="T59_146"><text:s/></text:span><text:span text:style-name="T59_147">documento</text:span><text:span text:style-name="T59_148"><text:s/></text:span><text:span text:style-name="T59_149">formatado</text:span><text:span text:style-name="T59_150"><text:s/></text:span><text:span text:style-name="T59_151">por</text:span><text:span text:style-name="T59_152"><text:s/></text:span><text:span text:style-name="T59_153">uma</text:span><text:span text:style-name="T59_154"><text:s/></text:span><text:span text:style-name="T59_155">determinada</text:span><text:span text:style-name="T59_156"><text:s/></text:span><text:span text:style-name="T59_157">show</text:span><text:span text:style-name="T59_158"><text:s/></text:span><text:span text:style-name="T59_159">function</text:span><text:span text:style-name="T59_160">,<text:s/></text:span><text:span text:style-name="T59_161">bastar</text:span><text:span text:style-name="T59_162"><text:s/></text:span><text:span text:style-name="T59_163">enviar</text:span><text:span text:style-name="T59_164"><text:s/></text:span><text:span text:style-name="T59_165">uma</text:span><text:span text:style-name="T59_166"><text:s/></text:span><text:span text:style-name="T59_167">requisição</text:span><text:span text:style-name="T59_168"><text:s/></text:span><text:span text:style-name="T59_169">GET</text:span><text:span text:style-name="T59_170"><text:s/></text:span><text:span text:style-name="T59_171">na</text:span><text:span text:style-name="T59_172"><text:s/></text:span><text:span text:style-name="T59_173">URI</text:span><text:span text:style-name="T59_174"><text:s/></text:span><text:span text:style-name="T59_175">/{</text:span><text:span text:style-name="T59_176">nomeDoBanco</text:span><text:span text:style-name="T59_177">}/_</text:span><text:span text:style-name="T59_178">design</text:span><text:span text:style-name="T59_179">/{</text:span><text:span text:style-name="T59_180">nomeDoDesing</text:span><text:span text:style-name="T59_181">}/_</text:span><text:span text:style-name="T59_182">show</text:span><text:span text:style-name="T59_183">/{</text:span><text:span text:style-name="T59_184">nomeDaShowFunction</text:span><text:span text:style-name="T59_185">}/{</text:span><text:span text:style-name="T59_186">identificadorDoDocumento</text:span><text:span text:style-name="T59_187">}</text:span><text:span text:style-name="T59_188">.</text:span></text:p>
      <text:p text:style-name="P60"><text:span text:style-name="T60_1">Existem</text:span><text:span text:style-name="T60_2"><text:s/></text:span><text:span text:style-name="T60_3">também</text:span><text:span text:style-name="T60_4"><text:s/></text:span><text:span text:style-name="T60_5">as</text:span><text:span text:style-name="T60_6"><text:s/></text:span><text:span text:style-name="T60_7">lists</text:span><text:span text:style-name="T60_8"><text:s/></text:span><text:span text:style-name="T60_9">functions</text:span><text:span text:style-name="T60_10">.<text:s/></text:span><text:span text:style-name="T60_11">Elas</text:span><text:span text:style-name="T60_12"><text:s/></text:span><text:span text:style-name="T60_13">funcionam</text:span><text:span text:style-name="T60_14"><text:s/></text:span><text:span text:style-name="T60_15">da</text:span><text:span text:style-name="T60_16"><text:s/></text:span><text:span text:style-name="T60_17">mesma</text:span><text:span text:style-name="T60_18"><text:s/></text:span><text:span text:style-name="T60_19">forma</text:span><text:span text:style-name="T60_20"><text:s/></text:span><text:span text:style-name="T60_21">que</text:span><text:span text:style-name="T60_22"><text:s/></text:span><text:span text:style-name="T60_23">uma</text:span><text:span text:style-name="T60_24"><text:s/></text:span><text:span text:style-name="T60_25">show</text:span><text:span text:style-name="T60_26"><text:s/></text:span><text:span text:style-name="T60_27">function</text:span><text:span text:style-name="T60_28">,<text:s/></text:span><text:span text:style-name="T60_29">porém</text:span><text:span text:style-name="T60_30"><text:s/></text:span><text:span text:style-name="T60_31">ao</text:span><text:span text:style-name="T60_32"><text:s/></text:span><text:span text:style-name="T60_33">invés</text:span><text:span text:style-name="T60_34"><text:s/></text:span><text:span text:style-name="T60_35">de</text:span><text:span text:style-name="T60_36"><text:s/></text:span><text:span text:style-name="T60_37">um</text:span><text:span text:style-name="T60_38"><text:s/></text:span><text:span text:style-name="T60_39">documento</text:span><text:span text:style-name="T60_40">,<text:s/></text:span><text:span text:style-name="T60_41">elas</text:span><text:span text:style-name="T60_42"><text:s/></text:span><text:span text:style-name="T60_43">são</text:span><text:span text:style-name="T60_44"><text:s/></text:span><text:span text:style-name="T60_45">aplicadas</text:span><text:span text:style-name="T60_46"><text:s/></text:span><text:span text:style-name="T60_47">a</text:span><text:span text:style-name="T60_48"><text:s/></text:span><text:span text:style-name="T60_49">uma</text:span><text:span text:style-name="T60_50"><text:s/></text:span><text:span text:style-name="T60_51">view</text:span><text:span text:style-name="T60_52">.<text:s/></text:span><text:span text:style-name="T60_53">O</text:span><text:span text:style-name="T60_54"><text:s/></text:span><text:span text:style-name="T60_55">acesso</text:span><text:span text:style-name="T60_56"><text:s/></text:span><text:span text:style-name="T60_57">a</text:span><text:span text:style-name="T60_58"><text:s/></text:span><text:span text:style-name="T60_59">uma</text:span><text:span text:style-name="T60_60"><text:s/></text:span><text:span text:style-name="T60_61">show</text:span><text:span text:style-name="T60_62"><text:s/></text:span><text:span text:style-name="T60_63">function</text:span><text:span text:style-name="T60_64"><text:s/></text:span><text:span text:style-name="T60_65">se</text:span><text:span text:style-name="T60_66"><text:s/></text:span><text:span text:style-name="T60_67">dá</text:span><text:span text:style-name="T60_68"><text:s/></text:span><text:span text:style-name="T60_69">através</text:span><text:span text:style-name="T60_70"><text:s/></text:span><text:span text:style-name="T60_71">da</text:span><text:span text:style-name="T60_72"><text:s/></text:span><text:span text:style-name="T60_73">seguinte</text:span><text:span text:style-name="T60_74"><text:s/></text:span><text:span text:style-name="T60_75">URI</text:span><text:span text:style-name="T60_76"><text:s/></text:span><text:span text:style-name="T60_77">/{</text:span><text:span text:style-name="T60_78">nomeDoBanco</text:span><text:span text:style-name="T60_79">}/_</text:span><text:span text:style-name="T60_80">design</text:span><text:span text:style-name="T60_81">/{</text:span><text:span text:style-name="T60_82">nomeDoDesing</text:span><text:span text:style-name="T60_83">}/_</text:span><text:span text:style-name="T60_84">list</text:span><text:span text:style-name="T60_85">/{</text:span><text:span text:style-name="T60_86">nomeDaListFunction</text:span><text:span text:style-name="T60_87">}/{</text:span><text:span text:style-name="T60_88">nomeDaView</text:span><text:span text:style-name="T60_89">}</text:span><text:span text:style-name="T60_90">.</text:span></text:p>
      <text:p text:style-name="P61"><text:span text:style-name="T61_1">Views</text:span><text:span text:style-name="T61_2"><text:s/></text:span><text:span text:style-name="T61_3">são</text:span><text:span text:style-name="T61_4"><text:s/></text:span><text:span text:style-name="T61_5">a</text:span><text:span text:style-name="T61_6"><text:s/></text:span><text:span text:style-name="T61_7">forma</text:span><text:span text:style-name="T61_8"><text:s/></text:span><text:span text:style-name="T61_9">primária</text:span><text:span text:style-name="T61_10"><text:s/></text:span><text:span text:style-name="T61_11">para</text:span><text:span text:style-name="T61_12"><text:s/></text:span><text:span text:style-name="T61_13">a</text:span><text:span text:style-name="T61_14"><text:s/></text:span><text:span text:style-name="T61_15">realização</text:span><text:span text:style-name="T61_16"><text:s/></text:span><text:span text:style-name="T61_17">de</text:span><text:span text:style-name="T61_18"><text:s/></text:span><text:span text:style-name="T61_19">buscas</text:span><text:span text:style-name="T61_20"><text:s/></text:span><text:span text:style-name="T61_21">no</text:span><text:span text:style-name="T61_22"><text:s/></text:span><text:span text:style-name="T61_23">CouchDB</text:span><text:span text:style-name="T61_24">.<text:s/></text:span><text:span text:style-name="T61_25">Elas</text:span><text:span text:style-name="T61_26"><text:s/></text:span><text:span text:style-name="T61_27">são</text:span><text:span text:style-name="T61_28"><text:s/></text:span><text:span text:style-name="T61_29">armazenadas</text:span><text:span text:style-name="T61_30"><text:s/></text:span><text:span text:style-name="T61_31">em</text:span><text:span text:style-name="T61_32"><text:s/></text:span><text:span text:style-name="T61_33">algum</text:span><text:span text:style-name="T61_34"><text:s/></text:span><text:span text:style-name="T61_35">design</text:span><text:span text:style-name="T61_36"><text:s/></text:span><text:span text:style-name="T61_37">docume</text:span><text:span text:style-name="T61_38">nt</text:span><text:span text:style-name="T61_39"><text:s/></text:span><text:span text:style-name="T61_40">no</text:span><text:span text:style-name="T61_41"><text:s/></text:span><text:span text:style-name="T61_42">atributo</text:span><text:span text:style-name="T61_43"><text:s/></text:span><text:span text:style-name="T61_44">views</text:span><text:span text:style-name="T61_45"><text:s/></text:span><text:span text:style-name="T61_46">que</text:span><text:span text:style-name="T61_47"><text:s/></text:span><text:span text:style-name="T61_48">pode</text:span><text:span text:style-name="T61_49"><text:s/></text:span><text:span text:style-name="T61_50">conter</text:span><text:span text:style-name="T61_51"><text:s/></text:span><text:span text:style-name="T61_52">várias</text:span><text:span text:style-name="T61_53"><text:s/></text:span><text:span text:style-name="T61_54">delas</text:span><text:span text:style-name="T61_55">.<text:s/></text:span><text:span text:style-name="T61_56">As</text:span><text:span text:style-name="T61_57"><text:s/></text:span><text:span text:style-name="T61_58">views</text:span><text:span text:style-name="T61_59"><text:s/></text:span><text:span text:style-name="T61_60">utilizam</text:span><text:span text:style-name="T61_61"><text:s/></text:span><text:span text:style-name="T61_62">o</text:span><text:span text:style-name="T61_63"><text:s/></text:span><text:span text:style-name="T61_64">conceito</text:span><text:span text:style-name="T61_65"><text:s/></text:span><text:span text:style-name="T61_66">de</text:span><text:span text:style-name="T61_67"><text:s/></text:span><text:span text:style-name="T61_68">MapReduce</text:span><text:span text:style-name="T61_69"><text:s/></text:span><text:span text:style-name="T61_70">e</text:span><text:span text:style-name="T61_71"><text:s/></text:span><text:span text:style-name="T61_72">no</text:span><text:span text:style-name="T61_73"><text:s/></text:span><text:span text:style-name="T61_74">CouchDB</text:span><text:span text:style-name="T61_75"><text:s/></text:span><text:span text:style-name="T61_76">elas</text:span><text:span text:style-name="T61_77"><text:s/></text:span><text:span text:style-name="T61_78">são</text:span><text:span text:style-name="T61_79"><text:s/></text:span><text:span text:style-name="T61_80">funções</text:span><text:span text:style-name="T61_81"><text:s/></text:span><text:span text:style-name="T61_82">JavaScript</text:span><text:span text:style-name="T61_83"><text:s/></text:span><text:span text:style-name="T61_84">que</text:span><text:span text:style-name="T61_85"><text:s/></text:span><text:span text:style-name="T61_86">realizam</text:span><text:span text:style-name="T61_87"><text:s/></text:span><text:span text:style-name="T61_88">o</text:span><text:span text:style-name="T61_89"><text:s/></text:span><text:span text:style-name="T61_90">map</text:span><text:span text:style-name="T61_91"><text:s/></text:span><text:span text:style-name="T61_92">e</text:span><text:span text:style-name="T61_93"><text:s/></text:span><text:span text:style-name="T61_94">o</text:span><text:span text:style-name="T61_95"><text:s/></text:span><text:span text:style-name="T61_96">reduce</text:span><text:span text:style-name="T61_97">.<text:s/></text:span><text:span text:style-name="T61_98">Através</text:span><text:span text:style-name="T61_99"><text:s/></text:span><text:span text:style-name="T61_100">do</text:span><text:span text:style-name="T61_101"><text:s/></text:span><text:span text:style-name="T61_102">map</text:span><text:span text:style-name="T61_103"><text:s/></text:span><text:span text:style-name="T61_104">os</text:span><text:span text:style-name="T61_105"><text:s/></text:span><text:span text:style-name="T61_106">dados</text:span><text:span text:style-name="T61_107"><text:s/></text:span><text:span text:style-name="T61_108">são</text:span><text:span text:style-name="T61_109"><text:s/></text:span><text:span text:style-name="T61_110">filtrados</text:span><text:span text:style-name="T61_111"><text:s/></text:span><text:span text:style-name="T61_112">e</text:span><text:span text:style-name="T61_113"><text:s/></text:span><text:span text:style-name="T61_114">ordenados</text:span><text:span text:style-name="T61_115">,<text:s/></text:span><text:span text:style-name="T61_116">enquanto</text:span><text:span text:style-name="T61_117"><text:s/></text:span><text:span text:style-name="T61_118">que</text:span><text:span text:style-name="T61_119"><text:s/></text:span><text:span text:style-name="T61_120">através</text:span><text:span text:style-name="T61_121"><text:s/></text:span><text:span text:style-name="T61_122">do</text:span><text:span text:style-name="T61_123"><text:s/></text:span><text:span text:style-name="T61_124">reduce</text:span><text:span text:style-name="T61_125">,<text:s/></text:span><text:span text:style-name="T61_126">os</text:span><text:span text:style-name="T61_127"><text:s/></text:span><text:span text:style-name="T61_128">dados</text:span><text:span text:style-name="T61_129"><text:s/></text:span><text:span text:style-name="T61_130">provenientes</text:span><text:span text:style-name="T61_131"><text:s/></text:span><text:span text:style-name="T61_132">do</text:span><text:span text:style-name="T61_133"><text:s/></text:span><text:span text:style-name="T61_134">map</text:span><text:span text:style-name="T61_135"><text:s/></text:span><text:span text:style-name="T61_136">são</text:span><text:span text:style-name="T61_137"><text:s/></text:span><text:span text:style-name="T61_138">agregados</text:span><text:span text:style-name="T61_139"><text:s/></text:span><text:span text:style-name="T61_140">com</text:span><text:span text:style-name="T61_141"><text:s/></text:span><text:span text:style-name="T61_142">o</text:span><text:span text:style-name="T61_143"><text:s/></text:span><text:span text:style-name="T61_144">objetivo</text:span><text:span text:style-name="T61_145">,<text:s/></text:span><text:span text:style-name="T61_146">em</text:span><text:span text:style-name="T61_147"><text:s/></text:span><text:span text:style-name="T61_148">geral</text:span><text:span text:style-name="T61_149">,<text:s/></text:span><text:span text:style-name="T61_150">de</text:span><text:span text:style-name="T61_151"><text:s/></text:span><text:span text:style-name="T61_152">fornecer</text:span><text:span text:style-name="T61_153"><text:s/></text:span><text:span text:style-name="T61_154">uma</text:span><text:span text:style-name="T61_155"><text:s/></text:span><text:span text:style-name="T61_156">resposta</text:span><text:span text:style-name="T61_157"><text:s/></text:span><text:span text:style-name="T61_158">única</text:span><text:span text:style-name="T61_159">.<text:s/></text:span></text:p>
      <text:p text:style-name="P62"><text:span text:style-name="T62_1">Ao</text:span><text:span text:style-name="T62_2"><text:s/></text:span><text:span text:style-name="T62_3">criar</text:span><text:span text:style-name="T62_4"><text:s/></text:span><text:span text:style-name="T62_5">uma</text:span><text:span text:style-name="T62_6"><text:s/></text:span><text:span text:style-name="T62_7">view</text:span><text:span text:style-name="T62_8">,<text:s/></text:span><text:span text:style-name="T62_9">ela</text:span><text:span text:style-name="T62_10"><text:s/></text:span><text:span text:style-name="T62_11">é</text:span><text:span text:style-name="T62_12"><text:s/></text:span><text:span text:style-name="T62_13">armazenada</text:span><text:span text:style-name="T62_14"><text:s/></text:span><text:span text:style-name="T62_15">em</text:span><text:span text:style-name="T62_16"><text:s/></text:span><text:span text:style-name="T62_17">um</text:span><text:span text:style-name="T62_18"><text:s/></text:span><text:span text:style-name="T62_19">design</text:span><text:span text:style-name="T62_20"><text:s/></text:span><text:span text:style-name="T62_21">document</text:span><text:span text:style-name="T62_22">,<text:s/></text:span><text:span text:style-name="T62_23">porém</text:span><text:span text:style-name="T62_24"><text:s/></text:span><text:span text:style-name="T62_25">não</text:span><text:span text:style-name="T62_26"><text:s/></text:span><text:span text:style-name="T62_27">é</text:span><text:span text:style-name="T62_28"><text:s/></text:span><text:span text:style-name="T62_29">executada</text:span><text:span text:style-name="T62_30"><text:s/></text:span><text:span text:style-name="T62_31">de</text:span><text:span text:style-name="T62_32"><text:s/></text:span><text:span text:style-name="T62_33">imediato</text:span><text:span text:style-name="T62_34">.<text:s/></text:span><text:span text:style-name="T62_35">A</text:span><text:span text:style-name="T62_36"><text:s/></text:span><text:span text:style-name="T62_37">view</text:span><text:span text:style-name="T62_38"><text:s/></text:span><text:span text:style-name="T62_39">somente</text:span><text:span text:style-name="T62_40"><text:s/></text:span><text:span text:style-name="T62_41">será</text:span><text:span text:style-name="T62_42"><text:s/></text:span><text:span text:style-name="T62_43">executada</text:span><text:span text:style-name="T62_44"><text:s/></text:span><text:span text:style-name="T62_45">quando</text:span><text:span text:style-name="T62_46"><text:s/></text:span><text:span text:style-name="T62_47">for</text:span><text:span text:style-name="T62_48"><text:s/></text:span><text:span text:style-name="T62_49">requisitada</text:span><text:span text:style-name="T62_50"><text:s/></text:span><text:span text:style-name="T62_51">pela</text:span><text:span text:style-name="T62_52"><text:s/></text:span><text:span text:style-name="T62_53">primeira</text:span><text:span text:style-name="T62_54"><text:s/></text:span><text:span text:style-name="T62_55">vez</text:span><text:span text:style-name="T62_56">.<text:s/></text:span><text:span text:style-name="T62_57">Nesse</text:span><text:span text:style-name="T62_58"><text:s/></text:span><text:span text:style-name="T62_59">processo</text:span><text:span text:style-name="T62_60"><text:s/></text:span><text:span text:style-name="T62_61">de</text:span><text:span text:style-name="T62_62"><text:s/></text:span><text:span text:style-name="T62_63">execução</text:span><text:span text:style-name="T62_64"><text:s/></text:span><text:span text:style-name="T62_65">o</text:span><text:span text:style-name="T62_66"><text:s/></text:span><text:span text:style-name="T62_67">CouchDB</text:span><text:span text:style-name="T62_68"><text:s/></text:span><text:span text:style-name="T62_69">rodará</text:span><text:span text:style-name="T62_70"><text:s/></text:span><text:span text:style-name="T62_71">para</text:span><text:span text:style-name="T62_72"><text:s/></text:span><text:span text:style-name="T62_73">cada</text:span><text:span text:style-name="T62_74"><text:s/></text:span><text:span text:style-name="T62_75">documento</text:span><text:span text:style-name="T62_76"><text:s/></text:span><text:span text:style-name="T62_77">no</text:span><text:span text:style-name="T62_78"><text:s/></text:span><text:span text:style-name="T62_79">banco</text:span><text:span text:style-name="T62_80"><text:s/></text:span><text:span text:style-name="T62_81">de</text:span><text:span text:style-name="T62_82"><text:s/></text:span><text:span text:style-name="T62_83">dados</text:span><text:span text:style-name="T62_84"><text:s/></text:span><text:span text:style-name="T62_85">a</text:span><text:span text:style-name="T62_86"><text:s/></text:span><text:span text:style-name="T62_87">view</text:span><text:span text:style-name="T62_88">,<text:s/></text:span><text:span text:style-name="T62_89">passando</text:span><text:span text:style-name="T62_90"><text:s/></text:span><text:span text:style-name="T62_91">como</text:span><text:span text:style-name="T62_92"><text:s/></text:span><text:span text:style-name="T62_93">parâmetro</text:span><text:span text:style-name="T62_94"><text:s/></text:span><text:span text:style-name="T62_95">o</text:span><text:span text:style-name="T62_96"><text:s/></text:span><text:span text:style-name="T62_97">documento</text:span><text:span text:style-name="T62_98"><text:s/></text:span><text:span text:style-name="T62_99">em</text:span><text:span text:style-name="T62_100"><text:s/></text:span><text:span text:style-name="T62_101">questão</text:span><text:span text:style-name="T62_102">.<text:s/></text:span><text:span text:style-name="T62_103">Entretanto</text:span><text:span text:style-name="T62_104"><text:s/></text:span><text:span text:style-name="T62_105">o</text:span><text:span text:style-name="T62_106"><text:s/></text:span><text:span text:style-name="T62_107">Couch</text:span><text:span text:style-name="T62_108"><text:s/></text:span><text:span text:style-name="T62_109">apenas</text:span><text:span text:style-name="T62_110"><text:s/></text:span><text:span text:style-name="T62_111">realizará</text:span><text:span text:style-name="T62_112"><text:s/></text:span><text:span text:style-name="T62_113">esse</text:span><text:span text:style-name="T62_114"><text:s/></text:span><text:span text:style-name="T62_115">processo</text:span><text:span text:style-name="T62_116"><text:s/></text:span><text:span text:style-name="T62_117">uma</text:span><text:span text:style-name="T62_118"><text:s/></text:span><text:span text:style-name="T62_119">vez</text:span><text:span text:style-name="T62_120"><text:s/></text:span><text:span text:style-name="T62_121">após</text:span><text:span text:style-name="T62_122"><text:s/></text:span><text:span text:style-name="T62_123">a</text:span><text:span text:style-name="T62_124"><text:s/></text:span><text:span text:style-name="T62_125">criação</text:span><text:span text:style-name="T62_126"><text:s/></text:span><text:span text:style-name="T62_127">ou</text:span><text:span text:style-name="T62_128"><text:s/></text:span><text:span text:style-name="T62_129">atualização</text:span><text:span text:style-name="T62_130"><text:s/></text:span><text:span text:style-name="T62_131">das</text:span><text:span text:style-name="T62_132"><text:s/></text:span><text:span text:style-name="T62_133">views</text:span><text:span text:style-name="T62_134"><text:s/></text:span><text:span text:style-name="T62_135">e</text:span><text:span text:style-name="T62_136"><text:s/></text:span><text:span text:style-name="T62_137">guardará</text:span><text:span text:style-name="T62_138"><text:s/></text:span><text:span text:style-name="T62_139">o</text:span><text:span text:style-name="T62_140"><text:s/></text:span><text:span text:style-name="T62_141">resultado</text:span><text:span text:style-name="T62_142"><text:s/></text:span><text:span text:style-name="T62_143">em</text:span><text:span text:style-name="T62_144"><text:s/></text:span><text:span text:style-name="T62_145">disco</text:span><text:span text:style-name="T62_146">.<text:s/></text:span><text:span text:style-name="T62_147">Se</text:span><text:span text:style-name="T62_148"><text:s/></text:span><text:span text:style-name="T62_149">um</text:span><text:span text:style-name="T62_150"><text:s/></text:span><text:span text:style-name="T62_151">documento</text:span><text:span text:style-name="T62_152"><text:s/></text:span><text:span text:style-name="T62_153">é</text:span><text:span text:style-name="T62_154"><text:s/></text:span><text:span text:style-name="T62_155">criado</text:span><text:span text:style-name="T62_156">,<text:s/></text:span><text:span text:style-name="T62_157">removido</text:span><text:span text:style-name="T62_158"><text:s/></text:span><text:span text:style-name="T62_159">ou</text:span><text:span text:style-name="T62_160"><text:s/></text:span><text:span text:style-name="T62_161">atualizado</text:span><text:span text:style-name="T62_162"><text:s/></text:span><text:span text:style-name="T62_163">entretanto</text:span><text:span text:style-name="T62_164">,<text:s/></text:span><text:span text:style-name="T62_165">o</text:span><text:span text:style-name="T62_166"><text:s/></text:span><text:span text:style-name="T62_167">Couch</text:span><text:span text:style-name="T62_168"><text:s/></text:span><text:span text:style-name="T62_169">rodará</text:span><text:span text:style-name="T62_170"><text:s/></text:span><text:span text:style-name="T62_171">a</text:span><text:span text:style-name="T62_172"><text:s/></text:span><text:span text:style-name="T62_173">view</text:span><text:span text:style-name="T62_174"><text:s/></text:span><text:span text:style-name="T62_175">apenas</text:span><text:span text:style-name="T62_176"><text:s/></text:span><text:span text:style-name="T62_177">para</text:span><text:span text:style-name="T62_178"><text:s/></text:span><text:span text:style-name="T62_179">o</text:span><text:span text:style-name="T62_180"><text:s/></text:span><text:span text:style-name="T62_181">documento</text:span><text:span text:style-name="T62_182"><text:s/></text:span><text:span text:style-name="T62_183">em</text:span><text:span text:style-name="T62_184"><text:s/></text:span><text:span text:style-name="T62_185">questão</text:span><text:span text:style-name="T62_186"><text:s/></text:span><text:span text:style-name="T62_187">e</text:span><text:span text:style-name="T62_188"><text:s/></text:span><text:span text:style-name="T62_189">atualizará</text:span><text:span text:style-name="T62_190"><text:s/></text:span><text:span text:style-name="T62_191">ela</text:span><text:span text:style-name="T62_192"><text:s/></text:span><text:span text:style-name="T62_193">em</text:span><text:span text:style-name="T62_194"><text:s/></text:span><text:span text:style-name="T62_195">disco</text:span><text:span text:style-name="T62_196">.<text:s/></text:span><text:span text:style-name="T62_197">Devido</text:span><text:span text:style-name="T62_198"><text:s/></text:span><text:span text:style-name="T62_199">a</text:span><text:span text:style-name="T62_200"><text:s/></text:span><text:span text:style-name="T62_201">isso</text:span><text:span text:style-name="T62_202">,<text:s/></text:span><text:span text:style-name="T62_203">acessar</text:span><text:span text:style-name="T62_204"><text:s/></text:span><text:span text:style-name="T62_205">uma</text:span><text:span text:style-name="T62_206"><text:s/></text:span><text:span text:style-name="T62_207">view</text:span><text:span text:style-name="T62_208"><text:s/></text:span><text:span text:style-name="T62_209">pela</text:span><text:span text:style-name="T62_210"><text:s/></text:span><text:span text:style-name="T62_211">primeira</text:span><text:span text:style-name="T62_212"><text:s/></text:span><text:span text:style-name="T62_213">vez</text:span><text:span text:style-name="T62_214"><text:s/></text:span><text:span text:style-name="T62_215">após</text:span><text:span text:style-name="T62_216"><text:s/></text:span><text:span text:style-name="T62_217">a</text:span><text:span text:style-name="T62_218"><text:s/></text:span><text:span text:style-name="T62_219">sua</text:span><text:span text:style-name="T62_220"><text:s/></text:span><text:span text:style-name="T62_221">criação</text:span><text:span text:style-name="T62_222"><text:s/></text:span><text:span text:style-name="T62_223">ou</text:span><text:span text:style-name="T62_224"><text:s/></text:span><text:span text:style-name="T62_225">atualização</text:span><text:span text:style-name="T62_226"><text:s/></text:span><text:span text:style-name="T62_227">pode</text:span><text:span text:style-name="T62_228"><text:s/></text:span><text:span text:style-name="T62_229">demorar</text:span><text:span text:style-name="T62_230"><text:s/></text:span><text:span text:style-name="T62_231">já</text:span><text:span text:style-name="T62_232"><text:s/></text:span><text:span text:style-name="T62_233">que</text:span><text:span text:style-name="T62_234"><text:s/></text:span><text:span text:style-name="T62_235">ela</text:span><text:span text:style-name="T62_236"><text:s/></text:span><text:span text:style-name="T62_237">terá</text:span><text:span text:style-name="T62_238"><text:s/></text:span><text:span text:style-name="T62_239">que</text:span><text:span text:style-name="T62_240"><text:s/></text:span><text:span text:style-name="T62_241">ser</text:span><text:span text:style-name="T62_242"><text:s/></text:span><text:span text:style-name="T62_243">rodada</text:span><text:span text:style-name="T62_244"><text:s/></text:span><text:span text:style-name="T62_245">para</text:span><text:span text:style-name="T62_246"><text:s/></text:span><text:span text:style-name="T62_247">todos</text:span><text:span text:style-name="T62_248"><text:s/></text:span><text:span text:style-name="T62_249">documentos</text:span><text:span text:style-name="T62_250"><text:s/></text:span><text:span text:style-name="T62_251">do</text:span><text:span text:style-name="T62_252"><text:s/></text:span><text:span text:style-name="T62_253">banco</text:span><text:span text:style-name="T62_254">.<text:s/></text:span><text:span text:style-name="T62_255">Porém</text:span><text:span text:style-name="T62_256"><text:s/></text:span><text:span text:style-name="T62_257">os</text:span><text:span text:style-name="T62_258"><text:s/></text:span><text:span text:style-name="T62_259">próximos</text:span><text:span text:style-name="T62_260"><text:s/></text:span><text:span text:style-name="T62_261">acessos</text:span><text:span text:style-name="T62_262"><text:s/></text:span><text:span text:style-name="T62_263">serão</text:span><text:span text:style-name="T62_264"><text:s/></text:span><text:span text:style-name="T62_265">extremamente</text:span><text:span text:style-name="T62_266"><text:s/></text:span><text:span text:style-name="T62_267">rápidos</text:span><text:span text:style-name="T62_268"><text:s/></text:span><text:span text:style-name="T62_269">já</text:span><text:span text:style-name="T62_270"><text:s/></text:span><text:span text:style-name="T62_271">que</text:span><text:span text:style-name="T62_272"><text:s/></text:span><text:span text:style-name="T62_273">o</text:span><text:span text:style-name="T62_274"><text:s/></text:span><text:span text:style-name="T62_275">resultado</text:span><text:span text:style-name="T62_276"><text:s/></text:span><text:span text:style-name="T62_277">da</text:span><text:span text:style-name="T62_278"><text:s/></text:span><text:span text:style-name="T62_279">view</text:span><text:span text:style-name="T62_280"><text:s/></text:span><text:span text:style-name="T62_281">será</text:span><text:span text:style-name="T62_282"><text:s/></text:span><text:span text:style-name="T62_283">guardado</text:span><text:span text:style-name="T62_284">.</text:span></text:p>
      <text:p text:style-name="P63"><text:span text:style-name="T63_1">Para</text:span><text:span text:style-name="T63_2"><text:s/></text:span><text:span text:style-name="T63_3">acessar</text:span><text:span text:style-name="T63_4"><text:s/></text:span><text:span text:style-name="T63_5">uma</text:span><text:span text:style-name="T63_6"><text:s/></text:span><text:span text:style-name="T63_7">view</text:span><text:span text:style-name="T63_8">,<text:s/></text:span><text:span text:style-name="T63_9">basta</text:span><text:span text:style-name="T63_10"><text:s/></text:span><text:span text:style-name="T63_11">enviar</text:span><text:span text:style-name="T63_12"><text:s/></text:span><text:span text:style-name="T63_13">uma</text:span><text:span text:style-name="T63_14"><text:s/></text:span><text:span text:style-name="T63_15">requisição</text:span><text:span text:style-name="T63_16"><text:s/></text:span><text:span text:style-name="T63_17">HTTP</text:span><text:span text:style-name="T63_18"><text:s/></text:span><text:span text:style-name="T63_19">GET</text:span><text:span text:style-name="T63_20"><text:s/></text:span><text:span text:style-name="T63_21">na</text:span><text:span text:style-name="T63_22"><text:s/></text:span><text:span text:style-name="T63_23">URI</text:span><text:span text:style-name="T63_24"><text:s/></text:span><text:span text:style-name="T63_25">/{</text:span><text:span text:style-name="T63_26">nomeDoBanco</text:span><text:span text:style-name="T63_27">}/_</text:span><text:span text:style-name="T63_28">design</text:span><text:span text:style-name="T63_29">/{</text:span><text:span text:style-name="T63_30">nomeDoDesing</text:span><text:span text:style-name="T63_31">}/_</text:span><text:span text:style-name="T63_32">view</text:span><text:span text:style-name="T63_33">/{</text:span><text:span text:style-name="T63_34">nomeDaView</text:span><text:span text:style-name="T63_35">}</text:span><text:span text:style-name="T63_36">.</text:span></text:p>
      <text:p text:style-name="P64"><text:span text:style-name="T64_1">No</text:span><text:span text:style-name="T64_2"><text:s/></text:span><text:span text:style-name="T64_3">CouchDB</text:span><text:span text:style-name="T64_4">,<text:s/></text:span><text:span text:style-name="T64_5">dentro</text:span><text:span text:style-name="T64_6"><text:s/></text:span><text:span text:style-name="T64_7">de</text:span><text:span text:style-name="T64_8"><text:s/></text:span><text:span text:style-name="T64_9">uma</text:span><text:span text:style-name="T64_10"><text:s/></text:span><text:span text:style-name="T64_11">função</text:span><text:span text:style-name="T64_12"><text:s/></text:span><text:span text:style-name="T64_13">map</text:span><text:span text:style-name="T64_14"><text:s/></text:span><text:span text:style-name="T64_15">é</text:span><text:span text:style-name="T64_16"><text:s/></text:span><text:span text:style-name="T64_17">possível</text:span><text:span text:style-name="T64_18"><text:s/></text:span><text:span text:style-name="T64_19">chamar</text:span><text:span text:style-name="T64_20"><text:s/></text:span><text:span text:style-name="T64_21">o</text:span><text:span text:style-name="T64_22"><text:s/></text:span><text:span text:style-name="T64_23">método</text:span><text:span text:style-name="T64_24"><text:s/></text:span><text:span text:style-name="T64_25">emit</text:span><text:span text:style-name="T64_26">.<text:s/></text:span><text:span text:style-name="T64_27">O</text:span><text:span text:style-name="T64_28"><text:s/></text:span><text:span text:style-name="T64_29">emit</text:span><text:span text:style-name="T64_30"><text:s/></text:span><text:span text:style-name="T64_31">recebe</text:span><text:span text:style-name="T64_32"><text:s/></text:span><text:span text:style-name="T64_33">dois</text:span><text:span text:style-name="T64_34"><text:s/></text:span><text:span text:style-name="T64_35">parâmetros</text:span><text:span text:style-name="T64_36">,<text:s/></text:span><text:span text:style-name="T64_37">o</text:span><text:span text:style-name="T64_38"><text:s/></text:span><text:span text:style-name="T64_39">primeiro</text:span><text:span text:style-name="T64_40"><text:s/></text:span><text:span text:style-name="T64_41">é</text:span><text:span text:style-name="T64_42"><text:s/></text:span><text:span text:style-name="T64_43">a</text:span><text:span text:style-name="T64_44"><text:s/></text:span><text:span text:style-name="T64_45">chave</text:span><text:span text:style-name="T64_46"><text:s/></text:span><text:span text:style-name="T64_47">que</text:span><text:span text:style-name="T64_48"><text:s/></text:span><text:span text:style-name="T64_49">será</text:span><text:span text:style-name="T64_50"><text:s/></text:span><text:span text:style-name="T64_51">utilizada</text:span><text:span text:style-name="T64_52"><text:s/></text:span><text:span text:style-name="T64_53">para</text:span><text:span text:style-name="T64_54"><text:s/></text:span><text:span text:style-name="T64_55">ordenar</text:span><text:span text:style-name="T64_56"><text:s/></text:span><text:span text:style-name="T64_57">os</text:span><text:span text:style-name="T64_58"><text:s/></text:span><text:span text:style-name="T64_59">resultados</text:span><text:span text:style-name="T64_60"><text:s/></text:span><text:span text:style-name="T64_61">do</text:span><text:span text:style-name="T64_62"><text:s/></text:span><text:span text:style-name="T64_63">map</text:span><text:span text:style-name="T64_64">,<text:s/></text:span><text:span text:style-name="T64_65">e</text:span><text:span text:style-name="T64_66"><text:s/></text:span><text:span text:style-name="T64_67">o</text:span><text:span text:style-name="T64_68"><text:s/></text:span><text:span text:style-name="T64_69">segundo</text:span><text:span text:style-name="T64_70"><text:s/></text:span><text:span text:style-name="T64_71">é</text:span><text:span text:style-name="T64_72"><text:s/></text:span><text:span text:style-name="T64_73">o</text:span><text:span text:style-name="T64_74"><text:s/></text:span><text:span text:style-name="T64_75">próprio</text:span><text:span text:style-name="T64_76"><text:s/></text:span><text:span text:style-name="T64_77">resultado</text:span><text:span text:style-name="T64_78">.<text:s/></text:span><text:span text:style-name="T64_79">Ou</text:span><text:span text:style-name="T64_80"><text:s/></text:span><text:span text:style-name="T64_81">seja</text:span><text:span text:style-name="T64_82">,<text:s/></text:span><text:span text:style-name="T64_83">o</text:span><text:span text:style-name="T64_84"><text:s/></text:span><text:span text:style-name="T64_85">emit</text:span><text:span text:style-name="T64_86"><text:s/></text:span><text:span text:style-name="T64_87">tem</text:span><text:span text:style-name="T64_88"><text:s/></text:span><text:span text:style-name="T64_89">o</text:span><text:span text:style-name="T64_90"><text:s/></text:span><text:span text:style-name="T64_91">objetivo</text:span><text:span text:style-name="T64_92"><text:s/></text:span><text:span text:style-name="T64_93">de</text:span><text:span text:style-name="T64_94"><text:s/></text:span><text:span text:style-name="T64_95">incluir</text:span><text:span text:style-name="T64_96"><text:s/></text:span><text:span text:style-name="T64_97">incluir</text:span><text:span text:style-name="T64_98"><text:s/></text:span><text:span text:style-name="T64_99">registros</text:span><text:span text:style-name="T64_100"><text:s/></text:span><text:span text:style-name="T64_101">no</text:span><text:span text:style-name="T64_102"><text:s/></text:span><text:span text:style-name="T64_103">resultado</text:span><text:span text:style-name="T64_104"><text:s/></text:span><text:span text:style-name="T64_105">da</text:span><text:span text:style-name="T64_106"><text:s/></text:span><text:span text:style-name="T64_107">view</text:span><text:span text:style-name="T64_108">.<text:s/></text:span><text:span text:style-name="T64_109">A</text:span><text:span text:style-name="T64_110"><text:s/></text:span><text:span text:style-name="T64_111">chave</text:span><text:span text:style-name="T64_112"><text:s/></text:span><text:span text:style-name="T64_113">utilizada</text:span><text:span text:style-name="T64_114"><text:s/></text:span><text:span text:style-name="T64_115">para</text:span><text:span text:style-name="T64_116"><text:s/></text:span><text:span text:style-name="T64_117">ordenar</text:span><text:span text:style-name="T64_118"><text:s/></text:span><text:span text:style-name="T64_119">os</text:span><text:span text:style-name="T64_120"><text:s/></text:span><text:span text:style-name="T64_121">resultados</text:span><text:span text:style-name="T64_122"><text:s/></text:span><text:span text:style-name="T64_123">pode</text:span><text:span text:style-name="T64_124"><text:s/></text:span><text:span text:style-name="T64_125">ser</text:span><text:span text:style-name="T64_126"><text:s/></text:span><text:span text:style-name="T64_127">composta</text:span><text:span text:style-name="T64_128"><text:s/></text:span><text:span text:style-name="T64_129">e</text:span><text:span text:style-name="T64_130"><text:s/></text:span><text:span text:style-name="T64_131">o</text:span><text:span text:style-name="T64_132"><text:s/></text:span><text:span text:style-name="T64_133">valor</text:span><text:span text:style-name="T64_134"><text:s/></text:span><text:span text:style-name="T64_135">emitido</text:span><text:span text:style-name="T64_136"><text:s/></text:span><text:span text:style-name="T64_137">pode</text:span><text:span text:style-name="T64_138"><text:s/></text:span><text:span text:style-name="T64_139">ser</text:span><text:span text:style-name="T64_140"><text:s/></text:span><text:span text:style-name="T64_141">composto</text:span><text:span text:style-name="T64_142"><text:s/></text:span><text:span text:style-name="T64_143">apenas</text:span><text:span text:style-name="T64_144"><text:s/></text:span><text:span text:style-name="T64_145">de</text:span><text:span text:style-name="T64_146"><text:s/></text:span><text:span text:style-name="T64_147">alguns</text:span><text:span text:style-name="T64_148"><text:s/></text:span><text:span text:style-name="T64_149">atributos</text:span><text:span text:style-name="T64_150"><text:s/></text:span><text:span text:style-name="T64_151">do</text:span><text:span text:style-name="T64_152"><text:s/></text:span><text:span text:style-name="T64_153">documento</text:span><text:span text:style-name="T64_154"><text:s/></text:span><text:span text:style-name="T64_155">e</text:span><text:span text:style-name="T64_156"><text:s/></text:span><text:span text:style-name="T64_157">não</text:span><text:span text:style-name="T64_158"><text:s/></text:span><text:span text:style-name="T64_159">de</text:span><text:span text:style-name="T64_160"><text:s/></text:span><text:span text:style-name="T64_161">todos</text:span><text:span text:style-name="T64_162">.<text:s/></text:span><text:span text:style-name="T64_163">É</text:span><text:span text:style-name="T64_164"><text:s/></text:span><text:span text:style-name="T64_165">interessante</text:span><text:span text:style-name="T64_166"><text:s/></text:span><text:span text:style-name="T64_167">perceber</text:span><text:span text:style-name="T64_168"><text:s/></text:span><text:span text:style-name="T64_169">também</text:span><text:span text:style-name="T64_170"><text:s/></text:span><text:span text:style-name="T64_171">que</text:span><text:span text:style-name="T64_172"><text:s/></text:span><text:span text:style-name="T64_173">a</text:span><text:span text:style-name="T64_174"><text:s/></text:span><text:span text:style-name="T64_175">função</text:span><text:span text:style-name="T64_176"><text:s/></text:span><text:span text:style-name="T64_177">emit</text:span><text:span text:style-name="T64_178"><text:s/></text:span><text:span text:style-name="T64_179">pode</text:span><text:span text:style-name="T64_180"><text:s/></text:span><text:span text:style-name="T64_181">ser</text:span><text:span text:style-name="T64_182"><text:s/></text:span><text:span text:style-name="T64_183">chamadas</text:span><text:span text:style-name="T64_184"><text:s/></text:span><text:span text:style-name="T64_185">dentro</text:span><text:span text:style-name="T64_186"><text:s/></text:span><text:span text:style-name="T64_187">de</text:span><text:span text:style-name="T64_188"><text:s/></text:span><text:span text:style-name="T64_189">um</text:span><text:span text:style-name="T64_190"><text:s/></text:span><text:span text:style-name="T64_191">map</text:span><text:span text:style-name="T64_192">,<text:s/></text:span><text:span text:style-name="T64_193">tantas</text:span><text:span text:style-name="T64_194"><text:s/></text:span><text:span text:style-name="T64_195">vezes</text:span><text:span text:style-name="T64_196"><text:s/></text:span><text:span text:style-name="T64_197">quanto</text:span><text:span text:style-name="T64_198"><text:s/></text:span><text:span text:style-name="T64_199">for</text:span><text:span text:style-name="T64_200"><text:s/></text:span><text:span text:style-name="T64_201">desejado</text:span><text:span text:style-name="T64_202">.</text:span></text:p>
      <text:p text:style-name="P65"><text:span text:style-name="T65_1">Os</text:span><text:span text:style-name="T65_2"><text:s/></text:span><text:span text:style-name="T65_3">resultados</text:span><text:span text:style-name="T65_4"><text:s/></text:span><text:span text:style-name="T65_5">de</text:span><text:span text:style-name="T65_6"><text:s/></text:span><text:span text:style-name="T65_7">uma</text:span><text:span text:style-name="T65_8"><text:s/></text:span><text:span text:style-name="T65_9">view</text:span><text:span text:style-name="T65_10"><text:s/></text:span><text:span text:style-name="T65_11">são</text:span><text:span text:style-name="T65_12"><text:s/></text:span><text:span text:style-name="T65_13">armazenados</text:span><text:span text:style-name="T65_14"><text:s/></text:span><text:span text:style-name="T65_15">em</text:span><text:span text:style-name="T65_16"><text:s/></text:span><text:span text:style-name="T65_17">forma</text:span><text:span text:style-name="T65_18"><text:s/></text:span><text:span text:style-name="T65_19">de</text:span><text:span text:style-name="T65_20"><text:s/></text:span><text:span text:style-name="T65_21">uma</text:span><text:span text:style-name="T65_22"><text:s/></text:span><text:span text:style-name="T65_23">árvore</text:span><text:span text:style-name="T65_24"><text:s/></text:span><text:span text:style-name="T65_25">B</text:span><text:span text:style-name="T65_26">,<text:s/></text:span><text:span text:style-name="T65_27">da</text:span><text:span text:style-name="T65_28"><text:s/></text:span><text:span text:style-name="T65_29">mesma</text:span><text:span text:style-name="T65_30"><text:s/></text:span><text:span text:style-name="T65_31">forma</text:span><text:span text:style-name="T65_32"><text:s/></text:span><text:span text:style-name="T65_33">como</text:span><text:span text:style-name="T65_34"><text:s/></text:span><text:span text:style-name="T65_35">ocorre</text:span><text:span text:style-name="T65_36"><text:s/></text:span><text:span text:style-name="T65_37">com</text:span><text:span text:style-name="T65_38"><text:s/></text:span><text:span text:style-name="T65_39">os</text:span><text:span text:style-name="T65_40"><text:s/></text:span><text:span text:style-name="T65_41">documentos</text:span><text:span text:style-name="T65_42"><text:s/></text:span><text:span text:style-name="T65_43">do</text:span><text:span text:style-name="T65_44"><text:s/></text:span><text:span text:style-name="T65_45">Couch</text:span><text:span text:style-name="T65_46">.<text:s/></text:span><text:span text:style-name="T65_47">Os</text:span><text:span text:style-name="T65_48"><text:s/></text:span><text:span text:style-name="T65_49">resultados</text:span><text:span text:style-name="T65_50"><text:s/></text:span><text:span text:style-name="T65_51">são</text:span><text:span text:style-name="T65_52"><text:s/></text:span><text:span text:style-name="T65_53">mantidos</text:span><text:span text:style-name="T65_54"><text:s/></text:span><text:span text:style-name="T65_55">em</text:span><text:span text:style-name="T65_56"><text:s/></text:span><text:span text:style-name="T65_57">um</text:span><text:span text:style-name="T65_58"><text:s/></text:span><text:span text:style-name="T65_59">arquivo</text:span><text:span text:style-name="T65_60"><text:s/></text:span><text:span text:style-name="T65_61">separado</text:span><text:span text:style-name="T65_62">,<text:s/></text:span><text:span text:style-name="T65_63">por</text:span><text:span text:style-name="T65_64"><text:s/></text:span><text:span text:style-name="T65_65">isso</text:span><text:span text:style-name="T65_66">,<text:s/></text:span><text:span text:style-name="T65_67">é</text:span><text:span text:style-name="T65_68"><text:s/></text:span><text:span text:style-name="T65_69">possível</text:span><text:span text:style-name="T65_70"><text:s/></text:span><text:span text:style-name="T65_71">que</text:span><text:span text:style-name="T65_72"><text:s/></text:span><text:span text:style-name="T65_73">uma</text:span><text:span text:style-name="T65_74"><text:s/></text:span><text:span text:style-name="T65_75">view</text:span><text:span text:style-name="T65_76"><text:s/></text:span><text:span text:style-name="T65_77">seja</text:span><text:span text:style-name="T65_78"><text:s/></text:span><text:span text:style-name="T65_79">armazenada</text:span><text:span text:style-name="T65_80"><text:s/></text:span><text:span text:style-name="T65_81">no</text:span><text:span text:style-name="T65_82"><text:s/></text:span><text:span text:style-name="T65_83">seu</text:span><text:span text:style-name="T65_84"><text:s/></text:span><text:span text:style-name="T65_85">próprio</text:span><text:span text:style-name="T65_86"><text:s/></text:span><text:span text:style-name="T65_87">disco</text:span><text:span text:style-name="T65_88">.</text:span></text:p>
      <text:p text:style-name="P66"><text:span text:style-name="T66_1">Ao</text:span><text:span text:style-name="T66_2"><text:s/></text:span><text:span text:style-name="T66_3">requisitar</text:span><text:span text:style-name="T66_4"><text:s/></text:span><text:span text:style-name="T66_5">uma</text:span><text:span text:style-name="T66_6"><text:s/></text:span><text:span text:style-name="T66_7">view</text:span><text:span text:style-name="T66_8"><text:s/></text:span><text:span text:style-name="T66_9">é</text:span><text:span text:style-name="T66_10"><text:s/></text:span><text:span text:style-name="T66_11">possível</text:span><text:span text:style-name="T66_12"><text:s/></text:span><text:span text:style-name="T66_13">utilizar</text:span><text:span text:style-name="T66_14"><text:s/></text:span><text:span text:style-name="T66_15">alguns</text:span><text:span text:style-name="T66_16"><text:s/></text:span><text:span text:style-name="T66_17">parâmetros</text:span><text:span text:style-name="T66_18"><text:s/></text:span><text:span text:style-name="T66_19">para</text:span><text:span text:style-name="T66_20"><text:s/></text:span><text:span text:style-name="T66_21">escolher</text:span><text:span text:style-name="T66_22"><text:s/></text:span><text:span text:style-name="T66_23">apenas</text:span><text:span text:style-name="T66_24"><text:s/></text:span><text:span text:style-name="T66_25">um</text:span><text:span text:style-name="T66_26"><text:s/></text:span><text:span text:style-name="T66_27">range</text:span><text:span text:style-name="T66_28"><text:s/></text:span><text:span text:style-name="T66_29">de</text:span><text:span text:style-name="T66_30"><text:s/></text:span><text:span text:style-name="T66_31">resultados</text:span><text:span text:style-name="T66_32">,<text:s/></text:span><text:span text:style-name="T66_33">limitar</text:span><text:span text:style-name="T66_34"><text:s/></text:span><text:span text:style-name="T66_35">a</text:span><text:span text:style-name="T66_36"><text:s/></text:span><text:span text:style-name="T66_37">quantidade</text:span><text:span text:style-name="T66_38"><text:s/></text:span><text:span text:style-name="T66_39">de</text:span><text:span text:style-name="T66_40"><text:s/></text:span><text:span text:style-name="T66_41">resultados</text:span><text:span text:style-name="T66_42">,<text:s/></text:span><text:span text:style-name="T66_43">ou</text:span><text:span text:style-name="T66_44"><text:s/></text:span><text:span text:style-name="T66_45">até</text:span><text:span text:style-name="T66_46"><text:s/></text:span><text:span text:style-name="T66_47">mesmo</text:span><text:span text:style-name="T66_48"><text:s/></text:span><text:span text:style-name="T66_49">selecionar</text:span><text:span text:style-name="T66_50"><text:s/></text:span><text:span text:style-name="T66_51">apenas</text:span><text:span text:style-name="T66_52"><text:s/></text:span><text:span text:style-name="T66_53">um</text:span><text:span text:style-name="T66_54"><text:s/></text:span><text:span text:style-name="T66_55">resultado</text:span><text:span text:style-name="T66_56">.<text:s/></text:span><text:span text:style-name="T66_57">Com</text:span><text:span text:style-name="T66_58"><text:s/></text:span><text:span text:style-name="T66_59">o</text:span><text:span text:style-name="T66_60"><text:s/></text:span><text:span text:style-name="T66_61">parâmetro</text:span><text:span text:style-name="T66_62"><text:s/></text:span><text:span text:style-name="T66_63">?</text:span><text:span text:style-name="T66_64">key</text:span><text:span text:style-name="T66_65">={</text:span><text:span text:style-name="T66_66">chave</text:span><text:span text:style-name="T66_67">}</text:span><text:span text:style-name="T66_68"><text:s/></text:span><text:span text:style-name="T66_69">apenas</text:span><text:span text:style-name="T66_70"><text:s/></text:span><text:span text:style-name="T66_71">um</text:span><text:span text:style-name="T66_72"><text:s/></text:span><text:span text:style-name="T66_73">resultado</text:span><text:span text:style-name="T66_74"><text:s/></text:span><text:span text:style-name="T66_75">da</text:span><text:span text:style-name="T66_76"><text:s/></text:span><text:span text:style-name="T66_77">view</text:span><text:span text:style-name="T66_78"><text:s/></text:span><text:span text:style-name="T66_79">é</text:span><text:span text:style-name="T66_80"><text:s/></text:span><text:span text:style-name="T66_81">selecionado</text:span><text:span text:style-name="T66_82">.<text:s/></text:span><text:span text:style-name="T66_83">O</text:span><text:span text:style-name="T66_84"><text:s/></text:span><text:span text:style-name="T66_85">resultado</text:span><text:span text:style-name="T66_86"><text:s/></text:span><text:span text:style-name="T66_87">selecionado</text:span><text:span text:style-name="T66_88"><text:s/></text:span><text:span text:style-name="T66_89">será</text:span><text:span text:style-name="T66_90"><text:s/></text:span><text:span text:style-name="T66_91">aquele</text:span><text:span text:style-name="T66_92"><text:s/></text:span><text:span text:style-name="T66_93">que</text:span><text:span text:style-name="T66_94"><text:s/></text:span><text:span text:style-name="T66_95">tenha</text:span><text:span text:style-name="T66_96"><text:s/></text:span><text:span text:style-name="T66_97">sido</text:span><text:span text:style-name="T66_98"><text:s/></text:span><text:span text:style-name="T66_99">emitido</text:span><text:span text:style-name="T66_100"><text:s/></text:span><text:span text:style-name="T66_101">com</text:span><text:span text:style-name="T66_102"><text:s/></text:span><text:span text:style-name="T66_103">a</text:span><text:span text:style-name="T66_104"><text:s/></text:span><text:span text:style-name="T66_105">chave</text:span><text:span text:style-name="T66_106"><text:s/></text:span><text:span text:style-name="T66_107">em</text:span><text:span text:style-name="T66_108"><text:s/></text:span><text:span text:style-name="T66_109">questão</text:span><text:span text:style-name="T66_110">.<text:s/></text:span><text:span text:style-name="T66_111">Para</text:span><text:span text:style-name="T66_112"><text:s/></text:span><text:span text:style-name="T66_113">selecionar</text:span><text:span text:style-name="T66_114"><text:s/></text:span><text:span text:style-name="T66_115">um</text:span><text:span text:style-name="T66_116"><text:s/></text:span><text:span text:style-name="T66_117">range</text:span><text:span text:style-name="T66_118"><text:s/></text:span><text:span text:style-name="T66_119">de</text:span><text:span text:style-name="T66_120"><text:s/></text:span><text:span text:style-name="T66_121">resultados</text:span><text:span text:style-name="T66_122"><text:s/></text:span><text:span text:style-name="T66_123">utiliza</text:span><text:span text:style-name="T66_124">-</text:span><text:span text:style-name="T66_125">se</text:span><text:span text:style-name="T66_126"><text:s/></text:span><text:span text:style-name="T66_127">os</text:span><text:span text:style-name="T66_128"><text:s/></text:span><text:span text:style-name="T66_129">atributos</text:span><text:span text:style-name="T66_130"><text:s/></text:span><text:span text:style-name="T66_131">?</text:span><text:span text:style-name="T66_132">startkey</text:span><text:span text:style-name="T66_133">={</text:span><text:span text:style-name="T66_134">chave</text:span><text:span text:style-name="T66_135">}</text:span><text:span text:style-name="T66_136"><text:s/></text:span><text:span text:style-name="T66_137">e</text:span><text:span text:style-name="T66_138"><text:s/></text:span><text:span text:style-name="T66_139">?</text:span><text:span text:style-name="T66_140">endkey</text:span><text:span text:style-name="T66_141">={</text:span><text:span text:style-name="T66_142">chave</text:span><text:span text:style-name="T66_143">}</text:span><text:span text:style-name="T66_144">,<text:s/></text:span><text:span text:style-name="T66_145">podendo</text:span><text:span text:style-name="T66_146"><text:s/></text:span><text:span text:style-name="T66_147">utilizar</text:span><text:span text:style-name="T66_148"><text:s/></text:span><text:span text:style-name="T66_149">apenas</text:span><text:span text:style-name="T66_150"><text:s/></text:span><text:span text:style-name="T66_151">um</text:span><text:span text:style-name="T66_152"><text:s/></text:span><text:span text:style-name="T66_153">desses</text:span><text:span text:style-name="T66_154"><text:s/></text:span><text:span text:style-name="T66_155">atributos</text:span><text:span text:style-name="T66_156"><text:s/></text:span><text:span text:style-name="T66_157">ou</text:span><text:span text:style-name="T66_158"><text:s/></text:span><text:span text:style-name="T66_159">os</text:span><text:span text:style-name="T66_160"><text:s/></text:span><text:span text:style-name="T66_161">dois</text:span><text:span text:style-name="T66_162"><text:s/></text:span><text:span text:style-name="T66_163">em</text:span><text:span text:style-name="T66_164"><text:s/></text:span><text:span text:style-name="T66_165">conjunto</text:span><text:span text:style-name="T66_166">.<text:s/></text:span><text:span text:style-name="T66_167">É</text:span><text:span text:style-name="T66_168"><text:s/></text:span><text:span text:style-name="T66_169">importante</text:span><text:span text:style-name="T66_170"><text:s/></text:span><text:span text:style-name="T66_171">lembrar</text:span><text:span text:style-name="T66_172"><text:s/></text:span><text:span text:style-name="T66_173">que</text:span><text:span text:style-name="T66_174"><text:s/></text:span><text:span text:style-name="T66_175">os</text:span><text:span text:style-name="T66_176"><text:s/></text:span><text:span text:style-name="T66_177">resultados</text:span><text:span text:style-name="T66_178"><text:s/></text:span><text:span text:style-name="T66_179">da</text:span><text:span text:style-name="T66_180"><text:s/></text:span><text:span text:style-name="T66_181">view</text:span><text:span text:style-name="T66_182"><text:s/></text:span><text:span text:style-name="T66_183">são</text:span><text:span text:style-name="T66_184"><text:s/></text:span><text:span text:style-name="T66_185">ordenados</text:span><text:span text:style-name="T66_186"><text:s/></text:span><text:span text:style-name="T66_187">de</text:span><text:span text:style-name="T66_188"><text:s/></text:span><text:span text:style-name="T66_189">acordo</text:span><text:span text:style-name="T66_190"><text:s/></text:span><text:span text:style-name="T66_191">com</text:span><text:span text:style-name="T66_192"><text:s/></text:span><text:span text:style-name="T66_193">a</text:span><text:span text:style-name="T66_194"><text:s/></text:span><text:span text:style-name="T66_195">chave</text:span><text:span text:style-name="T66_196"><text:s/></text:span><text:span text:style-name="T66_197">emitida</text:span><text:span text:style-name="T66_198">.<text:s/></text:span><text:span text:style-name="T66_199">É</text:span><text:span text:style-name="T66_200"><text:s/></text:span><text:span text:style-name="T66_201">possível</text:span><text:span text:style-name="T66_202"><text:s/></text:span><text:span text:style-name="T66_203">também</text:span><text:span text:style-name="T66_204"><text:s/></text:span><text:span text:style-name="T66_205">obter</text:span><text:span text:style-name="T66_206"><text:s/></text:span><text:span text:style-name="T66_207">os</text:span><text:span text:style-name="T66_208"><text:s/></text:span><text:span text:style-name="T66_209">resultados</text:span><text:span text:style-name="T66_210"><text:s/></text:span><text:span text:style-name="T66_211">em</text:span><text:span text:style-name="T66_212"><text:s/></text:span><text:span text:style-name="T66_213">ordem</text:span><text:span text:style-name="T66_214"><text:s/></text:span><text:span text:style-name="T66_215">contrária</text:span><text:span text:style-name="T66_216">.<text:s/></text:span><text:span text:style-name="T66_217">Para</text:span><text:span text:style-name="T66_218"><text:s/></text:span><text:span text:style-name="T66_219">isso</text:span><text:span text:style-name="T66_220">,<text:s/></text:span><text:span text:style-name="T66_221">basta</text:span><text:span text:style-name="T66_222"><text:s/></text:span><text:span text:style-name="T66_223">apenas</text:span><text:span text:style-name="T66_224"><text:s/></text:span><text:span text:style-name="T66_225">utilizar</text:span><text:span text:style-name="T66_226"><text:s/></text:span><text:span text:style-name="T66_227">o</text:span><text:span text:style-name="T66_228"><text:s/></text:span><text:span text:style-name="T66_229">parâmetro</text:span><text:span text:style-name="T66_230"><text:s/></text:span><text:span text:style-name="T66_231">?</text:span><text:span text:style-name="T66_232">descending</text:span><text:span text:style-name="T66_233">=</text:span><text:span text:style-name="T66_234">true</text:span><text:span text:style-name="T66_235"><text:s/></text:span><text:span text:style-name="T66_236">na</text:span><text:span text:style-name="T66_237"><text:s/></text:span><text:span text:style-name="T66_238">requisição</text:span><text:span text:style-name="T66_239">.<text:s/></text:span><text:span text:style-name="T66_240">Também</text:span><text:span text:style-name="T66_241"><text:s/></text:span><text:span text:style-name="T66_242">é</text:span><text:span text:style-name="T66_243"><text:s/></text:span><text:span text:style-name="T66_244">possível</text:span><text:span text:style-name="T66_245">,<text:s/></text:span><text:span text:style-name="T66_246">no</text:span><text:span text:style-name="T66_247"><text:s/></text:span><text:span text:style-name="T66_248">caso</text:span><text:span text:style-name="T66_249"><text:s/></text:span><text:span text:style-name="T66_250">de</text:span><text:span text:style-name="T66_251"><text:s/></text:span><text:span text:style-name="T66_252">chaves</text:span><text:span text:style-name="T66_253"><text:s/></text:span><text:span text:style-name="T66_254">compostas</text:span><text:span text:style-name="T66_255">,<text:s/></text:span><text:span text:style-name="T66_256">indicar</text:span><text:span text:style-name="T66_257"><text:s/></text:span><text:span text:style-name="T66_258">quantas</text:span><text:span text:style-name="T66_259"><text:s/></text:span><text:span text:style-name="T66_260">das</text:span><text:span text:style-name="T66_261"><text:s/></text:span><text:span text:style-name="T66_262">chaves</text:span><text:span text:style-name="T66_263"><text:s/></text:span><text:span text:style-name="T66_264">serão</text:span><text:span text:style-name="T66_265"><text:s/></text:span><text:span text:style-name="T66_266">utilizadas</text:span><text:span text:style-name="T66_267"><text:s/></text:span><text:span text:style-name="T66_268">nos</text:span><text:span text:style-name="T66_269"><text:s/></text:span><text:span text:style-name="T66_270">parâmetros</text:span><text:span text:style-name="T66_271"><text:s/></text:span><text:span text:style-name="T66_272">?</text:span><text:span text:style-name="T66_273">key</text:span><text:span text:style-name="T66_274">={</text:span><text:span text:style-name="T66_275">chave</text:span><text:span text:style-name="T66_276">}</text:span><text:span text:style-name="T66_277">,<text:s/></text:span><text:span text:style-name="T66_278">?</text:span><text:span text:style-name="T66_279">startkey</text:span><text:span text:style-name="T66_280">={</text:span><text:span text:style-name="T66_281">chave</text:span><text:span text:style-name="T66_282">}<text:s/></text:span><text:span text:style-name="T66_283">e</text:span><text:span text:style-name="T66_284"><text:s/></text:span><text:span text:style-name="T66_285">?</text:span><text:span text:style-name="T66_286">endkey</text:span><text:span text:style-name="T66_287">={</text:span><text:span text:style-name="T66_288">chave</text:span><text:span text:style-name="T66_289">}</text:span><text:span text:style-name="T66_290">.<text:s/></text:span><text:span text:style-name="T66_291">Para</text:span><text:span text:style-name="T66_292"><text:s/></text:span><text:span text:style-name="T66_293">isso</text:span><text:span text:style-name="T66_294">,<text:s/></text:span><text:span text:style-name="T66_295">utiliza</text:span><text:span text:style-name="T66_296">-</text:span><text:span text:style-name="T66_297">se</text:span><text:span text:style-name="T66_298"><text:s/></text:span><text:span text:style-name="T66_299">o</text:span><text:span text:style-name="T66_300"><text:s/></text:span><text:span text:style-name="T66_301">atributo</text:span><text:span text:style-name="T66_302"><text:s/></text:span><text:span text:style-name="T66_303">?</text:span><text:span text:style-name="T66_304">group</text:span><text:span text:style-name="T66_305">_</text:span><text:span text:style-name="T66_306">level</text:span><text:span text:style-name="T66_307">={</text:span><text:span text:style-name="T66_308">numero</text:span><text:span text:style-name="T66_309">}</text:span><text:span text:style-name="T66_310">.<text:s/></text:span><text:span text:style-name="T66_311">Por</text:span><text:span text:style-name="T66_312"><text:s/></text:span><text:span text:style-name="T66_313">exemplo</text:span><text:span text:style-name="T66_314">,<text:s/></text:span><text:span text:style-name="T66_315">se</text:span><text:span text:style-name="T66_316"><text:s/></text:span><text:span text:style-name="T66_317">?</text:span><text:span text:style-name="T66_318">group</text:span><text:span text:style-name="T66_319">_</text:span><text:span text:style-name="T66_320">level</text:span><text:span text:style-name="T66_321">=2</text:span><text:span text:style-name="T66_322">,<text:s/></text:span><text:span text:style-name="T66_323">então</text:span><text:span text:style-name="T66_324"><text:s/></text:span><text:span text:style-name="T66_325">será</text:span><text:span text:style-name="T66_326"><text:s/></text:span><text:span text:style-name="T66_327">considerado</text:span><text:span text:style-name="T66_328"><text:s/></text:span><text:span text:style-name="T66_329">apenas</text:span><text:span text:style-name="T66_330"><text:s/></text:span><text:span text:style-name="T66_331">as</text:span><text:span text:style-name="T66_332"><text:s/></text:span><text:span text:style-name="T66_333">duas</text:span><text:span text:style-name="T66_334"><text:s/></text:span><text:span text:style-name="T66_335">primeiras</text:span><text:span text:style-name="T66_336"><text:s/></text:span><text:span text:style-name="T66_337">chaves</text:span><text:span text:style-name="T66_338"><text:s/></text:span><text:span text:style-name="T66_339">da</text:span><text:span text:style-name="T66_340"><text:s/></text:span><text:span text:style-name="T66_341">chave</text:span><text:span text:style-name="T66_342"><text:s/></text:span><text:span text:style-name="T66_343">composta</text:span><text:span text:style-name="T66_344">.<text:s/></text:span><text:span text:style-name="T66_345">Se</text:span><text:span text:style-name="T66_346"><text:s/></text:span><text:span text:style-name="T66_347">for</text:span><text:span text:style-name="T66_348"><text:s/></text:span><text:span text:style-name="T66_349">?</text:span><text:span text:style-name="T66_350">group</text:span><text:span text:style-name="T66_351">_</text:span><text:span text:style-name="T66_352">level</text:span><text:span text:style-name="T66_353">=1</text:span><text:span text:style-name="T66_354">,<text:s/></text:span><text:span text:style-name="T66_355">então</text:span><text:span text:style-name="T66_356"><text:s/></text:span><text:span text:style-name="T66_357">será</text:span><text:span text:style-name="T66_358"><text:s/></text:span><text:span text:style-name="T66_359">considerada</text:span><text:span text:style-name="T66_360"><text:s/></text:span><text:span text:style-name="T66_361">apenas</text:span><text:span text:style-name="T66_362"><text:s/></text:span><text:span text:style-name="T66_363">a</text:span><text:span text:style-name="T66_364"><text:s/></text:span><text:span text:style-name="T66_365">primeira</text:span><text:span text:style-name="T66_366"><text:s/></text:span><text:span text:style-name="T66_367">chave</text:span><text:span text:style-name="T66_368"><text:s/></text:span><text:span text:style-name="T66_369">da</text:span><text:span text:style-name="T66_370"><text:s/></text:span><text:span text:style-name="T66_371">chave</text:span><text:span text:style-name="T66_372"><text:s/></text:span><text:span text:style-name="T66_373">composta</text:span><text:span text:style-name="T66_374">.<text:s/></text:span><text:span text:style-name="T66_375">Já</text:span><text:span text:style-name="T66_376"><text:s/></text:span><text:span text:style-name="T66_377">o</text:span><text:span text:style-name="T66_378"><text:s/></text:span><text:span text:style-name="T66_379">parâmetro</text:span><text:span text:style-name="T66_380"><text:s/></text:span><text:span text:style-name="T66_381">?</text:span><text:span text:style-name="T66_382">limit</text:span><text:span text:style-name="T66_383">={</text:span><text:span text:style-name="T66_384">limite</text:span><text:span text:style-name="T66_385">}</text:span><text:span text:style-name="T66_386"><text:s/></text:span><text:span text:style-name="T66_387">é</text:span><text:span text:style-name="T66_388"><text:s/></text:span><text:span text:style-name="T66_389">utilizado</text:span><text:span text:style-name="T66_390"><text:s/></text:span><text:span text:style-name="T66_391">para</text:span><text:span text:style-name="T66_392"><text:s/></text:span><text:span text:style-name="T66_393">limitar</text:span><text:span text:style-name="T66_394"><text:s/></text:span><text:span text:style-name="T66_395">a</text:span><text:span text:style-name="T66_396"><text:s/></text:span><text:span text:style-name="T66_397">quantidade</text:span><text:span text:style-name="T66_398"><text:s/></text:span><text:span text:style-name="T66_399">de</text:span><text:span text:style-name="T66_400"><text:s/></text:span><text:span text:style-name="T66_401">resultados</text:span><text:span text:style-name="T66_402"><text:s/></text:span><text:span text:style-name="T66_403">selecionados</text:span><text:span text:style-name="T66_404"><text:s/></text:span><text:span text:style-name="T66_405">em</text:span><text:span text:style-name="T66_406"><text:s/></text:span><text:span text:style-name="T66_407">uma</text:span><text:span text:style-name="T66_408"><text:s/></text:span><text:span text:style-name="T66_409">view</text:span><text:span text:style-name="T66_410">,<text:s/></text:span><text:span text:style-name="T66_411">por</text:span><text:span text:style-name="T66_412"><text:s/></text:span><text:span text:style-name="T66_413">exemplo</text:span><text:span text:style-name="T66_414"><text:s/></text:span><text:span text:style-name="T66_415">?</text:span><text:span text:style-name="T66_416">limit</text:span><text:span text:style-name="T66_417">=10</text:span><text:span text:style-name="T66_418"><text:s/></text:span><text:span text:style-name="T66_419">seleciona</text:span><text:span text:style-name="T66_420"><text:s/></text:span><text:span text:style-name="T66_421">apenas</text:span><text:span text:style-name="T66_422"><text:s/>10<text:s/></text:span><text:span text:style-name="T66_423">resultados</text:span><text:span text:style-name="T66_424"><text:s/></text:span><text:span text:style-name="T66_425">da</text:span><text:span text:style-name="T66_426"><text:s/></text:span><text:span text:style-name="T66_427">view</text:span><text:span text:style-name="T66_428">;</text:span></text:p>
      <text:p text:style-name="P67"><text:span text:style-name="T67_1">A</text:span><text:span text:style-name="T67_2"><text:s/></text:span><text:span text:style-name="T67_3">função</text:span><text:span text:style-name="T67_4"><text:s/></text:span><text:span text:style-name="T67_5">reduce</text:span><text:span text:style-name="T67_6"><text:s/></text:span><text:span text:style-name="T67_7">é</text:span><text:span text:style-name="T67_8"><text:s/></text:span><text:span text:style-name="T67_9">responsável</text:span><text:span text:style-name="T67_10"><text:s/></text:span><text:span text:style-name="T67_11">por</text:span><text:span text:style-name="T67_12"><text:s/></text:span><text:span text:style-name="T67_13">agregar</text:span><text:span text:style-name="T67_14"><text:s/></text:span><text:span text:style-name="T67_15">os</text:span><text:span text:style-name="T67_16"><text:s/></text:span><text:span text:style-name="T67_17">resultados</text:span><text:span text:style-name="T67_18"><text:s/></text:span><text:span text:style-name="T67_19">provenientes</text:span><text:span text:style-name="T67_20"><text:s/></text:span><text:span text:style-name="T67_21">de</text:span><text:span text:style-name="T67_22"><text:s/></text:span><text:span text:style-name="T67_23">um</text:span><text:span text:style-name="T67_24"><text:s/></text:span><text:span text:style-name="T67_25">view</text:span><text:span text:style-name="T67_26"><text:s/></text:span><text:span text:style-name="T67_27">em</text:span><text:span text:style-name="T67_28"><text:s/></text:span><text:span text:style-name="T67_29">um</text:span><text:span text:style-name="T67_30"><text:s/></text:span><text:span text:style-name="T67_31">único</text:span><text:span text:style-name="T67_32"><text:s/></text:span><text:span text:style-name="T67_33">resultado</text:span><text:span text:style-name="T67_34">.<text:s/></text:span><text:span text:style-name="T67_35">Por</text:span><text:span text:style-name="T67_36"><text:s/></text:span><text:span text:style-name="T67_37">exemplo</text:span><text:span text:style-name="T67_38">,<text:s/></text:span><text:span text:style-name="T67_39">uma</text:span><text:span text:style-name="T67_40"><text:s/></text:span><text:span text:style-name="T67_41">função</text:span><text:span text:style-name="T67_42"><text:s/></text:span><text:span text:style-name="T67_43">reduce</text:span><text:span text:style-name="T67_44"><text:s/></text:span><text:span text:style-name="T67_45">pode</text:span><text:span text:style-name="T67_46"><text:s/></text:span><text:span text:style-name="T67_47">contar</text:span><text:span text:style-name="T67_48"><text:s/></text:span><text:span text:style-name="T67_49">o</text:span><text:span text:style-name="T67_50"><text:s/></text:span><text:span text:style-name="T67_51">número</text:span><text:span text:style-name="T67_52"><text:s/></text:span><text:span text:style-name="T67_53">de</text:span><text:span text:style-name="T67_54"><text:s/></text:span><text:span text:style-name="T67_55">registros</text:span><text:span text:style-name="T67_56">,<text:s/></text:span><text:span text:style-name="T67_57">a</text:span><text:span text:style-name="T67_58"><text:s/></text:span><text:span text:style-name="T67_59">soma</text:span><text:span text:style-name="T67_60"><text:s/></text:span><text:span text:style-name="T67_61">de</text:span><text:span text:style-name="T67_62"><text:s/></text:span><text:span text:style-name="T67_63">valores</text:span><text:span text:style-name="T67_64"><text:s/></text:span><text:span text:style-name="T67_65">de</text:span><text:span text:style-name="T67_66"><text:s/></text:span><text:span text:style-name="T67_67">registros</text:span><text:span text:style-name="T67_68">,<text:s/></text:span><text:span text:style-name="T67_69">o</text:span><text:span text:style-name="T67_70"><text:s/></text:span><text:span text:style-name="T67_71">valor</text:span><text:span text:style-name="T67_72"><text:s/></text:span><text:span text:style-name="T67_73">máximo</text:span><text:span text:style-name="T67_74">,<text:s/></text:span><text:span text:style-name="T67_75">o</text:span><text:span text:style-name="T67_76"><text:s/></text:span><text:span text:style-name="T67_77">valor</text:span><text:span text:style-name="T67_78"><text:s/></text:span><text:span text:style-name="T67_79">mínimo</text:span><text:span text:style-name="T67_80"><text:s/></text:span><text:span text:style-name="T67_81">e</text:span><text:span text:style-name="T67_82"><text:s/></text:span><text:span text:style-name="T67_83">outros</text:span><text:span text:style-name="T67_84">.<text:s/></text:span><text:span text:style-name="T67_85">A</text:span><text:span text:style-name="T67_86"><text:s/></text:span><text:span text:style-name="T67_87">função</text:span><text:span text:style-name="T67_88"><text:s/></text:span><text:span text:style-name="T67_89">reduce</text:span><text:span text:style-name="T67_90"><text:s/></text:span><text:span text:style-name="T67_91">pode</text:span><text:span text:style-name="T67_92"><text:s/></text:span><text:span text:style-name="T67_93">ser</text:span><text:span text:style-name="T67_94"><text:s/></text:span><text:span text:style-name="T67_95">chamada</text:span><text:span text:style-name="T67_96"><text:s/></text:span><text:span text:style-name="T67_97">em</text:span><text:span text:style-name="T67_98"><text:s/></text:span><text:span text:style-name="T67_99">dois</text:span><text:span text:style-name="T67_100"><text:s/></text:span><text:span text:style-name="T67_101">casos</text:span><text:span text:style-name="T67_102"><text:s/></text:span><text:span text:style-name="T67_103">diferentes</text:span><text:span text:style-name="T67_104">.<text:s/></text:span><text:span text:style-name="T67_105">No</text:span><text:span text:style-name="T67_106"><text:s/></text:span><text:span text:style-name="T67_107">primeiro</text:span><text:span text:style-name="T67_108"><text:s/></text:span><text:span text:style-name="T67_109">caso</text:span><text:span text:style-name="T67_110"><text:s/></text:span><text:span text:style-name="T67_111">em</text:span><text:span text:style-name="T67_112"><text:s/></text:span><text:span text:style-name="T67_113">que</text:span><text:span text:style-name="T67_114"><text:s/></text:span><text:span text:style-name="T67_115">o</text:span><text:span text:style-name="T67_116"><text:s/></text:span><text:span text:style-name="T67_117">parâmetro</text:span><text:span text:style-name="T67_118"><text:s/></text:span><text:span text:style-name="T67_119">rereduce</text:span><text:span text:style-name="T67_120"><text:s/></text:span><text:span text:style-name="T67_121">tem</text:span><text:span text:style-name="T67_122"><text:s/></text:span><text:span text:style-name="T67_123">o</text:span><text:span text:style-name="T67_124"><text:s/></text:span><text:span text:style-name="T67_125">valor</text:span><text:span text:style-name="T67_126"><text:s/></text:span><text:span text:style-name="T67_127">falso</text:span><text:span text:style-name="T67_128">,<text:s/></text:span><text:span text:style-name="T67_129">ela</text:span><text:span text:style-name="T67_130"><text:s/></text:span><text:span text:style-name="T67_131">recebe</text:span><text:span text:style-name="T67_132"><text:s/></text:span><text:span text:style-name="T67_133">como</text:span><text:span text:style-name="T67_134"><text:s/></text:span><text:span text:style-name="T67_135">parâmetros</text:span><text:span text:style-name="T67_136"><text:s/></text:span><text:span text:style-name="T67_137">as</text:span><text:span text:style-name="T67_138"><text:s/></text:span><text:span text:style-name="T67_139">chaves</text:span><text:span text:style-name="T67_140"><text:s/></text:span><text:span text:style-name="T67_141">e</text:span><text:span text:style-name="T67_142"><text:s/></text:span><text:span text:style-name="T67_143">os</text:span><text:span text:style-name="T67_144"><text:s/></text:span><text:span text:style-name="T67_145">valores</text:span><text:span text:style-name="T67_146"><text:s/></text:span><text:span text:style-name="T67_147">emitidos</text:span><text:span text:style-name="T67_148"><text:s/></text:span><text:span text:style-name="T67_149">no</text:span><text:span text:style-name="T67_150"><text:s/></text:span><text:span text:style-name="T67_151">map</text:span><text:span text:style-name="T67_152">.<text:s/></text:span><text:span text:style-name="T67_153">No</text:span><text:span text:style-name="T67_154"><text:s/></text:span><text:span text:style-name="T67_155">segundo</text:span><text:span text:style-name="T67_156"><text:s/></text:span><text:span text:style-name="T67_157">caso</text:span><text:span text:style-name="T67_158"><text:s/></text:span><text:span text:style-name="T67_159">em</text:span><text:span text:style-name="T67_160"><text:s/></text:span><text:span text:style-name="T67_161">que</text:span><text:span text:style-name="T67_162"><text:s/></text:span><text:span text:style-name="T67_163">o</text:span><text:span text:style-name="T67_164"><text:s/></text:span><text:span text:style-name="T67_165">parâmetro</text:span><text:span text:style-name="T67_166"><text:s/></text:span><text:span text:style-name="T67_167">rereduce</text:span><text:span text:style-name="T67_168"><text:s/></text:span><text:span text:style-name="T67_169">tem</text:span><text:span text:style-name="T67_170"><text:s/></text:span><text:span text:style-name="T67_171">o</text:span><text:span text:style-name="T67_172"><text:s/></text:span><text:span text:style-name="T67_173">valor</text:span><text:span text:style-name="T67_174"><text:s/></text:span><text:span text:style-name="T67_175">verdadeiro</text:span><text:span text:style-name="T67_176">,<text:s/></text:span><text:span text:style-name="T67_177">ela</text:span><text:span text:style-name="T67_178"><text:s/></text:span><text:span text:style-name="T67_179">recebe</text:span><text:span text:style-name="T67_180"><text:s/></text:span><text:span text:style-name="T67_181">como</text:span><text:span text:style-name="T67_182"><text:s/></text:span><text:span text:style-name="T67_183">parâmetro</text:span><text:span text:style-name="T67_184"><text:s/></text:span><text:span text:style-name="T67_185">os</text:span><text:span text:style-name="T67_186"><text:s/></text:span><text:span text:style-name="T67_187">valores</text:span><text:span text:style-name="T67_188"><text:s/></text:span><text:span text:style-name="T67_189">resultantes</text:span><text:span text:style-name="T67_190"><text:s/></text:span><text:span text:style-name="T67_191">dos</text:span><text:span text:style-name="T67_192"><text:s/></text:span><text:span text:style-name="T67_193">reduces</text:span><text:span text:style-name="T67_194"><text:s/></text:span><text:span text:style-name="T67_195">anteriores</text:span><text:span text:style-name="T67_196">.<text:s/></text:span><text:span text:style-name="T67_197">O</text:span><text:span text:style-name="T67_198"><text:s/></text:span><text:span text:style-name="T67_199">que</text:span><text:span text:style-name="T67_200"><text:s/></text:span><text:span text:style-name="T67_201">ocorre</text:span><text:span text:style-name="T67_202"><text:s/></text:span><text:span text:style-name="T67_203">é</text:span><text:span text:style-name="T67_204"><text:s/></text:span><text:span text:style-name="T67_205">que</text:span><text:span text:style-name="T67_206"><text:s/></text:span><text:span text:style-name="T67_207">a</text:span><text:span text:style-name="T67_208"><text:s/></text:span><text:span text:style-name="T67_209">função</text:span><text:span text:style-name="T67_210"><text:s/></text:span><text:span text:style-name="T67_211">reduce</text:span><text:span text:style-name="T67_212"><text:s/></text:span><text:span text:style-name="T67_213">é</text:span><text:span text:style-name="T67_214"><text:s/></text:span><text:span text:style-name="T67_215">chamada</text:span><text:span text:style-name="T67_216"><text:s/></text:span><text:span text:style-name="T67_217">várias</text:span><text:span text:style-name="T67_218"><text:s/></text:span><text:span text:style-name="T67_219">vezes</text:span><text:span text:style-name="T67_220">.<text:s/></text:span><text:span text:style-name="T67_221">Primeiramente</text:span><text:span text:style-name="T67_222"><text:s/></text:span><text:span text:style-name="T67_223">ela</text:span><text:span text:style-name="T67_224"><text:s/></text:span><text:span text:style-name="T67_225">será</text:span><text:span text:style-name="T67_226"><text:s/></text:span><text:span text:style-name="T67_227">chamada</text:span><text:span text:style-name="T67_228"><text:s/></text:span><text:span text:style-name="T67_229">recebendo</text:span><text:span text:style-name="T67_230"><text:s/></text:span><text:span text:style-name="T67_231">como</text:span><text:span text:style-name="T67_232"><text:s/></text:span><text:span text:style-name="T67_233">parâmetro</text:span><text:span text:style-name="T67_234"><text:s/></text:span><text:span text:style-name="T67_235">os</text:span><text:span text:style-name="T67_236"><text:s/></text:span><text:span text:style-name="T67_237">diversos</text:span><text:span text:style-name="T67_238"><text:s/></text:span><text:span text:style-name="T67_239">agrupamentos</text:span><text:span text:style-name="T67_240"><text:s/></text:span><text:span text:style-name="T67_241">de</text:span><text:span text:style-name="T67_242"><text:s/></text:span><text:span text:style-name="T67_243">nodos</text:span><text:span text:style-name="T67_244"><text:s/></text:span><text:span text:style-name="T67_245">folhas</text:span><text:span text:style-name="T67_246"><text:s/></text:span><text:span text:style-name="T67_247">da</text:span><text:span text:style-name="T67_248"><text:s/></text:span><text:span text:style-name="T67_249">árvore</text:span><text:span text:style-name="T67_250"><text:s/></text:span><text:span text:style-name="T67_251">B</text:span><text:span text:style-name="T67_252"><text:s/></text:span><text:span text:style-name="T67_253">resultante</text:span><text:span text:style-name="T67_254"><text:s/></text:span><text:span text:style-name="T67_255">do</text:span><text:span text:style-name="T67_256"><text:s/></text:span><text:span text:style-name="T67_257">map</text:span><text:span text:style-name="T67_258">.<text:s/></text:span><text:span text:style-name="T67_259">Após</text:span><text:span text:style-name="T67_260"><text:s/></text:span><text:span text:style-name="T67_261">isso</text:span><text:span text:style-name="T67_262">,<text:s/></text:span><text:span text:style-name="T67_263">ela</text:span><text:span text:style-name="T67_264"><text:s/></text:span><text:span text:style-name="T67_265">será</text:span><text:span text:style-name="T67_266"><text:s/></text:span><text:span text:style-name="T67_267">chama</text:span><text:span text:style-name="T67_268"><text:s/></text:span><text:span text:style-name="T67_269">novamente</text:span><text:span text:style-name="T67_270">,<text:s/></text:span><text:span text:style-name="T67_271">porém</text:span><text:span text:style-name="T67_272">,<text:s/></text:span><text:span text:style-name="T67_273">os</text:span><text:span text:style-name="T67_274"><text:s/></text:span><text:span text:style-name="T67_275">valores</text:span><text:span text:style-name="T67_276"><text:s/></text:span><text:span text:style-name="T67_277">ao</text:span><text:span text:style-name="T67_278"><text:s/></text:span><text:span text:style-name="T67_279">invés</text:span><text:span text:style-name="T67_280"><text:s/></text:span><text:span text:style-name="T67_281">de</text:span><text:span text:style-name="T67_282"><text:s/></text:span><text:span text:style-name="T67_283">serem</text:span><text:span text:style-name="T67_284"><text:s/></text:span><text:span text:style-name="T67_285">provenientes</text:span><text:span text:style-name="T67_286"><text:s/></text:span><text:span text:style-name="T67_287">do</text:span><text:span text:style-name="T67_288"><text:s/></text:span><text:span text:style-name="T67_289">map</text:span><text:span text:style-name="T67_290">,<text:s/></text:span><text:span text:style-name="T67_291">serão</text:span><text:span text:style-name="T67_292"><text:s/></text:span><text:span text:style-name="T67_293">provenientes</text:span><text:span text:style-name="T67_294"><text:s/></text:span><text:span text:style-name="T67_295">dos</text:span><text:span text:style-name="T67_296"><text:s/></text:span><text:span text:style-name="T67_297">reduces</text:span><text:span text:style-name="T67_298"><text:s/></text:span><text:span text:style-name="T67_299">anteriores</text:span><text:span text:style-name="T67_300">.<text:s/></text:span><text:span text:style-name="T67_301">Isso</text:span><text:span text:style-name="T67_302"><text:s/></text:span><text:span text:style-name="T67_303">permite</text:span><text:span text:style-name="T67_304"><text:s/></text:span><text:span text:style-name="T67_305">um</text:span><text:span text:style-name="T67_306"><text:s/></text:span><text:span text:style-name="T67_307">maior</text:span><text:span text:style-name="T67_308"><text:s/></text:span><text:span text:style-name="T67_309">paralelismo</text:span><text:span text:style-name="T67_310"><text:s/></text:span><text:span text:style-name="T67_311">já</text:span><text:span text:style-name="T67_312"><text:s/></text:span><text:span text:style-name="T67_313">que</text:span><text:span text:style-name="T67_314"><text:s/></text:span><text:span text:style-name="T67_315">vários</text:span><text:span text:style-name="T67_316"><text:s/></text:span><text:span text:style-name="T67_317">reduces</text:span><text:span text:style-name="T67_318"><text:s/></text:span><text:span text:style-name="T67_319">podem</text:span><text:span text:style-name="T67_320"><text:s/></text:span><text:span text:style-name="T67_321">ser</text:span><text:span text:style-name="T67_322"><text:s/></text:span><text:span text:style-name="T67_323">executados</text:span><text:span text:style-name="T67_324"><text:s/></text:span><text:span text:style-name="T67_325">ao</text:span><text:span text:style-name="T67_326"><text:s/></text:span><text:span text:style-name="T67_327">mesmo</text:span><text:span text:style-name="T67_328"><text:s/></text:span><text:span text:style-name="T67_329">tempo</text:span><text:span text:style-name="T67_330"><text:s/></text:span><text:span text:style-name="T67_331">e</text:span><text:span text:style-name="T67_332"><text:s/></text:span><text:span text:style-name="T67_333">o</text:span><text:span text:style-name="T67_334"><text:s/></text:span><text:span text:style-name="T67_335">resultado</text:span><text:span text:style-name="T67_336"><text:s/></text:span><text:span text:style-name="T67_337">final</text:span><text:span text:style-name="T67_338"><text:s/></text:span><text:span text:style-name="T67_339">será</text:span><text:span text:style-name="T67_340"><text:s/></text:span><text:span text:style-name="T67_341">o</text:span><text:span text:style-name="T67_342"><text:s/></text:span><text:span text:style-name="T67_343">junção</text:span><text:span text:style-name="T67_344"><text:s/></text:span><text:span text:style-name="T67_345">de</text:span><text:span text:style-name="T67_346"><text:s/></text:span><text:span text:style-name="T67_347">todos</text:span><text:span text:style-name="T67_348"><text:s/></text:span><text:span text:style-name="T67_349">os</text:span><text:span text:style-name="T67_350"><text:s/></text:span><text:span text:style-name="T67_351">reduces</text:span><text:span text:style-name="T67_352">.</text:span></text:p>
      <text:h text:style-name="P68" text:outline-level="10"><text:bookmark-start text:name="h.con6gaqtmblp"/><text:bookmark-end text:name="h.con6gaqtmblp"/><text:span text:style-name="T68_1">Replicação</text:span></text:h>
      <text:p text:style-name="P69"><text:span text:style-name="T69_1"><text:tab/></text:span><text:span text:style-name="T69_2">Consiste</text:span><text:span text:style-name="T69_3"><text:s/></text:span><text:span text:style-name="T69_4">na</text:span><text:span text:style-name="T69_5"><text:s/></text:span><text:span text:style-name="T69_6">sincronização</text:span><text:span text:style-name="T69_7"><text:s/></text:span><text:span text:style-name="T69_8">de</text:span><text:span text:style-name="T69_9"><text:s/></text:span><text:span text:style-name="T69_10">dados</text:span><text:span text:style-name="T69_11"><text:s/></text:span><text:span text:style-name="T69_12">de</text:span><text:span text:style-name="T69_13"><text:s/></text:span><text:span text:style-name="T69_14">duas</text:span><text:span text:style-name="T69_15"><text:s/></text:span><text:span text:style-name="T69_16">cópias</text:span><text:span text:style-name="T69_17"><text:s/></text:span><text:span text:style-name="T69_18">da</text:span><text:span text:style-name="T69_19"><text:s/></text:span><text:span text:style-name="T69_20">mesma</text:span><text:span text:style-name="T69_21"><text:s/></text:span><text:span text:style-name="T69_22">base</text:span><text:span text:style-name="T69_23"><text:s/></text:span><text:span text:style-name="T69_24">de</text:span><text:span text:style-name="T69_25"><text:s/></text:span><text:span text:style-name="T69_26">dados</text:span><text:span text:style-name="T69_27">.<text:s/></text:span><text:span text:style-name="T69_28">Pode</text:span><text:span text:style-name="T69_29"><text:s/></text:span><text:span text:style-name="T69_30">ser</text:span><text:span text:style-name="T69_31"><text:s/></text:span><text:span text:style-name="T69_32">feito</text:span><text:span text:style-name="T69_33"><text:s/></text:span><text:span text:style-name="T69_34">com</text:span><text:span text:style-name="T69_35"><text:s/></text:span><text:span text:style-name="T69_36">as</text:span><text:span text:style-name="T69_37"><text:s/></text:span><text:span text:style-name="T69_38">cópias</text:span><text:span text:style-name="T69_39"><text:s/></text:span><text:span text:style-name="T69_40">em</text:span><text:span text:style-name="T69_41"><text:s/></text:span><text:span text:style-name="T69_42">um</text:span><text:span text:style-name="T69_43"><text:s/></text:span><text:span text:style-name="T69_44">mesmo</text:span><text:span text:style-name="T69_45"><text:s/></text:span><text:span text:style-name="T69_46">servidor</text:span><text:span text:style-name="T69_47"><text:s/></text:span><text:span text:style-name="T69_48">ou</text:span><text:span text:style-name="T69_49"><text:s/></text:span><text:span text:style-name="T69_50">em</text:span><text:span text:style-name="T69_51"><text:s/></text:span><text:span text:style-name="T69_52">servidores</text:span><text:span text:style-name="T69_53"><text:s/></text:span><text:span text:style-name="T69_54">diferentes</text:span><text:span text:style-name="T69_55">,<text:s/></text:span><text:span text:style-name="T69_56">sendo</text:span><text:span text:style-name="T69_57"><text:s/></text:span><text:span text:style-name="T69_58">que</text:span><text:span text:style-name="T69_59"><text:s/></text:span><text:span text:style-name="T69_60">em</text:span><text:span text:style-name="T69_61"><text:s/></text:span><text:span text:style-name="T69_62">ambos</text:span><text:span text:style-name="T69_63"><text:s/></text:span><text:span text:style-name="T69_64">os</text:span><text:span text:style-name="T69_65"><text:s/></text:span><text:span text:style-name="T69_66">casos</text:span><text:span text:style-name="T69_67"><text:s/></text:span><text:span text:style-name="T69_68">a</text:span><text:span text:style-name="T69_69"><text:s/></text:span><text:span text:style-name="T69_70">operação</text:span><text:span text:style-name="T69_71"><text:s/></text:span><text:span text:style-name="T69_72">é</text:span><text:span text:style-name="T69_73"><text:s/></text:span><text:span text:style-name="T69_74">executada</text:span><text:span text:style-name="T69_75"><text:s/></text:span><text:span text:style-name="T69_76">da</text:span><text:span text:style-name="T69_77"><text:s/></text:span><text:span text:style-name="T69_78">mesma</text:span><text:span text:style-name="T69_79"><text:s/></text:span><text:span text:style-name="T69_80">forma</text:span><text:span text:style-name="T69_81">.<text:s text:c="2"/></text:span></text:p>
      <text:p text:style-name="P70"><text:span text:style-name="T70_1"><text:tab/></text:span><text:span text:style-name="T70_2">O</text:span><text:span text:style-name="T70_3"><text:s/></text:span><text:span text:style-name="T70_4">procedimento</text:span><text:span text:style-name="T70_5"><text:s/></text:span><text:span text:style-name="T70_6">de</text:span><text:span text:style-name="T70_7"><text:s/></text:span><text:span text:style-name="T70_8">replicação</text:span><text:span text:style-name="T70_9"><text:s/></text:span><text:span text:style-name="T70_10">é</text:span><text:span text:style-name="T70_11"><text:s/></text:span><text:span text:style-name="T70_12">feito</text:span><text:span text:style-name="T70_13"><text:s/></text:span><text:span text:style-name="T70_14">a</text:span><text:span text:style-name="T70_15"><text:s/></text:span><text:span text:style-name="T70_16">partir</text:span><text:span text:style-name="T70_17"><text:s/></text:span><text:span text:style-name="T70_18">da</text:span><text:span text:style-name="T70_19"><text:s/></text:span><text:span text:style-name="T70_20">comparação</text:span><text:span text:style-name="T70_21"><text:s/></text:span><text:span text:style-name="T70_22">dos</text:span><text:span text:style-name="T70_23"><text:s/></text:span><text:span text:style-name="T70_24">dados</text:span><text:span text:style-name="T70_25"><text:s/></text:span><text:span text:style-name="T70_26">da</text:span><text:span text:style-name="T70_27"><text:s/></text:span><text:span text:style-name="T70_28">base</text:span><text:span text:style-name="T70_29"><text:s/></text:span><text:span text:style-name="T70_30">fonte</text:span><text:span text:style-name="T70_31"><text:s/></text:span><text:span text:style-name="T70_32">e</text:span><text:span text:style-name="T70_33"><text:s/></text:span><text:span text:style-name="T70_34">da</text:span><text:span text:style-name="T70_35"><text:s/></text:span><text:span text:style-name="T70_36">base</text:span><text:span text:style-name="T70_37"><text:s/></text:span><text:span text:style-name="T70_38">destino</text:span><text:span text:style-name="T70_39">.<text:s/></text:span><text:span text:style-name="T70_40">O</text:span><text:span text:style-name="T70_41"><text:s/></text:span><text:span text:style-name="T70_42">objetivo</text:span><text:span text:style-name="T70_43"><text:s/></text:span><text:span text:style-name="T70_44">é</text:span><text:span text:style-name="T70_45"><text:s/></text:span><text:span text:style-name="T70_46">definir</text:span><text:span text:style-name="T70_47"><text:s/></text:span><text:span text:style-name="T70_48">quais</text:span><text:span text:style-name="T70_49"><text:s/></text:span><text:span text:style-name="T70_50">documentos</text:span><text:span text:style-name="T70_51"><text:s/></text:span><text:span text:style-name="T70_52">da</text:span><text:span text:style-name="T70_53"><text:s/></text:span><text:span text:style-name="T70_54">base</text:span><text:span text:style-name="T70_55"><text:s/></text:span><text:span text:style-name="T70_56">fonte</text:span><text:span text:style-name="T70_57"><text:s/></text:span><text:span text:style-name="T70_58">diferem</text:span><text:span text:style-name="T70_59"><text:s/></text:span><text:span text:style-name="T70_60">da</text:span><text:span text:style-name="T70_61"><text:s/></text:span><text:span text:style-name="T70_62">base</text:span><text:span text:style-name="T70_63"><text:s/></text:span><text:span text:style-name="T70_64">destino</text:span><text:span text:style-name="T70_65">.<text:s/></text:span><text:span text:style-name="T70_66">Em</text:span><text:span text:style-name="T70_67"><text:s/></text:span><text:span text:style-name="T70_68">seguida</text:span><text:span text:style-name="T70_69"><text:s/></text:span><text:span text:style-name="T70_70">as</text:span><text:span text:style-name="T70_71"><text:s/></text:span><text:span text:style-name="T70_72">mudanças</text:span><text:span text:style-name="T70_73"><text:s/></text:span><text:span text:style-name="T70_74">detectadas</text:span><text:span text:style-name="T70_75"><text:s/></text:span><text:span text:style-name="T70_76">são</text:span><text:span text:style-name="T70_77"><text:s/></text:span><text:span text:style-name="T70_78">submetidas</text:span><text:span text:style-name="T70_79"><text:s/></text:span><text:span text:style-name="T70_80">a</text:span><text:span text:style-name="T70_81"><text:s/></text:span><text:span text:style-name="T70_82">base</text:span><text:span text:style-name="T70_83"><text:s/></text:span><text:span text:style-name="T70_84">destino</text:span><text:span text:style-name="T70_85">.<text:s/><text:line-break/></text:span><text:span text:style-name="T70_86">Nesse</text:span><text:span text:style-name="T70_87"><text:s/></text:span><text:span text:style-name="T70_88">tipo</text:span><text:span text:style-name="T70_89"><text:s/></text:span><text:span text:style-name="T70_90">de</text:span><text:span text:style-name="T70_91"><text:s/></text:span><text:span text:style-name="T70_92">replicação</text:span><text:span text:style-name="T70_93"><text:s/></text:span><text:span text:style-name="T70_94">os</text:span><text:span text:style-name="T70_95"><text:s/></text:span><text:span text:style-name="T70_96">dados</text:span><text:span text:style-name="T70_97"><text:s/></text:span><text:span text:style-name="T70_98">sempre</text:span><text:span text:style-name="T70_99"><text:s/></text:span><text:span text:style-name="T70_100">seguem</text:span><text:span text:style-name="T70_101"><text:s/></text:span><text:span text:style-name="T70_102">o</text:span><text:span text:style-name="T70_103"><text:s/></text:span><text:span text:style-name="T70_104">fluxo</text:span><text:span text:style-name="T70_105"><text:s/></text:span><text:span text:style-name="T70_106">fonte</text:span><text:span text:style-name="T70_107">-</text:span><text:span text:style-name="T70_108">destino</text:span><text:span text:style-name="T70_109">.<text:s/></text:span><text:span text:style-name="T70_110">Porém</text:span><text:span text:style-name="T70_111">,<text:s/></text:span><text:span text:style-name="T70_112">outro</text:span><text:span text:style-name="T70_113"><text:s/></text:span><text:span text:style-name="T70_114">tipo</text:span><text:span text:style-name="T70_115"><text:s/></text:span><text:span text:style-name="T70_116">de</text:span><text:span text:style-name="T70_117"><text:s/></text:span><text:span text:style-name="T70_118">replicação</text:span><text:span text:style-name="T70_119"><text:s/></text:span><text:span text:style-name="T70_120">é</text:span><text:span text:style-name="T70_121"><text:s/></text:span><text:span text:style-name="T70_122">a</text:span><text:span text:style-name="T70_123"><text:s/></text:span><text:span text:style-name="T70_124">master</text:span><text:span text:style-name="T70_125">-</text:span><text:span text:style-name="T70_126">master</text:span><text:span text:style-name="T70_127">,<text:s/></text:span><text:span text:style-name="T70_128">onde</text:span><text:span text:style-name="T70_129"><text:s/></text:span><text:span text:style-name="T70_130">o</text:span><text:span text:style-name="T70_131"><text:s/></text:span><text:span text:style-name="T70_132">fluxo</text:span><text:span text:style-name="T70_133"><text:s/></text:span><text:span text:style-name="T70_134">de</text:span><text:span text:style-name="T70_135"><text:s/></text:span><text:span text:style-name="T70_136">dados</text:span><text:span text:style-name="T70_137"><text:s/></text:span><text:span text:style-name="T70_138">segue</text:span><text:span text:style-name="T70_139"><text:s/></text:span><text:span text:style-name="T70_140">em</text:span><text:span text:style-name="T70_141"><text:s/></text:span><text:span text:style-name="T70_142">ambas</text:span><text:span text:style-name="T70_143"><text:s/></text:span><text:span text:style-name="T70_144">as</text:span><text:span text:style-name="T70_145"><text:s/></text:span><text:span text:style-name="T70_146">direções</text:span><text:span text:style-name="T70_147">.<text:s/></text:span><text:span text:style-name="T70_148">Nesta</text:span><text:span text:style-name="T70_149"><text:s/></text:span><text:span text:style-name="T70_150">replicação</text:span><text:span text:style-name="T70_151"><text:s/></text:span><text:span text:style-name="T70_152">há</text:span><text:span text:style-name="T70_153"><text:s/></text:span><text:span text:style-name="T70_154">duas</text:span><text:span text:style-name="T70_155"><text:s/></text:span><text:span text:style-name="T70_156">tarefas</text:span><text:span text:style-name="T70_157">,<text:s/></text:span><text:span text:style-name="T70_158">cada</text:span><text:span text:style-name="T70_159"><text:s/></text:span><text:span text:style-name="T70_160">qual</text:span><text:span text:style-name="T70_161"><text:s/></text:span><text:span text:style-name="T70_162">monitorando</text:span><text:span text:style-name="T70_163"><text:s/></text:span><text:span text:style-name="T70_164">um</text:span><text:span text:style-name="T70_165"><text:s/></text:span><text:span text:style-name="T70_166">banco</text:span><text:span text:style-name="T70_167"><text:s/></text:span><text:span text:style-name="T70_168">de</text:span><text:span text:style-name="T70_169"><text:s/></text:span><text:span text:style-name="T70_170">dados</text:span><text:span text:style-name="T70_171">.<text:s/></text:span><text:span text:style-name="T70_172">Um</text:span><text:span text:style-name="T70_173"><text:s/></text:span><text:span text:style-name="T70_174">exemplo</text:span><text:span text:style-name="T70_175"><text:s/></text:span><text:span text:style-name="T70_176">de</text:span><text:span text:style-name="T70_177"><text:s/></text:span><text:span text:style-name="T70_178">replicação</text:span><text:span text:style-name="T70_179"><text:s/></text:span><text:span text:style-name="T70_180">master</text:span><text:span text:style-name="T70_181">-</text:span><text:span text:style-name="T70_182">master</text:span><text:span text:style-name="T70_183"><text:s/></text:span><text:span text:style-name="T70_184">seria</text:span><text:span text:style-name="T70_185">:<text:s/></text:span><text:span text:style-name="T70_186">suponha</text:span><text:span text:style-name="T70_187"><text:s/></text:span><text:span text:style-name="T70_188">que</text:span><text:span text:style-name="T70_189"><text:s/></text:span><text:span text:style-name="T70_190">a</text:span><text:span text:style-name="T70_191"><text:s/></text:span><text:span text:style-name="T70_192">tarefa</text:span><text:span text:style-name="T70_193"><text:s/></text:span><text:span text:style-name="T70_194">A</text:span><text:span text:style-name="T70_195"><text:s/></text:span><text:span text:style-name="T70_196">monitora</text:span><text:span text:style-name="T70_197"><text:s/></text:span><text:span text:style-name="T70_198">a</text:span><text:span text:style-name="T70_199"><text:s/></text:span><text:span text:style-name="T70_200">base</text:span><text:span text:style-name="T70_201"><text:s/></text:span><text:span text:style-name="T70_202">de</text:span><text:span text:style-name="T70_203"><text:s/></text:span><text:span text:style-name="T70_204">dados</text:span><text:span text:style-name="T70_205"><text:s/></text:span><text:span text:style-name="T70_206">fonte</text:span><text:span text:style-name="T70_207"><text:s/></text:span><text:span text:style-name="T70_208">e</text:span><text:span text:style-name="T70_209"><text:s/></text:span><text:span text:style-name="T70_210">a</text:span><text:span text:style-name="T70_211"><text:s/></text:span><text:span text:style-name="T70_212">tarefa</text:span><text:span text:style-name="T70_213"><text:s/></text:span><text:span text:style-name="T70_214">B</text:span><text:span text:style-name="T70_215"><text:s/></text:span><text:span text:style-name="T70_216">monitora</text:span><text:span text:style-name="T70_217"><text:s/></text:span><text:span text:style-name="T70_218">a</text:span><text:span text:style-name="T70_219"><text:s/></text:span><text:span text:style-name="T70_220">base</text:span><text:span text:style-name="T70_221"><text:s/></text:span><text:span text:style-name="T70_222">destino</text:span><text:span text:style-name="T70_223">.<text:s/></text:span><text:span text:style-name="T70_224">Caso</text:span><text:span text:style-name="T70_225"><text:s/></text:span><text:span text:style-name="T70_226">ocorra</text:span><text:span text:style-name="T70_227"><text:s/></text:span><text:span text:style-name="T70_228">uma</text:span><text:span text:style-name="T70_229"><text:s/></text:span><text:span text:style-name="T70_230">mudança</text:span><text:span text:style-name="T70_231"><text:s/></text:span><text:span text:style-name="T70_232">na</text:span><text:span text:style-name="T70_233"><text:s/></text:span><text:span text:style-name="T70_234">fonte</text:span><text:span text:style-name="T70_235"><text:s/></text:span><text:span text:style-name="T70_236">a</text:span><text:span text:style-name="T70_237"><text:s/></text:span><text:span text:style-name="T70_238">tarefa</text:span><text:span text:style-name="T70_239"><text:s/></text:span><text:span text:style-name="T70_240">A</text:span><text:span text:style-name="T70_241"><text:s/></text:span><text:span text:style-name="T70_242">deve</text:span><text:span text:style-name="T70_243"><text:s/></text:span><text:span text:style-name="T70_244">submeter</text:span><text:span text:style-name="T70_245"><text:s/></text:span><text:span text:style-name="T70_246">a</text:span><text:span text:style-name="T70_247"><text:s/></text:span><text:span text:style-name="T70_248">mudança</text:span><text:span text:style-name="T70_249"><text:s/></text:span><text:span text:style-name="T70_250">à</text:span><text:span text:style-name="T70_251"><text:s/></text:span><text:span text:style-name="T70_252">base</text:span><text:span text:style-name="T70_253"><text:s/></text:span><text:span text:style-name="T70_254">destino</text:span><text:span text:style-name="T70_255">.<text:s/></text:span><text:span text:style-name="T70_256">Quando</text:span><text:span text:style-name="T70_257"><text:s/></text:span><text:span text:style-name="T70_258">ocorrer</text:span><text:span text:style-name="T70_259"><text:s/></text:span><text:span text:style-name="T70_260">a</text:span><text:span text:style-name="T70_261"><text:s/></text:span><text:span text:style-name="T70_262">mudança</text:span><text:span text:style-name="T70_263"><text:s/></text:span><text:span text:style-name="T70_264">na</text:span><text:span text:style-name="T70_265"><text:s/></text:span><text:span text:style-name="T70_266">base</text:span><text:span text:style-name="T70_267"><text:s/></text:span><text:span text:style-name="T70_268">destino</text:span><text:span text:style-name="T70_269"><text:s/></text:span><text:span text:style-name="T70_270">a</text:span><text:span text:style-name="T70_271"><text:s/></text:span><text:span text:style-name="T70_272">tarefa</text:span><text:span text:style-name="T70_273"><text:s/></text:span><text:span text:style-name="T70_274">B</text:span><text:span text:style-name="T70_275"><text:s/></text:span><text:span text:style-name="T70_276">irá</text:span><text:span text:style-name="T70_277"><text:s/></text:span><text:span text:style-name="T70_278">tentar</text:span><text:span text:style-name="T70_279"><text:s/></text:span><text:span text:style-name="T70_280">submeter</text:span><text:span text:style-name="T70_281"><text:s/></text:span><text:span text:style-name="T70_282">a</text:span><text:span text:style-name="T70_283"><text:s/></text:span><text:span text:style-name="T70_284">mudança</text:span><text:span text:style-name="T70_285"><text:s/></text:span><text:span text:style-name="T70_286">a</text:span><text:span text:style-name="T70_287"><text:s/></text:span><text:span text:style-name="T70_288">base</text:span><text:span text:style-name="T70_289"><text:s/></text:span><text:span text:style-name="T70_290">fonte</text:span><text:span text:style-name="T70_291">,<text:s/></text:span><text:span text:style-name="T70_292">porem</text:span><text:span text:style-name="T70_293"><text:s/></text:span><text:span text:style-name="T70_294">como</text:span><text:span text:style-name="T70_295"><text:s/></text:span><text:span text:style-name="T70_296">o</text:span><text:span text:style-name="T70_297"><text:s/></text:span><text:span text:style-name="T70_298">dado</text:span><text:span text:style-name="T70_299"><text:s/></text:span><text:span text:style-name="T70_300">alterado</text:span><text:span text:style-name="T70_301"><text:s/></text:span><text:span text:style-name="T70_302">vai</text:span><text:span text:style-name="T70_303"><text:s/></text:span><text:span text:style-name="T70_304">estar</text:span><text:span text:style-name="T70_305"><text:s/></text:span><text:span text:style-name="T70_306">sincronizado</text:span><text:span text:style-name="T70_307">,<text:s/></text:span><text:span text:style-name="T70_308">nenhuma</text:span><text:span text:style-name="T70_309"><text:s/></text:span><text:span text:style-name="T70_310">mudança</text:span><text:span text:style-name="T70_311"><text:s/></text:span><text:span text:style-name="T70_312">ocorre</text:span><text:span text:style-name="T70_313"><text:s/></text:span><text:span text:style-name="T70_314">na</text:span><text:span text:style-name="T70_315"><text:s/></text:span><text:span text:style-name="T70_316">base</text:span><text:span text:style-name="T70_317"><text:s/></text:span><text:span text:style-name="T70_318">fonte</text:span><text:span text:style-name="T70_319">.<text:s/></text:span></text:p>
      <text:p text:style-name="P71"><text:span text:style-name="T71_1"><text:tab/></text:span><text:span text:style-name="T71_2">É</text:span><text:span text:style-name="T71_3"><text:s/></text:span><text:span text:style-name="T71_4">possível</text:span><text:span text:style-name="T71_5"><text:s/></text:span><text:span text:style-name="T71_6">também</text:span><text:span text:style-name="T71_7"><text:s/></text:span><text:span text:style-name="T71_8">definir</text:span><text:span text:style-name="T71_9"><text:s/></text:span><text:span text:style-name="T71_10">filtros</text:span><text:span text:style-name="T71_11"><text:s/></text:span><text:span text:style-name="T71_12">de</text:span><text:span text:style-name="T71_13"><text:s/></text:span><text:span text:style-name="T71_14">replicação</text:span><text:span text:style-name="T71_15">.<text:s/></text:span><text:span text:style-name="T71_16">Assim</text:span><text:span text:style-name="T71_17"><text:s/></text:span><text:span text:style-name="T71_18">é</text:span><text:span text:style-name="T71_19"><text:s/></text:span><text:span text:style-name="T71_20">possível</text:span><text:span text:style-name="T71_21"><text:s/></text:span><text:span text:style-name="T71_22">definir</text:span><text:span text:style-name="T71_23"><text:s/></text:span><text:span text:style-name="T71_24">situações</text:span><text:span text:style-name="T71_25"><text:s/></text:span><text:span text:style-name="T71_26">onde</text:span><text:span text:style-name="T71_27"><text:s/></text:span><text:span text:style-name="T71_28">as</text:span><text:span text:style-name="T71_29"><text:s/></text:span><text:span text:style-name="T71_30">mudanças</text:span><text:span text:style-name="T71_31"><text:s/></text:span><text:span text:style-name="T71_32">não</text:span><text:span text:style-name="T71_33"><text:s/></text:span><text:span text:style-name="T71_34">devem</text:span><text:span text:style-name="T71_35"><text:s/></text:span><text:span text:style-name="T71_36">ser</text:span><text:span text:style-name="T71_37"><text:s/></text:span><text:span text:style-name="T71_38">submetidas</text:span><text:span text:style-name="T71_39">.<text:s/></text:span><text:span text:style-name="T71_40">A</text:span><text:span text:style-name="T71_41"><text:s/></text:span><text:span text:style-name="T71_42">tarefa</text:span><text:span text:style-name="T71_43"><text:s/></text:span><text:span text:style-name="T71_44">de</text:span><text:span text:style-name="T71_45"><text:s/></text:span><text:span text:style-name="T71_46">atualização</text:span><text:span text:style-name="T71_47"><text:s/></text:span><text:span text:style-name="T71_48">deve</text:span><text:span text:style-name="T71_49"><text:s/></text:span><text:span text:style-name="T71_50">primeiramente</text:span><text:span text:style-name="T71_51"><text:s/></text:span><text:span text:style-name="T71_52">avaliar</text:span><text:span text:style-name="T71_53"><text:s/></text:span><text:span text:style-name="T71_54">os</text:span><text:span text:style-name="T71_55"><text:s/></text:span><text:span text:style-name="T71_56">filtros</text:span><text:span text:style-name="T71_57"><text:s/></text:span><text:span text:style-name="T71_58">antes</text:span><text:span text:style-name="T71_59"><text:s/></text:span><text:span text:style-name="T71_60">de</text:span><text:span text:style-name="T71_61"><text:s/></text:span><text:span text:style-name="T71_62">confirmar</text:span><text:span text:style-name="T71_63"><text:s/></text:span><text:span text:style-name="T71_64">se</text:span><text:span text:style-name="T71_65"><text:s/></text:span><text:span text:style-name="T71_66">uma</text:span><text:span text:style-name="T71_67"><text:s/></text:span><text:span text:style-name="T71_68">mudança</text:span><text:span text:style-name="T71_69"><text:s/></text:span><text:span text:style-name="T71_70">deve</text:span><text:span text:style-name="T71_71"><text:s/></text:span><text:span text:style-name="T71_72">ser</text:span><text:span text:style-name="T71_73"><text:s/></text:span><text:span text:style-name="T71_74">submetida</text:span><text:span text:style-name="T71_75"><text:s/></text:span><text:span text:style-name="T71_76">a</text:span><text:span text:style-name="T71_77"><text:s/></text:span><text:span text:style-name="T71_78">base</text:span><text:span text:style-name="T71_79"><text:s/></text:span><text:span text:style-name="T71_80">destino</text:span><text:span text:style-name="T71_81">.</text:span></text:p>
      <text:h text:style-name="P72" text:outline-level="10"><text:bookmark-start text:name="h.vcfwwiwz1gls"/><text:bookmark-end text:name="h.vcfwwiwz1gls"/><text:span text:style-name="T72_1">Conclusão</text:span></text:h>
      <text:p text:style-name="P73"><text:span text:style-name="T73_1">Os</text:span><text:span text:style-name="T73_2"><text:s/></text:span><text:span text:style-name="T73_3">bancos</text:span><text:span text:style-name="T73_4"><text:s/></text:span><text:span text:style-name="T73_5">de</text:span><text:span text:style-name="T73_6"><text:s/></text:span><text:span text:style-name="T73_7">dados</text:span><text:span text:style-name="T73_8"><text:s/></text:span><text:span text:style-name="T73_9">relacionais</text:span><text:span text:style-name="T73_10"><text:s/></text:span><text:span text:style-name="T73_11">são</text:span><text:span text:style-name="T73_12"><text:s/></text:span><text:span text:style-name="T73_13">a</text:span><text:span text:style-name="T73_14"><text:s/></text:span><text:span text:style-name="T73_15">solução</text:span><text:span text:style-name="T73_16"><text:s/></text:span><text:span text:style-name="T73_17">que</text:span><text:span text:style-name="T73_18"><text:s/></text:span><text:span text:style-name="T73_19">melhor</text:span><text:span text:style-name="T73_20"><text:s/></text:span><text:span text:style-name="T73_21">se</text:span><text:span text:style-name="T73_22"><text:s/></text:span><text:span text:style-name="T73_23">enquadra</text:span><text:span text:style-name="T73_24"><text:s/></text:span><text:span text:style-name="T73_25">para</text:span><text:span text:style-name="T73_26"><text:s/></text:span><text:span text:style-name="T73_27">armazenamento</text:span><text:span text:style-name="T73_28"><text:s/></text:span><text:span text:style-name="T73_29">de</text:span><text:span text:style-name="T73_30"><text:s/></text:span><text:span text:style-name="T73_31">dados</text:span><text:span text:style-name="T73_32"><text:s/></text:span><text:span text:style-name="T73_33">em</text:span><text:span text:style-name="T73_34"><text:s/></text:span><text:span text:style-name="T73_35">aplicações</text:span><text:span text:style-name="T73_36"><text:s/></text:span><text:span text:style-name="T73_37">com</text:span><text:span text:style-name="T73_38"><text:s/></text:span><text:span text:style-name="T73_39">especificações</text:span><text:span text:style-name="T73_40"><text:s/></text:span><text:span text:style-name="T73_41">bem</text:span><text:span text:style-name="T73_42"><text:s/></text:span><text:span text:style-name="T73_43">definidas</text:span><text:span text:style-name="T73_44">.<text:s/></text:span><text:span text:style-name="T73_45">Podem</text:span><text:span text:style-name="T73_46"><text:s/></text:span><text:span text:style-name="T73_47">ser</text:span><text:span text:style-name="T73_48"><text:s/></text:span><text:span text:style-name="T73_49">especificações</text:span><text:span text:style-name="T73_50"><text:s/></text:span><text:span text:style-name="T73_51">como</text:span><text:span text:style-name="T73_52">:<text:s/></text:span><text:span text:style-name="T73_53">controle</text:span><text:span text:style-name="T73_54"><text:s/></text:span><text:span text:style-name="T73_55">de</text:span><text:span text:style-name="T73_56"><text:s/></text:span><text:span text:style-name="T73_57">transações</text:span><text:span text:style-name="T73_58">,<text:s/></text:span><text:span text:style-name="T73_59">integração</text:span><text:span text:style-name="T73_60"><text:s/></text:span><text:span text:style-name="T73_61">de</text:span><text:span text:style-name="T73_62"><text:s/></text:span><text:span text:style-name="T73_63">aplicações</text:span><text:span text:style-name="T73_64"><text:s/></text:span><text:span text:style-name="T73_65">e</text:span><text:span text:style-name="T73_66"><text:s/></text:span><text:span text:style-name="T73_67">relacionamento</text:span><text:span text:style-name="T73_68"><text:s/></text:span><text:span text:style-name="T73_69">entre</text:span><text:span text:style-name="T73_70"><text:s/></text:span><text:span text:style-name="T73_71">dados</text:span><text:span text:style-name="T73_72">.<text:s/></text:span><text:span text:style-name="T73_73">Por</text:span><text:span text:style-name="T73_74"><text:s/></text:span><text:span text:style-name="T73_75">exemplo</text:span><text:span text:style-name="T73_76"><text:s/></text:span><text:span text:style-name="T73_77">uma</text:span><text:span text:style-name="T73_78"><text:s/></text:span><text:span text:style-name="T73_79">aplicação</text:span><text:span text:style-name="T73_80"><text:s/></text:span><text:span text:style-name="T73_81">bancária</text:span><text:span text:style-name="T73_82">,<text:s/></text:span><text:span text:style-name="T73_83">as</text:span><text:span text:style-name="T73_84"><text:s/></text:span><text:span text:style-name="T73_85">transações</text:span><text:span text:style-name="T73_86"><text:s/></text:span><text:span text:style-name="T73_87">devem</text:span><text:span text:style-name="T73_88"><text:s/></text:span><text:span text:style-name="T73_89">ser</text:span><text:span text:style-name="T73_90"><text:s/></text:span><text:span text:style-name="T73_91">rigidamente</text:span><text:span text:style-name="T73_92"><text:s/></text:span><text:span text:style-name="T73_93">controladas</text:span><text:span text:style-name="T73_94"><text:s/></text:span><text:span text:style-name="T73_95">e</text:span><text:span text:style-name="T73_96"><text:s/></text:span><text:span text:style-name="T73_97">a</text:span><text:span text:style-name="T73_98"><text:s/></text:span><text:span text:style-name="T73_99">atualização</text:span><text:span text:style-name="T73_100"><text:s/></text:span><text:span text:style-name="T73_101">dos</text:span><text:span text:style-name="T73_102"><text:s/></text:span><text:span text:style-name="T73_103">dados</text:span><text:span text:style-name="T73_104"><text:s/></text:span><text:span text:style-name="T73_105">deve</text:span><text:span text:style-name="T73_106"><text:s/></text:span><text:span text:style-name="T73_107">ser</text:span><text:span text:style-name="T73_108"><text:s/></text:span><text:span text:style-name="T73_109">imediata</text:span><text:span text:style-name="T73_110"><text:s/></text:span><text:span text:style-name="T73_111">para</text:span><text:span text:style-name="T73_112"><text:s/></text:span><text:span text:style-name="T73_113">evitar</text:span><text:span text:style-name="T73_114"><text:s/></text:span><text:span text:style-name="T73_115">inconsistências</text:span><text:span text:style-name="T73_116"><text:s/></text:span><text:span text:style-name="T73_117">ou</text:span><text:span text:style-name="T73_118"><text:s/></text:span><text:span text:style-name="T73_119">operações</text:span><text:span text:style-name="T73_120"><text:s/></text:span><text:span text:style-name="T73_121">inválidas</text:span><text:span text:style-name="T73_122"><text:s/>(</text:span><text:span text:style-name="T73_123">por</text:span><text:span text:style-name="T73_124"><text:s/></text:span><text:span text:style-name="T73_125">exemplo</text:span><text:span text:style-name="T73_126"><text:s/></text:span><text:span text:style-name="T73_127">um</text:span><text:span text:style-name="T73_128"><text:s/></text:span><text:span text:style-name="T73_129">saque</text:span><text:span text:style-name="T73_130"><text:s/></text:span><text:span text:style-name="T73_131">que</text:span><text:span text:style-name="T73_132"><text:s/></text:span><text:span text:style-name="T73_133">reduz</text:span><text:span text:style-name="T73_134"><text:s/></text:span><text:span text:style-name="T73_135">o</text:span><text:span text:style-name="T73_136"><text:s/></text:span><text:span text:style-name="T73_137">saldo</text:span><text:span text:style-name="T73_138"><text:s/></text:span><text:span text:style-name="T73_139">a</text:span><text:span text:style-name="T73_140"><text:s/></text:span><text:span text:style-name="T73_141">zero</text:span><text:span text:style-name="T73_142"><text:s/></text:span><text:span text:style-name="T73_143">seguido</text:span><text:span text:style-name="T73_144"><text:s/></text:span><text:span text:style-name="T73_145">de</text:span><text:span text:style-name="T73_146"><text:s/></text:span><text:span text:style-name="T73_147">uma</text:span><text:span text:style-name="T73_148"><text:s/></text:span><text:span text:style-name="T73_149">transferência</text:span><text:span text:style-name="T73_150"><text:s/></text:span><text:span text:style-name="T73_151">de</text:span><text:span text:style-name="T73_152"><text:s/></text:span><text:span text:style-name="T73_153">um</text:span><text:span text:style-name="T73_154"><text:s/></text:span><text:span text:style-name="T73_155">valor</text:span><text:span text:style-name="T73_156"><text:s/></text:span><text:span text:style-name="T73_157">qualquer</text:span><text:span text:style-name="T73_158">,<text:s/></text:span><text:span text:style-name="T73_159">neste</text:span><text:span text:style-name="T73_160"><text:s/></text:span><text:span text:style-name="T73_161">caso</text:span><text:span text:style-name="T73_162"><text:s/></text:span><text:span text:style-name="T73_163">a</text:span><text:span text:style-name="T73_164"><text:s/></text:span><text:span text:style-name="T73_165">transferência</text:span><text:span text:style-name="T73_166"><text:s/></text:span><text:span text:style-name="T73_167">deveria</text:span><text:span text:style-name="T73_168"><text:s/></text:span><text:span text:style-name="T73_169">ser</text:span><text:span text:style-name="T73_170"><text:s/></text:span><text:span text:style-name="T73_171">bloqueado</text:span><text:span text:style-name="T73_172"><text:s/></text:span><text:span text:style-name="T73_173">por</text:span><text:span text:style-name="T73_174"><text:s/></text:span><text:span text:style-name="T73_175">saldo</text:span><text:span text:style-name="T73_176"><text:s/></text:span><text:span text:style-name="T73_177">insuficiente</text:span><text:span text:style-name="T73_178">).</text:span></text:p>
      <text:p text:style-name="P74"><text:span text:style-name="T74_1">Bancos</text:span><text:span text:style-name="T74_2"><text:s/></text:span><text:span text:style-name="T74_3">de</text:span><text:span text:style-name="T74_4"><text:s/></text:span><text:span text:style-name="T74_5">dados</text:span><text:span text:style-name="T74_6"><text:s/></text:span><text:span text:style-name="T74_7">NoSQL</text:span><text:span text:style-name="T74_8"><text:s/></text:span><text:span text:style-name="T74_9">são</text:span><text:span text:style-name="T74_10"><text:s/></text:span><text:span text:style-name="T74_11">uma</text:span><text:span text:style-name="T74_12"><text:s/></text:span><text:span text:style-name="T74_13">alternativa</text:span><text:span text:style-name="T74_14"><text:s/></text:span><text:span text:style-name="T74_15">para</text:span><text:span text:style-name="T74_16"><text:s/></text:span><text:span text:style-name="T74_17">armazenamento</text:span><text:span text:style-name="T74_18"><text:s/></text:span><text:span text:style-name="T74_19">a</text:span><text:span text:style-name="T74_20"><text:s/></text:span><text:span text:style-name="T74_21">baixo</text:span><text:span text:style-name="T74_22"><text:s/></text:span><text:span text:style-name="T74_23">custo</text:span><text:span text:style-name="T74_24"><text:s/></text:span><text:span text:style-name="T74_25">garantindo</text:span><text:span text:style-name="T74_26"><text:s/></text:span><text:span text:style-name="T74_27">escalabilidade</text:span><text:span text:style-name="T74_28"><text:s/></text:span><text:span text:style-name="T74_29">horizontal</text:span><text:span text:style-name="T74_30">.<text:s/></text:span><text:span text:style-name="T74_31">Promovem</text:span><text:span text:style-name="T74_32"><text:s/></text:span><text:span text:style-name="T74_33">soluções</text:span><text:span text:style-name="T74_34"><text:s/></text:span><text:span text:style-name="T74_35">simplificadas</text:span><text:span text:style-name="T74_36"><text:s/></text:span><text:span text:style-name="T74_37">e</text:span><text:span text:style-name="T74_38"><text:s/></text:span><text:span text:style-name="T74_39">com</text:span><text:span text:style-name="T74_40"><text:s/></text:span><text:span text:style-name="T74_41">boa</text:span><text:span text:style-name="T74_42"><text:s/></text:span><text:span text:style-name="T74_43">flexibilidade</text:span><text:span text:style-name="T74_44">.<text:s/></text:span><text:span text:style-name="T74_45">Tais</text:span><text:span text:style-name="T74_46"><text:s/></text:span><text:span text:style-name="T74_47">características</text:span><text:span text:style-name="T74_48"><text:s/></text:span><text:span text:style-name="T74_49">despontam</text:span><text:span text:style-name="T74_50"><text:s/></text:span><text:span text:style-name="T74_51">os</text:span><text:span text:style-name="T74_52"><text:s/></text:span><text:span text:style-name="T74_53">bancos</text:span><text:span text:style-name="T74_54"><text:s/></text:span><text:span text:style-name="T74_55">de</text:span><text:span text:style-name="T74_56"><text:s/></text:span><text:span text:style-name="T74_57">dados</text:span><text:span text:style-name="T74_58"><text:s/></text:span><text:span text:style-name="T74_59">NoSQL</text:span><text:span text:style-name="T74_60"><text:s/></text:span><text:span text:style-name="T74_61">como</text:span><text:span text:style-name="T74_62"><text:s/></text:span><text:span text:style-name="T74_63">a</text:span><text:span text:style-name="T74_64"><text:s/></text:span><text:span text:style-name="T74_65">solução</text:span><text:span text:style-name="T74_66"><text:s/></text:span><text:span text:style-name="T74_67">ideal</text:span><text:span text:style-name="T74_68"><text:s/></text:span><text:span text:style-name="T74_69">para</text:span><text:span text:style-name="T74_70"><text:s/></text:span><text:span text:style-name="T74_71">bancos</text:span><text:span text:style-name="T74_72"><text:s/></text:span><text:span text:style-name="T74_73">de</text:span><text:span text:style-name="T74_74"><text:s/></text:span><text:span text:style-name="T74_75">dados</text:span><text:span text:style-name="T74_76"><text:s/></text:span><text:span text:style-name="T74_77">distribuídos</text:span><text:span text:style-name="T74_78">,<text:s/></text:span><text:span text:style-name="T74_79">uma</text:span><text:span text:style-name="T74_80"><text:s/></text:span><text:span text:style-name="T74_81">tendência</text:span><text:span text:style-name="T74_82"><text:s/></text:span><text:span text:style-name="T74_83">para</text:span><text:span text:style-name="T74_84"><text:s/></text:span><text:span text:style-name="T74_85">aplicações</text:span><text:span text:style-name="T74_86"><text:s/></text:span><text:span text:style-name="T74_87">com</text:span><text:span text:style-name="T74_88"><text:s/></text:span><text:span text:style-name="T74_89">grande</text:span><text:span text:style-name="T74_90"><text:s/></text:span><text:span text:style-name="T74_91">volume</text:span><text:span text:style-name="T74_92"><text:s/></text:span><text:span text:style-name="T74_93">de</text:span><text:span text:style-name="T74_94"><text:s/></text:span><text:span text:style-name="T74_95">dados</text:span><text:span text:style-name="T74_96"><text:s/>(</text:span><text:span text:style-name="T74_97">big</text:span><text:span text:style-name="T74_98"><text:s/></text:span><text:span text:style-name="T74_99">data</text:span><text:span text:style-name="T74_100">).</text:span></text:p>
      <text:h text:style-name="P75" text:outline-level="10"><text:bookmark-start text:name="h.fcayd3kksk5"/><text:bookmark-end text:name="h.fcayd3kksk5"/><text:span text:style-name="T75_1">Referências</text:span><text:span text:style-name="T75_2"><text:s/></text:span><text:span text:style-name="T75_3">sobre</text:span><text:span text:style-name="T75_4"><text:s/></text:span><text:span text:style-name="T75_5">NoSQL</text:span></text:h>
      <text:list text:style-name="LS6" xml:id="list33">
        <text:list-item>
          <text:p text:style-name="P76"><text:span text:style-name="T76_1"><text:a xlink:type="simple" xlink:href="http://martinfowler.com/nosql.html"><text:span text:style-name="T76_2">http</text:span></text:a></text:span><text:span text:style-name="T76_3"><text:a xlink:type="simple" xlink:href="http://martinfowler.com/nosql.html"><text:span text:style-name="T76_4">://</text:span></text:a></text:span><text:span text:style-name="T76_5"><text:a xlink:type="simple" xlink:href="http://martinfowler.com/nosql.html"><text:span text:style-name="T76_6">martinfowler</text:span></text:a></text:span><text:span text:style-name="T76_7"><text:a xlink:type="simple" xlink:href="http://martinfowler.com/nosql.html"><text:span text:style-name="T76_8">.</text:span></text:a></text:span><text:span text:style-name="T76_9"><text:a xlink:type="simple" xlink:href="http://martinfowler.com/nosql.html"><text:span text:style-name="T76_10">com</text:span></text:a></text:span><text:span text:style-name="T76_11"><text:a xlink:type="simple" xlink:href="http://martinfowler.com/nosql.html"><text:span text:style-name="T76_12">/</text:span></text:a></text:span><text:span text:style-name="T76_13"><text:a xlink:type="simple" xlink:href="http://martinfowler.com/nosql.html"><text:span text:style-name="T76_14">nosql</text:span></text:a></text:span><text:span text:style-name="T76_15"><text:a xlink:type="simple" xlink:href="http://martinfowler.com/nosql.html"><text:span text:style-name="T76_16">.</text:span></text:a></text:span><text:span text:style-name="T76_17"><text:a xlink:type="simple" xlink:href="http://martinfowler.com/nosql.html"><text:span text:style-name="T76_18">html</text:span></text:a></text:span></text:p>
        </text:list-item>
        <text:list-item>
          <text:p text:style-name="P77"><text:span text:style-name="T77_1"><text:a xlink:type="simple" xlink:href="http://martinfowler.com/articles/nosql-intro.pdf"><text:span text:style-name="T77_2">http</text:span></text:a></text:span><text:span text:style-name="T77_3"><text:a xlink:type="simple" xlink:href="http://martinfowler.com/articles/nosql-intro.pdf"><text:span text:style-name="T77_4">://</text:span></text:a></text:span><text:span text:style-name="T77_5"><text:a xlink:type="simple" xlink:href="http://martinfowler.com/articles/nosql-intro.pdf"><text:span text:style-name="T77_6">martinfowler</text:span></text:a></text:span><text:span text:style-name="T77_7"><text:a xlink:type="simple" xlink:href="http://martinfowler.com/articles/nosql-intro.pdf"><text:span text:style-name="T77_8">.</text:span></text:a></text:span><text:span text:style-name="T77_9"><text:a xlink:type="simple" xlink:href="http://martinfowler.com/articles/nosql-intro.pdf"><text:span text:style-name="T77_10">com</text:span></text:a></text:span><text:span text:style-name="T77_11"><text:a xlink:type="simple" xlink:href="http://martinfowler.com/articles/nosql-intro.pdf"><text:span text:style-name="T77_12">/</text:span></text:a></text:span><text:span text:style-name="T77_13"><text:a xlink:type="simple" xlink:href="http://martinfowler.com/articles/nosql-intro.pdf"><text:span text:style-name="T77_14">articles</text:span></text:a></text:span><text:span text:style-name="T77_15"><text:a xlink:type="simple" xlink:href="http://martinfowler.com/articles/nosql-intro.pdf"><text:span text:style-name="T77_16">/</text:span></text:a></text:span><text:span text:style-name="T77_17"><text:a xlink:type="simple" xlink:href="http://martinfowler.com/articles/nosql-intro.pdf"><text:span text:style-name="T77_18">nosql</text:span></text:a></text:span><text:span text:style-name="T77_19"><text:a xlink:type="simple" xlink:href="http://martinfowler.com/articles/nosql-intro.pdf"><text:span text:style-name="T77_20">-</text:span></text:a></text:span><text:span text:style-name="T77_21"><text:a xlink:type="simple" xlink:href="http://martinfowler.com/articles/nosql-intro.pdf"><text:span text:style-name="T77_22">intro</text:span></text:a></text:span><text:span text:style-name="T77_23"><text:a xlink:type="simple" xlink:href="http://martinfowler.com/articles/nosql-intro.pdf"><text:span text:style-name="T77_24">.</text:span></text:a></text:span><text:span text:style-name="T77_25"><text:a xlink:type="simple" xlink:href="http://martinfowler.com/articles/nosql-intro.pdf"><text:span text:style-name="T77_26">pdf</text:span></text:a></text:span></text:p>
        </text:list-item>
        <text:list-item>
          <text:p text:style-name="P78"><text:span text:style-name="T78_1"><text:a xlink:type="simple" xlink:href="http://martinfowler.com/articles/nosqlKeyPoints.html"><text:span text:style-name="T78_2">http</text:span></text:a></text:span><text:span text:style-name="T78_3"><text:a xlink:type="simple" xlink:href="http://martinfowler.com/articles/nosqlKeyPoints.html"><text:span text:style-name="T78_4">://</text:span></text:a></text:span><text:span text:style-name="T78_5"><text:a xlink:type="simple" xlink:href="http://martinfowler.com/articles/nosqlKeyPoints.html"><text:span text:style-name="T78_6">martinfowler</text:span></text:a></text:span><text:span text:style-name="T78_7"><text:a xlink:type="simple" xlink:href="http://martinfowler.com/articles/nosqlKeyPoints.html"><text:span text:style-name="T78_8">.</text:span></text:a></text:span><text:span text:style-name="T78_9"><text:a xlink:type="simple" xlink:href="http://martinfowler.com/articles/nosqlKeyPoints.html"><text:span text:style-name="T78_10">com</text:span></text:a></text:span><text:span text:style-name="T78_11"><text:a xlink:type="simple" xlink:href="http://martinfowler.com/articles/nosqlKeyPoints.html"><text:span text:style-name="T78_12">/</text:span></text:a></text:span><text:span text:style-name="T78_13"><text:a xlink:type="simple" xlink:href="http://martinfowler.com/articles/nosqlKeyPoints.html"><text:span text:style-name="T78_14">articles</text:span></text:a></text:span><text:span text:style-name="T78_15"><text:a xlink:type="simple" xlink:href="http://martinfowler.com/articles/nosqlKeyPoints.html"><text:span text:style-name="T78_16">/</text:span></text:a></text:span><text:span text:style-name="T78_17"><text:a xlink:type="simple" xlink:href="http://martinfowler.com/articles/nosqlKeyPoints.html"><text:span text:style-name="T78_18">nosqlKeyPoints</text:span></text:a></text:span><text:span text:style-name="T78_19"><text:a xlink:type="simple" xlink:href="http://martinfowler.com/articles/nosqlKeyPoints.html"><text:span text:style-name="T78_20">.</text:span></text:a></text:span><text:span text:style-name="T78_21"><text:a xlink:type="simple" xlink:href="http://martinfowler.com/articles/nosqlKeyPoints.html"><text:span text:style-name="T78_22">html</text:span></text:a></text:span></text:p>
        </text:list-item>
        <text:list-item>
          <text:p text:style-name="P79"><text:span text:style-name="T79_1"><text:a xlink:type="simple" xlink:href="http://martinfowler.com/bliki/NosqlDefinition.html"><text:span text:style-name="T79_2">http</text:span></text:a></text:span><text:span text:style-name="T79_3"><text:a xlink:type="simple" xlink:href="http://martinfowler.com/bliki/NosqlDefinition.html"><text:span text:style-name="T79_4">://</text:span></text:a></text:span><text:span text:style-name="T79_5"><text:a xlink:type="simple" xlink:href="http://martinfowler.com/bliki/NosqlDefinition.html"><text:span text:style-name="T79_6">martinfowler</text:span></text:a></text:span><text:span text:style-name="T79_7"><text:a xlink:type="simple" xlink:href="http://martinfowler.com/bliki/NosqlDefinition.html"><text:span text:style-name="T79_8">.</text:span></text:a></text:span><text:span text:style-name="T79_9"><text:a xlink:type="simple" xlink:href="http://martinfowler.com/bliki/NosqlDefinition.html"><text:span text:style-name="T79_10">com</text:span></text:a></text:span><text:span text:style-name="T79_11"><text:a xlink:type="simple" xlink:href="http://martinfowler.com/bliki/NosqlDefinition.html"><text:span text:style-name="T79_12">/</text:span></text:a></text:span><text:span text:style-name="T79_13"><text:a xlink:type="simple" xlink:href="http://martinfowler.com/bliki/NosqlDefinition.html"><text:span text:style-name="T79_14">bliki</text:span></text:a></text:span><text:span text:style-name="T79_15"><text:a xlink:type="simple" xlink:href="http://martinfowler.com/bliki/NosqlDefinition.html"><text:span text:style-name="T79_16">/</text:span></text:a></text:span><text:span text:style-name="T79_17"><text:a xlink:type="simple" xlink:href="http://martinfowler.com/bliki/NosqlDefinition.html"><text:span text:style-name="T79_18">NosqlDefinition</text:span></text:a></text:span><text:span text:style-name="T79_19"><text:a xlink:type="simple" xlink:href="http://martinfowler.com/bliki/NosqlDefinition.html"><text:span text:style-name="T79_20">.</text:span></text:a></text:span><text:span text:style-name="T79_21"><text:a xlink:type="simple" xlink:href="http://martinfowler.com/bliki/NosqlDefinition.html"><text:span text:style-name="T79_22">html</text:span></text:a></text:span></text:p>
        </text:list-item>
        <text:list-item>
          <text:p text:style-name="P80"><text:span text:style-name="T80_1"><text:a xlink:type="simple" xlink:href="http://martinfowler.com/bliki/PolyglotPersistence.html"><text:span text:style-name="T80_2">http</text:span></text:a></text:span><text:span text:style-name="T80_3"><text:a xlink:type="simple" xlink:href="http://martinfowler.com/bliki/PolyglotPersistence.html"><text:span text:style-name="T80_4">://</text:span></text:a></text:span><text:span text:style-name="T80_5"><text:a xlink:type="simple" xlink:href="http://martinfowler.com/bliki/PolyglotPersistence.html"><text:span text:style-name="T80_6">martinfowler</text:span></text:a></text:span><text:span text:style-name="T80_7"><text:a xlink:type="simple" xlink:href="http://martinfowler.com/bliki/PolyglotPersistence.html"><text:span text:style-name="T80_8">.</text:span></text:a></text:span><text:span text:style-name="T80_9"><text:a xlink:type="simple" xlink:href="http://martinfowler.com/bliki/PolyglotPersistence.html"><text:span text:style-name="T80_10">com</text:span></text:a></text:span><text:span text:style-name="T80_11"><text:a xlink:type="simple" xlink:href="http://martinfowler.com/bliki/PolyglotPersistence.html"><text:span text:style-name="T80_12">/</text:span></text:a></text:span><text:span text:style-name="T80_13"><text:a xlink:type="simple" xlink:href="http://martinfowler.com/bliki/PolyglotPersistence.html"><text:span text:style-name="T80_14">bliki</text:span></text:a></text:span><text:span text:style-name="T80_15"><text:a xlink:type="simple" xlink:href="http://martinfowler.com/bliki/PolyglotPersistence.html"><text:span text:style-name="T80_16">/</text:span></text:a></text:span><text:span text:style-name="T80_17"><text:a xlink:type="simple" xlink:href="http://martinfowler.com/bliki/PolyglotPersistence.html"><text:span text:style-name="T80_18">PolyglotPersistence</text:span></text:a></text:span><text:span text:style-name="T80_19"><text:a xlink:type="simple" xlink:href="http://martinfowler.com/bliki/PolyglotPersistence.html"><text:span text:style-name="T80_20">.</text:span></text:a></text:span><text:span text:style-name="T80_21"><text:a xlink:type="simple" xlink:href="http://martinfowler.com/bliki/PolyglotPersistence.html"><text:span text:style-name="T80_22">html</text:span></text:a></text:span></text:p>
        </text:list-item>
        <text:list-item>
          <text:p text:style-name="P81"><text:span text:style-name="T81_1"><text:a xlink:type="simple" xlink:href="http://martinfowler.com/bliki/AggregateOrientedDatabase.html"><text:span text:style-name="T81_2">http</text:span></text:a></text:span><text:span text:style-name="T81_3"><text:a xlink:type="simple" xlink:href="http://martinfowler.com/bliki/AggregateOrientedDatabase.html"><text:span text:style-name="T81_4">://</text:span></text:a></text:span><text:span text:style-name="T81_5"><text:a xlink:type="simple" xlink:href="http://martinfowler.com/bliki/AggregateOrientedDatabase.html"><text:span text:style-name="T81_6">martinfowler</text:span></text:a></text:span><text:span text:style-name="T81_7"><text:a xlink:type="simple" xlink:href="http://martinfowler.com/bliki/AggregateOrientedDatabase.html"><text:span text:style-name="T81_8">.</text:span></text:a></text:span><text:span text:style-name="T81_9"><text:a xlink:type="simple" xlink:href="http://martinfowler.com/bliki/AggregateOrientedDatabase.html"><text:span text:style-name="T81_10">com</text:span></text:a></text:span><text:span text:style-name="T81_11"><text:a xlink:type="simple" xlink:href="http://martinfowler.com/bliki/AggregateOrientedDatabase.html"><text:span text:style-name="T81_12">/</text:span></text:a></text:span><text:span text:style-name="T81_13"><text:a xlink:type="simple" xlink:href="http://martinfowler.com/bliki/AggregateOrientedDatabase.html"><text:span text:style-name="T81_14">bliki</text:span></text:a></text:span><text:span text:style-name="T81_15"><text:a xlink:type="simple" xlink:href="http://martinfowler.com/bliki/AggregateOrientedDatabase.html"><text:span text:style-name="T81_16">/</text:span></text:a></text:span><text:span text:style-name="T81_17"><text:a xlink:type="simple" xlink:href="http://martinfowler.com/bliki/AggregateOrientedDatabase.html"><text:span text:style-name="T81_18">AggregateOrientedDatabase</text:span></text:a></text:span><text:span text:style-name="T81_19"><text:a xlink:type="simple" xlink:href="http://martinfowler.com/bliki/AggregateOrientedDatabase.html"><text:span text:style-name="T81_20">.</text:span></text:a></text:span><text:span text:style-name="T81_21"><text:a xlink:type="simple" xlink:href="http://martinfowler.com/bliki/AggregateOrientedDatabase.html"><text:span text:style-name="T81_22">html</text:span></text:a></text:span></text:p>
        </text:list-item>
        <text:list-item>
          <text:p text:style-name="P82"><text:span text:style-name="T82_1"><text:a xlink:type="simple" xlink:href="http://nosql.mypopescu.com/"><text:span text:style-name="T82_2">http</text:span></text:a></text:span><text:span text:style-name="T82_3"><text:a xlink:type="simple" xlink:href="http://nosql.mypopescu.com/"><text:span text:style-name="T82_4">://</text:span></text:a></text:span><text:span text:style-name="T82_5"><text:a xlink:type="simple" xlink:href="http://nosql.mypopescu.com/"><text:span text:style-name="T82_6">nosql</text:span></text:a></text:span><text:span text:style-name="T82_7"><text:a xlink:type="simple" xlink:href="http://nosql.mypopescu.com/"><text:span text:style-name="T82_8">.</text:span></text:a></text:span><text:span text:style-name="T82_9"><text:a xlink:type="simple" xlink:href="http://nosql.mypopescu.com/"><text:span text:style-name="T82_10">mypopescu</text:span></text:a></text:span><text:span text:style-name="T82_11"><text:a xlink:type="simple" xlink:href="http://nosql.mypopescu.com/"><text:span text:style-name="T82_12">.</text:span></text:a></text:span><text:span text:style-name="T82_13"><text:a xlink:type="simple" xlink:href="http://nosql.mypopescu.com/"><text:span text:style-name="T82_14">com</text:span></text:a></text:span><text:span text:style-name="T82_15"><text:a xlink:type="simple" xlink:href="http://nosql.mypopescu.com/"><text:span text:style-name="T82_16">/</text:span></text:a></text:span></text:p>
        </text:list-item>
        <text:list-item>
          <text:p text:style-name="P83"><text:span text:style-name="T83_1"><text:a xlink:type="simple" xlink:href="http://nosql.mypopescu.com/kb/nosql"><text:span text:style-name="T83_2">http</text:span></text:a></text:span><text:span text:style-name="T83_3"><text:a xlink:type="simple" xlink:href="http://nosql.mypopescu.com/kb/nosql"><text:span text:style-name="T83_4">://</text:span></text:a></text:span><text:span text:style-name="T83_5"><text:a xlink:type="simple" xlink:href="http://nosql.mypopescu.com/kb/nosql"><text:span text:style-name="T83_6">nosql</text:span></text:a></text:span><text:span text:style-name="T83_7"><text:a xlink:type="simple" xlink:href="http://nosql.mypopescu.com/kb/nosql"><text:span text:style-name="T83_8">.</text:span></text:a></text:span><text:span text:style-name="T83_9"><text:a xlink:type="simple" xlink:href="http://nosql.mypopescu.com/kb/nosql"><text:span text:style-name="T83_10">mypopescu</text:span></text:a></text:span><text:span text:style-name="T83_11"><text:a xlink:type="simple" xlink:href="http://nosql.mypopescu.com/kb/nosql"><text:span text:style-name="T83_12">.</text:span></text:a></text:span><text:span text:style-name="T83_13"><text:a xlink:type="simple" xlink:href="http://nosql.mypopescu.com/kb/nosql"><text:span text:style-name="T83_14">com</text:span></text:a></text:span><text:span text:style-name="T83_15"><text:a xlink:type="simple" xlink:href="http://nosql.mypopescu.com/kb/nosql"><text:span text:style-name="T83_16">/</text:span></text:a></text:span><text:span text:style-name="T83_17"><text:a xlink:type="simple" xlink:href="http://nosql.mypopescu.com/kb/nosql"><text:span text:style-name="T83_18">kb</text:span></text:a></text:span><text:span text:style-name="T83_19"><text:a xlink:type="simple" xlink:href="http://nosql.mypopescu.com/kb/nosql"><text:span text:style-name="T83_20">/</text:span></text:a></text:span><text:span text:style-name="T83_21"><text:a xlink:type="simple" xlink:href="http://nosql.mypopescu.com/kb/nosql"><text:span text:style-name="T83_22">nosql</text:span></text:a></text:span></text:p>
        </text:list-item>
        <text:list-item>
          <text:p text:style-name="P84"><text:span text:style-name="T84_1"><text:a xlink:type="simple" xlink:href="http://nosql.mypopescu.com/kb/nosql-getting-started"><text:span text:style-name="T84_2">http</text:span></text:a></text:span><text:span text:style-name="T84_3"><text:a xlink:type="simple" xlink:href="http://nosql.mypopescu.com/kb/nosql-getting-started"><text:span text:style-name="T84_4">://</text:span></text:a></text:span><text:span text:style-name="T84_5"><text:a xlink:type="simple" xlink:href="http://nosql.mypopescu.com/kb/nosql-getting-started"><text:span text:style-name="T84_6">nosql</text:span></text:a></text:span><text:span text:style-name="T84_7"><text:a xlink:type="simple" xlink:href="http://nosql.mypopescu.com/kb/nosql-getting-started"><text:span text:style-name="T84_8">.</text:span></text:a></text:span><text:span text:style-name="T84_9"><text:a xlink:type="simple" xlink:href="http://nosql.mypopescu.com/kb/nosql-getting-started"><text:span text:style-name="T84_10">mypopescu</text:span></text:a></text:span><text:span text:style-name="T84_11"><text:a xlink:type="simple" xlink:href="http://nosql.mypopescu.com/kb/nosql-getting-started"><text:span text:style-name="T84_12">.</text:span></text:a></text:span><text:span text:style-name="T84_13"><text:a xlink:type="simple" xlink:href="http://nosql.mypopescu.com/kb/nosql-getting-started"><text:span text:style-name="T84_14">com</text:span></text:a></text:span><text:span text:style-name="T84_15"><text:a xlink:type="simple" xlink:href="http://nosql.mypopescu.com/kb/nosql-getting-started"><text:span text:style-name="T84_16">/</text:span></text:a></text:span><text:span text:style-name="T84_17"><text:a xlink:type="simple" xlink:href="http://nosql.mypopescu.com/kb/nosql-getting-started"><text:span text:style-name="T84_18">kb</text:span></text:a></text:span><text:span text:style-name="T84_19"><text:a xlink:type="simple" xlink:href="http://nosql.mypopescu.com/kb/nosql-getting-started"><text:span text:style-name="T84_20">/</text:span></text:a></text:span><text:span text:style-name="T84_21"><text:a xlink:type="simple" xlink:href="http://nosql.mypopescu.com/kb/nosql-getting-started"><text:span text:style-name="T84_22">nosql</text:span></text:a></text:span><text:span text:style-name="T84_23"><text:a xlink:type="simple" xlink:href="http://nosql.mypopescu.com/kb/nosql-getting-started"><text:span text:style-name="T84_24">-</text:span></text:a></text:span><text:span text:style-name="T84_25"><text:a xlink:type="simple" xlink:href="http://nosql.mypopescu.com/kb/nosql-getting-started"><text:span text:style-name="T84_26">getting</text:span></text:a></text:span><text:span text:style-name="T84_27"><text:a xlink:type="simple" xlink:href="http://nosql.mypopescu.com/kb/nosql-getting-started"><text:span text:style-name="T84_28">-</text:span></text:a></text:span><text:span text:style-name="T84_29"><text:a xlink:type="simple" xlink:href="http://nosql.mypopescu.com/kb/nosql-getting-started"><text:span text:style-name="T84_30">started</text:span></text:a></text:span></text:p>
        </text:list-item>
        <text:list-item>
          <text:p text:style-name="P85"><text:span text:style-name="T85_1"><text:a xlink:type="simple" xlink:href="http://nosql.mypopescu.com/post/1016366403/nosql-guide-for-beginners"><text:span text:style-name="T85_2">http</text:span></text:a></text:span><text:span text:style-name="T85_3"><text:a xlink:type="simple" xlink:href="http://nosql.mypopescu.com/post/1016366403/nosql-guide-for-beginners"><text:span text:style-name="T85_4">://</text:span></text:a></text:span><text:span text:style-name="T85_5"><text:a xlink:type="simple" xlink:href="http://nosql.mypopescu.com/post/1016366403/nosql-guide-for-beginners"><text:span text:style-name="T85_6">nosql</text:span></text:a></text:span><text:span text:style-name="T85_7"><text:a xlink:type="simple" xlink:href="http://nosql.mypopescu.com/post/1016366403/nosql-guide-for-beginners"><text:span text:style-name="T85_8">.</text:span></text:a></text:span><text:span text:style-name="T85_9"><text:a xlink:type="simple" xlink:href="http://nosql.mypopescu.com/post/1016366403/nosql-guide-for-beginners"><text:span text:style-name="T85_10">mypopescu</text:span></text:a></text:span><text:span text:style-name="T85_11"><text:a xlink:type="simple" xlink:href="http://nosql.mypopescu.com/post/1016366403/nosql-guide-for-beginners"><text:span text:style-name="T85_12">.</text:span></text:a></text:span><text:span text:style-name="T85_13"><text:a xlink:type="simple" xlink:href="http://nosql.mypopescu.com/post/1016366403/nosql-guide-for-beginners"><text:span text:style-name="T85_14">com</text:span></text:a></text:span><text:span text:style-name="T85_15"><text:a xlink:type="simple" xlink:href="http://nosql.mypopescu.com/post/1016366403/nosql-guide-for-beginners"><text:span text:style-name="T85_16">/</text:span></text:a></text:span><text:span text:style-name="T85_17"><text:a xlink:type="simple" xlink:href="http://nosql.mypopescu.com/post/1016366403/nosql-guide-for-beginners"><text:span text:style-name="T85_18">post</text:span></text:a></text:span><text:span text:style-name="T85_19"><text:a xlink:type="simple" xlink:href="http://nosql.mypopescu.com/post/1016366403/nosql-guide-for-beginners"><text:span text:style-name="T85_20">/1016366403/</text:span></text:a></text:span><text:span text:style-name="T85_21"><text:a xlink:type="simple" xlink:href="http://nosql.mypopescu.com/post/1016366403/nosql-guide-for-beginners"><text:span text:style-name="T85_22">nosql</text:span></text:a></text:span><text:span text:style-name="T85_23"><text:a xlink:type="simple" xlink:href="http://nosql.mypopescu.com/post/1016366403/nosql-guide-for-beginners"><text:span text:style-name="T85_24">-</text:span></text:a></text:span><text:span text:style-name="T85_25"><text:a xlink:type="simple" xlink:href="http://nosql.mypopescu.com/post/1016366403/nosql-guide-for-beginners"><text:span text:style-name="T85_26">guide</text:span></text:a></text:span><text:span text:style-name="T85_27"><text:a xlink:type="simple" xlink:href="http://nosql.mypopescu.com/post/1016366403/nosql-guide-for-beginners"><text:span text:style-name="T85_28">-</text:span></text:a></text:span><text:span text:style-name="T85_29"><text:a xlink:type="simple" xlink:href="http://nosql.mypopescu.com/post/1016366403/nosql-guide-for-beginners"><text:span text:style-name="T85_30">for</text:span></text:a></text:span><text:span text:style-name="T85_31"><text:a xlink:type="simple" xlink:href="http://nosql.mypopescu.com/post/1016366403/nosql-guide-for-beginners"><text:span text:style-name="T85_32">-</text:span></text:a></text:span><text:span text:style-name="T85_33"><text:a xlink:type="simple" xlink:href="http://nosql.mypopescu.com/post/1016366403/nosql-guide-for-beginners"><text:span text:style-name="T85_34">beginners</text:span></text:a></text:span></text:p>
        </text:list-item>
        <text:list-item>
          <text:p text:style-name="P86"><text:span text:style-name="T86_1"><text:a xlink:type="simple" xlink:href="http://imasters.com.br/artigo/17043/banco-de-dados/nosql-voce-realmente-sabe-do-que-estamos-falando"><text:span text:style-name="T86_2">http</text:span></text:a></text:span><text:span text:style-name="T86_3"><text:a xlink:type="simple" xlink:href="http://imasters.com.br/artigo/17043/banco-de-dados/nosql-voce-realmente-sabe-do-que-estamos-falando"><text:span text:style-name="T86_4">://</text:span></text:a></text:span><text:span text:style-name="T86_5"><text:a xlink:type="simple" xlink:href="http://imasters.com.br/artigo/17043/banco-de-dados/nosql-voce-realmente-sabe-do-que-estamos-falando"><text:span text:style-name="T86_6">imasters</text:span></text:a></text:span><text:span text:style-name="T86_7"><text:a xlink:type="simple" xlink:href="http://imasters.com.br/artigo/17043/banco-de-dados/nosql-voce-realmente-sabe-do-que-estamos-falando"><text:span text:style-name="T86_8">.</text:span></text:a></text:span><text:span text:style-name="T86_9"><text:a xlink:type="simple" xlink:href="http://imasters.com.br/artigo/17043/banco-de-dados/nosql-voce-realmente-sabe-do-que-estamos-falando"><text:span text:style-name="T86_10">com</text:span></text:a></text:span><text:span text:style-name="T86_11"><text:a xlink:type="simple" xlink:href="http://imasters.com.br/artigo/17043/banco-de-dados/nosql-voce-realmente-sabe-do-que-estamos-falando"><text:span text:style-name="T86_12">.</text:span></text:a></text:span><text:span text:style-name="T86_13"><text:a xlink:type="simple" xlink:href="http://imasters.com.br/artigo/17043/banco-de-dados/nosql-voce-realmente-sabe-do-que-estamos-falando"><text:span text:style-name="T86_14">br</text:span></text:a></text:span><text:span text:style-name="T86_15"><text:a xlink:type="simple" xlink:href="http://imasters.com.br/artigo/17043/banco-de-dados/nosql-voce-realmente-sabe-do-que-estamos-falando"><text:span text:style-name="T86_16">/</text:span></text:a></text:span><text:span text:style-name="T86_17"><text:a xlink:type="simple" xlink:href="http://imasters.com.br/artigo/17043/banco-de-dados/nosql-voce-realmente-sabe-do-que-estamos-falando"><text:span text:style-name="T86_18">artigo</text:span></text:a></text:span><text:span text:style-name="T86_19"><text:a xlink:type="simple" xlink:href="http://imasters.com.br/artigo/17043/banco-de-dados/nosql-voce-realmente-sabe-do-que-estamos-falando"><text:span text:style-name="T86_20">/17043/</text:span></text:a></text:span><text:span text:style-name="T86_21"><text:a xlink:type="simple" xlink:href="http://imasters.com.br/artigo/17043/banco-de-dados/nosql-voce-realmente-sabe-do-que-estamos-falando"><text:span text:style-name="T86_22">banco</text:span></text:a></text:span><text:span text:style-name="T86_23"><text:a xlink:type="simple" xlink:href="http://imasters.com.br/artigo/17043/banco-de-dados/nosql-voce-realmente-sabe-do-que-estamos-falando"><text:span text:style-name="T86_24">-</text:span></text:a></text:span><text:span text:style-name="T86_25"><text:a xlink:type="simple" xlink:href="http://imasters.com.br/artigo/17043/banco-de-dados/nosql-voce-realmente-sabe-do-que-estamos-falando"><text:span text:style-name="T86_26">de</text:span></text:a></text:span><text:span text:style-name="T86_27"><text:a xlink:type="simple" xlink:href="http://imasters.com.br/artigo/17043/banco-de-dados/nosql-voce-realmente-sabe-do-que-estamos-falando"><text:span text:style-name="T86_28">-</text:span></text:a></text:span><text:span text:style-name="T86_29"><text:a xlink:type="simple" xlink:href="http://imasters.com.br/artigo/17043/banco-de-dados/nosql-voce-realmente-sabe-do-que-estamos-falando"><text:span text:style-name="T86_30">dados</text:span></text:a></text:span><text:span text:style-name="T86_31"><text:a xlink:type="simple" xlink:href="http://imasters.com.br/artigo/17043/banco-de-dados/nosql-voce-realmente-sabe-do-que-estamos-falando"><text:span text:style-name="T86_32">/</text:span></text:a></text:span><text:span text:style-name="T86_33"><text:a xlink:type="simple" xlink:href="http://imasters.com.br/artigo/17043/banco-de-dados/nosql-voce-realmente-sabe-do-que-estamos-falando"><text:span text:style-name="T86_34">nosql</text:span></text:a></text:span><text:span text:style-name="T86_35"><text:a xlink:type="simple" xlink:href="http://imasters.com.br/artigo/17043/banco-de-dados/nosql-voce-realmente-sabe-do-que-estamos-falando"><text:span text:style-name="T86_36">-</text:span></text:a></text:span><text:span text:style-name="T86_37"><text:a xlink:type="simple" xlink:href="http://imasters.com.br/artigo/17043/banco-de-dados/nosql-voce-realmente-sabe-do-que-estamos-falando"><text:span text:style-name="T86_38">voce</text:span></text:a></text:span><text:span text:style-name="T86_39"><text:a xlink:type="simple" xlink:href="http://imasters.com.br/artigo/17043/banco-de-dados/nosql-voce-realmente-sabe-do-que-estamos-falando"><text:span text:style-name="T86_40">-</text:span></text:a></text:span><text:span text:style-name="T86_41"><text:a xlink:type="simple" xlink:href="http://imasters.com.br/artigo/17043/banco-de-dados/nosql-voce-realmente-sabe-do-que-estamos-falando"><text:span text:style-name="T86_42">realmente</text:span></text:a></text:span><text:span text:style-name="T86_43"><text:a xlink:type="simple" xlink:href="http://imasters.com.br/artigo/17043/banco-de-dados/nosql-voce-realmente-sabe-do-que-estamos-falando"><text:span text:style-name="T86_44">-</text:span></text:a></text:span><text:span text:style-name="T86_45"><text:a xlink:type="simple" xlink:href="http://imasters.com.br/artigo/17043/banco-de-dados/nosql-voce-realmente-sabe-do-que-estamos-falando"><text:span text:style-name="T86_46">sabe</text:span></text:a></text:span><text:span text:style-name="T86_47"><text:a xlink:type="simple" xlink:href="http://imasters.com.br/artigo/17043/banco-de-dados/nosql-voce-realmente-sabe-do-que-estamos-falando"><text:span text:style-name="T86_48">-</text:span></text:a></text:span><text:span text:style-name="T86_49"><text:a xlink:type="simple" xlink:href="http://imasters.com.br/artigo/17043/banco-de-dados/nosql-voce-realmente-sabe-do-que-estamos-falando"><text:span text:style-name="T86_50">do</text:span></text:a></text:span><text:span text:style-name="T86_51"><text:a xlink:type="simple" xlink:href="http://imasters.com.br/artigo/17043/banco-de-dados/nosql-voce-realmente-sabe-do-que-estamos-falando"><text:span text:style-name="T86_52">-</text:span></text:a></text:span><text:span text:style-name="T86_53"><text:a xlink:type="simple" xlink:href="http://imasters.com.br/artigo/17043/banco-de-dados/nosql-voce-realmente-sabe-do-que-estamos-falando"><text:span text:style-name="T86_54">que</text:span></text:a></text:span><text:span text:style-name="T86_55"><text:a xlink:type="simple" xlink:href="http://imasters.com.br/artigo/17043/banco-de-dados/nosql-voce-realmente-sabe-do-que-estamos-falando"><text:span text:style-name="T86_56">-</text:span></text:a></text:span><text:span text:style-name="T86_57"><text:a xlink:type="simple" xlink:href="http://imasters.com.br/artigo/17043/banco-de-dados/nosql-voce-realmente-sabe-do-que-estamos-falando"><text:span text:style-name="T86_58">estamos</text:span></text:a></text:span><text:span text:style-name="T86_59"><text:a xlink:type="simple" xlink:href="http://imasters.com.br/artigo/17043/banco-de-dados/nosql-voce-realmente-sabe-do-que-estamos-falando"><text:span text:style-name="T86_60">-</text:span></text:a></text:span><text:span text:style-name="T86_61"><text:a xlink:type="simple" xlink:href="http://imasters.com.br/artigo/17043/banco-de-dados/nosql-voce-realmente-sabe-do-que-estamos-falando"><text:span text:style-name="T86_62">falando</text:span></text:a></text:span></text:p>
        </text:list-item>
        <text:list-item>
          <text:p text:style-name="P87"><text:span text:style-name="T87_1"><text:a xlink:type="simple" xlink:href="http://blog.caelum.com.br/bancos-de-dados-nao-relacionais-e-o-movimento-nosql"><text:span text:style-name="T87_2">http</text:span></text:a></text:span><text:span text:style-name="T87_3"><text:a xlink:type="simple" xlink:href="http://blog.caelum.com.br/bancos-de-dados-nao-relacionais-e-o-movimento-nosql"><text:span text:style-name="T87_4">://</text:span></text:a></text:span><text:span text:style-name="T87_5"><text:a xlink:type="simple" xlink:href="http://blog.caelum.com.br/bancos-de-dados-nao-relacionais-e-o-movimento-nosql"><text:span text:style-name="T87_6">blog</text:span></text:a></text:span><text:span text:style-name="T87_7"><text:a xlink:type="simple" xlink:href="http://blog.caelum.com.br/bancos-de-dados-nao-relacionais-e-o-movimento-nosql"><text:span text:style-name="T87_8">.</text:span></text:a></text:span><text:span text:style-name="T87_9"><text:a xlink:type="simple" xlink:href="http://blog.caelum.com.br/bancos-de-dados-nao-relacionais-e-o-movimento-nosql"><text:span text:style-name="T87_10">caelum</text:span></text:a></text:span><text:span text:style-name="T87_11"><text:a xlink:type="simple" xlink:href="http://blog.caelum.com.br/bancos-de-dados-nao-relacionais-e-o-movimento-nosql"><text:span text:style-name="T87_12">.</text:span></text:a></text:span><text:span text:style-name="T87_13"><text:a xlink:type="simple" xlink:href="http://blog.caelum.com.br/bancos-de-dados-nao-relacionais-e-o-movimento-nosql"><text:span text:style-name="T87_14">com</text:span></text:a></text:span><text:span text:style-name="T87_15"><text:a xlink:type="simple" xlink:href="http://blog.caelum.com.br/bancos-de-dados-nao-relacionais-e-o-movimento-nosql"><text:span text:style-name="T87_16">.</text:span></text:a></text:span><text:span text:style-name="T87_17"><text:a xlink:type="simple" xlink:href="http://blog.caelum.com.br/bancos-de-dados-nao-relacionais-e-o-movimento-nosql"><text:span text:style-name="T87_18">br</text:span></text:a></text:span><text:span text:style-name="T87_19"><text:a xlink:type="simple" xlink:href="http://blog.caelum.com.br/bancos-de-dados-nao-relacionais-e-o-movimento-nosql"><text:span text:style-name="T87_20">/</text:span></text:a></text:span><text:span text:style-name="T87_21"><text:a xlink:type="simple" xlink:href="http://blog.caelum.com.br/bancos-de-dados-nao-relacionais-e-o-movimento-nosql"><text:span text:style-name="T87_22">bancos</text:span></text:a></text:span><text:span text:style-name="T87_23"><text:a xlink:type="simple" xlink:href="http://blog.caelum.com.br/bancos-de-dados-nao-relacionais-e-o-movimento-nosql"><text:span text:style-name="T87_24">-</text:span></text:a></text:span><text:span text:style-name="T87_25"><text:a xlink:type="simple" xlink:href="http://blog.caelum.com.br/bancos-de-dados-nao-relacionais-e-o-movimento-nosql"><text:span text:style-name="T87_26">de</text:span></text:a></text:span><text:span text:style-name="T87_27"><text:a xlink:type="simple" xlink:href="http://blog.caelum.com.br/bancos-de-dados-nao-relacionais-e-o-movimento-nosql"><text:span text:style-name="T87_28">-</text:span></text:a></text:span><text:span text:style-name="T87_29"><text:a xlink:type="simple" xlink:href="http://blog.caelum.com.br/bancos-de-dados-nao-relacionais-e-o-movimento-nosql"><text:span text:style-name="T87_30">dados</text:span></text:a></text:span><text:span text:style-name="T87_31"><text:a xlink:type="simple" xlink:href="http://blog.caelum.com.br/bancos-de-dados-nao-relacionais-e-o-movimento-nosql"><text:span text:style-name="T87_32">-</text:span></text:a></text:span><text:span text:style-name="T87_33"><text:a xlink:type="simple" xlink:href="http://blog.caelum.com.br/bancos-de-dados-nao-relacionais-e-o-movimento-nosql"><text:span text:style-name="T87_34">nao</text:span></text:a></text:span><text:span text:style-name="T87_35"><text:a xlink:type="simple" xlink:href="http://blog.caelum.com.br/bancos-de-dados-nao-relacionais-e-o-movimento-nosql"><text:span text:style-name="T87_36">-</text:span></text:a></text:span><text:span text:style-name="T87_37"><text:a xlink:type="simple" xlink:href="http://blog.caelum.com.br/bancos-de-dados-nao-relacionais-e-o-movimento-nosql"><text:span text:style-name="T87_38">relacionais</text:span></text:a></text:span><text:span text:style-name="T87_39"><text:a xlink:type="simple" xlink:href="http://blog.caelum.com.br/bancos-de-dados-nao-relacionais-e-o-movimento-nosql"><text:span text:style-name="T87_40">-</text:span></text:a></text:span><text:span text:style-name="T87_41"><text:a xlink:type="simple" xlink:href="http://blog.caelum.com.br/bancos-de-dados-nao-relacionais-e-o-movimento-nosql"><text:span text:style-name="T87_42">e</text:span></text:a></text:span><text:span text:style-name="T87_43"><text:a xlink:type="simple" xlink:href="http://blog.caelum.com.br/bancos-de-dados-nao-relacionais-e-o-movimento-nosql"><text:span text:style-name="T87_44">-</text:span></text:a></text:span><text:span text:style-name="T87_45"><text:a xlink:type="simple" xlink:href="http://blog.caelum.com.br/bancos-de-dados-nao-relacionais-e-o-movimento-nosql"><text:span text:style-name="T87_46">o</text:span></text:a></text:span><text:span text:style-name="T87_47"><text:a xlink:type="simple" xlink:href="http://blog.caelum.com.br/bancos-de-dados-nao-relacionais-e-o-movimento-nosql"><text:span text:style-name="T87_48">-</text:span></text:a></text:span><text:span text:style-name="T87_49"><text:a xlink:type="simple" xlink:href="http://blog.caelum.com.br/bancos-de-dados-nao-relacionais-e-o-movimento-nosql"><text:span text:style-name="T87_50">movimento</text:span></text:a></text:span><text:span text:style-name="T87_51"><text:a xlink:type="simple" xlink:href="http://blog.caelum.com.br/bancos-de-dados-nao-relacionais-e-o-movimento-nosql"><text:span text:style-name="T87_52">-</text:span></text:a></text:span><text:span text:style-name="T87_53"><text:a xlink:type="simple" xlink:href="http://blog.caelum.com.br/bancos-de-dados-nao-relacionais-e-o-movimento-nosql"><text:span text:style-name="T87_54">nosql</text:span></text:a></text:span></text:p>
        </text:list-item>
        <text:list-item>
          <text:p text:style-name="P88"><text:span text:style-name="T88_1"><text:a xlink:type="simple" xlink:href="http://nosql-database.org"><text:span text:style-name="T88_2">http</text:span></text:a></text:span><text:span text:style-name="T88_3"><text:a xlink:type="simple" xlink:href="http://nosql-database.org"><text:span text:style-name="T88_4">://</text:span></text:a></text:span><text:span text:style-name="T88_5"><text:a xlink:type="simple" xlink:href="http://nosql-database.org"><text:span text:style-name="T88_6">nosql</text:span></text:a></text:span><text:span text:style-name="T88_7"><text:a xlink:type="simple" xlink:href="http://nosql-database.org"><text:span text:style-name="T88_8">-</text:span></text:a></text:span><text:span text:style-name="T88_9"><text:a xlink:type="simple" xlink:href="http://nosql-database.org"><text:span text:style-name="T88_10">database</text:span></text:a></text:span><text:span text:style-name="T88_11"><text:a xlink:type="simple" xlink:href="http://nosql-database.org"><text:span text:style-name="T88_12">.</text:span></text:a></text:span><text:span text:style-name="T88_13"><text:a xlink:type="simple" xlink:href="http://nosql-database.org"><text:span text:style-name="T88_14">org</text:span></text:a></text:span></text:p>
        </text:list-item>
        <text:list-item>
          <text:p text:style-name="P89"><text:span text:style-name="T89_1"><text:a xlink:type="simple" xlink:href="http://oracle.com/technetwork/products/nosqldb/overview/index.html"><text:span text:style-name="T89_2">http</text:span></text:a></text:span><text:span text:style-name="T89_3"><text:a xlink:type="simple" xlink:href="http://oracle.com/technetwork/products/nosqldb/overview/index.html"><text:span text:style-name="T89_4">://</text:span></text:a></text:span><text:span text:style-name="T89_5"><text:a xlink:type="simple" xlink:href="http://oracle.com/technetwork/products/nosqldb/overview/index.html"><text:span text:style-name="T89_6">oracle</text:span></text:a></text:span><text:span text:style-name="T89_7"><text:a xlink:type="simple" xlink:href="http://oracle.com/technetwork/products/nosqldb/overview/index.html"><text:span text:style-name="T89_8">.</text:span></text:a></text:span><text:span text:style-name="T89_9"><text:a xlink:type="simple" xlink:href="http://oracle.com/technetwork/products/nosqldb/overview/index.html"><text:span text:style-name="T89_10">com</text:span></text:a></text:span><text:span text:style-name="T89_11"><text:a xlink:type="simple" xlink:href="http://oracle.com/technetwork/products/nosqldb/overview/index.html"><text:span text:style-name="T89_12">/</text:span></text:a></text:span><text:span text:style-name="T89_13"><text:a xlink:type="simple" xlink:href="http://oracle.com/technetwork/products/nosqldb/overview/index.html"><text:span text:style-name="T89_14">technetwork</text:span></text:a></text:span><text:span text:style-name="T89_15"><text:a xlink:type="simple" xlink:href="http://oracle.com/technetwork/products/nosqldb/overview/index.html"><text:span text:style-name="T89_16">/</text:span></text:a></text:span><text:span text:style-name="T89_17"><text:a xlink:type="simple" xlink:href="http://oracle.com/technetwork/products/nosqldb/overview/index.html"><text:span text:style-name="T89_18">products</text:span></text:a></text:span><text:span text:style-name="T89_19"><text:a xlink:type="simple" xlink:href="http://oracle.com/technetwork/products/nosqldb/overview/index.html"><text:span text:style-name="T89_20">/</text:span></text:a></text:span><text:span text:style-name="T89_21"><text:a xlink:type="simple" xlink:href="http://oracle.com/technetwork/products/nosqldb/overview/index.html"><text:span text:style-name="T89_22">nosqldb</text:span></text:a></text:span><text:span text:style-name="T89_23"><text:a xlink:type="simple" xlink:href="http://oracle.com/technetwork/products/nosqldb/overview/index.html"><text:span text:style-name="T89_24">/</text:span></text:a></text:span><text:span text:style-name="T89_25"><text:a xlink:type="simple" xlink:href="http://oracle.com/technetwork/products/nosqldb/overview/index.html"><text:span text:style-name="T89_26">overview</text:span></text:a></text:span><text:span text:style-name="T89_27"><text:a xlink:type="simple" xlink:href="http://oracle.com/technetwork/products/nosqldb/overview/index.html"><text:span text:style-name="T89_28">/</text:span></text:a></text:span><text:span text:style-name="T89_29"><text:a xlink:type="simple" xlink:href="http://oracle.com/technetwork/products/nosqldb/overview/index.html"><text:span text:style-name="T89_30">index</text:span></text:a></text:span><text:span text:style-name="T89_31"><text:a xlink:type="simple" xlink:href="http://oracle.com/technetwork/products/nosqldb/overview/index.html"><text:span text:style-name="T89_32">.</text:span></text:a></text:span><text:span text:style-name="T89_33"><text:a xlink:type="simple" xlink:href="http://oracle.com/technetwork/products/nosqldb/overview/index.html"><text:span text:style-name="T89_34">html</text:span></text:a></text:span></text:p>
        </text:list-item>
        <text:list-item>
          <text:p text:style-name="P90"><text:span text:style-name="T90_1"><text:a xlink:type="simple" xlink:href="https://en.wikipedia.org/wiki/NoSQL"><text:span text:style-name="T90_2">https</text:span></text:a></text:span><text:span text:style-name="T90_3"><text:a xlink:type="simple" xlink:href="https://en.wikipedia.org/wiki/NoSQL"><text:span text:style-name="T90_4">://</text:span></text:a></text:span><text:span text:style-name="T90_5"><text:a xlink:type="simple" xlink:href="https://en.wikipedia.org/wiki/NoSQL"><text:span text:style-name="T90_6">en</text:span></text:a></text:span><text:span text:style-name="T90_7"><text:a xlink:type="simple" xlink:href="https://en.wikipedia.org/wiki/NoSQL"><text:span text:style-name="T90_8">.</text:span></text:a></text:span><text:span text:style-name="T90_9"><text:a xlink:type="simple" xlink:href="https://en.wikipedia.org/wiki/NoSQL"><text:span text:style-name="T90_10">wikipedia</text:span></text:a></text:span><text:span text:style-name="T90_11"><text:a xlink:type="simple" xlink:href="https://en.wikipedia.org/wiki/NoSQL"><text:span text:style-name="T90_12">.</text:span></text:a></text:span><text:span text:style-name="T90_13"><text:a xlink:type="simple" xlink:href="https://en.wikipedia.org/wiki/NoSQL"><text:span text:style-name="T90_14">org</text:span></text:a></text:span><text:span text:style-name="T90_15"><text:a xlink:type="simple" xlink:href="https://en.wikipedia.org/wiki/NoSQL"><text:span text:style-name="T90_16">/</text:span></text:a></text:span><text:span text:style-name="T90_17"><text:a xlink:type="simple" xlink:href="https://en.wikipedia.org/wiki/NoSQL"><text:span text:style-name="T90_18">wiki</text:span></text:a></text:span><text:span text:style-name="T90_19"><text:a xlink:type="simple" xlink:href="https://en.wikipedia.org/wiki/NoSQL"><text:span text:style-name="T90_20">/</text:span></text:a></text:span><text:span text:style-name="T90_21"><text:a xlink:type="simple" xlink:href="https://en.wikipedia.org/wiki/NoSQL"><text:span text:style-name="T90_22">NoSQL</text:span></text:a></text:span></text:p>
        </text:list-item>
        <text:list-item>
          <text:p text:style-name="P91"><text:span text:style-name="T91_1"><text:a xlink:type="simple" xlink:href="http://pt.wikipedia.org/wiki/NoSQL"><text:span text:style-name="T91_2">http</text:span></text:a></text:span><text:span text:style-name="T91_3"><text:a xlink:type="simple" xlink:href="http://pt.wikipedia.org/wiki/NoSQL"><text:span text:style-name="T91_4">://</text:span></text:a></text:span><text:span text:style-name="T91_5"><text:a xlink:type="simple" xlink:href="http://pt.wikipedia.org/wiki/NoSQL"><text:span text:style-name="T91_6">pt</text:span></text:a></text:span><text:span text:style-name="T91_7"><text:a xlink:type="simple" xlink:href="http://pt.wikipedia.org/wiki/NoSQL"><text:span text:style-name="T91_8">.</text:span></text:a></text:span><text:span text:style-name="T91_9"><text:a xlink:type="simple" xlink:href="http://pt.wikipedia.org/wiki/NoSQL"><text:span text:style-name="T91_10">wikipedia</text:span></text:a></text:span><text:span text:style-name="T91_11"><text:a xlink:type="simple" xlink:href="http://pt.wikipedia.org/wiki/NoSQL"><text:span text:style-name="T91_12">.</text:span></text:a></text:span><text:span text:style-name="T91_13"><text:a xlink:type="simple" xlink:href="http://pt.wikipedia.org/wiki/NoSQL"><text:span text:style-name="T91_14">org</text:span></text:a></text:span><text:span text:style-name="T91_15"><text:a xlink:type="simple" xlink:href="http://pt.wikipedia.org/wiki/NoSQL"><text:span text:style-name="T91_16">/</text:span></text:a></text:span><text:span text:style-name="T91_17"><text:a xlink:type="simple" xlink:href="http://pt.wikipedia.org/wiki/NoSQL"><text:span text:style-name="T91_18">wiki</text:span></text:a></text:span><text:span text:style-name="T91_19"><text:a xlink:type="simple" xlink:href="http://pt.wikipedia.org/wiki/NoSQL"><text:span text:style-name="T91_20">/</text:span></text:a></text:span><text:span text:style-name="T91_21"><text:a xlink:type="simple" xlink:href="http://pt.wikipedia.org/wiki/NoSQL"><text:span text:style-name="T91_22">NoSQL</text:span></text:a></text:span></text:p>
        </text:list-item>
        <text:list-item>
          <text:p text:style-name="P92"><text:span text:style-name="T92_1"><text:a xlink:type="simple" xlink:href="http://fxplabs.com.br/blog/nosql-conceito-de-banco-de-dados-nao-relacional"><text:span text:style-name="T92_2">http</text:span></text:a></text:span><text:span text:style-name="T92_3"><text:a xlink:type="simple" xlink:href="http://fxplabs.com.br/blog/nosql-conceito-de-banco-de-dados-nao-relacional"><text:span text:style-name="T92_4">://</text:span></text:a></text:span><text:span text:style-name="T92_5"><text:a xlink:type="simple" xlink:href="http://fxplabs.com.br/blog/nosql-conceito-de-banco-de-dados-nao-relacional"><text:span text:style-name="T92_6">fxplabs</text:span></text:a></text:span><text:span text:style-name="T92_7"><text:a xlink:type="simple" xlink:href="http://fxplabs.com.br/blog/nosql-conceito-de-banco-de-dados-nao-relacional"><text:span text:style-name="T92_8">.</text:span></text:a></text:span><text:span text:style-name="T92_9"><text:a xlink:type="simple" xlink:href="http://fxplabs.com.br/blog/nosql-conceito-de-banco-de-dados-nao-relacional"><text:span text:style-name="T92_10">com</text:span></text:a></text:span><text:span text:style-name="T92_11"><text:a xlink:type="simple" xlink:href="http://fxplabs.com.br/blog/nosql-conceito-de-banco-de-dados-nao-relacional"><text:span text:style-name="T92_12">.</text:span></text:a></text:span><text:span text:style-name="T92_13"><text:a xlink:type="simple" xlink:href="http://fxplabs.com.br/blog/nosql-conceito-de-banco-de-dados-nao-relacional"><text:span text:style-name="T92_14">br</text:span></text:a></text:span><text:span text:style-name="T92_15"><text:a xlink:type="simple" xlink:href="http://fxplabs.com.br/blog/nosql-conceito-de-banco-de-dados-nao-relacional"><text:span text:style-name="T92_16">/</text:span></text:a></text:span><text:span text:style-name="T92_17"><text:a xlink:type="simple" xlink:href="http://fxplabs.com.br/blog/nosql-conceito-de-banco-de-dados-nao-relacional"><text:span text:style-name="T92_18">blog</text:span></text:a></text:span><text:span text:style-name="T92_19"><text:a xlink:type="simple" xlink:href="http://fxplabs.com.br/blog/nosql-conceito-de-banco-de-dados-nao-relacional"><text:span text:style-name="T92_20">/</text:span></text:a></text:span><text:span text:style-name="T92_21"><text:a xlink:type="simple" xlink:href="http://fxplabs.com.br/blog/nosql-conceito-de-banco-de-dados-nao-relacional"><text:span text:style-name="T92_22">nosql</text:span></text:a></text:span><text:span text:style-name="T92_23"><text:a xlink:type="simple" xlink:href="http://fxplabs.com.br/blog/nosql-conceito-de-banco-de-dados-nao-relacional"><text:span text:style-name="T92_24">-</text:span></text:a></text:span><text:span text:style-name="T92_25"><text:a xlink:type="simple" xlink:href="http://fxplabs.com.br/blog/nosql-conceito-de-banco-de-dados-nao-relacional"><text:span text:style-name="T92_26">conceito</text:span></text:a></text:span><text:span text:style-name="T92_27"><text:a xlink:type="simple" xlink:href="http://fxplabs.com.br/blog/nosql-conceito-de-banco-de-dados-nao-relacional"><text:span text:style-name="T92_28">-</text:span></text:a></text:span><text:span text:style-name="T92_29"><text:a xlink:type="simple" xlink:href="http://fxplabs.com.br/blog/nosql-conceito-de-banco-de-dados-nao-relacional"><text:span text:style-name="T92_30">de</text:span></text:a></text:span><text:span text:style-name="T92_31"><text:a xlink:type="simple" xlink:href="http://fxplabs.com.br/blog/nosql-conceito-de-banco-de-dados-nao-relacional"><text:span text:style-name="T92_32">-</text:span></text:a></text:span><text:span text:style-name="T92_33"><text:a xlink:type="simple" xlink:href="http://fxplabs.com.br/blog/nosql-conceito-de-banco-de-dados-nao-relacional"><text:span text:style-name="T92_34">banco</text:span></text:a></text:span><text:span text:style-name="T92_35"><text:a xlink:type="simple" xlink:href="http://fxplabs.com.br/blog/nosql-conceito-de-banco-de-dados-nao-relacional"><text:span text:style-name="T92_36">-</text:span></text:a></text:span><text:span text:style-name="T92_37"><text:a xlink:type="simple" xlink:href="http://fxplabs.com.br/blog/nosql-conceito-de-banco-de-dados-nao-relacional"><text:span text:style-name="T92_38">de</text:span></text:a></text:span><text:span text:style-name="T92_39"><text:a xlink:type="simple" xlink:href="http://fxplabs.com.br/blog/nosql-conceito-de-banco-de-dados-nao-relacional"><text:span text:style-name="T92_40">-</text:span></text:a></text:span><text:span text:style-name="T92_41"><text:a xlink:type="simple" xlink:href="http://fxplabs.com.br/blog/nosql-conceito-de-banco-de-dados-nao-relacional"><text:span text:style-name="T92_42">dados</text:span></text:a></text:span><text:span text:style-name="T92_43"><text:a xlink:type="simple" xlink:href="http://fxplabs.com.br/blog/nosql-conceito-de-banco-de-dados-nao-relacional"><text:span text:style-name="T92_44">-</text:span></text:a></text:span><text:span text:style-name="T92_45"><text:a xlink:type="simple" xlink:href="http://fxplabs.com.br/blog/nosql-conceito-de-banco-de-dados-nao-relacional"><text:span text:style-name="T92_46">nao</text:span></text:a></text:span><text:span text:style-name="T92_47"><text:a xlink:type="simple" xlink:href="http://fxplabs.com.br/blog/nosql-conceito-de-banco-de-dados-nao-relacional"><text:span text:style-name="T92_48">-</text:span></text:a></text:span><text:span text:style-name="T92_49"><text:a xlink:type="simple" xlink:href="http://fxplabs.com.br/blog/nosql-conceito-de-banco-de-dados-nao-relacional"><text:span text:style-name="T92_50">relacional</text:span></text:a></text:span></text:p>
        </text:list-item>
        <text:list-item>
          <text:p text:style-name="P93"><text:span text:style-name="T93_1"><text:a xlink:type="simple" xlink:href="http://slideshare.net/jornaljava/banco-de-dados-nosql-jornaljava"><text:span text:style-name="T93_2">http</text:span></text:a></text:span><text:span text:style-name="T93_3"><text:a xlink:type="simple" xlink:href="http://slideshare.net/jornaljava/banco-de-dados-nosql-jornaljava"><text:span text:style-name="T93_4">://</text:span></text:a></text:span><text:span text:style-name="T93_5"><text:a xlink:type="simple" xlink:href="http://slideshare.net/jornaljava/banco-de-dados-nosql-jornaljava"><text:span text:style-name="T93_6">slideshare</text:span></text:a></text:span><text:span text:style-name="T93_7"><text:a xlink:type="simple" xlink:href="http://slideshare.net/jornaljava/banco-de-dados-nosql-jornaljava"><text:span text:style-name="T93_8">.</text:span></text:a></text:span><text:span text:style-name="T93_9"><text:a xlink:type="simple" xlink:href="http://slideshare.net/jornaljava/banco-de-dados-nosql-jornaljava"><text:span text:style-name="T93_10">net</text:span></text:a></text:span><text:span text:style-name="T93_11"><text:a xlink:type="simple" xlink:href="http://slideshare.net/jornaljava/banco-de-dados-nosql-jornaljava"><text:span text:style-name="T93_12">/</text:span></text:a></text:span><text:span text:style-name="T93_13"><text:a xlink:type="simple" xlink:href="http://slideshare.net/jornaljava/banco-de-dados-nosql-jornaljava"><text:span text:style-name="T93_14">jornaljava</text:span></text:a></text:span><text:span text:style-name="T93_15"><text:a xlink:type="simple" xlink:href="http://slideshare.net/jornaljava/banco-de-dados-nosql-jornaljava"><text:span text:style-name="T93_16">/</text:span></text:a></text:span><text:span text:style-name="T93_17"><text:a xlink:type="simple" xlink:href="http://slideshare.net/jornaljava/banco-de-dados-nosql-jornaljava"><text:span text:style-name="T93_18">banco</text:span></text:a></text:span><text:span text:style-name="T93_19"><text:a xlink:type="simple" xlink:href="http://slideshare.net/jornaljava/banco-de-dados-nosql-jornaljava"><text:span text:style-name="T93_20">-</text:span></text:a></text:span><text:span text:style-name="T93_21"><text:a xlink:type="simple" xlink:href="http://slideshare.net/jornaljava/banco-de-dados-nosql-jornaljava"><text:span text:style-name="T93_22">de</text:span></text:a></text:span><text:span text:style-name="T93_23"><text:a xlink:type="simple" xlink:href="http://slideshare.net/jornaljava/banco-de-dados-nosql-jornaljava"><text:span text:style-name="T93_24">-</text:span></text:a></text:span><text:span text:style-name="T93_25"><text:a xlink:type="simple" xlink:href="http://slideshare.net/jornaljava/banco-de-dados-nosql-jornaljava"><text:span text:style-name="T93_26">dados</text:span></text:a></text:span><text:span text:style-name="T93_27"><text:a xlink:type="simple" xlink:href="http://slideshare.net/jornaljava/banco-de-dados-nosql-jornaljava"><text:span text:style-name="T93_28">-</text:span></text:a></text:span><text:span text:style-name="T93_29"><text:a xlink:type="simple" xlink:href="http://slideshare.net/jornaljava/banco-de-dados-nosql-jornaljava"><text:span text:style-name="T93_30">nosql</text:span></text:a></text:span><text:span text:style-name="T93_31"><text:a xlink:type="simple" xlink:href="http://slideshare.net/jornaljava/banco-de-dados-nosql-jornaljava"><text:span text:style-name="T93_32">-</text:span></text:a></text:span><text:span text:style-name="T93_33"><text:a xlink:type="simple" xlink:href="http://slideshare.net/jornaljava/banco-de-dados-nosql-jornaljava"><text:span text:style-name="T93_34">jornaljava</text:span></text:a></text:span></text:p>
        </text:list-item>
        <text:list-item>
          <text:p text:style-name="P94"><text:span text:style-name="T94_1"><text:a xlink:type="simple" xlink:href="http://www.aerospike.com/what-is-a-nosql-key-value-store/"><text:span text:style-name="T94_2">http</text:span></text:a></text:span><text:span text:style-name="T94_3"><text:a xlink:type="simple" xlink:href="http://www.aerospike.com/what-is-a-nosql-key-value-store/"><text:span text:style-name="T94_4">://</text:span></text:a></text:span><text:span text:style-name="T94_5"><text:a xlink:type="simple" xlink:href="http://www.aerospike.com/what-is-a-nosql-key-value-store/"><text:span text:style-name="T94_6">www</text:span></text:a></text:span><text:span text:style-name="T94_7"><text:a xlink:type="simple" xlink:href="http://www.aerospike.com/what-is-a-nosql-key-value-store/"><text:span text:style-name="T94_8">.</text:span></text:a></text:span><text:span text:style-name="T94_9"><text:a xlink:type="simple" xlink:href="http://www.aerospike.com/what-is-a-nosql-key-value-store/"><text:span text:style-name="T94_10">aerospike</text:span></text:a></text:span><text:span text:style-name="T94_11"><text:a xlink:type="simple" xlink:href="http://www.aerospike.com/what-is-a-nosql-key-value-store/"><text:span text:style-name="T94_12">.</text:span></text:a></text:span><text:span text:style-name="T94_13"><text:a xlink:type="simple" xlink:href="http://www.aerospike.com/what-is-a-nosql-key-value-store/"><text:span text:style-name="T94_14">com</text:span></text:a></text:span><text:span text:style-name="T94_15"><text:a xlink:type="simple" xlink:href="http://www.aerospike.com/what-is-a-nosql-key-value-store/"><text:span text:style-name="T94_16">/</text:span></text:a></text:span><text:span text:style-name="T94_17"><text:a xlink:type="simple" xlink:href="http://www.aerospike.com/what-is-a-nosql-key-value-store/"><text:span text:style-name="T94_18">what</text:span></text:a></text:span><text:span text:style-name="T94_19"><text:a xlink:type="simple" xlink:href="http://www.aerospike.com/what-is-a-nosql-key-value-store/"><text:span text:style-name="T94_20">-</text:span></text:a></text:span><text:span text:style-name="T94_21"><text:a xlink:type="simple" xlink:href="http://www.aerospike.com/what-is-a-nosql-key-value-store/"><text:span text:style-name="T94_22">is</text:span></text:a></text:span><text:span text:style-name="T94_23"><text:a xlink:type="simple" xlink:href="http://www.aerospike.com/what-is-a-nosql-key-value-store/"><text:span text:style-name="T94_24">-</text:span></text:a></text:span><text:span text:style-name="T94_25"><text:a xlink:type="simple" xlink:href="http://www.aerospike.com/what-is-a-nosql-key-value-store/"><text:span text:style-name="T94_26">a</text:span></text:a></text:span><text:span text:style-name="T94_27"><text:a xlink:type="simple" xlink:href="http://www.aerospike.com/what-is-a-nosql-key-value-store/"><text:span text:style-name="T94_28">-</text:span></text:a></text:span><text:span text:style-name="T94_29"><text:a xlink:type="simple" xlink:href="http://www.aerospike.com/what-is-a-nosql-key-value-store/"><text:span text:style-name="T94_30">nosql</text:span></text:a></text:span><text:span text:style-name="T94_31"><text:a xlink:type="simple" xlink:href="http://www.aerospike.com/what-is-a-nosql-key-value-store/"><text:span text:style-name="T94_32">-</text:span></text:a></text:span><text:span text:style-name="T94_33"><text:a xlink:type="simple" xlink:href="http://www.aerospike.com/what-is-a-nosql-key-value-store/"><text:span text:style-name="T94_34">key</text:span></text:a></text:span><text:span text:style-name="T94_35"><text:a xlink:type="simple" xlink:href="http://www.aerospike.com/what-is-a-nosql-key-value-store/"><text:span text:style-name="T94_36">-</text:span></text:a></text:span><text:span text:style-name="T94_37"><text:a xlink:type="simple" xlink:href="http://www.aerospike.com/what-is-a-nosql-key-value-store/"><text:span text:style-name="T94_38">value</text:span></text:a></text:span><text:span text:style-name="T94_39"><text:a xlink:type="simple" xlink:href="http://www.aerospike.com/what-is-a-nosql-key-value-store/"><text:span text:style-name="T94_40">-</text:span></text:a></text:span><text:span text:style-name="T94_41"><text:a xlink:type="simple" xlink:href="http://www.aerospike.com/what-is-a-nosql-key-value-store/"><text:span text:style-name="T94_42">store</text:span></text:a></text:span><text:span text:style-name="T94_43"><text:a xlink:type="simple" xlink:href="http://www.aerospike.com/what-is-a-nosql-key-value-store/"><text:span text:style-name="T94_44">/</text:span></text:a></text:span></text:p>
        </text:list-item>
      </text:list>
      <text:h text:style-name="P95" text:outline-level="10"><text:bookmark-start text:name="h.xcx8cyu66hor"/><text:bookmark-end text:name="h.xcx8cyu66hor"/><text:span text:style-name="T95_1">Referências</text:span><text:span text:style-name="T95_2"><text:s/></text:span><text:span text:style-name="T95_3">sobre</text:span><text:span text:style-name="T95_4"><text:s/></text:span><text:span text:style-name="T95_5">CouchDB</text:span></text:h>
      <text:list text:style-name="LS7" xml:id="list52">
        <text:list-item>
          <text:p text:style-name="P96"><text:span text:style-name="T96_1"><text:a xlink:type="simple" xlink:href="http://couchdb.apache.org"><text:span text:style-name="T96_2">http</text:span></text:a></text:span><text:span text:style-name="T96_3"><text:a xlink:type="simple" xlink:href="http://couchdb.apache.org"><text:span text:style-name="T96_4">://</text:span></text:a></text:span><text:span text:style-name="T96_5"><text:a xlink:type="simple" xlink:href="http://couchdb.apache.org"><text:span text:style-name="T96_6">couchdb</text:span></text:a></text:span><text:span text:style-name="T96_7"><text:a xlink:type="simple" xlink:href="http://couchdb.apache.org"><text:span text:style-name="T96_8">.</text:span></text:a></text:span><text:span text:style-name="T96_9"><text:a xlink:type="simple" xlink:href="http://couchdb.apache.org"><text:span text:style-name="T96_10">apache</text:span></text:a></text:span><text:span text:style-name="T96_11"><text:a xlink:type="simple" xlink:href="http://couchdb.apache.org"><text:span text:style-name="T96_12">.</text:span></text:a></text:span><text:span text:style-name="T96_13"><text:a xlink:type="simple" xlink:href="http://couchdb.apache.org"><text:span text:style-name="T96_14">org</text:span></text:a></text:span></text:p>
        </text:list-item>
        <text:list-item>
          <text:p text:style-name="P97"><text:span text:style-name="T97_1"><text:a xlink:type="simple" xlink:href="http://docs.couchdb.org/"><text:span text:style-name="T97_2">http</text:span></text:a></text:span><text:span text:style-name="T97_3"><text:a xlink:type="simple" xlink:href="http://docs.couchdb.org/"><text:span text:style-name="T97_4">://</text:span></text:a></text:span><text:span text:style-name="T97_5"><text:a xlink:type="simple" xlink:href="http://docs.couchdb.org/"><text:span text:style-name="T97_6">docs</text:span></text:a></text:span><text:span text:style-name="T97_7"><text:a xlink:type="simple" xlink:href="http://docs.couchdb.org/"><text:span text:style-name="T97_8">.</text:span></text:a></text:span><text:span text:style-name="T97_9"><text:a xlink:type="simple" xlink:href="http://docs.couchdb.org/"><text:span text:style-name="T97_10">couchdb</text:span></text:a></text:span><text:span text:style-name="T97_11"><text:a xlink:type="simple" xlink:href="http://docs.couchdb.org/"><text:span text:style-name="T97_12">.</text:span></text:a></text:span><text:span text:style-name="T97_13"><text:a xlink:type="simple" xlink:href="http://docs.couchdb.org/"><text:span text:style-name="T97_14">org</text:span></text:a></text:span></text:p>
        </text:list-item>
        <text:list-item>
          <text:p text:style-name="P98"><text:span text:style-name="T98_1"><text:a xlink:type="simple" xlink:href="http://guide.couchdb.org"><text:span text:style-name="T98_2">http</text:span></text:a></text:span><text:span text:style-name="T98_3"><text:a xlink:type="simple" xlink:href="http://guide.couchdb.org"><text:span text:style-name="T98_4">://</text:span></text:a></text:span><text:span text:style-name="T98_5"><text:a xlink:type="simple" xlink:href="http://guide.couchdb.org"><text:span text:style-name="T98_6">guide</text:span></text:a></text:span><text:span text:style-name="T98_7"><text:a xlink:type="simple" xlink:href="http://guide.couchdb.org"><text:span text:style-name="T98_8">.</text:span></text:a></text:span><text:span text:style-name="T98_9"><text:a xlink:type="simple" xlink:href="http://guide.couchdb.org"><text:span text:style-name="T98_10">couchdb</text:span></text:a></text:span><text:span text:style-name="T98_11"><text:a xlink:type="simple" xlink:href="http://guide.couchdb.org"><text:span text:style-name="T98_12">.</text:span></text:a></text:span><text:span text:style-name="T98_13"><text:a xlink:type="simple" xlink:href="http://guide.couchdb.org"><text:span text:style-name="T98_14">org</text:span></text:a></text:span></text:p>
        </text:list-item>
        <text:list-item>
          <text:p text:style-name="P99"><text:span text:style-name="T99_1"><text:a xlink:type="simple" xlink:href="http://guide.couchdb.org/draft/"><text:span text:style-name="T99_2">http</text:span></text:a></text:span><text:span text:style-name="T99_3"><text:a xlink:type="simple" xlink:href="http://guide.couchdb.org/draft/"><text:span text:style-name="T99_4">://</text:span></text:a></text:span><text:span text:style-name="T99_5"><text:a xlink:type="simple" xlink:href="http://guide.couchdb.org/draft/"><text:span text:style-name="T99_6">guide</text:span></text:a></text:span><text:span text:style-name="T99_7"><text:a xlink:type="simple" xlink:href="http://guide.couchdb.org/draft/"><text:span text:style-name="T99_8">.</text:span></text:a></text:span><text:span text:style-name="T99_9"><text:a xlink:type="simple" xlink:href="http://guide.couchdb.org/draft/"><text:span text:style-name="T99_10">couchdb</text:span></text:a></text:span><text:span text:style-name="T99_11"><text:a xlink:type="simple" xlink:href="http://guide.couchdb.org/draft/"><text:span text:style-name="T99_12">.</text:span></text:a></text:span><text:span text:style-name="T99_13"><text:a xlink:type="simple" xlink:href="http://guide.couchdb.org/draft/"><text:span text:style-name="T99_14">org</text:span></text:a></text:span><text:span text:style-name="T99_15"><text:a xlink:type="simple" xlink:href="http://guide.couchdb.org/draft/"><text:span text:style-name="T99_16">/</text:span></text:a></text:span><text:span text:style-name="T99_17"><text:a xlink:type="simple" xlink:href="http://guide.couchdb.org/draft/"><text:span text:style-name="T99_18">draft</text:span></text:a></text:span><text:span text:style-name="T99_19"><text:a xlink:type="simple" xlink:href="http://guide.couchdb.org/draft/"><text:span text:style-name="T99_20">/</text:span></text:a></text:span></text:p>
        </text:list-item>
        <text:list-item>
          <text:p text:style-name="P100"><text:span text:style-name="T100_1"><text:a xlink:type="simple" xlink:href="http://wiki.apache.org/couchdb/"><text:span text:style-name="T100_2">http</text:span></text:a></text:span><text:span text:style-name="T100_3"><text:a xlink:type="simple" xlink:href="http://wiki.apache.org/couchdb/"><text:span text:style-name="T100_4">://</text:span></text:a></text:span><text:span text:style-name="T100_5"><text:a xlink:type="simple" xlink:href="http://wiki.apache.org/couchdb/"><text:span text:style-name="T100_6">wiki</text:span></text:a></text:span><text:span text:style-name="T100_7"><text:a xlink:type="simple" xlink:href="http://wiki.apache.org/couchdb/"><text:span text:style-name="T100_8">.</text:span></text:a></text:span><text:span text:style-name="T100_9"><text:a xlink:type="simple" xlink:href="http://wiki.apache.org/couchdb/"><text:span text:style-name="T100_10">apache</text:span></text:a></text:span><text:span text:style-name="T100_11"><text:a xlink:type="simple" xlink:href="http://wiki.apache.org/couchdb/"><text:span text:style-name="T100_12">.</text:span></text:a></text:span><text:span text:style-name="T100_13"><text:a xlink:type="simple" xlink:href="http://wiki.apache.org/couchdb/"><text:span text:style-name="T100_14">org</text:span></text:a></text:span><text:span text:style-name="T100_15"><text:a xlink:type="simple" xlink:href="http://wiki.apache.org/couchdb/"><text:span text:style-name="T100_16">/</text:span></text:a></text:span><text:span text:style-name="T100_17"><text:a xlink:type="simple" xlink:href="http://wiki.apache.org/couchdb/"><text:span text:style-name="T100_18">couchdb</text:span></text:a></text:span><text:span text:style-name="T100_19"><text:a xlink:type="simple" xlink:href="http://wiki.apache.org/couchdb/"><text:span text:style-name="T100_20">/</text:span></text:a></text:span></text:p>
        </text:list-item>
        <text:list-item>
          <text:p text:style-name="P101"><text:span text:style-name="T101_1"><text:a xlink:type="simple" xlink:href="http://pt.wikipedia.org/wiki/CouchDB"><text:span text:style-name="T101_2">http</text:span></text:a></text:span><text:span text:style-name="T101_3"><text:a xlink:type="simple" xlink:href="http://pt.wikipedia.org/wiki/CouchDB"><text:span text:style-name="T101_4">://</text:span></text:a></text:span><text:span text:style-name="T101_5"><text:a xlink:type="simple" xlink:href="http://pt.wikipedia.org/wiki/CouchDB"><text:span text:style-name="T101_6">pt</text:span></text:a></text:span><text:span text:style-name="T101_7"><text:a xlink:type="simple" xlink:href="http://pt.wikipedia.org/wiki/CouchDB"><text:span text:style-name="T101_8">.</text:span></text:a></text:span><text:span text:style-name="T101_9"><text:a xlink:type="simple" xlink:href="http://pt.wikipedia.org/wiki/CouchDB"><text:span text:style-name="T101_10">wikipedia</text:span></text:a></text:span><text:span text:style-name="T101_11"><text:a xlink:type="simple" xlink:href="http://pt.wikipedia.org/wiki/CouchDB"><text:span text:style-name="T101_12">.</text:span></text:a></text:span><text:span text:style-name="T101_13"><text:a xlink:type="simple" xlink:href="http://pt.wikipedia.org/wiki/CouchDB"><text:span text:style-name="T101_14">org</text:span></text:a></text:span><text:span text:style-name="T101_15"><text:a xlink:type="simple" xlink:href="http://pt.wikipedia.org/wiki/CouchDB"><text:span text:style-name="T101_16">/</text:span></text:a></text:span><text:span text:style-name="T101_17"><text:a xlink:type="simple" xlink:href="http://pt.wikipedia.org/wiki/CouchDB"><text:span text:style-name="T101_18">wiki</text:span></text:a></text:span><text:span text:style-name="T101_19"><text:a xlink:type="simple" xlink:href="http://pt.wikipedia.org/wiki/CouchDB"><text:span text:style-name="T101_20">/</text:span></text:a></text:span><text:span text:style-name="T101_21"><text:a xlink:type="simple" xlink:href="http://pt.wikipedia.org/wiki/CouchDB"><text:span text:style-name="T101_22">CouchDB</text:span></text:a></text:span></text:p>
        </text:list-item>
        <text:list-item>
          <text:p text:style-name="P102"><text:span text:style-name="T102_1"><text:a xlink:type="simple" xlink:href="http://ibm.com/developerworks/br/library/os-couchdb"><text:span text:style-name="T102_2">http</text:span></text:a></text:span><text:span text:style-name="T102_3"><text:a xlink:type="simple" xlink:href="http://ibm.com/developerworks/br/library/os-couchdb"><text:span text:style-name="T102_4">://</text:span></text:a></text:span><text:span text:style-name="T102_5"><text:a xlink:type="simple" xlink:href="http://ibm.com/developerworks/br/library/os-couchdb"><text:span text:style-name="T102_6">ibm</text:span></text:a></text:span><text:span text:style-name="T102_7"><text:a xlink:type="simple" xlink:href="http://ibm.com/developerworks/br/library/os-couchdb"><text:span text:style-name="T102_8">.</text:span></text:a></text:span><text:span text:style-name="T102_9"><text:a xlink:type="simple" xlink:href="http://ibm.com/developerworks/br/library/os-couchdb"><text:span text:style-name="T102_10">com</text:span></text:a></text:span><text:span text:style-name="T102_11"><text:a xlink:type="simple" xlink:href="http://ibm.com/developerworks/br/library/os-couchdb"><text:span text:style-name="T102_12">/</text:span></text:a></text:span><text:span text:style-name="T102_13"><text:a xlink:type="simple" xlink:href="http://ibm.com/developerworks/br/library/os-couchdb"><text:span text:style-name="T102_14">developerworks</text:span></text:a></text:span><text:span text:style-name="T102_15"><text:a xlink:type="simple" xlink:href="http://ibm.com/developerworks/br/library/os-couchdb"><text:span text:style-name="T102_16">/</text:span></text:a></text:span><text:span text:style-name="T102_17"><text:a xlink:type="simple" xlink:href="http://ibm.com/developerworks/br/library/os-couchdb"><text:span text:style-name="T102_18">br</text:span></text:a></text:span><text:span text:style-name="T102_19"><text:a xlink:type="simple" xlink:href="http://ibm.com/developerworks/br/library/os-couchdb"><text:span text:style-name="T102_20">/</text:span></text:a></text:span><text:span text:style-name="T102_21"><text:a xlink:type="simple" xlink:href="http://ibm.com/developerworks/br/library/os-couchdb"><text:span text:style-name="T102_22">library</text:span></text:a></text:span><text:span text:style-name="T102_23"><text:a xlink:type="simple" xlink:href="http://ibm.com/developerworks/br/library/os-couchdb"><text:span text:style-name="T102_24">/</text:span></text:a></text:span><text:span text:style-name="T102_25"><text:a xlink:type="simple" xlink:href="http://ibm.com/developerworks/br/library/os-couchdb"><text:span text:style-name="T102_26">os</text:span></text:a></text:span><text:span text:style-name="T102_27"><text:a xlink:type="simple" xlink:href="http://ibm.com/developerworks/br/library/os-couchdb"><text:span text:style-name="T102_28">-</text:span></text:a></text:span><text:span text:style-name="T102_29"><text:a xlink:type="simple" xlink:href="http://ibm.com/developerworks/br/library/os-couchdb"><text:span text:style-name="T102_30">couchdb</text:span></text:a></text:span></text:p>
        </text:list-item>
      </text:list>
      <text:h text:style-name="P103" text:outline-level="10"><text:bookmark-start text:name="h.3h6uuya1vapg"/><text:bookmark-end text:name="h.3h6uuya1vapg"/><text:span text:style-name="T103_1">Outras</text:span><text:span text:style-name="T103_2"><text:s/></text:span><text:span text:style-name="T103_3">referências</text:span></text:h>
      <text:list text:style-name="LS8" xml:id="list59">
        <text:list-item>
          <text:p text:style-name="P104"><text:span text:style-name="T104_1"><text:a xlink:type="simple" xlink:href="http://www.json.org/"><text:span text:style-name="T104_2">http</text:span></text:a></text:span><text:span text:style-name="T104_3"><text:a xlink:type="simple" xlink:href="http://www.json.org/"><text:span text:style-name="T104_4">://</text:span></text:a></text:span><text:span text:style-name="T104_5"><text:a xlink:type="simple" xlink:href="http://www.json.org/"><text:span text:style-name="T104_6">www</text:span></text:a></text:span><text:span text:style-name="T104_7"><text:a xlink:type="simple" xlink:href="http://www.json.org/"><text:span text:style-name="T104_8">.</text:span></text:a></text:span><text:span text:style-name="T104_9"><text:a xlink:type="simple" xlink:href="http://www.json.org/"><text:span text:style-name="T104_10">json</text:span></text:a></text:span><text:span text:style-name="T104_11"><text:a xlink:type="simple" xlink:href="http://www.json.org/"><text:span text:style-name="T104_12">.</text:span></text:a></text:span><text:span text:style-name="T104_13"><text:a xlink:type="simple" xlink:href="http://www.json.org/"><text:span text:style-name="T104_14">org</text:span></text:a></text:span><text:span text:style-name="T104_15"><text:a xlink:type="simple" xlink:href="http://www.json.org/"><text:span text:style-name="T104_16">/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